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17388703301549" calcext:value-type="float">
            <text:p>-0,17388703301549</text:p>
          </table:table-cell>
          <table:table-cell office:value-type="float" office:value="0.12424444779754" calcext:value-type="float">
            <text:p>0,12424444779754</text:p>
          </table:table-cell>
          <table:table-cell office:value-type="float" office:value="-44.055570083059" calcext:value-type="float">
            <text:p>-44,0555700830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64</text:p>
          </table:table-cell>
          <table:table-cell office:value-type="float" office:value="1.3539798557758" calcext:value-type="float">
            <text:p>1,3539798557758</text:p>
          </table:table-cell>
          <table:table-cell office:value-type="float" office:value="0.024158207233995" calcext:value-type="float">
            <text:p>0,024158207233995</text:p>
          </table:table-cell>
          <table:table-cell office:value-type="float" office:value="-9.9043395299061" calcext:value-type="float">
            <text:p>-9,90433952990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75</text:p>
          </table:table-cell>
          <table:table-cell office:value-type="float" office:value="2.7808949351311" calcext:value-type="float">
            <text:p>2,7808949351311</text:p>
          </table:table-cell>
          <table:table-cell office:value-type="float" office:value="0.013938806951046" calcext:value-type="float">
            <text:p>0,013938806951046</text:p>
          </table:table-cell>
          <table:table-cell office:value-type="float" office:value="-4.5190643353067" calcext:value-type="float">
            <text:p>-4,51906433530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86</text:p>
          </table:table-cell>
          <table:table-cell office:value-type="float" office:value="4.1872817277908" calcext:value-type="float">
            <text:p>4,1872817277908</text:p>
          </table:table-cell>
          <table:table-cell office:value-type="float" office:value="-0.001035938039422" calcext:value-type="float">
            <text:p>-0,001035938039422</text:p>
          </table:table-cell>
          <table:table-cell office:value-type="float" office:value="0.076780762303929" calcext:value-type="float">
            <text:p>0,07678076230392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97</text:p>
          </table:table-cell>
          <table:table-cell office:value-type="float" office:value="5.7743495702744" calcext:value-type="float">
            <text:p>5,7743495702744</text:p>
          </table:table-cell>
          <table:table-cell office:value-type="float" office:value="-0.05813030526042" calcext:value-type="float">
            <text:p>-0,05813030526042</text:p>
          </table:table-cell>
          <table:table-cell office:value-type="float" office:value="18.31063286514" calcext:value-type="float">
            <text:p>18,310632865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08</text:p>
          </table:table-cell>
          <table:table-cell office:value-type="float" office:value="7.2841674089432" calcext:value-type="float">
            <text:p>7,2841674089432</text:p>
          </table:table-cell>
          <table:table-cell office:value-type="float" office:value="0.057038376107812" calcext:value-type="float">
            <text:p>0,057038376107812</text:p>
          </table:table-cell>
          <table:table-cell office:value-type="float" office:value="-18.616679747393" calcext:value-type="float">
            <text:p>-18,6166797473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19</text:p>
          </table:table-cell>
          <table:table-cell office:value-type="float" office:value="8.7934863567352" calcext:value-type="float">
            <text:p>8,7934863567352</text:p>
          </table:table-cell>
          <table:table-cell office:value-type="float" office:value="0.01119309454225" calcext:value-type="float">
            <text:p>0,01119309454225</text:p>
          </table:table-cell>
          <table:table-cell office:value-type="float" office:value="-3.8718874477277" calcext:value-type="float">
            <text:p>-3,87188744772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30</text:p>
          </table:table-cell>
          <table:table-cell office:value-type="float" office:value="-0.22463269531727" calcext:value-type="float">
            <text:p>-0,22463269531727</text:p>
          </table:table-cell>
          <table:table-cell office:value-type="float" office:value="1.418779194355" calcext:value-type="float">
            <text:p>1,418779194355</text:p>
          </table:table-cell>
          <table:table-cell office:value-type="float" office:value="25.51050360795" calcext:value-type="float">
            <text:p>25,510503607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41</text:p>
          </table:table-cell>
          <table:table-cell office:value-type="float" office:value="1.2231338024139" calcext:value-type="float">
            <text:p>1,2231338024139</text:p>
          </table:table-cell>
          <table:table-cell office:value-type="float" office:value="1.5527708828449" calcext:value-type="float">
            <text:p>1,5527708828449</text:p>
          </table:table-cell>
          <table:table-cell office:value-type="float" office:value="-14.47319471912" calcext:value-type="float">
            <text:p>-14,473194719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52</text:p>
          </table:table-cell>
          <table:table-cell office:value-type="float" office:value="2.8080889582634" calcext:value-type="float">
            <text:p>2,8080889582634</text:p>
          </table:table-cell>
          <table:table-cell office:value-type="float" office:value="1.4236149191856" calcext:value-type="float">
            <text:p>1,4236149191856</text:p>
          </table:table-cell>
          <table:table-cell office:value-type="float" office:value="26.32640596408" calcext:value-type="float">
            <text:p>26,326405964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63</text:p>
          </table:table-cell>
          <table:table-cell office:value-type="float" office:value="4.2761921882629" calcext:value-type="float">
            <text:p>4,2761921882629</text:p>
          </table:table-cell>
          <table:table-cell office:value-type="float" office:value="1.5468843281269" calcext:value-type="float">
            <text:p>1,5468843281269</text:p>
          </table:table-cell>
          <table:table-cell office:value-type="float" office:value="-14.941523788841" calcext:value-type="float">
            <text:p>-14,9415237888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74</text:p>
          </table:table-cell>
          <table:table-cell office:value-type="float" office:value="5.8272349834442" calcext:value-type="float">
            <text:p>5,8272349834442</text:p>
          </table:table-cell>
          <table:table-cell office:value-type="float" office:value="1.4334490895271" calcext:value-type="float">
            <text:p>1,4334490895271</text:p>
          </table:table-cell>
          <table:table-cell office:value-type="float" office:value="24.599463127221" calcext:value-type="float">
            <text:p>24,5994631272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85</text:p>
          </table:table-cell>
          <table:table-cell office:value-type="float" office:value="7.1976709365845" calcext:value-type="float">
            <text:p>7,1976709365845</text:p>
          </table:table-cell>
          <table:table-cell office:value-type="float" office:value="1.4790587127209" calcext:value-type="float">
            <text:p>1,4790587127209</text:p>
          </table:table-cell>
          <table:table-cell office:value-type="float" office:value="5.5531823331383" calcext:value-type="float">
            <text:p>5,55318233313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96</text:p>
          </table:table-cell>
          <table:table-cell office:value-type="float" office:value="8.7270259857178" calcext:value-type="float">
            <text:p>8,7270259857178</text:p>
          </table:table-cell>
          <table:table-cell office:value-type="float" office:value="1.4477668702602" calcext:value-type="float">
            <text:p>1,4477668702602</text:p>
          </table:table-cell>
          <table:table-cell office:value-type="float" office:value="14.57415682495" calcext:value-type="float">
            <text:p>14,574156824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07</text:p>
          </table:table-cell>
          <table:table-cell office:value-type="float" office:value="-0.25137785822153" calcext:value-type="float">
            <text:p>-0,25137785822153</text:p>
          </table:table-cell>
          <table:table-cell office:value-type="float" office:value="3.028658926487" calcext:value-type="float">
            <text:p>3,028658926487</text:p>
          </table:table-cell>
          <table:table-cell office:value-type="float" office:value="-8.4887883465761" calcext:value-type="float">
            <text:p>-8,488788346576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18</text:p>
          </table:table-cell>
          <table:table-cell office:value-type="float" office:value="1.1959852278233" calcext:value-type="float">
            <text:p>1,1959852278233</text:p>
          </table:table-cell>
          <table:table-cell office:value-type="float" office:value="3.0155938863754" calcext:value-type="float">
            <text:p>3,0155938863754</text:p>
          </table:table-cell>
          <table:table-cell office:value-type="float" office:value="-4.2271780645012" calcext:value-type="float">
            <text:p>-4,22717806450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29</text:p>
          </table:table-cell>
          <table:table-cell office:value-type="float" office:value="2.6849263906479" calcext:value-type="float">
            <text:p>2,6849263906479</text:p>
          </table:table-cell>
          <table:table-cell office:value-type="float" office:value="3.0000546574593" calcext:value-type="float">
            <text:p>3,0000546574593</text:p>
          </table:table-cell>
          <table:table-cell office:value-type="float" office:value="-0.013154514458707" calcext:value-type="float">
            <text:p>-0,0131545144587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40</text:p>
          </table:table-cell>
          <table:table-cell office:value-type="float" office:value="4.2311230301857" calcext:value-type="float">
            <text:p>4,2311230301857</text:p>
          </table:table-cell>
          <table:table-cell office:value-type="float" office:value="3.0326583981514" calcext:value-type="float">
            <text:p>3,0326583981514</text:p>
          </table:table-cell>
          <table:table-cell office:value-type="float" office:value="-9.0508828307413" calcext:value-type="float">
            <text:p>-9,05088283074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51</text:p>
          </table:table-cell>
          <table:table-cell office:value-type="float" office:value="5.7848048210144" calcext:value-type="float">
            <text:p>5,7848048210144</text:p>
          </table:table-cell>
          <table:table-cell office:value-type="float" office:value="3.0321449041367" calcext:value-type="float">
            <text:p>3,0321449041367</text:p>
          </table:table-cell>
          <table:table-cell office:value-type="float" office:value="-10.205631043501" calcext:value-type="float">
            <text:p>-10,2056310435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62</text:p>
          </table:table-cell>
          <table:table-cell office:value-type="float" office:value="7.2541534900665" calcext:value-type="float">
            <text:p>7,2541534900665</text:p>
          </table:table-cell>
          <table:table-cell office:value-type="float" office:value="2.9810068011284" calcext:value-type="float">
            <text:p>2,9810068011284</text:p>
          </table:table-cell>
          <table:table-cell office:value-type="float" office:value="5.5595273804513" calcext:value-type="float">
            <text:p>5,55952738045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73</text:p>
          </table:table-cell>
          <table:table-cell office:value-type="float" office:value="8.8288050889969" calcext:value-type="float">
            <text:p>8,8288050889969</text:p>
          </table:table-cell>
          <table:table-cell office:value-type="float" office:value="3.1266182661057" calcext:value-type="float">
            <text:p>3,1266182661057</text:p>
          </table:table-cell>
          <table:table-cell office:value-type="float" office:value="-45.276368119914" calcext:value-type="float">
            <text:p>-45,2763681199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84</text:p>
          </table:table-cell>
          <table:table-cell office:value-type="float" office:value="-0.2105188369751" calcext:value-type="float">
            <text:p>-0,2105188369751</text:p>
          </table:table-cell>
          <table:table-cell office:value-type="float" office:value="4.6081152558327" calcext:value-type="float">
            <text:p>4,6081152558327</text:p>
          </table:table-cell>
          <table:table-cell office:value-type="float" office:value="-34.813207425889" calcext:value-type="float">
            <text:p>-34,8132074258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95</text:p>
          </table:table-cell>
          <table:table-cell office:value-type="float" office:value="1.2836979329586" calcext:value-type="float">
            <text:p>1,2836979329586</text:p>
          </table:table-cell>
          <table:table-cell office:value-type="float" office:value="4.4130331277847" calcext:value-type="float">
            <text:p>4,4130331277847</text:p>
          </table:table-cell>
          <table:table-cell office:value-type="float" office:value="27.834718014784" calcext:value-type="float">
            <text:p>27,8347180147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06</text:p>
          </table:table-cell>
          <table:table-cell office:value-type="float" office:value="2.7601498365402" calcext:value-type="float">
            <text:p>2,7601498365402</text:p>
          </table:table-cell>
          <table:table-cell office:value-type="float" office:value="4.4519132375717" calcext:value-type="float">
            <text:p>4,4519132375717</text:p>
          </table:table-cell>
          <table:table-cell office:value-type="float" office:value="14.882340932348" calcext:value-type="float">
            <text:p>14,8823409323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17</text:p>
          </table:table-cell>
          <table:table-cell office:value-type="float" office:value="4.2335429787636" calcext:value-type="float">
            <text:p>4,2335429787636</text:p>
          </table:table-cell>
          <table:table-cell office:value-type="float" office:value="4.4496306777" calcext:value-type="float">
            <text:p>4,4496306777</text:p>
          </table:table-cell>
          <table:table-cell office:value-type="float" office:value="14.358953116046" calcext:value-type="float">
            <text:p>14,3589531160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28</text:p>
          </table:table-cell>
          <table:table-cell office:value-type="float" office:value="5.8207428455353" calcext:value-type="float">
            <text:p>5,8207428455353</text:p>
          </table:table-cell>
          <table:table-cell office:value-type="float" office:value="4.429526925087" calcext:value-type="float">
            <text:p>4,429526925087</text:p>
          </table:table-cell>
          <table:table-cell office:value-type="float" office:value="25.22546166827" calcext:value-type="float">
            <text:p>25,225461668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39</text:p>
          </table:table-cell>
          <table:table-cell office:value-type="float" office:value="7.2845685482025" calcext:value-type="float">
            <text:p>7,2845685482025</text:p>
          </table:table-cell>
          <table:table-cell office:value-type="float" office:value="4.529934823513" calcext:value-type="float">
            <text:p>4,529934823513</text:p>
          </table:table-cell>
          <table:table-cell office:value-type="float" office:value="-9.7930944839101" calcext:value-type="float">
            <text:p>-9,79309448391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50</text:p>
          </table:table-cell>
          <table:table-cell office:value-type="float" office:value="8.8177633285522" calcext:value-type="float">
            <text:p>8,8177633285522</text:p>
          </table:table-cell>
          <table:table-cell office:value-type="float" office:value="4.4429787993431" calcext:value-type="float">
            <text:p>4,4429787993431</text:p>
          </table:table-cell>
          <table:table-cell office:value-type="float" office:value="20.349021170549" calcext:value-type="float">
            <text:p>20,3490211705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61</text:p>
          </table:table-cell>
          <table:table-cell office:value-type="float" office:value="-0.15231274068356" calcext:value-type="float">
            <text:p>-0,15231274068356</text:p>
          </table:table-cell>
          <table:table-cell office:value-type="float" office:value="6.0018628835678" calcext:value-type="float">
            <text:p>6,0018628835678</text:p>
          </table:table-cell>
          <table:table-cell office:value-type="float" office:value="-0.95592338330806" calcext:value-type="float">
            <text:p>-0,955923383308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72</text:p>
          </table:table-cell>
          <table:table-cell office:value-type="float" office:value="1.3195361196995" calcext:value-type="float">
            <text:p>1,3195361196995</text:p>
          </table:table-cell>
          <table:table-cell office:value-type="float" office:value="5.8783322572708" calcext:value-type="float">
            <text:p>5,8783322572708</text:p>
          </table:table-cell>
          <table:table-cell office:value-type="float" office:value="41.433203372226" calcext:value-type="float">
            <text:p>41,4332033722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83</text:p>
          </table:table-cell>
          <table:table-cell office:value-type="float" office:value="2.7055698633194" calcext:value-type="float">
            <text:p>2,7055698633194</text:p>
          </table:table-cell>
          <table:table-cell office:value-type="float" office:value="5.9680819511414" calcext:value-type="float">
            <text:p>5,9680819511414</text:p>
          </table:table-cell>
          <table:table-cell office:value-type="float" office:value="8.4784686755223" calcext:value-type="float">
            <text:p>8,47846867552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94</text:p>
          </table:table-cell>
          <table:table-cell office:value-type="float" office:value="4.2154288291931" calcext:value-type="float">
            <text:p>4,2154288291931</text:p>
          </table:table-cell>
          <table:table-cell office:value-type="float" office:value="5.9546232223511" calcext:value-type="float">
            <text:p>5,9546232223511</text:p>
          </table:table-cell>
          <table:table-cell office:value-type="float" office:value="12.194759811565" calcext:value-type="float">
            <text:p>12,1947598115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05</text:p>
          </table:table-cell>
          <table:table-cell office:value-type="float" office:value="5.7180935144424" calcext:value-type="float">
            <text:p>5,7180935144424</text:p>
          </table:table-cell>
          <table:table-cell office:value-type="float" office:value="6.0418832302094" calcext:value-type="float">
            <text:p>6,0418832302094</text:p>
          </table:table-cell>
          <table:table-cell office:value-type="float" office:value="-11.465040931276" calcext:value-type="float">
            <text:p>-11,4650409312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16</text:p>
          </table:table-cell>
          <table:table-cell office:value-type="float" office:value="7.2432827949524" calcext:value-type="float">
            <text:p>7,2432827949524</text:p>
          </table:table-cell>
          <table:table-cell office:value-type="float" office:value="5.9570276737213" calcext:value-type="float">
            <text:p>5,9570276737213</text:p>
          </table:table-cell>
          <table:table-cell office:value-type="float" office:value="12.360143623534" calcext:value-type="float">
            <text:p>12,3601436235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27</text:p>
          </table:table-cell>
          <table:table-cell office:value-type="float" office:value="8.8202035427094" calcext:value-type="float">
            <text:p>8,8202035427094</text:p>
          </table:table-cell>
          <table:table-cell office:value-type="float" office:value="5.9484553337097" calcext:value-type="float">
            <text:p>5,9484553337097</text:p>
          </table:table-cell>
          <table:table-cell office:value-type="float" office:value="18.606123461086" calcext:value-type="float">
            <text:p>18,6061234610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38</text:p>
          </table:table-cell>
          <table:table-cell office:value-type="float" office:value="-0.25376413017511" calcext:value-type="float">
            <text:p>-0,25376413017511</text:p>
          </table:table-cell>
          <table:table-cell office:value-type="float" office:value="7.5606381893158" calcext:value-type="float">
            <text:p>7,5606381893158</text:p>
          </table:table-cell>
          <table:table-cell office:value-type="float" office:value="-17.511659177246" calcext:value-type="float">
            <text:p>-17,5116591772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49</text:p>
          </table:table-cell>
          <table:table-cell office:value-type="float" office:value="1.2465618550777" calcext:value-type="float">
            <text:p>1,2465618550777</text:p>
          </table:table-cell>
          <table:table-cell office:value-type="float" office:value="7.5740134716034" calcext:value-type="float">
            <text:p>7,5740134716034</text:p>
          </table:table-cell>
          <table:table-cell office:value-type="float" office:value="-21.665914043499" calcext:value-type="float">
            <text:p>-21,6659140434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60</text:p>
          </table:table-cell>
          <table:table-cell office:value-type="float" office:value="2.7410009503365" calcext:value-type="float">
            <text:p>2,7410009503365</text:p>
          </table:table-cell>
          <table:table-cell office:value-type="float" office:value="7.4853265285492" calcext:value-type="float">
            <text:p>7,4853265285492</text:p>
          </table:table-cell>
          <table:table-cell office:value-type="float" office:value="4.2887616689038" calcext:value-type="float">
            <text:p>4,28876166890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71</text:p>
          </table:table-cell>
          <table:table-cell office:value-type="float" office:value="4.2088097333908" calcext:value-type="float">
            <text:p>4,2088097333908</text:p>
          </table:table-cell>
          <table:table-cell office:value-type="float" office:value="7.4687027931213" calcext:value-type="float">
            <text:p>7,4687027931213</text:p>
          </table:table-cell>
          <table:table-cell office:value-type="float" office:value="8.4322552392437" calcext:value-type="float">
            <text:p>8,43225523924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82</text:p>
          </table:table-cell>
          <table:table-cell office:value-type="float" office:value="5.776099562645" calcext:value-type="float">
            <text:p>5,776099562645</text:p>
          </table:table-cell>
          <table:table-cell office:value-type="float" office:value="7.5246888399124" calcext:value-type="float">
            <text:p>7,5246888399124</text:p>
          </table:table-cell>
          <table:table-cell office:value-type="float" office:value="-7.9748463478817" calcext:value-type="float">
            <text:p>-7,97484634788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93</text:p>
          </table:table-cell>
          <table:table-cell office:value-type="float" office:value="7.1958780288696" calcext:value-type="float">
            <text:p>7,1958780288696</text:p>
          </table:table-cell>
          <table:table-cell office:value-type="float" office:value="7.4900871515274" calcext:value-type="float">
            <text:p>7,4900871515274</text:p>
          </table:table-cell>
          <table:table-cell office:value-type="float" office:value="2.7051491627268" calcext:value-type="float">
            <text:p>2,70514916272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04</text:p>
          </table:table-cell>
          <table:table-cell office:value-type="float" office:value="8.7230664491653" calcext:value-type="float">
            <text:p>8,7230664491653</text:p>
          </table:table-cell>
          <table:table-cell office:value-type="float" office:value="7.5471127033234" calcext:value-type="float">
            <text:p>7,5471127033234</text:p>
          </table:table-cell>
          <table:table-cell office:value-type="float" office:value="-12.907710614478" calcext:value-type="float">
            <text:p>-12,9077106144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15</text:p>
          </table:table-cell>
          <table:table-cell office:value-type="float" office:value="-0.23069901391864" calcext:value-type="float">
            <text:p>-0,23069901391864</text:p>
          </table:table-cell>
          <table:table-cell office:value-type="float" office:value="9.0911322832108" calcext:value-type="float">
            <text:p>9,0911322832108</text:p>
          </table:table-cell>
          <table:table-cell office:value-type="float" office:value="-28.233181519114" calcext:value-type="float">
            <text:p>-28,2331815191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26</text:p>
          </table:table-cell>
          <table:table-cell office:value-type="float" office:value="1.2009762227535" calcext:value-type="float">
            <text:p>1,2009762227535</text:p>
          </table:table-cell>
          <table:table-cell office:value-type="float" office:value="9.0194523334503" calcext:value-type="float">
            <text:p>9,0194523334503</text:p>
          </table:table-cell>
          <table:table-cell office:value-type="float" office:value="-4.8784431853112" calcext:value-type="float">
            <text:p>-4,87844318531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37</text:p>
          </table:table-cell>
          <table:table-cell office:value-type="float" office:value="2.6843795180321" calcext:value-type="float">
            <text:p>2,6843795180321</text:p>
          </table:table-cell>
          <table:table-cell office:value-type="float" office:value="9.0000027418137" calcext:value-type="float">
            <text:p>9,0000027418137</text:p>
          </table:table-cell>
          <table:table-cell office:value-type="float" office:value="0.035601272840931" calcext:value-type="float">
            <text:p>0,0356012728409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48</text:p>
          </table:table-cell>
          <table:table-cell office:value-type="float" office:value="4.2908874154091" calcext:value-type="float">
            <text:p>4,2908874154091</text:p>
          </table:table-cell>
          <table:table-cell office:value-type="float" office:value="9.038479924202" calcext:value-type="float">
            <text:p>9,038479924202</text:p>
          </table:table-cell>
          <table:table-cell office:value-type="float" office:value="-12.695804143408" calcext:value-type="float">
            <text:p>-12,6958041434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59</text:p>
          </table:table-cell>
          <table:table-cell office:value-type="float" office:value="5.7971376180649" calcext:value-type="float">
            <text:p>5,7971376180649</text:p>
          </table:table-cell>
          <table:table-cell office:value-type="float" office:value="9.0824508666992" calcext:value-type="float">
            <text:p>9,0824508666992</text:p>
          </table:table-cell>
          <table:table-cell office:value-type="float" office:value="-27.331826033866" calcext:value-type="float">
            <text:p>-27,3318260338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70</text:p>
          </table:table-cell>
          <table:table-cell office:value-type="float" office:value="7.2212094068527" calcext:value-type="float">
            <text:p>7,2212094068527</text:p>
          </table:table-cell>
          <table:table-cell office:value-type="float" office:value="8.9547282457352" calcext:value-type="float">
            <text:p>8,9547282457352</text:p>
          </table:table-cell>
          <table:table-cell office:value-type="float" office:value="12.418210886087" calcext:value-type="float">
            <text:p>12,4182108860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81</text:p>
          </table:table-cell>
          <table:table-cell office:value-type="float" office:value="8.7827569246292" calcext:value-type="float">
            <text:p>8,7827569246292</text:p>
          </table:table-cell>
          <table:table-cell office:value-type="float" office:value="8.8993215560913" calcext:value-type="float">
            <text:p>8,8993215560913</text:p>
          </table:table-cell>
          <table:table-cell office:value-type="float" office:value="31.795435270686" calcext:value-type="float">
            <text:p>31,7954352706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92</text:p>
          </table:table-cell>
          <table:table-cell office:value-type="float" office:value="-0.28141591697931" calcext:value-type="float">
            <text:p>-0,28141591697931</text:p>
          </table:table-cell>
          <table:table-cell office:value-type="float" office:value="10.545976161957" calcext:value-type="float">
            <text:p>10,545976161957</text:p>
          </table:table-cell>
          <table:table-cell office:value-type="float" office:value="-12.357025769106" calcext:value-type="float">
            <text:p>-12,3570257691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003</text:p>
          </table:table-cell>
          <table:table-cell office:value-type="float" office:value="1.2483544647694" calcext:value-type="float">
            <text:p>1,2483544647694</text:p>
          </table:table-cell>
          <table:table-cell office:value-type="float" office:value="10.577614307404" calcext:value-type="float">
            <text:p>10,577614307404</text:p>
          </table:table-cell>
          <table:table-cell office:value-type="float" office:value="-22.576518878815" calcext:value-type="float">
            <text:p>-22,5765188788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12590469792485" calcext:value-type="float">
            <text:p>-0,12590469792485</text:p>
          </table:table-cell>
          <table:table-cell office:value-type="float" office:value="0.37796303629875" calcext:value-type="float">
            <text:p>0,37796303629875</text:p>
          </table:table-cell>
          <table:table-cell office:value-type="float" office:value="-110.74049685411" calcext:value-type="float">
            <text:p>-110,740496854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64</text:p>
          </table:table-cell>
          <table:table-cell office:value-type="float" office:value="1.2227914482355" calcext:value-type="float">
            <text:p>1,2227914482355</text:p>
          </table:table-cell>
          <table:table-cell office:value-type="float" office:value="0.090478528290987" calcext:value-type="float">
            <text:p>0,090478528290987</text:p>
          </table:table-cell>
          <table:table-cell office:value-type="float" office:value="-24.911930226976" calcext:value-type="float">
            <text:p>-24,9119302269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75</text:p>
          </table:table-cell>
          <table:table-cell office:value-type="float" office:value="2.5307187438011" calcext:value-type="float">
            <text:p>2,5307187438011</text:p>
          </table:table-cell>
          <table:table-cell office:value-type="float" office:value="0.060080871917307" calcext:value-type="float">
            <text:p>0,060080871917307</text:p>
          </table:table-cell>
          <table:table-cell office:value-type="float" office:value="-11.399372083366" calcext:value-type="float">
            <text:p>-11,3993720833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86</text:p>
          </table:table-cell>
          <table:table-cell office:value-type="float" office:value="3.789569735527" calcext:value-type="float">
            <text:p>3,789569735527</text:p>
          </table:table-cell>
          <table:table-cell office:value-type="float" office:value="-0.0016652775229886" calcext:value-type="float">
            <text:p>-0,0016652775229886</text:p>
          </table:table-cell>
          <table:table-cell office:value-type="float" office:value="0.060816666935897" calcext:value-type="float">
            <text:p>0,0608166669358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97</text:p>
          </table:table-cell>
          <table:table-cell office:value-type="float" office:value="5.5649095773697" calcext:value-type="float">
            <text:p>5,5649095773697</text:p>
          </table:table-cell>
          <table:table-cell office:value-type="float" office:value="-0.23944992572069" calcext:value-type="float">
            <text:p>-0,23944992572069</text:p>
          </table:table-cell>
          <table:table-cell office:value-type="float" office:value="45.569528440002" calcext:value-type="float">
            <text:p>45,5695284400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08</text:p>
          </table:table-cell>
          <table:table-cell office:value-type="float" office:value="7.0896869897842" calcext:value-type="float">
            <text:p>7,0896869897842</text:p>
          </table:table-cell>
          <table:table-cell office:value-type="float" office:value="0.23378631100059" calcext:value-type="float">
            <text:p>0,23378631100059</text:p>
          </table:table-cell>
          <table:table-cell office:value-type="float" office:value="-46.378489512547" calcext:value-type="float">
            <text:p>-46,3784895125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19</text:p>
          </table:table-cell>
          <table:table-cell office:value-type="float" office:value="8.5613262653351" calcext:value-type="float">
            <text:p>8,5613262653351</text:p>
          </table:table-cell>
          <table:table-cell office:value-type="float" office:value="0.048608020879328" calcext:value-type="float">
            <text:p>0,048608020879328</text:p>
          </table:table-cell>
          <table:table-cell office:value-type="float" office:value="-9.7795356610778" calcext:value-type="float">
            <text:p>-9,77953566107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30</text:p>
          </table:table-cell>
          <table:table-cell office:value-type="float" office:value="-0.37827871739864" calcext:value-type="float">
            <text:p>-0,37827871739864</text:p>
          </table:table-cell>
          <table:table-cell office:value-type="float" office:value="1.1781741678715" calcext:value-type="float">
            <text:p>1,1781741678715</text:p>
          </table:table-cell>
          <table:table-cell office:value-type="float" office:value="64.057984929176" calcext:value-type="float">
            <text:p>64,0579849291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41</text:p>
          </table:table-cell>
          <table:table-cell office:value-type="float" office:value="0.92660084366798" calcext:value-type="float">
            <text:p>0,92660084366798</text:p>
          </table:table-cell>
          <table:table-cell office:value-type="float" office:value="1.7331133782864" calcext:value-type="float">
            <text:p>1,7331133782864</text:p>
          </table:table-cell>
          <table:table-cell office:value-type="float" office:value="-36.190892480741" calcext:value-type="float">
            <text:p>-36,1908924807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52</text:p>
          </table:table-cell>
          <table:table-cell office:value-type="float" office:value="2.6910763978958" calcext:value-type="float">
            <text:p>2,6910763978958</text:p>
          </table:table-cell>
          <table:table-cell office:value-type="float" office:value="1.2133525311947" calcext:value-type="float">
            <text:p>1,2133525311947</text:p>
          </table:table-cell>
          <table:table-cell office:value-type="float" office:value="65.845518355157" calcext:value-type="float">
            <text:p>65,84551835515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63</text:p>
          </table:table-cell>
          <table:table-cell office:value-type="float" office:value="3.9247012138367" calcext:value-type="float">
            <text:p>3,9247012138367</text:p>
          </table:table-cell>
          <table:table-cell office:value-type="float" office:value="1.568908393383" calcext:value-type="float">
            <text:p>1,568908393383</text:p>
          </table:table-cell>
          <table:table-cell office:value-type="float" office:value="1.0902234679385" calcext:value-type="float">
            <text:p>1,09022346793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74</text:p>
          </table:table-cell>
          <table:table-cell office:value-type="float" office:value="5.7215631008148" calcext:value-type="float">
            <text:p>5,7215631008148</text:p>
          </table:table-cell>
          <table:table-cell office:value-type="float" office:value="1.2559485435486" calcext:value-type="float">
            <text:p>1,2559485435486</text:p>
          </table:table-cell>
          <table:table-cell office:value-type="float" office:value="61.378078855527" calcext:value-type="float">
            <text:p>61,3780788555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85</text:p>
          </table:table-cell>
          <table:table-cell office:value-type="float" office:value="6.8262165784836" calcext:value-type="float">
            <text:p>6,8262165784836</text:p>
          </table:table-cell>
          <table:table-cell office:value-type="float" office:value="1.4027254283428" calcext:value-type="float">
            <text:p>1,4027254283428</text:p>
          </table:table-cell>
          <table:table-cell office:value-type="float" office:value="13.805027410483" calcext:value-type="float">
            <text:p>13,8050274104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96</text:p>
          </table:table-cell>
          <table:table-cell office:value-type="float" office:value="8.4324043989182" calcext:value-type="float">
            <text:p>8,4324043989182</text:p>
          </table:table-cell>
          <table:table-cell office:value-type="float" office:value="1.2662342190742" calcext:value-type="float">
            <text:p>1,2662342190742</text:p>
          </table:table-cell>
          <table:table-cell office:value-type="float" office:value="36.791085437605" calcext:value-type="float">
            <text:p>36,7910854376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07</text:p>
          </table:table-cell>
          <table:table-cell office:value-type="float" office:value="-0.54040096700191" calcext:value-type="float">
            <text:p>-0,54040096700191</text:p>
          </table:table-cell>
          <table:table-cell office:value-type="float" office:value="3.1268069148064" calcext:value-type="float">
            <text:p>3,1268069148064</text:p>
          </table:table-cell>
          <table:table-cell office:value-type="float" office:value="-21.21726247915" calcext:value-type="float">
            <text:p>-21,217262479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18</text:p>
          </table:table-cell>
          <table:table-cell office:value-type="float" office:value="0.81653103232384" calcext:value-type="float">
            <text:p>0,81653103232384</text:p>
          </table:table-cell>
          <table:table-cell office:value-type="float" office:value="3.0745676159859" calcext:value-type="float">
            <text:p>3,0745676159859</text:p>
          </table:table-cell>
          <table:table-cell office:value-type="float" office:value="-10.569717853692" calcext:value-type="float">
            <text:p>-10,5697178536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29</text:p>
          </table:table-cell>
          <table:table-cell office:value-type="float" office:value="2.2866375744343" calcext:value-type="float">
            <text:p>2,2866375744343</text:p>
          </table:table-cell>
          <table:table-cell office:value-type="float" office:value="3.0001932382584" calcext:value-type="float">
            <text:p>3,0001932382584</text:p>
          </table:table-cell>
          <table:table-cell office:value-type="float" office:value="-0.0094896457513949" calcext:value-type="float">
            <text:p>-0,00948964575139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40</text:p>
          </table:table-cell>
          <table:table-cell office:value-type="float" office:value="3.9149433374405" calcext:value-type="float">
            <text:p>3,9149433374405</text:p>
          </table:table-cell>
          <table:table-cell office:value-type="float" office:value="3.1449407339096" calcext:value-type="float">
            <text:p>3,1449407339096</text:p>
          </table:table-cell>
          <table:table-cell office:value-type="float" office:value="-22.553562928157" calcext:value-type="float">
            <text:p>-22,55356292815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51</text:p>
          </table:table-cell>
          <table:table-cell office:value-type="float" office:value="5.5480962991714" calcext:value-type="float">
            <text:p>5,5480962991714</text:p>
          </table:table-cell>
          <table:table-cell office:value-type="float" office:value="3.1333675980568" calcext:value-type="float">
            <text:p>3,1333675980568</text:p>
          </table:table-cell>
          <table:table-cell office:value-type="float" office:value="-25.298540759238" calcext:value-type="float">
            <text:p>-25,2985407592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62</text:p>
          </table:table-cell>
          <table:table-cell office:value-type="float" office:value="6.9650661945343" calcext:value-type="float">
            <text:p>6,9650661945343</text:p>
          </table:table-cell>
          <table:table-cell office:value-type="float" office:value="2.9182174801826" calcext:value-type="float">
            <text:p>2,9182174801826</text:p>
          </table:table-cell>
          <table:table-cell office:value-type="float" office:value="13.814603067507" calcext:value-type="float">
            <text:p>13,8146030675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73</text:p>
          </table:table-cell>
          <table:table-cell office:value-type="float" office:value="8.889125585556" calcext:value-type="float">
            <text:p>8,889125585556</text:p>
          </table:table-cell>
          <table:table-cell office:value-type="float" office:value="3.3751958608627" calcext:value-type="float">
            <text:p>3,3751958608627</text:p>
          </table:table-cell>
          <table:table-cell office:value-type="float" office:value="-113.80709204704" calcext:value-type="float">
            <text:p>-113,807092047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84</text:p>
          </table:table-cell>
          <table:table-cell office:value-type="float" office:value="-0.268569085747" calcext:value-type="float">
            <text:p>-0,268569085747</text:p>
          </table:table-cell>
          <table:table-cell office:value-type="float" office:value="4.8859006166458" calcext:value-type="float">
            <text:p>4,8859006166458</text:p>
          </table:table-cell>
          <table:table-cell office:value-type="float" office:value="-87.47141452352" calcext:value-type="float">
            <text:p>-87,471414523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95</text:p>
          </table:table-cell>
          <table:table-cell office:value-type="float" office:value="1.1575685441494" calcext:value-type="float">
            <text:p>1,1575685441494</text:p>
          </table:table-cell>
          <table:table-cell office:value-type="float" office:value="4.1647943854332" calcext:value-type="float">
            <text:p>4,1647943854332</text:p>
          </table:table-cell>
          <table:table-cell office:value-type="float" office:value="70.066071619653" calcext:value-type="float">
            <text:p>70,0660716196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06</text:p>
          </table:table-cell>
          <table:table-cell office:value-type="float" office:value="2.5148814916611" calcext:value-type="float">
            <text:p>2,5148814916611</text:p>
          </table:table-cell>
          <table:table-cell office:value-type="float" office:value="4.2903703451157" calcext:value-type="float">
            <text:p>4,2903703451157</text:p>
          </table:table-cell>
          <table:table-cell office:value-type="float" office:value="37.623520110063" calcext:value-type="float">
            <text:p>37,6235201100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17</text:p>
          </table:table-cell>
          <table:table-cell office:value-type="float" office:value="3.9491173624992" calcext:value-type="float">
            <text:p>3,9491173624992</text:p>
          </table:table-cell>
          <table:table-cell office:value-type="float" office:value="4.276505112648" calcext:value-type="float">
            <text:p>4,276505112648</text:p>
          </table:table-cell>
          <table:table-cell office:value-type="float" office:value="36.0104259412" calcext:value-type="float">
            <text:p>36,01042594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28</text:p>
          </table:table-cell>
          <table:table-cell office:value-type="float" office:value="5.6611013412476" calcext:value-type="float">
            <text:p>5,6611013412476</text:p>
          </table:table-cell>
          <table:table-cell office:value-type="float" office:value="4.2308020591736" calcext:value-type="float">
            <text:p>4,2308020591736</text:p>
          </table:table-cell>
          <table:table-cell office:value-type="float" office:value="47.662946448964" calcext:value-type="float">
            <text:p>47,66294644896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39</text:p>
          </table:table-cell>
          <table:table-cell office:value-type="float" office:value="7.0512068271637" calcext:value-type="float">
            <text:p>7,0512068271637</text:p>
          </table:table-cell>
          <table:table-cell office:value-type="float" office:value="4.626230597496" calcext:value-type="float">
            <text:p>4,626230597496</text:p>
          </table:table-cell>
          <table:table-cell office:value-type="float" office:value="-24.409159543408" calcext:value-type="float">
            <text:p>-24,4091595434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50</text:p>
          </table:table-cell>
          <table:table-cell office:value-type="float" office:value="8.6711376905441" calcext:value-type="float">
            <text:p>8,6711376905441</text:p>
          </table:table-cell>
          <table:table-cell office:value-type="float" office:value="4.2790967226028" calcext:value-type="float">
            <text:p>4,2790967226028</text:p>
          </table:table-cell>
          <table:table-cell office:value-type="float" office:value="50.792195994383" calcext:value-type="float">
            <text:p>50,7921959943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61</text:p>
          </table:table-cell>
          <table:table-cell office:value-type="float" office:value="-0.30969735234976" calcext:value-type="float">
            <text:p>-0,30969735234976</text:p>
          </table:table-cell>
          <table:table-cell office:value-type="float" office:value="6.0086113214493" calcext:value-type="float">
            <text:p>6,0086113214493</text:p>
          </table:table-cell>
          <table:table-cell office:value-type="float" office:value="-2.3645333898295" calcext:value-type="float">
            <text:p>-2,36453338982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72</text:p>
          </table:table-cell>
          <table:table-cell office:value-type="float" office:value="1.3386981189251" calcext:value-type="float">
            <text:p>1,3386981189251</text:p>
          </table:table-cell>
          <table:table-cell office:value-type="float" office:value="5.61419069767" calcext:value-type="float">
            <text:p>5,61419069767</text:p>
          </table:table-cell>
          <table:table-cell office:value-type="float" office:value="104.08917885677" calcext:value-type="float">
            <text:p>104,0891788567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83</text:p>
          </table:table-cell>
          <table:table-cell office:value-type="float" office:value="2.3538473248482" calcext:value-type="float">
            <text:p>2,3538473248482</text:p>
          </table:table-cell>
          <table:table-cell office:value-type="float" office:value="5.8539700508118" calcext:value-type="float">
            <text:p>5,8539700508118</text:p>
          </table:table-cell>
          <table:table-cell office:value-type="float" office:value="21.192932964131" calcext:value-type="float">
            <text:p>21,1929329641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94</text:p>
          </table:table-cell>
          <table:table-cell office:value-type="float" office:value="3.8942140340805" calcext:value-type="float">
            <text:p>3,8942140340805</text:p>
          </table:table-cell>
          <table:table-cell office:value-type="float" office:value="5.7982099056244" calcext:value-type="float">
            <text:p>5,7982099056244</text:p>
          </table:table-cell>
          <table:table-cell office:value-type="float" office:value="30.395486172597" calcext:value-type="float">
            <text:p>30,3954861725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05</text:p>
          </table:table-cell>
          <table:table-cell office:value-type="float" office:value="5.3962922096252" calcext:value-type="float">
            <text:p>5,3962922096252</text:p>
          </table:table-cell>
          <table:table-cell office:value-type="float" office:value="6.1678892374039" calcext:value-type="float">
            <text:p>6,1678892374039</text:p>
          </table:table-cell>
          <table:table-cell office:value-type="float" office:value="-22.774209642107" calcext:value-type="float">
            <text:p>-22,7742096421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16</text:p>
          </table:table-cell>
          <table:table-cell office:value-type="float" office:value="6.9622796773911" calcext:value-type="float">
            <text:p>6,9622796773911</text:p>
          </table:table-cell>
          <table:table-cell office:value-type="float" office:value="5.8129322528839" calcext:value-type="float">
            <text:p>5,8129322528839</text:p>
          </table:table-cell>
          <table:table-cell office:value-type="float" office:value="30.979917307568" calcext:value-type="float">
            <text:p>30,9799173075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27</text:p>
          </table:table-cell>
          <table:table-cell office:value-type="float" office:value="8.6725044250488" calcext:value-type="float">
            <text:p>8,6725044250488</text:p>
          </table:table-cell>
          <table:table-cell office:value-type="float" office:value="5.8017778396606" calcext:value-type="float">
            <text:p>5,8017778396606</text:p>
          </table:table-cell>
          <table:table-cell office:value-type="float" office:value="46.382357360451" calcext:value-type="float">
            <text:p>46,3823573604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38</text:p>
          </table:table-cell>
          <table:table-cell office:value-type="float" office:value="-0.50838828086853" calcext:value-type="float">
            <text:p>-0,50838828086853</text:p>
          </table:table-cell>
          <table:table-cell office:value-type="float" office:value="7.7605158090591" calcext:value-type="float">
            <text:p>7,7605158090591</text:p>
          </table:table-cell>
          <table:table-cell office:value-type="float" office:value="-43.864381541112" calcext:value-type="float">
            <text:p>-43,8643815411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49</text:p>
          </table:table-cell>
          <table:table-cell office:value-type="float" office:value="1.027307882905" calcext:value-type="float">
            <text:p>1,027307882905</text:p>
          </table:table-cell>
          <table:table-cell office:value-type="float" office:value="7.8125858306885" calcext:value-type="float">
            <text:p>7,8125858306885</text:p>
          </table:table-cell>
          <table:table-cell office:value-type="float" office:value="-54.360876797111" calcext:value-type="float">
            <text:p>-54,3608767971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60</text:p>
          </table:table-cell>
          <table:table-cell office:value-type="float" office:value="2.4302303791046" calcext:value-type="float">
            <text:p>2,4302303791046</text:p>
          </table:table-cell>
          <table:table-cell office:value-type="float" office:value="7.4338358640671" calcext:value-type="float">
            <text:p>7,4338358640671</text:p>
          </table:table-cell>
          <table:table-cell office:value-type="float" office:value="10.728079232441" calcext:value-type="float">
            <text:p>10,7280792324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71</text:p>
          </table:table-cell>
          <table:table-cell office:value-type="float" office:value="3.8611215353012" calcext:value-type="float">
            <text:p>3,8611215353012</text:p>
          </table:table-cell>
          <table:table-cell office:value-type="float" office:value="7.35555768013" calcext:value-type="float">
            <text:p>7,35555768013</text:p>
          </table:table-cell>
          <table:table-cell office:value-type="float" office:value="21.12527808566" calcext:value-type="float">
            <text:p>21,125278085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82</text:p>
          </table:table-cell>
          <table:table-cell office:value-type="float" office:value="5.5210435390472" calcext:value-type="float">
            <text:p>5,5210435390472</text:p>
          </table:table-cell>
          <table:table-cell office:value-type="float" office:value="7.6095110177994" calcext:value-type="float">
            <text:p>7,6095110177994</text:p>
          </table:table-cell>
          <table:table-cell office:value-type="float" office:value="-20.320125066551" calcext:value-type="float">
            <text:p>-20,3201250665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93</text:p>
          </table:table-cell>
          <table:table-cell office:value-type="float" office:value="6.8114930391312" calcext:value-type="float">
            <text:p>6,8114930391312</text:p>
          </table:table-cell>
          <table:table-cell office:value-type="float" office:value="7.451399564743" calcext:value-type="float">
            <text:p>7,451399564743</text:p>
          </table:table-cell>
          <table:table-cell office:value-type="float" office:value="6.8644425671571" calcext:value-type="float">
            <text:p>6,86444256715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04</text:p>
          </table:table-cell>
          <table:table-cell office:value-type="float" office:value="8.4123247861862" calcext:value-type="float">
            <text:p>8,4123247861862</text:p>
          </table:table-cell>
          <table:table-cell office:value-type="float" office:value="7.7114963531494" calcext:value-type="float">
            <text:p>7,7114963531494</text:p>
          </table:table-cell>
          <table:table-cell office:value-type="float" office:value="-32.31263692212" calcext:value-type="float">
            <text:p>-32,312636922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15</text:p>
          </table:table-cell>
          <table:table-cell office:value-type="float" office:value="-0.36792084574699" calcext:value-type="float">
            <text:p>-0,36792084574699</text:p>
          </table:table-cell>
          <table:table-cell office:value-type="float" office:value="9.3608266115189" calcext:value-type="float">
            <text:p>9,3608266115189</text:p>
          </table:table-cell>
          <table:table-cell office:value-type="float" office:value="-71.318359132026" calcext:value-type="float">
            <text:p>-71,3183591320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26</text:p>
          </table:table-cell>
          <table:table-cell office:value-type="float" office:value="0.83075448870659" calcext:value-type="float">
            <text:p>0,83075448870659</text:p>
          </table:table-cell>
          <table:table-cell office:value-type="float" office:value="9.0866661071777" calcext:value-type="float">
            <text:p>9,0866661071777</text:p>
          </table:table-cell>
          <table:table-cell office:value-type="float" office:value="-12.199630498127" calcext:value-type="float">
            <text:p>-12,1996304981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37</text:p>
          </table:table-cell>
          <table:table-cell office:value-type="float" office:value="2.2853879630566" calcext:value-type="float">
            <text:p>2,2853879630566</text:p>
          </table:table-cell>
          <table:table-cell office:value-type="float" office:value="8.9997166395187" calcext:value-type="float">
            <text:p>8,9997166395187</text:p>
          </table:table-cell>
          <table:table-cell office:value-type="float" office:value="0.087024889453344" calcext:value-type="float">
            <text:p>0,08702488945334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48</text:p>
          </table:table-cell>
          <table:table-cell office:value-type="float" office:value="4.0729370713234" calcext:value-type="float">
            <text:p>4,0729370713234</text:p>
          </table:table-cell>
          <table:table-cell office:value-type="float" office:value="9.1614389419556" calcext:value-type="float">
            <text:p>9,1614389419556</text:p>
          </table:table-cell>
          <table:table-cell office:value-type="float" office:value="-31.851003124456" calcext:value-type="float">
            <text:p>-31,8510031244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59</text:p>
          </table:table-cell>
          <table:table-cell office:value-type="float" office:value="5.6750547885895" calcext:value-type="float">
            <text:p>5,6750547885895</text:p>
          </table:table-cell>
          <table:table-cell office:value-type="float" office:value="9.312938451767" calcext:value-type="float">
            <text:p>9,312938451767</text:p>
          </table:table-cell>
          <table:table-cell office:value-type="float" office:value="-68.22606256813" calcext:value-type="float">
            <text:p>-68,226062568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70</text:p>
          </table:table-cell>
          <table:table-cell office:value-type="float" office:value="6.9079226255417" calcext:value-type="float">
            <text:p>6,9079226255417</text:p>
          </table:table-cell>
          <table:table-cell office:value-type="float" office:value="8.8269758224487" calcext:value-type="float">
            <text:p>8,8269758224487</text:p>
          </table:table-cell>
          <table:table-cell office:value-type="float" office:value="23.142143799241" calcext:value-type="float">
            <text:p>23,1421437992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81</text:p>
          </table:table-cell>
          <table:table-cell office:value-type="float" office:value="8.6886751651764" calcext:value-type="float">
            <text:p>8,6886751651764</text:p>
          </table:table-cell>
          <table:table-cell office:value-type="float" office:value="8.6228400468826" calcext:value-type="float">
            <text:p>8,6228400468826</text:p>
          </table:table-cell>
          <table:table-cell office:value-type="float" office:value="80.335474318" calcext:value-type="float">
            <text:p>80,3354743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92</text:p>
          </table:table-cell>
          <table:table-cell office:value-type="float" office:value="-0.51286112517118" calcext:value-type="float">
            <text:p>-0,51286112517118</text:p>
          </table:table-cell>
          <table:table-cell office:value-type="float" office:value="10.650280714035" calcext:value-type="float">
            <text:p>10,650280714035</text:p>
          </table:table-cell>
          <table:table-cell office:value-type="float" office:value="-29.750098848039" calcext:value-type="float">
            <text:p>-29,7500988480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003</text:p>
          </table:table-cell>
          <table:table-cell office:value-type="float" office:value="1.0388423502445" calcext:value-type="float">
            <text:p>1,0388423502445</text:p>
          </table:table-cell>
          <table:table-cell office:value-type="float" office:value="10.822641849518" calcext:value-type="float">
            <text:p>10,822641849518</text:p>
          </table:table-cell>
          <table:table-cell office:value-type="float" office:value="-56.629885533813" calcext:value-type="float">
            <text:p>-56,6298855338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0.12612286023796" calcext:value-type="float">
            <text:p>0,12612286023796</text:p>
          </table:table-cell>
          <table:table-cell office:value-type="float" office:value="0.4343131929636" calcext:value-type="float">
            <text:p>0,4343131929636</text:p>
          </table:table-cell>
          <table:table-cell office:value-type="float" office:value="-177.41965943841" calcext:value-type="float">
            <text:p>-177,419659438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64</text:p>
          </table:table-cell>
          <table:table-cell office:value-type="float" office:value="1.1128745228052" calcext:value-type="float">
            <text:p>1,1128745228052</text:p>
          </table:table-cell>
          <table:table-cell office:value-type="float" office:value="0.18938153982162" calcext:value-type="float">
            <text:p>0,18938153982162</text:p>
          </table:table-cell>
          <table:table-cell office:value-type="float" office:value="-39.902567483817" calcext:value-type="float">
            <text:p>-39,9025674838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75</text:p>
          </table:table-cell>
          <table:table-cell office:value-type="float" office:value="2.2877208888531" calcext:value-type="float">
            <text:p>2,2877208888531</text:p>
          </table:table-cell>
          <table:table-cell office:value-type="float" office:value="0.13569223694503" calcext:value-type="float">
            <text:p>0,13569223694503</text:p>
          </table:table-cell>
          <table:table-cell office:value-type="float" office:value="-18.267688477875" calcext:value-type="float">
            <text:p>-18,2676884778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86</text:p>
          </table:table-cell>
          <table:table-cell office:value-type="float" office:value="3.3914190530777" calcext:value-type="float">
            <text:p>3,3914190530777</text:p>
          </table:table-cell>
          <table:table-cell office:value-type="float" office:value="-0.0026238293503411" calcext:value-type="float">
            <text:p>-0,0026238293503411</text:p>
          </table:table-cell>
          <table:table-cell office:value-type="float" office:value="0.11894334356781" calcext:value-type="float">
            <text:p>0,118943343567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97</text:p>
          </table:table-cell>
          <table:table-cell office:value-type="float" office:value="5.4619127511978" calcext:value-type="float">
            <text:p>5,4619127511978</text:p>
          </table:table-cell>
          <table:table-cell office:value-type="float" office:value="-0.49603708088398" calcext:value-type="float">
            <text:p>-0,49603708088398</text:p>
          </table:table-cell>
          <table:table-cell office:value-type="float" office:value="72.821776578381" calcext:value-type="float">
            <text:p>72,8217765783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08</text:p>
          </table:table-cell>
          <table:table-cell office:value-type="float" office:value="6.9756472110748" calcext:value-type="float">
            <text:p>6,9756472110748</text:p>
          </table:table-cell>
          <table:table-cell office:value-type="float" office:value="0.49100857228041" calcext:value-type="float">
            <text:p>0,49100857228041</text:p>
          </table:table-cell>
          <table:table-cell office:value-type="float" office:value="-65.559611958303" calcext:value-type="float">
            <text:p>-65,55961195830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19</text:p>
          </table:table-cell>
          <table:table-cell office:value-type="float" office:value="8.3346354961395" calcext:value-type="float">
            <text:p>8,3346354961395</text:p>
          </table:table-cell>
          <table:table-cell office:value-type="float" office:value="0.10961305350065" calcext:value-type="float">
            <text:p>0,10961305350065</text:p>
          </table:table-cell>
          <table:table-cell office:value-type="float" office:value="-15.789218009657" calcext:value-type="float">
            <text:p>-15,78921800965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30</text:p>
          </table:table-cell>
          <table:table-cell office:value-type="float" office:value="-0.34931547939777" calcext:value-type="float">
            <text:p>-0,34931547939777</text:p>
          </table:table-cell>
          <table:table-cell office:value-type="float" office:value="0.89346922934055" calcext:value-type="float">
            <text:p>0,89346922934055</text:p>
          </table:table-cell>
          <table:table-cell office:value-type="float" office:value="102.57943344724" calcext:value-type="float">
            <text:p>102,5794334472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41</text:p>
          </table:table-cell>
          <table:table-cell office:value-type="float" office:value="0.71695044636726" calcext:value-type="float">
            <text:p>0,71695044636726</text:p>
          </table:table-cell>
          <table:table-cell office:value-type="float" office:value="2.0111408829689" calcext:value-type="float">
            <text:p>2,0111408829689</text:p>
          </table:table-cell>
          <table:table-cell office:value-type="float" office:value="-57.945787526999" calcext:value-type="float">
            <text:p>-57,9457875269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52</text:p>
          </table:table-cell>
          <table:table-cell office:value-type="float" office:value="2.7346950769424" calcext:value-type="float">
            <text:p>2,7346950769424</text:p>
          </table:table-cell>
          <table:table-cell office:value-type="float" office:value="0.97652569413185" calcext:value-type="float">
            <text:p>0,97652569413185</text:p>
          </table:table-cell>
          <table:table-cell office:value-type="float" office:value="105.36958685346" calcext:value-type="float">
            <text:p>105,369586853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63</text:p>
          </table:table-cell>
          <table:table-cell office:value-type="float" office:value="3.6112126708031" calcext:value-type="float">
            <text:p>3,6112126708031</text:p>
          </table:table-cell>
          <table:table-cell office:value-type="float" office:value="1.443629860878" calcext:value-type="float">
            <text:p>1,443629860878</text:p>
          </table:table-cell>
          <table:table-cell office:value-type="float" office:value="28.053321466324" calcext:value-type="float">
            <text:p>28,0533214663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74</text:p>
          </table:table-cell>
          <table:table-cell office:value-type="float" office:value="5.7432585954666" calcext:value-type="float">
            <text:p>5,7432585954666</text:p>
          </table:table-cell>
          <table:table-cell office:value-type="float" office:value="1.0510279238224" calcext:value-type="float">
            <text:p>1,0510279238224</text:p>
          </table:table-cell>
          <table:table-cell office:value-type="float" office:value="98.15179314583" calcext:value-type="float">
            <text:p>98,151793145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85</text:p>
          </table:table-cell>
          <table:table-cell office:value-type="float" office:value="6.4693653583527" calcext:value-type="float">
            <text:p>6,4693653583527</text:p>
          </table:table-cell>
          <table:table-cell office:value-type="float" office:value="1.2740902602673" calcext:value-type="float">
            <text:p>1,2740902602673</text:p>
          </table:table-cell>
          <table:table-cell office:value-type="float" office:value="22.007706059012" calcext:value-type="float">
            <text:p>22,00770605901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96</text:p>
          </table:table-cell>
          <table:table-cell office:value-type="float" office:value="8.2283908128738" calcext:value-type="float">
            <text:p>8,2283908128738</text:p>
          </table:table-cell>
          <table:table-cell office:value-type="float" office:value="0.98539434373379" calcext:value-type="float">
            <text:p>0,98539434373379</text:p>
          </table:table-cell>
          <table:table-cell office:value-type="float" office:value="59.007887627668" calcext:value-type="float">
            <text:p>59,0078876276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07</text:p>
          </table:table-cell>
          <table:table-cell office:value-type="float" office:value="-0.80044381320477" calcext:value-type="float">
            <text:p>-0,80044381320477</text:p>
          </table:table-cell>
          <table:table-cell office:value-type="float" office:value="3.286512196064" calcext:value-type="float">
            <text:p>3,286512196064</text:p>
          </table:table-cell>
          <table:table-cell office:value-type="float" office:value="-33.985419637838" calcext:value-type="float">
            <text:p>-33,98541963783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18</text:p>
          </table:table-cell>
          <table:table-cell office:value-type="float" office:value="0.44570095837116" calcext:value-type="float">
            <text:p>0,44570095837116</text:p>
          </table:table-cell>
          <table:table-cell office:value-type="float" office:value="3.1748402118683" calcext:value-type="float">
            <text:p>3,1748402118683</text:p>
          </table:table-cell>
          <table:table-cell office:value-type="float" office:value="-16.894558053108" calcext:value-type="float">
            <text:p>-16,8945580531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29</text:p>
          </table:table-cell>
          <table:table-cell office:value-type="float" office:value="1.8884047865868" calcext:value-type="float">
            <text:p>1,8884047865868</text:p>
          </table:table-cell>
          <table:table-cell office:value-type="float" office:value="3.0005809664726" calcext:value-type="float">
            <text:p>3,0005809664726</text:p>
          </table:table-cell>
          <table:table-cell office:value-type="float" office:value="-0.031615217412069" calcext:value-type="float">
            <text:p>-0,0316152174120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40</text:p>
          </table:table-cell>
          <table:table-cell office:value-type="float" office:value="3.6345443129539" calcext:value-type="float">
            <text:p>3,6345443129539</text:p>
          </table:table-cell>
          <table:table-cell office:value-type="float" office:value="3.328203856945" calcext:value-type="float">
            <text:p>3,328203856945</text:p>
          </table:table-cell>
          <table:table-cell office:value-type="float" office:value="-36.152975954068" calcext:value-type="float">
            <text:p>-36,1529759540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51</text:p>
          </table:table-cell>
          <table:table-cell office:value-type="float" office:value="5.3457874059677" calcext:value-type="float">
            <text:p>5,3457874059677</text:p>
          </table:table-cell>
          <table:table-cell office:value-type="float" office:value="3.2926723361015" calcext:value-type="float">
            <text:p>3,2926723361015</text:p>
          </table:table-cell>
          <table:table-cell office:value-type="float" office:value="-40.327429391776" calcext:value-type="float">
            <text:p>-40,3274293917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62</text:p>
          </table:table-cell>
          <table:table-cell office:value-type="float" office:value="6.688266992569" calcext:value-type="float">
            <text:p>6,688266992569</text:p>
          </table:table-cell>
          <table:table-cell office:value-type="float" office:value="2.8150069713593" calcext:value-type="float">
            <text:p>2,8150069713593</text:p>
          </table:table-cell>
          <table:table-cell office:value-type="float" office:value="22.054487542742" calcext:value-type="float">
            <text:p>22,0544875427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73</text:p>
          </table:table-cell>
          <table:table-cell office:value-type="float" office:value="9.151645898819" calcext:value-type="float">
            <text:p>9,151645898819</text:p>
          </table:table-cell>
          <table:table-cell office:value-type="float" office:value="3.4185528755188" calcext:value-type="float">
            <text:p>3,4185528755188</text:p>
          </table:table-cell>
          <table:table-cell office:value-type="float" office:value="-178.06010944828" calcext:value-type="float">
            <text:p>-178,060109448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84</text:p>
          </table:table-cell>
          <table:table-cell office:value-type="float" office:value="-0.083422521129251" calcext:value-type="float">
            <text:p>-0,083422521129251</text:p>
          </table:table-cell>
          <table:table-cell office:value-type="float" office:value="5.1020669937134" calcext:value-type="float">
            <text:p>5,1020669937134</text:p>
          </table:table-cell>
          <table:table-cell office:value-type="float" office:value="-140.13002480671" calcext:value-type="float">
            <text:p>-140,130024806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95</text:p>
          </table:table-cell>
          <table:table-cell office:value-type="float" office:value="1.2305504083633" calcext:value-type="float">
            <text:p>1,2305504083633</text:p>
          </table:table-cell>
          <table:table-cell office:value-type="float" office:value="3.8951170444489" calcext:value-type="float">
            <text:p>3,8951170444489</text:p>
          </table:table-cell>
          <table:table-cell office:value-type="float" office:value="112.26415558226" calcext:value-type="float">
            <text:p>112,2641555822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06</text:p>
          </table:table-cell>
          <table:table-cell office:value-type="float" office:value="2.3301768302917" calcext:value-type="float">
            <text:p>2,3301768302917</text:p>
          </table:table-cell>
          <table:table-cell office:value-type="float" office:value="4.0439128875732" calcext:value-type="float">
            <text:p>4,0439128875732</text:p>
          </table:table-cell>
          <table:table-cell office:value-type="float" office:value="54.172127869478" calcext:value-type="float">
            <text:p>54,17212786947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17</text:p>
          </table:table-cell>
          <table:table-cell office:value-type="float" office:value="3.7486797571182" calcext:value-type="float">
            <text:p>3,7486797571182</text:p>
          </table:table-cell>
          <table:table-cell office:value-type="float" office:value="4.0094977617264" calcext:value-type="float">
            <text:p>4,0094977617264</text:p>
          </table:table-cell>
          <table:table-cell office:value-type="float" office:value="57.734613965271" calcext:value-type="float">
            <text:p>57,7346139652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28</text:p>
          </table:table-cell>
          <table:table-cell office:value-type="float" office:value="5.3611880540848" calcext:value-type="float">
            <text:p>5,3611880540848</text:p>
          </table:table-cell>
          <table:table-cell office:value-type="float" office:value="4.0539956092834" calcext:value-type="float">
            <text:p>4,0539956092834</text:p>
          </table:table-cell>
          <table:table-cell office:value-type="float" office:value="25.47343616273" calcext:value-type="float">
            <text:p>25,4734361627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39</text:p>
          </table:table-cell>
          <table:table-cell office:value-type="float" office:value="6.8498069047928" calcext:value-type="float">
            <text:p>6,8498069047928</text:p>
          </table:table-cell>
          <table:table-cell office:value-type="float" office:value="4.7786459326744" calcext:value-type="float">
            <text:p>4,7786459326744</text:p>
          </table:table-cell>
          <table:table-cell office:value-type="float" office:value="-39.005988722394" calcext:value-type="float">
            <text:p>-39,00598872239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50</text:p>
          </table:table-cell>
          <table:table-cell office:value-type="float" office:value="8.627422451973" calcext:value-type="float">
            <text:p>8,627422451973</text:p>
          </table:table-cell>
          <table:table-cell office:value-type="float" office:value="4.0632352232933" calcext:value-type="float">
            <text:p>4,0632352232933</text:p>
          </table:table-cell>
          <table:table-cell office:value-type="float" office:value="81.213899478791" calcext:value-type="float">
            <text:p>81,21389947879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61</text:p>
          </table:table-cell>
          <table:table-cell office:value-type="float" office:value="-0.46687468886375" calcext:value-type="float">
            <text:p>-0,46687468886375</text:p>
          </table:table-cell>
          <table:table-cell office:value-type="float" office:value="6.0197329521179" calcext:value-type="float">
            <text:p>6,0197329521179</text:p>
          </table:table-cell>
          <table:table-cell office:value-type="float" office:value="-3.8049308832284" calcext:value-type="float">
            <text:p>-3,80493088322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72</text:p>
          </table:table-cell>
          <table:table-cell office:value-type="float" office:value="1.5516246855259" calcext:value-type="float">
            <text:p>1,5516246855259</text:p>
          </table:table-cell>
          <table:table-cell office:value-type="float" office:value="5.4707133769989" calcext:value-type="float">
            <text:p>5,4707133769989</text:p>
          </table:table-cell>
          <table:table-cell office:value-type="float" office:value="142.15564272206" calcext:value-type="float">
            <text:p>142,1556427220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83</text:p>
          </table:table-cell>
          <table:table-cell office:value-type="float" office:value="2.0476901531219" calcext:value-type="float">
            <text:p>2,0476901531219</text:p>
          </table:table-cell>
          <table:table-cell office:value-type="float" office:value="5.7108420133591" calcext:value-type="float">
            <text:p>5,7108420133591</text:p>
          </table:table-cell>
          <table:table-cell office:value-type="float" office:value="16.997905104024" calcext:value-type="float">
            <text:p>16,9979051040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94</text:p>
          </table:table-cell>
          <table:table-cell office:value-type="float" office:value="3.6383792757988" calcext:value-type="float">
            <text:p>3,6383792757988</text:p>
          </table:table-cell>
          <table:table-cell office:value-type="float" office:value="5.5493986606598" calcext:value-type="float">
            <text:p>5,5493986606598</text:p>
          </table:table-cell>
          <table:table-cell office:value-type="float" office:value="48.587478270197" calcext:value-type="float">
            <text:p>48,5874782701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05</text:p>
          </table:table-cell>
          <table:table-cell office:value-type="float" office:value="5.0959312915802" calcext:value-type="float">
            <text:p>5,0959312915802</text:p>
          </table:table-cell>
          <table:table-cell office:value-type="float" office:value="6.3189369440079" calcext:value-type="float">
            <text:p>6,3189369440079</text:p>
          </table:table-cell>
          <table:table-cell office:value-type="float" office:value="-27.718528820451" calcext:value-type="float">
            <text:p>-27,71852882045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16</text:p>
          </table:table-cell>
          <table:table-cell office:value-type="float" office:value="6.7423242330551" calcext:value-type="float">
            <text:p>6,7423242330551</text:p>
          </table:table-cell>
          <table:table-cell office:value-type="float" office:value="5.5864936113358" calcext:value-type="float">
            <text:p>5,5864936113358</text:p>
          </table:table-cell>
          <table:table-cell office:value-type="float" office:value="49.548740979213" calcext:value-type="float">
            <text:p>49,5487409792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27</text:p>
          </table:table-cell>
          <table:table-cell office:value-type="float" office:value="8.6094665527344" calcext:value-type="float">
            <text:p>8,6094665527344</text:p>
          </table:table-cell>
          <table:table-cell office:value-type="float" office:value="5.6034922599792" calcext:value-type="float">
            <text:p>5,6034922599792</text:p>
          </table:table-cell>
          <table:table-cell office:value-type="float" office:value="74.117218612865" calcext:value-type="float">
            <text:p>74,1172186128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38</text:p>
          </table:table-cell>
          <table:table-cell office:value-type="float" office:value="-0.64734436571598" calcext:value-type="float">
            <text:p>-0,64734436571598</text:p>
          </table:table-cell>
          <table:table-cell office:value-type="float" office:value="8.0523383617401" calcext:value-type="float">
            <text:p>8,0523383617401</text:p>
          </table:table-cell>
          <table:table-cell office:value-type="float" office:value="-70.129173576452" calcext:value-type="float">
            <text:p>-70,1291735764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49</text:p>
          </table:table-cell>
          <table:table-cell office:value-type="float" office:value="0.97098290920258" calcext:value-type="float">
            <text:p>0,97098290920258</text:p>
          </table:table-cell>
          <table:table-cell office:value-type="float" office:value="8.1324326992035" calcext:value-type="float">
            <text:p>8,1324326992035</text:p>
          </table:table-cell>
          <table:table-cell office:value-type="float" office:value="-86.991651043011" calcext:value-type="float">
            <text:p>-86,9916510430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60</text:p>
          </table:table-cell>
          <table:table-cell office:value-type="float" office:value="2.1261839568615" calcext:value-type="float">
            <text:p>2,1261839568615</text:p>
          </table:table-cell>
          <table:table-cell office:value-type="float" office:value="7.3480868339539" calcext:value-type="float">
            <text:p>7,3480868339539</text:p>
          </table:table-cell>
          <table:table-cell office:value-type="float" office:value="17.162828498585" calcext:value-type="float">
            <text:p>17,1628284985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71</text:p>
          </table:table-cell>
          <table:table-cell office:value-type="float" office:value="3.5472673177719" calcext:value-type="float">
            <text:p>3,5472673177719</text:p>
          </table:table-cell>
          <table:table-cell office:value-type="float" office:value="7.1685791015625" calcext:value-type="float">
            <text:p>7,1685791015625</text:p>
          </table:table-cell>
          <table:table-cell office:value-type="float" office:value="33.857046039241" calcext:value-type="float">
            <text:p>33,8570460392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82</text:p>
          </table:table-cell>
          <table:table-cell office:value-type="float" office:value="5.2864444255829" calcext:value-type="float">
            <text:p>5,2864444255829</text:p>
          </table:table-cell>
          <table:table-cell office:value-type="float" office:value="7.7468281984329" calcext:value-type="float">
            <text:p>7,7468281984329</text:p>
          </table:table-cell>
          <table:table-cell office:value-type="float" office:value="-31.395280437105" calcext:value-type="float">
            <text:p>-31,3952804371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93</text:p>
          </table:table-cell>
          <table:table-cell office:value-type="float" office:value="6.4899212121964" calcext:value-type="float">
            <text:p>6,4899212121964</text:p>
          </table:table-cell>
          <table:table-cell office:value-type="float" office:value="7.4276834726334" calcext:value-type="float">
            <text:p>7,4276834726334</text:p>
          </table:table-cell>
          <table:table-cell office:value-type="float" office:value="-3.3761787044395" calcext:value-type="float">
            <text:p>-3,37617870443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04</text:p>
          </table:table-cell>
          <table:table-cell office:value-type="float" office:value="8.1731766462326" calcext:value-type="float">
            <text:p>8,1731766462326</text:p>
          </table:table-cell>
          <table:table-cell office:value-type="float" office:value="7.9706132411957" calcext:value-type="float">
            <text:p>7,9706132411957</text:p>
          </table:table-cell>
          <table:table-cell office:value-type="float" office:value="-51.721531874055" calcext:value-type="float">
            <text:p>-51,7215318740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15</text:p>
          </table:table-cell>
          <table:table-cell office:value-type="float" office:value="-0.28516789898276" calcext:value-type="float">
            <text:p>-0,28516789898276</text:p>
          </table:table-cell>
          <table:table-cell office:value-type="float" office:value="9.6524107456207" calcext:value-type="float">
            <text:p>9,6524107456207</text:p>
          </table:table-cell>
          <table:table-cell office:value-type="float" office:value="-114.36367946066" calcext:value-type="float">
            <text:p>-114,363679460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26</text:p>
          </table:table-cell>
          <table:table-cell office:value-type="float" office:value="0.47238823026419" calcext:value-type="float">
            <text:p>0,47238823026419</text:p>
          </table:table-cell>
          <table:table-cell office:value-type="float" office:value="9.2005217075348" calcext:value-type="float">
            <text:p>9,2005217075348</text:p>
          </table:table-cell>
          <table:table-cell office:value-type="float" office:value="-19.525943478202" calcext:value-type="float">
            <text:p>-19,5259434782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37</text:p>
          </table:table-cell>
          <table:table-cell office:value-type="float" office:value="1.8864113092422" calcext:value-type="float">
            <text:p>1,8864113092422</text:p>
          </table:table-cell>
          <table:table-cell office:value-type="float" office:value="8.9988261461258" calcext:value-type="float">
            <text:p>8,9988261461258</text:p>
          </table:table-cell>
          <table:table-cell office:value-type="float" office:value="0.17343665870607" calcext:value-type="float">
            <text:p>0,173436658706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48</text:p>
          </table:table-cell>
          <table:table-cell office:value-type="float" office:value="3.9064580202103" calcext:value-type="float">
            <text:p>3,9064580202103</text:p>
          </table:table-cell>
          <table:table-cell office:value-type="float" office:value="9.349170923233" calcext:value-type="float">
            <text:p>9,349170923233</text:p>
          </table:table-cell>
          <table:table-cell office:value-type="float" office:value="-50.979697780245" calcext:value-type="float">
            <text:p>-50,9796977802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59</text:p>
          </table:table-cell>
          <table:table-cell office:value-type="float" office:value="5.7327783107758" calcext:value-type="float">
            <text:p>5,7327783107758</text:p>
          </table:table-cell>
          <table:table-cell office:value-type="float" office:value="9.5661956071854" calcext:value-type="float">
            <text:p>9,5661956071854</text:p>
          </table:table-cell>
          <table:table-cell office:value-type="float" office:value="-109.14116224666" calcext:value-type="float">
            <text:p>-109,141162246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70</text:p>
          </table:table-cell>
          <table:table-cell office:value-type="float" office:value="6.6177946329117" calcext:value-type="float">
            <text:p>6,6177946329117</text:p>
          </table:table-cell>
          <table:table-cell office:value-type="float" office:value="8.675502538681" calcext:value-type="float">
            <text:p>8,675502538681</text:p>
          </table:table-cell>
          <table:table-cell office:value-type="float" office:value="28.759895616276" calcext:value-type="float">
            <text:p>28,7598956162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81</text:p>
          </table:table-cell>
          <table:table-cell office:value-type="float" office:value="8.8330936431885" calcext:value-type="float">
            <text:p>8,8330936431885</text:p>
          </table:table-cell>
          <table:table-cell office:value-type="float" office:value="8.3689278364182" calcext:value-type="float">
            <text:p>8,3689278364182</text:p>
          </table:table-cell>
          <table:table-cell office:value-type="float" office:value="128.8549748196" calcext:value-type="float">
            <text:p>128,85497481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92</text:p>
          </table:table-cell>
          <table:table-cell office:value-type="float" office:value="-0.66834524273872" calcext:value-type="float">
            <text:p>-0,66834524273872</text:p>
          </table:table-cell>
          <table:table-cell office:value-type="float" office:value="10.494768619537" calcext:value-type="float">
            <text:p>10,494768619537</text:p>
          </table:table-cell>
          <table:table-cell office:value-type="float" office:value="-24.204653919123" calcext:value-type="float">
            <text:p>-24,2046539191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003</text:p>
          </table:table-cell>
          <table:table-cell office:value-type="float" office:value="1.004256233573" calcext:value-type="float">
            <text:p>1,004256233573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91.164355065413" calcext:value-type="float">
            <text:p>-91,1643550654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0.27765175327659" calcext:value-type="float">
            <text:p>0,27765175327659</text:p>
          </table:table-cell>
          <table:table-cell office:value-type="float" office:value="0.22594857960939" calcext:value-type="float">
            <text:p>0,22594857960939</text:p>
          </table:table-cell>
          <table:table-cell office:value-type="float" office:value="116.05064884113" calcext:value-type="float">
            <text:p>116,050648841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64</text:p>
          </table:table-cell>
          <table:table-cell office:value-type="float" office:value="1.0317996889353" calcext:value-type="float">
            <text:p>1,0317996889353</text:p>
          </table:table-cell>
          <table:table-cell office:value-type="float" office:value="0.31264152377844" calcext:value-type="float">
            <text:p>0,31264152377844</text:p>
          </table:table-cell>
          <table:table-cell office:value-type="float" office:value="-54.901528130671" calcext:value-type="float">
            <text:p>-54,9015281306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75</text:p>
          </table:table-cell>
          <table:table-cell office:value-type="float" office:value="2.0480498671532" calcext:value-type="float">
            <text:p>2,0480498671532</text:p>
          </table:table-cell>
          <table:table-cell office:value-type="float" office:value="0.27505924925208" calcext:value-type="float">
            <text:p>0,27505924925208</text:p>
          </table:table-cell>
          <table:table-cell office:value-type="float" office:value="-35.984714319752" calcext:value-type="float">
            <text:p>-35,98471431975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86</text:p>
          </table:table-cell>
          <table:table-cell office:value-type="float" office:value="2.9938918352127" calcext:value-type="float">
            <text:p>2,9938918352127</text:p>
          </table:table-cell>
          <table:table-cell office:value-type="float" office:value="-0.0032797202584334" calcext:value-type="float">
            <text:p>-0,0032797202584334</text:p>
          </table:table-cell>
          <table:table-cell office:value-type="float" office:value="0.060324784024221" calcext:value-type="float">
            <text:p>0,0603247840242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97</text:p>
          </table:table-cell>
          <table:table-cell office:value-type="float" office:value="5.5875021219254" calcext:value-type="float">
            <text:p>5,5875021219254</text:p>
          </table:table-cell>
          <table:table-cell office:value-type="float" office:value="-0.58505229651928" calcext:value-type="float">
            <text:p>-0,58505229651928</text:p>
          </table:table-cell>
          <table:table-cell office:value-type="float" office:value="101.00107815615" calcext:value-type="float">
            <text:p>101,001078156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08</text:p>
          </table:table-cell>
          <table:table-cell office:value-type="float" office:value="6.7727386951447" calcext:value-type="float">
            <text:p>6,7727386951447</text:p>
          </table:table-cell>
          <table:table-cell office:value-type="float" office:value="0.75441136956215" calcext:value-type="float">
            <text:p>0,75441136956215</text:p>
          </table:table-cell>
          <table:table-cell office:value-type="float" office:value="-43.105917751409" calcext:value-type="float">
            <text:p>-43,1059177514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19</text:p>
          </table:table-cell>
          <table:table-cell office:value-type="float" office:value="8.1557780504227" calcext:value-type="float">
            <text:p>8,1557780504227</text:p>
          </table:table-cell>
          <table:table-cell office:value-type="float" office:value="0.23588791489601" calcext:value-type="float">
            <text:p>0,23588791489601</text:p>
          </table:table-cell>
          <table:table-cell office:value-type="float" office:value="-46.98744321325" calcext:value-type="float">
            <text:p>-46,987443213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30</text:p>
          </table:table-cell>
          <table:table-cell office:value-type="float" office:value="-0.1499907951802" calcext:value-type="float">
            <text:p>-0,1499907951802</text:p>
          </table:table-cell>
          <table:table-cell office:value-type="float" office:value="0.68928755819798" calcext:value-type="float">
            <text:p>0,68928755819798</text:p>
          </table:table-cell>
          <table:table-cell office:value-type="float" office:value="141.0842898545" calcext:value-type="float">
            <text:p>141,08428985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41</text:p>
          </table:table-cell>
          <table:table-cell office:value-type="float" office:value="0.62519438564777" calcext:value-type="float">
            <text:p>0,62519438564777</text:p>
          </table:table-cell>
          <table:table-cell office:value-type="float" office:value="2.3470625281334" calcext:value-type="float">
            <text:p>2,3470625281334</text:p>
          </table:table-cell>
          <table:table-cell office:value-type="float" office:value="-79.668277388166" calcext:value-type="float">
            <text:p>-79,6682773881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52</text:p>
          </table:table-cell>
          <table:table-cell office:value-type="float" office:value="2.8823000192642" calcext:value-type="float">
            <text:p>2,8823000192642</text:p>
          </table:table-cell>
          <table:table-cell office:value-type="float" office:value="0.82317270338535" calcext:value-type="float">
            <text:p>0,82317270338535</text:p>
          </table:table-cell>
          <table:table-cell office:value-type="float" office:value="132.68849044848" calcext:value-type="float">
            <text:p>132,688490448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63</text:p>
          </table:table-cell>
          <table:table-cell office:value-type="float" office:value="3.3918550610542" calcext:value-type="float">
            <text:p>3,3918550610542</text:p>
          </table:table-cell>
          <table:table-cell office:value-type="float" office:value="1.1889423429966" calcext:value-type="float">
            <text:p>1,1889423429966</text:p>
          </table:table-cell>
          <table:table-cell office:value-type="float" office:value="55.271081863695" calcext:value-type="float">
            <text:p>55,2710818636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74</text:p>
          </table:table-cell>
          <table:table-cell office:value-type="float" office:value="5.9297370910645" calcext:value-type="float">
            <text:p>5,9297370910645</text:p>
          </table:table-cell>
          <table:table-cell office:value-type="float" office:value="0.97110599279404" calcext:value-type="float">
            <text:p>0,97110599279404</text:p>
          </table:table-cell>
          <table:table-cell office:value-type="float" office:value="167.30336474765" calcext:value-type="float">
            <text:p>167,303364747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85</text:p>
          </table:table-cell>
          <table:table-cell office:value-type="float" office:value="6.3282442092896" calcext:value-type="float">
            <text:p>6,3282442092896</text:p>
          </table:table-cell>
          <table:table-cell office:value-type="float" office:value="1.0668009519577" calcext:value-type="float">
            <text:p>1,0668009519577</text:p>
          </table:table-cell>
          <table:table-cell office:value-type="float" office:value="78.87585375719" calcext:value-type="float">
            <text:p>78,875853757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96</text:p>
          </table:table-cell>
          <table:table-cell office:value-type="float" office:value="8.0965232849121" calcext:value-type="float">
            <text:p>8,0965232849121</text:p>
          </table:table-cell>
          <table:table-cell office:value-type="float" office:value="0.72189323604107" calcext:value-type="float">
            <text:p>0,72189323604107</text:p>
          </table:table-cell>
          <table:table-cell office:value-type="float" office:value="49.955244276934" calcext:value-type="float">
            <text:p>49,9552442769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07</text:p>
          </table:table-cell>
          <table:table-cell office:value-type="float" office:value="-1.019411534071" calcext:value-type="float">
            <text:p>-1,019411534071</text:p>
          </table:table-cell>
          <table:table-cell office:value-type="float" office:value="3.4996655583382" calcext:value-type="float">
            <text:p>3,4996655583382</text:p>
          </table:table-cell>
          <table:table-cell office:value-type="float" office:value="-46.749816578665" calcext:value-type="float">
            <text:p>-46,74981657866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18</text:p>
          </table:table-cell>
          <table:table-cell office:value-type="float" office:value="0.12394985184073" calcext:value-type="float">
            <text:p>0,12394985184073</text:p>
          </table:table-cell>
          <table:table-cell office:value-type="float" office:value="3.3437579870224" calcext:value-type="float">
            <text:p>3,3437579870224</text:p>
          </table:table-cell>
          <table:table-cell office:value-type="float" office:value="-31.337635152659" calcext:value-type="float">
            <text:p>-31,3376351526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29</text:p>
          </table:table-cell>
          <table:table-cell office:value-type="float" office:value="1.4943927526474" calcext:value-type="float">
            <text:p>1,4943927526474</text:p>
          </table:table-cell>
          <table:table-cell office:value-type="float" office:value="3.0061417818069" calcext:value-type="float">
            <text:p>3,0061417818069</text:p>
          </table:table-cell>
          <table:table-cell office:value-type="float" office:value="-2.0529403570731" calcext:value-type="float">
            <text:p>-2,05294035707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40</text:p>
          </table:table-cell>
          <table:table-cell office:value-type="float" office:value="3.648838698864" calcext:value-type="float">
            <text:p>3,648838698864</text:p>
          </table:table-cell>
          <table:table-cell office:value-type="float" office:value="3.5444003343582" calcext:value-type="float">
            <text:p>3,5444003343582</text:p>
          </table:table-cell>
          <table:table-cell office:value-type="float" office:value="-110.45986603779" calcext:value-type="float">
            <text:p>-110,459866037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51</text:p>
          </table:table-cell>
          <table:table-cell office:value-type="float" office:value="5.2601486444473" calcext:value-type="float">
            <text:p>5,2601486444473</text:p>
          </table:table-cell>
          <table:table-cell office:value-type="float" office:value="3.5056328773499" calcext:value-type="float">
            <text:p>3,5056328773499</text:p>
          </table:table-cell>
          <table:table-cell office:value-type="float" office:value="-82.007375492412" calcext:value-type="float">
            <text:p>-82,0073754924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62</text:p>
          </table:table-cell>
          <table:table-cell office:value-type="float" office:value="6.4284551143646" calcext:value-type="float">
            <text:p>6,4284551143646</text:p>
          </table:table-cell>
          <table:table-cell office:value-type="float" office:value="2.6728540658951" calcext:value-type="float">
            <text:p>2,6728540658951</text:p>
          </table:table-cell>
          <table:table-cell office:value-type="float" office:value="30.26654196393" calcext:value-type="float">
            <text:p>30,266541963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73</text:p>
          </table:table-cell>
          <table:table-cell office:value-type="float" office:value="9.4988358020782" calcext:value-type="float">
            <text:p>9,4988358020782</text:p>
          </table:table-cell>
          <table:table-cell office:value-type="float" office:value="3.3425289392471" calcext:value-type="float">
            <text:p>3,3425289392471</text:p>
          </table:table-cell>
          <table:table-cell office:value-type="float" office:value="163.16219803634" calcext:value-type="float">
            <text:p>163,16219803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84</text:p>
          </table:table-cell>
          <table:table-cell office:value-type="float" office:value="0.2006496861577" calcext:value-type="float">
            <text:p>0,2006496861577</text:p>
          </table:table-cell>
          <table:table-cell office:value-type="float" office:value="5.0862014293671" calcext:value-type="float">
            <text:p>5,0862014293671</text:p>
          </table:table-cell>
          <table:table-cell office:value-type="float" office:value="167.51113514991" calcext:value-type="float">
            <text:p>167,511135149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95</text:p>
          </table:table-cell>
          <table:table-cell office:value-type="float" office:value="1.4642262458801" calcext:value-type="float">
            <text:p>1,4642262458801</text:p>
          </table:table-cell>
          <table:table-cell office:value-type="float" office:value="3.7444660067558" calcext:value-type="float">
            <text:p>3,7444660067558</text:p>
          </table:table-cell>
          <table:table-cell office:value-type="float" office:value="154.40418765803" calcext:value-type="float">
            <text:p>154,404187658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06</text:p>
          </table:table-cell>
          <table:table-cell office:value-type="float" office:value="2.1408841013908" calcext:value-type="float">
            <text:p>2,1408841013908</text:p>
          </table:table-cell>
          <table:table-cell office:value-type="float" office:value="3.764061331749" calcext:value-type="float">
            <text:p>3,764061331749</text:p>
          </table:table-cell>
          <table:table-cell office:value-type="float" office:value="56.453252673908" calcext:value-type="float">
            <text:p>56,4532526739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17</text:p>
          </table:table-cell>
          <table:table-cell office:value-type="float" office:value="3.5415437817574" calcext:value-type="float">
            <text:p>3,5415437817574</text:p>
          </table:table-cell>
          <table:table-cell office:value-type="float" office:value="3.9761433005333" calcext:value-type="float">
            <text:p>3,9761433005333</text:p>
          </table:table-cell>
          <table:table-cell office:value-type="float" office:value="-9.3143816776336" calcext:value-type="float">
            <text:p>-9,31438167763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28</text:p>
          </table:table-cell>
          <table:table-cell office:value-type="float" office:value="5.1023721694946" calcext:value-type="float">
            <text:p>5,1023721694946</text:p>
          </table:table-cell>
          <table:table-cell office:value-type="float" office:value="3.9312124252319" calcext:value-type="float">
            <text:p>3,9312124252319</text:p>
          </table:table-cell>
          <table:table-cell office:value-type="float" office:value="42.598447222619" calcext:value-type="float">
            <text:p>42,5984472226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39</text:p>
          </table:table-cell>
          <table:table-cell office:value-type="float" office:value="6.7981547117233" calcext:value-type="float">
            <text:p>6,7981547117233</text:p>
          </table:table-cell>
          <table:table-cell office:value-type="float" office:value="4.9876815080643" calcext:value-type="float">
            <text:p>4,9876815080643</text:p>
          </table:table-cell>
          <table:table-cell office:value-type="float" office:value="-92.170808725296" calcext:value-type="float">
            <text:p>-92,1708087252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50</text:p>
          </table:table-cell>
          <table:table-cell office:value-type="float" office:value="8.6984384059906" calcext:value-type="float">
            <text:p>8,6984384059906</text:p>
          </table:table-cell>
          <table:table-cell office:value-type="float" office:value="3.8557329773903" calcext:value-type="float">
            <text:p>3,8557329773903</text:p>
          </table:table-cell>
          <table:table-cell office:value-type="float" office:value="111.6149516622" calcext:value-type="float">
            <text:p>111,61495166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61</text:p>
          </table:table-cell>
          <table:table-cell office:value-type="float" office:value="-0.62367092818022" calcext:value-type="float">
            <text:p>-0,62367092818022</text:p>
          </table:table-cell>
          <table:table-cell office:value-type="float" office:value="6.0342156887054" calcext:value-type="float">
            <text:p>6,0342156887054</text:p>
          </table:table-cell>
          <table:table-cell office:value-type="float" office:value="-5.1703268934967" calcext:value-type="float">
            <text:p>-5,17032689349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72</text:p>
          </table:table-cell>
          <table:table-cell office:value-type="float" office:value="1.4408414065838" calcext:value-type="float">
            <text:p>1,4408414065838</text:p>
          </table:table-cell>
          <table:table-cell office:value-type="float" office:value="5.2779930830002" calcext:value-type="float">
            <text:p>5,2779930830002</text:p>
          </table:table-cell>
          <table:table-cell office:value-type="float" office:value="51.450105989055" calcext:value-type="float">
            <text:p>51,4501059890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83</text:p>
          </table:table-cell>
          <table:table-cell office:value-type="float" office:value="1.9534552097321" calcext:value-type="float">
            <text:p>1,9534552097321</text:p>
          </table:table-cell>
          <table:table-cell office:value-type="float" office:value="5.9115773439407" calcext:value-type="float">
            <text:p>5,9115773439407</text:p>
          </table:table-cell>
          <table:table-cell office:value-type="float" office:value="-73.757296914508" calcext:value-type="float">
            <text:p>-73,7572969145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94</text:p>
          </table:table-cell>
          <table:table-cell office:value-type="float" office:value="3.4736675024033" calcext:value-type="float">
            <text:p>3,4736675024033</text:p>
          </table:table-cell>
          <table:table-cell office:value-type="float" office:value="5.2332961559296" calcext:value-type="float">
            <text:p>5,2332961559296</text:p>
          </table:table-cell>
          <table:table-cell office:value-type="float" office:value="66.615322592911" calcext:value-type="float">
            <text:p>66,6153225929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05</text:p>
          </table:table-cell>
          <table:table-cell office:value-type="float" office:value="4.8070526123047" calcext:value-type="float">
            <text:p>4,8070526123047</text:p>
          </table:table-cell>
          <table:table-cell office:value-type="float" office:value="6.4935499429703" calcext:value-type="float">
            <text:p>6,4935499429703</text:p>
          </table:table-cell>
          <table:table-cell office:value-type="float" office:value="-32.281249951405" calcext:value-type="float">
            <text:p>-32,2812499514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16</text:p>
          </table:table-cell>
          <table:table-cell office:value-type="float" office:value="6.7204403877258" calcext:value-type="float">
            <text:p>6,7204403877258</text:p>
          </table:table-cell>
          <table:table-cell office:value-type="float" office:value="5.3447872400284" calcext:value-type="float">
            <text:p>5,3447872400284</text:p>
          </table:table-cell>
          <table:table-cell office:value-type="float" office:value="104.5642476173" calcext:value-type="float">
            <text:p>104,56424761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27</text:p>
          </table:table-cell>
          <table:table-cell office:value-type="float" office:value="8.645995259285" calcext:value-type="float">
            <text:p>8,645995259285</text:p>
          </table:table-cell>
          <table:table-cell office:value-type="float" office:value="5.3991734981537" calcext:value-type="float">
            <text:p>5,3991734981537</text:p>
          </table:table-cell>
          <table:table-cell office:value-type="float" office:value="101.84480885791" calcext:value-type="float">
            <text:p>101,844808857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38</text:p>
          </table:table-cell>
          <table:table-cell office:value-type="float" office:value="-0.64261093735695" calcext:value-type="float">
            <text:p>-0,64261093735695</text:p>
          </table:table-cell>
          <table:table-cell office:value-type="float" office:value="8.3749103546143" calcext:value-type="float">
            <text:p>8,3749103546143</text:p>
          </table:table-cell>
          <table:table-cell office:value-type="float" office:value="-96.388266344739" calcext:value-type="float">
            <text:p>-96,3882663447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49</text:p>
          </table:table-cell>
          <table:table-cell office:value-type="float" office:value="0.94875939190388" calcext:value-type="float">
            <text:p>0,94875939190388</text:p>
          </table:table-cell>
          <table:table-cell office:value-type="float" office:value="8.3809220790863" calcext:value-type="float">
            <text:p>8,3809220790863</text:p>
          </table:table-cell>
          <table:table-cell office:value-type="float" office:value="-79.507235508815" calcext:value-type="float">
            <text:p>-79,5072355088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60</text:p>
          </table:table-cell>
          <table:table-cell office:value-type="float" office:value="1.834759414196" calcext:value-type="float">
            <text:p>1,834759414196</text:p>
          </table:table-cell>
          <table:table-cell office:value-type="float" office:value="7.2289097309113" calcext:value-type="float">
            <text:p>7,2289097309113</text:p>
          </table:table-cell>
          <table:table-cell office:value-type="float" office:value="23.560645284167" calcext:value-type="float">
            <text:p>23,5606452841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71</text:p>
          </table:table-cell>
          <table:table-cell office:value-type="float" office:value="3.2645851373672" calcext:value-type="float">
            <text:p>3,2645851373672</text:p>
          </table:table-cell>
          <table:table-cell office:value-type="float" office:value="6.9914764165878" calcext:value-type="float">
            <text:p>6,9914764165878</text:p>
          </table:table-cell>
          <table:table-cell office:value-type="float" office:value="31.344697733594" calcext:value-type="float">
            <text:p>31,3446977335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82</text:p>
          </table:table-cell>
          <table:table-cell office:value-type="float" office:value="5.0113475322723" calcext:value-type="float">
            <text:p>5,0113475322723</text:p>
          </table:table-cell>
          <table:table-cell office:value-type="float" office:value="7.8860664367676" calcext:value-type="float">
            <text:p>7,8860664367676</text:p>
          </table:table-cell>
          <table:table-cell office:value-type="float" office:value="-25.560112515832" calcext:value-type="float">
            <text:p>-25,5601125158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93</text:p>
          </table:table-cell>
          <table:table-cell office:value-type="float" office:value="6.3246488571167" calcext:value-type="float">
            <text:p>6,3246488571167</text:p>
          </table:table-cell>
          <table:table-cell office:value-type="float" office:value="7.5615572929382" calcext:value-type="float">
            <text:p>7,5615572929382</text:p>
          </table:table-cell>
          <table:table-cell office:value-type="float" office:value="-41.547113543103" calcext:value-type="float">
            <text:p>-41,54711354310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04</text:p>
          </table:table-cell>
          <table:table-cell office:value-type="float" office:value="8.0333214998245" calcext:value-type="float">
            <text:p>8,0333214998245</text:p>
          </table:table-cell>
          <table:table-cell office:value-type="float" office:value="8.2956278324127" calcext:value-type="float">
            <text:p>8,2956278324127</text:p>
          </table:table-cell>
          <table:table-cell office:value-type="float" office:value="-71.19736929608" calcext:value-type="float">
            <text:p>-71,197369296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15</text:p>
          </table:table-cell>
          <table:table-cell office:value-type="float" office:value="-0.078215235844254" calcext:value-type="float">
            <text:p>-0,078215235844254</text:p>
          </table:table-cell>
          <table:table-cell office:value-type="float" office:value="9.7964733839035" calcext:value-type="float">
            <text:p>9,7964733839035</text:p>
          </table:table-cell>
          <table:table-cell office:value-type="float" office:value="-156.99523573468" calcext:value-type="float">
            <text:p>-156,995235734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26</text:p>
          </table:table-cell>
          <table:table-cell office:value-type="float" office:value="0.19102826714516" calcext:value-type="float">
            <text:p>0,19102826714516</text:p>
          </table:table-cell>
          <table:table-cell office:value-type="float" office:value="9.3718403577805" calcext:value-type="float">
            <text:p>9,3718403577805</text:p>
          </table:table-cell>
          <table:table-cell office:value-type="float" office:value="-45.702463502337" calcext:value-type="float">
            <text:p>-45,7024635023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37</text:p>
          </table:table-cell>
          <table:table-cell office:value-type="float" office:value="1.4888742566109" calcext:value-type="float">
            <text:p>1,4888742566109</text:p>
          </table:table-cell>
          <table:table-cell office:value-type="float" office:value="8.997408747673" calcext:value-type="float">
            <text:p>8,997408747673</text:p>
          </table:table-cell>
          <table:table-cell office:value-type="float" office:value="0.19396447345235" calcext:value-type="float">
            <text:p>0,1939644734523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48</text:p>
          </table:table-cell>
          <table:table-cell office:value-type="float" office:value="3.8109460473061" calcext:value-type="float">
            <text:p>3,8109460473061</text:p>
          </table:table-cell>
          <table:table-cell office:value-type="float" office:value="9.5810556411743" calcext:value-type="float">
            <text:p>9,5810556411743</text:p>
          </table:table-cell>
          <table:table-cell office:value-type="float" office:value="-70.089552053221" calcext:value-type="float">
            <text:p>-70,0895520532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59</text:p>
          </table:table-cell>
          <table:table-cell office:value-type="float" office:value="5.9423422813416" calcext:value-type="float">
            <text:p>5,9423422813416</text:p>
          </table:table-cell>
          <table:table-cell office:value-type="float" office:value="9.7206670045853" calcext:value-type="float">
            <text:p>9,7206670045853</text:p>
          </table:table-cell>
          <table:table-cell office:value-type="float" office:value="-150.0165447308" calcext:value-type="float">
            <text:p>-150,01654473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70</text:p>
          </table:table-cell>
          <table:table-cell office:value-type="float" office:value="6.3483828306198" calcext:value-type="float">
            <text:p>6,3483828306198</text:p>
          </table:table-cell>
          <table:table-cell office:value-type="float" office:value="8.5570794343948" calcext:value-type="float">
            <text:p>8,5570794343948</text:p>
          </table:table-cell>
          <table:table-cell office:value-type="float" office:value="19.492473951571" calcext:value-type="float">
            <text:p>19,4924739515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81</text:p>
          </table:table-cell>
          <table:table-cell office:value-type="float" office:value="9.1203993558884" calcext:value-type="float">
            <text:p>9,1203993558884</text:p>
          </table:table-cell>
          <table:table-cell office:value-type="float" office:value="8.3102226257324" calcext:value-type="float">
            <text:p>8,3102226257324</text:p>
          </table:table-cell>
          <table:table-cell office:value-type="float" office:value="177.44535397572" calcext:value-type="float">
            <text:p>177,445353975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92</text:p>
          </table:table-cell>
          <table:table-cell office:value-type="float" office:value="-0.83771973848343" calcext:value-type="float">
            <text:p>-0,83771973848343</text:p>
          </table:table-cell>
          <table:table-cell office:value-type="float" office:value="10.325486660004" calcext:value-type="float">
            <text:p>10,325486660004</text:p>
          </table:table-cell>
          <table:table-cell office:value-type="float" office:value="-11.97927763128" calcext:value-type="float">
            <text:p>-11,979277631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003</text:p>
          </table:table-cell>
          <table:table-cell office:value-type="float" office:value="1.1985180526972" calcext:value-type="float">
            <text:p>1,1985180526972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28.02155610103" calcext:value-type="float">
            <text:p>-128,021556101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0.24039603769779" calcext:value-type="float">
            <text:p>0,24039603769779</text:p>
          </table:table-cell>
          <table:table-cell office:value-type="float" office:value="-0.087639633566141" calcext:value-type="float">
            <text:p>-0,087639633566141</text:p>
          </table:table-cell>
          <table:table-cell office:value-type="float" office:value="79.790483614442" calcext:value-type="float">
            <text:p>79,7904836144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64</text:p>
          </table:table-cell>
          <table:table-cell office:value-type="float" office:value="0.98584406077862" calcext:value-type="float">
            <text:p>0,98584406077862</text:p>
          </table:table-cell>
          <table:table-cell office:value-type="float" office:value="0.45310724526644" calcext:value-type="float">
            <text:p>0,45310724526644</text:p>
          </table:table-cell>
          <table:table-cell office:value-type="float" office:value="-69.965493906835" calcext:value-type="float">
            <text:p>-69,96549390683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75</text:p>
          </table:table-cell>
          <table:table-cell office:value-type="float" office:value="1.8502071499825" calcext:value-type="float">
            <text:p>1,8502071499825</text:p>
          </table:table-cell>
          <table:table-cell office:value-type="float" office:value="0.55620867758989" calcext:value-type="float">
            <text:p>0,55620867758989</text:p>
          </table:table-cell>
          <table:table-cell office:value-type="float" office:value="-60.296516509572" calcext:value-type="float">
            <text:p>-60,2965165095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86</text:p>
          </table:table-cell>
          <table:table-cell office:value-type="float" office:value="2.5953674316406" calcext:value-type="float">
            <text:p>2,5953674316406</text:p>
          </table:table-cell>
          <table:table-cell office:value-type="float" office:value="-0.0037287743180059" calcext:value-type="float">
            <text:p>-0,0037287743180059</text:p>
          </table:table-cell>
          <table:table-cell office:value-type="float" office:value="0.044909106036589" calcext:value-type="float">
            <text:p>0,04490910603658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97</text:p>
          </table:table-cell>
          <table:table-cell office:value-type="float" office:value="5.8413684368134" calcext:value-type="float">
            <text:p>5,8413684368134</text:p>
          </table:table-cell>
          <table:table-cell office:value-type="float" office:value="-0.58346629142761" calcext:value-type="float">
            <text:p>-0,58346629142761</text:p>
          </table:table-cell>
          <table:table-cell office:value-type="float" office:value="127.1704655544" calcext:value-type="float">
            <text:p>127,170465554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08</text:p>
          </table:table-cell>
          <table:table-cell office:value-type="float" office:value="6.5989673137665" calcext:value-type="float">
            <text:p>6,5989673137665</text:p>
          </table:table-cell>
          <table:table-cell office:value-type="float" office:value="0.61553113162518" calcext:value-type="float">
            <text:p>0,61553113162518</text:p>
          </table:table-cell>
          <table:table-cell office:value-type="float" office:value="47.608318222556" calcext:value-type="float">
            <text:p>47,608318222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19</text:p>
          </table:table-cell>
          <table:table-cell office:value-type="float" office:value="8.2954919338226" calcext:value-type="float">
            <text:p>8,2954919338226</text:p>
          </table:table-cell>
          <table:table-cell office:value-type="float" office:value="0.40979083627462" calcext:value-type="float">
            <text:p>0,40979083627462</text:p>
          </table:table-cell>
          <table:table-cell office:value-type="float" office:value="-137.74494304778" calcext:value-type="float">
            <text:p>-137,744943047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30</text:p>
          </table:table-cell>
          <table:table-cell office:value-type="float" office:value="0.13477290980518" calcext:value-type="float">
            <text:p>0,13477290980518</text:p>
          </table:table-cell>
          <table:table-cell office:value-type="float" office:value="0.65324917435646" calcext:value-type="float">
            <text:p>0,65324917435646</text:p>
          </table:table-cell>
          <table:table-cell office:value-type="float" office:value="179.63221878003" calcext:value-type="float">
            <text:p>179,6322187800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41</text:p>
          </table:table-cell>
          <table:table-cell office:value-type="float" office:value="0.60149002820253" calcext:value-type="float">
            <text:p>0,60149002820253</text:p>
          </table:table-cell>
          <table:table-cell office:value-type="float" office:value="2.6525795459747" calcext:value-type="float">
            <text:p>2,6525795459747</text:p>
          </table:table-cell>
          <table:table-cell office:value-type="float" office:value="-82.273464293996" calcext:value-type="float">
            <text:p>-82,2734642939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52</text:p>
          </table:table-cell>
          <table:table-cell office:value-type="float" office:value="3.0686885118484" calcext:value-type="float">
            <text:p>3,0686885118484</text:p>
          </table:table-cell>
          <table:table-cell office:value-type="float" office:value="0.90599194169044" calcext:value-type="float">
            <text:p>0,90599194169044</text:p>
          </table:table-cell>
          <table:table-cell office:value-type="float" office:value="-148.32909699458" calcext:value-type="float">
            <text:p>-148,329096994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63</text:p>
          </table:table-cell>
          <table:table-cell office:value-type="float" office:value="3.5134571790695" calcext:value-type="float">
            <text:p>3,5134571790695</text:p>
          </table:table-cell>
          <table:table-cell office:value-type="float" office:value="1.0113728046417" calcext:value-type="float">
            <text:p>1,0113728046417</text:p>
          </table:table-cell>
          <table:table-cell office:value-type="float" office:value="137.91720578625" calcext:value-type="float">
            <text:p>137,917205786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74</text:p>
          </table:table-cell>
          <table:table-cell office:value-type="float" office:value="6.0076987743378" calcext:value-type="float">
            <text:p>6,0076987743378</text:p>
          </table:table-cell>
          <table:table-cell office:value-type="float" office:value="1.1781944334507" calcext:value-type="float">
            <text:p>1,1781944334507</text:p>
          </table:table-cell>
          <table:table-cell office:value-type="float" office:value="-102.16640059356" calcext:value-type="float">
            <text:p>-102,166400593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85</text:p>
          </table:table-cell>
          <table:table-cell office:value-type="float" office:value="6.5385758876801" calcext:value-type="float">
            <text:p>6,5385758876801</text:p>
          </table:table-cell>
          <table:table-cell office:value-type="float" office:value="0.99369309842587" calcext:value-type="float">
            <text:p>0,99369309842587</text:p>
          </table:table-cell>
          <table:table-cell office:value-type="float" office:value="169.6734534707" calcext:value-type="float">
            <text:p>169,67345347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96</text:p>
          </table:table-cell>
          <table:table-cell office:value-type="float" office:value="7.9089951515198" calcext:value-type="float">
            <text:p>7,9089951515198</text:p>
          </table:table-cell>
          <table:table-cell office:value-type="float" office:value="0.83870217204094" calcext:value-type="float">
            <text:p>0,83870217204094</text:p>
          </table:table-cell>
          <table:table-cell office:value-type="float" office:value="-40.767984785092" calcext:value-type="float">
            <text:p>-40,7679847850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07</text:p>
          </table:table-cell>
          <table:table-cell office:value-type="float" office:value="-1.1856863647699" calcext:value-type="float">
            <text:p>-1,1856863647699</text:p>
          </table:table-cell>
          <table:table-cell office:value-type="float" office:value="3.7555307149887" calcext:value-type="float">
            <text:p>3,7555307149887</text:p>
          </table:table-cell>
          <table:table-cell office:value-type="float" office:value="-59.518511887569" calcext:value-type="float">
            <text:p>-59,5185118875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18</text:p>
          </table:table-cell>
          <table:table-cell office:value-type="float" office:value="-0.1425470970571" calcext:value-type="float">
            <text:p>-0,1425470970571</text:p>
          </table:table-cell>
          <table:table-cell office:value-type="float" office:value="3.5905858874321" calcext:value-type="float">
            <text:p>3,5905858874321</text:p>
          </table:table-cell>
          <table:table-cell office:value-type="float" office:value="-46.263496207583" calcext:value-type="float">
            <text:p>-46,26349620758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29</text:p>
          </table:table-cell>
          <table:table-cell office:value-type="float" office:value="1.1138318479061" calcext:value-type="float">
            <text:p>1,1138318479061</text:p>
          </table:table-cell>
          <table:table-cell office:value-type="float" office:value="3.0531468987465" calcext:value-type="float">
            <text:p>3,0531468987465</text:p>
          </table:table-cell>
          <table:table-cell office:value-type="float" office:value="-8.8390745934407" calcext:value-type="float">
            <text:p>-8,83907459344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40</text:p>
          </table:table-cell>
          <table:table-cell office:value-type="float" office:value="3.8655549287796" calcext:value-type="float">
            <text:p>3,8655549287796</text:p>
          </table:table-cell>
          <table:table-cell office:value-type="float" office:value="3.4968477487564" calcext:value-type="float">
            <text:p>3,4968477487564</text:p>
          </table:table-cell>
          <table:table-cell office:value-type="float" office:value="159.03452095712" calcext:value-type="float">
            <text:p>159,034520957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51</text:p>
          </table:table-cell>
          <table:table-cell office:value-type="float" office:value="5.4767417907715" calcext:value-type="float">
            <text:p>5,4767417907715</text:p>
          </table:table-cell>
          <table:table-cell office:value-type="float" office:value="3.5506439208984" calcext:value-type="float">
            <text:p>3,5506439208984</text:p>
          </table:table-cell>
          <table:table-cell office:value-type="float" office:value="-172.01164269903" calcext:value-type="float">
            <text:p>-172,011642699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62</text:p>
          </table:table-cell>
          <table:table-cell office:value-type="float" office:value="6.1922138929367" calcext:value-type="float">
            <text:p>6,1922138929367</text:p>
          </table:table-cell>
          <table:table-cell office:value-type="float" office:value="2.4952843785286" calcext:value-type="float">
            <text:p>2,4952843785286</text:p>
          </table:table-cell>
          <table:table-cell office:value-type="float" office:value="38.462190491379" calcext:value-type="float">
            <text:p>38,4621904913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73</text:p>
          </table:table-cell>
          <table:table-cell office:value-type="float" office:value="9.8002511262894" calcext:value-type="float">
            <text:p>9,8002511262894</text:p>
          </table:table-cell>
          <table:table-cell office:value-type="float" office:value="3.1574335694313" calcext:value-type="float">
            <text:p>3,1574335694313</text:p>
          </table:table-cell>
          <table:table-cell office:value-type="float" office:value="144.17751579528" calcext:value-type="float">
            <text:p>144,177515795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84</text:p>
          </table:table-cell>
          <table:table-cell office:value-type="float" office:value="0.36035850644112" calcext:value-type="float">
            <text:p>0,36035850644112</text:p>
          </table:table-cell>
          <table:table-cell office:value-type="float" office:value="4.8521971702576" calcext:value-type="float">
            <text:p>4,8521971702576</text:p>
          </table:table-cell>
          <table:table-cell office:value-type="float" office:value="114.90394810962" calcext:value-type="float">
            <text:p>114,9039481096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95</text:p>
          </table:table-cell>
          <table:table-cell office:value-type="float" office:value="1.5166571736336" calcext:value-type="float">
            <text:p>1,5166571736336</text:p>
          </table:table-cell>
          <table:table-cell office:value-type="float" office:value="3.553723692894" calcext:value-type="float">
            <text:p>3,553723692894</text:p>
          </table:table-cell>
          <table:table-cell office:value-type="float" office:value="89.690042149489" calcext:value-type="float">
            <text:p>89,6900421494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06</text:p>
          </table:table-cell>
          <table:table-cell office:value-type="float" office:value="1.9269888103008" calcext:value-type="float">
            <text:p>1,9269888103008</text:p>
          </table:table-cell>
          <table:table-cell office:value-type="float" office:value="3.7588760256767" calcext:value-type="float">
            <text:p>3,7588760256767</text:p>
          </table:table-cell>
          <table:table-cell office:value-type="float" office:value="-15.620956375341" calcext:value-type="float">
            <text:p>-15,6209563753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17</text:p>
          </table:table-cell>
          <table:table-cell office:value-type="float" office:value="3.5461765527725" calcext:value-type="float">
            <text:p>3,5461765527725</text:p>
          </table:table-cell>
          <table:table-cell office:value-type="float" office:value="4.1980943083763" calcext:value-type="float">
            <text:p>4,1980943083763</text:p>
          </table:table-cell>
          <table:table-cell office:value-type="float" office:value="-100.05908635012" calcext:value-type="float">
            <text:p>-100,059086350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28</text:p>
          </table:table-cell>
          <table:table-cell office:value-type="float" office:value="5.2237617969513" calcext:value-type="float">
            <text:p>5,2237617969513</text:p>
          </table:table-cell>
          <table:table-cell office:value-type="float" office:value="3.7650585174561" calcext:value-type="float">
            <text:p>3,7650585174561</text:p>
          </table:table-cell>
          <table:table-cell office:value-type="float" office:value="135.44466692931" calcext:value-type="float">
            <text:p>135,444666929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39</text:p>
          </table:table-cell>
          <table:table-cell office:value-type="float" office:value="7.0400935411453" calcext:value-type="float">
            <text:p>7,0400935411453</text:p>
          </table:table-cell>
          <table:table-cell office:value-type="float" office:value="4.9678429961205" calcext:value-type="float">
            <text:p>4,9678429961205</text:p>
          </table:table-cell>
          <table:table-cell office:value-type="float" office:value="170.16792297363" calcext:value-type="float">
            <text:p>170,167922973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50</text:p>
          </table:table-cell>
          <table:table-cell office:value-type="float" office:value="8.7594300508499" calcext:value-type="float">
            <text:p>8,7594300508499</text:p>
          </table:table-cell>
          <table:table-cell office:value-type="float" office:value="3.5548695921898" calcext:value-type="float">
            <text:p>3,5548695921898</text:p>
          </table:table-cell>
          <table:table-cell office:value-type="float" office:value="98.359406374063" calcext:value-type="float">
            <text:p>98,35940637406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61</text:p>
          </table:table-cell>
          <table:table-cell office:value-type="float" office:value="-0.82982376217842" calcext:value-type="float">
            <text:p>-0,82982376217842</text:p>
          </table:table-cell>
          <table:table-cell office:value-type="float" office:value="5.9782403707504" calcext:value-type="float">
            <text:p>5,9782403707504</text:p>
          </table:table-cell>
          <table:table-cell office:value-type="float" office:value="18.951378430531" calcext:value-type="float">
            <text:p>18,9513784305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72</text:p>
          </table:table-cell>
          <table:table-cell office:value-type="float" office:value="1.1946333944798" calcext:value-type="float">
            <text:p>1,1946333944798</text:p>
          </table:table-cell>
          <table:table-cell office:value-type="float" office:value="5.3765350580215" calcext:value-type="float">
            <text:p>5,3765350580215</text:p>
          </table:table-cell>
          <table:table-cell office:value-type="float" office:value="-21.902510504814" calcext:value-type="float">
            <text:p>-21,9025105048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83</text:p>
          </table:table-cell>
          <table:table-cell office:value-type="float" office:value="2.1749821305275" calcext:value-type="float">
            <text:p>2,1749821305275</text:p>
          </table:table-cell>
          <table:table-cell office:value-type="float" office:value="6.056033372879" calcext:value-type="float">
            <text:p>6,056033372879</text:p>
          </table:table-cell>
          <table:table-cell office:value-type="float" office:value="-147.1693303175" calcext:value-type="float">
            <text:p>-147,16933031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94</text:p>
          </table:table-cell>
          <table:table-cell office:value-type="float" office:value="3.4148329496384" calcext:value-type="float">
            <text:p>3,4148329496384</text:p>
          </table:table-cell>
          <table:table-cell office:value-type="float" office:value="4.8818507790565" calcext:value-type="float">
            <text:p>4,8818507790565</text:p>
          </table:table-cell>
          <table:table-cell office:value-type="float" office:value="84.710276810227" calcext:value-type="float">
            <text:p>84,71027681022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05</text:p>
          </table:table-cell>
          <table:table-cell office:value-type="float" office:value="4.532932639122" calcext:value-type="float">
            <text:p>4,532932639122</text:p>
          </table:table-cell>
          <table:table-cell office:value-type="float" office:value="6.6903555393219" calcext:value-type="float">
            <text:p>6,6903555393219</text:p>
          </table:table-cell>
          <table:table-cell office:value-type="float" office:value="-36.823213859728" calcext:value-type="float">
            <text:p>-36,8232138597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16</text:p>
          </table:table-cell>
          <table:table-cell office:value-type="float" office:value="6.9356632232666" calcext:value-type="float">
            <text:p>6,9356632232666</text:p>
          </table:table-cell>
          <table:table-cell office:value-type="float" office:value="5.3840696811676" calcext:value-type="float">
            <text:p>5,3840696811676</text:p>
          </table:table-cell>
          <table:table-cell office:value-type="float" office:value="-168.94394728788" calcext:value-type="float">
            <text:p>-168,9439472878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27</text:p>
          </table:table-cell>
          <table:table-cell office:value-type="float" office:value="8.5847061872482" calcext:value-type="float">
            <text:p>8,5847061872482</text:p>
          </table:table-cell>
          <table:table-cell office:value-type="float" office:value="5.0753307342529" calcext:value-type="float">
            <text:p>5,0753307342529</text:p>
          </table:table-cell>
          <table:table-cell office:value-type="float" office:value="72.608047230228" calcext:value-type="float">
            <text:p>72,6080472302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38</text:p>
          </table:table-cell>
          <table:table-cell office:value-type="float" office:value="-0.4959823563695" calcext:value-type="float">
            <text:p>-0,4959823563695</text:p>
          </table:table-cell>
          <table:table-cell office:value-type="float" office:value="8.6626052856445" calcext:value-type="float">
            <text:p>8,6626052856445</text:p>
          </table:table-cell>
          <table:table-cell office:value-type="float" office:value="-122.66034988841" calcext:value-type="float">
            <text:p>-122,660349888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49</text:p>
          </table:table-cell>
          <table:table-cell office:value-type="float" office:value="0.93097597360611" calcext:value-type="float">
            <text:p>0,93097597360611</text:p>
          </table:table-cell>
          <table:table-cell office:value-type="float" office:value="8.5984790325165" calcext:value-type="float">
            <text:p>8,5984790325165</text:p>
          </table:table-cell>
          <table:table-cell office:value-type="float" office:value="-100.26216886605" calcext:value-type="float">
            <text:p>-100,262168866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60</text:p>
          </table:table-cell>
          <table:table-cell office:value-type="float" office:value="1.5579208731651" calcext:value-type="float">
            <text:p>1,5579208731651</text:p>
          </table:table-cell>
          <table:table-cell office:value-type="float" office:value="7.0777577161789" calcext:value-type="float">
            <text:p>7,0777577161789</text:p>
          </table:table-cell>
          <table:table-cell office:value-type="float" office:value="29.979193666179" calcext:value-type="float">
            <text:p>29,9791936661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71</text:p>
          </table:table-cell>
          <table:table-cell office:value-type="float" office:value="2.9742124676704" calcext:value-type="float">
            <text:p>2,9742124676704</text:p>
          </table:table-cell>
          <table:table-cell office:value-type="float" office:value="6.8282520771027" calcext:value-type="float">
            <text:p>6,8282520771027</text:p>
          </table:table-cell>
          <table:table-cell office:value-type="float" office:value="28.665273432519" calcext:value-type="float">
            <text:p>28,6652734325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82</text:p>
          </table:table-cell>
          <table:table-cell office:value-type="float" office:value="4.7234576940536" calcext:value-type="float">
            <text:p>4,7234576940536</text:p>
          </table:table-cell>
          <table:table-cell office:value-type="float" office:value="7.9962605237961" calcext:value-type="float">
            <text:p>7,9962605237961</text:p>
          </table:table-cell>
          <table:table-cell office:value-type="float" office:value="-19.702251739563" calcext:value-type="float">
            <text:p>-19,70225173956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93</text:p>
          </table:table-cell>
          <table:table-cell office:value-type="float" office:value="6.2770968675613" calcext:value-type="float">
            <text:p>6,2770968675613</text:p>
          </table:table-cell>
          <table:table-cell office:value-type="float" office:value="7.7698659896851" calcext:value-type="float">
            <text:p>7,7698659896851</text:p>
          </table:table-cell>
          <table:table-cell office:value-type="float" office:value="-79.689003859356" calcext:value-type="float">
            <text:p>-79,6890038593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04</text:p>
          </table:table-cell>
          <table:table-cell office:value-type="float" office:value="7.9507648944855" calcext:value-type="float">
            <text:p>7,9507648944855</text:p>
          </table:table-cell>
          <table:table-cell office:value-type="float" office:value="8.5863000154495" calcext:value-type="float">
            <text:p>8,5863000154495</text:p>
          </table:table-cell>
          <table:table-cell office:value-type="float" office:value="-68.00627860294" calcext:value-type="float">
            <text:p>-68,006278602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15</text:p>
          </table:table-cell>
          <table:table-cell office:value-type="float" office:value="0.065233325585723" calcext:value-type="float">
            <text:p>0,065233325585723</text:p>
          </table:table-cell>
          <table:table-cell office:value-type="float" office:value="9.7205990552902" calcext:value-type="float">
            <text:p>9,7205990552902</text:p>
          </table:table-cell>
          <table:table-cell office:value-type="float" office:value="124.48093086291" calcext:value-type="float">
            <text:p>124,480930862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26</text:p>
          </table:table-cell>
          <table:table-cell office:value-type="float" office:value="0.30375942587852" calcext:value-type="float">
            <text:p>0,30375942587852</text:p>
          </table:table-cell>
          <table:table-cell office:value-type="float" office:value="9.4927757978439" calcext:value-type="float">
            <text:p>9,4927757978439</text:p>
          </table:table-cell>
          <table:table-cell office:value-type="float" office:value="-118.44013147293" calcext:value-type="float">
            <text:p>-118,440131472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37</text:p>
          </table:table-cell>
          <table:table-cell office:value-type="float" office:value="1.1843021214008" calcext:value-type="float">
            <text:p>1,1843021214008</text:p>
          </table:table-cell>
          <table:table-cell office:value-type="float" office:value="8.9263737201691" calcext:value-type="float">
            <text:p>8,9263737201691</text:p>
          </table:table-cell>
          <table:table-cell office:value-type="float" office:value="32.932603055504" calcext:value-type="float">
            <text:p>32,9326030555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48</text:p>
          </table:table-cell>
          <table:table-cell office:value-type="float" office:value="3.7960612773895" calcext:value-type="float">
            <text:p>3,7960612773895</text:p>
          </table:table-cell>
          <table:table-cell office:value-type="float" office:value="9.8309910297394" calcext:value-type="float">
            <text:p>9,8309910297394</text:p>
          </table:table-cell>
          <table:table-cell office:value-type="float" office:value="-89.169946445781" calcext:value-type="float">
            <text:p>-89,1699464457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59</text:p>
          </table:table-cell>
          <table:table-cell office:value-type="float" office:value="6.2229001522064" calcext:value-type="float">
            <text:p>6,2229001522064</text:p>
          </table:table-cell>
          <table:table-cell office:value-type="float" office:value="9.7165012359619" calcext:value-type="float">
            <text:p>9,7165012359619</text:p>
          </table:table-cell>
          <table:table-cell office:value-type="float" office:value="177.98668867464" calcext:value-type="float">
            <text:p>177,986688674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70</text:p>
          </table:table-cell>
          <table:table-cell office:value-type="float" office:value="6.070032119751" calcext:value-type="float">
            <text:p>6,070032119751</text:p>
          </table:table-cell>
          <table:table-cell office:value-type="float" office:value="8.5259139537811" calcext:value-type="float">
            <text:p>8,5259139537811</text:p>
          </table:table-cell>
          <table:table-cell office:value-type="float" office:value="3.653936182997" calcext:value-type="float">
            <text:p>3,6539361829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81</text:p>
          </table:table-cell>
          <table:table-cell office:value-type="float" office:value="9.354122877121" calcext:value-type="float">
            <text:p>9,354122877121</text:p>
          </table:table-cell>
          <table:table-cell office:value-type="float" office:value="8.4851038455963" calcext:value-type="float">
            <text:p>8,4851038455963</text:p>
          </table:table-cell>
          <table:table-cell office:value-type="float" office:value="-134.16871447472" calcext:value-type="float">
            <text:p>-134,168714474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92</text:p>
          </table:table-cell>
          <table:table-cell office:value-type="float" office:value="-1.1253990978003" calcext:value-type="float">
            <text:p>-1,1253990978003</text:p>
          </table:table-cell>
          <table:table-cell office:value-type="float" office:value="10.035626888275" calcext:value-type="float">
            <text:p>10,035626888275</text:p>
          </table:table-cell>
          <table:table-cell office:value-type="float" office:value="-10.164788858906" calcext:value-type="float">
            <text:p>-10,16478885890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003</text:p>
          </table:table-cell>
          <table:table-cell office:value-type="float" office:value="1.4517244696617" calcext:value-type="float">
            <text:p>1,4517244696617</text:p>
          </table:table-cell>
          <table:table-cell office:value-type="float" office:value="11.085015535355" calcext:value-type="float">
            <text:p>11,085015535355</text:p>
          </table:table-cell>
          <table:table-cell office:value-type="float" office:value="-153.62193933718" calcext:value-type="float">
            <text:p>-153,621939337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0.069977343082428" calcext:value-type="float">
            <text:p>0,069977343082428</text:p>
          </table:table-cell>
          <table:table-cell office:value-type="float" office:value="-0.36111202090979" calcext:value-type="float">
            <text:p>-0,36111202090979</text:p>
          </table:table-cell>
          <table:table-cell office:value-type="float" office:value="52.112731204671" calcext:value-type="float">
            <text:p>52,1127312046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64</text:p>
          </table:table-cell>
          <table:table-cell office:value-type="float" office:value="1.0044331848621" calcext:value-type="float">
            <text:p>1,0044331848621</text:p>
          </table:table-cell>
          <table:table-cell office:value-type="float" office:value="0.65447695553303" calcext:value-type="float">
            <text:p>0,65447695553303</text:p>
          </table:table-cell>
          <table:table-cell office:value-type="float" office:value="-92.444305207319" calcext:value-type="float">
            <text:p>-92,4443052073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75</text:p>
          </table:table-cell>
          <table:table-cell office:value-type="float" office:value="1.7836517095566" calcext:value-type="float">
            <text:p>1,7836517095566</text:p>
          </table:table-cell>
          <table:table-cell office:value-type="float" office:value="0.89347422122955" calcext:value-type="float">
            <text:p>0,89347422122955</text:p>
          </table:table-cell>
          <table:table-cell office:value-type="float" office:value="-84.28088418997" calcext:value-type="float">
            <text:p>-84,280884189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86</text:p>
          </table:table-cell>
          <table:table-cell office:value-type="float" office:value="2.1979117393494" calcext:value-type="float">
            <text:p>2,1979117393494</text:p>
          </table:table-cell>
          <table:table-cell office:value-type="float" office:value="-0.0028799634310417" calcext:value-type="float">
            <text:p>-0,0028799634310417</text:p>
          </table:table-cell>
          <table:table-cell office:value-type="float" office:value="-0.43219284326502" calcext:value-type="float">
            <text:p>-0,432192843265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97</text:p>
          </table:table-cell>
          <table:table-cell office:value-type="float" office:value="6.0596132278442" calcext:value-type="float">
            <text:p>6,0596132278442</text:p>
          </table:table-cell>
          <table:table-cell office:value-type="float" office:value="-0.57930696755648" calcext:value-type="float">
            <text:p>-0,57930696755648</text:p>
          </table:table-cell>
          <table:table-cell office:value-type="float" office:value="139.4063408967" calcext:value-type="float">
            <text:p>139,406340896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08</text:p>
          </table:table-cell>
          <table:table-cell office:value-type="float" office:value="6.7119264602661" calcext:value-type="float">
            <text:p>6,7119264602661</text:p>
          </table:table-cell>
          <table:table-cell office:value-type="float" office:value="0.41621945798397" calcext:value-type="float">
            <text:p>0,41621945798397</text:p>
          </table:table-cell>
          <table:table-cell office:value-type="float" office:value="116.62504475587" calcext:value-type="float">
            <text:p>116,625044755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19</text:p>
          </table:table-cell>
          <table:table-cell office:value-type="float" office:value="8.5625427961349" calcext:value-type="float">
            <text:p>8,5625427961349</text:p>
          </table:table-cell>
          <table:table-cell office:value-type="float" office:value="0.30005883425474" calcext:value-type="float">
            <text:p>0,30005883425474</text:p>
          </table:table-cell>
          <table:table-cell office:value-type="float" office:value="161.12738202332" calcext:value-type="float">
            <text:p>161,127382023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30</text:p>
          </table:table-cell>
          <table:table-cell office:value-type="float" office:value="0.36260347813368" calcext:value-type="float">
            <text:p>0,36260347813368</text:p>
          </table:table-cell>
          <table:table-cell office:value-type="float" office:value="0.71032553911209" calcext:value-type="float">
            <text:p>0,71032553911209</text:p>
          </table:table-cell>
          <table:table-cell office:value-type="float" office:value="-164.70780645966" calcext:value-type="float">
            <text:p>-164,707806459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41</text:p>
          </table:table-cell>
          <table:table-cell office:value-type="float" office:value="0.39990238845348" calcext:value-type="float">
            <text:p>0,39990238845348</text:p>
          </table:table-cell>
          <table:table-cell office:value-type="float" office:value="2.7142226696014" calcext:value-type="float">
            <text:p>2,7142226696014</text:p>
          </table:table-cell>
          <table:table-cell office:value-type="float" office:value="-4.3420308524636" calcext:value-type="float">
            <text:p>-4,34203085246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52</text:p>
          </table:table-cell>
          <table:table-cell office:value-type="float" office:value="2.9793053865433" calcext:value-type="float">
            <text:p>2,9793053865433</text:p>
          </table:table-cell>
          <table:table-cell office:value-type="float" office:value="1.1088927090168" calcext:value-type="float">
            <text:p>1,1088927090168</text:p>
          </table:table-cell>
          <table:table-cell office:value-type="float" office:value="-57.617293801277" calcext:value-type="float">
            <text:p>-57,6172938012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63</text:p>
          </table:table-cell>
          <table:table-cell office:value-type="float" office:value="3.6835107207298" calcext:value-type="float">
            <text:p>3,6835107207298</text:p>
          </table:table-cell>
          <table:table-cell office:value-type="float" office:value="1.1533496528864" calcext:value-type="float">
            <text:p>1,1533496528864</text:p>
          </table:table-cell>
          <table:table-cell office:value-type="float" office:value="-131.56282370258" calcext:value-type="float">
            <text:p>-131,562823702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74</text:p>
          </table:table-cell>
          <table:table-cell office:value-type="float" office:value="5.8482879400253" calcext:value-type="float">
            <text:p>5,8482879400253</text:p>
          </table:table-cell>
          <table:table-cell office:value-type="float" office:value="1.4743426442146" calcext:value-type="float">
            <text:p>1,4743426442146</text:p>
          </table:table-cell>
          <table:table-cell office:value-type="float" office:value="-66.939189935186" calcext:value-type="float">
            <text:p>-66,9391899351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85</text:p>
          </table:table-cell>
          <table:table-cell office:value-type="float" office:value="6.7236465215683" calcext:value-type="float">
            <text:p>6,7236465215683</text:p>
          </table:table-cell>
          <table:table-cell office:value-type="float" office:value="0.97344994544983" calcext:value-type="float">
            <text:p>0,97344994544983</text:p>
          </table:table-cell>
          <table:table-cell office:value-type="float" office:value="151.2452493048" calcext:value-type="float">
            <text:p>151,24524930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96</text:p>
          </table:table-cell>
          <table:table-cell office:value-type="float" office:value="7.9861348867416" calcext:value-type="float">
            <text:p>7,9861348867416</text:p>
          </table:table-cell>
          <table:table-cell office:value-type="float" office:value="1.1173391342163" calcext:value-type="float">
            <text:p>1,1173391342163</text:p>
          </table:table-cell>
          <table:table-cell office:value-type="float" office:value="-102.43894719774" calcext:value-type="float">
            <text:p>-102,438947197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07</text:p>
          </table:table-cell>
          <table:table-cell office:value-type="float" office:value="-1.3490253686905" calcext:value-type="float">
            <text:p>-1,3490253686905</text:p>
          </table:table-cell>
          <table:table-cell office:value-type="float" office:value="4.0577244758606" calcext:value-type="float">
            <text:p>4,0577244758606</text:p>
          </table:table-cell>
          <table:table-cell office:value-type="float" office:value="-58.677541981837" calcext:value-type="float">
            <text:p>-58,67754198183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18</text:p>
          </table:table-cell>
          <table:table-cell office:value-type="float" office:value="-0.32016444951296" calcext:value-type="float">
            <text:p>-0,32016444951296</text:p>
          </table:table-cell>
          <table:table-cell office:value-type="float" office:value="3.8910692930222" calcext:value-type="float">
            <text:p>3,8910692930222</text:p>
          </table:table-cell>
          <table:table-cell office:value-type="float" office:value="-66.750649433986" calcext:value-type="float">
            <text:p>-66,7506494339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29</text:p>
          </table:table-cell>
          <table:table-cell office:value-type="float" office:value="1.034864783287" calcext:value-type="float">
            <text:p>1,034864783287</text:p>
          </table:table-cell>
          <table:table-cell office:value-type="float" office:value="3.2555896043777" calcext:value-type="float">
            <text:p>3,2555896043777</text:p>
          </table:table-cell>
          <table:table-cell office:value-type="float" office:value="-85.866312312472" calcext:value-type="float">
            <text:p>-85,8663123124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40</text:p>
          </table:table-cell>
          <table:table-cell office:value-type="float" office:value="4.1408687829971" calcext:value-type="float">
            <text:p>4,1408687829971</text:p>
          </table:table-cell>
          <table:table-cell office:value-type="float" office:value="3.2542714476585" calcext:value-type="float">
            <text:p>3,2542714476585</text:p>
          </table:table-cell>
          <table:table-cell office:value-type="float" office:value="142.13876359782" calcext:value-type="float">
            <text:p>142,138763597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51</text:p>
          </table:table-cell>
          <table:table-cell office:value-type="float" office:value="5.6492000818253" calcext:value-type="float">
            <text:p>5,6492000818253</text:p>
          </table:table-cell>
          <table:table-cell office:value-type="float" office:value="3.4271985292435" calcext:value-type="float">
            <text:p>3,4271985292435</text:p>
          </table:table-cell>
          <table:table-cell office:value-type="float" office:value="164.58775283425" calcext:value-type="float">
            <text:p>164,587752834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62</text:p>
          </table:table-cell>
          <table:table-cell office:value-type="float" office:value="5.8679115772247" calcext:value-type="float">
            <text:p>5,8679115772247</text:p>
          </table:table-cell>
          <table:table-cell office:value-type="float" office:value="2.3508588969707" calcext:value-type="float">
            <text:p>2,3508588969707</text:p>
          </table:table-cell>
          <table:table-cell office:value-type="float" office:value="19.499784252446" calcext:value-type="float">
            <text:p>19,4997842524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73</text:p>
          </table:table-cell>
          <table:table-cell office:value-type="float" office:value="10.048365592957" calcext:value-type="float">
            <text:p>10,048365592957</text:p>
          </table:table-cell>
          <table:table-cell office:value-type="float" office:value="2.9691848158836" calcext:value-type="float">
            <text:p>2,9691848158836</text:p>
          </table:table-cell>
          <table:table-cell office:value-type="float" office:value="145.08979487571" calcext:value-type="float">
            <text:p>145,089794875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84</text:p>
          </table:table-cell>
          <table:table-cell office:value-type="float" office:value="0.27678305283189" calcext:value-type="float">
            <text:p>0,27678305283189</text:p>
          </table:table-cell>
          <table:table-cell office:value-type="float" office:value="4.5855394005775" calcext:value-type="float">
            <text:p>4,5855394005775</text:p>
          </table:table-cell>
          <table:table-cell office:value-type="float" office:value="64.451487201035" calcext:value-type="float">
            <text:p>64,4514872010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95</text:p>
          </table:table-cell>
          <table:table-cell office:value-type="float" office:value="1.2966813147068" calcext:value-type="float">
            <text:p>1,2966813147068</text:p>
          </table:table-cell>
          <table:table-cell office:value-type="float" office:value="3.5235461592674" calcext:value-type="float">
            <text:p>3,5235461592674</text:p>
          </table:table-cell>
          <table:table-cell office:value-type="float" office:value="-1.0248419538045" calcext:value-type="float">
            <text:p>-1,02484195380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06</text:p>
          </table:table-cell>
          <table:table-cell office:value-type="float" office:value="1.9564034044743" calcext:value-type="float">
            <text:p>1,9564034044743</text:p>
          </table:table-cell>
          <table:table-cell office:value-type="float" office:value="3.979349732399" calcext:value-type="float">
            <text:p>3,979349732399</text:p>
          </table:table-cell>
          <table:table-cell office:value-type="float" office:value="-106.39686948934" calcext:value-type="float">
            <text:p>-106,396869489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17</text:p>
          </table:table-cell>
          <table:table-cell office:value-type="float" office:value="3.7655058503151" calcext:value-type="float">
            <text:p>3,7655058503151</text:p>
          </table:table-cell>
          <table:table-cell office:value-type="float" office:value="4.214751124382" calcext:value-type="float">
            <text:p>4,214751124382</text:p>
          </table:table-cell>
          <table:table-cell office:value-type="float" office:value="173.32343083278" calcext:value-type="float">
            <text:p>173,323430832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28</text:p>
          </table:table-cell>
          <table:table-cell office:value-type="float" office:value="5.438152551651" calcext:value-type="float">
            <text:p>5,438152551651</text:p>
          </table:table-cell>
          <table:table-cell office:value-type="float" office:value="3.7631130218506" calcext:value-type="float">
            <text:p>3,7631130218506</text:p>
          </table:table-cell>
          <table:table-cell office:value-type="float" office:value="160.6919826216" calcext:value-type="float">
            <text:p>160,69198262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39</text:p>
          </table:table-cell>
          <table:table-cell office:value-type="float" office:value="7.210282087326" calcext:value-type="float">
            <text:p>7,210282087326</text:p>
          </table:table-cell>
          <table:table-cell office:value-type="float" office:value="4.6927070617676" calcext:value-type="float">
            <text:p>4,6927070617676</text:p>
          </table:table-cell>
          <table:table-cell office:value-type="float" office:value="127.20843333348" calcext:value-type="float">
            <text:p>127,208433333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50</text:p>
          </table:table-cell>
          <table:table-cell office:value-type="float" office:value="8.7380254268646" calcext:value-type="float">
            <text:p>8,7380254268646</text:p>
          </table:table-cell>
          <table:table-cell office:value-type="float" office:value="3.2525935769081" calcext:value-type="float">
            <text:p>3,2525935769081</text:p>
          </table:table-cell>
          <table:table-cell office:value-type="float" office:value="82.901511222694" calcext:value-type="float">
            <text:p>82,90151122269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61</text:p>
          </table:table-cell>
          <table:table-cell office:value-type="float" office:value="-0.98846927285194" calcext:value-type="float">
            <text:p>-0,98846927285194</text:p>
          </table:table-cell>
          <table:table-cell office:value-type="float" office:value="5.8103215694427" calcext:value-type="float">
            <text:p>5,8103215694427</text:p>
          </table:table-cell>
          <table:table-cell office:value-type="float" office:value="49.823775033283" calcext:value-type="float">
            <text:p>49,8237750332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72</text:p>
          </table:table-cell>
          <table:table-cell office:value-type="float" office:value="0.82525491714478" calcext:value-type="float">
            <text:p>0,82525491714478</text:p>
          </table:table-cell>
          <table:table-cell office:value-type="float" office:value="5.5243557691574" calcext:value-type="float">
            <text:p>5,5243557691574</text:p>
          </table:table-cell>
          <table:table-cell office:value-type="float" office:value="-21.926038773956" calcext:value-type="float">
            <text:p>-21,9260387739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83</text:p>
          </table:table-cell>
          <table:table-cell office:value-type="float" office:value="2.4425919353962" calcext:value-type="float">
            <text:p>2,4425919353962</text:p>
          </table:table-cell>
          <table:table-cell office:value-type="float" office:value="6.2759184837341" calcext:value-type="float">
            <text:p>6,2759184837341</text:p>
          </table:table-cell>
          <table:table-cell office:value-type="float" office:value="-126.88261839994" calcext:value-type="float">
            <text:p>-126,882618399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94</text:p>
          </table:table-cell>
          <table:table-cell office:value-type="float" office:value="3.2467359304428" calcext:value-type="float">
            <text:p>3,2467359304428</text:p>
          </table:table-cell>
          <table:table-cell office:value-type="float" office:value="4.7468852996826" calcext:value-type="float">
            <text:p>4,7468852996826</text:p>
          </table:table-cell>
          <table:table-cell office:value-type="float" office:value="19.408554977672" calcext:value-type="float">
            <text:p>19,4085549776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05</text:p>
          </table:table-cell>
          <table:table-cell office:value-type="float" office:value="4.2756199836731" calcext:value-type="float">
            <text:p>4,2756199836731</text:p>
          </table:table-cell>
          <table:table-cell office:value-type="float" office:value="6.9080126285553" calcext:value-type="float">
            <text:p>6,9080126285553</text:p>
          </table:table-cell>
          <table:table-cell office:value-type="float" office:value="-41.357483074164" calcext:value-type="float">
            <text:p>-41,35748307416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16</text:p>
          </table:table-cell>
          <table:table-cell office:value-type="float" office:value="7.0972859859467" calcext:value-type="float">
            <text:p>7,0972859859467</text:p>
          </table:table-cell>
          <table:table-cell office:value-type="float" office:value="5.6639868021011" calcext:value-type="float">
            <text:p>5,6639868021011</text:p>
          </table:table-cell>
          <table:table-cell office:value-type="float" office:value="-125.58236547336" calcext:value-type="float">
            <text:p>-125,582365473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27</text:p>
          </table:table-cell>
          <table:table-cell office:value-type="float" office:value="8.3689481019974" calcext:value-type="float">
            <text:p>8,3689481019974</text:p>
          </table:table-cell>
          <table:table-cell office:value-type="float" office:value="4.8246312141418" calcext:value-type="float">
            <text:p>4,8246312141418</text:p>
          </table:table-cell>
          <table:table-cell office:value-type="float" office:value="42.689133221936" calcext:value-type="float">
            <text:p>42,6891332219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38</text:p>
          </table:table-cell>
          <table:table-cell office:value-type="float" office:value="-0.32775931060314" calcext:value-type="float">
            <text:p>-0,32775931060314</text:p>
          </table:table-cell>
          <table:table-cell office:value-type="float" office:value="8.8742196559906" calcext:value-type="float">
            <text:p>8,8742196559906</text:p>
          </table:table-cell>
          <table:table-cell office:value-type="float" office:value="-125.03909001684" calcext:value-type="float">
            <text:p>-125,0390900168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49</text:p>
          </table:table-cell>
          <table:table-cell office:value-type="float" office:value="1.1094133555889" calcext:value-type="float">
            <text:p>1,1094133555889</text:p>
          </table:table-cell>
          <table:table-cell office:value-type="float" office:value="8.5231840610504" calcext:value-type="float">
            <text:p>8,5231840610504</text:p>
          </table:table-cell>
          <table:table-cell office:value-type="float" office:value="166.12834535587" calcext:value-type="float">
            <text:p>166,128345355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60</text:p>
          </table:table-cell>
          <table:table-cell office:value-type="float" office:value="1.2999723851681" calcext:value-type="float">
            <text:p>1,2999723851681</text:p>
          </table:table-cell>
          <table:table-cell office:value-type="float" office:value="6.8967300653458" calcext:value-type="float">
            <text:p>6,8967300653458</text:p>
          </table:table-cell>
          <table:table-cell office:value-type="float" office:value="36.329000618807" calcext:value-type="float">
            <text:p>36,3290006188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71</text:p>
          </table:table-cell>
          <table:table-cell office:value-type="float" office:value="2.6941925287247" calcext:value-type="float">
            <text:p>2,6941925287247</text:p>
          </table:table-cell>
          <table:table-cell office:value-type="float" office:value="6.7333161830902" calcext:value-type="float">
            <text:p>6,7333161830902</text:p>
          </table:table-cell>
          <table:table-cell office:value-type="float" office:value="5.1817057808493" calcext:value-type="float">
            <text:p>5,18170578084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82</text:p>
          </table:table-cell>
          <table:table-cell office:value-type="float" office:value="4.4211873412132" calcext:value-type="float">
            <text:p>4,4211873412132</text:p>
          </table:table-cell>
          <table:table-cell office:value-type="float" office:value="8.1032544374466" calcext:value-type="float">
            <text:p>8,1032544374466</text:p>
          </table:table-cell>
          <table:table-cell office:value-type="float" office:value="-19.532387613491" calcext:value-type="float">
            <text:p>-19,5323876134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93</text:p>
          </table:table-cell>
          <table:table-cell office:value-type="float" office:value="6.3337862491608" calcext:value-type="float">
            <text:p>6,3337862491608</text:p>
          </table:table-cell>
          <table:table-cell office:value-type="float" office:value="8.0200088024139" calcext:value-type="float">
            <text:p>8,0200088024139</text:p>
          </table:table-cell>
          <table:table-cell office:value-type="float" office:value="-97.767085786078" calcext:value-type="float">
            <text:p>-97,76708578607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04</text:p>
          </table:table-cell>
          <table:table-cell office:value-type="float" office:value="7.7770119905472" calcext:value-type="float">
            <text:p>7,7770119905472</text:p>
          </table:table-cell>
          <table:table-cell office:value-type="float" office:value="8.781755566597" calcext:value-type="float">
            <text:p>8,781755566597</text:p>
          </table:table-cell>
          <table:table-cell office:value-type="float" office:value="-44.887215468534" calcext:value-type="float">
            <text:p>-44,8872154685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15</text:p>
          </table:table-cell>
          <table:table-cell office:value-type="float" office:value="-0.026751060504466" calcext:value-type="float">
            <text:p>-0,026751060504466</text:p>
          </table:table-cell>
          <table:table-cell office:value-type="float" office:value="9.5189583301544" calcext:value-type="float">
            <text:p>9,5189583301544</text:p>
          </table:table-cell>
          <table:table-cell office:value-type="float" office:value="77.420271885623" calcext:value-type="float">
            <text:p>77,4202718856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26</text:p>
          </table:table-cell>
          <table:table-cell office:value-type="float" office:value="0.52771668881178" calcext:value-type="float">
            <text:p>0,52771668881178</text:p>
          </table:table-cell>
          <table:table-cell office:value-type="float" office:value="9.5001971721649" calcext:value-type="float">
            <text:p>9,5001971721649</text:p>
          </table:table-cell>
          <table:table-cell office:value-type="float" office:value="-166.01460602633" calcext:value-type="float">
            <text:p>-166,014606026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37</text:p>
          </table:table-cell>
          <table:table-cell office:value-type="float" office:value="1.32708132267" calcext:value-type="float">
            <text:p>1,32708132267</text:p>
          </table:table-cell>
          <table:table-cell office:value-type="float" office:value="8.7873554229736" calcext:value-type="float">
            <text:p>8,7873554229736</text:p>
          </table:table-cell>
          <table:table-cell office:value-type="float" office:value="125.24311557697" calcext:value-type="float">
            <text:p>125,243115576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48</text:p>
          </table:table-cell>
          <table:table-cell office:value-type="float" office:value="3.7744247913361" calcext:value-type="float">
            <text:p>3,7744247913361</text:p>
          </table:table-cell>
          <table:table-cell office:value-type="float" office:value="10.132093429565" calcext:value-type="float">
            <text:p>10,132093429565</text:p>
          </table:table-cell>
          <table:table-cell office:value-type="float" office:value="-84.00737404064" calcext:value-type="float">
            <text:p>-84,0073740406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59</text:p>
          </table:table-cell>
          <table:table-cell office:value-type="float" office:value="6.5933191776276" calcext:value-type="float">
            <text:p>6,5933191776276</text:p>
          </table:table-cell>
          <table:table-cell office:value-type="float" office:value="9.7015345096588" calcext:value-type="float">
            <text:p>9,7015345096588</text:p>
          </table:table-cell>
          <table:table-cell office:value-type="float" office:value="175.85073458921" calcext:value-type="float">
            <text:p>175,850734589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70</text:p>
          </table:table-cell>
          <table:table-cell office:value-type="float" office:value="5.8171033859253" calcext:value-type="float">
            <text:p>5,8171033859253</text:p>
          </table:table-cell>
          <table:table-cell office:value-type="float" office:value="8.5418176651001" calcext:value-type="float">
            <text:p>8,5418176651001</text:p>
          </table:table-cell>
          <table:table-cell office:value-type="float" office:value="-0.25316550853146" calcext:value-type="float">
            <text:p>-0,253165508531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81</text:p>
          </table:table-cell>
          <table:table-cell office:value-type="float" office:value="9.3772393465042" calcext:value-type="float">
            <text:p>9,3772393465042</text:p>
          </table:table-cell>
          <table:table-cell office:value-type="float" office:value="8.7766951322556" calcext:value-type="float">
            <text:p>8,7766951322556</text:p>
          </table:table-cell>
          <table:table-cell office:value-type="float" office:value="-85.620697136897" calcext:value-type="float">
            <text:p>-85,62069713689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92</text:p>
          </table:table-cell>
          <table:table-cell office:value-type="float" office:value="-1.3456439971924" calcext:value-type="float">
            <text:p>-1,3456439971924</text:p>
          </table:table-cell>
          <table:table-cell office:value-type="float" office:value="9.8169958591461" calcext:value-type="float">
            <text:p>9,8169958591461</text:p>
          </table:table-cell>
          <table:table-cell office:value-type="float" office:value="-6.534716648281" calcext:value-type="float">
            <text:p>-6,5347166482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003</text:p>
          </table:table-cell>
          <table:table-cell office:value-type="float" office:value="1.7293813824654" calcext:value-type="float">
            <text:p>1,7293813824654</text:p>
          </table:table-cell>
          <table:table-cell office:value-type="float" office:value="11.080433130264" calcext:value-type="float">
            <text:p>11,080433130264</text:p>
          </table:table-cell>
          <table:table-cell office:value-type="float" office:value="-176.77744634592" calcext:value-type="float">
            <text:p>-176,777446345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0.20878391340375" calcext:value-type="float">
            <text:p>-0,20878391340375</text:p>
          </table:table-cell>
          <table:table-cell office:value-type="float" office:value="-0.52368748933077" calcext:value-type="float">
            <text:p>-0,52368748933077</text:p>
          </table:table-cell>
          <table:table-cell office:value-type="float" office:value="24.422714095207" calcext:value-type="float">
            <text:p>24,4227140952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64</text:p>
          </table:table-cell>
          <table:table-cell office:value-type="float" office:value="0.8343156427145" calcext:value-type="float">
            <text:p>0,8343156427145</text:p>
          </table:table-cell>
          <table:table-cell office:value-type="float" office:value="0.77123366296291" calcext:value-type="float">
            <text:p>0,77123366296291</text:p>
          </table:table-cell>
          <table:table-cell office:value-type="float" office:value="-20.693384348207" calcext:value-type="float">
            <text:p>-20,6933843482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75</text:p>
          </table:table-cell>
          <table:table-cell office:value-type="float" office:value="1.8590861558914" calcext:value-type="float">
            <text:p>1,8590861558914</text:p>
          </table:table-cell>
          <table:table-cell office:value-type="float" office:value="1.2283620983362" calcext:value-type="float">
            <text:p>1,2283620983362</text:p>
          </table:table-cell>
          <table:table-cell office:value-type="float" office:value="-108.27921985821" calcext:value-type="float">
            <text:p>-108,279219858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86</text:p>
          </table:table-cell>
          <table:table-cell office:value-type="float" office:value="1.919919103384" calcext:value-type="float">
            <text:p>1,919919103384</text:p>
          </table:table-cell>
          <table:table-cell office:value-type="float" office:value="0.030334684997797" calcext:value-type="float">
            <text:p>0,030334684997797</text:p>
          </table:table-cell>
          <table:table-cell office:value-type="float" office:value="-0.4862172790109" calcext:value-type="float">
            <text:p>-0,48621727901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97</text:p>
          </table:table-cell>
          <table:table-cell office:value-type="float" office:value="6.3380396366119" calcext:value-type="float">
            <text:p>6,3380396366119</text:p>
          </table:table-cell>
          <table:table-cell office:value-type="float" office:value="-0.58489095419645" calcext:value-type="float">
            <text:p>-0,58489095419645</text:p>
          </table:table-cell>
          <table:table-cell office:value-type="float" office:value="171.82701104765" calcext:value-type="float">
            <text:p>171,827011047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08</text:p>
          </table:table-cell>
          <table:table-cell office:value-type="float" office:value="6.5297424793243" calcext:value-type="float">
            <text:p>6,5297424793243</text:p>
          </table:table-cell>
          <table:table-cell office:value-type="float" office:value="0.29012719169259" calcext:value-type="float">
            <text:p>0,29012719169259</text:p>
          </table:table-cell>
          <table:table-cell office:value-type="float" office:value="25.849475032964" calcext:value-type="float">
            <text:p>25,8494750329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19</text:p>
          </table:table-cell>
          <table:table-cell office:value-type="float" office:value="8.9385539293289" calcext:value-type="float">
            <text:p>8,9385539293289</text:p>
          </table:table-cell>
          <table:table-cell office:value-type="float" office:value="0.17139628529549" calcext:value-type="float">
            <text:p>0,17139628529549</text:p>
          </table:table-cell>
          <table:table-cell office:value-type="float" office:value="161.1159561546" calcext:value-type="float">
            <text:p>161,115956154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30</text:p>
          </table:table-cell>
          <table:table-cell office:value-type="float" office:value="0.51895420998335" calcext:value-type="float">
            <text:p>0,51895420998335</text:p>
          </table:table-cell>
          <table:table-cell office:value-type="float" office:value="0.58689661324024" calcext:value-type="float">
            <text:p>0,58689661324024</text:p>
          </table:table-cell>
          <table:table-cell office:value-type="float" office:value="128.37403595068" calcext:value-type="float">
            <text:p>128,374035950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41</text:p>
          </table:table-cell>
          <table:table-cell office:value-type="float" office:value="0.35229153931141" calcext:value-type="float">
            <text:p>0,35229153931141</text:p>
          </table:table-cell>
          <table:table-cell office:value-type="float" office:value="2.4980559945107" calcext:value-type="float">
            <text:p>2,4980559945107</text:p>
          </table:table-cell>
          <table:table-cell office:value-type="float" office:value="86.443742369391" calcext:value-type="float">
            <text:p>86,4437423693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52</text:p>
          </table:table-cell>
          <table:table-cell office:value-type="float" office:value="2.7168726921082" calcext:value-type="float">
            <text:p>2,7168726921082</text:p>
          </table:table-cell>
          <table:table-cell office:value-type="float" office:value="1.3850596547127" calcext:value-type="float">
            <text:p>1,3850596547127</text:p>
          </table:table-cell>
          <table:table-cell office:value-type="float" office:value="-48.582038681978" calcext:value-type="float">
            <text:p>-48,5820386819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63</text:p>
          </table:table-cell>
          <table:table-cell office:value-type="float" office:value="3.8787299394608" calcext:value-type="float">
            <text:p>3,8787299394608</text:p>
          </table:table-cell>
          <table:table-cell office:value-type="float" office:value="1.4809350669384" calcext:value-type="float">
            <text:p>1,4809350669384</text:p>
          </table:table-cell>
          <table:table-cell office:value-type="float" office:value="-122.77462224292" calcext:value-type="float">
            <text:p>-122,774622242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74</text:p>
          </table:table-cell>
          <table:table-cell office:value-type="float" office:value="5.6718945503235" calcext:value-type="float">
            <text:p>5,6718945503235</text:p>
          </table:table-cell>
          <table:table-cell office:value-type="float" office:value="1.7588685452938" calcext:value-type="float">
            <text:p>1,7588685452938</text:p>
          </table:table-cell>
          <table:table-cell office:value-type="float" office:value="-41.490571893704" calcext:value-type="float">
            <text:p>-41,4905718937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85</text:p>
          </table:table-cell>
          <table:table-cell office:value-type="float" office:value="6.6443771123886" calcext:value-type="float">
            <text:p>6,6443771123886</text:p>
          </table:table-cell>
          <table:table-cell office:value-type="float" office:value="0.76615139842033" calcext:value-type="float">
            <text:p>0,76615139842033</text:p>
          </table:table-cell>
          <table:table-cell office:value-type="float" office:value="60.423137276036" calcext:value-type="float">
            <text:p>60,4231372760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96</text:p>
          </table:table-cell>
          <table:table-cell office:value-type="float" office:value="8.0701768398285" calcext:value-type="float">
            <text:p>8,0701768398285</text:p>
          </table:table-cell>
          <table:table-cell office:value-type="float" office:value="1.5062901377678" calcext:value-type="float">
            <text:p>1,5062901377678</text:p>
          </table:table-cell>
          <table:table-cell office:value-type="float" office:value="-102.40093841674" calcext:value-type="float">
            <text:p>-102,400938416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07</text:p>
          </table:table-cell>
          <table:table-cell office:value-type="float" office:value="-1.5769782662392" calcext:value-type="float">
            <text:p>-1,5769782662392</text:p>
          </table:table-cell>
          <table:table-cell office:value-type="float" office:value="4.3532377481461" calcext:value-type="float">
            <text:p>4,3532377481461</text:p>
          </table:table-cell>
          <table:table-cell office:value-type="float" office:value="-49.172363843128" calcext:value-type="float">
            <text:p>-49,1723638431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18</text:p>
          </table:table-cell>
          <table:table-cell office:value-type="float" office:value="-0.1949548535049" calcext:value-type="float">
            <text:p>-0,1949548535049</text:p>
          </table:table-cell>
          <table:table-cell office:value-type="float" office:value="4.1037565469742" calcext:value-type="float">
            <text:p>4,1037565469742</text:p>
          </table:table-cell>
          <table:table-cell office:value-type="float" office:value="-135.54550432096" calcext:value-type="float">
            <text:p>-135,545504320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29</text:p>
          </table:table-cell>
          <table:table-cell office:value-type="float" office:value="1.2399010360241" calcext:value-type="float">
            <text:p>1,2399010360241</text:p>
          </table:table-cell>
          <table:table-cell office:value-type="float" office:value="3.3069449663162" calcext:value-type="float">
            <text:p>3,3069449663162</text:p>
          </table:table-cell>
          <table:table-cell office:value-type="float" office:value="-174.75001067872" calcext:value-type="float">
            <text:p>-174,750010678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40</text:p>
          </table:table-cell>
          <table:table-cell office:value-type="float" office:value="4.4543987512589" calcext:value-type="float">
            <text:p>4,4543987512589</text:p>
          </table:table-cell>
          <table:table-cell office:value-type="float" office:value="3.0100837349892" calcext:value-type="float">
            <text:p>3,0100837349892</text:p>
          </table:table-cell>
          <table:table-cell office:value-type="float" office:value="142.18128259015" calcext:value-type="float">
            <text:p>142,181282590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51</text:p>
          </table:table-cell>
          <table:table-cell office:value-type="float" office:value="5.7759952545166" calcext:value-type="float">
            <text:p>5,7759952545166</text:p>
          </table:table-cell>
          <table:table-cell office:value-type="float" office:value="3.5665330290794" calcext:value-type="float">
            <text:p>3,5665330290794</text:p>
          </table:table-cell>
          <table:table-cell office:value-type="float" office:value="-108.66228030745" calcext:value-type="float">
            <text:p>-108,662280307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62</text:p>
          </table:table-cell>
          <table:table-cell office:value-type="float" office:value="5.5653500556946" calcext:value-type="float">
            <text:p>5,5653500556946</text:p>
          </table:table-cell>
          <table:table-cell office:value-type="float" office:value="2.3624351620674" calcext:value-type="float">
            <text:p>2,3624351620674</text:p>
          </table:table-cell>
          <table:table-cell office:value-type="float" office:value="-19.354859544973" calcext:value-type="float">
            <text:p>-19,3548595449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73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2.7323338389397" calcext:value-type="float">
            <text:p>2,7323338389397</text:p>
          </table:table-cell>
          <table:table-cell office:value-type="float" office:value="143.15584358896" calcext:value-type="float">
            <text:p>143,155843588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84</text:p>
          </table:table-cell>
          <table:table-cell office:value-type="float" office:value="0.092274090275168" calcext:value-type="float">
            <text:p>0,092274090275168</text:p>
          </table:table-cell>
          <table:table-cell office:value-type="float" office:value="4.4806709885597" calcext:value-type="float">
            <text:p>4,4806709885597</text:p>
          </table:table-cell>
          <table:table-cell office:value-type="float" office:value="19.149889232247" calcext:value-type="float">
            <text:p>19,1498892322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95</text:p>
          </table:table-cell>
          <table:table-cell office:value-type="float" office:value="1.2756177783012" calcext:value-type="float">
            <text:p>1,2756177783012</text:p>
          </table:table-cell>
          <table:table-cell office:value-type="float" office:value="3.7496501207352" calcext:value-type="float">
            <text:p>3,7496501207352</text:p>
          </table:table-cell>
          <table:table-cell office:value-type="float" office:value="-90.977775822779" calcext:value-type="float">
            <text:p>-90,9777758227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06</text:p>
          </table:table-cell>
          <table:table-cell office:value-type="float" office:value="2.1681809425354" calcext:value-type="float">
            <text:p>2,1681809425354</text:p>
          </table:table-cell>
          <table:table-cell office:value-type="float" office:value="4.2816418409348" calcext:value-type="float">
            <text:p>4,2816418409348</text:p>
          </table:table-cell>
          <table:table-cell office:value-type="float" office:value="-122.25958344283" calcext:value-type="float">
            <text:p>-122,259583442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17</text:p>
          </table:table-cell>
          <table:table-cell office:value-type="float" office:value="3.7707209587097" calcext:value-type="float">
            <text:p>3,7707209587097</text:p>
          </table:table-cell>
          <table:table-cell office:value-type="float" office:value="3.9930582046509" calcext:value-type="float">
            <text:p>3,9930582046509</text:p>
          </table:table-cell>
          <table:table-cell office:value-type="float" office:value="82.55620670926" calcext:value-type="float">
            <text:p>82,556206709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28</text:p>
          </table:table-cell>
          <table:table-cell office:value-type="float" office:value="5.4358595609665" calcext:value-type="float">
            <text:p>5,4358595609665</text:p>
          </table:table-cell>
          <table:table-cell office:value-type="float" office:value="3.5508954524994" calcext:value-type="float">
            <text:p>3,5508954524994</text:p>
          </table:table-cell>
          <table:table-cell office:value-type="float" office:value="84.867854027232" calcext:value-type="float">
            <text:p>84,8678540272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39</text:p>
          </table:table-cell>
          <table:table-cell office:value-type="float" office:value="7.4500387907028" calcext:value-type="float">
            <text:p>7,4500387907028</text:p>
          </table:table-cell>
          <table:table-cell office:value-type="float" office:value="4.3749514222145" calcext:value-type="float">
            <text:p>4,3749514222145</text:p>
          </table:table-cell>
          <table:table-cell office:value-type="float" office:value="127.1886020709" calcext:value-type="float">
            <text:p>127,18860207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50</text:p>
          </table:table-cell>
          <table:table-cell office:value-type="float" office:value="8.6369961500168" calcext:value-type="float">
            <text:p>8,6369961500168</text:p>
          </table:table-cell>
          <table:table-cell office:value-type="float" office:value="2.9664847254753" calcext:value-type="float">
            <text:p>2,9664847254753</text:p>
          </table:table-cell>
          <table:table-cell office:value-type="float" office:value="67.471599882575" calcext:value-type="float">
            <text:p>67,4715998825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61</text:p>
          </table:table-cell>
          <table:table-cell office:value-type="float" office:value="-1.0388765484095" calcext:value-type="float">
            <text:p>-1,0388765484095</text:p>
          </table:table-cell>
          <table:table-cell office:value-type="float" office:value="5.5853509902954" calcext:value-type="float">
            <text:p>5,5853509902954</text:p>
          </table:table-cell>
          <table:table-cell office:value-type="float" office:value="80.726967495718" calcext:value-type="float">
            <text:p>80,7269674957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72</text:p>
          </table:table-cell>
          <table:table-cell office:value-type="float" office:value="0.45519318431616" calcext:value-type="float">
            <text:p>0,45519318431616</text:p>
          </table:table-cell>
          <table:table-cell office:value-type="float" office:value="5.6722247600555" calcext:value-type="float">
            <text:p>5,6722247600555</text:p>
          </table:table-cell>
          <table:table-cell office:value-type="float" office:value="-21.986315015015" calcext:value-type="float">
            <text:p>-21,9863150150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83</text:p>
          </table:table-cell>
          <table:table-cell office:value-type="float" office:value="2.2857043147087" calcext:value-type="float">
            <text:p>2,2857043147087</text:p>
          </table:table-cell>
          <table:table-cell office:value-type="float" office:value="6.4320921897888" calcext:value-type="float">
            <text:p>6,4320921897888</text:p>
          </table:table-cell>
          <table:table-cell office:value-type="float" office:value="-36.131364524744" calcext:value-type="float">
            <text:p>-36,1313645247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94</text:p>
          </table:table-cell>
          <table:table-cell office:value-type="float" office:value="3.1439355015755" calcext:value-type="float">
            <text:p>3,1439355015755</text:p>
          </table:table-cell>
          <table:table-cell office:value-type="float" office:value="4.9437275528908" calcext:value-type="float">
            <text:p>4,9437275528908</text:p>
          </table:table-cell>
          <table:table-cell office:value-type="float" office:value="-71.399802614929" calcext:value-type="float">
            <text:p>-71,3998026149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05</text:p>
          </table:table-cell>
          <table:table-cell office:value-type="float" office:value="4.0362524986267" calcext:value-type="float">
            <text:p>4,0362524986267</text:p>
          </table:table-cell>
          <table:table-cell office:value-type="float" office:value="7.1455633640289" calcext:value-type="float">
            <text:p>7,1455633640289</text:p>
          </table:table-cell>
          <table:table-cell office:value-type="float" office:value="-45.902740803494" calcext:value-type="float">
            <text:p>-45,9027408034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16</text:p>
          </table:table-cell>
          <table:table-cell office:value-type="float" office:value="7.3287189006805" calcext:value-type="float">
            <text:p>7,3287189006805</text:p>
          </table:table-cell>
          <table:table-cell office:value-type="float" office:value="5.9879517555237" calcext:value-type="float">
            <text:p>5,9879517555237</text:p>
          </table:table-cell>
          <table:table-cell office:value-type="float" office:value="-125.53775538305" calcext:value-type="float">
            <text:p>-125,537755383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27</text:p>
          </table:table-cell>
          <table:table-cell office:value-type="float" office:value="8.0555790662766" calcext:value-type="float">
            <text:p>8,0555790662766</text:p>
          </table:table-cell>
          <table:table-cell office:value-type="float" office:value="4.715211391449" calcext:value-type="float">
            <text:p>4,715211391449</text:p>
          </table:table-cell>
          <table:table-cell office:value-type="float" office:value="12.713962015073" calcext:value-type="float">
            <text:p>12,7139620150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38</text:p>
          </table:table-cell>
          <table:table-cell office:value-type="float" office:value="-0.13575656339526" calcext:value-type="float">
            <text:p>-0,13575656339526</text:p>
          </table:table-cell>
          <table:table-cell office:value-type="float" office:value="8.9321118593216" calcext:value-type="float">
            <text:p>8,9321118593216</text:p>
          </table:table-cell>
          <table:table-cell office:value-type="float" office:value="-179.87292739236" calcext:value-type="float">
            <text:p>-179,872927392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49</text:p>
          </table:table-cell>
          <table:table-cell office:value-type="float" office:value="1.2295390665531" calcext:value-type="float">
            <text:p>1,2295390665531</text:p>
          </table:table-cell>
          <table:table-cell office:value-type="float" office:value="8.3476459980011" calcext:value-type="float">
            <text:p>8,3476459980011</text:p>
          </table:table-cell>
          <table:table-cell office:value-type="float" office:value="143.54689257919" calcext:value-type="float">
            <text:p>143,546892579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60</text:p>
          </table:table-cell>
          <table:table-cell office:value-type="float" office:value="1.0804508626461" calcext:value-type="float">
            <text:p>1,0804508626461</text:p>
          </table:table-cell>
          <table:table-cell office:value-type="float" office:value="6.6852587461472" calcext:value-type="float">
            <text:p>6,6852587461472</text:p>
          </table:table-cell>
          <table:table-cell office:value-type="float" office:value="47.250819054379" calcext:value-type="float">
            <text:p>47,2508190543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71</text:p>
          </table:table-cell>
          <table:table-cell office:value-type="float" office:value="2.6433175802231" calcext:value-type="float">
            <text:p>2,6433175802231</text:p>
          </table:table-cell>
          <table:table-cell office:value-type="float" office:value="6.9493615627289" calcext:value-type="float">
            <text:p>6,9493615627289</text:p>
          </table:table-cell>
          <table:table-cell office:value-type="float" office:value="-85.578458324359" calcext:value-type="float">
            <text:p>-85,5784583243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82</text:p>
          </table:table-cell>
          <table:table-cell office:value-type="float" office:value="4.1187280416489" calcext:value-type="float">
            <text:p>4,1187280416489</text:p>
          </table:table-cell>
          <table:table-cell office:value-type="float" office:value="8.2111215591431" calcext:value-type="float">
            <text:p>8,2111215591431</text:p>
          </table:table-cell>
          <table:table-cell office:value-type="float" office:value="-19.631699391991" calcext:value-type="float">
            <text:p>-19,63169939199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93</text:p>
          </table:table-cell>
          <table:table-cell office:value-type="float" office:value="6.2698817253113" calcext:value-type="float">
            <text:p>6,2698817253113</text:p>
          </table:table-cell>
          <table:table-cell office:value-type="float" office:value="8.3573836088181" calcext:value-type="float">
            <text:p>8,3573836088181</text:p>
          </table:table-cell>
          <table:table-cell office:value-type="float" office:value="-73.825756455683" calcext:value-type="float">
            <text:p>-73,8257564556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04</text:p>
          </table:table-cell>
          <table:table-cell office:value-type="float" office:value="7.5747931003571" calcext:value-type="float">
            <text:p>7,5747931003571</text:p>
          </table:table-cell>
          <table:table-cell office:value-type="float" office:value="8.9103680849075" calcext:value-type="float">
            <text:p>8,9103680849075</text:p>
          </table:table-cell>
          <table:table-cell office:value-type="float" office:value="-31.409139086486" calcext:value-type="float">
            <text:p>-31,4091390864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15</text:p>
          </table:table-cell>
          <table:table-cell office:value-type="float" office:value="0.18032843247056" calcext:value-type="float">
            <text:p>0,18032843247056</text:p>
          </table:table-cell>
          <table:table-cell office:value-type="float" office:value="9.4397127628326" calcext:value-type="float">
            <text:p>9,4397127628326</text:p>
          </table:table-cell>
          <table:table-cell office:value-type="float" office:value="168.15963520366" calcext:value-type="float">
            <text:p>168,159635203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26</text:p>
          </table:table-cell>
          <table:table-cell office:value-type="float" office:value="0.50400089472532" calcext:value-type="float">
            <text:p>0,50400089472532</text:p>
          </table:table-cell>
          <table:table-cell office:value-type="float" office:value="9.7204160690308" calcext:value-type="float">
            <text:p>9,7204160690308</text:p>
          </table:table-cell>
          <table:table-cell office:value-type="float" office:value="-75.282520549313" calcext:value-type="float">
            <text:p>-75,2825205493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37</text:p>
          </table:table-cell>
          <table:table-cell office:value-type="float" office:value="1.532589495182" calcext:value-type="float">
            <text:p>1,532589495182</text:p>
          </table:table-cell>
          <table:table-cell office:value-type="float" office:value="8.7392646074295" calcext:value-type="float">
            <text:p>8,7392646074295</text:p>
          </table:table-cell>
          <table:table-cell office:value-type="float" office:value="147.09369544011" calcext:value-type="float">
            <text:p>147,093695440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48</text:p>
          </table:table-cell>
          <table:table-cell office:value-type="float" office:value="3.7116754055023" calcext:value-type="float">
            <text:p>3,7116754055023</text:p>
          </table:table-cell>
          <table:table-cell office:value-type="float" office:value="10.432417392731" calcext:value-type="float">
            <text:p>10,432417392731</text:p>
          </table:table-cell>
          <table:table-cell office:value-type="float" office:value="-76.777628272962" calcext:value-type="float">
            <text:p>-76,77762827296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59</text:p>
          </table:table-cell>
          <table:table-cell office:value-type="float" office:value="6.9705790281296" calcext:value-type="float">
            <text:p>6,9705790281296</text:p>
          </table:table-cell>
          <table:table-cell office:value-type="float" office:value="9.637588262558" calcext:value-type="float">
            <text:p>9,637588262558</text:p>
          </table:table-cell>
          <table:table-cell office:value-type="float" office:value="168.5460509768" calcext:value-type="float">
            <text:p>168,54605097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70</text:p>
          </table:table-cell>
          <table:table-cell office:value-type="float" office:value="5.6239634752274" calcext:value-type="float">
            <text:p>5,6239634752274</text:p>
          </table:table-cell>
          <table:table-cell office:value-type="float" office:value="8.476300239563" calcext:value-type="float">
            <text:p>8,476300239563</text:p>
          </table:table-cell>
          <table:table-cell office:value-type="float" office:value="19.782381452573" calcext:value-type="float">
            <text:p>19,7823814525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81</text:p>
          </table:table-cell>
          <table:table-cell office:value-type="float" office:value="9.1832101345062" calcext:value-type="float">
            <text:p>9,1832101345062</text:p>
          </table:table-cell>
          <table:table-cell office:value-type="float" office:value="9.0446251630783" calcext:value-type="float">
            <text:p>9,0446251630783</text:p>
          </table:table-cell>
          <table:table-cell office:value-type="float" office:value="-53.283633320195" calcext:value-type="float">
            <text:p>-53,2836333201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92</text:p>
          </table:table-cell>
          <table:table-cell office:value-type="float" office:value="-1.5663522481918" calcext:value-type="float">
            <text:p>-1,5663522481918</text:p>
          </table:table-cell>
          <table:table-cell office:value-type="float" office:value="9.5967733860016" calcext:value-type="float">
            <text:p>9,5967733860016</text:p>
          </table:table-cell>
          <table:table-cell office:value-type="float" office:value="-3.7813470906513" calcext:value-type="float">
            <text:p>-3,78134709065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003</text:p>
          </table:table-cell>
          <table:table-cell office:value-type="float" office:value="2.1251328289509" calcext:value-type="float">
            <text:p>2,1251328289509</text:p>
          </table:table-cell>
          <table:table-cell office:value-type="float" office:value="11.081421375275" calcext:value-type="float">
            <text:p>11,081421375275</text:p>
          </table:table-cell>
          <table:table-cell office:value-type="float" office:value="-179.04116241795" calcext:value-type="float">
            <text:p>-179,041162417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0.47321811318398" calcext:value-type="float">
            <text:p>-0,47321811318398</text:p>
          </table:table-cell>
          <table:table-cell office:value-type="float" office:value="-0.53012747317553" calcext:value-type="float">
            <text:p>-0,53012747317553</text:p>
          </table:table-cell>
          <table:table-cell office:value-type="float" office:value="11.341816490623" calcext:value-type="float">
            <text:p>11,3418164906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64</text:p>
          </table:table-cell>
          <table:table-cell office:value-type="float" office:value="0.72685644030571" calcext:value-type="float">
            <text:p>0,72685644030571</text:p>
          </table:table-cell>
          <table:table-cell office:value-type="float" office:value="0.57704716920853" calcext:value-type="float">
            <text:p>0,57704716920853</text:p>
          </table:table-cell>
          <table:table-cell office:value-type="float" office:value="70.05884844786" calcext:value-type="float">
            <text:p>70,058848447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75</text:p>
          </table:table-cell>
          <table:table-cell office:value-type="float" office:value="2.0621311664581" calcext:value-type="float">
            <text:p>2,0621311664581</text:p>
          </table:table-cell>
          <table:table-cell office:value-type="float" office:value="1.4236995577812" calcext:value-type="float">
            <text:p>1,4236995577812</text:p>
          </table:table-cell>
          <table:table-cell office:value-type="float" office:value="-155.31817515185" calcext:value-type="float">
            <text:p>-155,318175151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86</text:p>
          </table:table-cell>
          <table:table-cell office:value-type="float" office:value="1.7076717317104" calcext:value-type="float">
            <text:p>1,7076717317104</text:p>
          </table:table-cell>
          <table:table-cell office:value-type="float" office:value="-0.055376407690346" calcext:value-type="float">
            <text:p>-0,055376407690346</text:p>
          </table:table-cell>
          <table:table-cell office:value-type="float" office:value="24.520367004309" calcext:value-type="float">
            <text:p>24,5203670043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97</text:p>
          </table:table-cell>
          <table:table-cell office:value-type="float" office:value="6.6297447681427" calcext:value-type="float">
            <text:p>6,6297447681427</text:p>
          </table:table-cell>
          <table:table-cell office:value-type="float" office:value="-0.51105864346027" calcext:value-type="float">
            <text:p>-0,51105864346027</text:p>
          </table:table-cell>
          <table:table-cell office:value-type="float" office:value="-163.18994266972" calcext:value-type="float">
            <text:p>-163,1899426697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08</text:p>
          </table:table-cell>
          <table:table-cell office:value-type="float" office:value="6.3711726665497" calcext:value-type="float">
            <text:p>6,3711726665497</text:p>
          </table:table-cell>
          <table:table-cell office:value-type="float" office:value="0.39893545210361" calcext:value-type="float">
            <text:p>0,39893545210361</text:p>
          </table:table-cell>
          <table:table-cell office:value-type="float" office:value="-41.005457662473" calcext:value-type="float">
            <text:p>-41,0054576624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19</text:p>
          </table:table-cell>
          <table:table-cell office:value-type="float" office:value="9.2301148176193" calcext:value-type="float">
            <text:p>9,2301148176193</text:p>
          </table:table-cell>
          <table:table-cell office:value-type="float" office:value="0.067644901573658" calcext:value-type="float">
            <text:p>0,067644901573658</text:p>
          </table:table-cell>
          <table:table-cell office:value-type="float" office:value="149.44284584872" calcext:value-type="float">
            <text:p>149,442845848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30</text:p>
          </table:table-cell>
          <table:table-cell office:value-type="float" office:value="0.36617215722799" calcext:value-type="float">
            <text:p>0,36617215722799</text:p>
          </table:table-cell>
          <table:table-cell office:value-type="float" office:value="0.42631894350052" calcext:value-type="float">
            <text:p>0,42631894350052</text:p>
          </table:table-cell>
          <table:table-cell office:value-type="float" office:value="37.639568945405" calcext:value-type="float">
            <text:p>37,6395689454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41</text:p>
          </table:table-cell>
          <table:table-cell office:value-type="float" office:value="0.42550679296255" calcext:value-type="float">
            <text:p>0,42550679296255</text:p>
          </table:table-cell>
          <table:table-cell office:value-type="float" office:value="2.130089700222" calcext:value-type="float">
            <text:p>2,130089700222</text:p>
          </table:table-cell>
          <table:table-cell office:value-type="float" office:value="98.732421352605" calcext:value-type="float">
            <text:p>98,7324213526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52</text:p>
          </table:table-cell>
          <table:table-cell office:value-type="float" office:value="2.5589519739151" calcext:value-type="float">
            <text:p>2,5589519739151</text:p>
          </table:table-cell>
          <table:table-cell office:value-type="float" office:value="1.6639317572117" calcext:value-type="float">
            <text:p>1,6639317572117</text:p>
          </table:table-cell>
          <table:table-cell office:value-type="float" office:value="-79.986609471072" calcext:value-type="float">
            <text:p>-79,9866094710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63</text:p>
          </table:table-cell>
          <table:table-cell office:value-type="float" office:value="4.0928736329079" calcext:value-type="float">
            <text:p>4,0928736329079</text:p>
          </table:table-cell>
          <table:table-cell office:value-type="float" office:value="1.8153609335423" calcext:value-type="float">
            <text:p>1,8153609335423</text:p>
          </table:table-cell>
          <table:table-cell office:value-type="float" office:value="-122.77710969281" calcext:value-type="float">
            <text:p>-122,777109692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74</text:p>
          </table:table-cell>
          <table:table-cell office:value-type="float" office:value="5.5028736591339" calcext:value-type="float">
            <text:p>5,5028736591339</text:p>
          </table:table-cell>
          <table:table-cell office:value-type="float" office:value="1.6152711212635" calcext:value-type="float">
            <text:p>1,6152711212635</text:p>
          </table:table-cell>
          <table:table-cell office:value-type="float" office:value="49.297149773616" calcext:value-type="float">
            <text:p>49,2971497736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85</text:p>
          </table:table-cell>
          <table:table-cell office:value-type="float" office:value="6.5563291311264" calcext:value-type="float">
            <text:p>6,5563291311264</text:p>
          </table:table-cell>
          <table:table-cell office:value-type="float" office:value="0.67070133984089" calcext:value-type="float">
            <text:p>0,67070133984089</text:p>
          </table:table-cell>
          <table:table-cell office:value-type="float" office:value="79.156054053337" calcext:value-type="float">
            <text:p>79,1560540533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96</text:p>
          </table:table-cell>
          <table:table-cell office:value-type="float" office:value="8.1548607349396" calcext:value-type="float">
            <text:p>8,1548607349396</text:p>
          </table:table-cell>
          <table:table-cell office:value-type="float" office:value="1.8952502310276" calcext:value-type="float">
            <text:p>1,8952502310276</text:p>
          </table:table-cell>
          <table:table-cell office:value-type="float" office:value="-102.43220238169" calcext:value-type="float">
            <text:p>-102,432202381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07</text:p>
          </table:table-cell>
          <table:table-cell office:value-type="float" office:value="-1.5777866542339" calcext:value-type="float">
            <text:p>-1,5777866542339</text:p>
          </table:table-cell>
          <table:table-cell office:value-type="float" office:value="4.6666997671127" calcext:value-type="float">
            <text:p>4,6666997671127</text:p>
          </table:table-cell>
          <table:table-cell office:value-type="float" office:value="-48.277701921524" calcext:value-type="float">
            <text:p>-48,2777019215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18</text:p>
          </table:table-cell>
          <table:table-cell office:value-type="float" office:value="-0.018488855566829" calcext:value-type="float">
            <text:p>-0,018488855566829</text:p>
          </table:table-cell>
          <table:table-cell office:value-type="float" office:value="3.9692974090576" calcext:value-type="float">
            <text:p>3,9692974090576</text:p>
          </table:table-cell>
          <table:table-cell office:value-type="float" office:value="133.90572815184" calcext:value-type="float">
            <text:p>133,905728151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29</text:p>
          </table:table-cell>
          <table:table-cell office:value-type="float" office:value="1.2962517142296" calcext:value-type="float">
            <text:p>1,2962517142296</text:p>
          </table:table-cell>
          <table:table-cell office:value-type="float" office:value="3.0915355682373" calcext:value-type="float">
            <text:p>3,0915355682373</text:p>
          </table:table-cell>
          <table:table-cell office:value-type="float" office:value="95.05059233137" calcext:value-type="float">
            <text:p>95,050592331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40</text:p>
          </table:table-cell>
          <table:table-cell office:value-type="float" office:value="4.6408501267433" calcext:value-type="float">
            <text:p>4,6408501267433</text:p>
          </table:table-cell>
          <table:table-cell office:value-type="float" office:value="2.8804025053978" calcext:value-type="float">
            <text:p>2,8804025053978</text:p>
          </table:table-cell>
          <table:table-cell office:value-type="float" office:value="146.33018499727" calcext:value-type="float">
            <text:p>146,330184997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51</text:p>
          </table:table-cell>
          <table:table-cell office:value-type="float" office:value="5.6927824020386" calcext:value-type="float">
            <text:p>5,6927824020386</text:p>
          </table:table-cell>
          <table:table-cell office:value-type="float" office:value="3.7616056203842" calcext:value-type="float">
            <text:p>3,7616056203842</text:p>
          </table:table-cell>
          <table:table-cell office:value-type="float" office:value="-86.789757582792" calcext:value-type="float">
            <text:p>-86,7897575827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62</text:p>
          </table:table-cell>
          <table:table-cell office:value-type="float" office:value="5.6088000535965" calcext:value-type="float">
            <text:p>5,6088000535965</text:p>
          </table:table-cell>
          <table:table-cell office:value-type="float" office:value="2.5802499055862" calcext:value-type="float">
            <text:p>2,5802499055862</text:p>
          </table:table-cell>
          <table:table-cell office:value-type="float" office:value="-110.12459332776" calcext:value-type="float">
            <text:p>-110,124593327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73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2.5545233488083" calcext:value-type="float">
            <text:p>2,5545233488083</text:p>
          </table:table-cell>
          <table:table-cell office:value-type="float" office:value="139.71056148505" calcext:value-type="float">
            <text:p>139,710561485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84</text:p>
          </table:table-cell>
          <table:table-cell office:value-type="float" office:value="-0.0084347586380318" calcext:value-type="float">
            <text:p>-0,0084347586380318</text:p>
          </table:table-cell>
          <table:table-cell office:value-type="float" office:value="4.6779555082321" calcext:value-type="float">
            <text:p>4,6779555082321</text:p>
          </table:table-cell>
          <table:table-cell office:value-type="float" office:value="-71.643996390567" calcext:value-type="float">
            <text:p>-71,6439963905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95</text:p>
          </table:table-cell>
          <table:table-cell office:value-type="float" office:value="1.4958623051643" calcext:value-type="float">
            <text:p>1,4958623051643</text:p>
          </table:table-cell>
          <table:table-cell office:value-type="float" office:value="3.7773686647415" calcext:value-type="float">
            <text:p>3,7773686647415</text:p>
          </table:table-cell>
          <table:table-cell office:value-type="float" office:value="178.52101204502" calcext:value-type="float">
            <text:p>178,521012045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06</text:p>
          </table:table-cell>
          <table:table-cell office:value-type="float" office:value="2.3793084919453" calcext:value-type="float">
            <text:p>2,3793084919453</text:p>
          </table:table-cell>
          <table:table-cell office:value-type="float" office:value="4.6183648705482" calcext:value-type="float">
            <text:p>4,6183648705482</text:p>
          </table:table-cell>
          <table:table-cell office:value-type="float" office:value="-122.29079957221" calcext:value-type="float">
            <text:p>-122,290799572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17</text:p>
          </table:table-cell>
          <table:table-cell office:value-type="float" office:value="3.589400947094" calcext:value-type="float">
            <text:p>3,589400947094</text:p>
          </table:table-cell>
          <table:table-cell office:value-type="float" office:value="3.6769714951515" calcext:value-type="float">
            <text:p>3,6769714951515</text:p>
          </table:table-cell>
          <table:table-cell office:value-type="float" office:value="63.97416333484" calcext:value-type="float">
            <text:p>63,974163334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28</text:p>
          </table:table-cell>
          <table:table-cell office:value-type="float" office:value="5.21115899086" calcext:value-type="float">
            <text:p>5,21115899086</text:p>
          </table:table-cell>
          <table:table-cell office:value-type="float" office:value="3.5350891947746" calcext:value-type="float">
            <text:p>3,5350891947746</text:p>
          </table:table-cell>
          <table:table-cell office:value-type="float" office:value="-5.453578843053" calcext:value-type="float">
            <text:p>-5,4535788430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39</text:p>
          </table:table-cell>
          <table:table-cell office:value-type="float" office:value="7.6396453380585" calcext:value-type="float">
            <text:p>7,6396453380585</text:p>
          </table:table-cell>
          <table:table-cell office:value-type="float" office:value="4.0584534406662" calcext:value-type="float">
            <text:p>4,0584534406662</text:p>
          </table:table-cell>
          <table:table-cell office:value-type="float" office:value="115.0071499454" calcext:value-type="float">
            <text:p>115,00714994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50</text:p>
          </table:table-cell>
          <table:table-cell office:value-type="float" office:value="8.4675490856171" calcext:value-type="float">
            <text:p>8,4675490856171</text:p>
          </table:table-cell>
          <table:table-cell office:value-type="float" office:value="2.7185115218163" calcext:value-type="float">
            <text:p>2,7185115218163</text:p>
          </table:table-cell>
          <table:table-cell office:value-type="float" office:value="53.254723548889" calcext:value-type="float">
            <text:p>53,25472354888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61</text:p>
          </table:table-cell>
          <table:table-cell office:value-type="float" office:value="-0.9687764942646" calcext:value-type="float">
            <text:p>-0,9687764942646</text:p>
          </table:table-cell>
          <table:table-cell office:value-type="float" office:value="5.3593426942825" calcext:value-type="float">
            <text:p>5,3593426942825</text:p>
          </table:table-cell>
          <table:table-cell office:value-type="float" office:value="109.11477751033" calcext:value-type="float">
            <text:p>109,114777510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72</text:p>
          </table:table-cell>
          <table:table-cell office:value-type="float" office:value="0.085970368236303" calcext:value-type="float">
            <text:p>0,085970368236303</text:p>
          </table:table-cell>
          <table:table-cell office:value-type="float" office:value="5.8206760883331" calcext:value-type="float">
            <text:p>5,8206760883331</text:p>
          </table:table-cell>
          <table:table-cell office:value-type="float" office:value="-22.033579979733" calcext:value-type="float">
            <text:p>-22,0335799797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83</text:p>
          </table:table-cell>
          <table:table-cell office:value-type="float" office:value="2.0543977618217" calcext:value-type="float">
            <text:p>2,0543977618217</text:p>
          </table:table-cell>
          <table:table-cell office:value-type="float" office:value="6.2804162502289" calcext:value-type="float">
            <text:p>6,2804162502289</text:p>
          </table:table-cell>
          <table:table-cell office:value-type="float" office:value="31.892708912017" calcext:value-type="float">
            <text:p>31,8927089120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94</text:p>
          </table:table-cell>
          <table:table-cell office:value-type="float" office:value="3.1668168306351" calcext:value-type="float">
            <text:p>3,1668168306351</text:p>
          </table:table-cell>
          <table:table-cell office:value-type="float" office:value="5.3072106838226" calcext:value-type="float">
            <text:p>5,3072106838226</text:p>
          </table:table-cell>
          <table:table-cell office:value-type="float" office:value="-90.017585997369" calcext:value-type="float">
            <text:p>-90,0175859973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05</text:p>
          </table:table-cell>
          <table:table-cell office:value-type="float" office:value="3.8254073262215" calcext:value-type="float">
            <text:p>3,8254073262215</text:p>
          </table:table-cell>
          <table:table-cell office:value-type="float" office:value="7.4022775888443" calcext:value-type="float">
            <text:p>7,4022775888443</text:p>
          </table:table-cell>
          <table:table-cell office:value-type="float" office:value="-52.617604945116" calcext:value-type="float">
            <text:p>-52,61760494511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16</text:p>
          </table:table-cell>
          <table:table-cell office:value-type="float" office:value="7.5374042987823" calcext:value-type="float">
            <text:p>7,5374042987823</text:p>
          </table:table-cell>
          <table:table-cell office:value-type="float" office:value="6.2724304199219" calcext:value-type="float">
            <text:p>6,2724304199219</text:p>
          </table:table-cell>
          <table:table-cell office:value-type="float" office:value="-127.46755180845" calcext:value-type="float">
            <text:p>-127,467551808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27</text:p>
          </table:table-cell>
          <table:table-cell office:value-type="float" office:value="7.7302569150925" calcext:value-type="float">
            <text:p>7,7302569150925</text:p>
          </table:table-cell>
          <table:table-cell office:value-type="float" office:value="4.7763687372208" calcext:value-type="float">
            <text:p>4,7763687372208</text:p>
          </table:table-cell>
          <table:table-cell office:value-type="float" office:value="-17.192067993674" calcext:value-type="float">
            <text:p>-17,1920679936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38</text:p>
          </table:table-cell>
          <table:table-cell office:value-type="float" office:value="-0.10440791025758" calcext:value-type="float">
            <text:p>-0,10440791025758</text:p>
          </table:table-cell>
          <table:table-cell office:value-type="float" office:value="8.7128865718842" calcext:value-type="float">
            <text:p>8,7128865718842</text:p>
          </table:table-cell>
          <table:table-cell office:value-type="float" office:value="89.518920631166" calcext:value-type="float">
            <text:p>89,5189206311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49</text:p>
          </table:table-cell>
          <table:table-cell office:value-type="float" office:value="1.3173472881317" calcext:value-type="float">
            <text:p>1,3173472881317</text:p>
          </table:table-cell>
          <table:table-cell office:value-type="float" office:value="8.3882915973663" calcext:value-type="float">
            <text:p>8,3882915973663</text:p>
          </table:table-cell>
          <table:table-cell office:value-type="float" office:value="-129.836861495" calcext:value-type="float">
            <text:p>-129,83686149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60</text:p>
          </table:table-cell>
          <table:table-cell office:value-type="float" office:value="0.92696189880371" calcext:value-type="float">
            <text:p>0,92696189880371</text:p>
          </table:table-cell>
          <table:table-cell office:value-type="float" office:value="6.4306420087814" calcext:value-type="float">
            <text:p>6,4306420087814</text:p>
          </table:table-cell>
          <table:table-cell office:value-type="float" office:value="61.806501096981" calcext:value-type="float">
            <text:p>61,8065010969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71</text:p>
          </table:table-cell>
          <table:table-cell office:value-type="float" office:value="2.8937739133835" calcext:value-type="float">
            <text:p>2,8937739133835</text:p>
          </table:table-cell>
          <table:table-cell office:value-type="float" office:value="7.069605588913" calcext:value-type="float">
            <text:p>7,069605588913</text:p>
          </table:table-cell>
          <table:table-cell office:value-type="float" office:value="-152.3168618512" calcext:value-type="float">
            <text:p>-152,31686185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82</text:p>
          </table:table-cell>
          <table:table-cell office:value-type="float" office:value="3.814609348774" calcext:value-type="float">
            <text:p>3,814609348774</text:p>
          </table:table-cell>
          <table:table-cell office:value-type="float" office:value="8.3182907104492" calcext:value-type="float">
            <text:p>8,3182907104492</text:p>
          </table:table-cell>
          <table:table-cell office:value-type="float" office:value="-19.033006422079" calcext:value-type="float">
            <text:p>-19,0330064220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93</text:p>
          </table:table-cell>
          <table:table-cell office:value-type="float" office:value="6.0740154981613" calcext:value-type="float">
            <text:p>6,0740154981613</text:p>
          </table:table-cell>
          <table:table-cell office:value-type="float" office:value="8.6390018463135" calcext:value-type="float">
            <text:p>8,6390018463135</text:p>
          </table:table-cell>
          <table:table-cell office:value-type="float" office:value="-49.81667828408" calcext:value-type="float">
            <text:p>-49,816678284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04</text:p>
          </table:table-cell>
          <table:table-cell office:value-type="float" office:value="7.3845285177231" calcext:value-type="float">
            <text:p>7,3845285177231</text:p>
          </table:table-cell>
          <table:table-cell office:value-type="float" office:value="9.0307837724686" calcext:value-type="float">
            <text:p>9,0307837724686</text:p>
          </table:table-cell>
          <table:table-cell office:value-type="float" office:value="-41.719820469048" calcext:value-type="float">
            <text:p>-41,7198204690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15</text:p>
          </table:table-cell>
          <table:table-cell office:value-type="float" office:value="0.25252332910895" calcext:value-type="float">
            <text:p>0,25252332910895</text:p>
          </table:table-cell>
          <table:table-cell office:value-type="float" office:value="9.6013385057449" calcext:value-type="float">
            <text:p>9,6013385057449</text:p>
          </table:table-cell>
          <table:table-cell office:value-type="float" office:value="-105.43527876496" calcext:value-type="float">
            <text:p>-105,435278764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26</text:p>
          </table:table-cell>
          <table:table-cell office:value-type="float" office:value="0.35359010100365" calcext:value-type="float">
            <text:p>0,35359010100365</text:p>
          </table:table-cell>
          <table:table-cell office:value-type="float" office:value="9.9197101593018" calcext:value-type="float">
            <text:p>9,9197101593018</text:p>
          </table:table-cell>
          <table:table-cell office:value-type="float" office:value="-53.830551114052" calcext:value-type="float">
            <text:p>-53,8305511140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37</text:p>
          </table:table-cell>
          <table:table-cell office:value-type="float" office:value="1.522099673748" calcext:value-type="float">
            <text:p>1,522099673748</text:p>
          </table:table-cell>
          <table:table-cell office:value-type="float" office:value="8.6461532115936" calcext:value-type="float">
            <text:p>8,6461532115936</text:p>
          </table:table-cell>
          <table:table-cell office:value-type="float" office:value="58.762586800156" calcext:value-type="float">
            <text:p>58,7625868001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48</text:p>
          </table:table-cell>
          <table:table-cell office:value-type="float" office:value="3.6114209890366" calcext:value-type="float">
            <text:p>3,6114209890366</text:p>
          </table:table-cell>
          <table:table-cell office:value-type="float" office:value="10.72230219841" calcext:value-type="float">
            <text:p>10,72230219841</text:p>
          </table:table-cell>
          <table:table-cell office:value-type="float" office:value="-69.532800631918" calcext:value-type="float">
            <text:p>-69,5328006319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59</text:p>
          </table:table-cell>
          <table:table-cell office:value-type="float" office:value="7.2812116146088" calcext:value-type="float">
            <text:p>7,2812116146088</text:p>
          </table:table-cell>
          <table:table-cell office:value-type="float" office:value="9.5079201459885" calcext:value-type="float">
            <text:p>9,5079201459885</text:p>
          </table:table-cell>
          <table:table-cell office:value-type="float" office:value="143.58093784114" calcext:value-type="float">
            <text:p>143,580937841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70</text:p>
          </table:table-cell>
          <table:table-cell office:value-type="float" office:value="5.4651719331741" calcext:value-type="float">
            <text:p>5,4651719331741</text:p>
          </table:table-cell>
          <table:table-cell office:value-type="float" office:value="8.3483821153641" calcext:value-type="float">
            <text:p>8,3483821153641</text:p>
          </table:table-cell>
          <table:table-cell office:value-type="float" office:value="39.788394217279" calcext:value-type="float">
            <text:p>39,78839421727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81</text:p>
          </table:table-cell>
          <table:table-cell office:value-type="float" office:value="8.9426052570343" calcext:value-type="float">
            <text:p>8,9426052570343</text:p>
          </table:table-cell>
          <table:table-cell office:value-type="float" office:value="9.3567454814911" calcext:value-type="float">
            <text:p>9,3567454814911</text:p>
          </table:table-cell>
          <table:table-cell office:value-type="float" office:value="-51.911083755979" calcext:value-type="float">
            <text:p>-51,9110837559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92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9.5411098003387" calcext:value-type="float">
            <text:p>9,5411098003387</text:p>
          </table:table-cell>
          <table:table-cell office:value-type="float" office:value="23.044794987721" calcext:value-type="float">
            <text:p>23,0447949877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003</text:p>
          </table:table-cell>
          <table:table-cell office:value-type="float" office:value="2.5248935818672" calcext:value-type="float">
            <text:p>2,5248935818672</text:p>
          </table:table-cell>
          <table:table-cell office:value-type="float" office:value="11.081948280334" calcext:value-type="float">
            <text:p>11,081948280334</text:p>
          </table:table-cell>
          <table:table-cell office:value-type="float" office:value="-179.90583826782" calcext:value-type="float">
            <text:p>-179,905838267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0.54988872259855" calcext:value-type="float">
            <text:p>-0,54988872259855</text:p>
          </table:table-cell>
          <table:table-cell office:value-type="float" office:value="-0.4387466236949" calcext:value-type="float">
            <text:p>-0,4387466236949</text:p>
          </table:table-cell>
          <table:table-cell office:value-type="float" office:value="22.299193842396" calcext:value-type="float">
            <text:p>22,2991938423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64</text:p>
          </table:table-cell>
          <table:table-cell office:value-type="float" office:value="0.57645134627819" calcext:value-type="float">
            <text:p>0,57645134627819</text:p>
          </table:table-cell>
          <table:table-cell office:value-type="float" office:value="0.47459401190281" calcext:value-type="float">
            <text:p>0,47459401190281</text:p>
          </table:table-cell>
          <table:table-cell office:value-type="float" office:value="17.337547935498" calcext:value-type="float">
            <text:p>17,3375479354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75</text:p>
          </table:table-cell>
          <table:table-cell office:value-type="float" office:value="2.1817374229431" calcext:value-type="float">
            <text:p>2,1817374229431</text:p>
          </table:table-cell>
          <table:table-cell office:value-type="float" office:value="1.23754799366" calcext:value-type="float">
            <text:p>1,23754799366</text:p>
          </table:table-cell>
          <table:table-cell office:value-type="float" office:value="114.11331489587" calcext:value-type="float">
            <text:p>114,1133148958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86</text:p>
          </table:table-cell>
          <table:table-cell office:value-type="float" office:value="1.5515752136707" calcext:value-type="float">
            <text:p>1,5515752136707</text:p>
          </table:table-cell>
          <table:table-cell office:value-type="float" office:value="-0.22322293370962" calcext:value-type="float">
            <text:p>-0,22322293370962</text:p>
          </table:table-cell>
          <table:table-cell office:value-type="float" office:value="49.562661131476" calcext:value-type="float">
            <text:p>49,56266113147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97</text:p>
          </table:table-cell>
          <table:table-cell office:value-type="float" office:value="6.9110333919525" calcext:value-type="float">
            <text:p>6,9110333919525</text:p>
          </table:table-cell>
          <table:table-cell office:value-type="float" office:value="-0.34992218017578" calcext:value-type="float">
            <text:p>-0,34992218017578</text:p>
          </table:table-cell>
          <table:table-cell office:value-type="float" office:value="-140.4028789253" calcext:value-type="float">
            <text:p>-140,402878925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08</text:p>
          </table:table-cell>
          <table:table-cell office:value-type="float" office:value="6.2030398845673" calcext:value-type="float">
            <text:p>6,2030398845673</text:p>
          </table:table-cell>
          <table:table-cell office:value-type="float" office:value="0.25296786800027" calcext:value-type="float">
            <text:p>0,25296786800027</text:p>
          </table:table-cell>
          <table:table-cell office:value-type="float" office:value="49.663809454365" calcext:value-type="float">
            <text:p>49,6638094543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19</text:p>
          </table:table-cell>
          <table:table-cell office:value-type="float" office:value="9.3091887235641" calcext:value-type="float">
            <text:p>9,3091887235641</text:p>
          </table:table-cell>
          <table:table-cell office:value-type="float" office:value="0.12301506474614" calcext:value-type="float">
            <text:p>0,12301506474614</text:p>
          </table:table-cell>
          <table:table-cell office:value-type="float" office:value="114.37185934395" calcext:value-type="float">
            <text:p>114,3718593439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30</text:p>
          </table:table-cell>
          <table:table-cell office:value-type="float" office:value="0.20267846062779" calcext:value-type="float">
            <text:p>0,20267846062779</text:p>
          </table:table-cell>
          <table:table-cell office:value-type="float" office:value="0.57793479412794" calcext:value-type="float">
            <text:p>0,57793479412794</text:p>
          </table:table-cell>
          <table:table-cell office:value-type="float" office:value="-52.106683421287" calcext:value-type="float">
            <text:p>-52,1066834212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41</text:p>
          </table:table-cell>
          <table:table-cell office:value-type="float" office:value="0.48491653054953" calcext:value-type="float">
            <text:p>0,48491653054953</text:p>
          </table:table-cell>
          <table:table-cell office:value-type="float" office:value="1.7373234033585" calcext:value-type="float">
            <text:p>1,7373234033585</text:p>
          </table:table-cell>
          <table:table-cell office:value-type="float" office:value="98.723223254939" calcext:value-type="float">
            <text:p>98,7232232549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52</text:p>
          </table:table-cell>
          <table:table-cell office:value-type="float" office:value="2.7694770693779" calcext:value-type="float">
            <text:p>2,7694770693779</text:p>
          </table:table-cell>
          <table:table-cell office:value-type="float" office:value="1.7332001030445" calcext:value-type="float">
            <text:p>1,7332001030445</text:p>
          </table:table-cell>
          <table:table-cell office:value-type="float" office:value="-170.73862871547" calcext:value-type="float">
            <text:p>-170,738628715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63</text:p>
          </table:table-cell>
          <table:table-cell office:value-type="float" office:value="4.0913152694702" calcext:value-type="float">
            <text:p>4,0913152694702</text:p>
          </table:table-cell>
          <table:table-cell office:value-type="float" office:value="2.1137984097004" calcext:value-type="float">
            <text:p>2,1137984097004</text:p>
          </table:table-cell>
          <table:table-cell office:value-type="float" office:value="-79.165006139476" calcext:value-type="float">
            <text:p>-79,1650061394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74</text:p>
          </table:table-cell>
          <table:table-cell office:value-type="float" office:value="5.6258875131607" calcext:value-type="float">
            <text:p>5,6258875131607</text:p>
          </table:table-cell>
          <table:table-cell office:value-type="float" office:value="1.3579362630844" calcext:value-type="float">
            <text:p>1,3579362630844</text:p>
          </table:table-cell>
          <table:table-cell office:value-type="float" office:value="112.77827183912" calcext:value-type="float">
            <text:p>112,778271839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85</text:p>
          </table:table-cell>
          <table:table-cell office:value-type="float" office:value="6.7655247449875" calcext:value-type="float">
            <text:p>6,7655247449875</text:p>
          </table:table-cell>
          <table:table-cell office:value-type="float" office:value="0.59719730168581" calcext:value-type="float">
            <text:p>0,59719730168581</text:p>
          </table:table-cell>
          <table:table-cell office:value-type="float" office:value="169.7990696901" calcext:value-type="float">
            <text:p>169,79906969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96</text:p>
          </table:table-cell>
          <table:table-cell office:value-type="float" office:value="8.3193701505661" calcext:value-type="float">
            <text:p>8,3193701505661</text:p>
          </table:table-cell>
          <table:table-cell office:value-type="float" office:value="2.1038968861103" calcext:value-type="float">
            <text:p>2,1038968861103</text:p>
          </table:table-cell>
          <table:table-cell office:value-type="float" office:value="-152.76018829103" calcext:value-type="float">
            <text:p>-152,760188291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07</text:p>
          </table:table-cell>
          <table:table-cell office:value-type="float" office:value="-1.5788167715073" calcext:value-type="float">
            <text:p>-1,5788167715073</text:p>
          </table:table-cell>
          <table:table-cell office:value-type="float" office:value="4.871601164341" calcext:value-type="float">
            <text:p>4,871601164341</text:p>
          </table:table-cell>
          <table:table-cell office:value-type="float" office:value="-40.575217669177" calcext:value-type="float">
            <text:p>-40,5752176691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18</text:p>
          </table:table-cell>
          <table:table-cell office:value-type="float" office:value="-0.12107185088098" calcext:value-type="float">
            <text:p>-0,12107185088098</text:p>
          </table:table-cell>
          <table:table-cell office:value-type="float" office:value="3.6969327926636" calcext:value-type="float">
            <text:p>3,6969327926636</text:p>
          </table:table-cell>
          <table:table-cell office:value-type="float" office:value="72.362336383504" calcext:value-type="float">
            <text:p>72,3623363835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29</text:p>
          </table:table-cell>
          <table:table-cell office:value-type="float" office:value="1.0799616575241" calcext:value-type="float">
            <text:p>1,0799616575241</text:p>
          </table:table-cell>
          <table:table-cell office:value-type="float" office:value="3.0405107140541" calcext:value-type="float">
            <text:p>3,0405107140541</text:p>
          </table:table-cell>
          <table:table-cell office:value-type="float" office:value="4.3494539086226" calcext:value-type="float">
            <text:p>4,34945390862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40</text:p>
          </table:table-cell>
          <table:table-cell office:value-type="float" office:value="4.8084393143654" calcext:value-type="float">
            <text:p>4,8084393143654</text:p>
          </table:table-cell>
          <table:table-cell office:value-type="float" office:value="2.7869576215744" calcext:value-type="float">
            <text:p>2,7869576215744</text:p>
          </table:table-cell>
          <table:table-cell office:value-type="float" office:value="151.26934476719" calcext:value-type="float">
            <text:p>151,269344767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51</text:p>
          </table:table-cell>
          <table:table-cell office:value-type="float" office:value="5.9103900194168" calcext:value-type="float">
            <text:p>5,9103900194168</text:p>
          </table:table-cell>
          <table:table-cell office:value-type="float" office:value="3.8053002953529" calcext:value-type="float">
            <text:p>3,8053002953529</text:p>
          </table:table-cell>
          <table:table-cell office:value-type="float" office:value="-177.57327997001" calcext:value-type="float">
            <text:p>-177,573279970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62</text:p>
          </table:table-cell>
          <table:table-cell office:value-type="float" office:value="5.8945441246033" calcext:value-type="float">
            <text:p>5,8945441246033</text:p>
          </table:table-cell>
          <table:table-cell office:value-type="float" office:value="2.5981575250626" calcext:value-type="float">
            <text:p>2,5981575250626</text:p>
          </table:table-cell>
          <table:table-cell office:value-type="float" office:value="-173.65815685054" calcext:value-type="float">
            <text:p>-173,658156850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73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2.3302309215069" calcext:value-type="float">
            <text:p>2,3302309215069</text:p>
          </table:table-cell>
          <table:table-cell office:value-type="float" office:value="138.35509263786" calcext:value-type="float">
            <text:p>138,3550926378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84</text:p>
          </table:table-cell>
          <table:table-cell office:value-type="float" office:value="0.19818926230073" calcext:value-type="float">
            <text:p>0,19818926230073</text:p>
          </table:table-cell>
          <table:table-cell office:value-type="float" office:value="4.882544875145" calcext:value-type="float">
            <text:p>4,882544875145</text:p>
          </table:table-cell>
          <table:table-cell office:value-type="float" office:value="-132.28419783768" calcext:value-type="float">
            <text:p>-132,284197837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95</text:p>
          </table:table-cell>
          <table:table-cell office:value-type="float" office:value="1.8493655323982" calcext:value-type="float">
            <text:p>1,8493655323982</text:p>
          </table:table-cell>
          <table:table-cell office:value-type="float" office:value="3.6593008041382" calcext:value-type="float">
            <text:p>3,6593008041382</text:p>
          </table:table-cell>
          <table:table-cell office:value-type="float" office:value="164.49597686719" calcext:value-type="float">
            <text:p>164,495976867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06</text:p>
          </table:table-cell>
          <table:table-cell office:value-type="float" office:value="2.5003635883331" calcext:value-type="float">
            <text:p>2,5003635883331</text:p>
          </table:table-cell>
          <table:table-cell office:value-type="float" office:value="4.9524855613708" calcext:value-type="float">
            <text:p>4,9524855613708</text:p>
          </table:table-cell>
          <table:table-cell office:value-type="float" office:value="-104.13218987216" calcext:value-type="float">
            <text:p>-104,132189872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17</text:p>
          </table:table-cell>
          <table:table-cell office:value-type="float" office:value="3.4157282114029" calcext:value-type="float">
            <text:p>3,4157282114029</text:p>
          </table:table-cell>
          <table:table-cell office:value-type="float" office:value="3.3194959163666" calcext:value-type="float">
            <text:p>3,3194959163666</text:p>
          </table:table-cell>
          <table:table-cell office:value-type="float" office:value="63.960338853727" calcext:value-type="float">
            <text:p>63,9603388537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28</text:p>
          </table:table-cell>
          <table:table-cell office:value-type="float" office:value="5.2006089687347" calcext:value-type="float">
            <text:p>5,2006089687347</text:p>
          </table:table-cell>
          <table:table-cell office:value-type="float" office:value="3.7570318579674" calcext:value-type="float">
            <text:p>3,7570318579674</text:p>
          </table:table-cell>
          <table:table-cell office:value-type="float" office:value="-96.205397775978" calcext:value-type="float">
            <text:p>-96,2053977759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39</text:p>
          </table:table-cell>
          <table:table-cell office:value-type="float" office:value="7.684640288353" calcext:value-type="float">
            <text:p>7,684640288353</text:p>
          </table:table-cell>
          <table:table-cell office:value-type="float" office:value="3.7142258882523" calcext:value-type="float">
            <text:p>3,7142258882523</text:p>
          </table:table-cell>
          <table:table-cell office:value-type="float" office:value="92.316379213029" calcext:value-type="float">
            <text:p>92,3163792130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50</text:p>
          </table:table-cell>
          <table:table-cell office:value-type="float" office:value="8.419805765152" calcext:value-type="float">
            <text:p>8,419805765152</text:p>
          </table:table-cell>
          <table:table-cell office:value-type="float" office:value="2.4981310963631" calcext:value-type="float">
            <text:p>2,4981310963631</text:p>
          </table:table-cell>
          <table:table-cell office:value-type="float" office:value="97.413621890317" calcext:value-type="float">
            <text:p>97,4136218903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61</text:p>
          </table:table-cell>
          <table:table-cell office:value-type="float" office:value="-0.85704684257507" calcext:value-type="float">
            <text:p>-0,85704684257507</text:p>
          </table:table-cell>
          <table:table-cell office:value-type="float" office:value="5.097833275795" calcext:value-type="float">
            <text:p>5,097833275795</text:p>
          </table:table-cell>
          <table:table-cell office:value-type="float" office:value="114.07749288401" calcext:value-type="float">
            <text:p>114,077492884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72</text:p>
          </table:table-cell>
          <table:table-cell office:value-type="float" office:value="-0.28370816260576" calcext:value-type="float">
            <text:p>-0,28370816260576</text:p>
          </table:table-cell>
          <table:table-cell office:value-type="float" office:value="5.9693551063538" calcext:value-type="float">
            <text:p>5,9693551063538</text:p>
          </table:table-cell>
          <table:table-cell office:value-type="float" office:value="-22.058563817079" calcext:value-type="float">
            <text:p>-22,0585638170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83</text:p>
          </table:table-cell>
          <table:table-cell office:value-type="float" office:value="1.715957224369" calcext:value-type="float">
            <text:p>1,715957224369</text:p>
          </table:table-cell>
          <table:table-cell office:value-type="float" office:value="6.0711538791656" calcext:value-type="float">
            <text:p>6,0711538791656</text:p>
          </table:table-cell>
          <table:table-cell office:value-type="float" office:value="31.933775752973" calcext:value-type="float">
            <text:p>31,9337757529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94</text:p>
          </table:table-cell>
          <table:table-cell office:value-type="float" office:value="3.1665474176407" calcext:value-type="float">
            <text:p>3,1665474176407</text:p>
          </table:table-cell>
          <table:table-cell office:value-type="float" office:value="5.7049906253815" calcext:value-type="float">
            <text:p>5,7049906253815</text:p>
          </table:table-cell>
          <table:table-cell office:value-type="float" office:value="-90.027310286358" calcext:value-type="float">
            <text:p>-90,0273102863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05</text:p>
          </table:table-cell>
          <table:table-cell office:value-type="float" office:value="3.6531031131744" calcext:value-type="float">
            <text:p>3,6531031131744</text:p>
          </table:table-cell>
          <table:table-cell office:value-type="float" office:value="7.6754355430603" calcext:value-type="float">
            <text:p>7,6754355430603</text:p>
          </table:table-cell>
          <table:table-cell office:value-type="float" office:value="-60.02053257766" calcext:value-type="float">
            <text:p>-60,020532577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16</text:p>
          </table:table-cell>
          <table:table-cell office:value-type="float" office:value="7.7407503128052" calcext:value-type="float">
            <text:p>7,7407503128052</text:p>
          </table:table-cell>
          <table:table-cell office:value-type="float" office:value="6.5128725767136" calcext:value-type="float">
            <text:p>6,5128725767136</text:p>
          </table:table-cell>
          <table:table-cell office:value-type="float" office:value="-131.05692833093" calcext:value-type="float">
            <text:p>-131,056928330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27</text:p>
          </table:table-cell>
          <table:table-cell office:value-type="float" office:value="7.4780815839767" calcext:value-type="float">
            <text:p>7,4780815839767</text:p>
          </table:table-cell>
          <table:table-cell office:value-type="float" office:value="4.9905800819397" calcext:value-type="float">
            <text:p>4,9905800819397</text:p>
          </table:table-cell>
          <table:table-cell office:value-type="float" office:value="-46.790244473014" calcext:value-type="float">
            <text:p>-46,7902444730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38</text:p>
          </table:table-cell>
          <table:table-cell office:value-type="float" office:value="-0.30267495661974" calcext:value-type="float">
            <text:p>-0,30267495661974</text:p>
          </table:table-cell>
          <table:table-cell office:value-type="float" office:value="8.4321564435959" calcext:value-type="float">
            <text:p>8,4321564435959</text:p>
          </table:table-cell>
          <table:table-cell office:value-type="float" office:value="59.455204921164" calcext:value-type="float">
            <text:p>59,45520492116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49</text:p>
          </table:table-cell>
          <table:table-cell office:value-type="float" office:value="1.1593469232321" calcext:value-type="float">
            <text:p>1,1593469232321</text:p>
          </table:table-cell>
          <table:table-cell office:value-type="float" office:value="8.4955751895905" calcext:value-type="float">
            <text:p>8,4955751895905</text:p>
          </table:table-cell>
          <table:table-cell office:value-type="float" office:value="-98.779949412984" calcext:value-type="float">
            <text:p>-98,7799494129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60</text:p>
          </table:table-cell>
          <table:table-cell office:value-type="float" office:value="0.84267944097519" calcext:value-type="float">
            <text:p>0,84267944097519</text:p>
          </table:table-cell>
          <table:table-cell office:value-type="float" office:value="6.1451661586761" calcext:value-type="float">
            <text:p>6,1451661586761</text:p>
          </table:table-cell>
          <table:table-cell office:value-type="float" office:value="76.368388096998" calcext:value-type="float">
            <text:p>76,3683880969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71</text:p>
          </table:table-cell>
          <table:table-cell office:value-type="float" office:value="3.2414290308952" calcext:value-type="float">
            <text:p>3,2414290308952</text:p>
          </table:table-cell>
          <table:table-cell office:value-type="float" office:value="7.2479146718979" calcext:value-type="float">
            <text:p>7,2479146718979</text:p>
          </table:table-cell>
          <table:table-cell office:value-type="float" office:value="-154.78212970078" calcext:value-type="float">
            <text:p>-154,782129700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82</text:p>
          </table:table-cell>
          <table:table-cell office:value-type="float" office:value="3.4576827287674" calcext:value-type="float">
            <text:p>3,4576827287674</text:p>
          </table:table-cell>
          <table:table-cell office:value-type="float" office:value="8.3551150560379" calcext:value-type="float">
            <text:p>8,3551150560379</text:p>
          </table:table-cell>
          <table:table-cell office:value-type="float" office:value="-1.8571529798447" calcext:value-type="float">
            <text:p>-1,85715297984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93</text:p>
          </table:table-cell>
          <table:table-cell office:value-type="float" office:value="5.779829621315" calcext:value-type="float">
            <text:p>5,779829621315</text:p>
          </table:table-cell>
          <table:table-cell office:value-type="float" office:value="8.8170719146729" calcext:value-type="float">
            <text:p>8,8170719146729</text:p>
          </table:table-cell>
          <table:table-cell office:value-type="float" office:value="-25.825861343153" calcext:value-type="float">
            <text:p>-25,8258613431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04</text:p>
          </table:table-cell>
          <table:table-cell office:value-type="float" office:value="7.4463450908661" calcext:value-type="float">
            <text:p>7,4463450908661</text:p>
          </table:table-cell>
          <table:table-cell office:value-type="float" office:value="9.0891486406326" calcext:value-type="float">
            <text:p>9,0891486406326</text:p>
          </table:table-cell>
          <table:table-cell office:value-type="float" office:value="-119.83083463778" calcext:value-type="float">
            <text:p>-119,830834637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15</text:p>
          </table:table-cell>
          <table:table-cell office:value-type="float" office:value="0.049154730513692" calcext:value-type="float">
            <text:p>0,049154730513692</text:p>
          </table:table-cell>
          <table:table-cell office:value-type="float" office:value="9.6901416778564" calcext:value-type="float">
            <text:p>9,6901416778564</text:p>
          </table:table-cell>
          <table:table-cell office:value-type="float" office:value="-14.696040161096" calcext:value-type="float">
            <text:p>-14,6960401610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26</text:p>
          </table:table-cell>
          <table:table-cell office:value-type="float" office:value="0.51262121647596" calcext:value-type="float">
            <text:p>0,51262121647596</text:p>
          </table:table-cell>
          <table:table-cell office:value-type="float" office:value="10.074638128281" calcext:value-type="float">
            <text:p>10,074638128281</text:p>
          </table:table-cell>
          <table:table-cell office:value-type="float" office:value="-144.55998171667" calcext:value-type="float">
            <text:p>-144,559981716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37</text:p>
          </table:table-cell>
          <table:table-cell office:value-type="float" office:value="1.3688759505749" calcext:value-type="float">
            <text:p>1,3688759505749</text:p>
          </table:table-cell>
          <table:table-cell office:value-type="float" office:value="8.7503510713577" calcext:value-type="float">
            <text:p>8,7503510713577</text:p>
          </table:table-cell>
          <table:table-cell office:value-type="float" office:value="25.426931441969" calcext:value-type="float">
            <text:p>25,4269314419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48</text:p>
          </table:table-cell>
          <table:table-cell office:value-type="float" office:value="3.5313084721565" calcext:value-type="float">
            <text:p>3,5313084721565</text:p>
          </table:table-cell>
          <table:table-cell office:value-type="float" office:value="11.061035394669" calcext:value-type="float">
            <text:p>11,061035394669</text:p>
          </table:table-cell>
          <table:table-cell office:value-type="float" office:value="-81.16518919635" calcext:value-type="float">
            <text:p>-81,1651891963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59</text:p>
          </table:table-cell>
          <table:table-cell office:value-type="float" office:value="7.4146473407745" calcext:value-type="float">
            <text:p>7,4146473407745</text:p>
          </table:table-cell>
          <table:table-cell office:value-type="float" office:value="9.4155901670456" calcext:value-type="float">
            <text:p>9,4155901670456</text:p>
          </table:table-cell>
          <table:table-cell office:value-type="float" office:value="101.60546697629" calcext:value-type="float">
            <text:p>101,605466976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70</text:p>
          </table:table-cell>
          <table:table-cell office:value-type="float" office:value="5.3573197126389" calcext:value-type="float">
            <text:p>5,3573197126389</text:p>
          </table:table-cell>
          <table:table-cell office:value-type="float" office:value="8.1886422634125" calcext:value-type="float">
            <text:p>8,1886422634125</text:p>
          </table:table-cell>
          <table:table-cell office:value-type="float" office:value="54.839734818525" calcext:value-type="float">
            <text:p>54,8397348185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81</text:p>
          </table:table-cell>
          <table:table-cell office:value-type="float" office:value="8.6943900585175" calcext:value-type="float">
            <text:p>8,6943900585175</text:p>
          </table:table-cell>
          <table:table-cell office:value-type="float" office:value="9.6631109714508" calcext:value-type="float">
            <text:p>9,6631109714508</text:p>
          </table:table-cell>
          <table:table-cell office:value-type="float" office:value="-50.556202602994" calcext:value-type="float">
            <text:p>-50,5562026029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92</text:p>
          </table:table-cell>
          <table:table-cell office:value-type="float" office:value="-1.5850123763084" calcext:value-type="float">
            <text:p>-1,5850123763084</text:p>
          </table:table-cell>
          <table:table-cell office:value-type="float" office:value="9.3187838792801" calcext:value-type="float">
            <text:p>9,3187838792801</text:p>
          </table:table-cell>
          <table:table-cell office:value-type="float" office:value="66.70922382622" calcext:value-type="float">
            <text:p>66,709223826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003</text:p>
          </table:table-cell>
          <table:table-cell office:value-type="float" office:value="2.8917175531387" calcext:value-type="float">
            <text:p>2,8917175531387</text:p>
          </table:table-cell>
          <table:table-cell office:value-type="float" office:value="11.08115196228" calcext:value-type="float">
            <text:p>11,08115196228</text:p>
          </table:table-cell>
          <table:table-cell office:value-type="float" office:value="-177.04115703607" calcext:value-type="float">
            <text:p>-177,041157036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0.61890639364719" calcext:value-type="float">
            <text:p>-0,61890639364719</text:p>
          </table:table-cell>
          <table:table-cell office:value-type="float" office:value="-0.35650193691254" calcext:value-type="float">
            <text:p>-0,35650193691254</text:p>
          </table:table-cell>
          <table:table-cell office:value-type="float" office:value="24.613403780445" calcext:value-type="float">
            <text:p>24,6134037804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64</text:p>
          </table:table-cell>
          <table:table-cell office:value-type="float" office:value="0.41385538876057" calcext:value-type="float">
            <text:p>0,41385538876057</text:p>
          </table:table-cell>
          <table:table-cell office:value-type="float" office:value="0.5883964151144" calcext:value-type="float">
            <text:p>0,5883964151144</text:p>
          </table:table-cell>
          <table:table-cell office:value-type="float" office:value="-45.344185297656" calcext:value-type="float">
            <text:p>-45,3441852976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75</text:p>
          </table:table-cell>
          <table:table-cell office:value-type="float" office:value="2.0015473663807" calcext:value-type="float">
            <text:p>2,0015473663807</text:p>
          </table:table-cell>
          <table:table-cell office:value-type="float" office:value="1.000474318862" calcext:value-type="float">
            <text:p>1,000474318862</text:p>
          </table:table-cell>
          <table:table-cell office:value-type="float" office:value="56.857951887094" calcext:value-type="float">
            <text:p>56,8579518870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86</text:p>
          </table:table-cell>
          <table:table-cell office:value-type="float" office:value="1.4811828732491" calcext:value-type="float">
            <text:p>1,4811828732491</text:p>
          </table:table-cell>
          <table:table-cell office:value-type="float" office:value="-0.44085457921028" calcext:value-type="float">
            <text:p>-0,44085457921028</text:p>
          </table:table-cell>
          <table:table-cell office:value-type="float" office:value="74.522515770736" calcext:value-type="float">
            <text:p>74,5225157707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97</text:p>
          </table:table-cell>
          <table:table-cell office:value-type="float" office:value="6.995712518692" calcext:value-type="float">
            <text:p>6,995712518692</text:p>
          </table:table-cell>
          <table:table-cell office:value-type="float" office:value="-0.071597858332098" calcext:value-type="float">
            <text:p>-0,071597858332098</text:p>
          </table:table-cell>
          <table:table-cell office:value-type="float" office:value="-99.575947044761" calcext:value-type="float">
            <text:p>-99,5759470447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08</text:p>
          </table:table-cell>
          <table:table-cell office:value-type="float" office:value="6.3514029979706" calcext:value-type="float">
            <text:p>6,3514029979706</text:p>
          </table:table-cell>
          <table:table-cell office:value-type="float" office:value="0.043764878064394" calcext:value-type="float">
            <text:p>0,043764878064394</text:p>
          </table:table-cell>
          <table:table-cell office:value-type="float" office:value="126.70253796183" calcext:value-type="float">
            <text:p>126,702537961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19</text:p>
          </table:table-cell>
          <table:table-cell office:value-type="float" office:value="9.1664266586304" calcext:value-type="float">
            <text:p>9,1664266586304</text:p>
          </table:table-cell>
          <table:table-cell office:value-type="float" office:value="0.042984327301383" calcext:value-type="float">
            <text:p>0,042984327301383</text:p>
          </table:table-cell>
          <table:table-cell office:value-type="float" office:value="77.70693681802" calcext:value-type="float">
            <text:p>77,7069368180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30</text:p>
          </table:table-cell>
          <table:table-cell office:value-type="float" office:value="0.21807787939906" calcext:value-type="float">
            <text:p>0,21807787939906</text:p>
          </table:table-cell>
          <table:table-cell office:value-type="float" office:value="0.85391193628311" calcext:value-type="float">
            <text:p>0,85391193628311</text:p>
          </table:table-cell>
          <table:table-cell office:value-type="float" office:value="-115.65433793766" calcext:value-type="float">
            <text:p>-115,654337937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41</text:p>
          </table:table-cell>
          <table:table-cell office:value-type="float" office:value="0.52475176751614" calcext:value-type="float">
            <text:p>0,52475176751614</text:p>
          </table:table-cell>
          <table:table-cell office:value-type="float" office:value="1.4956584572792" calcext:value-type="float">
            <text:p>1,4956584572792</text:p>
          </table:table-cell>
          <table:table-cell office:value-type="float" office:value="99.555343579335" calcext:value-type="float">
            <text:p>99,5553435793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52</text:p>
          </table:table-cell>
          <table:table-cell office:value-type="float" office:value="2.9519665241241" calcext:value-type="float">
            <text:p>2,9519665241241</text:p>
          </table:table-cell>
          <table:table-cell office:value-type="float" office:value="1.4984475076199" calcext:value-type="float">
            <text:p>1,4984475076199</text:p>
          </table:table-cell>
          <table:table-cell office:value-type="float" office:value="132.13198503871" calcext:value-type="float">
            <text:p>132,1319850387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63</text:p>
          </table:table-cell>
          <table:table-cell office:value-type="float" office:value="3.8685792684555" calcext:value-type="float">
            <text:p>3,8685792684555</text:p>
          </table:table-cell>
          <table:table-cell office:value-type="float" office:value="2.3042926192284" calcext:value-type="float">
            <text:p>2,3042926192284</text:p>
          </table:table-cell>
          <table:table-cell office:value-type="float" office:value="-31.534683552517" calcext:value-type="float">
            <text:p>-31,5346835525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74</text:p>
          </table:table-cell>
          <table:table-cell office:value-type="float" office:value="5.7784050703049" calcext:value-type="float">
            <text:p>5,7784050703049</text:p>
          </table:table-cell>
          <table:table-cell office:value-type="float" office:value="0.990836545825" calcext:value-type="float">
            <text:p>0,990836545825</text:p>
          </table:table-cell>
          <table:table-cell office:value-type="float" office:value="112.75439505364" calcext:value-type="float">
            <text:p>112,754395053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85</text:p>
          </table:table-cell>
          <table:table-cell office:value-type="float" office:value="7.0673334598541" calcext:value-type="float">
            <text:p>7,0673334598541</text:p>
          </table:table-cell>
          <table:table-cell office:value-type="float" office:value="0.7549150288105" calcext:value-type="float">
            <text:p>0,7549150288105</text:p>
          </table:table-cell>
          <table:table-cell office:value-type="float" office:value="-157.43194719788" calcext:value-type="float">
            <text:p>-157,431947197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96</text:p>
          </table:table-cell>
          <table:table-cell office:value-type="float" office:value="8.4474861621857" calcext:value-type="float">
            <text:p>8,4474861621857</text:p>
          </table:table-cell>
          <table:table-cell office:value-type="float" office:value="1.9236500561237" calcext:value-type="float">
            <text:p>1,9236500561237</text:p>
          </table:table-cell>
          <table:table-cell office:value-type="float" office:value="116.69489836237" calcext:value-type="float">
            <text:p>116,694898362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07</text:p>
          </table:table-cell>
          <table:table-cell office:value-type="float" office:value="-1.5819296240807" calcext:value-type="float">
            <text:p>-1,5819296240807</text:p>
          </table:table-cell>
          <table:table-cell office:value-type="float" office:value="5.1388323307037" calcext:value-type="float">
            <text:p>5,1388323307037</text:p>
          </table:table-cell>
          <table:table-cell office:value-type="float" office:value="-80.211170160087" calcext:value-type="float">
            <text:p>-80,2111701600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18</text:p>
          </table:table-cell>
          <table:table-cell office:value-type="float" office:value="-0.24119358509779" calcext:value-type="float">
            <text:p>-0,24119358509779</text:p>
          </table:table-cell>
          <table:table-cell office:value-type="float" office:value="3.3181756734848" calcext:value-type="float">
            <text:p>3,3181756734848</text:p>
          </table:table-cell>
          <table:table-cell office:value-type="float" office:value="72.378197293373" calcext:value-type="float">
            <text:p>72,3781972933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29</text:p>
          </table:table-cell>
          <table:table-cell office:value-type="float" office:value="0.70811361074448" calcext:value-type="float">
            <text:p>0,70811361074448</text:p>
          </table:table-cell>
          <table:table-cell office:value-type="float" office:value="3.1029418110847" calcext:value-type="float">
            <text:p>3,1029418110847</text:p>
          </table:table-cell>
          <table:table-cell office:value-type="float" office:value="-7.1406135703348" calcext:value-type="float">
            <text:p>-7,14061357033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40</text:p>
          </table:table-cell>
          <table:table-cell office:value-type="float" office:value="4.9831023812294" calcext:value-type="float">
            <text:p>4,9831023812294</text:p>
          </table:table-cell>
          <table:table-cell office:value-type="float" office:value="2.7083894610405" calcext:value-type="float">
            <text:p>2,7083894610405</text:p>
          </table:table-cell>
          <table:table-cell office:value-type="float" office:value="156.23560680705" calcext:value-type="float">
            <text:p>156,235606807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51</text:p>
          </table:table-cell>
          <table:table-cell office:value-type="float" office:value="6.0776090621948" calcext:value-type="float">
            <text:p>6,0776090621948</text:p>
          </table:table-cell>
          <table:table-cell office:value-type="float" office:value="3.5532611608505" calcext:value-type="float">
            <text:p>3,5532611608505</text:p>
          </table:table-cell>
          <table:table-cell office:value-type="float" office:value="127.74868831513" calcext:value-type="float">
            <text:p>127,748688315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62</text:p>
          </table:table-cell>
          <table:table-cell office:value-type="float" office:value="6.2900537252426" calcext:value-type="float">
            <text:p>6,2900537252426</text:p>
          </table:table-cell>
          <table:table-cell office:value-type="float" office:value="2.6426774263382" calcext:value-type="float">
            <text:p>2,6426774263382</text:p>
          </table:table-cell>
          <table:table-cell office:value-type="float" office:value="-173.66948704811" calcext:value-type="float">
            <text:p>-173,669487048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73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2.0746321976185" calcext:value-type="float">
            <text:p>2,0746321976185</text:p>
          </table:table-cell>
          <table:table-cell office:value-type="float" office:value="137.91314659605" calcext:value-type="float">
            <text:p>137,9131465960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84</text:p>
          </table:table-cell>
          <table:table-cell office:value-type="float" office:value="0.46523429453373" calcext:value-type="float">
            <text:p>0,46523429453373</text:p>
          </table:table-cell>
          <table:table-cell office:value-type="float" office:value="5.1772606372833" calcext:value-type="float">
            <text:p>5,1772606372833</text:p>
          </table:table-cell>
          <table:table-cell office:value-type="float" office:value="-132.30648921553" calcext:value-type="float">
            <text:p>-132,306489215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95</text:p>
          </table:table-cell>
          <table:table-cell office:value-type="float" office:value="2.2332787513733" calcext:value-type="float">
            <text:p>2,2332787513733</text:p>
          </table:table-cell>
          <table:table-cell office:value-type="float" office:value="3.5526624321938" calcext:value-type="float">
            <text:p>3,5526624321938</text:p>
          </table:table-cell>
          <table:table-cell office:value-type="float" office:value="164.49675590369" calcext:value-type="float">
            <text:p>164,496755903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06</text:p>
          </table:table-cell>
          <table:table-cell office:value-type="float" office:value="2.4844534695148" calcext:value-type="float">
            <text:p>2,4844534695148</text:p>
          </table:table-cell>
          <table:table-cell office:value-type="float" office:value="5.3011417388916" calcext:value-type="float">
            <text:p>5,3011417388916</text:p>
          </table:table-cell>
          <table:table-cell office:value-type="float" office:value="-82.393511085753" calcext:value-type="float">
            <text:p>-82,3935110857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17</text:p>
          </table:table-cell>
          <table:table-cell office:value-type="float" office:value="3.3162435889244" calcext:value-type="float">
            <text:p>3,3162435889244</text:p>
          </table:table-cell>
          <table:table-cell office:value-type="float" office:value="3.0099052190781" calcext:value-type="float">
            <text:p>3,0099052190781</text:p>
          </table:table-cell>
          <table:table-cell office:value-type="float" office:value="76.349527213224" calcext:value-type="float">
            <text:p>76,3495272132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28</text:p>
          </table:table-cell>
          <table:table-cell office:value-type="float" office:value="5.4750949144363" calcext:value-type="float">
            <text:p>5,4750949144363</text:p>
          </table:table-cell>
          <table:table-cell office:value-type="float" office:value="3.8854986429214" calcext:value-type="float">
            <text:p>3,8854986429214</text:p>
          </table:table-cell>
          <table:table-cell office:value-type="float" office:value="-150.72313083965" calcext:value-type="float">
            <text:p>-150,723130839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39</text:p>
          </table:table-cell>
          <table:table-cell office:value-type="float" office:value="7.5941687822342" calcext:value-type="float">
            <text:p>7,5941687822342</text:p>
          </table:table-cell>
          <table:table-cell office:value-type="float" office:value="3.379265666008" calcext:value-type="float">
            <text:p>3,379265666008</text:p>
          </table:table-cell>
          <table:table-cell office:value-type="float" office:value="69.691293558497" calcext:value-type="float">
            <text:p>69,6912935584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50</text:p>
          </table:table-cell>
          <table:table-cell office:value-type="float" office:value="8.6419260501862" calcext:value-type="float">
            <text:p>8,6419260501862</text:p>
          </table:table-cell>
          <table:table-cell office:value-type="float" office:value="2.4954405426979" calcext:value-type="float">
            <text:p>2,4954405426979</text:p>
          </table:table-cell>
          <table:table-cell office:value-type="float" office:value="-172.00635345119" calcext:value-type="float">
            <text:p>-172,006353451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61</text:p>
          </table:table-cell>
          <table:table-cell office:value-type="float" office:value="-0.72355851531029" calcext:value-type="float">
            <text:p>-0,72355851531029</text:p>
          </table:table-cell>
          <table:table-cell office:value-type="float" office:value="4.8463958501816" calcext:value-type="float">
            <text:p>4,8463958501816</text:p>
          </table:table-cell>
          <table:table-cell office:value-type="float" office:value="119.06992098328" calcext:value-type="float">
            <text:p>119,069920983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72</text:p>
          </table:table-cell>
          <table:table-cell office:value-type="float" office:value="-0.65322324633598" calcext:value-type="float">
            <text:p>-0,65322324633598</text:p>
          </table:table-cell>
          <table:table-cell office:value-type="float" office:value="6.1183375120163" calcext:value-type="float">
            <text:p>6,1183375120163</text:p>
          </table:table-cell>
          <table:table-cell office:value-type="float" office:value="-22.098752533554" calcext:value-type="float">
            <text:p>-22,0987525335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83</text:p>
          </table:table-cell>
          <table:table-cell office:value-type="float" office:value="1.4015358686447" calcext:value-type="float">
            <text:p>1,4015358686447</text:p>
          </table:table-cell>
          <table:table-cell office:value-type="float" office:value="5.8812868595123" calcext:value-type="float">
            <text:p>5,8812868595123</text:p>
          </table:table-cell>
          <table:table-cell office:value-type="float" office:value="27.997622064724" calcext:value-type="float">
            <text:p>27,9976220647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94</text:p>
          </table:table-cell>
          <table:table-cell office:value-type="float" office:value="3.1458139419556" calcext:value-type="float">
            <text:p>3,1458139419556</text:p>
          </table:table-cell>
          <table:table-cell office:value-type="float" office:value="6.0912543535233" calcext:value-type="float">
            <text:p>6,0912543535233</text:p>
          </table:table-cell>
          <table:table-cell office:value-type="float" office:value="-85.220607223025" calcext:value-type="float">
            <text:p>-85,2206072230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05</text:p>
          </table:table-cell>
          <table:table-cell office:value-type="float" office:value="3.8271874189377" calcext:value-type="float">
            <text:p>3,8271874189377</text:p>
          </table:table-cell>
          <table:table-cell office:value-type="float" office:value="7.8127497434616" calcext:value-type="float">
            <text:p>7,8127497434616</text:p>
          </table:table-cell>
          <table:table-cell office:value-type="float" office:value="-150.65710407913" calcext:value-type="float">
            <text:p>-150,657104079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16</text:p>
          </table:table-cell>
          <table:table-cell office:value-type="float" office:value="7.9589068889618" calcext:value-type="float">
            <text:p>7,9589068889618</text:p>
          </table:table-cell>
          <table:table-cell office:value-type="float" office:value="6.7404472827911" calcext:value-type="float">
            <text:p>6,7404472827911</text:p>
          </table:table-cell>
          <table:table-cell office:value-type="float" office:value="-134.64995402439" calcext:value-type="float">
            <text:p>-134,649954024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27</text:p>
          </table:table-cell>
          <table:table-cell office:value-type="float" office:value="7.3635399341583" calcext:value-type="float">
            <text:p>7,3635399341583</text:p>
          </table:table-cell>
          <table:table-cell office:value-type="float" office:value="5.301878452301" calcext:value-type="float">
            <text:p>5,301878452301</text:p>
          </table:table-cell>
          <table:table-cell office:value-type="float" office:value="-76.218341566195" calcext:value-type="float">
            <text:p>-76,2183415661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38</text:p>
          </table:table-cell>
          <table:table-cell office:value-type="float" office:value="-0.50424087792635" calcext:value-type="float">
            <text:p>-0,50424087792635</text:p>
          </table:table-cell>
          <table:table-cell office:value-type="float" office:value="8.089462518692" calcext:value-type="float">
            <text:p>8,089462518692</text:p>
          </table:table-cell>
          <table:table-cell office:value-type="float" office:value="59.451378075181" calcext:value-type="float">
            <text:p>59,45137807518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49</text:p>
          </table:table-cell>
          <table:table-cell office:value-type="float" office:value="1.2874612212181" calcext:value-type="float">
            <text:p>1,2874612212181</text:p>
          </table:table-cell>
          <table:table-cell office:value-type="float" office:value="8.3964908123016" calcext:value-type="float">
            <text:p>8,3964908123016</text:p>
          </table:table-cell>
          <table:table-cell office:value-type="float" office:value="168.77605808768" calcext:value-type="float">
            <text:p>168,7760580876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60</text:p>
          </table:table-cell>
          <table:table-cell office:value-type="float" office:value="0.817666426301" calcext:value-type="float">
            <text:p>0,817666426301</text:p>
          </table:table-cell>
          <table:table-cell office:value-type="float" office:value="5.8579915761948" calcext:value-type="float">
            <text:p>5,8579915761948</text:p>
          </table:table-cell>
          <table:table-cell office:value-type="float" office:value="81.303809858431" calcext:value-type="float">
            <text:p>81,3038098584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71</text:p>
          </table:table-cell>
          <table:table-cell office:value-type="float" office:value="3.3638063073158" calcext:value-type="float">
            <text:p>3,3638063073158</text:p>
          </table:table-cell>
          <table:table-cell office:value-type="float" office:value="7.0629078149796" calcext:value-type="float">
            <text:p>7,0629078149796</text:p>
          </table:table-cell>
          <table:table-cell office:value-type="float" office:value="114.67130320847" calcext:value-type="float">
            <text:p>114,671303208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82</text:p>
          </table:table-cell>
          <table:table-cell office:value-type="float" office:value="3.1060689687729" calcext:value-type="float">
            <text:p>3,1060689687729</text:p>
          </table:table-cell>
          <table:table-cell office:value-type="float" office:value="8.2854574918747" calcext:value-type="float">
            <text:p>8,2854574918747</text:p>
          </table:table-cell>
          <table:table-cell office:value-type="float" office:value="15.376026273533" calcext:value-type="float">
            <text:p>15,3760262735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93</text:p>
          </table:table-cell>
          <table:table-cell office:value-type="float" office:value="5.4394763708115" calcext:value-type="float">
            <text:p>5,4394763708115</text:p>
          </table:table-cell>
          <table:table-cell office:value-type="float" office:value="8.8606202602386" calcext:value-type="float">
            <text:p>8,8606202602386</text:p>
          </table:table-cell>
          <table:table-cell office:value-type="float" office:value="-1.8460025927823" calcext:value-type="float">
            <text:p>-1,84600259278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04</text:p>
          </table:table-cell>
          <table:table-cell office:value-type="float" office:value="7.6535671949387" calcext:value-type="float">
            <text:p>7,6535671949387</text:p>
          </table:table-cell>
          <table:table-cell office:value-type="float" office:value="8.9803898334503" calcext:value-type="float">
            <text:p>8,9803898334503</text:p>
          </table:table-cell>
          <table:table-cell office:value-type="float" office:value="152.99946183612" calcext:value-type="float">
            <text:p>152,999461836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15</text:p>
          </table:table-cell>
          <table:table-cell office:value-type="float" office:value="-0.11840848252177" calcext:value-type="float">
            <text:p>-0,11840848252177</text:p>
          </table:table-cell>
          <table:table-cell office:value-type="float" office:value="9.4664126634598" calcext:value-type="float">
            <text:p>9,4664126634598</text:p>
          </table:table-cell>
          <table:table-cell office:value-type="float" office:value="51.378646473976" calcext:value-type="float">
            <text:p>51,3786464739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26</text:p>
          </table:table-cell>
          <table:table-cell office:value-type="float" office:value="0.74762850999832" calcext:value-type="float">
            <text:p>0,74762850999832</text:p>
          </table:table-cell>
          <table:table-cell office:value-type="float" office:value="9.922611117363" calcext:value-type="float">
            <text:p>9,922611117363</text:p>
          </table:table-cell>
          <table:table-cell office:value-type="float" office:value="149.58868968259" calcext:value-type="float">
            <text:p>149,588689682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37</text:p>
          </table:table-cell>
          <table:table-cell office:value-type="float" office:value="1.5142703056335" calcext:value-type="float">
            <text:p>1,5142703056335</text:p>
          </table:table-cell>
          <table:table-cell office:value-type="float" office:value="8.6431539058685" calcext:value-type="float">
            <text:p>8,6431539058685</text:p>
          </table:table-cell>
          <table:table-cell office:value-type="float" office:value="116.96624907718" calcext:value-type="float">
            <text:p>116,966249077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48</text:p>
          </table:table-cell>
          <table:table-cell office:value-type="float" office:value="3.7183654308319" calcext:value-type="float">
            <text:p>3,7183654308319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21.681934709" calcext:value-type="float">
            <text:p>-121,68193470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59</text:p>
          </table:table-cell>
          <table:table-cell office:value-type="float" office:value="7.2929811477661" calcext:value-type="float">
            <text:p>7,2929811477661</text:p>
          </table:table-cell>
          <table:table-cell office:value-type="float" office:value="9.2667657136917" calcext:value-type="float">
            <text:p>9,2667657136917</text:p>
          </table:table-cell>
          <table:table-cell office:value-type="float" office:value="59.611572581492" calcext:value-type="float">
            <text:p>59,6115725814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70</text:p>
          </table:table-cell>
          <table:table-cell office:value-type="float" office:value="5.2679479122162" calcext:value-type="float">
            <text:p>5,2679479122162</text:p>
          </table:table-cell>
          <table:table-cell office:value-type="float" office:value="8.0542576313019" calcext:value-type="float">
            <text:p>8,0542576313019</text:p>
          </table:table-cell>
          <table:table-cell office:value-type="float" office:value="56.229474438224" calcext:value-type="float">
            <text:p>56,2294744382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81</text:p>
          </table:table-cell>
          <table:table-cell office:value-type="float" office:value="8.5330295562744" calcext:value-type="float">
            <text:p>8,5330295562744</text:p>
          </table:table-cell>
          <table:table-cell office:value-type="float" office:value="9.9691450595856" calcext:value-type="float">
            <text:p>9,9691450595856</text:p>
          </table:table-cell>
          <table:table-cell office:value-type="float" office:value="-69.702528084919" calcext:value-type="float">
            <text:p>-69,7025280849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92</text:p>
          </table:table-cell>
          <table:table-cell office:value-type="float" office:value="-1.4964562654495" calcext:value-type="float">
            <text:p>-1,4964562654495</text:p>
          </table:table-cell>
          <table:table-cell office:value-type="float" office:value="9.04709815979" calcext:value-type="float">
            <text:p>9,04709815979</text:p>
          </table:table-cell>
          <table:table-cell office:value-type="float" office:value="115.68056549996" calcext:value-type="float">
            <text:p>115,680565499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003</text:p>
          </table:table-cell>
          <table:table-cell office:value-type="float" office:value="3.2056611776352" calcext:value-type="float">
            <text:p>3,2056611776352</text:p>
          </table:table-cell>
          <table:table-cell office:value-type="float" office:value="11.082143783569" calcext:value-type="float">
            <text:p>11,082143783569</text:p>
          </table:table-cell>
          <table:table-cell office:value-type="float" office:value="-165.4261601199" calcext:value-type="float">
            <text:p>-165,42616011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0.63904047012329" calcext:value-type="float">
            <text:p>-0,63904047012329</text:p>
          </table:table-cell>
          <table:table-cell office:value-type="float" office:value="-0.33250823616982" calcext:value-type="float">
            <text:p>-0,33250823616982</text:p>
          </table:table-cell>
          <table:table-cell office:value-type="float" office:value="26.17041586311" calcext:value-type="float">
            <text:p>26,170415863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64</text:p>
          </table:table-cell>
          <table:table-cell office:value-type="float" office:value="0.52051592618227" calcext:value-type="float">
            <text:p>0,52051592618227</text:p>
          </table:table-cell>
          <table:table-cell office:value-type="float" office:value="0.74944227933884" calcext:value-type="float">
            <text:p>0,74944227933884</text:p>
          </table:table-cell>
          <table:table-cell office:value-type="float" office:value="-132.07324295287" calcext:value-type="float">
            <text:p>-132,073242952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75</text:p>
          </table:table-cell>
          <table:table-cell office:value-type="float" office:value="1.7849829792976" calcext:value-type="float">
            <text:p>1,7849829792976</text:p>
          </table:table-cell>
          <table:table-cell office:value-type="float" office:value="0.66731177270412" calcext:value-type="float">
            <text:p>0,66731177270412</text:p>
          </table:table-cell>
          <table:table-cell office:value-type="float" office:value="56.864423356998" calcext:value-type="float">
            <text:p>56,8644233569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86</text:p>
          </table:table-cell>
          <table:table-cell office:value-type="float" office:value="1.4007352292538" calcext:value-type="float">
            <text:p>1,4007352292538</text:p>
          </table:table-cell>
          <table:table-cell office:value-type="float" office:value="-0.58501474559307" calcext:value-type="float">
            <text:p>-0,58501474559307</text:p>
          </table:table-cell>
          <table:table-cell office:value-type="float" office:value="75.319463280356" calcext:value-type="float">
            <text:p>75,3194632803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97</text:p>
          </table:table-cell>
          <table:table-cell office:value-type="float" office:value="7.1680128574371" calcext:value-type="float">
            <text:p>7,1680128574371</text:p>
          </table:table-cell>
          <table:table-cell office:value-type="float" office:value="0.033113132230937" calcext:value-type="float">
            <text:p>0,033113132230937</text:p>
          </table:table-cell>
          <table:table-cell office:value-type="float" office:value="-164.82597399669" calcext:value-type="float">
            <text:p>-164,825973996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08</text:p>
          </table:table-cell>
          <table:table-cell office:value-type="float" office:value="6.5714484453201" calcext:value-type="float">
            <text:p>6,5714484453201</text:p>
          </table:table-cell>
          <table:table-cell office:value-type="float" office:value="0.048771155998111" calcext:value-type="float">
            <text:p>0,048771155998111</text:p>
          </table:table-cell>
          <table:table-cell office:value-type="float" office:value="-159.8378579328" calcext:value-type="float">
            <text:p>-159,83785793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19</text:p>
          </table:table-cell>
          <table:table-cell office:value-type="float" office:value="8.9094144105911" calcext:value-type="float">
            <text:p>8,9094144105911</text:p>
          </table:table-cell>
          <table:table-cell office:value-type="float" office:value="-0.082146823406219" calcext:value-type="float">
            <text:p>-0,082146823406219</text:p>
          </table:table-cell>
          <table:table-cell office:value-type="float" office:value="25.426743516497" calcext:value-type="float">
            <text:p>25,4267435164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30</text:p>
          </table:table-cell>
          <table:table-cell office:value-type="float" office:value="0.12358831241727" calcext:value-type="float">
            <text:p>0,12358831241727</text:p>
          </table:table-cell>
          <table:table-cell office:value-type="float" office:value="1.0483504831791" calcext:value-type="float">
            <text:p>1,0483504831791</text:p>
          </table:table-cell>
          <table:table-cell office:value-type="float" office:value="-51.762670468373" calcext:value-type="float">
            <text:p>-51,7626704683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41</text:p>
          </table:table-cell>
          <table:table-cell office:value-type="float" office:value="0.39307244122028" calcext:value-type="float">
            <text:p>0,39307244122028</text:p>
          </table:table-cell>
          <table:table-cell office:value-type="float" office:value="1.3473500311375" calcext:value-type="float">
            <text:p>1,3473500311375</text:p>
          </table:table-cell>
          <table:table-cell office:value-type="float" office:value="34.901966334908" calcext:value-type="float">
            <text:p>34,9019663349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52</text:p>
          </table:table-cell>
          <table:table-cell office:value-type="float" office:value="3.217785358429" calcext:value-type="float">
            <text:p>3,217785358429</text:p>
          </table:table-cell>
          <table:table-cell office:value-type="float" office:value="1.2033496052027" calcext:value-type="float">
            <text:p>1,2033496052027</text:p>
          </table:table-cell>
          <table:table-cell office:value-type="float" office:value="132.13266840406" calcext:value-type="float">
            <text:p>132,132668404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63</text:p>
          </table:table-cell>
          <table:table-cell office:value-type="float" office:value="3.6094433069229" calcext:value-type="float">
            <text:p>3,6094433069229</text:p>
          </table:table-cell>
          <table:table-cell office:value-type="float" office:value="2.2509872913361" calcext:value-type="float">
            <text:p>2,2509872913361</text:p>
          </table:table-cell>
          <table:table-cell office:value-type="float" office:value="27.272721764388" calcext:value-type="float">
            <text:p>27,2727217643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74</text:p>
          </table:table-cell>
          <table:table-cell office:value-type="float" office:value="5.9328091144562" calcext:value-type="float">
            <text:p>5,9328091144562</text:p>
          </table:table-cell>
          <table:table-cell office:value-type="float" office:value="0.67752592265606" calcext:value-type="float">
            <text:p>0,67752592265606</text:p>
          </table:table-cell>
          <table:table-cell office:value-type="float" office:value="122.47742665042" calcext:value-type="float">
            <text:p>122,477426650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85</text:p>
          </table:table-cell>
          <table:table-cell office:value-type="float" office:value="7.4348926544189" calcext:value-type="float">
            <text:p>7,4348926544189</text:p>
          </table:table-cell>
          <table:table-cell office:value-type="float" office:value="0.90742170810699" calcext:value-type="float">
            <text:p>0,90742170810699</text:p>
          </table:table-cell>
          <table:table-cell office:value-type="float" office:value="-157.41744618507" calcext:value-type="float">
            <text:p>-157,417446185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96</text:p>
          </table:table-cell>
          <table:table-cell office:value-type="float" office:value="8.3482825756073" calcext:value-type="float">
            <text:p>8,3482825756073</text:p>
          </table:table-cell>
          <table:table-cell office:value-type="float" office:value="1.6078205406666" calcext:value-type="float">
            <text:p>1,6078205406666</text:p>
          </table:table-cell>
          <table:table-cell office:value-type="float" office:value="77.919593282566" calcext:value-type="float">
            <text:p>77,9195932825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07</text:p>
          </table:table-cell>
          <table:table-cell office:value-type="float" office:value="-1.4816638827324" calcext:value-type="float">
            <text:p>-1,4816638827324</text:p>
          </table:table-cell>
          <table:table-cell office:value-type="float" office:value="5.3921246528625" calcext:value-type="float">
            <text:p>5,3921246528625</text:p>
          </table:table-cell>
          <table:table-cell office:value-type="float" office:value="-117.48499171749" calcext:value-type="float">
            <text:p>-117,484991717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18</text:p>
          </table:table-cell>
          <table:table-cell office:value-type="float" office:value="-0.31859576702118" calcext:value-type="float">
            <text:p>-0,31859576702118</text:p>
          </table:table-cell>
          <table:table-cell office:value-type="float" office:value="2.9867711663246" calcext:value-type="float">
            <text:p>2,9867711663246</text:p>
          </table:table-cell>
          <table:table-cell office:value-type="float" office:value="83.851443734139" calcext:value-type="float">
            <text:p>83,8514437341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29</text:p>
          </table:table-cell>
          <table:table-cell office:value-type="float" office:value="0.31285416334867" calcext:value-type="float">
            <text:p>0,31285416334867</text:p>
          </table:table-cell>
          <table:table-cell office:value-type="float" office:value="3.1519120931625" calcext:value-type="float">
            <text:p>3,1519120931625</text:p>
          </table:table-cell>
          <table:table-cell office:value-type="float" office:value="-7.142034543168" calcext:value-type="float">
            <text:p>-7,1420345431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40</text:p>
          </table:table-cell>
          <table:table-cell office:value-type="float" office:value="5.1639759540558" calcext:value-type="float">
            <text:p>5,1639759540558</text:p>
          </table:table-cell>
          <table:table-cell office:value-type="float" office:value="2.6457208395004" calcext:value-type="float">
            <text:p>2,6457208395004</text:p>
          </table:table-cell>
          <table:table-cell office:value-type="float" office:value="161.16693521002" calcext:value-type="float">
            <text:p>161,166935210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51</text:p>
          </table:table-cell>
          <table:table-cell office:value-type="float" office:value="6.3200259208679" calcext:value-type="float">
            <text:p>6,3200259208679</text:p>
          </table:table-cell>
          <table:table-cell office:value-type="float" office:value="3.238904774189" calcext:value-type="float">
            <text:p>3,238904774189</text:p>
          </table:table-cell>
          <table:table-cell office:value-type="float" office:value="127.74234668464" calcext:value-type="float">
            <text:p>127,742346684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62</text:p>
          </table:table-cell>
          <table:table-cell office:value-type="float" office:value="6.6684955358505" calcext:value-type="float">
            <text:p>6,6684955358505</text:p>
          </table:table-cell>
          <table:table-cell office:value-type="float" office:value="2.6645809412003" calcext:value-type="float">
            <text:p>2,6645809412003</text:p>
          </table:table-cell>
          <table:table-cell office:value-type="float" office:value="178.45540897102" calcext:value-type="float">
            <text:p>178,455408971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7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1.8582502007484" calcext:value-type="float">
            <text:p>1,8582502007484</text:p>
          </table:table-cell>
          <table:table-cell office:value-type="float" office:value="121.80865798027" calcext:value-type="float">
            <text:p>121,808657980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84</text:p>
          </table:table-cell>
          <table:table-cell office:value-type="float" office:value="0.4790485650301" calcext:value-type="float">
            <text:p>0,4790485650301</text:p>
          </table:table-cell>
          <table:table-cell office:value-type="float" office:value="5.414924621582" calcext:value-type="float">
            <text:p>5,414924621582</text:p>
          </table:table-cell>
          <table:table-cell office:value-type="float" office:value="-70.039488707378" calcext:value-type="float">
            <text:p>-70,0394887073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95</text:p>
          </table:table-cell>
          <table:table-cell office:value-type="float" office:value="2.5046506524086" calcext:value-type="float">
            <text:p>2,5046506524086</text:p>
          </table:table-cell>
          <table:table-cell office:value-type="float" office:value="3.627912402153" calcext:value-type="float">
            <text:p>3,627912402153</text:p>
          </table:table-cell>
          <table:table-cell office:value-type="float" office:value="-152.82562735734" calcext:value-type="float">
            <text:p>-152,825627357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06</text:p>
          </table:table-cell>
          <table:table-cell office:value-type="float" office:value="2.340706884861" calcext:value-type="float">
            <text:p>2,340706884861</text:p>
          </table:table-cell>
          <table:table-cell office:value-type="float" office:value="5.6193017959595" calcext:value-type="float">
            <text:p>5,6193017959595</text:p>
          </table:table-cell>
          <table:table-cell office:value-type="float" office:value="-60.655112479143" calcext:value-type="float">
            <text:p>-60,6551124791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17</text:p>
          </table:table-cell>
          <table:table-cell office:value-type="float" office:value="3.3472695946693" calcext:value-type="float">
            <text:p>3,3472695946693</text:p>
          </table:table-cell>
          <table:table-cell office:value-type="float" office:value="2.7371031045914" calcext:value-type="float">
            <text:p>2,7371031045914</text:p>
          </table:table-cell>
          <table:table-cell office:value-type="float" office:value="110.73336935347" calcext:value-type="float">
            <text:p>110,733369353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28</text:p>
          </table:table-cell>
          <table:table-cell office:value-type="float" office:value="5.8222258090973" calcext:value-type="float">
            <text:p>5,8222258090973</text:p>
          </table:table-cell>
          <table:table-cell office:value-type="float" office:value="4.0800634026527" calcext:value-type="float">
            <text:p>4,0800634026527</text:p>
          </table:table-cell>
          <table:table-cell office:value-type="float" office:value="-150.73394167955" calcext:value-type="float">
            <text:p>-150,733941679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39</text:p>
          </table:table-cell>
          <table:table-cell office:value-type="float" office:value="7.3818933963776" calcext:value-type="float">
            <text:p>7,3818933963776</text:p>
          </table:table-cell>
          <table:table-cell office:value-type="float" office:value="3.1054523587227" calcext:value-type="float">
            <text:p>3,1054523587227</text:p>
          </table:table-cell>
          <table:table-cell office:value-type="float" office:value="47.036836861045" calcext:value-type="float">
            <text:p>47,0368368610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50</text:p>
          </table:table-cell>
          <table:table-cell office:value-type="float" office:value="8.8459604978561" calcext:value-type="float">
            <text:p>8,8459604978561</text:p>
          </table:table-cell>
          <table:table-cell office:value-type="float" office:value="2.7558070421219" calcext:value-type="float">
            <text:p>2,7558070421219</text:p>
          </table:table-cell>
          <table:table-cell office:value-type="float" office:value="-133.54936678698" calcext:value-type="float">
            <text:p>-133,549366786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61</text:p>
          </table:table-cell>
          <table:table-cell office:value-type="float" office:value="-0.56832503527403" calcext:value-type="float">
            <text:p>-0,56832503527403</text:p>
          </table:table-cell>
          <table:table-cell office:value-type="float" office:value="4.608128964901" calcext:value-type="float">
            <text:p>4,608128964901</text:p>
          </table:table-cell>
          <table:table-cell office:value-type="float" office:value="124.00138605932" calcext:value-type="float">
            <text:p>124,001386059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72</text:p>
          </table:table-cell>
          <table:table-cell office:value-type="float" office:value="-1.0224524885416" calcext:value-type="float">
            <text:p>-1,0224524885416</text:p>
          </table:table-cell>
          <table:table-cell office:value-type="float" office:value="6.2675261497498" calcext:value-type="float">
            <text:p>6,2675261497498</text:p>
          </table:table-cell>
          <table:table-cell office:value-type="float" office:value="-22.124113930259" calcext:value-type="float">
            <text:p>-22,1241139302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83</text:p>
          </table:table-cell>
          <table:table-cell office:value-type="float" office:value="1.2706914544106" calcext:value-type="float">
            <text:p>1,2706914544106</text:p>
          </table:table-cell>
          <table:table-cell office:value-type="float" office:value="6.0599929094315" calcext:value-type="float">
            <text:p>6,0599929094315</text:p>
          </table:table-cell>
          <table:table-cell office:value-type="float" office:value="-62.674962790908" calcext:value-type="float">
            <text:p>-62,6749627909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94</text:p>
          </table:table-cell>
          <table:table-cell office:value-type="float" office:value="3.0498710274696" calcext:value-type="float">
            <text:p>3,0498710274696</text:p>
          </table:table-cell>
          <table:table-cell office:value-type="float" office:value="6.4040929079056" calcext:value-type="float">
            <text:p>6,4040929079056</text:p>
          </table:table-cell>
          <table:table-cell office:value-type="float" office:value="-56.54812428602" calcext:value-type="float">
            <text:p>-56,548124286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05</text:p>
          </table:table-cell>
          <table:table-cell office:value-type="float" office:value="3.9750170707703" calcext:value-type="float">
            <text:p>3,9750170707703</text:p>
          </table:table-cell>
          <table:table-cell office:value-type="float" office:value="7.6320999860764" calcext:value-type="float">
            <text:p>7,6320999860764</text:p>
          </table:table-cell>
          <table:table-cell office:value-type="float" office:value="122.57733466519" calcext:value-type="float">
            <text:p>122,577334665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16</text:p>
          </table:table-cell>
          <table:table-cell office:value-type="float" office:value="8.1905806064606" calcext:value-type="float">
            <text:p>8,1905806064606</text:p>
          </table:table-cell>
          <table:table-cell office:value-type="float" office:value="6.9539368152618" calcext:value-type="float">
            <text:p>6,9539368152618</text:p>
          </table:table-cell>
          <table:table-cell office:value-type="float" office:value="-138.27359448573" calcext:value-type="float">
            <text:p>-138,2735944857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27</text:p>
          </table:table-cell>
          <table:table-cell office:value-type="float" office:value="7.3946243524551" calcext:value-type="float">
            <text:p>7,3946243524551</text:p>
          </table:table-cell>
          <table:table-cell office:value-type="float" office:value="5.6221634149551" calcext:value-type="float">
            <text:p>5,6221634149551</text:p>
          </table:table-cell>
          <table:table-cell office:value-type="float" office:value="-100.67571424375" calcext:value-type="float">
            <text:p>-100,675714243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38</text:p>
          </table:table-cell>
          <table:table-cell office:value-type="float" office:value="-0.57561617344618" calcext:value-type="float">
            <text:p>-0,57561617344618</text:p>
          </table:table-cell>
          <table:table-cell office:value-type="float" office:value="7.8692352771759" calcext:value-type="float">
            <text:p>7,8692352771759</text:p>
          </table:table-cell>
          <table:table-cell office:value-type="float" office:value="79.743454410772" calcext:value-type="float">
            <text:p>79,7434544107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49</text:p>
          </table:table-cell>
          <table:table-cell office:value-type="float" office:value="1.4204828441143" calcext:value-type="float">
            <text:p>1,4204828441143</text:p>
          </table:table-cell>
          <table:table-cell office:value-type="float" office:value="8.2345378398895" calcext:value-type="float">
            <text:p>8,2345378398895</text:p>
          </table:table-cell>
          <table:table-cell office:value-type="float" office:value="149.93179375958" calcext:value-type="float">
            <text:p>149,9317937595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60</text:p>
          </table:table-cell>
          <table:table-cell office:value-type="float" office:value="0.59570331126451" calcext:value-type="float">
            <text:p>0,59570331126451</text:p>
          </table:table-cell>
          <table:table-cell office:value-type="float" office:value="5.8604407310486" calcext:value-type="float">
            <text:p>5,8604407310486</text:p>
          </table:table-cell>
          <table:table-cell office:value-type="float" office:value="-9.4815473647634" calcext:value-type="float">
            <text:p>-9,48154736476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71</text:p>
          </table:table-cell>
          <table:table-cell office:value-type="float" office:value="3.1788486242294" calcext:value-type="float">
            <text:p>3,1788486242294</text:p>
          </table:table-cell>
          <table:table-cell office:value-type="float" office:value="6.9294583797455" calcext:value-type="float">
            <text:p>6,9294583797455</text:p>
          </table:table-cell>
          <table:table-cell office:value-type="float" office:value="31.559848481682" calcext:value-type="float">
            <text:p>31,5598484816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82</text:p>
          </table:table-cell>
          <table:table-cell office:value-type="float" office:value="2.7917298674583" calcext:value-type="float">
            <text:p>2,7917298674583</text:p>
          </table:table-cell>
          <table:table-cell office:value-type="float" office:value="8.1147730350494" calcext:value-type="float">
            <text:p>8,1147730350494</text:p>
          </table:table-cell>
          <table:table-cell office:value-type="float" office:value="32.564716733945" calcext:value-type="float">
            <text:p>32,5647167339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93</text:p>
          </table:table-cell>
          <table:table-cell office:value-type="float" office:value="5.1103627681732" calcext:value-type="float">
            <text:p>5,1103627681732</text:p>
          </table:table-cell>
          <table:table-cell office:value-type="float" office:value="8.7621003389359" calcext:value-type="float">
            <text:p>8,7621003389359</text:p>
          </table:table-cell>
          <table:table-cell office:value-type="float" office:value="22.186361680365" calcext:value-type="float">
            <text:p>22,1863616803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04</text:p>
          </table:table-cell>
          <table:table-cell office:value-type="float" office:value="7.5813221931458" calcext:value-type="float">
            <text:p>7,5813221931458</text:p>
          </table:table-cell>
          <table:table-cell office:value-type="float" office:value="8.7708151340485" calcext:value-type="float">
            <text:p>8,7708151340485</text:p>
          </table:table-cell>
          <table:table-cell office:value-type="float" office:value="62.239085033441" calcext:value-type="float">
            <text:p>62,2390850334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15</text:p>
          </table:table-cell>
          <table:table-cell office:value-type="float" office:value="-0.36596227437258" calcext:value-type="float">
            <text:p>-0,36596227437258</text:p>
          </table:table-cell>
          <table:table-cell office:value-type="float" office:value="9.1552937030792" calcext:value-type="float">
            <text:p>9,1552937030792</text:p>
          </table:table-cell>
          <table:table-cell office:value-type="float" office:value="51.374549698678" calcext:value-type="float">
            <text:p>51,3745496986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26</text:p>
          </table:table-cell>
          <table:table-cell office:value-type="float" office:value="1.0901669412851" calcext:value-type="float">
            <text:p>1,0901669412851</text:p>
          </table:table-cell>
          <table:table-cell office:value-type="float" office:value="9.7210884094238" calcext:value-type="float">
            <text:p>9,7210884094238</text:p>
          </table:table-cell>
          <table:table-cell office:value-type="float" office:value="149.59648004763" calcext:value-type="float">
            <text:p>149,596480047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37</text:p>
          </table:table-cell>
          <table:table-cell office:value-type="float" office:value="1.7063304781914" calcext:value-type="float">
            <text:p>1,7063304781914</text:p>
          </table:table-cell>
          <table:table-cell office:value-type="float" office:value="8.5611426830292" calcext:value-type="float">
            <text:p>8,5611426830292</text:p>
          </table:table-cell>
          <table:table-cell office:value-type="float" office:value="136.36390266904" calcext:value-type="float">
            <text:p>136,3639026690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48</text:p>
          </table:table-cell>
          <table:table-cell office:value-type="float" office:value="3.9663380384445" calcext:value-type="float">
            <text:p>3,9663380384445</text:p>
          </table:table-cell>
          <table:table-cell office:value-type="float" office:value="11.060215234756" calcext:value-type="float">
            <text:p>11,060215234756</text:p>
          </table:table-cell>
          <table:table-cell office:value-type="float" office:value="178.67120208254" calcext:value-type="float">
            <text:p>178,671202082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59</text:p>
          </table:table-cell>
          <table:table-cell office:value-type="float" office:value="7.4665892124176" calcext:value-type="float">
            <text:p>7,4665892124176</text:p>
          </table:table-cell>
          <table:table-cell office:value-type="float" office:value="9.1280776262283" calcext:value-type="float">
            <text:p>9,1280776262283</text:p>
          </table:table-cell>
          <table:table-cell office:value-type="float" office:value="150.3863000566" calcext:value-type="float">
            <text:p>150,38630005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70</text:p>
          </table:table-cell>
          <table:table-cell office:value-type="float" office:value="5.1811128854752" calcext:value-type="float">
            <text:p>5,1811128854752</text:p>
          </table:table-cell>
          <table:table-cell office:value-type="float" office:value="7.9172956943512" calcext:value-type="float">
            <text:p>7,9172956943512</text:p>
          </table:table-cell>
          <table:table-cell office:value-type="float" office:value="57.604180020132" calcext:value-type="float">
            <text:p>57,6041800201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81</text:p>
          </table:table-cell>
          <table:table-cell office:value-type="float" office:value="8.5338973999023" calcext:value-type="float">
            <text:p>8,5338973999023</text:p>
          </table:table-cell>
          <table:table-cell office:value-type="float" office:value="10.302218198776" calcext:value-type="float">
            <text:p>10,302218198776</text:p>
          </table:table-cell>
          <table:table-cell office:value-type="float" office:value="-95.967436292369" calcext:value-type="float">
            <text:p>-95,9674362923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92</text:p>
          </table:table-cell>
          <table:table-cell office:value-type="float" office:value="-1.2480276823044" calcext:value-type="float">
            <text:p>-1,2480276823044</text:p>
          </table:table-cell>
          <table:table-cell office:value-type="float" office:value="8.922039270401" calcext:value-type="float">
            <text:p>8,922039270401</text:p>
          </table:table-cell>
          <table:table-cell office:value-type="float" office:value="161.06063089553" calcext:value-type="float">
            <text:p>161,060630895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003</text:p>
          </table:table-cell>
          <table:table-cell office:value-type="float" office:value="3.4582126140594" calcext:value-type="float">
            <text:p>3,4582126140594</text:p>
          </table:table-cell>
          <table:table-cell office:value-type="float" office:value="11.08499288559" calcext:value-type="float">
            <text:p>11,08499288559</text:p>
          </table:table-cell>
          <table:table-cell office:value-type="float" office:value="-146.1316810292" calcext:value-type="float">
            <text:p>-146,13168102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-0.61225265264511" calcext:value-type="float">
            <text:p>-0,61225265264511</text:p>
          </table:table-cell>
          <table:table-cell office:value-type="float" office:value="-0.3644310683012" calcext:value-type="float">
            <text:p>-0,3644310683012</text:p>
          </table:table-cell>
          <table:table-cell office:value-type="float" office:value="61.611981148932" calcext:value-type="float">
            <text:p>61,61198114893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64</text:p>
          </table:table-cell>
          <table:table-cell office:value-type="float" office:value="0.70462070405483" calcext:value-type="float">
            <text:p>0,70462070405483</text:p>
          </table:table-cell>
          <table:table-cell office:value-type="float" office:value="0.62534429132938" calcext:value-type="float">
            <text:p>0,62534429132938</text:p>
          </table:table-cell>
          <table:table-cell office:value-type="float" office:value="137.36995314337" calcext:value-type="float">
            <text:p>137,369953143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75</text:p>
          </table:table-cell>
          <table:table-cell office:value-type="float" office:value="1.6076880693436" calcext:value-type="float">
            <text:p>1,6076880693436</text:p>
          </table:table-cell>
          <table:table-cell office:value-type="float" office:value="0.34082632511854" calcext:value-type="float">
            <text:p>0,34082632511854</text:p>
          </table:table-cell>
          <table:table-cell office:value-type="float" office:value="67.785975280081" calcext:value-type="float">
            <text:p>67,7859752800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86</text:p>
          </table:table-cell>
          <table:table-cell office:value-type="float" office:value="1.1765364557505" calcext:value-type="float">
            <text:p>1,1765364557505</text:p>
          </table:table-cell>
          <table:table-cell office:value-type="float" office:value="-0.58501906692982" calcext:value-type="float">
            <text:p>-0,58501906692982</text:p>
          </table:table-cell>
          <table:table-cell office:value-type="float" office:value="40.331444163231" calcext:value-type="float">
            <text:p>40,33144416323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97</text:p>
          </table:table-cell>
          <table:table-cell office:value-type="float" office:value="7.2550857067108" calcext:value-type="float">
            <text:p>7,2550857067108</text:p>
          </table:table-cell>
          <table:table-cell office:value-type="float" office:value="-0.17032168805599" calcext:value-type="float">
            <text:p>-0,17032168805599</text:p>
          </table:table-cell>
          <table:table-cell office:value-type="float" office:value="104.68657684934" calcext:value-type="float">
            <text:p>104,686576849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08</text:p>
          </table:table-cell>
          <table:table-cell office:value-type="float" office:value="6.5241158008575" calcext:value-type="float">
            <text:p>6,5241158008575</text:p>
          </table:table-cell>
          <table:table-cell office:value-type="float" office:value="0.26592880487442" calcext:value-type="float">
            <text:p>0,26592880487442</text:p>
          </table:table-cell>
          <table:table-cell office:value-type="float" office:value="-69.080952626125" calcext:value-type="float">
            <text:p>-69,0809526261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19</text:p>
          </table:table-cell>
          <table:table-cell office:value-type="float" office:value="8.6364871263504" calcext:value-type="float">
            <text:p>8,6364871263504</text:p>
          </table:table-cell>
          <table:table-cell office:value-type="float" office:value="-0.025180345401168" calcext:value-type="float">
            <text:p>-0,025180345401168</text:p>
          </table:table-cell>
          <table:table-cell office:value-type="float" office:value="-19.485700092498" calcext:value-type="float">
            <text:p>-19,4857000924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30</text:p>
          </table:table-cell>
          <table:table-cell office:value-type="float" office:value="-0.068341665901244" calcext:value-type="float">
            <text:p>-0,068341665901244</text:p>
          </table:table-cell>
          <table:table-cell office:value-type="float" office:value="0.93708224594593" calcext:value-type="float">
            <text:p>0,93708224594593</text:p>
          </table:table-cell>
          <table:table-cell office:value-type="float" office:value="38.953574599734" calcext:value-type="float">
            <text:p>38,9535745997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41</text:p>
          </table:table-cell>
          <table:table-cell office:value-type="float" office:value="0.24150324985385" calcext:value-type="float">
            <text:p>0,24150324985385</text:p>
          </table:table-cell>
          <table:table-cell office:value-type="float" office:value="1.5098506212234" calcext:value-type="float">
            <text:p>1,5098506212234</text:p>
          </table:table-cell>
          <table:table-cell office:value-type="float" office:value="-55.829784293084" calcext:value-type="float">
            <text:p>-55,8297842930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52</text:p>
          </table:table-cell>
          <table:table-cell office:value-type="float" office:value="3.4205344319344" calcext:value-type="float">
            <text:p>3,4205344319344</text:p>
          </table:table-cell>
          <table:table-cell office:value-type="float" office:value="0.930006057024" calcext:value-type="float">
            <text:p>0,930006057024</text:p>
          </table:table-cell>
          <table:table-cell office:value-type="float" office:value="118.59975195235" calcext:value-type="float">
            <text:p>118,599751952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63</text:p>
          </table:table-cell>
          <table:table-cell office:value-type="float" office:value="3.6826649308205" calcext:value-type="float">
            <text:p>3,6826649308205</text:p>
          </table:table-cell>
          <table:table-cell office:value-type="float" office:value="2.0414288341999" calcext:value-type="float">
            <text:p>2,0414288341999</text:p>
          </table:table-cell>
          <table:table-cell office:value-type="float" office:value="118.03969304273" calcext:value-type="float">
            <text:p>118,039693042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74</text:p>
          </table:table-cell>
          <table:table-cell office:value-type="float" office:value="6.1461448669434" calcext:value-type="float">
            <text:p>6,1461448669434</text:p>
          </table:table-cell>
          <table:table-cell office:value-type="float" office:value="0.58360815048218" calcext:value-type="float">
            <text:p>0,58360815048218</text:p>
          </table:table-cell>
          <table:table-cell office:value-type="float" office:value="168.16093359783" calcext:value-type="float">
            <text:p>168,160933597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85</text:p>
          </table:table-cell>
          <table:table-cell office:value-type="float" office:value="7.674754858017" calcext:value-type="float">
            <text:p>7,674754858017</text:p>
          </table:table-cell>
          <table:table-cell office:value-type="float" office:value="1.0513160377741" calcext:value-type="float">
            <text:p>1,0513160377741</text:p>
          </table:table-cell>
          <table:table-cell office:value-type="float" office:value="-143.230617426" calcext:value-type="float">
            <text:p>-143,2306174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96</text:p>
          </table:table-cell>
          <table:table-cell office:value-type="float" office:value="8.2649725675583" calcext:value-type="float">
            <text:p>8,2649725675583</text:p>
          </table:table-cell>
          <table:table-cell office:value-type="float" office:value="1.2184687703848" calcext:value-type="float">
            <text:p>1,2184687703848</text:p>
          </table:table-cell>
          <table:table-cell office:value-type="float" office:value="77.86963927518" calcext:value-type="float">
            <text:p>77,869639275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07</text:p>
          </table:table-cell>
          <table:table-cell office:value-type="float" office:value="-1.2932004034519" calcext:value-type="float">
            <text:p>-1,2932004034519</text:p>
          </table:table-cell>
          <table:table-cell office:value-type="float" office:value="5.5514442920685" calcext:value-type="float">
            <text:p>5,5514442920685</text:p>
          </table:table-cell>
          <table:table-cell office:value-type="float" office:value="-143.30133207285" calcext:value-type="float">
            <text:p>-143,301332072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18</text:p>
          </table:table-cell>
          <table:table-cell office:value-type="float" office:value="-0.13593482784927" calcext:value-type="float">
            <text:p>-0,13593482784927</text:p>
          </table:table-cell>
          <table:table-cell office:value-type="float" office:value="2.8812164068222" calcext:value-type="float">
            <text:p>2,8812164068222</text:p>
          </table:table-cell>
          <table:table-cell office:value-type="float" office:value="161.92578510114" calcext:value-type="float">
            <text:p>161,925785101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29</text:p>
          </table:table-cell>
          <table:table-cell office:value-type="float" office:value="0.21879773586988" calcext:value-type="float">
            <text:p>0,21879773586988</text:p>
          </table:table-cell>
          <table:table-cell office:value-type="float" office:value="3.3493906259537" calcext:value-type="float">
            <text:p>3,3493906259537</text:p>
          </table:table-cell>
          <table:table-cell office:value-type="float" office:value="-82.378080696057" calcext:value-type="float">
            <text:p>-82,37808069605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40</text:p>
          </table:table-cell>
          <table:table-cell office:value-type="float" office:value="5.3669708967209" calcext:value-type="float">
            <text:p>5,3669708967209</text:p>
          </table:table-cell>
          <table:table-cell office:value-type="float" office:value="2.5664848089218" calcext:value-type="float">
            <text:p>2,5664848089218</text:p>
          </table:table-cell>
          <table:table-cell office:value-type="float" office:value="153.9182055528" calcext:value-type="float">
            <text:p>153,91820555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51</text:p>
          </table:table-cell>
          <table:table-cell office:value-type="float" office:value="6.3997840881348" calcext:value-type="float">
            <text:p>6,3997840881348</text:p>
          </table:table-cell>
          <table:table-cell office:value-type="float" office:value="2.9699605703354" calcext:value-type="float">
            <text:p>2,9699605703354</text:p>
          </table:table-cell>
          <table:table-cell office:value-type="float" office:value="83.077505135992" calcext:value-type="float">
            <text:p>83,0775051359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62</text:p>
          </table:table-cell>
          <table:table-cell office:value-type="float" office:value="6.904753446579" calcext:value-type="float">
            <text:p>6,904753446579</text:p>
          </table:table-cell>
          <table:table-cell office:value-type="float" office:value="2.7239853143692" calcext:value-type="float">
            <text:p>2,7239853143692</text:p>
          </table:table-cell>
          <table:table-cell office:value-type="float" office:value="-143.78943261068" calcext:value-type="float">
            <text:p>-143,789432610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73</text:p>
          </table:table-cell>
          <table:table-cell office:value-type="float" office:value="10.058937072754" calcext:value-type="float">
            <text:p>10,058937072754</text:p>
          </table:table-cell>
          <table:table-cell office:value-type="float" office:value="1.5880307555199" calcext:value-type="float">
            <text:p>1,5880307555199</text:p>
          </table:table-cell>
          <table:table-cell office:value-type="float" office:value="97.786999052497" calcext:value-type="float">
            <text:p>97,7869990524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84</text:p>
          </table:table-cell>
          <table:table-cell office:value-type="float" office:value="0.26181912049651" calcext:value-type="float">
            <text:p>0,26181912049651</text:p>
          </table:table-cell>
          <table:table-cell office:value-type="float" office:value="5.369279384613" calcext:value-type="float">
            <text:p>5,369279384613</text:p>
          </table:table-cell>
          <table:table-cell office:value-type="float" office:value="20.666384583066" calcext:value-type="float">
            <text:p>20,6663845830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95</text:p>
          </table:table-cell>
          <table:table-cell office:value-type="float" office:value="2.6007217168808" calcext:value-type="float">
            <text:p>2,6007217168808</text:p>
          </table:table-cell>
          <table:table-cell office:value-type="float" office:value="3.880960047245" calcext:value-type="float">
            <text:p>3,880960047245</text:p>
          </table:table-cell>
          <table:table-cell office:value-type="float" office:value="-102.93353970643" calcext:value-type="float">
            <text:p>-102,933539706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06</text:p>
          </table:table-cell>
          <table:table-cell office:value-type="float" office:value="2.0891556143761" calcext:value-type="float">
            <text:p>2,0891556143761</text:p>
          </table:table-cell>
          <table:table-cell office:value-type="float" office:value="5.8607351779938" calcext:value-type="float">
            <text:p>5,8607351779938</text:p>
          </table:table-cell>
          <table:table-cell office:value-type="float" office:value="-38.903108068333" calcext:value-type="float">
            <text:p>-38,9031080683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17</text:p>
          </table:table-cell>
          <table:table-cell office:value-type="float" office:value="3.5645416378975" calcext:value-type="float">
            <text:p>3,5645416378975</text:p>
          </table:table-cell>
          <table:table-cell office:value-type="float" office:value="2.7852818369865" calcext:value-type="float">
            <text:p>2,7852818369865</text:p>
          </table:table-cell>
          <table:table-cell office:value-type="float" office:value="-158.74903824679" calcext:value-type="float">
            <text:p>-158,749038246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28</text:p>
          </table:table-cell>
          <table:table-cell office:value-type="float" office:value="6.1652702093124" calcext:value-type="float">
            <text:p>6,1652702093124</text:p>
          </table:table-cell>
          <table:table-cell office:value-type="float" office:value="4.2501550912857" calcext:value-type="float">
            <text:p>4,2501550912857</text:p>
          </table:table-cell>
          <table:table-cell office:value-type="float" office:value="-157.28667739091" calcext:value-type="float">
            <text:p>-157,286677390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39</text:p>
          </table:table-cell>
          <table:table-cell office:value-type="float" office:value="7.2785359621048" calcext:value-type="float">
            <text:p>7,2785359621048</text:p>
          </table:table-cell>
          <table:table-cell office:value-type="float" office:value="2.8820803761482" calcext:value-type="float">
            <text:p>2,8820803761482</text:p>
          </table:table-cell>
          <table:table-cell office:value-type="float" office:value="87.307509343336" calcext:value-type="float">
            <text:p>87,3075093433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50</text:p>
          </table:table-cell>
          <table:table-cell office:value-type="float" office:value="9.1185790300369" calcext:value-type="float">
            <text:p>9,1185790300369</text:p>
          </table:table-cell>
          <table:table-cell office:value-type="float" office:value="3.0444031953812" calcext:value-type="float">
            <text:p>3,0444031953812</text:p>
          </table:table-cell>
          <table:table-cell office:value-type="float" office:value="-133.56651925737" calcext:value-type="float">
            <text:p>-133,566519257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61</text:p>
          </table:table-cell>
          <table:table-cell office:value-type="float" office:value="-0.33152874559164" calcext:value-type="float">
            <text:p>-0,33152874559164</text:p>
          </table:table-cell>
          <table:table-cell office:value-type="float" office:value="4.3966111540794" calcext:value-type="float">
            <text:p>4,3966111540794</text:p>
          </table:table-cell>
          <table:table-cell office:value-type="float" office:value="144.67618116148" calcext:value-type="float">
            <text:p>144,676181161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72</text:p>
          </table:table-cell>
          <table:table-cell office:value-type="float" office:value="-1.3908752799034" calcext:value-type="float">
            <text:p>-1,3908752799034</text:p>
          </table:table-cell>
          <table:table-cell office:value-type="float" office:value="6.4164370298386" calcext:value-type="float">
            <text:p>6,4164370298386</text:p>
          </table:table-cell>
          <table:table-cell office:value-type="float" office:value="-22.129802946832" calcext:value-type="float">
            <text:p>-22,1298029468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83</text:p>
          </table:table-cell>
          <table:table-cell office:value-type="float" office:value="1.4604520797729" calcext:value-type="float">
            <text:p>1,4604520797729</text:p>
          </table:table-cell>
          <table:table-cell office:value-type="float" office:value="6.222996711731" calcext:value-type="float">
            <text:p>6,222996711731</text:p>
          </table:table-cell>
          <table:table-cell office:value-type="float" office:value="-142.2186216731" calcext:value-type="float">
            <text:p>-142,21862167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94</text:p>
          </table:table-cell>
          <table:table-cell office:value-type="float" office:value="2.8500586748123" calcext:value-type="float">
            <text:p>2,8500586748123</text:p>
          </table:table-cell>
          <table:table-cell office:value-type="float" office:value="6.3090568780899" calcext:value-type="float">
            <text:p>6,3090568780899</text:p>
          </table:table-cell>
          <table:table-cell office:value-type="float" office:value="34.130098333784" calcext:value-type="float">
            <text:p>34,1300983337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05</text:p>
          </table:table-cell>
          <table:table-cell office:value-type="float" office:value="4.1889724135399" calcext:value-type="float">
            <text:p>4,1889724135399</text:p>
          </table:table-cell>
          <table:table-cell office:value-type="float" office:value="7.2963273525238" calcext:value-type="float">
            <text:p>7,2963273525238</text:p>
          </table:table-cell>
          <table:table-cell office:value-type="float" office:value="122.57498388837" calcext:value-type="float">
            <text:p>122,574983888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16</text:p>
          </table:table-cell>
          <table:table-cell office:value-type="float" office:value="8.4358060359955" calcext:value-type="float">
            <text:p>8,4358060359955</text:p>
          </table:table-cell>
          <table:table-cell office:value-type="float" office:value="7.152978181839" calcext:value-type="float">
            <text:p>7,152978181839</text:p>
          </table:table-cell>
          <table:table-cell office:value-type="float" office:value="-141.87781370369" calcext:value-type="float">
            <text:p>-141,8778137036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27</text:p>
          </table:table-cell>
          <table:table-cell office:value-type="float" office:value="7.5542891025543" calcext:value-type="float">
            <text:p>7,5542891025543</text:p>
          </table:table-cell>
          <table:table-cell office:value-type="float" office:value="5.900200009346" calcext:value-type="float">
            <text:p>5,900200009346</text:p>
          </table:table-cell>
          <table:table-cell office:value-type="float" office:value="-125.138970697" calcext:value-type="float">
            <text:p>-125,1389706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38</text:p>
          </table:table-cell>
          <table:table-cell office:value-type="float" office:value="-0.51596470177174" calcext:value-type="float">
            <text:p>-0,51596470177174</text:p>
          </table:table-cell>
          <table:table-cell office:value-type="float" office:value="7.7207744121552" calcext:value-type="float">
            <text:p>7,7207744121552</text:p>
          </table:table-cell>
          <table:table-cell office:value-type="float" office:value="109.70124849089" calcext:value-type="float">
            <text:p>109,7012484908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49</text:p>
          </table:table-cell>
          <table:table-cell office:value-type="float" office:value="1.4445073902607" calcext:value-type="float">
            <text:p>1,4445073902607</text:p>
          </table:table-cell>
          <table:table-cell office:value-type="float" office:value="8.2779169082642" calcext:value-type="float">
            <text:p>8,2779169082642</text:p>
          </table:table-cell>
          <table:table-cell office:value-type="float" office:value="-123.83914145694" calcext:value-type="float">
            <text:p>-123,8391414569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60</text:p>
          </table:table-cell>
          <table:table-cell office:value-type="float" office:value="0.58083325624466" calcext:value-type="float">
            <text:p>0,58083325624466</text:p>
          </table:table-cell>
          <table:table-cell office:value-type="float" office:value="6.1106115579605" calcext:value-type="float">
            <text:p>6,1106115579605</text:p>
          </table:table-cell>
          <table:table-cell office:value-type="float" office:value="-89.199584001189" calcext:value-type="float">
            <text:p>-89,1995840011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71</text:p>
          </table:table-cell>
          <table:table-cell office:value-type="float" office:value="3.2670891284943" calcext:value-type="float">
            <text:p>3,2670891284943</text:p>
          </table:table-cell>
          <table:table-cell office:value-type="float" office:value="6.7262554168701" calcext:value-type="float">
            <text:p>6,7262554168701</text:p>
          </table:table-cell>
          <table:table-cell office:value-type="float" office:value="122.27826665162" calcext:value-type="float">
            <text:p>122,278266651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82</text:p>
          </table:table-cell>
          <table:table-cell office:value-type="float" office:value="2.5420951843262" calcext:value-type="float">
            <text:p>2,5420951843262</text:p>
          </table:table-cell>
          <table:table-cell office:value-type="float" office:value="7.8581511974335" calcext:value-type="float">
            <text:p>7,8581511974335</text:p>
          </table:table-cell>
          <table:table-cell office:value-type="float" office:value="49.796857271984" calcext:value-type="float">
            <text:p>49,7968572719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93</text:p>
          </table:table-cell>
          <table:table-cell office:value-type="float" office:value="4.8639446496964" calcext:value-type="float">
            <text:p>4,8639446496964</text:p>
          </table:table-cell>
          <table:table-cell office:value-type="float" office:value="8.5349005460739" calcext:value-type="float">
            <text:p>8,5349005460739</text:p>
          </table:table-cell>
          <table:table-cell office:value-type="float" office:value="49.283420963652" calcext:value-type="float">
            <text:p>49,2834209636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04</text:p>
          </table:table-cell>
          <table:table-cell office:value-type="float" office:value="7.3661947250366" calcext:value-type="float">
            <text:p>7,3661947250366</text:p>
          </table:table-cell>
          <table:table-cell office:value-type="float" office:value="8.8444834947586" calcext:value-type="float">
            <text:p>8,8444834947586</text:p>
          </table:table-cell>
          <table:table-cell office:value-type="float" office:value="-28.09273797995" calcext:value-type="float">
            <text:p>-28,092737979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15</text:p>
          </table:table-cell>
          <table:table-cell office:value-type="float" office:value="-0.47474514693022" calcext:value-type="float">
            <text:p>-0,47474514693022</text:p>
          </table:table-cell>
          <table:table-cell office:value-type="float" office:value="8.8804167509079" calcext:value-type="float">
            <text:p>8,8804167509079</text:p>
          </table:table-cell>
          <table:table-cell office:value-type="float" office:value="90.600441975199" calcext:value-type="float">
            <text:p>90,6004419751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26</text:p>
          </table:table-cell>
          <table:table-cell office:value-type="float" office:value="1.4052674174309" calcext:value-type="float">
            <text:p>1,4052674174309</text:p>
          </table:table-cell>
          <table:table-cell office:value-type="float" office:value="9.5307123661041" calcext:value-type="float">
            <text:p>9,5307123661041</text:p>
          </table:table-cell>
          <table:table-cell office:value-type="float" office:value="147.76493789284" calcext:value-type="float">
            <text:p>147,764937892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37</text:p>
          </table:table-cell>
          <table:table-cell office:value-type="float" office:value="1.6791848838329" calcext:value-type="float">
            <text:p>1,6791848838329</text:p>
          </table:table-cell>
          <table:table-cell office:value-type="float" office:value="8.5090720653534" calcext:value-type="float">
            <text:p>8,5090720653534</text:p>
          </table:table-cell>
          <table:table-cell office:value-type="float" office:value="48.896557586208" calcext:value-type="float">
            <text:p>48,8965575862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48</text:p>
          </table:table-cell>
          <table:table-cell office:value-type="float" office:value="4.1389831900597" calcext:value-type="float">
            <text:p>4,1389831900597</text:p>
          </table:table-cell>
          <table:table-cell office:value-type="float" office:value="10.861315727234" calcext:value-type="float">
            <text:p>10,861315727234</text:p>
          </table:table-cell>
          <table:table-cell office:value-type="float" office:value="117.5170415526" calcext:value-type="float">
            <text:p>117,51704155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59</text:p>
          </table:table-cell>
          <table:table-cell office:value-type="float" office:value="7.6600253582001" calcext:value-type="float">
            <text:p>7,6600253582001</text:p>
          </table:table-cell>
          <table:table-cell office:value-type="float" office:value="9.2411577701569" calcext:value-type="float">
            <text:p>9,2411577701569</text:p>
          </table:table-cell>
          <table:table-cell office:value-type="float" office:value="-162.0546131377" calcext:value-type="float">
            <text:p>-162,05461313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70</text:p>
          </table:table-cell>
          <table:table-cell office:value-type="float" office:value="5.0480842590332" calcext:value-type="float">
            <text:p>5,0480842590332</text:p>
          </table:table-cell>
          <table:table-cell office:value-type="float" office:value="7.7772867679596" calcext:value-type="float">
            <text:p>7,7772867679596</text:p>
          </table:table-cell>
          <table:table-cell office:value-type="float" office:value="44.320507414022" calcext:value-type="float">
            <text:p>44,3205074140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81</text:p>
          </table:table-cell>
          <table:table-cell office:value-type="float" office:value="8.686957359314" calcext:value-type="float">
            <text:p>8,686957359314</text:p>
          </table:table-cell>
          <table:table-cell office:value-type="float" office:value="10.568454265594" calcext:value-type="float">
            <text:p>10,568454265594</text:p>
          </table:table-cell>
          <table:table-cell office:value-type="float" office:value="-128.44788041084" calcext:value-type="float">
            <text:p>-128,447880410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92</text:p>
          </table:table-cell>
          <table:table-cell office:value-type="float" office:value="-1.0426968336105" calcext:value-type="float">
            <text:p>-1,0426968336105</text:p>
          </table:table-cell>
          <table:table-cell office:value-type="float" office:value="9.0410220623016" calcext:value-type="float">
            <text:p>9,0410220623016</text:p>
          </table:table-cell>
          <table:table-cell office:value-type="float" office:value="-133.76539224272" calcext:value-type="float">
            <text:p>-133,765392242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003</text:p>
          </table:table-cell>
          <table:table-cell office:value-type="float" office:value="3.7251633405685" calcext:value-type="float">
            <text:p>3,7251633405685</text:p>
          </table:table-cell>
          <table:table-cell office:value-type="float" office:value="11.084995269775" calcext:value-type="float">
            <text:p>11,084995269775</text:p>
          </table:table-cell>
          <table:table-cell office:value-type="float" office:value="-123.55837396755" calcext:value-type="float">
            <text:p>-123,5583739675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-0.44995814561844" calcext:value-type="float">
            <text:p>-0,44995814561844</text:p>
          </table:table-cell>
          <table:table-cell office:value-type="float" office:value="-0.55784642696381" calcext:value-type="float">
            <text:p>-0,55784642696381</text:p>
          </table:table-cell>
          <table:table-cell office:value-type="float" office:value="111.04474477707" calcext:value-type="float">
            <text:p>111,0447447770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64</text:p>
          </table:table-cell>
          <table:table-cell office:value-type="float" office:value="0.87769478559494" calcext:value-type="float">
            <text:p>0,87769478559494</text:p>
          </table:table-cell>
          <table:table-cell office:value-type="float" office:value="0.30013885349035" calcext:value-type="float">
            <text:p>0,30013885349035</text:p>
          </table:table-cell>
          <table:table-cell office:value-type="float" office:value="121.4773761239" calcext:value-type="float">
            <text:p>121,47737612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75</text:p>
          </table:table-cell>
          <table:table-cell office:value-type="float" office:value="1.612142175436" calcext:value-type="float">
            <text:p>1,612142175436</text:p>
          </table:table-cell>
          <table:table-cell office:value-type="float" office:value="0.0084088835865259" calcext:value-type="float">
            <text:p>0,0084088835865259</text:p>
          </table:table-cell>
          <table:table-cell office:value-type="float" office:value="97.26047971446" calcext:value-type="float">
            <text:p>97,260479714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86</text:p>
          </table:table-cell>
          <table:table-cell office:value-type="float" office:value="0.8598156273365" calcext:value-type="float">
            <text:p>0,8598156273365</text:p>
          </table:table-cell>
          <table:table-cell office:value-type="float" office:value="-0.54910898208618" calcext:value-type="float">
            <text:p>-0,54910898208618</text:p>
          </table:table-cell>
          <table:table-cell office:value-type="float" office:value="3.4021702921315" calcext:value-type="float">
            <text:p>3,40217029213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97</text:p>
          </table:table-cell>
          <table:table-cell office:value-type="float" office:value="7.2324502468109" calcext:value-type="float">
            <text:p>7,2324502468109</text:p>
          </table:table-cell>
          <table:table-cell office:value-type="float" office:value="-0.54038383066654" calcext:value-type="float">
            <text:p>-0,54038383066654</text:p>
          </table:table-cell>
          <table:table-cell office:value-type="float" office:value="89.59405665185" calcext:value-type="float">
            <text:p>89,5940566518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08</text:p>
          </table:table-cell>
          <table:table-cell office:value-type="float" office:value="6.5936863422394" calcext:value-type="float">
            <text:p>6,5936863422394</text:p>
          </table:table-cell>
          <table:table-cell office:value-type="float" office:value="0.43995466083288" calcext:value-type="float">
            <text:p>0,43995466083288</text:p>
          </table:table-cell>
          <table:table-cell office:value-type="float" office:value="-127.29166723361" calcext:value-type="float">
            <text:p>-127,291667233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19</text:p>
          </table:table-cell>
          <table:table-cell office:value-type="float" office:value="8.4845364093781" calcext:value-type="float">
            <text:p>8,4845364093781</text:p>
          </table:table-cell>
          <table:table-cell office:value-type="float" office:value="0.20771266892552" calcext:value-type="float">
            <text:p>0,20771266892552</text:p>
          </table:table-cell>
          <table:table-cell office:value-type="float" office:value="-64.370358066194" calcext:value-type="float">
            <text:p>-64,37035806619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30</text:p>
          </table:table-cell>
          <table:table-cell office:value-type="float" office:value="-0.26528159156442" calcext:value-type="float">
            <text:p>-0,26528159156442</text:p>
          </table:table-cell>
          <table:table-cell office:value-type="float" office:value="0.62711104750633" calcext:value-type="float">
            <text:p>0,62711104750633</text:p>
          </table:table-cell>
          <table:table-cell office:value-type="float" office:value="54.525174912374" calcext:value-type="float">
            <text:p>54,5251749123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41</text:p>
          </table:table-cell>
          <table:table-cell office:value-type="float" office:value="0.20476253703237" calcext:value-type="float">
            <text:p>0,20476253703237</text:p>
          </table:table-cell>
          <table:table-cell office:value-type="float" office:value="1.8627020716667" calcext:value-type="float">
            <text:p>1,8627020716667</text:p>
          </table:table-cell>
          <table:table-cell office:value-type="float" office:value="-79.839761090127" calcext:value-type="float">
            <text:p>-79,8397610901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52</text:p>
          </table:table-cell>
          <table:table-cell office:value-type="float" office:value="3.4132158756256" calcext:value-type="float">
            <text:p>3,4132158756256</text:p>
          </table:table-cell>
          <table:table-cell office:value-type="float" office:value="0.67412748932838" calcext:value-type="float">
            <text:p>0,67412748932838</text:p>
          </table:table-cell>
          <table:table-cell office:value-type="float" office:value="83.182511056305" calcext:value-type="float">
            <text:p>83,1825110563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63</text:p>
          </table:table-cell>
          <table:table-cell office:value-type="float" office:value="3.9628571271896" calcext:value-type="float">
            <text:p>3,9628571271896</text:p>
          </table:table-cell>
          <table:table-cell office:value-type="float" office:value="2.0696897804737" calcext:value-type="float">
            <text:p>2,0696897804737</text:p>
          </table:table-cell>
          <table:table-cell office:value-type="float" office:value="-176.63106948707" calcext:value-type="float">
            <text:p>-176,631069487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74</text:p>
          </table:table-cell>
          <table:table-cell office:value-type="float" office:value="6.2217772006989" calcext:value-type="float">
            <text:p>6,2217772006989</text:p>
          </table:table-cell>
          <table:table-cell office:value-type="float" office:value="0.79206481575966" calcext:value-type="float">
            <text:p>0,79206481575966</text:p>
          </table:table-cell>
          <table:table-cell office:value-type="float" office:value="-101.23563648029" calcext:value-type="float">
            <text:p>-101,235636480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85</text:p>
          </table:table-cell>
          <table:table-cell office:value-type="float" office:value="7.5865268707275" calcext:value-type="float">
            <text:p>7,5865268707275</text:p>
          </table:table-cell>
          <table:table-cell office:value-type="float" office:value="1.2496913969517" calcext:value-type="float">
            <text:p>1,2496913969517</text:p>
          </table:table-cell>
          <table:table-cell office:value-type="float" office:value="-56.741988203328" calcext:value-type="float">
            <text:p>-56,7419882033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96</text:p>
          </table:table-cell>
          <table:table-cell office:value-type="float" office:value="8.4541618824005" calcext:value-type="float">
            <text:p>8,4541618824005</text:p>
          </table:table-cell>
          <table:table-cell office:value-type="float" office:value="1.1137910187244" calcext:value-type="float">
            <text:p>1,1137910187244</text:p>
          </table:table-cell>
          <table:table-cell office:value-type="float" office:value="163.0600349159" calcext:value-type="float">
            <text:p>163,06003491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07</text:p>
          </table:table-cell>
          <table:table-cell office:value-type="float" office:value="-1.0720042139292" calcext:value-type="float">
            <text:p>-1,0720042139292</text:p>
          </table:table-cell>
          <table:table-cell office:value-type="float" office:value="5.6241530179977" calcext:value-type="float">
            <text:p>5,6241530179977</text:p>
          </table:table-cell>
          <table:table-cell office:value-type="float" office:value="-162.9481133382" calcext:value-type="float">
            <text:p>-162,94811333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18</text:p>
          </table:table-cell>
          <table:table-cell office:value-type="float" office:value="-0.038107833825052" calcext:value-type="float">
            <text:p>-0,038107833825052</text:p>
          </table:table-cell>
          <table:table-cell office:value-type="float" office:value="3.0800172686577" calcext:value-type="float">
            <text:p>3,0800172686577</text:p>
          </table:table-cell>
          <table:table-cell office:value-type="float" office:value="-107.42901768654" calcext:value-type="float">
            <text:p>-107,429017686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29</text:p>
          </table:table-cell>
          <table:table-cell office:value-type="float" office:value="0.43198864907026" calcext:value-type="float">
            <text:p>0,43198864907026</text:p>
          </table:table-cell>
          <table:table-cell office:value-type="float" office:value="3.4101074934006" calcext:value-type="float">
            <text:p>3,4101074934006</text:p>
          </table:table-cell>
          <table:table-cell office:value-type="float" office:value="-173.15565097104" calcext:value-type="float">
            <text:p>-173,155650971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40</text:p>
          </table:table-cell>
          <table:table-cell office:value-type="float" office:value="5.6890189647675" calcext:value-type="float">
            <text:p>5,6890189647675</text:p>
          </table:table-cell>
          <table:table-cell office:value-type="float" office:value="2.3590044677258" calcext:value-type="float">
            <text:p>2,3590044677258</text:p>
          </table:table-cell>
          <table:table-cell office:value-type="float" office:value="146.99945935778" calcext:value-type="float">
            <text:p>146,999459357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51</text:p>
          </table:table-cell>
          <table:table-cell office:value-type="float" office:value="6.1782866716385" calcext:value-type="float">
            <text:p>6,1782866716385</text:p>
          </table:table-cell>
          <table:table-cell office:value-type="float" office:value="2.9659110307693" calcext:value-type="float">
            <text:p>2,9659110307693</text:p>
          </table:table-cell>
          <table:table-cell office:value-type="float" office:value="-7.6638390873648" calcext:value-type="float">
            <text:p>-7,66383908736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62</text:p>
          </table:table-cell>
          <table:table-cell office:value-type="float" office:value="6.7992842197418" calcext:value-type="float">
            <text:p>6,7992842197418</text:p>
          </table:table-cell>
          <table:table-cell office:value-type="float" office:value="2.9193061590195" calcext:value-type="float">
            <text:p>2,9193061590195</text:p>
          </table:table-cell>
          <table:table-cell office:value-type="float" office:value="-52.998728053585" calcext:value-type="float">
            <text:p>-52,9987280535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73</text:p>
          </table:table-cell>
          <table:table-cell office:value-type="float" office:value="10.046861171722" calcext:value-type="float">
            <text:p>10,046861171722</text:p>
          </table:table-cell>
          <table:table-cell office:value-type="float" office:value="1.3273672759533" calcext:value-type="float">
            <text:p>1,3273672759533</text:p>
          </table:table-cell>
          <table:table-cell office:value-type="float" office:value="85.529836879414" calcext:value-type="float">
            <text:p>85,5298368794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84</text:p>
          </table:table-cell>
          <table:table-cell office:value-type="float" office:value="0.045604184269905" calcext:value-type="float">
            <text:p>0,045604184269905</text:p>
          </table:table-cell>
          <table:table-cell office:value-type="float" office:value="5.0937449932098" calcext:value-type="float">
            <text:p>5,0937449932098</text:p>
          </table:table-cell>
          <table:table-cell office:value-type="float" office:value="47.258452245384" calcext:value-type="float">
            <text:p>47,2584522453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95</text:p>
          </table:table-cell>
          <table:table-cell office:value-type="float" office:value="2.4700012803078" calcext:value-type="float">
            <text:p>2,4700012803078</text:p>
          </table:table-cell>
          <table:table-cell office:value-type="float" office:value="4.1181859374046" calcext:value-type="float">
            <text:p>4,1181859374046</text:p>
          </table:table-cell>
          <table:table-cell office:value-type="float" office:value="-53.016659560477" calcext:value-type="float">
            <text:p>-53,0166595604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06</text:p>
          </table:table-cell>
          <table:table-cell office:value-type="float" office:value="1.8679562211037" calcext:value-type="float">
            <text:p>1,8679562211037</text:p>
          </table:table-cell>
          <table:table-cell office:value-type="float" office:value="5.8127534389496" calcext:value-type="float">
            <text:p>5,8127534389496</text:p>
          </table:table-cell>
          <table:table-cell office:value-type="float" office:value="31.860358396154" calcext:value-type="float">
            <text:p>31,8603583961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17</text:p>
          </table:table-cell>
          <table:table-cell office:value-type="float" office:value="3.5712772607803" calcext:value-type="float">
            <text:p>3,5712772607803</text:p>
          </table:table-cell>
          <table:table-cell office:value-type="float" office:value="3.0668261647224" calcext:value-type="float">
            <text:p>3,0668261647224</text:p>
          </table:table-cell>
          <table:table-cell office:value-type="float" office:value="-93.64324922015" calcext:value-type="float">
            <text:p>-93,643249220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28</text:p>
          </table:table-cell>
          <table:table-cell office:value-type="float" office:value="6.5212142467499" calcext:value-type="float">
            <text:p>6,5212142467499</text:p>
          </table:table-cell>
          <table:table-cell office:value-type="float" office:value="4.3178623914719" calcext:value-type="float">
            <text:p>4,3178623914719</text:p>
          </table:table-cell>
          <table:table-cell office:value-type="float" office:value="-173.12312278019" calcext:value-type="float">
            <text:p>-173,123122780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39</text:p>
          </table:table-cell>
          <table:table-cell office:value-type="float" office:value="7.4961996078491" calcext:value-type="float">
            <text:p>7,4961996078491</text:p>
          </table:table-cell>
          <table:table-cell office:value-type="float" office:value="2.8400450944901" calcext:value-type="float">
            <text:p>2,8400450944901</text:p>
          </table:table-cell>
          <table:table-cell office:value-type="float" office:value="178.04388635477" calcext:value-type="float">
            <text:p>178,043886354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50</text:p>
          </table:table-cell>
          <table:table-cell office:value-type="float" office:value="9.3924778699875" calcext:value-type="float">
            <text:p>9,3924778699875</text:p>
          </table:table-cell>
          <table:table-cell office:value-type="float" office:value="3.3330053091049" calcext:value-type="float">
            <text:p>3,3330053091049</text:p>
          </table:table-cell>
          <table:table-cell office:value-type="float" office:value="-133.55322096758" calcext:value-type="float">
            <text:p>-133,553220967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61</text:p>
          </table:table-cell>
          <table:table-cell office:value-type="float" office:value="-0.0050612719496712" calcext:value-type="float">
            <text:p>-0,0050612719496712</text:p>
          </table:table-cell>
          <table:table-cell office:value-type="float" office:value="4.3182402849197" calcext:value-type="float">
            <text:p>4,3182402849197</text:p>
          </table:table-cell>
          <table:table-cell office:value-type="float" office:value="172.729271992" calcext:value-type="float">
            <text:p>172,72927199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72</text:p>
          </table:table-cell>
          <table:table-cell office:value-type="float" office:value="-1.5850509703159" calcext:value-type="float">
            <text:p>-1,5850509703159</text:p>
          </table:table-cell>
          <table:table-cell office:value-type="float" office:value="6.6679221391678" calcext:value-type="float">
            <text:p>6,6679221391678</text:p>
          </table:table-cell>
          <table:table-cell office:value-type="float" office:value="-26.675035049961" calcext:value-type="float">
            <text:p>-26,6750350499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83</text:p>
          </table:table-cell>
          <table:table-cell office:value-type="float" office:value="1.5065696835518" calcext:value-type="float">
            <text:p>1,5065696835518</text:p>
          </table:table-cell>
          <table:table-cell office:value-type="float" office:value="6.4536339044571" calcext:value-type="float">
            <text:p>6,4536339044571</text:p>
          </table:table-cell>
          <table:table-cell office:value-type="float" office:value="-78.452672928002" calcext:value-type="float">
            <text:p>-78,45267292800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94</text:p>
          </table:table-cell>
          <table:table-cell office:value-type="float" office:value="2.9062676429749" calcext:value-type="float">
            <text:p>2,9062676429749</text:p>
          </table:table-cell>
          <table:table-cell office:value-type="float" office:value="6.032218337059" calcext:value-type="float">
            <text:p>6,032218337059</text:p>
          </table:table-cell>
          <table:table-cell office:value-type="float" office:value="99.120846219883" calcext:value-type="float">
            <text:p>99,1208462198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05</text:p>
          </table:table-cell>
          <table:table-cell office:value-type="float" office:value="4.4004100561142" calcext:value-type="float">
            <text:p>4,4004100561142</text:p>
          </table:table-cell>
          <table:table-cell office:value-type="float" office:value="6.972599029541" calcext:value-type="float">
            <text:p>6,972599029541</text:p>
          </table:table-cell>
          <table:table-cell office:value-type="float" office:value="125.27344333138" calcext:value-type="float">
            <text:p>125,273443331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16</text:p>
          </table:table-cell>
          <table:table-cell office:value-type="float" office:value="8.6933147907257" calcext:value-type="float">
            <text:p>8,6933147907257</text:p>
          </table:table-cell>
          <table:table-cell office:value-type="float" office:value="7.3386573791504" calcext:value-type="float">
            <text:p>7,3386573791504</text:p>
          </table:table-cell>
          <table:table-cell office:value-type="float" office:value="-144.52331233176" calcext:value-type="float">
            <text:p>-144,523312331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27</text:p>
          </table:table-cell>
          <table:table-cell office:value-type="float" office:value="7.8161209821701" calcext:value-type="float">
            <text:p>7,8161209821701</text:p>
          </table:table-cell>
          <table:table-cell office:value-type="float" office:value="6.0866552591324" calcext:value-type="float">
            <text:p>6,0866552591324</text:p>
          </table:table-cell>
          <table:table-cell office:value-type="float" office:value="-149.60347770885" calcext:value-type="float">
            <text:p>-149,603477708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38</text:p>
          </table:table-cell>
          <table:table-cell office:value-type="float" office:value="-0.39008498191833" calcext:value-type="float">
            <text:p>-0,39008498191833</text:p>
          </table:table-cell>
          <table:table-cell office:value-type="float" office:value="7.621328830719" calcext:value-type="float">
            <text:p>7,621328830719</text:p>
          </table:table-cell>
          <table:table-cell office:value-type="float" office:value="139.67422011552" calcext:value-type="float">
            <text:p>139,674220115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49</text:p>
          </table:table-cell>
          <table:table-cell office:value-type="float" office:value="1.3263630867004" calcext:value-type="float">
            <text:p>1,3263630867004</text:p>
          </table:table-cell>
          <table:table-cell office:value-type="float" office:value="8.4478771686554" calcext:value-type="float">
            <text:p>8,4478771686554</text:p>
          </table:table-cell>
          <table:table-cell office:value-type="float" office:value="-91.55804867957" calcext:value-type="float">
            <text:p>-91,558048679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60</text:p>
          </table:table-cell>
          <table:table-cell office:value-type="float" office:value="0.57463090866804" calcext:value-type="float">
            <text:p>0,57463090866804</text:p>
          </table:table-cell>
          <table:table-cell office:value-type="float" office:value="6.5080565214157" calcext:value-type="float">
            <text:p>6,5080565214157</text:p>
          </table:table-cell>
          <table:table-cell office:value-type="float" office:value="-89.202720648164" calcext:value-type="float">
            <text:p>-89,2027206481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71</text:p>
          </table:table-cell>
          <table:table-cell office:value-type="float" office:value="3.4873729944229" calcext:value-type="float">
            <text:p>3,4873729944229</text:p>
          </table:table-cell>
          <table:table-cell office:value-type="float" office:value="6.8151766061783" calcext:value-type="float">
            <text:p>6,8151766061783</text:p>
          </table:table-cell>
          <table:table-cell office:value-type="float" office:value="-152.79434289143" calcext:value-type="float">
            <text:p>-152,794342891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82</text:p>
          </table:table-cell>
          <table:table-cell office:value-type="float" office:value="2.3795279860497" calcext:value-type="float">
            <text:p>2,3795279860497</text:p>
          </table:table-cell>
          <table:table-cell office:value-type="float" office:value="7.5383961200714" calcext:value-type="float">
            <text:p>7,5383961200714</text:p>
          </table:table-cell>
          <table:table-cell office:value-type="float" office:value="67.015152827949" calcext:value-type="float">
            <text:p>67,0151528279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93</text:p>
          </table:table-cell>
          <table:table-cell office:value-type="float" office:value="4.7352433204651" calcext:value-type="float">
            <text:p>4,7352433204651</text:p>
          </table:table-cell>
          <table:table-cell office:value-type="float" office:value="8.2541579008102" calcext:value-type="float">
            <text:p>8,2541579008102</text:p>
          </table:table-cell>
          <table:table-cell office:value-type="float" office:value="59.801800995116" calcext:value-type="float">
            <text:p>59,801800995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04</text:p>
          </table:table-cell>
          <table:table-cell office:value-type="float" office:value="7.4352550506592" calcext:value-type="float">
            <text:p>7,4352550506592</text:p>
          </table:table-cell>
          <table:table-cell office:value-type="float" office:value="9.055210351944" calcext:value-type="float">
            <text:p>9,055210351944</text:p>
          </table:table-cell>
          <table:table-cell office:value-type="float" office:value="-117.66069861734" calcext:value-type="float">
            <text:p>-117,660698617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15</text:p>
          </table:table-cell>
          <table:table-cell office:value-type="float" office:value="-0.25485660880804" calcext:value-type="float">
            <text:p>-0,25485660880804</text:p>
          </table:table-cell>
          <table:table-cell office:value-type="float" office:value="8.8499736785889" calcext:value-type="float">
            <text:p>8,8499736785889</text:p>
          </table:table-cell>
          <table:table-cell office:value-type="float" office:value="-178.82322353922" calcext:value-type="float">
            <text:p>-178,823223539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26</text:p>
          </table:table-cell>
          <table:table-cell office:value-type="float" office:value="1.6395530104637" calcext:value-type="float">
            <text:p>1,6395530104637</text:p>
          </table:table-cell>
          <table:table-cell office:value-type="float" office:value="9.3503868579865" calcext:value-type="float">
            <text:p>9,3503868579865</text:p>
          </table:table-cell>
          <table:table-cell office:value-type="float" office:value="141.38805942171" calcext:value-type="float">
            <text:p>141,388059421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37</text:p>
          </table:table-cell>
          <table:table-cell office:value-type="float" office:value="1.5569739043713" calcext:value-type="float">
            <text:p>1,5569739043713</text:p>
          </table:table-cell>
          <table:table-cell office:value-type="float" office:value="8.6791169643402" calcext:value-type="float">
            <text:p>8,6791169643402</text:p>
          </table:table-cell>
          <table:table-cell office:value-type="float" office:value="-41.335256616021" calcext:value-type="float">
            <text:p>-41,335256616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48</text:p>
          </table:table-cell>
          <table:table-cell office:value-type="float" office:value="3.9582258462906" calcext:value-type="float">
            <text:p>3,9582258462906</text:p>
          </table:table-cell>
          <table:table-cell office:value-type="float" office:value="10.732431411743" calcext:value-type="float">
            <text:p>10,732431411743</text:p>
          </table:table-cell>
          <table:table-cell office:value-type="float" office:value="26.7484677825" calcext:value-type="float">
            <text:p>26,74846778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59</text:p>
          </table:table-cell>
          <table:table-cell office:value-type="float" office:value="7.7649301290512" calcext:value-type="float">
            <text:p>7,7649301290512</text:p>
          </table:table-cell>
          <table:table-cell office:value-type="float" office:value="9.0416085720062" calcext:value-type="float">
            <text:p>9,0416085720062</text:p>
          </table:table-cell>
          <table:table-cell office:value-type="float" office:value="108.7744000611" calcext:value-type="float">
            <text:p>108,77440006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70</text:p>
          </table:table-cell>
          <table:table-cell office:value-type="float" office:value="4.8807439208031" calcext:value-type="float">
            <text:p>4,8807439208031</text:p>
          </table:table-cell>
          <table:table-cell office:value-type="float" office:value="7.6580959558487" calcext:value-type="float">
            <text:p>7,6580959558487</text:p>
          </table:table-cell>
          <table:table-cell office:value-type="float" office:value="42.769541406328" calcext:value-type="float">
            <text:p>42,7695414063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81</text:p>
          </table:table-cell>
          <table:table-cell office:value-type="float" office:value="8.904584646225" calcext:value-type="float">
            <text:p>8,904584646225</text:p>
          </table:table-cell>
          <table:table-cell office:value-type="float" office:value="10.699501037598" calcext:value-type="float">
            <text:p>10,699501037598</text:p>
          </table:table-cell>
          <table:table-cell office:value-type="float" office:value="-152.50105614875" calcext:value-type="float">
            <text:p>-152,501056148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92</text:p>
          </table:table-cell>
          <table:table-cell office:value-type="float" office:value="-1.1798338592052" calcext:value-type="float">
            <text:p>-1,1798338592052</text:p>
          </table:table-cell>
          <table:table-cell office:value-type="float" office:value="9.2159843444824" calcext:value-type="float">
            <text:p>9,2159843444824</text:p>
          </table:table-cell>
          <table:table-cell office:value-type="float" office:value="-43.052266737458" calcext:value-type="float">
            <text:p>-43,05226673745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003</text:p>
          </table:table-cell>
          <table:table-cell office:value-type="float" office:value="3.9613983035088" calcext:value-type="float">
            <text:p>3,9613983035088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100.12429307221" calcext:value-type="float">
            <text:p>-100,1242930722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-0.1905127055943" calcext:value-type="float">
            <text:p>-0,1905127055943</text:p>
          </table:table-cell>
          <table:table-cell office:value-type="float" office:value="-0.58501977473497" calcext:value-type="float">
            <text:p>-0,58501977473497</text:p>
          </table:table-cell>
          <table:table-cell office:value-type="float" office:value="146.3781025759" calcext:value-type="float">
            <text:p>146,37810257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64</text:p>
          </table:table-cell>
          <table:table-cell office:value-type="float" office:value="1.0848325490952" calcext:value-type="float">
            <text:p>1,0848325490952</text:p>
          </table:table-cell>
          <table:table-cell office:value-type="float" office:value="-0.038970857858658" calcext:value-type="float">
            <text:p>-0,038970857858658</text:p>
          </table:table-cell>
          <table:table-cell office:value-type="float" office:value="121.49283384821" calcext:value-type="float">
            <text:p>121,492833848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75</text:p>
          </table:table-cell>
          <table:table-cell office:value-type="float" office:value="1.7782899737358" calcext:value-type="float">
            <text:p>1,7782899737358</text:p>
          </table:table-cell>
          <table:table-cell office:value-type="float" office:value="-0.27874976396561" calcext:value-type="float">
            <text:p>-0,27874976396561</text:p>
          </table:table-cell>
          <table:table-cell office:value-type="float" office:value="126.74589065989" calcext:value-type="float">
            <text:p>126,745890659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86</text:p>
          </table:table-cell>
          <table:table-cell office:value-type="float" office:value="0.53271971642971" calcext:value-type="float">
            <text:p>0,53271971642971</text:p>
          </table:table-cell>
          <table:table-cell office:value-type="float" office:value="-0.44772189110518" calcext:value-type="float">
            <text:p>-0,44772189110518</text:p>
          </table:table-cell>
          <table:table-cell office:value-type="float" office:value="-21.830371041207" calcext:value-type="float">
            <text:p>-21,8303710412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97</text:p>
          </table:table-cell>
          <table:table-cell office:value-type="float" office:value="7.1721863746643" calcext:value-type="float">
            <text:p>7,1721863746643</text:p>
          </table:table-cell>
          <table:table-cell office:value-type="float" office:value="-0.58500248938799" calcext:value-type="float">
            <text:p>-0,58500248938799</text:p>
          </table:table-cell>
          <table:table-cell office:value-type="float" office:value="88.16577522618" calcext:value-type="float">
            <text:p>88,165775226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08</text:p>
          </table:table-cell>
          <table:table-cell office:value-type="float" office:value="6.7876952886581" calcext:value-type="float">
            <text:p>6,7876952886581</text:p>
          </table:table-cell>
          <table:table-cell office:value-type="float" office:value="0.33189963549376" calcext:value-type="float">
            <text:p>0,33189963549376</text:p>
          </table:table-cell>
          <table:table-cell office:value-type="float" office:value="142.14418951873" calcext:value-type="float">
            <text:p>142,144189518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19</text:p>
          </table:table-cell>
          <table:table-cell office:value-type="float" office:value="8.4991586208344" calcext:value-type="float">
            <text:p>8,4991586208344</text:p>
          </table:table-cell>
          <table:table-cell office:value-type="float" office:value="0.5228291079402" calcext:value-type="float">
            <text:p>0,5228291079402</text:p>
          </table:table-cell>
          <table:table-cell office:value-type="float" office:value="-93.40111920788" calcext:value-type="float">
            <text:p>-93,401119207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30</text:p>
          </table:table-cell>
          <table:table-cell office:value-type="float" office:value="-0.49577131867409" calcext:value-type="float">
            <text:p>-0,49577131867409</text:p>
          </table:table-cell>
          <table:table-cell office:value-type="float" office:value="0.30372679233551" calcext:value-type="float">
            <text:p>0,30372679233551</text:p>
          </table:table-cell>
          <table:table-cell office:value-type="float" office:value="54.523172651886" calcext:value-type="float">
            <text:p>54,5231726518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41</text:p>
          </table:table-cell>
          <table:table-cell office:value-type="float" office:value="0.13426628895104" calcext:value-type="float">
            <text:p>0,13426628895104</text:p>
          </table:table-cell>
          <table:table-cell office:value-type="float" office:value="2.2537907958031" calcext:value-type="float">
            <text:p>2,2537907958031</text:p>
          </table:table-cell>
          <table:table-cell office:value-type="float" office:value="-79.771547560479" calcext:value-type="float">
            <text:p>-79,7715475604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52</text:p>
          </table:table-cell>
          <table:table-cell office:value-type="float" office:value="3.3067864179611" calcext:value-type="float">
            <text:p>3,3067864179611</text:p>
          </table:table-cell>
          <table:table-cell office:value-type="float" office:value="0.38385819643736" calcext:value-type="float">
            <text:p>0,38385819643736</text:p>
          </table:table-cell>
          <table:table-cell office:value-type="float" office:value="72.47643789668" calcext:value-type="float">
            <text:p>72,4764378966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63</text:p>
          </table:table-cell>
          <table:table-cell office:value-type="float" office:value="4.3592944741249" calcext:value-type="float">
            <text:p>4,3592944741249</text:p>
          </table:table-cell>
          <table:table-cell office:value-type="float" office:value="2.0933854579926" calcext:value-type="float">
            <text:p>2,0933854579926</text:p>
          </table:table-cell>
          <table:table-cell office:value-type="float" office:value="-176.60329751908" calcext:value-type="float">
            <text:p>-176,603297519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74</text:p>
          </table:table-cell>
          <table:table-cell office:value-type="float" office:value="5.9857159852982" calcext:value-type="float">
            <text:p>5,9857159852982</text:p>
          </table:table-cell>
          <table:table-cell office:value-type="float" office:value="0.93922466039658" calcext:value-type="float">
            <text:p>0,93922466039658</text:p>
          </table:table-cell>
          <table:table-cell office:value-type="float" office:value="-34.089667022608" calcext:value-type="float">
            <text:p>-34,0896670226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85</text:p>
          </table:table-cell>
          <table:table-cell office:value-type="float" office:value="7.386349439621" calcext:value-type="float">
            <text:p>7,386349439621</text:p>
          </table:table-cell>
          <table:table-cell office:value-type="float" office:value="1.1559840291739" calcext:value-type="float">
            <text:p>1,1559840291739</text:p>
          </table:table-cell>
          <table:table-cell office:value-type="float" office:value="33.950168236046" calcext:value-type="float">
            <text:p>33,9501682360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96</text:p>
          </table:table-cell>
          <table:table-cell office:value-type="float" office:value="8.5489177703857" calcext:value-type="float">
            <text:p>8,5489177703857</text:p>
          </table:table-cell>
          <table:table-cell office:value-type="float" office:value="1.314564794302" calcext:value-type="float">
            <text:p>1,314564794302</text:p>
          </table:table-cell>
          <table:table-cell office:value-type="float" office:value="-106.40252092082" calcext:value-type="float">
            <text:p>-106,402520920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07</text:p>
          </table:table-cell>
          <table:table-cell office:value-type="float" office:value="-0.84590002894402" calcext:value-type="float">
            <text:p>-0,84590002894402</text:p>
          </table:table-cell>
          <table:table-cell office:value-type="float" office:value="5.6499850749969" calcext:value-type="float">
            <text:p>5,6499850749969</text:p>
          </table:table-cell>
          <table:table-cell office:value-type="float" office:value="-173.56368842398" calcext:value-type="float">
            <text:p>-173,563688423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18</text:p>
          </table:table-cell>
          <table:table-cell office:value-type="float" office:value="-0.23629020899534" calcext:value-type="float">
            <text:p>-0,23629020899534</text:p>
          </table:table-cell>
          <table:table-cell office:value-type="float" office:value="3.1816276907921" calcext:value-type="float">
            <text:p>3,1816276907921</text:p>
          </table:table-cell>
          <table:table-cell office:value-type="float" office:value="-17.234650197302" calcext:value-type="float">
            <text:p>-17,2346501973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29</text:p>
          </table:table-cell>
          <table:table-cell office:value-type="float" office:value="0.49600921571255" calcext:value-type="float">
            <text:p>0,49600921571255</text:p>
          </table:table-cell>
          <table:table-cell office:value-type="float" office:value="3.1985673308372" calcext:value-type="float">
            <text:p>3,1985673308372</text:p>
          </table:table-cell>
          <table:table-cell office:value-type="float" office:value="96.927072591842" calcext:value-type="float">
            <text:p>96,92707259184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40</text:p>
          </table:table-cell>
          <table:table-cell office:value-type="float" office:value="6.0057061910629" calcext:value-type="float">
            <text:p>6,0057061910629</text:p>
          </table:table-cell>
          <table:table-cell office:value-type="float" office:value="2.1315130591393" calcext:value-type="float">
            <text:p>2,1315130591393</text:p>
          </table:table-cell>
          <table:table-cell office:value-type="float" office:value="143.36006049138" calcext:value-type="float">
            <text:p>143,360060491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51</text:p>
          </table:table-cell>
          <table:table-cell office:value-type="float" office:value="6.1713880300522" calcext:value-type="float">
            <text:p>6,1713880300522</text:p>
          </table:table-cell>
          <table:table-cell office:value-type="float" office:value="3.1910708546638" calcext:value-type="float">
            <text:p>3,1910708546638</text:p>
          </table:table-cell>
          <table:table-cell office:value-type="float" office:value="-97.675323486328" calcext:value-type="float">
            <text:p>-97,6753234863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62</text:p>
          </table:table-cell>
          <table:table-cell office:value-type="float" office:value="6.6555058956146" calcext:value-type="float">
            <text:p>6,6555058956146</text:p>
          </table:table-cell>
          <table:table-cell office:value-type="float" office:value="3.0429309606552" calcext:value-type="float">
            <text:p>3,0429309606552</text:p>
          </table:table-cell>
          <table:table-cell office:value-type="float" office:value="-64.75848908637" calcext:value-type="float">
            <text:p>-64,758489086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73</text:p>
          </table:table-cell>
          <table:table-cell office:value-type="float" office:value="9.9754589796066" calcext:value-type="float">
            <text:p>9,9754589796066</text:p>
          </table:table-cell>
          <table:table-cell office:value-type="float" office:value="1.0731029510498" calcext:value-type="float">
            <text:p>1,0731029510498</text:p>
          </table:table-cell>
          <table:table-cell office:value-type="float" office:value="71.568211172796" calcext:value-type="float">
            <text:p>71,5682111727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84</text:p>
          </table:table-cell>
          <table:table-cell office:value-type="float" office:value="-0.22382687777281" calcext:value-type="float">
            <text:p>-0,22382687777281</text:p>
          </table:table-cell>
          <table:table-cell office:value-type="float" office:value="4.8017540574074" calcext:value-type="float">
            <text:p>4,8017540574074</text:p>
          </table:table-cell>
          <table:table-cell office:value-type="float" office:value="47.254837242661" calcext:value-type="float">
            <text:p>47,2548372426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95</text:p>
          </table:table-cell>
          <table:table-cell office:value-type="float" office:value="2.1954751014709" calcext:value-type="float">
            <text:p>2,1954751014709</text:p>
          </table:table-cell>
          <table:table-cell office:value-type="float" office:value="4.1616097092628" calcext:value-type="float">
            <text:p>4,1616097092628</text:p>
          </table:table-cell>
          <table:table-cell office:value-type="float" office:value="0.34928362175917" calcext:value-type="float">
            <text:p>0,349283621759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06</text:p>
          </table:table-cell>
          <table:table-cell office:value-type="float" office:value="1.9575315713882" calcext:value-type="float">
            <text:p>1,9575315713882</text:p>
          </table:table-cell>
          <table:table-cell office:value-type="float" office:value="5.6090879440308" calcext:value-type="float">
            <text:p>5,6090879440308</text:p>
          </table:table-cell>
          <table:table-cell office:value-type="float" office:value="122.64310174687" calcext:value-type="float">
            <text:p>122,643101746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17</text:p>
          </table:table-cell>
          <table:table-cell office:value-type="float" office:value="3.5963755846024" calcext:value-type="float">
            <text:p>3,5963755846024</text:p>
          </table:table-cell>
          <table:table-cell office:value-type="float" office:value="3.463933467865" calcext:value-type="float">
            <text:p>3,463933467865</text:p>
          </table:table-cell>
          <table:table-cell office:value-type="float" office:value="-93.711510585372" calcext:value-type="float">
            <text:p>-93,7115105853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28</text:p>
          </table:table-cell>
          <table:table-cell office:value-type="float" office:value="6.8817973136902" calcext:value-type="float">
            <text:p>6,8817973136902</text:p>
          </table:table-cell>
          <table:table-cell office:value-type="float" office:value="4.2856302857399" calcext:value-type="float">
            <text:p>4,2856302857399</text:p>
          </table:table-cell>
          <table:table-cell office:value-type="float" office:value="171.21485236344" calcext:value-type="float">
            <text:p>171,214852363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39</text:p>
          </table:table-cell>
          <table:table-cell office:value-type="float" office:value="7.7456390857697" calcext:value-type="float">
            <text:p>7,7456390857697</text:p>
          </table:table-cell>
          <table:table-cell office:value-type="float" office:value="3.0580502748489" calcext:value-type="float">
            <text:p>3,0580502748489</text:p>
          </table:table-cell>
          <table:table-cell office:value-type="float" office:value="-143.9539049841" calcext:value-type="float">
            <text:p>-143,95390498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50</text:p>
          </table:table-cell>
          <table:table-cell office:value-type="float" office:value="9.6653568744659" calcext:value-type="float">
            <text:p>9,6653568744659</text:p>
          </table:table-cell>
          <table:table-cell office:value-type="float" office:value="3.6209389567375" calcext:value-type="float">
            <text:p>3,6209389567375</text:p>
          </table:table-cell>
          <table:table-cell office:value-type="float" office:value="-133.57447363009" calcext:value-type="float">
            <text:p>-133,574473630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61</text:p>
          </table:table-cell>
          <table:table-cell office:value-type="float" office:value="0.31844414770603" calcext:value-type="float">
            <text:p>0,31844414770603</text:p>
          </table:table-cell>
          <table:table-cell office:value-type="float" office:value="4.4010958075523" calcext:value-type="float">
            <text:p>4,4010958075523</text:p>
          </table:table-cell>
          <table:table-cell office:value-type="float" office:value="-159.44608457529" calcext:value-type="float">
            <text:p>-159,4460845752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72</text:p>
          </table:table-cell>
          <table:table-cell office:value-type="float" office:value="-1.5850107371807" calcext:value-type="float">
            <text:p>-1,5850107371807</text:p>
          </table:table-cell>
          <table:table-cell office:value-type="float" office:value="7.0843452215195" calcext:value-type="float">
            <text:p>7,0843452215195</text:p>
          </table:table-cell>
          <table:table-cell office:value-type="float" office:value="-32.134722752176" calcext:value-type="float">
            <text:p>-32,1347227521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83</text:p>
          </table:table-cell>
          <table:table-cell office:value-type="float" office:value="1.2852904200554" calcext:value-type="float">
            <text:p>1,2852904200554</text:p>
          </table:table-cell>
          <table:table-cell office:value-type="float" office:value="6.4402514696121" calcext:value-type="float">
            <text:p>6,4402514696121</text:p>
          </table:table-cell>
          <table:table-cell office:value-type="float" office:value="12.170533655555" calcext:value-type="float">
            <text:p>12,17053365555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94</text:p>
          </table:table-cell>
          <table:table-cell office:value-type="float" office:value="2.9686567187309" calcext:value-type="float">
            <text:p>2,9686567187309</text:p>
          </table:table-cell>
          <table:table-cell office:value-type="float" office:value="5.6397181749344" calcext:value-type="float">
            <text:p>5,6397181749344</text:p>
          </table:table-cell>
          <table:table-cell office:value-type="float" office:value="99.092903410553" calcext:value-type="float">
            <text:p>99,0929034105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05</text:p>
          </table:table-cell>
          <table:table-cell office:value-type="float" office:value="4.6117320656776" calcext:value-type="float">
            <text:p>4,6117320656776</text:p>
          </table:table-cell>
          <table:table-cell office:value-type="float" office:value="6.9416749477386" calcext:value-type="float">
            <text:p>6,9416749477386</text:p>
          </table:table-cell>
          <table:table-cell office:value-type="float" office:value="175.62829916644" calcext:value-type="float">
            <text:p>175,628299166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16</text:p>
          </table:table-cell>
          <table:table-cell office:value-type="float" office:value="8.9381396770477" calcext:value-type="float">
            <text:p>8,9381396770477</text:p>
          </table:table-cell>
          <table:table-cell office:value-type="float" office:value="7.5700515508652" calcext:value-type="float">
            <text:p>7,5700515508652</text:p>
          </table:table-cell>
          <table:table-cell office:value-type="float" office:value="-133.14778030298" calcext:value-type="float">
            <text:p>-133,147780302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27</text:p>
          </table:table-cell>
          <table:table-cell office:value-type="float" office:value="8.1315076351166" calcext:value-type="float">
            <text:p>8,1315076351166</text:p>
          </table:table-cell>
          <table:table-cell office:value-type="float" office:value="6.148344874382" calcext:value-type="float">
            <text:p>6,148344874382</text:p>
          </table:table-cell>
          <table:table-cell office:value-type="float" office:value="-174.07854954908" calcext:value-type="float">
            <text:p>-174,078549549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38</text:p>
          </table:table-cell>
          <table:table-cell office:value-type="float" office:value="-0.23202113807201" calcext:value-type="float">
            <text:p>-0,23202113807201</text:p>
          </table:table-cell>
          <table:table-cell office:value-type="float" office:value="7.5979894399643" calcext:value-type="float">
            <text:p>7,5979894399643</text:p>
          </table:table-cell>
          <table:table-cell office:value-type="float" office:value="169.57016963108" calcext:value-type="float">
            <text:p>169,570169631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49</text:p>
          </table:table-cell>
          <table:table-cell office:value-type="float" office:value="1.5267510712147" calcext:value-type="float">
            <text:p>1,5267510712147</text:p>
          </table:table-cell>
          <table:table-cell office:value-type="float" office:value="8.4967720508575" calcext:value-type="float">
            <text:p>8,4967720508575</text:p>
          </table:table-cell>
          <table:table-cell office:value-type="float" office:value="-176.46200489846" calcext:value-type="float">
            <text:p>-176,462004898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60</text:p>
          </table:table-cell>
          <table:table-cell office:value-type="float" office:value="0.56556086987257" calcext:value-type="float">
            <text:p>0,56556086987257</text:p>
          </table:table-cell>
          <table:table-cell office:value-type="float" office:value="6.9019645452499" calcext:value-type="float">
            <text:p>6,9019645452499</text:p>
          </table:table-cell>
          <table:table-cell office:value-type="float" office:value="-87.580711978256" calcext:value-type="float">
            <text:p>-87,5807119782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71</text:p>
          </table:table-cell>
          <table:table-cell office:value-type="float" office:value="3.8408041000366" calcext:value-type="float">
            <text:p>3,8408041000366</text:p>
          </table:table-cell>
          <table:table-cell office:value-type="float" office:value="6.9967639446259" calcext:value-type="float">
            <text:p>6,9967639446259</text:p>
          </table:table-cell>
          <table:table-cell office:value-type="float" office:value="-152.77272121162" calcext:value-type="float">
            <text:p>-152,772721211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82</text:p>
          </table:table-cell>
          <table:table-cell office:value-type="float" office:value="2.2673472762108" calcext:value-type="float">
            <text:p>2,2673472762108</text:p>
          </table:table-cell>
          <table:table-cell office:value-type="float" office:value="7.2623932361603" calcext:value-type="float">
            <text:p>7,2623932361603</text:p>
          </table:table-cell>
          <table:table-cell office:value-type="float" office:value="58.207482289357" calcext:value-type="float">
            <text:p>58,2074822893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93</text:p>
          </table:table-cell>
          <table:table-cell office:value-type="float" office:value="4.5301175117493" calcext:value-type="float">
            <text:p>4,5301175117493</text:p>
          </table:table-cell>
          <table:table-cell office:value-type="float" office:value="8.337630033493" calcext:value-type="float">
            <text:p>8,337630033493</text:p>
          </table:table-cell>
          <table:table-cell office:value-type="float" office:value="-30.932560088528" calcext:value-type="float">
            <text:p>-30,9325600885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04</text:p>
          </table:table-cell>
          <table:table-cell office:value-type="float" office:value="7.5869190692902" calcext:value-type="float">
            <text:p>7,5869190692902</text:p>
          </table:table-cell>
          <table:table-cell office:value-type="float" office:value="9.1574382781982" calcext:value-type="float">
            <text:p>9,1574382781982</text:p>
          </table:table-cell>
          <table:table-cell office:value-type="float" office:value="-151.83861544178" calcext:value-type="float">
            <text:p>-151,838615441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15</text:p>
          </table:table-cell>
          <table:table-cell office:value-type="float" office:value="-0.077886506915092" calcext:value-type="float">
            <text:p>-0,077886506915092</text:p>
          </table:table-cell>
          <table:table-cell office:value-type="float" office:value="9.1061049699783" calcext:value-type="float">
            <text:p>9,1061049699783</text:p>
          </table:table-cell>
          <table:table-cell office:value-type="float" office:value="-129.73572342259" calcext:value-type="float">
            <text:p>-129,735723422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26</text:p>
          </table:table-cell>
          <table:table-cell office:value-type="float" office:value="1.6729418933392" calcext:value-type="float">
            <text:p>1,6729418933392</text:p>
          </table:table-cell>
          <table:table-cell office:value-type="float" office:value="9.1662627458572" calcext:value-type="float">
            <text:p>9,1662627458572</text:p>
          </table:table-cell>
          <table:table-cell office:value-type="float" office:value="77.0064804964" calcext:value-type="float">
            <text:p>77,00648049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37</text:p>
          </table:table-cell>
          <table:table-cell office:value-type="float" office:value="1.6383865475655" calcext:value-type="float">
            <text:p>1,6383865475655</text:p>
          </table:table-cell>
          <table:table-cell office:value-type="float" office:value="8.8402777910233" calcext:value-type="float">
            <text:p>8,8402777910233</text:p>
          </table:table-cell>
          <table:table-cell office:value-type="float" office:value="-128.0819109291" calcext:value-type="float">
            <text:p>-128,08191092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48</text:p>
          </table:table-cell>
          <table:table-cell office:value-type="float" office:value="3.7904277443886" calcext:value-type="float">
            <text:p>3,7904277443886</text:p>
          </table:table-cell>
          <table:table-cell office:value-type="float" office:value="10.879567861557" calcext:value-type="float">
            <text:p>10,879567861557</text:p>
          </table:table-cell>
          <table:table-cell office:value-type="float" office:value="-55.170200053294" calcext:value-type="float">
            <text:p>-55,17020005329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59</text:p>
          </table:table-cell>
          <table:table-cell office:value-type="float" office:value="7.7828329801559" calcext:value-type="float">
            <text:p>7,7828329801559</text:p>
          </table:table-cell>
          <table:table-cell office:value-type="float" office:value="8.800123333931" calcext:value-type="float">
            <text:p>8,800123333931</text:p>
          </table:table-cell>
          <table:table-cell office:value-type="float" office:value="84.331091042537" calcext:value-type="float">
            <text:p>84,3310910425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70</text:p>
          </table:table-cell>
          <table:table-cell office:value-type="float" office:value="5.006765127182" calcext:value-type="float">
            <text:p>5,006765127182</text:p>
          </table:table-cell>
          <table:table-cell office:value-type="float" office:value="7.4754297733307" calcext:value-type="float">
            <text:p>7,4754297733307</text:p>
          </table:table-cell>
          <table:table-cell office:value-type="float" office:value="133.53625983949" calcext:value-type="float">
            <text:p>133,536259839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81</text:p>
          </table:table-cell>
          <table:table-cell office:value-type="float" office:value="9.0202885866165" calcext:value-type="float">
            <text:p>9,0202885866165</text:p>
          </table:table-cell>
          <table:table-cell office:value-type="float" office:value="10.642827749252" calcext:value-type="float">
            <text:p>10,642827749252</text:p>
          </table:table-cell>
          <table:table-cell office:value-type="float" office:value="-176.60834075539" calcext:value-type="float">
            <text:p>-176,608340755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92</text:p>
          </table:table-cell>
          <table:table-cell office:value-type="float" office:value="-1.4864499866962" calcext:value-type="float">
            <text:p>-1,4864499866962</text:p>
          </table:table-cell>
          <table:table-cell office:value-type="float" office:value="9.1565704345703" calcext:value-type="float">
            <text:p>9,1565704345703</text:p>
          </table:table-cell>
          <table:table-cell office:value-type="float" office:value="6.108517906848" calcext:value-type="float">
            <text:p>6,1085179068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003</text:p>
          </table:table-cell>
          <table:table-cell office:value-type="float" office:value="4.0511530637741" calcext:value-type="float">
            <text:p>4,0511530637741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25.13122133389" calcext:value-type="float">
            <text:p>-125,131221333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0.072599360719323" calcext:value-type="float">
            <text:p>0,072599360719323</text:p>
          </table:table-cell>
          <table:table-cell office:value-type="float" office:value="-0.58077175170183" calcext:value-type="float">
            <text:p>-0,58077175170183</text:p>
          </table:table-cell>
          <table:table-cell office:value-type="float" office:value="165.85590125649" calcext:value-type="float">
            <text:p>165,855901256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64</text:p>
          </table:table-cell>
          <table:table-cell office:value-type="float" office:value="1.2839797139168" calcext:value-type="float">
            <text:p>1,2839797139168</text:p>
          </table:table-cell>
          <table:table-cell office:value-type="float" office:value="-0.31653612852097" calcext:value-type="float">
            <text:p>-0,31653612852097</text:p>
          </table:table-cell>
          <table:table-cell office:value-type="float" office:value="127.9510601311" calcext:value-type="float">
            <text:p>127,95106013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75</text:p>
          </table:table-cell>
          <table:table-cell office:value-type="float" office:value="2.0652993023396" calcext:value-type="float">
            <text:p>2,0652993023396</text:p>
          </table:table-cell>
          <table:table-cell office:value-type="float" office:value="-0.44672898948193" calcext:value-type="float">
            <text:p>-0,44672898948193</text:p>
          </table:table-cell>
          <table:table-cell office:value-type="float" office:value="156.20380298347" calcext:value-type="float">
            <text:p>156,203802983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86</text:p>
          </table:table-cell>
          <table:table-cell office:value-type="float" office:value="0.37746872752905" calcext:value-type="float">
            <text:p>0,37746872752905</text:p>
          </table:table-cell>
          <table:table-cell office:value-type="float" office:value="-0.45649074018002" calcext:value-type="float">
            <text:p>-0,45649074018002</text:p>
          </table:table-cell>
          <table:table-cell office:value-type="float" office:value="30.325287466596" calcext:value-type="float">
            <text:p>30,3252874665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97</text:p>
          </table:table-cell>
          <table:table-cell office:value-type="float" office:value="7.0248562097549" calcext:value-type="float">
            <text:p>7,0248562097549</text:p>
          </table:table-cell>
          <table:table-cell office:value-type="float" office:value="-0.585005171597" calcext:value-type="float">
            <text:p>-0,585005171597</text:p>
          </table:table-cell>
          <table:table-cell office:value-type="float" office:value="71.408652196265" calcext:value-type="float">
            <text:p>71,4086521962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08</text:p>
          </table:table-cell>
          <table:table-cell office:value-type="float" office:value="7.0025825500488" calcext:value-type="float">
            <text:p>7,0025825500488</text:p>
          </table:table-cell>
          <table:table-cell office:value-type="float" office:value="0.028927598614246" calcext:value-type="float">
            <text:p>0,028927598614246</text:p>
          </table:table-cell>
          <table:table-cell office:value-type="float" office:value="127.92894642824" calcext:value-type="float">
            <text:p>127,928946428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19</text:p>
          </table:table-cell>
          <table:table-cell office:value-type="float" office:value="8.529394865036" calcext:value-type="float">
            <text:p>8,529394865036</text:p>
          </table:table-cell>
          <table:table-cell office:value-type="float" office:value="0.84511272609234" calcext:value-type="float">
            <text:p>0,84511272609234</text:p>
          </table:table-cell>
          <table:table-cell office:value-type="float" office:value="-90.920188624388" calcext:value-type="float">
            <text:p>-90,9201886243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30</text:p>
          </table:table-cell>
          <table:table-cell office:value-type="float" office:value="-0.64939886331558" calcext:value-type="float">
            <text:p>-0,64939886331558</text:p>
          </table:table-cell>
          <table:table-cell office:value-type="float" office:value="-0.023884719703346" calcext:value-type="float">
            <text:p>-0,023884719703346</text:p>
          </table:table-cell>
          <table:table-cell office:value-type="float" office:value="69.697655689944" calcext:value-type="float">
            <text:p>69,6976556899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41</text:p>
          </table:table-cell>
          <table:table-cell office:value-type="float" office:value="0.19910849630833" calcext:value-type="float">
            <text:p>0,19910849630833</text:p>
          </table:table-cell>
          <table:table-cell office:value-type="float" office:value="2.4611003696918" calcext:value-type="float">
            <text:p>2,4611003696918</text:p>
          </table:table-cell>
          <table:table-cell office:value-type="float" office:value="-120.09581638749" calcext:value-type="float">
            <text:p>-120,095816387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52</text:p>
          </table:table-cell>
          <table:table-cell office:value-type="float" office:value="3.2183784246445" calcext:value-type="float">
            <text:p>3,2183784246445</text:p>
          </table:table-cell>
          <table:table-cell office:value-type="float" office:value="0.058110365644097" calcext:value-type="float">
            <text:p>0,058110365644097</text:p>
          </table:table-cell>
          <table:table-cell office:value-type="float" office:value="75.655248514406" calcext:value-type="float">
            <text:p>75,6552485144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63</text:p>
          </table:table-cell>
          <table:table-cell office:value-type="float" office:value="4.7483411431313" calcext:value-type="float">
            <text:p>4,7483411431313</text:p>
          </table:table-cell>
          <table:table-cell office:value-type="float" office:value="2.1154324710369" calcext:value-type="float">
            <text:p>2,1154324710369</text:p>
          </table:table-cell>
          <table:table-cell office:value-type="float" office:value="-177.28730523662" calcext:value-type="float">
            <text:p>-177,287305236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74</text:p>
          </table:table-cell>
          <table:table-cell office:value-type="float" office:value="5.656327009201" calcext:value-type="float">
            <text:p>5,656327009201</text:p>
          </table:table-cell>
          <table:table-cell office:value-type="float" office:value="1.1611796915531" calcext:value-type="float">
            <text:p>1,1611796915531</text:p>
          </table:table-cell>
          <table:table-cell office:value-type="float" office:value="-34.116140596426" calcext:value-type="float">
            <text:p>-34,1161405964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85</text:p>
          </table:table-cell>
          <table:table-cell office:value-type="float" office:value="7.0762348175049" calcext:value-type="float">
            <text:p>7,0762348175049</text:p>
          </table:table-cell>
          <table:table-cell office:value-type="float" office:value="0.91520413756371" calcext:value-type="float">
            <text:p>0,91520413756371</text:p>
          </table:table-cell>
          <table:table-cell office:value-type="float" office:value="37.204716235969" calcext:value-type="float">
            <text:p>37,2047162359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96</text:p>
          </table:table-cell>
          <table:table-cell office:value-type="float" office:value="8.631443977356" calcext:value-type="float">
            <text:p>8,631443977356</text:p>
          </table:table-cell>
          <table:table-cell office:value-type="float" office:value="1.6983227431774" calcext:value-type="float">
            <text:p>1,6983227431774</text:p>
          </table:table-cell>
          <table:table-cell office:value-type="float" office:value="-103.03891464403" calcext:value-type="float">
            <text:p>-103,038914644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07</text:p>
          </table:table-cell>
          <table:table-cell office:value-type="float" office:value="-0.61014503240585" calcext:value-type="float">
            <text:p>-0,61014503240585</text:p>
          </table:table-cell>
          <table:table-cell office:value-type="float" office:value="5.6533825397491" calcext:value-type="float">
            <text:p>5,6533825397491</text:p>
          </table:table-cell>
          <table:table-cell office:value-type="float" office:value="-179.92267639014" calcext:value-type="float">
            <text:p>-179,922676390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18</text:p>
          </table:table-cell>
          <table:table-cell office:value-type="float" office:value="-0.33093858510256" calcext:value-type="float">
            <text:p>-0,33093858510256</text:p>
          </table:table-cell>
          <table:table-cell office:value-type="float" office:value="2.9812073707581" calcext:value-type="float">
            <text:p>2,9812073707581</text:p>
          </table:table-cell>
          <table:table-cell office:value-type="float" office:value="73.572125404504" calcext:value-type="float">
            <text:p>73,5721254045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29</text:p>
          </table:table-cell>
          <table:table-cell office:value-type="float" office:value="0.28163909912109" calcext:value-type="float">
            <text:p>0,28163909912109</text:p>
          </table:table-cell>
          <table:table-cell office:value-type="float" office:value="3.1408816576004" calcext:value-type="float">
            <text:p>3,1408816576004</text:p>
          </table:table-cell>
          <table:table-cell office:value-type="float" office:value="6.2867263509969" calcext:value-type="float">
            <text:p>6,28672635099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40</text:p>
          </table:table-cell>
          <table:table-cell office:value-type="float" office:value="6.3067919015884" calcext:value-type="float">
            <text:p>6,3067919015884</text:p>
          </table:table-cell>
          <table:table-cell office:value-type="float" office:value="1.8845960497856" calcext:value-type="float">
            <text:p>1,8845960497856</text:p>
          </table:table-cell>
          <table:table-cell office:value-type="float" office:value="139.69376436464" calcext:value-type="float">
            <text:p>139,693764364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51</text:p>
          </table:table-cell>
          <table:table-cell office:value-type="float" office:value="6.3937455415726" calcext:value-type="float">
            <text:p>6,3937455415726</text:p>
          </table:table-cell>
          <table:table-cell office:value-type="float" office:value="3.1938591599464" calcext:value-type="float">
            <text:p>3,1938591599464</text:p>
          </table:table-cell>
          <table:table-cell office:value-type="float" office:value="171.76459245621" calcext:value-type="float">
            <text:p>171,764592456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62</text:p>
          </table:table-cell>
          <table:table-cell office:value-type="float" office:value="6.8409961462021" calcext:value-type="float">
            <text:p>6,8409961462021</text:p>
          </table:table-cell>
          <table:table-cell office:value-type="float" office:value="3.1651967763901" calcext:value-type="float">
            <text:p>3,1651967763901</text:p>
          </table:table-cell>
          <table:table-cell office:value-type="float" office:value="-155.4522104324" calcext:value-type="float">
            <text:p>-155,452210432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73</text:p>
          </table:table-cell>
          <table:table-cell office:value-type="float" office:value="9.7858774662018" calcext:value-type="float">
            <text:p>9,7858774662018</text:p>
          </table:table-cell>
          <table:table-cell office:value-type="float" office:value="0.84933541715145" calcext:value-type="float">
            <text:p>0,84933541715145</text:p>
          </table:table-cell>
          <table:table-cell office:value-type="float" office:value="44.842636129659" calcext:value-type="float">
            <text:p>44,84263612965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84</text:p>
          </table:table-cell>
          <table:table-cell office:value-type="float" office:value="-0.42320065200329" calcext:value-type="float">
            <text:p>-0,42320065200329</text:p>
          </table:table-cell>
          <table:table-cell office:value-type="float" office:value="4.4999560713768" calcext:value-type="float">
            <text:p>4,4999560713768</text:p>
          </table:table-cell>
          <table:table-cell office:value-type="float" office:value="62.597031805925" calcext:value-type="float">
            <text:p>62,5970318059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95</text:p>
          </table:table-cell>
          <table:table-cell office:value-type="float" office:value="1.9969010353088" calcext:value-type="float">
            <text:p>1,9969010353088</text:p>
          </table:table-cell>
          <table:table-cell office:value-type="float" office:value="3.9698502421379" calcext:value-type="float">
            <text:p>3,9698502421379</text:p>
          </table:table-cell>
          <table:table-cell office:value-type="float" office:value="52.378464656271" calcext:value-type="float">
            <text:p>52,3784646562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06</text:p>
          </table:table-cell>
          <table:table-cell office:value-type="float" office:value="2.2678780555725" calcext:value-type="float">
            <text:p>2,2678780555725</text:p>
          </table:table-cell>
          <table:table-cell office:value-type="float" office:value="5.4370540380478" calcext:value-type="float">
            <text:p>5,4370540380478</text:p>
          </table:table-cell>
          <table:table-cell office:value-type="float" office:value="146.66100216519" calcext:value-type="float">
            <text:p>146,661002165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17</text:p>
          </table:table-cell>
          <table:table-cell office:value-type="float" office:value="3.5887601971626" calcext:value-type="float">
            <text:p>3,5887601971626</text:p>
          </table:table-cell>
          <table:table-cell office:value-type="float" office:value="3.8253223896027" calcext:value-type="float">
            <text:p>3,8253223896027</text:p>
          </table:table-cell>
          <table:table-cell office:value-type="float" office:value="-80.67507956438" calcext:value-type="float">
            <text:p>-80,675079564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28</text:p>
          </table:table-cell>
          <table:table-cell office:value-type="float" office:value="7.2200208902359" calcext:value-type="float">
            <text:p>7,2200208902359</text:p>
          </table:table-cell>
          <table:table-cell office:value-type="float" office:value="4.1566839814186" calcext:value-type="float">
            <text:p>4,1566839814186</text:p>
          </table:table-cell>
          <table:table-cell office:value-type="float" office:value="155.37068494566" calcext:value-type="float">
            <text:p>155,370684945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39</text:p>
          </table:table-cell>
          <table:table-cell office:value-type="float" office:value="8.0670356750488" calcext:value-type="float">
            <text:p>8,0670356750488</text:p>
          </table:table-cell>
          <table:table-cell office:value-type="float" office:value="3.2926100492477" calcext:value-type="float">
            <text:p>3,2926100492477</text:p>
          </table:table-cell>
          <table:table-cell office:value-type="float" office:value="-143.99702533795" calcext:value-type="float">
            <text:p>-143,997025337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50</text:p>
          </table:table-cell>
          <table:table-cell office:value-type="float" office:value="9.8133039474487" calcext:value-type="float">
            <text:p>9,8133039474487</text:p>
          </table:table-cell>
          <table:table-cell office:value-type="float" office:value="3.9261513948441" calcext:value-type="float">
            <text:p>3,9261513948441</text:p>
          </table:table-cell>
          <table:table-cell office:value-type="float" office:value="-108.6391210556" calcext:value-type="float">
            <text:p>-108,6391210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61</text:p>
          </table:table-cell>
          <table:table-cell office:value-type="float" office:value="0.56569278240204" calcext:value-type="float">
            <text:p>0,56569278240204</text:p>
          </table:table-cell>
          <table:table-cell office:value-type="float" office:value="4.626944065094" calcext:value-type="float">
            <text:p>4,626944065094</text:p>
          </table:table-cell>
          <table:table-cell office:value-type="float" office:value="-131.34390077773" calcext:value-type="float">
            <text:p>-131,3439007777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72</text:p>
          </table:table-cell>
          <table:table-cell office:value-type="float" office:value="-1.5834707021713" calcext:value-type="float">
            <text:p>-1,5834707021713</text:p>
          </table:table-cell>
          <table:table-cell office:value-type="float" office:value="7.3888844251633" calcext:value-type="float">
            <text:p>7,3888844251633</text:p>
          </table:table-cell>
          <table:table-cell office:value-type="float" office:value="-39.738037024334" calcext:value-type="float">
            <text:p>-39,7380370243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83</text:p>
          </table:table-cell>
          <table:table-cell office:value-type="float" office:value="1.0214157402515" calcext:value-type="float">
            <text:p>1,0214157402515</text:p>
          </table:table-cell>
          <table:table-cell office:value-type="float" office:value="6.2054717540741" calcext:value-type="float">
            <text:p>6,2054717540741</text:p>
          </table:table-cell>
          <table:table-cell office:value-type="float" office:value="37.342018002917" calcext:value-type="float">
            <text:p>37,3420180029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94</text:p>
          </table:table-cell>
          <table:table-cell office:value-type="float" office:value="3.0154800415039" calcext:value-type="float">
            <text:p>3,0154800415039</text:p>
          </table:table-cell>
          <table:table-cell office:value-type="float" office:value="5.2570724487305" calcext:value-type="float">
            <text:p>5,2570724487305</text:p>
          </table:table-cell>
          <table:table-cell office:value-type="float" office:value="93.893456610904" calcext:value-type="float">
            <text:p>93,8934566109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05</text:p>
          </table:table-cell>
          <table:table-cell office:value-type="float" office:value="4.7685527801514" calcext:value-type="float">
            <text:p>4,7685527801514</text:p>
          </table:table-cell>
          <table:table-cell office:value-type="float" office:value="7.0863735675812" calcext:value-type="float">
            <text:p>7,0863735675812</text:p>
          </table:table-cell>
          <table:table-cell office:value-type="float" office:value="-132.6248417994" calcext:value-type="float">
            <text:p>-132,62484179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16</text:p>
          </table:table-cell>
          <table:table-cell office:value-type="float" office:value="9.0225422382355" calcext:value-type="float">
            <text:p>9,0225422382355</text:p>
          </table:table-cell>
          <table:table-cell office:value-type="float" office:value="7.8509157896042" calcext:value-type="float">
            <text:p>7,8509157896042</text:p>
          </table:table-cell>
          <table:table-cell office:value-type="float" office:value="-100.96266618959" calcext:value-type="float">
            <text:p>-100,9626661895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27</text:p>
          </table:table-cell>
          <table:table-cell office:value-type="float" office:value="8.4443032741547" calcext:value-type="float">
            <text:p>8,4443032741547</text:p>
          </table:table-cell>
          <table:table-cell office:value-type="float" office:value="6.0744994878769" calcext:value-type="float">
            <text:p>6,0744994878769</text:p>
          </table:table-cell>
          <table:table-cell office:value-type="float" office:value="161.63666688713" calcext:value-type="float">
            <text:p>161,636666887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38</text:p>
          </table:table-cell>
          <table:table-cell office:value-type="float" office:value="-0.083712358027697" calcext:value-type="float">
            <text:p>-0,083712358027697</text:p>
          </table:table-cell>
          <table:table-cell office:value-type="float" office:value="7.6566356420517" calcext:value-type="float">
            <text:p>7,6566356420517</text:p>
          </table:table-cell>
          <table:table-cell office:value-type="float" office:value="-160.68247017587" calcext:value-type="float">
            <text:p>-160,682470175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49</text:p>
          </table:table-cell>
          <table:table-cell office:value-type="float" office:value="1.698601692915" calcext:value-type="float">
            <text:p>1,698601692915</text:p>
          </table:table-cell>
          <table:table-cell office:value-type="float" office:value="8.3610248565674" calcext:value-type="float">
            <text:p>8,3610248565674</text:p>
          </table:table-cell>
          <table:table-cell office:value-type="float" office:value="164.0037078007" calcext:value-type="float">
            <text:p>164,00370780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60</text:p>
          </table:table-cell>
          <table:table-cell office:value-type="float" office:value="0.49274899065495" calcext:value-type="float">
            <text:p>0,49274899065495</text:p>
          </table:table-cell>
          <table:table-cell office:value-type="float" office:value="7.2653424739838" calcext:value-type="float">
            <text:p>7,2653424739838</text:p>
          </table:table-cell>
          <table:table-cell office:value-type="float" office:value="-75.819884895519" calcext:value-type="float">
            <text:p>-75,8198848955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71</text:p>
          </table:table-cell>
          <table:table-cell office:value-type="float" office:value="4.186364710331" calcext:value-type="float">
            <text:p>4,186364710331</text:p>
          </table:table-cell>
          <table:table-cell office:value-type="float" office:value="7.1675312519073" calcext:value-type="float">
            <text:p>7,1675312519073</text:p>
          </table:table-cell>
          <table:table-cell office:value-type="float" office:value="-156.81303686397" calcext:value-type="float">
            <text:p>-156,813036863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82</text:p>
          </table:table-cell>
          <table:table-cell office:value-type="float" office:value="2.1022303402424" calcext:value-type="float">
            <text:p>2,1022303402424</text:p>
          </table:table-cell>
          <table:table-cell office:value-type="float" office:value="7.1594405174255" calcext:value-type="float">
            <text:p>7,1594405174255</text:p>
          </table:table-cell>
          <table:table-cell office:value-type="float" office:value="32.376206984186" calcext:value-type="float">
            <text:p>32,3762069841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93</text:p>
          </table:table-cell>
          <table:table-cell office:value-type="float" office:value="4.5955833792686" calcext:value-type="float">
            <text:p>4,5955833792686</text:p>
          </table:table-cell>
          <table:table-cell office:value-type="float" office:value="8.5937607288361" calcext:value-type="float">
            <text:p>8,5937607288361</text:p>
          </table:table-cell>
          <table:table-cell office:value-type="float" office:value="-104.4088161675" calcext:value-type="float">
            <text:p>-104,40881616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04</text:p>
          </table:table-cell>
          <table:table-cell office:value-type="float" office:value="7.5108087062836" calcext:value-type="float">
            <text:p>7,5108087062836</text:p>
          </table:table-cell>
          <table:table-cell office:value-type="float" office:value="9.3651914596558" calcext:value-type="float">
            <text:p>9,3651914596558</text:p>
          </table:table-cell>
          <table:table-cell office:value-type="float" office:value="-61.090409376059" calcext:value-type="float">
            <text:p>-61,0904093760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15</text:p>
          </table:table-cell>
          <table:table-cell office:value-type="float" office:value="0.17511574551463" calcext:value-type="float">
            <text:p>0,17511574551463</text:p>
          </table:table-cell>
          <table:table-cell office:value-type="float" office:value="9.412397146225" calcext:value-type="float">
            <text:p>9,412397146225</text:p>
          </table:table-cell>
          <table:table-cell office:value-type="float" office:value="-129.76663887121" calcext:value-type="float">
            <text:p>-129,766638871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26</text:p>
          </table:table-cell>
          <table:table-cell office:value-type="float" office:value="1.6158494353294" calcext:value-type="float">
            <text:p>1,6158494353294</text:p>
          </table:table-cell>
          <table:table-cell office:value-type="float" office:value="9.0331971645355" calcext:value-type="float">
            <text:p>9,0331971645355</text:p>
          </table:table-cell>
          <table:table-cell office:value-type="float" office:value="35.222580858097" calcext:value-type="float">
            <text:p>35,2225808580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37</text:p>
          </table:table-cell>
          <table:table-cell office:value-type="float" office:value="1.7524944245815" calcext:value-type="float">
            <text:p>1,7524944245815</text:p>
          </table:table-cell>
          <table:table-cell office:value-type="float" office:value="8.6864727735519" calcext:value-type="float">
            <text:p>8,6864727735519</text:p>
          </table:table-cell>
          <table:table-cell office:value-type="float" office:value="158.90757900894" calcext:value-type="float">
            <text:p>158,907579008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48</text:p>
          </table:table-cell>
          <table:table-cell office:value-type="float" office:value="3.9375051856041" calcext:value-type="float">
            <text:p>3,9375051856041</text:p>
          </table:table-cell>
          <table:table-cell office:value-type="float" office:value="11.044185161591" calcext:value-type="float">
            <text:p>11,044185161591</text:p>
          </table:table-cell>
          <table:table-cell office:value-type="float" office:value="-142.76162378348" calcext:value-type="float">
            <text:p>-142,761623783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59</text:p>
          </table:table-cell>
          <table:table-cell office:value-type="float" office:value="7.9979318380356" calcext:value-type="float">
            <text:p>7,9979318380356</text:p>
          </table:table-cell>
          <table:table-cell office:value-type="float" office:value="8.7472772598267" calcext:value-type="float">
            <text:p>8,7472772598267</text:p>
          </table:table-cell>
          <table:table-cell office:value-type="float" office:value="175.07105572208" calcext:value-type="float">
            <text:p>175,071055722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70</text:p>
          </table:table-cell>
          <table:table-cell office:value-type="float" office:value="5.2431797981262" calcext:value-type="float">
            <text:p>5,2431797981262</text:p>
          </table:table-cell>
          <table:table-cell office:value-type="float" office:value="7.5936710834503" calcext:value-type="float">
            <text:p>7,5936710834503</text:p>
          </table:table-cell>
          <table:table-cell office:value-type="float" office:value="-152.9540727093" calcext:value-type="float">
            <text:p>-152,95407270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81</text:p>
          </table:table-cell>
          <table:table-cell office:value-type="float" office:value="9.2218220233917" calcext:value-type="float">
            <text:p>9,2218220233917</text:p>
          </table:table-cell>
          <table:table-cell office:value-type="float" office:value="10.434767007828" calcext:value-type="float">
            <text:p>10,434767007828</text:p>
          </table:table-cell>
          <table:table-cell office:value-type="float" office:value="139.59915926502" calcext:value-type="float">
            <text:p>139,5991592650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92</text:p>
          </table:table-cell>
          <table:table-cell office:value-type="float" office:value="-1.5849995613098" calcext:value-type="float">
            <text:p>-1,5849995613098</text:p>
          </table:table-cell>
          <table:table-cell office:value-type="float" office:value="9.1078245639801" calcext:value-type="float">
            <text:p>9,1078245639801</text:p>
          </table:table-cell>
          <table:table-cell office:value-type="float" office:value="8.1126725977393" calcext:value-type="float">
            <text:p>8,11267259773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003</text:p>
          </table:table-cell>
          <table:table-cell office:value-type="float" office:value="4.2608159780502" calcext:value-type="float">
            <text:p>4,2608159780502</text:p>
          </table:table-cell>
          <table:table-cell office:value-type="float" office:value="10.979540348053" calcext:value-type="float">
            <text:p>10,979540348053</text:p>
          </table:table-cell>
          <table:table-cell office:value-type="float" office:value="147.48918630515" calcext:value-type="float">
            <text:p>147,489186305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0.18125541508198" calcext:value-type="float">
            <text:p>0,18125541508198</text:p>
          </table:table-cell>
          <table:table-cell office:value-type="float" office:value="-0.47452576458454" calcext:value-type="float">
            <text:p>-0,47452576458454</text:p>
          </table:table-cell>
          <table:table-cell office:value-type="float" office:value="-124.17444150159" calcext:value-type="float">
            <text:p>-124,174441501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64</text:p>
          </table:table-cell>
          <table:table-cell office:value-type="float" office:value="1.5133559703827" calcext:value-type="float">
            <text:p>1,5133559703827</text:p>
          </table:table-cell>
          <table:table-cell office:value-type="float" office:value="-0.55602468550205" calcext:value-type="float">
            <text:p>-0,55602468550205</text:p>
          </table:table-cell>
          <table:table-cell office:value-type="float" office:value="135.62230091945" calcext:value-type="float">
            <text:p>135,622300919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75</text:p>
          </table:table-cell>
          <table:table-cell office:value-type="float" office:value="2.4199864268303" calcext:value-type="float">
            <text:p>2,4199864268303</text:p>
          </table:table-cell>
          <table:table-cell office:value-type="float" office:value="-0.58501578867435" calcext:value-type="float">
            <text:p>-0,58501578867435</text:p>
          </table:table-cell>
          <table:table-cell office:value-type="float" office:value="157.65118447079" calcext:value-type="float">
            <text:p>157,6511844707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86</text:p>
          </table:table-cell>
          <table:table-cell office:value-type="float" office:value="0.55045552551746" calcext:value-type="float">
            <text:p>0,55045552551746</text:p>
          </table:table-cell>
          <table:table-cell office:value-type="float" office:value="-0.57346247136593" calcext:value-type="float">
            <text:p>-0,57346247136593</text:p>
          </table:table-cell>
          <table:table-cell office:value-type="float" office:value="117.67693537815" calcext:value-type="float">
            <text:p>117,676935378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97</text:p>
          </table:table-cell>
          <table:table-cell office:value-type="float" office:value="6.8374526500702" calcext:value-type="float">
            <text:p>6,8374526500702</text:p>
          </table:table-cell>
          <table:table-cell office:value-type="float" office:value="-0.58500628918409" calcext:value-type="float">
            <text:p>-0,58500628918409</text:p>
          </table:table-cell>
          <table:table-cell office:value-type="float" office:value="61.495754369505" calcext:value-type="float">
            <text:p>61,4957543695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08</text:p>
          </table:table-cell>
          <table:table-cell office:value-type="float" office:value="6.8816936016083" calcext:value-type="float">
            <text:p>6,8816936016083</text:p>
          </table:table-cell>
          <table:table-cell office:value-type="float" office:value="-0.1511893607676" calcext:value-type="float">
            <text:p>-0,1511893607676</text:p>
          </table:table-cell>
          <table:table-cell office:value-type="float" office:value="43.503578301448" calcext:value-type="float">
            <text:p>43,5035783014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19</text:p>
          </table:table-cell>
          <table:table-cell office:value-type="float" office:value="8.4599149227142" calcext:value-type="float">
            <text:p>8,4599149227142</text:p>
          </table:table-cell>
          <table:table-cell office:value-type="float" office:value="1.0955838114023" calcext:value-type="float">
            <text:p>1,0955838114023</text:p>
          </table:table-cell>
          <table:table-cell office:value-type="float" office:value="-74.031251251318" calcext:value-type="float">
            <text:p>-74,0312512513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30</text:p>
          </table:table-cell>
          <table:table-cell office:value-type="float" office:value="-0.63139989972115" calcext:value-type="float">
            <text:p>-0,63139989972115</text:p>
          </table:table-cell>
          <table:table-cell office:value-type="float" office:value="-0.34166995435953" calcext:value-type="float">
            <text:p>-0,34166995435953</text:p>
          </table:table-cell>
          <table:table-cell office:value-type="float" office:value="88.246610513918" calcext:value-type="float">
            <text:p>88,2466105139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41</text:p>
          </table:table-cell>
          <table:table-cell office:value-type="float" office:value="0.38033623248339" calcext:value-type="float">
            <text:p>0,38033623248339</text:p>
          </table:table-cell>
          <table:table-cell office:value-type="float" office:value="2.49257594347" calcext:value-type="float">
            <text:p>2,49257594347</text:p>
          </table:table-cell>
          <table:table-cell office:value-type="float" office:value="-166.10230913587" calcext:value-type="float">
            <text:p>-166,102309135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52</text:p>
          </table:table-cell>
          <table:table-cell office:value-type="float" office:value="3.1487590074539" calcext:value-type="float">
            <text:p>3,1487590074539</text:p>
          </table:table-cell>
          <table:table-cell office:value-type="float" office:value="-0.27210175991058" calcext:value-type="float">
            <text:p>-0,27210175991058</text:p>
          </table:table-cell>
          <table:table-cell office:value-type="float" office:value="78.839109202099" calcext:value-type="float">
            <text:p>78,8391092020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63</text:p>
          </table:table-cell>
          <table:table-cell office:value-type="float" office:value="5.1211965084076" calcext:value-type="float">
            <text:p>5,1211965084076</text:p>
          </table:table-cell>
          <table:table-cell office:value-type="float" office:value="2.1224065124989" calcext:value-type="float">
            <text:p>2,1224065124989</text:p>
          </table:table-cell>
          <table:table-cell office:value-type="float" office:value="-179.58547658981" calcext:value-type="float">
            <text:p>-179,585476589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74</text:p>
          </table:table-cell>
          <table:table-cell office:value-type="float" office:value="5.3651106357574" calcext:value-type="float">
            <text:p>5,3651106357574</text:p>
          </table:table-cell>
          <table:table-cell office:value-type="float" office:value="1.3803948462009" calcext:value-type="float">
            <text:p>1,3803948462009</text:p>
          </table:table-cell>
          <table:table-cell office:value-type="float" office:value="-42.16286672908" calcext:value-type="float">
            <text:p>-42,162866729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85</text:p>
          </table:table-cell>
          <table:table-cell office:value-type="float" office:value="6.7595356702805" calcext:value-type="float">
            <text:p>6,7595356702805</text:p>
          </table:table-cell>
          <table:table-cell office:value-type="float" office:value="0.67538291215897" calcext:value-type="float">
            <text:p>0,67538291215897</text:p>
          </table:table-cell>
          <table:table-cell office:value-type="float" office:value="37.224834511994" calcext:value-type="float">
            <text:p>37,2248345119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96</text:p>
          </table:table-cell>
          <table:table-cell office:value-type="float" office:value="8.7200146913528" calcext:value-type="float">
            <text:p>8,7200146913528</text:p>
          </table:table-cell>
          <table:table-cell office:value-type="float" office:value="2.086489200592" calcext:value-type="float">
            <text:p>2,086489200592</text:p>
          </table:table-cell>
          <table:table-cell office:value-type="float" office:value="-103.06119235458" calcext:value-type="float">
            <text:p>-103,0611923545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07</text:p>
          </table:table-cell>
          <table:table-cell office:value-type="float" office:value="-0.37563413381577" calcext:value-type="float">
            <text:p>-0,37563413381577</text:p>
          </table:table-cell>
          <table:table-cell office:value-type="float" office:value="5.6310760974884" calcext:value-type="float">
            <text:p>5,6310760974884</text:p>
          </table:table-cell>
          <table:table-cell office:value-type="float" office:value="173.90230962425" calcext:value-type="float">
            <text:p>173,902309624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18</text:p>
          </table:table-cell>
          <table:table-cell office:value-type="float" office:value="-0.47769658267498" calcext:value-type="float">
            <text:p>-0,47769658267498</text:p>
          </table:table-cell>
          <table:table-cell office:value-type="float" office:value="2.8693708777428" calcext:value-type="float">
            <text:p>2,8693708777428</text:p>
          </table:table-cell>
          <table:table-cell office:value-type="float" office:value="20.173811418995" calcext:value-type="float">
            <text:p>20,1738114189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29</text:p>
          </table:table-cell>
          <table:table-cell office:value-type="float" office:value="0.1450851559639" calcext:value-type="float">
            <text:p>0,1450851559639</text:p>
          </table:table-cell>
          <table:table-cell office:value-type="float" office:value="3.0172392725945" calcext:value-type="float">
            <text:p>3,0172392725945</text:p>
          </table:table-cell>
          <table:table-cell office:value-type="float" office:value="59.074413244891" calcext:value-type="float">
            <text:p>59,07441324489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40</text:p>
          </table:table-cell>
          <table:table-cell office:value-type="float" office:value="6.5911811590195" calcext:value-type="float">
            <text:p>6,5911811590195</text:p>
          </table:table-cell>
          <table:table-cell office:value-type="float" office:value="1.6189114749432" calcext:value-type="float">
            <text:p>1,6189114749432</text:p>
          </table:table-cell>
          <table:table-cell office:value-type="float" office:value="136.07266602243" calcext:value-type="float">
            <text:p>136,072666022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51</text:p>
          </table:table-cell>
          <table:table-cell office:value-type="float" office:value="6.3976591825485" calcext:value-type="float">
            <text:p>6,3976591825485</text:p>
          </table:table-cell>
          <table:table-cell office:value-type="float" office:value="2.9682409763336" calcext:value-type="float">
            <text:p>2,9682409763336</text:p>
          </table:table-cell>
          <table:table-cell office:value-type="float" office:value="81.684635702971" calcext:value-type="float">
            <text:p>81,6846357029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62</text:p>
          </table:table-cell>
          <table:table-cell office:value-type="float" office:value="7.0237517356873" calcext:value-type="float">
            <text:p>7,0237517356873</text:p>
          </table:table-cell>
          <table:table-cell office:value-type="float" office:value="3.215979039669" calcext:value-type="float">
            <text:p>3,215979039669</text:p>
          </table:table-cell>
          <table:table-cell office:value-type="float" office:value="-141.14032581354" calcext:value-type="float">
            <text:p>-141,140325813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73</text:p>
          </table:table-cell>
          <table:table-cell office:value-type="float" office:value="9.5402020215988" calcext:value-type="float">
            <text:p>9,5402020215988</text:p>
          </table:table-cell>
          <table:table-cell office:value-type="float" office:value="0.57921350002289" calcext:value-type="float">
            <text:p>0,57921350002289</text:p>
          </table:table-cell>
          <table:table-cell office:value-type="float" office:value="51.153064153756" calcext:value-type="float">
            <text:p>51,1530641537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84</text:p>
          </table:table-cell>
          <table:table-cell office:value-type="float" office:value="-0.48993360251188" calcext:value-type="float">
            <text:p>-0,48993360251188</text:p>
          </table:table-cell>
          <table:table-cell office:value-type="float" office:value="4.1560435295105" calcext:value-type="float">
            <text:p>4,1560435295105</text:p>
          </table:table-cell>
          <table:table-cell office:value-type="float" office:value="83.924686832792" calcext:value-type="float">
            <text:p>83,9246868327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95</text:p>
          </table:table-cell>
          <table:table-cell office:value-type="float" office:value="1.9842879474163" calcext:value-type="float">
            <text:p>1,9842879474163</text:p>
          </table:table-cell>
          <table:table-cell office:value-type="float" office:value="3.7203964591026" calcext:value-type="float">
            <text:p>3,7203964591026</text:p>
          </table:table-cell>
          <table:table-cell office:value-type="float" office:value="92.805142615251" calcext:value-type="float">
            <text:p>92,8051426152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06</text:p>
          </table:table-cell>
          <table:table-cell office:value-type="float" office:value="2.4658937752247" calcext:value-type="float">
            <text:p>2,4658937752247</text:p>
          </table:table-cell>
          <table:table-cell office:value-type="float" office:value="5.2093827724457" calcext:value-type="float">
            <text:p>5,2093827724457</text:p>
          </table:table-cell>
          <table:table-cell office:value-type="float" office:value="109.65989121966" calcext:value-type="float">
            <text:p>109,659891219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17</text:p>
          </table:table-cell>
          <table:table-cell office:value-type="float" office:value="3.3861154317856" calcext:value-type="float">
            <text:p>3,3861154317856</text:p>
          </table:table-cell>
          <table:table-cell office:value-type="float" office:value="4.0207576751709" calcext:value-type="float">
            <text:p>4,0207576751709</text:p>
          </table:table-cell>
          <table:table-cell office:value-type="float" office:value="-36.271816605975" calcext:value-type="float">
            <text:p>-36,2718166059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28</text:p>
          </table:table-cell>
          <table:table-cell office:value-type="float" office:value="7.5029331445694" calcext:value-type="float">
            <text:p>7,5029331445694</text:p>
          </table:table-cell>
          <table:table-cell office:value-type="float" office:value="3.9394444227219" calcext:value-type="float">
            <text:p>3,9394444227219</text:p>
          </table:table-cell>
          <table:table-cell office:value-type="float" office:value="137.57869392444" calcext:value-type="float">
            <text:p>137,578693924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39</text:p>
          </table:table-cell>
          <table:table-cell office:value-type="float" office:value="8.3851480484009" calcext:value-type="float">
            <text:p>8,3851480484009</text:p>
          </table:table-cell>
          <table:table-cell office:value-type="float" office:value="3.527966439724" calcext:value-type="float">
            <text:p>3,527966439724</text:p>
          </table:table-cell>
          <table:table-cell office:value-type="float" office:value="-143.21358796138" calcext:value-type="float">
            <text:p>-143,213587961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50</text:p>
          </table:table-cell>
          <table:table-cell office:value-type="float" office:value="9.792252779007" calcext:value-type="float">
            <text:p>9,792252779007</text:p>
          </table:table-cell>
          <table:table-cell office:value-type="float" office:value="4.2591014504433" calcext:value-type="float">
            <text:p>4,2591014504433</text:p>
          </table:table-cell>
          <table:table-cell office:value-type="float" office:value="-80.136409990347" calcext:value-type="float">
            <text:p>-80,1364099903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61</text:p>
          </table:table-cell>
          <table:table-cell office:value-type="float" office:value="0.7734353095293" calcext:value-type="float">
            <text:p>0,7734353095293</text:p>
          </table:table-cell>
          <table:table-cell office:value-type="float" office:value="4.9474278092384" calcext:value-type="float">
            <text:p>4,9474278092384</text:p>
          </table:table-cell>
          <table:table-cell office:value-type="float" office:value="-124.0108028339" calcext:value-type="float">
            <text:p>-124,01080283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72</text:p>
          </table:table-cell>
          <table:table-cell office:value-type="float" office:value="-1.5873888134956" calcext:value-type="float">
            <text:p>-1,5873888134956</text:p>
          </table:table-cell>
          <table:table-cell office:value-type="float" office:value="7.6252764463425" calcext:value-type="float">
            <text:p>7,6252764463425</text:p>
          </table:table-cell>
          <table:table-cell office:value-type="float" office:value="-52.772069432933" calcext:value-type="float">
            <text:p>-52,7720694329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83</text:p>
          </table:table-cell>
          <table:table-cell office:value-type="float" office:value="0.70479661226273" calcext:value-type="float">
            <text:p>0,70479661226273</text:p>
          </table:table-cell>
          <table:table-cell office:value-type="float" office:value="5.9645748138428" calcext:value-type="float">
            <text:p>5,9645748138428</text:p>
          </table:table-cell>
          <table:table-cell office:value-type="float" office:value="37.380860489645" calcext:value-type="float">
            <text:p>37,3808604896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94</text:p>
          </table:table-cell>
          <table:table-cell office:value-type="float" office:value="3.0670544505119" calcext:value-type="float">
            <text:p>3,0670544505119</text:p>
          </table:table-cell>
          <table:table-cell office:value-type="float" office:value="4.9794569611549" calcext:value-type="float">
            <text:p>4,9794569611549</text:p>
          </table:table-cell>
          <table:table-cell office:value-type="float" office:value="119.89934884818" calcext:value-type="float">
            <text:p>119,899348848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05</text:p>
          </table:table-cell>
          <table:table-cell office:value-type="float" office:value="4.6274980902672" calcext:value-type="float">
            <text:p>4,6274980902672</text:p>
          </table:table-cell>
          <table:table-cell office:value-type="float" office:value="7.2581374645233" calcext:value-type="float">
            <text:p>7,2581374645233</text:p>
          </table:table-cell>
          <table:table-cell office:value-type="float" office:value="-41.870642619528" calcext:value-type="float">
            <text:p>-41,8706426195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16</text:p>
          </table:table-cell>
          <table:table-cell office:value-type="float" office:value="8.9451724290848" calcext:value-type="float">
            <text:p>8,9451724290848</text:p>
          </table:table-cell>
          <table:table-cell office:value-type="float" office:value="8.1335246562958" calcext:value-type="float">
            <text:p>8,1335246562958</text:p>
          </table:table-cell>
          <table:table-cell office:value-type="float" office:value="-68.757877987661" calcext:value-type="float">
            <text:p>-68,7578779876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27</text:p>
          </table:table-cell>
          <table:table-cell office:value-type="float" office:value="8.6972439289093" calcext:value-type="float">
            <text:p>8,6972439289093</text:p>
          </table:table-cell>
          <table:table-cell office:value-type="float" office:value="5.8778929710388" calcext:value-type="float">
            <text:p>5,8778929710388</text:p>
          </table:table-cell>
          <table:table-cell office:value-type="float" office:value="137.14602798413" calcext:value-type="float">
            <text:p>137,146027984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38</text:p>
          </table:table-cell>
          <table:table-cell office:value-type="float" office:value="0.081416880711913" calcext:value-type="float">
            <text:p>0,081416880711913</text:p>
          </table:table-cell>
          <table:table-cell office:value-type="float" office:value="7.5904989242554" calcext:value-type="float">
            <text:p>7,5904989242554</text:p>
          </table:table-cell>
          <table:table-cell office:value-type="float" office:value="147.11481142955" calcext:value-type="float">
            <text:p>147,114811429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49</text:p>
          </table:table-cell>
          <table:table-cell office:value-type="float" office:value="1.9463923573494" calcext:value-type="float">
            <text:p>1,9463923573494</text:p>
          </table:table-cell>
          <table:table-cell office:value-type="float" office:value="8.2984554767609" calcext:value-type="float">
            <text:p>8,2984554767609</text:p>
          </table:table-cell>
          <table:table-cell office:value-type="float" office:value="-142.59977553301" calcext:value-type="float">
            <text:p>-142,599775533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60</text:p>
          </table:table-cell>
          <table:table-cell office:value-type="float" office:value="0.5749474838376" calcext:value-type="float">
            <text:p>0,5749474838376</text:p>
          </table:table-cell>
          <table:table-cell office:value-type="float" office:value="7.4796116352081" calcext:value-type="float">
            <text:p>7,4796116352081</text:p>
          </table:table-cell>
          <table:table-cell office:value-type="float" office:value="-133.72365228689" calcext:value-type="float">
            <text:p>-133,723652286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71</text:p>
          </table:table-cell>
          <table:table-cell office:value-type="float" office:value="4.3014973402023" calcext:value-type="float">
            <text:p>4,3014973402023</text:p>
          </table:table-cell>
          <table:table-cell office:value-type="float" office:value="6.9781631231308" calcext:value-type="float">
            <text:p>6,9781631231308</text:p>
          </table:table-cell>
          <table:table-cell office:value-type="float" office:value="112.59578595496" calcext:value-type="float">
            <text:p>112,595785954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82</text:p>
          </table:table-cell>
          <table:table-cell office:value-type="float" office:value="1.9219125807285" calcext:value-type="float">
            <text:p>1,9219125807285</text:p>
          </table:table-cell>
          <table:table-cell office:value-type="float" office:value="7.124171257019" calcext:value-type="float">
            <text:p>7,124171257019</text:p>
          </table:table-cell>
          <table:table-cell office:value-type="float" office:value="11.088291361074" calcext:value-type="float">
            <text:p>11,0882913610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93</text:p>
          </table:table-cell>
          <table:table-cell office:value-type="float" office:value="4.6933084726334" calcext:value-type="float">
            <text:p>4,6933084726334</text:p>
          </table:table-cell>
          <table:table-cell office:value-type="float" office:value="8.9789992570877" calcext:value-type="float">
            <text:p>8,9789992570877</text:p>
          </table:table-cell>
          <table:table-cell office:value-type="float" office:value="-104.43937626614" calcext:value-type="float">
            <text:p>-104,439376266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04</text:p>
          </table:table-cell>
          <table:table-cell office:value-type="float" office:value="7.2329533100128" calcext:value-type="float">
            <text:p>7,2329533100128</text:p>
          </table:table-cell>
          <table:table-cell office:value-type="float" office:value="9.3282431364059" calcext:value-type="float">
            <text:p>9,3282431364059</text:p>
          </table:table-cell>
          <table:table-cell office:value-type="float" office:value="5.1284784534175" calcext:value-type="float">
            <text:p>5,12847845341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15</text:p>
          </table:table-cell>
          <table:table-cell office:value-type="float" office:value="0.43844304978848" calcext:value-type="float">
            <text:p>0,43844304978848</text:p>
          </table:table-cell>
          <table:table-cell office:value-type="float" office:value="9.6368581056595" calcext:value-type="float">
            <text:p>9,6368581056595</text:p>
          </table:table-cell>
          <table:table-cell office:value-type="float" office:value="-151.05409834795" calcext:value-type="float">
            <text:p>-151,054098347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26</text:p>
          </table:table-cell>
          <table:table-cell office:value-type="float" office:value="1.5648731589317" calcext:value-type="float">
            <text:p>1,5648731589317</text:p>
          </table:table-cell>
          <table:table-cell office:value-type="float" office:value="8.8549596071243" calcext:value-type="float">
            <text:p>8,8549596071243</text:p>
          </table:table-cell>
          <table:table-cell office:value-type="float" office:value="90.091471459456" calcext:value-type="float">
            <text:p>90,0914714594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37</text:p>
          </table:table-cell>
          <table:table-cell office:value-type="float" office:value="1.968132853508" calcext:value-type="float">
            <text:p>1,968132853508</text:p>
          </table:table-cell>
          <table:table-cell office:value-type="float" office:value="8.6258506774902" calcext:value-type="float">
            <text:p>8,6258506774902</text:p>
          </table:table-cell>
          <table:table-cell office:value-type="float" office:value="112.4963016267" calcext:value-type="float">
            <text:p>112,49630162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48</text:p>
          </table:table-cell>
          <table:table-cell office:value-type="float" office:value="4.1301965713501" calcext:value-type="float">
            <text:p>4,1301965713501</text:p>
          </table:table-cell>
          <table:table-cell office:value-type="float" office:value="11.021417379379" calcext:value-type="float">
            <text:p>11,021417379379</text:p>
          </table:table-cell>
          <table:table-cell office:value-type="float" office:value="171.06874885073" calcext:value-type="float">
            <text:p>171,0687488507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59</text:p>
          </table:table-cell>
          <table:table-cell office:value-type="float" office:value="8.1232273578644" calcext:value-type="float">
            <text:p>8,1232273578644</text:p>
          </table:table-cell>
          <table:table-cell office:value-type="float" office:value="8.9975708723068" calcext:value-type="float">
            <text:p>8,9975708723068</text:p>
          </table:table-cell>
          <table:table-cell office:value-type="float" office:value="-118.7391858192" calcext:value-type="float">
            <text:p>-118,73918581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70</text:p>
          </table:table-cell>
          <table:table-cell office:value-type="float" office:value="5.5974555015564" calcext:value-type="float">
            <text:p>5,5974555015564</text:p>
          </table:table-cell>
          <table:table-cell office:value-type="float" office:value="7.774213552475" calcext:value-type="float">
            <text:p>7,774213552475</text:p>
          </table:table-cell>
          <table:table-cell office:value-type="float" office:value="-152.89999117517" calcext:value-type="float">
            <text:p>-152,899991175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81</text:p>
          </table:table-cell>
          <table:table-cell office:value-type="float" office:value="9.2816722393036" calcext:value-type="float">
            <text:p>9,2816722393036</text:p>
          </table:table-cell>
          <table:table-cell office:value-type="float" office:value="10.143948793411" calcext:value-type="float">
            <text:p>10,143948793411</text:p>
          </table:table-cell>
          <table:table-cell office:value-type="float" office:value="95.596321069511" calcext:value-type="float">
            <text:p>95,5963210695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92</text:p>
          </table:table-cell>
          <table:table-cell office:value-type="float" office:value="-1.5849956870079" calcext:value-type="float">
            <text:p>-1,5849956870079</text:p>
          </table:table-cell>
          <table:table-cell office:value-type="float" office:value="8.8522148132324" calcext:value-type="float">
            <text:p>8,8522148132324</text:p>
          </table:table-cell>
          <table:table-cell office:value-type="float" office:value="2.6991041555147" calcext:value-type="float">
            <text:p>2,699104155514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003</text:p>
          </table:table-cell>
          <table:table-cell office:value-type="float" office:value="4.2695555090904" calcext:value-type="float">
            <text:p>4,2695555090904</text:p>
          </table:table-cell>
          <table:table-cell office:value-type="float" office:value="10.721907615662" calcext:value-type="float">
            <text:p>10,721907615662</text:p>
          </table:table-cell>
          <table:table-cell office:value-type="float" office:value="67.566697005254" calcext:value-type="float">
            <text:p>67,56669700525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0.013326045591384" calcext:value-type="float">
            <text:p>0,013326045591384</text:p>
          </table:table-cell>
          <table:table-cell office:value-type="float" office:value="-0.32136883586645" calcext:value-type="float">
            <text:p>-0,32136883586645</text:p>
          </table:table-cell>
          <table:table-cell office:value-type="float" office:value="-34.076560075116" calcext:value-type="float">
            <text:p>-34,0765600751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64</text:p>
          </table:table-cell>
          <table:table-cell office:value-type="float" office:value="1.8264655768871" calcext:value-type="float">
            <text:p>1,8264655768871</text:p>
          </table:table-cell>
          <table:table-cell office:value-type="float" office:value="-0.58501981198788" calcext:value-type="float">
            <text:p>-0,58501981198788</text:p>
          </table:table-cell>
          <table:table-cell office:value-type="float" office:value="157.73216326525" calcext:value-type="float">
            <text:p>157,732163265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75</text:p>
          </table:table-cell>
          <table:table-cell office:value-type="float" office:value="2.7143910527229" calcext:value-type="float">
            <text:p>2,7143910527229</text:p>
          </table:table-cell>
          <table:table-cell office:value-type="float" office:value="-0.57886891067028" calcext:value-type="float">
            <text:p>-0,57886891067028</text:p>
          </table:table-cell>
          <table:table-cell office:value-type="float" office:value="175.86545427893" calcext:value-type="float">
            <text:p>175,8654542789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86</text:p>
          </table:table-cell>
          <table:table-cell office:value-type="float" office:value="0.87970294058323" calcext:value-type="float">
            <text:p>0,87970294058323</text:p>
          </table:table-cell>
          <table:table-cell office:value-type="float" office:value="-0.58501809835434" calcext:value-type="float">
            <text:p>-0,58501809835434</text:p>
          </table:table-cell>
          <table:table-cell office:value-type="float" office:value="157.72363486563" calcext:value-type="float">
            <text:p>157,723634865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97</text:p>
          </table:table-cell>
          <table:table-cell office:value-type="float" office:value="6.58267557621" calcext:value-type="float">
            <text:p>6,58267557621</text:p>
          </table:table-cell>
          <table:table-cell office:value-type="float" office:value="-0.58500729501247" calcext:value-type="float">
            <text:p>-0,58500729501247</text:p>
          </table:table-cell>
          <table:table-cell office:value-type="float" office:value="55.605794214139" calcext:value-type="float">
            <text:p>55,6057942141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08</text:p>
          </table:table-cell>
          <table:table-cell office:value-type="float" office:value="6.7074334621429" calcext:value-type="float">
            <text:p>6,7074334621429</text:p>
          </table:table-cell>
          <table:table-cell office:value-type="float" office:value="-0.013305997708812" calcext:value-type="float">
            <text:p>-0,013305997708812</text:p>
          </table:table-cell>
          <table:table-cell office:value-type="float" office:value="-47.187043982706" calcext:value-type="float">
            <text:p>-47,18704398270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19</text:p>
          </table:table-cell>
          <table:table-cell office:value-type="float" office:value="8.3765774965286" calcext:value-type="float">
            <text:p>8,3765774965286</text:p>
          </table:table-cell>
          <table:table-cell office:value-type="float" office:value="1.3138774037361" calcext:value-type="float">
            <text:p>1,3138774037361</text:p>
          </table:table-cell>
          <table:table-cell office:value-type="float" office:value="-68.595004689162" calcext:value-type="float">
            <text:p>-68,59500468916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30</text:p>
          </table:table-cell>
          <table:table-cell office:value-type="float" office:value="-0.4255597665906" calcext:value-type="float">
            <text:p>-0,4255597665906</text:p>
          </table:table-cell>
          <table:table-cell office:value-type="float" office:value="-0.58501549065113" calcext:value-type="float">
            <text:p>-0,58501549065113</text:p>
          </table:table-cell>
          <table:table-cell office:value-type="float" office:value="106.3754733201" calcext:value-type="float">
            <text:p>106,37547332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41</text:p>
          </table:table-cell>
          <table:table-cell office:value-type="float" office:value="0.50187952816486" calcext:value-type="float">
            <text:p>0,50187952816486</text:p>
          </table:table-cell>
          <table:table-cell office:value-type="float" office:value="2.6973035931587" calcext:value-type="float">
            <text:p>2,6973035931587</text:p>
          </table:table-cell>
          <table:table-cell office:value-type="float" office:value="-107.60471775274" calcext:value-type="float">
            <text:p>-107,604717752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52</text:p>
          </table:table-cell>
          <table:table-cell office:value-type="float" office:value="3.1195119023323" calcext:value-type="float">
            <text:p>3,1195119023323</text:p>
          </table:table-cell>
          <table:table-cell office:value-type="float" office:value="-0.5850050970912" calcext:value-type="float">
            <text:p>-0,5850050970912</text:p>
          </table:table-cell>
          <table:table-cell office:value-type="float" office:value="82.249334663343" calcext:value-type="float">
            <text:p>82,2493346633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63</text:p>
          </table:table-cell>
          <table:table-cell office:value-type="float" office:value="5.3997159004211" calcext:value-type="float">
            <text:p>5,3997159004211</text:p>
          </table:table-cell>
          <table:table-cell office:value-type="float" office:value="2.199025452137" calcext:value-type="float">
            <text:p>2,199025452137</text:p>
          </table:table-cell>
          <table:table-cell office:value-type="float" office:value="-144.5997945822" calcext:value-type="float">
            <text:p>-144,599794582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74</text:p>
          </table:table-cell>
          <table:table-cell office:value-type="float" office:value="5.1852172613144" calcext:value-type="float">
            <text:p>5,1852172613144</text:p>
          </table:table-cell>
          <table:table-cell office:value-type="float" office:value="1.5365585684776" calcext:value-type="float">
            <text:p>1,5365585684776</text:p>
          </table:table-cell>
          <table:table-cell office:value-type="float" office:value="-22.944075476592" calcext:value-type="float">
            <text:p>-22,9440754765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85</text:p>
          </table:table-cell>
          <table:table-cell office:value-type="float" office:value="6.4401096105576" calcext:value-type="float">
            <text:p>6,4401096105576</text:p>
          </table:table-cell>
          <table:table-cell office:value-type="float" office:value="0.51139365881681" calcext:value-type="float">
            <text:p>0,51139365881681</text:p>
          </table:table-cell>
          <table:table-cell office:value-type="float" office:value="21.145169142705" calcext:value-type="float">
            <text:p>21,14516914270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96</text:p>
          </table:table-cell>
          <table:table-cell office:value-type="float" office:value="8.9087504148483" calcext:value-type="float">
            <text:p>8,9087504148483</text:p>
          </table:table-cell>
          <table:table-cell office:value-type="float" office:value="2.2871904075146" calcext:value-type="float">
            <text:p>2,2871904075146</text:p>
          </table:table-cell>
          <table:table-cell office:value-type="float" office:value="-140.29370447633" calcext:value-type="float">
            <text:p>-140,293704476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07</text:p>
          </table:table-cell>
          <table:table-cell office:value-type="float" office:value="-0.14523471705616" calcext:value-type="float">
            <text:p>-0,14523471705616</text:p>
          </table:table-cell>
          <table:table-cell office:value-type="float" office:value="5.5824744701385" calcext:value-type="float">
            <text:p>5,5824744701385</text:p>
          </table:table-cell>
          <table:table-cell office:value-type="float" office:value="167.48501692608" calcext:value-type="float">
            <text:p>167,485016926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18</text:p>
          </table:table-cell>
          <table:table-cell office:value-type="float" office:value="-0.58259606361389" calcext:value-type="float">
            <text:p>-0,58259606361389</text:p>
          </table:table-cell>
          <table:table-cell office:value-type="float" office:value="3.0642515420914" calcext:value-type="float">
            <text:p>3,0642515420914</text:p>
          </table:table-cell>
          <table:table-cell office:value-type="float" office:value="-70.533835204544" calcext:value-type="float">
            <text:p>-70,5338352045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29</text:p>
          </table:table-cell>
          <table:table-cell office:value-type="float" office:value="0.28138402849436" calcext:value-type="float">
            <text:p>0,28138402849436</text:p>
          </table:table-cell>
          <table:table-cell office:value-type="float" office:value="2.9221224784851" calcext:value-type="float">
            <text:p>2,9221224784851</text:p>
          </table:table-cell>
          <table:table-cell office:value-type="float" office:value="148.52084931295" calcext:value-type="float">
            <text:p>148,520849312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40</text:p>
          </table:table-cell>
          <table:table-cell office:value-type="float" office:value="6.8581712245941" calcext:value-type="float">
            <text:p>6,8581712245941</text:p>
          </table:table-cell>
          <table:table-cell office:value-type="float" office:value="1.3355810940266" calcext:value-type="float">
            <text:p>1,3355810940266</text:p>
          </table:table-cell>
          <table:table-cell office:value-type="float" office:value="132.41812377978" calcext:value-type="float">
            <text:p>132,418123779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51</text:p>
          </table:table-cell>
          <table:table-cell office:value-type="float" office:value="6.1765068769455" calcext:value-type="float">
            <text:p>6,1765068769455</text:p>
          </table:table-cell>
          <table:table-cell office:value-type="float" office:value="2.9692620038986" calcext:value-type="float">
            <text:p>2,9692620038986</text:p>
          </table:table-cell>
          <table:table-cell office:value-type="float" office:value="-9.0560208839975" calcext:value-type="float">
            <text:p>-9,05602088399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62</text:p>
          </table:table-cell>
          <table:table-cell office:value-type="float" office:value="6.9093132019043" calcext:value-type="float">
            <text:p>6,9093132019043</text:p>
          </table:table-cell>
          <table:table-cell office:value-type="float" office:value="3.406702876091" calcext:value-type="float">
            <text:p>3,406702876091</text:p>
          </table:table-cell>
          <table:table-cell office:value-type="float" office:value="-50.381913686254" calcext:value-type="float">
            <text:p>-50,3819136862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73</text:p>
          </table:table-cell>
          <table:table-cell office:value-type="float" office:value="9.3468171358109" calcext:value-type="float">
            <text:p>9,3468171358109</text:p>
          </table:table-cell>
          <table:table-cell office:value-type="float" office:value="0.25816628709435" calcext:value-type="float">
            <text:p>0,25816628709435</text:p>
          </table:table-cell>
          <table:table-cell office:value-type="float" office:value="61.578530414849" calcext:value-type="float">
            <text:p>61,57853041484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84</text:p>
          </table:table-cell>
          <table:table-cell office:value-type="float" office:value="-0.42841769754887" calcext:value-type="float">
            <text:p>-0,42841769754887</text:p>
          </table:table-cell>
          <table:table-cell office:value-type="float" office:value="3.811542391777" calcext:value-type="float">
            <text:p>3,811542391777</text:p>
          </table:table-cell>
          <table:table-cell office:value-type="float" office:value="105.16940864028" calcext:value-type="float">
            <text:p>105,169408640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95</text:p>
          </table:table-cell>
          <table:table-cell office:value-type="float" office:value="2.1363887190819" calcext:value-type="float">
            <text:p>2,1363887190819</text:p>
          </table:table-cell>
          <table:table-cell office:value-type="float" office:value="3.5221391916275" calcext:value-type="float">
            <text:p>3,5221391916275</text:p>
          </table:table-cell>
          <table:table-cell office:value-type="float" office:value="133.18693713777" calcext:value-type="float">
            <text:p>133,186937137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06</text:p>
          </table:table-cell>
          <table:table-cell office:value-type="float" office:value="2.2693498432636" calcext:value-type="float">
            <text:p>2,2693498432636</text:p>
          </table:table-cell>
          <table:table-cell office:value-type="float" office:value="5.1061767339706" calcext:value-type="float">
            <text:p>5,1061767339706</text:p>
          </table:table-cell>
          <table:table-cell office:value-type="float" office:value="18.878854573912" calcext:value-type="float">
            <text:p>18,8788545739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17</text:p>
          </table:table-cell>
          <table:table-cell office:value-type="float" office:value="3.1039863824844" calcext:value-type="float">
            <text:p>3,1039863824844</text:p>
          </table:table-cell>
          <table:table-cell office:value-type="float" office:value="4.0185159444809" calcext:value-type="float">
            <text:p>4,0185159444809</text:p>
          </table:table-cell>
          <table:table-cell office:value-type="float" office:value="8.1668438235666" calcext:value-type="float">
            <text:p>8,16684382356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28</text:p>
          </table:table-cell>
          <table:table-cell office:value-type="float" office:value="7.6615661382675" calcext:value-type="float">
            <text:p>7,6615661382675</text:p>
          </table:table-cell>
          <table:table-cell office:value-type="float" office:value="3.6378169059753" calcext:value-type="float">
            <text:p>3,6378169059753</text:p>
          </table:table-cell>
          <table:table-cell office:value-type="float" office:value="112.15671688128" calcext:value-type="float">
            <text:p>112,156716881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39</text:p>
          </table:table-cell>
          <table:table-cell office:value-type="float" office:value="8.696648478508" calcext:value-type="float">
            <text:p>8,696648478508</text:p>
          </table:table-cell>
          <table:table-cell office:value-type="float" office:value="3.770055770874" calcext:value-type="float">
            <text:p>3,770055770874</text:p>
          </table:table-cell>
          <table:table-cell office:value-type="float" office:value="-141.82776402516" calcext:value-type="float">
            <text:p>-141,827764025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50</text:p>
          </table:table-cell>
          <table:table-cell office:value-type="float" office:value="9.6152007579803" calcext:value-type="float">
            <text:p>9,6152007579803</text:p>
          </table:table-cell>
          <table:table-cell office:value-type="float" office:value="4.5421415567398" calcext:value-type="float">
            <text:p>4,5421415567398</text:p>
          </table:table-cell>
          <table:table-cell office:value-type="float" office:value="-51.617680841191" calcext:value-type="float">
            <text:p>-51,61768084119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61</text:p>
          </table:table-cell>
          <table:table-cell office:value-type="float" office:value="0.99519833922386" calcext:value-type="float">
            <text:p>0,99519833922386</text:p>
          </table:table-cell>
          <table:table-cell office:value-type="float" office:value="5.2776318788528" calcext:value-type="float">
            <text:p>5,2776318788528</text:p>
          </table:table-cell>
          <table:table-cell office:value-type="float" office:value="-123.99990999015" calcext:value-type="float">
            <text:p>-123,999909990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72</text:p>
          </table:table-cell>
          <table:table-cell office:value-type="float" office:value="-1.6030877828598" calcext:value-type="float">
            <text:p>-1,6030877828598</text:p>
          </table:table-cell>
          <table:table-cell office:value-type="float" office:value="7.9651439189911" calcext:value-type="float">
            <text:p>7,9651439189911</text:p>
          </table:table-cell>
          <table:table-cell office:value-type="float" office:value="-54.704739409647" calcext:value-type="float">
            <text:p>-54,70473940964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83</text:p>
          </table:table-cell>
          <table:table-cell office:value-type="float" office:value="0.54670326411724" calcext:value-type="float">
            <text:p>0,54670326411724</text:p>
          </table:table-cell>
          <table:table-cell office:value-type="float" office:value="5.6963604688644" calcext:value-type="float">
            <text:p>5,6963604688644</text:p>
          </table:table-cell>
          <table:table-cell office:value-type="float" office:value="72.443472351998" calcext:value-type="float">
            <text:p>72,4434723519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94</text:p>
          </table:table-cell>
          <table:table-cell office:value-type="float" office:value="3.2736024260521" calcext:value-type="float">
            <text:p>3,2736024260521</text:p>
          </table:table-cell>
          <table:table-cell office:value-type="float" office:value="5.0613218545914" calcext:value-type="float">
            <text:p>5,0613218545914</text:p>
          </table:table-cell>
          <table:table-cell office:value-type="float" office:value="-149.50616648243" calcext:value-type="float">
            <text:p>-149,506166482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05</text:p>
          </table:table-cell>
          <table:table-cell office:value-type="float" office:value="4.4529104232788" calcext:value-type="float">
            <text:p>4,4529104232788</text:p>
          </table:table-cell>
          <table:table-cell office:value-type="float" office:value="7.1148562431335" calcext:value-type="float">
            <text:p>7,1148562431335</text:p>
          </table:table-cell>
          <table:table-cell office:value-type="float" office:value="48.189028433174" calcext:value-type="float">
            <text:p>48,1890284331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16</text:p>
          </table:table-cell>
          <table:table-cell office:value-type="float" office:value="8.7289106845856" calcext:value-type="float">
            <text:p>8,7289106845856</text:p>
          </table:table-cell>
          <table:table-cell office:value-type="float" office:value="8.3315992355347" calcext:value-type="float">
            <text:p>8,3315992355347</text:p>
          </table:table-cell>
          <table:table-cell office:value-type="float" office:value="-36.533856467836" calcext:value-type="float">
            <text:p>-36,5338564678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27</text:p>
          </table:table-cell>
          <table:table-cell office:value-type="float" office:value="8.8848876953125" calcext:value-type="float">
            <text:p>8,8848876953125</text:p>
          </table:table-cell>
          <table:table-cell office:value-type="float" office:value="5.7070481777191" calcext:value-type="float">
            <text:p>5,7070481777191</text:p>
          </table:table-cell>
          <table:table-cell office:value-type="float" office:value="139.50671359992" calcext:value-type="float">
            <text:p>139,506713599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38</text:p>
          </table:table-cell>
          <table:table-cell office:value-type="float" office:value="-0.011959101539105" calcext:value-type="float">
            <text:p>-0,011959101539105</text:p>
          </table:table-cell>
          <table:table-cell office:value-type="float" office:value="7.3889052867889" calcext:value-type="float">
            <text:p>7,3889052867889</text:p>
          </table:table-cell>
          <table:table-cell office:value-type="float" office:value="56.353932353342" calcext:value-type="float">
            <text:p>56,3539323533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49</text:p>
          </table:table-cell>
          <table:table-cell office:value-type="float" office:value="2.0142361521721" calcext:value-type="float">
            <text:p>2,0142361521721</text:p>
          </table:table-cell>
          <table:table-cell office:value-type="float" office:value="8.2787811756134" calcext:value-type="float">
            <text:p>8,2787811756134</text:p>
          </table:table-cell>
          <table:table-cell office:value-type="float" office:value="-133.94995555756" calcext:value-type="float">
            <text:p>-133,949955557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60</text:p>
          </table:table-cell>
          <table:table-cell office:value-type="float" office:value="0.75568415224552" calcext:value-type="float">
            <text:p>0,75568415224552</text:p>
          </table:table-cell>
          <table:table-cell office:value-type="float" office:value="7.3505556583405" calcext:value-type="float">
            <text:p>7,3505556583405</text:p>
          </table:table-cell>
          <table:table-cell office:value-type="float" office:value="135.70617718302" calcext:value-type="float">
            <text:p>135,706177183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71</text:p>
          </table:table-cell>
          <table:table-cell office:value-type="float" office:value="4.108013510704" calcext:value-type="float">
            <text:p>4,108013510704</text:p>
          </table:table-cell>
          <table:table-cell office:value-type="float" office:value="6.8607848882675" calcext:value-type="float">
            <text:p>6,8607848882675</text:p>
          </table:table-cell>
          <table:table-cell office:value-type="float" office:value="22.946260537312" calcext:value-type="float">
            <text:p>22,9462605373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82</text:p>
          </table:table-cell>
          <table:table-cell office:value-type="float" office:value="1.741546690464" calcext:value-type="float">
            <text:p>1,741546690464</text:p>
          </table:table-cell>
          <table:table-cell office:value-type="float" office:value="7.1571457386017" calcext:value-type="float">
            <text:p>7,1571457386017</text:p>
          </table:table-cell>
          <table:table-cell office:value-type="float" office:value="-10.295539714728" calcext:value-type="float">
            <text:p>-10,2955397147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93</text:p>
          </table:table-cell>
          <table:table-cell office:value-type="float" office:value="4.7862157225609" calcext:value-type="float">
            <text:p>4,7862157225609</text:p>
          </table:table-cell>
          <table:table-cell office:value-type="float" office:value="9.3610256910324" calcext:value-type="float">
            <text:p>9,3610256910324</text:p>
          </table:table-cell>
          <table:table-cell office:value-type="float" office:value="-102.57461572149" calcext:value-type="float">
            <text:p>-102,574615721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04</text:p>
          </table:table-cell>
          <table:table-cell office:value-type="float" office:value="6.8368077278137" calcext:value-type="float">
            <text:p>6,8368077278137</text:p>
          </table:table-cell>
          <table:table-cell office:value-type="float" office:value="9.2925387620926" calcext:value-type="float">
            <text:p>9,2925387620926</text:p>
          </table:table-cell>
          <table:table-cell office:value-type="float" office:value="5.2168995236895" calcext:value-type="float">
            <text:p>5,21689952368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15</text:p>
          </table:table-cell>
          <table:table-cell office:value-type="float" office:value="0.733757391572" calcext:value-type="float">
            <text:p>0,733757391572</text:p>
          </table:table-cell>
          <table:table-cell office:value-type="float" office:value="9.5973235368729" calcext:value-type="float">
            <text:p>9,5973235368729</text:p>
          </table:table-cell>
          <table:table-cell office:value-type="float" office:value="163.73312245509" calcext:value-type="float">
            <text:p>163,733122455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26</text:p>
          </table:table-cell>
          <table:table-cell office:value-type="float" office:value="1.7511431872845" calcext:value-type="float">
            <text:p>1,7511431872845</text:p>
          </table:table-cell>
          <table:table-cell office:value-type="float" office:value="8.8237828016281" calcext:value-type="float">
            <text:p>8,8237828016281</text:p>
          </table:table-cell>
          <table:table-cell office:value-type="float" office:value="179.40147363456" calcext:value-type="float">
            <text:p>179,401473634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37</text:p>
          </table:table-cell>
          <table:table-cell office:value-type="float" office:value="2.0226240158081" calcext:value-type="float">
            <text:p>2,0226240158081</text:p>
          </table:table-cell>
          <table:table-cell office:value-type="float" office:value="8.608283996582" calcext:value-type="float">
            <text:p>8,608283996582</text:p>
          </table:table-cell>
          <table:table-cell office:value-type="float" office:value="102.09194110457" calcext:value-type="float">
            <text:p>102,091941104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48</text:p>
          </table:table-cell>
          <table:table-cell office:value-type="float" office:value="4.251189827919" calcext:value-type="float">
            <text:p>4,251189827919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05.96988231513" calcext:value-type="float">
            <text:p>-105,969882315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59</text:p>
          </table:table-cell>
          <table:table-cell office:value-type="float" office:value="8.313997387886" calcext:value-type="float">
            <text:p>8,313997387886</text:p>
          </table:table-cell>
          <table:table-cell office:value-type="float" office:value="9.3471205234528" calcext:value-type="float">
            <text:p>9,3471205234528</text:p>
          </table:table-cell>
          <table:table-cell office:value-type="float" office:value="-118.76058882209" calcext:value-type="float">
            <text:p>-118,760588822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70</text:p>
          </table:table-cell>
          <table:table-cell office:value-type="float" office:value="5.9426385164261" calcext:value-type="float">
            <text:p>5,9426385164261</text:p>
          </table:table-cell>
          <table:table-cell office:value-type="float" office:value="7.9314786195755" calcext:value-type="float">
            <text:p>7,9314786195755</text:p>
          </table:table-cell>
          <table:table-cell office:value-type="float" office:value="-160.37794890677" calcext:value-type="float">
            <text:p>-160,377948906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81</text:p>
          </table:table-cell>
          <table:table-cell office:value-type="float" office:value="9.174091219902" calcext:value-type="float">
            <text:p>9,174091219902</text:p>
          </table:table-cell>
          <table:table-cell office:value-type="float" office:value="9.8375767469406" calcext:value-type="float">
            <text:p>9,8375767469406</text:p>
          </table:table-cell>
          <table:table-cell office:value-type="float" office:value="67.927623250682" calcext:value-type="float">
            <text:p>67,92762325068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92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9.0378475189209" calcext:value-type="float">
            <text:p>9,0378475189209</text:p>
          </table:table-cell>
          <table:table-cell office:value-type="float" office:value="-25.698333409182" calcext:value-type="float">
            <text:p>-25,6983334091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003</text:p>
          </table:table-cell>
          <table:table-cell office:value-type="float" office:value="4.0539702773094" calcext:value-type="float">
            <text:p>4,0539702773094</text:p>
          </table:table-cell>
          <table:table-cell office:value-type="float" office:value="10.776762962341" calcext:value-type="float">
            <text:p>10,776762962341</text:p>
          </table:table-cell>
          <table:table-cell office:value-type="float" office:value="-23.161259236609" calcext:value-type="float">
            <text:p>-23,16125923660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-0.090366201475263" calcext:value-type="float">
            <text:p>-0,090366201475263</text:p>
          </table:table-cell>
          <table:table-cell office:value-type="float" office:value="-0.43702129274607" calcext:value-type="float">
            <text:p>-0,43702129274607</text:p>
          </table:table-cell>
          <table:table-cell office:value-type="float" office:value="55.22268251249" calcext:value-type="float">
            <text:p>55,222682512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64</text:p>
          </table:table-cell>
          <table:table-cell office:value-type="float" office:value="2.1369597315788" calcext:value-type="float">
            <text:p>2,1369597315788</text:p>
          </table:table-cell>
          <table:table-cell office:value-type="float" office:value="-0.58501504361629" calcext:value-type="float">
            <text:p>-0,58501504361629</text:p>
          </table:table-cell>
          <table:table-cell office:value-type="float" office:value="169.94003429534" calcext:value-type="float">
            <text:p>169,940034295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75</text:p>
          </table:table-cell>
          <table:table-cell office:value-type="float" office:value="2.8683295845985" calcext:value-type="float">
            <text:p>2,8683295845985</text:p>
          </table:table-cell>
          <table:table-cell office:value-type="float" office:value="-0.40280871093273" calcext:value-type="float">
            <text:p>-0,40280871093273</text:p>
          </table:table-cell>
          <table:table-cell office:value-type="float" office:value="-113.75363920904" calcext:value-type="float">
            <text:p>-113,7536392090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86</text:p>
          </table:table-cell>
          <table:table-cell office:value-type="float" office:value="1.2465433031321" calcext:value-type="float">
            <text:p>1,2465433031321</text:p>
          </table:table-cell>
          <table:table-cell office:value-type="float" office:value="-0.58501463383436" calcext:value-type="float">
            <text:p>-0,58501463383436</text:p>
          </table:table-cell>
          <table:table-cell office:value-type="float" office:value="167.63586299435" calcext:value-type="float">
            <text:p>167,635862994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97</text:p>
          </table:table-cell>
          <table:table-cell office:value-type="float" office:value="6.3313519954681" calcext:value-type="float">
            <text:p>6,3313519954681</text:p>
          </table:table-cell>
          <table:table-cell office:value-type="float" office:value="-0.57919792830944" calcext:value-type="float">
            <text:p>-0,57919792830944</text:p>
          </table:table-cell>
          <table:table-cell office:value-type="float" office:value="55.239223370886" calcext:value-type="float">
            <text:p>55,23922337088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08</text:p>
          </table:table-cell>
          <table:table-cell office:value-type="float" office:value="6.5153044462204" calcext:value-type="float">
            <text:p>6,5153044462204</text:p>
          </table:table-cell>
          <table:table-cell office:value-type="float" office:value="-0.087912352755666" calcext:value-type="float">
            <text:p>-0,087912352755666</text:p>
          </table:table-cell>
          <table:table-cell office:value-type="float" office:value="32.810977689779" calcext:value-type="float">
            <text:p>32,8109776897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19</text:p>
          </table:table-cell>
          <table:table-cell office:value-type="float" office:value="8.2730311155319" calcext:value-type="float">
            <text:p>8,2730311155319</text:p>
          </table:table-cell>
          <table:table-cell office:value-type="float" office:value="1.5237155556679" calcext:value-type="float">
            <text:p>1,5237155556679</text:p>
          </table:table-cell>
          <table:table-cell office:value-type="float" office:value="-63.175261400308" calcext:value-type="float">
            <text:p>-63,1752614003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30</text:p>
          </table:table-cell>
          <table:table-cell office:value-type="float" office:value="-0.390246771276" calcext:value-type="float">
            <text:p>-0,390246771276</text:p>
          </table:table-cell>
          <table:table-cell office:value-type="float" office:value="-0.58502644300461" calcext:value-type="float">
            <text:p>-0,58502644300461</text:p>
          </table:table-cell>
          <table:table-cell office:value-type="float" office:value="64.107344408703" calcext:value-type="float">
            <text:p>64,1073444087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41</text:p>
          </table:table-cell>
          <table:table-cell office:value-type="float" office:value="0.70977464318275" calcext:value-type="float">
            <text:p>0,70977464318275</text:p>
          </table:table-cell>
          <table:table-cell office:value-type="float" office:value="2.957546710968" calcext:value-type="float">
            <text:p>2,957546710968</text:p>
          </table:table-cell>
          <table:table-cell office:value-type="float" office:value="-108.84244958307" calcext:value-type="float">
            <text:p>-108,842449583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52</text:p>
          </table:table-cell>
          <table:table-cell office:value-type="float" office:value="3.3527213335037" calcext:value-type="float">
            <text:p>3,3527213335037</text:p>
          </table:table-cell>
          <table:table-cell office:value-type="float" office:value="-0.58500546962023" calcext:value-type="float">
            <text:p>-0,58500546962023</text:p>
          </table:table-cell>
          <table:table-cell office:value-type="float" office:value="88.406565842355" calcext:value-type="float">
            <text:p>88,4065658423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63</text:p>
          </table:table-cell>
          <table:table-cell office:value-type="float" office:value="5.2978718280792" calcext:value-type="float">
            <text:p>5,2978718280792</text:p>
          </table:table-cell>
          <table:table-cell office:value-type="float" office:value="2.3960761725903" calcext:value-type="float">
            <text:p>2,3960761725903</text:p>
          </table:table-cell>
          <table:table-cell office:value-type="float" office:value="-53.841522544812" calcext:value-type="float">
            <text:p>-53,8415225448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74</text:p>
          </table:table-cell>
          <table:table-cell office:value-type="float" office:value="5.0711929798126" calcext:value-type="float">
            <text:p>5,0711929798126</text:p>
          </table:table-cell>
          <table:table-cell office:value-type="float" office:value="1.3461169600487" calcext:value-type="float">
            <text:p>1,3461169600487</text:p>
          </table:table-cell>
          <table:table-cell office:value-type="float" office:value="67.78956294819" calcext:value-type="float">
            <text:p>67,789562948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85</text:p>
          </table:table-cell>
          <table:table-cell office:value-type="float" office:value="6.3326698541641" calcext:value-type="float">
            <text:p>6,3326698541641</text:p>
          </table:table-cell>
          <table:table-cell office:value-type="float" office:value="0.70473171770573" calcext:value-type="float">
            <text:p>0,70473171770573</text:p>
          </table:table-cell>
          <table:table-cell office:value-type="float" office:value="-69.623449046141" calcext:value-type="float">
            <text:p>-69,6234490461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96</text:p>
          </table:table-cell>
          <table:table-cell office:value-type="float" office:value="9.1812247037888" calcext:value-type="float">
            <text:p>9,1812247037888</text:p>
          </table:table-cell>
          <table:table-cell office:value-type="float" office:value="2.3233881592751" calcext:value-type="float">
            <text:p>2,3233881592751</text:p>
          </table:table-cell>
          <table:table-cell office:value-type="float" office:value="-178.80604373422" calcext:value-type="float">
            <text:p>-178,8060437342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07</text:p>
          </table:table-cell>
          <table:table-cell office:value-type="float" office:value="0.015492609236389" calcext:value-type="float">
            <text:p>0,015492609236389</text:p>
          </table:table-cell>
          <table:table-cell office:value-type="float" office:value="5.6950455904007" calcext:value-type="float">
            <text:p>5,6950455904007</text:p>
          </table:table-cell>
          <table:table-cell office:value-type="float" office:value="-131.25842543924" calcext:value-type="float">
            <text:p>-131,2584254392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18</text:p>
          </table:table-cell>
          <table:table-cell office:value-type="float" office:value="-0.41832838207483" calcext:value-type="float">
            <text:p>-0,41832838207483</text:p>
          </table:table-cell>
          <table:table-cell office:value-type="float" office:value="3.2233914732933" calcext:value-type="float">
            <text:p>3,2233914732933</text:p>
          </table:table-cell>
          <table:table-cell office:value-type="float" office:value="-150.33853281835" calcext:value-type="float">
            <text:p>-150,338532818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29</text:p>
          </table:table-cell>
          <table:table-cell office:value-type="float" office:value="0.3940013423562" calcext:value-type="float">
            <text:p>0,3940013423562</text:p>
          </table:table-cell>
          <table:table-cell office:value-type="float" office:value="3.0472677946091" calcext:value-type="float">
            <text:p>3,0472677946091</text:p>
          </table:table-cell>
          <table:table-cell office:value-type="float" office:value="-136.5199286467" calcext:value-type="float">
            <text:p>-136,51992864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40</text:p>
          </table:table-cell>
          <table:table-cell office:value-type="float" office:value="7.1423101425171" calcext:value-type="float">
            <text:p>7,1423101425171</text:p>
          </table:table-cell>
          <table:table-cell office:value-type="float" office:value="1.2342874705791" calcext:value-type="float">
            <text:p>1,2342874705791</text:p>
          </table:table-cell>
          <table:table-cell office:value-type="float" office:value="168.05633769673" calcext:value-type="float">
            <text:p>168,056337696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51</text:p>
          </table:table-cell>
          <table:table-cell office:value-type="float" office:value="5.9970617294312" calcext:value-type="float">
            <text:p>5,9970617294312</text:p>
          </table:table-cell>
          <table:table-cell office:value-type="float" office:value="3.2389315962791" calcext:value-type="float">
            <text:p>3,2389315962791</text:p>
          </table:table-cell>
          <table:table-cell office:value-type="float" office:value="-50.780906798733" calcext:value-type="float">
            <text:p>-50,7809067987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62</text:p>
          </table:table-cell>
          <table:table-cell office:value-type="float" office:value="6.5781033039093" calcext:value-type="float">
            <text:p>6,5781033039093</text:p>
          </table:table-cell>
          <table:table-cell office:value-type="float" office:value="3.4564071893692" calcext:value-type="float">
            <text:p>3,4564071893692</text:p>
          </table:table-cell>
          <table:table-cell office:value-type="float" office:value="-13.999898437482" calcext:value-type="float">
            <text:p>-13,9998984374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73</text:p>
          </table:table-cell>
          <table:table-cell office:value-type="float" office:value="9.1124546527863" calcext:value-type="float">
            <text:p>9,1124546527863</text:p>
          </table:table-cell>
          <table:table-cell office:value-type="float" office:value="-0.014782793587074" calcext:value-type="float">
            <text:p>-0,014782793587074</text:p>
          </table:table-cell>
          <table:table-cell office:value-type="float" office:value="67.835300591341" calcext:value-type="float">
            <text:p>67,8353005913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84</text:p>
          </table:table-cell>
          <table:table-cell office:value-type="float" office:value="-0.22306952625513" calcext:value-type="float">
            <text:p>-0,22306952625513</text:p>
          </table:table-cell>
          <table:table-cell office:value-type="float" office:value="3.707976937294" calcext:value-type="float">
            <text:p>3,707976937294</text:p>
          </table:table-cell>
          <table:table-cell office:value-type="float" office:value="173.62303187133" calcext:value-type="float">
            <text:p>173,623031871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95</text:p>
          </table:table-cell>
          <table:table-cell office:value-type="float" office:value="2.3807735741138" calcext:value-type="float">
            <text:p>2,3807735741138</text:p>
          </table:table-cell>
          <table:table-cell office:value-type="float" office:value="3.4698948264122" calcext:value-type="float">
            <text:p>3,4698948264122</text:p>
          </table:table-cell>
          <table:table-cell office:value-type="float" office:value="173.58729186331" calcext:value-type="float">
            <text:p>173,587291863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06</text:p>
          </table:table-cell>
          <table:table-cell office:value-type="float" office:value="2.0246002078056" calcext:value-type="float">
            <text:p>2,0246002078056</text:p>
          </table:table-cell>
          <table:table-cell office:value-type="float" office:value="5.2928274869919" calcext:value-type="float">
            <text:p>5,2928274869919</text:p>
          </table:table-cell>
          <table:table-cell office:value-type="float" office:value="-32.995366746453" calcext:value-type="float">
            <text:p>-32,9953667464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17</text:p>
          </table:table-cell>
          <table:table-cell office:value-type="float" office:value="2.9049175977707" calcext:value-type="float">
            <text:p>2,9049175977707</text:p>
          </table:table-cell>
          <table:table-cell office:value-type="float" office:value="3.8200518488884" calcext:value-type="float">
            <text:p>3,8200518488884</text:p>
          </table:table-cell>
          <table:table-cell office:value-type="float" office:value="52.574798939334" calcext:value-type="float">
            <text:p>52,5747989393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28</text:p>
          </table:table-cell>
          <table:table-cell office:value-type="float" office:value="7.6759099960327" calcext:value-type="float">
            <text:p>7,6759099960327</text:p>
          </table:table-cell>
          <table:table-cell office:value-type="float" office:value="3.2972100377083" calcext:value-type="float">
            <text:p>3,2972100377083</text:p>
          </table:table-cell>
          <table:table-cell office:value-type="float" office:value="86.803773406205" calcext:value-type="float">
            <text:p>86,8037734062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39</text:p>
          </table:table-cell>
          <table:table-cell office:value-type="float" office:value="9.0021753311157" calcext:value-type="float">
            <text:p>9,0021753311157</text:p>
          </table:table-cell>
          <table:table-cell office:value-type="float" office:value="4.0196591615677" calcext:value-type="float">
            <text:p>4,0196591615677</text:p>
          </table:table-cell>
          <table:table-cell office:value-type="float" office:value="-140.5055477361" calcext:value-type="float">
            <text:p>-140,50554773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50</text:p>
          </table:table-cell>
          <table:table-cell office:value-type="float" office:value="9.324089884758" calcext:value-type="float">
            <text:p>9,324089884758</text:p>
          </table:table-cell>
          <table:table-cell office:value-type="float" office:value="4.7054380178452" calcext:value-type="float">
            <text:p>4,7054380178452</text:p>
          </table:table-cell>
          <table:table-cell office:value-type="float" office:value="-23.092956869466" calcext:value-type="float">
            <text:p>-23,0929568694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61</text:p>
          </table:table-cell>
          <table:table-cell office:value-type="float" office:value="0.86943998932838" calcext:value-type="float">
            <text:p>0,86943998932838</text:p>
          </table:table-cell>
          <table:table-cell office:value-type="float" office:value="5.4541385173798" calcext:value-type="float">
            <text:p>5,4541385173798</text:p>
          </table:table-cell>
          <table:table-cell office:value-type="float" office:value="-41.329536848007" calcext:value-type="float">
            <text:p>-41,3295368480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72</text:p>
          </table:table-cell>
          <table:table-cell office:value-type="float" office:value="-1.5680429339409" calcext:value-type="float">
            <text:p>-1,5680429339409</text:p>
          </table:table-cell>
          <table:table-cell office:value-type="float" office:value="8.05872797966" calcext:value-type="float">
            <text:p>8,05872797966</text:p>
          </table:table-cell>
          <table:table-cell office:value-type="float" office:value="-81.306960172714" calcext:value-type="float">
            <text:p>-81,3069601727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83</text:p>
          </table:table-cell>
          <table:table-cell office:value-type="float" office:value="0.34433402121067" calcext:value-type="float">
            <text:p>0,34433402121067</text:p>
          </table:table-cell>
          <table:table-cell office:value-type="float" office:value="5.67567050457" calcext:value-type="float">
            <text:p>5,67567050457</text:p>
          </table:table-cell>
          <table:table-cell office:value-type="float" office:value="-6.1679916207198" calcext:value-type="float">
            <text:p>-6,16799162071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94</text:p>
          </table:table-cell>
          <table:table-cell office:value-type="float" office:value="3.2880216836929" calcext:value-type="float">
            <text:p>3,2880216836929</text:p>
          </table:table-cell>
          <table:table-cell office:value-type="float" office:value="5.3692930936813" calcext:value-type="float">
            <text:p>5,3692930936813</text:p>
          </table:table-cell>
          <table:table-cell office:value-type="float" office:value="-97.57694620995" calcext:value-type="float">
            <text:p>-97,576946209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05</text:p>
          </table:table-cell>
          <table:table-cell office:value-type="float" office:value="4.595927298069" calcext:value-type="float">
            <text:p>4,595927298069</text:p>
          </table:table-cell>
          <table:table-cell office:value-type="float" office:value="6.9452464580536" calcext:value-type="float">
            <text:p>6,9452464580536</text:p>
          </table:table-cell>
          <table:table-cell office:value-type="float" office:value="138.96997111618" calcext:value-type="float">
            <text:p>138,969971116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16</text:p>
          </table:table-cell>
          <table:table-cell office:value-type="float" office:value="8.4407198429108" calcext:value-type="float">
            <text:p>8,4407198429108</text:p>
          </table:table-cell>
          <table:table-cell office:value-type="float" office:value="8.3839571475983" calcext:value-type="float">
            <text:p>8,3839571475983</text:p>
          </table:table-cell>
          <table:table-cell office:value-type="float" office:value="-4.3584687789534" calcext:value-type="float">
            <text:p>-4,35846877895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27</text:p>
          </table:table-cell>
          <table:table-cell office:value-type="float" office:value="9.0859687328339" calcext:value-type="float">
            <text:p>9,0859687328339</text:p>
          </table:table-cell>
          <table:table-cell office:value-type="float" office:value="5.5615532398224" calcext:value-type="float">
            <text:p>5,5615532398224</text:p>
          </table:table-cell>
          <table:table-cell office:value-type="float" office:value="144.98098944403" calcext:value-type="float">
            <text:p>144,980989444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38</text:p>
          </table:table-cell>
          <table:table-cell office:value-type="float" office:value="-0.32907612621784" calcext:value-type="float">
            <text:p>-0,32907612621784</text:p>
          </table:table-cell>
          <table:table-cell office:value-type="float" office:value="7.2411549091339" calcext:value-type="float">
            <text:p>7,2411549091339</text:p>
          </table:table-cell>
          <table:table-cell office:value-type="float" office:value="29.798173600701" calcext:value-type="float">
            <text:p>29,7981736007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49</text:p>
          </table:table-cell>
          <table:table-cell office:value-type="float" office:value="2.1908900141716" calcext:value-type="float">
            <text:p>2,1908900141716</text:p>
          </table:table-cell>
          <table:table-cell office:value-type="float" office:value="8.1329238414764" calcext:value-type="float">
            <text:p>8,1329238414764</text:p>
          </table:table-cell>
          <table:table-cell office:value-type="float" office:value="135.04182305306" calcext:value-type="float">
            <text:p>135,041823053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60</text:p>
          </table:table-cell>
          <table:table-cell office:value-type="float" office:value="0.84281533956528" calcext:value-type="float">
            <text:p>0,84281533956528</text:p>
          </table:table-cell>
          <table:table-cell office:value-type="float" office:value="7.0121276378632" calcext:value-type="float">
            <text:p>7,0121276378632</text:p>
          </table:table-cell>
          <table:table-cell office:value-type="float" office:value="109.32356612698" calcext:value-type="float">
            <text:p>109,323566126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71</text:p>
          </table:table-cell>
          <table:table-cell office:value-type="float" office:value="3.9934581518173" calcext:value-type="float">
            <text:p>3,9934581518173</text:p>
          </table:table-cell>
          <table:table-cell office:value-type="float" office:value="7.0507061481476" calcext:value-type="float">
            <text:p>7,0507061481476</text:p>
          </table:table-cell>
          <table:table-cell office:value-type="float" office:value="-67.670315693898" calcext:value-type="float">
            <text:p>-67,6703156938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82</text:p>
          </table:table-cell>
          <table:table-cell office:value-type="float" office:value="1.5501156449318" calcext:value-type="float">
            <text:p>1,5501156449318</text:p>
          </table:table-cell>
          <table:table-cell office:value-type="float" office:value="7.239533662796" calcext:value-type="float">
            <text:p>7,239533662796</text:p>
          </table:table-cell>
          <table:table-cell office:value-type="float" office:value="-19.885195478512" calcext:value-type="float">
            <text:p>-19,8851954785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93</text:p>
          </table:table-cell>
          <table:table-cell office:value-type="float" office:value="4.8236685991287" calcext:value-type="float">
            <text:p>4,8236685991287</text:p>
          </table:table-cell>
          <table:table-cell office:value-type="float" office:value="9.7370493412018" calcext:value-type="float">
            <text:p>9,7370493412018</text:p>
          </table:table-cell>
          <table:table-cell office:value-type="float" office:value="-93.511510047184" calcext:value-type="float">
            <text:p>-93,5115100471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04</text:p>
          </table:table-cell>
          <table:table-cell office:value-type="float" office:value="6.4960062503815" calcext:value-type="float">
            <text:p>6,4960062503815</text:p>
          </table:table-cell>
          <table:table-cell office:value-type="float" office:value="9.2562901973724" calcext:value-type="float">
            <text:p>9,2562901973724</text:p>
          </table:table-cell>
          <table:table-cell office:value-type="float" office:value="7.6788176017202" calcext:value-type="float">
            <text:p>7,67881760172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15</text:p>
          </table:table-cell>
          <table:table-cell office:value-type="float" office:value="0.91151162981987" calcext:value-type="float">
            <text:p>0,91151162981987</text:p>
          </table:table-cell>
          <table:table-cell office:value-type="float" office:value="9.3593549728394" calcext:value-type="float">
            <text:p>9,3593549728394</text:p>
          </table:table-cell>
          <table:table-cell office:value-type="float" office:value="117.84634164944" calcext:value-type="float">
            <text:p>117,846341649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26</text:p>
          </table:table-cell>
          <table:table-cell office:value-type="float" office:value="1.7897692322731" calcext:value-type="float">
            <text:p>1,7897692322731</text:p>
          </table:table-cell>
          <table:table-cell office:value-type="float" office:value="9.0429371595383" calcext:value-type="float">
            <text:p>9,0429371595383</text:p>
          </table:table-cell>
          <table:table-cell office:value-type="float" office:value="-90.590164160273" calcext:value-type="float">
            <text:p>-90,5901641602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37</text:p>
          </table:table-cell>
          <table:table-cell office:value-type="float" office:value="2.2454619407654" calcext:value-type="float">
            <text:p>2,2454619407654</text:p>
          </table:table-cell>
          <table:table-cell office:value-type="float" office:value="8.6389762163162" calcext:value-type="float">
            <text:p>8,6389762163162</text:p>
          </table:table-cell>
          <table:table-cell office:value-type="float" office:value="-166.79427122614" calcext:value-type="float">
            <text:p>-166,794271226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48</text:p>
          </table:table-cell>
          <table:table-cell office:value-type="float" office:value="4.1807612776756" calcext:value-type="float">
            <text:p>4,1807612776756</text:p>
          </table:table-cell>
          <table:table-cell office:value-type="float" office:value="11.085214614868" calcext:value-type="float">
            <text:p>11,085214614868</text:p>
          </table:table-cell>
          <table:table-cell office:value-type="float" office:value="-74.463725849322" calcext:value-type="float">
            <text:p>-74,4637258493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59</text:p>
          </table:table-cell>
          <table:table-cell office:value-type="float" office:value="8.4285175800323" calcext:value-type="float">
            <text:p>8,4285175800323</text:p>
          </table:table-cell>
          <table:table-cell office:value-type="float" office:value="9.6627730131149" calcext:value-type="float">
            <text:p>9,6627730131149</text:p>
          </table:table-cell>
          <table:table-cell office:value-type="float" office:value="-93.977455880232" calcext:value-type="float">
            <text:p>-93,9774558802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70</text:p>
          </table:table-cell>
          <table:table-cell office:value-type="float" office:value="6.2504595518112" calcext:value-type="float">
            <text:p>6,2504595518112</text:p>
          </table:table-cell>
          <table:table-cell office:value-type="float" office:value="7.8748691082001" calcext:value-type="float">
            <text:p>7,8748691082001</text:p>
          </table:table-cell>
          <table:table-cell office:value-type="float" office:value="161.85882896375" calcext:value-type="float">
            <text:p>161,858828963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81</text:p>
          </table:table-cell>
          <table:table-cell office:value-type="float" office:value="9.061433672905" calcext:value-type="float">
            <text:p>9,061433672905</text:p>
          </table:table-cell>
          <table:table-cell office:value-type="float" office:value="9.5716285705566" calcext:value-type="float">
            <text:p>9,5716285705566</text:p>
          </table:table-cell>
          <table:table-cell office:value-type="float" office:value="81.704446464587" calcext:value-type="float">
            <text:p>81,7044464645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92</text:p>
          </table:table-cell>
          <table:table-cell office:value-type="float" office:value="-1.5839095413685" calcext:value-type="float">
            <text:p>-1,5839095413685</text:p>
          </table:table-cell>
          <table:table-cell office:value-type="float" office:value="9.2839795351028" calcext:value-type="float">
            <text:p>9,2839795351028</text:p>
          </table:table-cell>
          <table:table-cell office:value-type="float" office:value="-54.049986562911" calcext:value-type="float">
            <text:p>-54,0499865629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003</text:p>
          </table:table-cell>
          <table:table-cell office:value-type="float" office:value="3.9007884263992" calcext:value-type="float">
            <text:p>3,9007884263992</text:p>
          </table:table-cell>
          <table:table-cell office:value-type="float" office:value="10.874371528625" calcext:value-type="float">
            <text:p>10,874371528625</text:p>
          </table:table-cell>
          <table:table-cell office:value-type="float" office:value="-43.440038990823" calcext:value-type="float">
            <text:p>-43,44003899082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0.093644810840487" calcext:value-type="float">
            <text:p>0,093644810840487</text:p>
          </table:table-cell>
          <table:table-cell office:value-type="float" office:value="-0.58501232415438" calcext:value-type="float">
            <text:p>-0,58501232415438</text:p>
          </table:table-cell>
          <table:table-cell office:value-type="float" office:value="130.77195131095" calcext:value-type="float">
            <text:p>130,771951310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64</text:p>
          </table:table-cell>
          <table:table-cell office:value-type="float" office:value="2.459007948637" calcext:value-type="float">
            <text:p>2,459007948637</text:p>
          </table:table-cell>
          <table:table-cell office:value-type="float" office:value="-0.58501083403826" calcext:value-type="float">
            <text:p>-0,58501083403826</text:p>
          </table:table-cell>
          <table:table-cell office:value-type="float" office:value="177.69699643372" calcext:value-type="float">
            <text:p>177,696996433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75</text:p>
          </table:table-cell>
          <table:table-cell office:value-type="float" office:value="2.6844662427902" calcext:value-type="float">
            <text:p>2,6844662427902</text:p>
          </table:table-cell>
          <table:table-cell office:value-type="float" office:value="-0.26482243090868" calcext:value-type="float">
            <text:p>-0,26482243090868</text:p>
          </table:table-cell>
          <table:table-cell office:value-type="float" office:value="-27.939125990412" calcext:value-type="float">
            <text:p>-27,9391259904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86</text:p>
          </table:table-cell>
          <table:table-cell office:value-type="float" office:value="1.6128942370415" calcext:value-type="float">
            <text:p>1,6128942370415</text:p>
          </table:table-cell>
          <table:table-cell office:value-type="float" office:value="-0.58501172810793" calcext:value-type="float">
            <text:p>-0,58501172810793</text:p>
          </table:table-cell>
          <table:table-cell office:value-type="float" office:value="168.19690595007" calcext:value-type="float">
            <text:p>168,196905950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97</text:p>
          </table:table-cell>
          <table:table-cell office:value-type="float" office:value="6.0887533426285" calcext:value-type="float">
            <text:p>6,0887533426285</text:p>
          </table:table-cell>
          <table:table-cell office:value-type="float" office:value="-0.58500051498413" calcext:value-type="float">
            <text:p>-0,58500051498413</text:p>
          </table:table-cell>
          <table:table-cell office:value-type="float" office:value="57.427372902062" calcext:value-type="float">
            <text:p>57,42737290206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08</text:p>
          </table:table-cell>
          <table:table-cell office:value-type="float" office:value="6.6082417964935" calcext:value-type="float">
            <text:p>6,6082417964935</text:p>
          </table:table-cell>
          <table:table-cell office:value-type="float" office:value="-0.29011776670814" calcext:value-type="float">
            <text:p>-0,29011776670814</text:p>
          </table:table-cell>
          <table:table-cell office:value-type="float" office:value="123.54819182378" calcext:value-type="float">
            <text:p>123,548191823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19</text:p>
          </table:table-cell>
          <table:table-cell office:value-type="float" office:value="8.1502085924149" calcext:value-type="float">
            <text:p>8,1502085924149</text:p>
          </table:table-cell>
          <table:table-cell office:value-type="float" office:value="1.7229501903057" calcext:value-type="float">
            <text:p>1,7229501903057</text:p>
          </table:table-cell>
          <table:table-cell office:value-type="float" office:value="-57.757971393075" calcext:value-type="float">
            <text:p>-57,75797139307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30</text:p>
          </table:table-cell>
          <table:table-cell office:value-type="float" office:value="-0.47421902418137" calcext:value-type="float">
            <text:p>-0,47421902418137</text:p>
          </table:table-cell>
          <table:table-cell office:value-type="float" office:value="-0.47465793788433" calcext:value-type="float">
            <text:p>-0,47465793788433</text:p>
          </table:table-cell>
          <table:table-cell office:value-type="float" office:value="-11.753194745938" calcext:value-type="float">
            <text:p>-11,7531947459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41</text:p>
          </table:table-cell>
          <table:table-cell office:value-type="float" office:value="0.7068344950676" calcext:value-type="float">
            <text:p>0,7068344950676</text:p>
          </table:table-cell>
          <table:table-cell office:value-type="float" office:value="3.2262367010117" calcext:value-type="float">
            <text:p>3,2262367010117</text:p>
          </table:table-cell>
          <table:table-cell office:value-type="float" office:value="-63.197914961797" calcext:value-type="float">
            <text:p>-63,1979149617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52</text:p>
          </table:table-cell>
          <table:table-cell office:value-type="float" office:value="3.2127198576927" calcext:value-type="float">
            <text:p>3,2127198576927</text:p>
          </table:table-cell>
          <table:table-cell office:value-type="float" office:value="-0.58580737560987" calcext:value-type="float">
            <text:p>-0,58580737560987</text:p>
          </table:table-cell>
          <table:table-cell office:value-type="float" office:value="74.40030954446" calcext:value-type="float">
            <text:p>74,400309544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63</text:p>
          </table:table-cell>
          <table:table-cell office:value-type="float" office:value="4.9903592467308" calcext:value-type="float">
            <text:p>4,9903592467308</text:p>
          </table:table-cell>
          <table:table-cell office:value-type="float" office:value="2.381693571806" calcext:value-type="float">
            <text:p>2,381693571806</text:p>
          </table:table-cell>
          <table:table-cell office:value-type="float" office:value="-2.0564515736832" calcext:value-type="float">
            <text:p>-2,05645157368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74</text:p>
          </table:table-cell>
          <table:table-cell office:value-type="float" office:value="5.2453565597534" calcext:value-type="float">
            <text:p>5,2453565597534</text:p>
          </table:table-cell>
          <table:table-cell office:value-type="float" office:value="1.0923264920712" calcext:value-type="float">
            <text:p>1,0923264920712</text:p>
          </table:table-cell>
          <table:table-cell office:value-type="float" office:value="119.56683693418" calcext:value-type="float">
            <text:p>119,566836934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85</text:p>
          </table:table-cell>
          <table:table-cell office:value-type="float" office:value="6.53833091259" calcext:value-type="float">
            <text:p>6,53833091259</text:p>
          </table:table-cell>
          <table:table-cell office:value-type="float" office:value="0.82833856344223" calcext:value-type="float">
            <text:p>0,82833856344223</text:p>
          </table:table-cell>
          <table:table-cell office:value-type="float" office:value="-153.88375027165" calcext:value-type="float">
            <text:p>-153,883750271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96</text:p>
          </table:table-cell>
          <table:table-cell office:value-type="float" office:value="9.4163197278976" calcext:value-type="float">
            <text:p>9,4163197278976</text:p>
          </table:table-cell>
          <table:table-cell office:value-type="float" office:value="2.1822790801525" calcext:value-type="float">
            <text:p>2,1822790801525</text:p>
          </table:table-cell>
          <table:table-cell office:value-type="float" office:value="142.82232029423" calcext:value-type="float">
            <text:p>142,822320294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07</text:p>
          </table:table-cell>
          <table:table-cell office:value-type="float" office:value="-0.14906829223037" calcext:value-type="float">
            <text:p>-0,14906829223037</text:p>
          </table:table-cell>
          <table:table-cell office:value-type="float" office:value="5.8598834276199" calcext:value-type="float">
            <text:p>5,8598834276199</text:p>
          </table:table-cell>
          <table:table-cell office:value-type="float" office:value="-37.717937284214" calcext:value-type="float">
            <text:p>-37,7179372842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18</text:p>
          </table:table-cell>
          <table:table-cell office:value-type="float" office:value="-0.28225382789969" calcext:value-type="float">
            <text:p>-0,28225382789969</text:p>
          </table:table-cell>
          <table:table-cell office:value-type="float" office:value="3.0484116077423" calcext:value-type="float">
            <text:p>3,0484116077423</text:p>
          </table:table-cell>
          <table:table-cell office:value-type="float" office:value="119.09840365124" calcext:value-type="float">
            <text:p>119,098403651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29</text:p>
          </table:table-cell>
          <table:table-cell office:value-type="float" office:value="0.37633471190929" calcext:value-type="float">
            <text:p>0,37633471190929</text:p>
          </table:table-cell>
          <table:table-cell office:value-type="float" office:value="3.2208833098412" calcext:value-type="float">
            <text:p>3,2208833098412</text:p>
          </table:table-cell>
          <table:table-cell office:value-type="float" office:value="-74.625068409428" calcext:value-type="float">
            <text:p>-74,6250684094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40</text:p>
          </table:table-cell>
          <table:table-cell office:value-type="float" office:value="7.4292284250259" calcext:value-type="float">
            <text:p>7,4292284250259</text:p>
          </table:table-cell>
          <table:table-cell office:value-type="float" office:value="1.3250680267811" calcext:value-type="float">
            <text:p>1,3250680267811</text:p>
          </table:table-cell>
          <table:table-cell office:value-type="float" office:value="-155.39357768502" calcext:value-type="float">
            <text:p>-155,393577685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51</text:p>
          </table:table-cell>
          <table:table-cell office:value-type="float" office:value="6.0838139057159" calcext:value-type="float">
            <text:p>6,0838139057159</text:p>
          </table:table-cell>
          <table:table-cell office:value-type="float" office:value="3.4371203184128" calcext:value-type="float">
            <text:p>3,4371203184128</text:p>
          </table:table-cell>
          <table:table-cell office:value-type="float" office:value="-129.87779507971" calcext:value-type="float">
            <text:p>-129,877795079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62</text:p>
          </table:table-cell>
          <table:table-cell office:value-type="float" office:value="6.4359956979752" calcext:value-type="float">
            <text:p>6,4359956979752</text:p>
          </table:table-cell>
          <table:table-cell office:value-type="float" office:value="3.2943308353424" calcext:value-type="float">
            <text:p>3,2943308353424</text:p>
          </table:table-cell>
          <table:table-cell office:value-type="float" office:value="64.826231093923" calcext:value-type="float">
            <text:p>64,82623109392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73</text:p>
          </table:table-cell>
          <table:table-cell office:value-type="float" office:value="8.8076841831207" calcext:value-type="float">
            <text:p>8,8076841831207</text:p>
          </table:table-cell>
          <table:table-cell office:value-type="float" office:value="-0.22820081561804" calcext:value-type="float">
            <text:p>-0,22820081561804</text:p>
          </table:table-cell>
          <table:table-cell office:value-type="float" office:value="79.363072753712" calcext:value-type="float">
            <text:p>79,3630727537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84</text:p>
          </table:table-cell>
          <table:table-cell office:value-type="float" office:value="-0.16724580898881" calcext:value-type="float">
            <text:p>-0,16724580898881</text:p>
          </table:table-cell>
          <table:table-cell office:value-type="float" office:value="3.9228299260139" calcext:value-type="float">
            <text:p>3,9228299260139</text:p>
          </table:table-cell>
          <table:table-cell office:value-type="float" office:value="-95.815073153016" calcext:value-type="float">
            <text:p>-95,8150731530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95</text:p>
          </table:table-cell>
          <table:table-cell office:value-type="float" office:value="2.4366191029549" calcext:value-type="float">
            <text:p>2,4366191029549</text:p>
          </table:table-cell>
          <table:table-cell office:value-type="float" office:value="3.2699337601662" calcext:value-type="float">
            <text:p>3,2699337601662</text:p>
          </table:table-cell>
          <table:table-cell office:value-type="float" office:value="94.558794786976" calcext:value-type="float">
            <text:p>94,5587947869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06</text:p>
          </table:table-cell>
          <table:table-cell office:value-type="float" office:value="1.6907441616058" calcext:value-type="float">
            <text:p>1,6907441616058</text:p>
          </table:table-cell>
          <table:table-cell office:value-type="float" office:value="5.5090582370758" calcext:value-type="float">
            <text:p>5,5090582370758</text:p>
          </table:table-cell>
          <table:table-cell office:value-type="float" office:value="-33.03703494892" calcext:value-type="float">
            <text:p>-33,037034948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17</text:p>
          </table:table-cell>
          <table:table-cell office:value-type="float" office:value="2.7045193314552" calcext:value-type="float">
            <text:p>2,7045193314552</text:p>
          </table:table-cell>
          <table:table-cell office:value-type="float" office:value="3.8658073544502" calcext:value-type="float">
            <text:p>3,8658073544502</text:p>
          </table:table-cell>
          <table:table-cell office:value-type="float" office:value="-25.018818818839" calcext:value-type="float">
            <text:p>-25,0188188188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28</text:p>
          </table:table-cell>
          <table:table-cell office:value-type="float" office:value="7.5444757938385" calcext:value-type="float">
            <text:p>7,5444757938385</text:p>
          </table:table-cell>
          <table:table-cell office:value-type="float" office:value="2.9837518930435" calcext:value-type="float">
            <text:p>2,9837518930435</text:p>
          </table:table-cell>
          <table:table-cell office:value-type="float" office:value="61.433943973225" calcext:value-type="float">
            <text:p>61,4339439732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39</text:p>
          </table:table-cell>
          <table:table-cell office:value-type="float" office:value="9.2604368925095" calcext:value-type="float">
            <text:p>9,2604368925095</text:p>
          </table:table-cell>
          <table:table-cell office:value-type="float" office:value="4.0895137190819" calcext:value-type="float">
            <text:p>4,0895137190819</text:p>
          </table:table-cell>
          <table:table-cell office:value-type="float" office:value="170.84580773761" calcext:value-type="float">
            <text:p>170,845807737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50</text:p>
          </table:table-cell>
          <table:table-cell office:value-type="float" office:value="9.1292226314545" calcext:value-type="float">
            <text:p>9,1292226314545</text:p>
          </table:table-cell>
          <table:table-cell office:value-type="float" office:value="4.8486280441284" calcext:value-type="float">
            <text:p>4,8486280441284</text:p>
          </table:table-cell>
          <table:table-cell office:value-type="float" office:value="-58.566419941605" calcext:value-type="float">
            <text:p>-58,5664199416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61</text:p>
          </table:table-cell>
          <table:table-cell office:value-type="float" office:value="0.70037595927715" calcext:value-type="float">
            <text:p>0,70037595927715</text:p>
          </table:table-cell>
          <table:table-cell office:value-type="float" office:value="5.3099220991135" calcext:value-type="float">
            <text:p>5,3099220991135</text:p>
          </table:table-cell>
          <table:table-cell office:value-type="float" office:value="49.352270023079" calcext:value-type="float">
            <text:p>49,3522700230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72</text:p>
          </table:table-cell>
          <table:table-cell office:value-type="float" office:value="-1.5728399157524" calcext:value-type="float">
            <text:p>-1,5728399157524</text:p>
          </table:table-cell>
          <table:table-cell office:value-type="float" office:value="8.2761192321777" calcext:value-type="float">
            <text:p>8,2761192321777</text:p>
          </table:table-cell>
          <table:table-cell office:value-type="float" office:value="-83.447923326189" calcext:value-type="float">
            <text:p>-83,44792332618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83</text:p>
          </table:table-cell>
          <table:table-cell office:value-type="float" office:value="0.35467576235533" calcext:value-type="float">
            <text:p>0,35467576235533</text:p>
          </table:table-cell>
          <table:table-cell office:value-type="float" office:value="5.9017711877823" calcext:value-type="float">
            <text:p>5,9017711877823</text:p>
          </table:table-cell>
          <table:table-cell office:value-type="float" office:value="-98.270671382831" calcext:value-type="float">
            <text:p>-98,27067138283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94</text:p>
          </table:table-cell>
          <table:table-cell office:value-type="float" office:value="3.3397057652473" calcext:value-type="float">
            <text:p>3,3397057652473</text:p>
          </table:table-cell>
          <table:table-cell office:value-type="float" office:value="5.7635235786438" calcext:value-type="float">
            <text:p>5,7635235786438</text:p>
          </table:table-cell>
          <table:table-cell office:value-type="float" office:value="-97.574103410077" calcext:value-type="float">
            <text:p>-97,57410341007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05</text:p>
          </table:table-cell>
          <table:table-cell office:value-type="float" office:value="4.7703155875206" calcext:value-type="float">
            <text:p>4,7703155875206</text:p>
          </table:table-cell>
          <table:table-cell office:value-type="float" office:value="7.0922946929932" calcext:value-type="float">
            <text:p>7,0922946929932</text:p>
          </table:table-cell>
          <table:table-cell office:value-type="float" office:value="-132.74146493073" calcext:value-type="float">
            <text:p>-132,741464930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16</text:p>
          </table:table-cell>
          <table:table-cell office:value-type="float" office:value="8.1618058681488" calcext:value-type="float">
            <text:p>8,1618058681488</text:p>
          </table:table-cell>
          <table:table-cell office:value-type="float" office:value="8.2782810926437" calcext:value-type="float">
            <text:p>8,2782810926437</text:p>
          </table:table-cell>
          <table:table-cell office:value-type="float" office:value="25.682216237305" calcext:value-type="float">
            <text:p>25,68221623730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27</text:p>
          </table:table-cell>
          <table:table-cell office:value-type="float" office:value="9.2947590351105" calcext:value-type="float">
            <text:p>9,2947590351105</text:p>
          </table:table-cell>
          <table:table-cell office:value-type="float" office:value="5.3665047883987" calcext:value-type="float">
            <text:p>5,3665047883987</text:p>
          </table:table-cell>
          <table:table-cell office:value-type="float" office:value="145.44242506574" calcext:value-type="float">
            <text:p>145,442425065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38</text:p>
          </table:table-cell>
          <table:table-cell office:value-type="float" office:value="-0.67473284900188" calcext:value-type="float">
            <text:p>-0,67473284900188</text:p>
          </table:table-cell>
          <table:table-cell office:value-type="float" office:value="7.0441430807114" calcext:value-type="float">
            <text:p>7,0441430807114</text:p>
          </table:table-cell>
          <table:table-cell office:value-type="float" office:value="29.853058089117" calcext:value-type="float">
            <text:p>29,8530580891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49</text:p>
          </table:table-cell>
          <table:table-cell office:value-type="float" office:value="2.1377401053905" calcext:value-type="float">
            <text:p>2,1377401053905</text:p>
          </table:table-cell>
          <table:table-cell office:value-type="float" office:value="7.8269648551941" calcext:value-type="float">
            <text:p>7,8269648551941</text:p>
          </table:table-cell>
          <table:table-cell office:value-type="float" office:value="84.999367689631" calcext:value-type="float">
            <text:p>84,9993676896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60</text:p>
          </table:table-cell>
          <table:table-cell office:value-type="float" office:value="0.97327165305614" calcext:value-type="float">
            <text:p>0,97327165305614</text:p>
          </table:table-cell>
          <table:table-cell office:value-type="float" office:value="6.6367280483246" calcext:value-type="float">
            <text:p>6,6367280483246</text:p>
          </table:table-cell>
          <table:table-cell office:value-type="float" office:value="109.32153653187" calcext:value-type="float">
            <text:p>109,3215365318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71</text:p>
          </table:table-cell>
          <table:table-cell office:value-type="float" office:value="4.1828918457031" calcext:value-type="float">
            <text:p>4,1828918457031</text:p>
          </table:table-cell>
          <table:table-cell office:value-type="float" office:value="7.1793925762177" calcext:value-type="float">
            <text:p>7,1793925762177</text:p>
          </table:table-cell>
          <table:table-cell office:value-type="float" office:value="-149.55218430537" calcext:value-type="float">
            <text:p>-149,552184305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82</text:p>
          </table:table-cell>
          <table:table-cell office:value-type="float" office:value="1.3087949156761" calcext:value-type="float">
            <text:p>1,3087949156761</text:p>
          </table:table-cell>
          <table:table-cell office:value-type="float" office:value="7.2928285598755" calcext:value-type="float">
            <text:p>7,2928285598755</text:p>
          </table:table-cell>
          <table:table-cell office:value-type="float" office:value="-11.327809209277" calcext:value-type="float">
            <text:p>-11,3278092092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93</text:p>
          </table:table-cell>
          <table:table-cell office:value-type="float" office:value="4.8017644882202" calcext:value-type="float">
            <text:p>4,8017644882202</text:p>
          </table:table-cell>
          <table:table-cell office:value-type="float" office:value="10.114796161652" calcext:value-type="float">
            <text:p>10,114796161652</text:p>
          </table:table-cell>
          <table:table-cell office:value-type="float" office:value="-84.434258710047" calcext:value-type="float">
            <text:p>-84,4342587100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04</text:p>
          </table:table-cell>
          <table:table-cell office:value-type="float" office:value="6.3004207611084" calcext:value-type="float">
            <text:p>6,3004207611084</text:p>
          </table:table-cell>
          <table:table-cell office:value-type="float" office:value="9.2002362012863" calcext:value-type="float">
            <text:p>9,2002362012863</text:p>
          </table:table-cell>
          <table:table-cell office:value-type="float" office:value="16.395378454476" calcext:value-type="float">
            <text:p>16,3953784544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15</text:p>
          </table:table-cell>
          <table:table-cell office:value-type="float" office:value="0.82333758473396" calcext:value-type="float">
            <text:p>0,82333758473396</text:p>
          </table:table-cell>
          <table:table-cell office:value-type="float" office:value="9.0954148769379" calcext:value-type="float">
            <text:p>9,0954148769379</text:p>
          </table:table-cell>
          <table:table-cell office:value-type="float" office:value="62.012624588742" calcext:value-type="float">
            <text:p>62,0126245887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26</text:p>
          </table:table-cell>
          <table:table-cell office:value-type="float" office:value="1.5706649422646" calcext:value-type="float">
            <text:p>1,5706649422646</text:p>
          </table:table-cell>
          <table:table-cell office:value-type="float" office:value="9.0758085250854" calcext:value-type="float">
            <text:p>9,0758085250854</text:p>
          </table:table-cell>
          <table:table-cell office:value-type="float" office:value="0.19118463128188" calcext:value-type="float">
            <text:p>0,191184631281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37</text:p>
          </table:table-cell>
          <table:table-cell office:value-type="float" office:value="2.3604302108288" calcext:value-type="float">
            <text:p>2,3604302108288</text:p>
          </table:table-cell>
          <table:table-cell office:value-type="float" office:value="8.9274531602859" calcext:value-type="float">
            <text:p>8,9274531602859</text:p>
          </table:table-cell>
          <table:table-cell office:value-type="float" office:value="-116.77221431854" calcext:value-type="float">
            <text:p>-116,772214318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48</text:p>
          </table:table-cell>
          <table:table-cell office:value-type="float" office:value="4.3387252092361" calcext:value-type="float">
            <text:p>4,3387252092361</text:p>
          </table:table-cell>
          <table:table-cell office:value-type="float" office:value="11.07549905777" calcext:value-type="float">
            <text:p>11,07549905777</text:p>
          </table:table-cell>
          <table:table-cell office:value-type="float" office:value="-163.71121376183" calcext:value-type="float">
            <text:p>-163,711213761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59</text:p>
          </table:table-cell>
          <table:table-cell office:value-type="float" office:value="8.2112807035446" calcext:value-type="float">
            <text:p>8,2112807035446</text:p>
          </table:table-cell>
          <table:table-cell office:value-type="float" office:value="9.709547162056" calcext:value-type="float">
            <text:p>9,709547162056</text:p>
          </table:table-cell>
          <table:table-cell office:value-type="float" office:value="-3.220718211619" calcext:value-type="float">
            <text:p>-3,2207182116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70</text:p>
          </table:table-cell>
          <table:table-cell office:value-type="float" office:value="6.4569729566574" calcext:value-type="float">
            <text:p>6,4569729566574</text:p>
          </table:table-cell>
          <table:table-cell office:value-type="float" office:value="7.6409232616425" calcext:value-type="float">
            <text:p>7,6409232616425</text:p>
          </table:table-cell>
          <table:table-cell office:value-type="float" office:value="123.82591150369" calcext:value-type="float">
            <text:p>123,825911503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81</text:p>
          </table:table-cell>
          <table:table-cell office:value-type="float" office:value="9.2738598585129" calcext:value-type="float">
            <text:p>9,2738598585129</text:p>
          </table:table-cell>
          <table:table-cell office:value-type="float" office:value="9.5087277889252" calcext:value-type="float">
            <text:p>9,5087277889252</text:p>
          </table:table-cell>
          <table:table-cell office:value-type="float" office:value="172.45104662172" calcext:value-type="float">
            <text:p>172,451046621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92</text:p>
          </table:table-cell>
          <table:table-cell office:value-type="float" office:value="-1.562485396862" calcext:value-type="float">
            <text:p>-1,562485396862</text:p>
          </table:table-cell>
          <table:table-cell office:value-type="float" office:value="9.5954811573029" calcext:value-type="float">
            <text:p>9,5954811573029</text:p>
          </table:table-cell>
          <table:table-cell office:value-type="float" office:value="-82.489797264148" calcext:value-type="float">
            <text:p>-82,48979726414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003</text:p>
          </table:table-cell>
          <table:table-cell office:value-type="float" office:value="3.7265512347221" calcext:value-type="float">
            <text:p>3,7265512347221</text:p>
          </table:table-cell>
          <table:table-cell office:value-type="float" office:value="10.73651432991" calcext:value-type="float">
            <text:p>10,73651432991</text:p>
          </table:table-cell>
          <table:table-cell office:value-type="float" office:value="47.342007327232" calcext:value-type="float">
            <text:p>47,34200732723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0.39801597595215" calcext:value-type="float">
            <text:p>0,39801597595215</text:p>
          </table:table-cell>
          <table:table-cell office:value-type="float" office:value="-0.58501295745373" calcext:value-type="float">
            <text:p>-0,58501295745373</text:p>
          </table:table-cell>
          <table:table-cell office:value-type="float" office:value="138.03056243119" calcext:value-type="float">
            <text:p>138,030562431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64</text:p>
          </table:table-cell>
          <table:table-cell office:value-type="float" office:value="2.6902216672897" calcext:value-type="float">
            <text:p>2,6902216672897</text:p>
          </table:table-cell>
          <table:table-cell office:value-type="float" office:value="-0.58501023799181" calcext:value-type="float">
            <text:p>-0,58501023799181</text:p>
          </table:table-cell>
          <table:table-cell office:value-type="float" office:value="164.22295874091" calcext:value-type="float">
            <text:p>164,2229587409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75</text:p>
          </table:table-cell>
          <table:table-cell office:value-type="float" office:value="2.5198498368263" calcext:value-type="float">
            <text:p>2,5198498368263</text:p>
          </table:table-cell>
          <table:table-cell office:value-type="float" office:value="-0.13929918408394" calcext:value-type="float">
            <text:p>-0,13929918408394</text:p>
          </table:table-cell>
          <table:table-cell office:value-type="float" office:value="-48.96654444895" calcext:value-type="float">
            <text:p>-48,966544448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86</text:p>
          </table:table-cell>
          <table:table-cell office:value-type="float" office:value="1.9293454289436" calcext:value-type="float">
            <text:p>1,9293454289436</text:p>
          </table:table-cell>
          <table:table-cell office:value-type="float" office:value="-0.5850126594305" calcext:value-type="float">
            <text:p>-0,5850126594305</text:p>
          </table:table-cell>
          <table:table-cell office:value-type="float" office:value="162.3517950629" calcext:value-type="float">
            <text:p>162,35179506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97</text:p>
          </table:table-cell>
          <table:table-cell office:value-type="float" office:value="5.9527772665024" calcext:value-type="float">
            <text:p>5,9527772665024</text:p>
          </table:table-cell>
          <table:table-cell office:value-type="float" office:value="-0.58499939739704" calcext:value-type="float">
            <text:p>-0,58499939739704</text:p>
          </table:table-cell>
          <table:table-cell office:value-type="float" office:value="64.840014573115" calcext:value-type="float">
            <text:p>64,8400145731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08</text:p>
          </table:table-cell>
          <table:table-cell office:value-type="float" office:value="6.8491476774216" calcext:value-type="float">
            <text:p>6,8491476774216</text:p>
          </table:table-cell>
          <table:table-cell office:value-type="float" office:value="-0.58501534163952" calcext:value-type="float">
            <text:p>-0,58501534163952</text:p>
          </table:table-cell>
          <table:table-cell office:value-type="float" office:value="127.37188065887" calcext:value-type="float">
            <text:p>127,371880658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19</text:p>
          </table:table-cell>
          <table:table-cell office:value-type="float" office:value="8.0493688583374" calcext:value-type="float">
            <text:p>8,0493688583374</text:p>
          </table:table-cell>
          <table:table-cell office:value-type="float" office:value="1.9563549757004" calcext:value-type="float">
            <text:p>1,9563549757004</text:p>
          </table:table-cell>
          <table:table-cell office:value-type="float" office:value="-73.807613105531" calcext:value-type="float">
            <text:p>-73,8076131055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30</text:p>
          </table:table-cell>
          <table:table-cell office:value-type="float" office:value="-0.68593874573708" calcext:value-type="float">
            <text:p>-0,68593874573708</text:p>
          </table:table-cell>
          <table:table-cell office:value-type="float" office:value="-0.2113389223814" calcext:value-type="float">
            <text:p>-0,2113389223814</text:p>
          </table:table-cell>
          <table:table-cell office:value-type="float" office:value="-45.907626865776" calcext:value-type="float">
            <text:p>-45,9076268657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41</text:p>
          </table:table-cell>
          <table:table-cell office:value-type="float" office:value="0.56447725743055" calcext:value-type="float">
            <text:p>0,56447725743055</text:p>
          </table:table-cell>
          <table:table-cell office:value-type="float" office:value="3.2777959108353" calcext:value-type="float">
            <text:p>3,2777959108353</text:p>
          </table:table-cell>
          <table:table-cell office:value-type="float" office:value="4.4773470159549" calcext:value-type="float">
            <text:p>4,47734701595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52</text:p>
          </table:table-cell>
          <table:table-cell office:value-type="float" office:value="2.9941856861115" calcext:value-type="float">
            <text:p>2,9941856861115</text:p>
          </table:table-cell>
          <table:table-cell office:value-type="float" office:value="-0.58501232415438" calcext:value-type="float">
            <text:p>-0,58501232415438</text:p>
          </table:table-cell>
          <table:table-cell office:value-type="float" office:value="41.781285765824" calcext:value-type="float">
            <text:p>41,7812857658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63</text:p>
          </table:table-cell>
          <table:table-cell office:value-type="float" office:value="4.5927563309669" calcext:value-type="float">
            <text:p>4,5927563309669</text:p>
          </table:table-cell>
          <table:table-cell office:value-type="float" office:value="2.3958067595959" calcext:value-type="float">
            <text:p>2,3958067595959</text:p>
          </table:table-cell>
          <table:table-cell office:value-type="float" office:value="-2.0564998363613" calcext:value-type="float">
            <text:p>-2,05649983636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74</text:p>
          </table:table-cell>
          <table:table-cell office:value-type="float" office:value="5.4406440258026" calcext:value-type="float">
            <text:p>5,4406440258026</text:p>
          </table:table-cell>
          <table:table-cell office:value-type="float" office:value="0.74579983949661" calcext:value-type="float">
            <text:p>0,74579983949661</text:p>
          </table:table-cell>
          <table:table-cell office:value-type="float" office:value="119.60008949231" calcext:value-type="float">
            <text:p>119,600089492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85</text:p>
          </table:table-cell>
          <table:table-cell office:value-type="float" office:value="6.8959778547287" calcext:value-type="float">
            <text:p>6,8959778547287</text:p>
          </table:table-cell>
          <table:table-cell office:value-type="float" office:value="1.0031183809042" calcext:value-type="float">
            <text:p>1,0031183809042</text:p>
          </table:table-cell>
          <table:table-cell office:value-type="float" office:value="-153.83726776026" calcext:value-type="float">
            <text:p>-153,837267760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96</text:p>
          </table:table-cell>
          <table:table-cell office:value-type="float" office:value="9.5118188858032" calcext:value-type="float">
            <text:p>9,5118188858032</text:p>
          </table:table-cell>
          <table:table-cell office:value-type="float" office:value="1.9251707196236" calcext:value-type="float">
            <text:p>1,9251707196236</text:p>
          </table:table-cell>
          <table:table-cell office:value-type="float" office:value="104.25289952831" calcext:value-type="float">
            <text:p>104,252899528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07</text:p>
          </table:table-cell>
          <table:table-cell office:value-type="float" office:value="-0.24917421862483" calcext:value-type="float">
            <text:p>-0,24917421862483</text:p>
          </table:table-cell>
          <table:table-cell office:value-type="float" office:value="6.0112857818604" calcext:value-type="float">
            <text:p>6,0112857818604</text:p>
          </table:table-cell>
          <table:table-cell office:value-type="float" office:value="-76.717437452571" calcext:value-type="float">
            <text:p>-76,7174374525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18</text:p>
          </table:table-cell>
          <table:table-cell office:value-type="float" office:value="-0.29485125094652" calcext:value-type="float">
            <text:p>-0,29485125094652</text:p>
          </table:table-cell>
          <table:table-cell office:value-type="float" office:value="2.6984217762947" calcext:value-type="float">
            <text:p>2,6984217762947</text:p>
          </table:table-cell>
          <table:table-cell office:value-type="float" office:value="92.475699011687" calcext:value-type="float">
            <text:p>92,4756990116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29</text:p>
          </table:table-cell>
          <table:table-cell office:value-type="float" office:value="0.25511806830764" calcext:value-type="float">
            <text:p>0,25511806830764</text:p>
          </table:table-cell>
          <table:table-cell office:value-type="float" office:value="3.3836409449577" calcext:value-type="float">
            <text:p>3,3836409449577</text:p>
          </table:table-cell>
          <table:table-cell office:value-type="float" office:value="-106.01767005434" calcext:value-type="float">
            <text:p>-106,017670054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40</text:p>
          </table:table-cell>
          <table:table-cell office:value-type="float" office:value="7.5908446311951" calcext:value-type="float">
            <text:p>7,5908446311951</text:p>
          </table:table-cell>
          <table:table-cell office:value-type="float" office:value="1.5642675757408" calcext:value-type="float">
            <text:p>1,5642675757408</text:p>
          </table:table-cell>
          <table:table-cell office:value-type="float" office:value="-113.56846769904" calcext:value-type="float">
            <text:p>-113,568467699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51</text:p>
          </table:table-cell>
          <table:table-cell office:value-type="float" office:value="6.2731027603149" calcext:value-type="float">
            <text:p>6,2731027603149</text:p>
          </table:table-cell>
          <table:table-cell office:value-type="float" office:value="3.3206608891487" calcext:value-type="float">
            <text:p>3,3206608891487</text:p>
          </table:table-cell>
          <table:table-cell office:value-type="float" office:value="139.56302290509" calcext:value-type="float">
            <text:p>139,563022905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62</text:p>
          </table:table-cell>
          <table:table-cell office:value-type="float" office:value="6.6215074062347" calcext:value-type="float">
            <text:p>6,6215074062347</text:p>
          </table:table-cell>
          <table:table-cell office:value-type="float" office:value="3.1716161966324" calcext:value-type="float">
            <text:p>3,1716161966324</text:p>
          </table:table-cell>
          <table:table-cell office:value-type="float" office:value="155.59488345104" calcext:value-type="float">
            <text:p>155,594883451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73</text:p>
          </table:table-cell>
          <table:table-cell office:value-type="float" office:value="8.4877520799637" calcext:value-type="float">
            <text:p>8,4877520799637</text:p>
          </table:table-cell>
          <table:table-cell office:value-type="float" office:value="-0.45224390923977" calcext:value-type="float">
            <text:p>-0,45224390923977</text:p>
          </table:table-cell>
          <table:table-cell office:value-type="float" office:value="81.725685459793" calcext:value-type="float">
            <text:p>81,7256854597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84</text:p>
          </table:table-cell>
          <table:table-cell office:value-type="float" office:value="-0.31725164502859" calcext:value-type="float">
            <text:p>-0,31725164502859</text:p>
          </table:table-cell>
          <table:table-cell office:value-type="float" office:value="4.2389521002769" calcext:value-type="float">
            <text:p>4,2389521002769</text:p>
          </table:table-cell>
          <table:table-cell office:value-type="float" office:value="-69.381148192533" calcext:value-type="float">
            <text:p>-69,3811481925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95</text:p>
          </table:table-cell>
          <table:table-cell office:value-type="float" office:value="2.2199864685535" calcext:value-type="float">
            <text:p>2,2199864685535</text:p>
          </table:table-cell>
          <table:table-cell office:value-type="float" office:value="3.2216417789459" calcext:value-type="float">
            <text:p>3,2216417789459</text:p>
          </table:table-cell>
          <table:table-cell office:value-type="float" office:value="3.8275263586621" calcext:value-type="float">
            <text:p>3,82752635866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06</text:p>
          </table:table-cell>
          <table:table-cell office:value-type="float" office:value="1.4265117049217" calcext:value-type="float">
            <text:p>1,4265117049217</text:p>
          </table:table-cell>
          <table:table-cell office:value-type="float" office:value="5.6399351358414" calcext:value-type="float">
            <text:p>5,6399351358414</text:p>
          </table:table-cell>
          <table:table-cell office:value-type="float" office:value="-17.751243653571" calcext:value-type="float">
            <text:p>-17,7512436535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17</text:p>
          </table:table-cell>
          <table:table-cell office:value-type="float" office:value="2.7690970897675" calcext:value-type="float">
            <text:p>2,7690970897675</text:p>
          </table:table-cell>
          <table:table-cell office:value-type="float" office:value="4.0781545639038" calcext:value-type="float">
            <text:p>4,0781545639038</text:p>
          </table:table-cell>
          <table:table-cell office:value-type="float" office:value="-115.77480158229" calcext:value-type="float">
            <text:p>-115,774801582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28</text:p>
          </table:table-cell>
          <table:table-cell office:value-type="float" office:value="7.2898399829865" calcext:value-type="float">
            <text:p>7,2898399829865</text:p>
          </table:table-cell>
          <table:table-cell office:value-type="float" office:value="2.7569016814232" calcext:value-type="float">
            <text:p>2,7569016814232</text:p>
          </table:table-cell>
          <table:table-cell office:value-type="float" office:value="36.021001020055" calcext:value-type="float">
            <text:p>36,0210010200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39</text:p>
          </table:table-cell>
          <table:table-cell office:value-type="float" office:value="9.255884885788" calcext:value-type="float">
            <text:p>9,255884885788</text:p>
          </table:table-cell>
          <table:table-cell office:value-type="float" office:value="3.8674074411392" calcext:value-type="float">
            <text:p>3,8674074411392</text:p>
          </table:table-cell>
          <table:table-cell office:value-type="float" office:value="80.064232941646" calcext:value-type="float">
            <text:p>80,0642329416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50</text:p>
          </table:table-cell>
          <table:table-cell office:value-type="float" office:value="9.3005526065826" calcext:value-type="float">
            <text:p>9,3005526065826</text:p>
          </table:table-cell>
          <table:table-cell office:value-type="float" office:value="4.9902400374413" calcext:value-type="float">
            <text:p>4,9902400374413</text:p>
          </table:table-cell>
          <table:table-cell office:value-type="float" office:value="-149.32896984611" calcext:value-type="float">
            <text:p>-149,328969846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61</text:p>
          </table:table-cell>
          <table:table-cell office:value-type="float" office:value="0.47804076224566" calcext:value-type="float">
            <text:p>0,47804076224566</text:p>
          </table:table-cell>
          <table:table-cell office:value-type="float" office:value="4.9915426969528" calcext:value-type="float">
            <text:p>4,9915426969528</text:p>
          </table:table-cell>
          <table:table-cell office:value-type="float" office:value="54.117550895472" calcext:value-type="float">
            <text:p>54,1175508954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72</text:p>
          </table:table-cell>
          <table:table-cell office:value-type="float" office:value="-1.5776047110558" calcext:value-type="float">
            <text:p>-1,5776047110558</text:p>
          </table:table-cell>
          <table:table-cell office:value-type="float" office:value="8.4809923171997" calcext:value-type="float">
            <text:p>8,4809923171997</text:p>
          </table:table-cell>
          <table:table-cell office:value-type="float" office:value="-85.662273085041" calcext:value-type="float">
            <text:p>-85,66227308504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83</text:p>
          </table:table-cell>
          <table:table-cell office:value-type="float" office:value="0.18131513148546" calcext:value-type="float">
            <text:p>0,18131513148546</text:p>
          </table:table-cell>
          <table:table-cell office:value-type="float" office:value="6.0086733102798" calcext:value-type="float">
            <text:p>6,0086733102798</text:p>
          </table:table-cell>
          <table:table-cell office:value-type="float" office:value="-20.085718791196" calcext:value-type="float">
            <text:p>-20,08571879119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94</text:p>
          </table:table-cell>
          <table:table-cell office:value-type="float" office:value="3.4057906270027" calcext:value-type="float">
            <text:p>3,4057906270027</text:p>
          </table:table-cell>
          <table:table-cell office:value-type="float" office:value="6.1157548427582" calcext:value-type="float">
            <text:p>6,1157548427582</text:p>
          </table:table-cell>
          <table:table-cell office:value-type="float" office:value="-104.66744261942" calcext:value-type="float">
            <text:p>-104,6674426194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05</text:p>
          </table:table-cell>
          <table:table-cell office:value-type="float" office:value="4.6296977996826" calcext:value-type="float">
            <text:p>4,6296977996826</text:p>
          </table:table-cell>
          <table:table-cell office:value-type="float" office:value="7.2638815641403" calcext:value-type="float">
            <text:p>7,2638815641403</text:p>
          </table:table-cell>
          <table:table-cell office:value-type="float" office:value="-41.977975398872" calcext:value-type="float">
            <text:p>-41,9779753988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16</text:p>
          </table:table-cell>
          <table:table-cell office:value-type="float" office:value="7.9462265968323" calcext:value-type="float">
            <text:p>7,9462265968323</text:p>
          </table:table-cell>
          <table:table-cell office:value-type="float" office:value="8.1205958127975" calcext:value-type="float">
            <text:p>8,1205958127975</text:p>
          </table:table-cell>
          <table:table-cell office:value-type="float" office:value="35.23736888436" calcext:value-type="float">
            <text:p>35,2373688843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27</text:p>
          </table:table-cell>
          <table:table-cell office:value-type="float" office:value="9.4451075792313" calcext:value-type="float">
            <text:p>9,4451075792313</text:p>
          </table:table-cell>
          <table:table-cell office:value-type="float" office:value="5.5291783809662" calcext:value-type="float">
            <text:p>5,5291783809662</text:p>
          </table:table-cell>
          <table:table-cell office:value-type="float" office:value="-124.01603741251" calcext:value-type="float">
            <text:p>-124,016037412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38</text:p>
          </table:table-cell>
          <table:table-cell office:value-type="float" office:value="-1.0195610672235" calcext:value-type="float">
            <text:p>-1,0195610672235</text:p>
          </table:table-cell>
          <table:table-cell office:value-type="float" office:value="6.846724152565" calcext:value-type="float">
            <text:p>6,846724152565</text:p>
          </table:table-cell>
          <table:table-cell office:value-type="float" office:value="29.882350545021" calcext:value-type="float">
            <text:p>29,882350545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49</text:p>
          </table:table-cell>
          <table:table-cell office:value-type="float" office:value="2.1031257510185" calcext:value-type="float">
            <text:p>2,1031257510185</text:p>
          </table:table-cell>
          <table:table-cell office:value-type="float" office:value="7.431013584137" calcext:value-type="float">
            <text:p>7,431013584137</text:p>
          </table:table-cell>
          <table:table-cell office:value-type="float" office:value="84.994379122546" calcext:value-type="float">
            <text:p>84,9943791225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60</text:p>
          </table:table-cell>
          <table:table-cell office:value-type="float" office:value="0.99495716392994" calcext:value-type="float">
            <text:p>0,99495716392994</text:p>
          </table:table-cell>
          <table:table-cell office:value-type="float" office:value="6.3017743825912" calcext:value-type="float">
            <text:p>6,3017743825912</text:p>
          </table:table-cell>
          <table:table-cell office:value-type="float" office:value="83.819059050007" calcext:value-type="float">
            <text:p>83,81905905000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71</text:p>
          </table:table-cell>
          <table:table-cell office:value-type="float" office:value="4.0979519486427" calcext:value-type="float">
            <text:p>4,0979519486427</text:p>
          </table:table-cell>
          <table:table-cell office:value-type="float" office:value="7.383941411972" calcext:value-type="float">
            <text:p>7,383941411972</text:p>
          </table:table-cell>
          <table:table-cell office:value-type="float" office:value="-58.780777985883" calcext:value-type="float">
            <text:p>-58,7807779858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82</text:p>
          </table:table-cell>
          <table:table-cell office:value-type="float" office:value="1.0623546689749" calcext:value-type="float">
            <text:p>1,0623546689749</text:p>
          </table:table-cell>
          <table:table-cell office:value-type="float" office:value="7.3093229532242" calcext:value-type="float">
            <text:p>7,3093229532242</text:p>
          </table:table-cell>
          <table:table-cell office:value-type="float" office:value="-2.7582069301302" calcext:value-type="float">
            <text:p>-2,75820693013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93</text:p>
          </table:table-cell>
          <table:table-cell office:value-type="float" office:value="4.7647404670715" calcext:value-type="float">
            <text:p>4,7647404670715</text:p>
          </table:table-cell>
          <table:table-cell office:value-type="float" office:value="10.453381538391" calcext:value-type="float">
            <text:p>10,453381538391</text:p>
          </table:table-cell>
          <table:table-cell office:value-type="float" office:value="-93.902805048949" calcext:value-type="float">
            <text:p>-93,9028050489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04</text:p>
          </table:table-cell>
          <table:table-cell office:value-type="float" office:value="6.1157077550888" calcext:value-type="float">
            <text:p>6,1157077550888</text:p>
          </table:table-cell>
          <table:table-cell office:value-type="float" office:value="9.1152477264404" calcext:value-type="float">
            <text:p>9,1152477264404</text:p>
          </table:table-cell>
          <table:table-cell office:value-type="float" office:value="25.060418684771" calcext:value-type="float">
            <text:p>25,0604186847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15</text:p>
          </table:table-cell>
          <table:table-cell office:value-type="float" office:value="0.55643696337938" calcext:value-type="float">
            <text:p>0,55643696337938</text:p>
          </table:table-cell>
          <table:table-cell office:value-type="float" office:value="9.0192002058029" calcext:value-type="float">
            <text:p>9,0192002058029</text:p>
          </table:table-cell>
          <table:table-cell office:value-type="float" office:value="6.2591619552321" calcext:value-type="float">
            <text:p>6,25916195523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26</text:p>
          </table:table-cell>
          <table:table-cell office:value-type="float" office:value="1.2187951803207" calcext:value-type="float">
            <text:p>1,2187951803207</text:p>
          </table:table-cell>
          <table:table-cell office:value-type="float" office:value="8.961353302002" calcext:value-type="float">
            <text:p>8,961353302002</text:p>
          </table:table-cell>
          <table:table-cell office:value-type="float" office:value="15.033928452024" calcext:value-type="float">
            <text:p>15,0339284520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37</text:p>
          </table:table-cell>
          <table:table-cell office:value-type="float" office:value="2.5380489230156" calcext:value-type="float">
            <text:p>2,5380489230156</text:p>
          </table:table-cell>
          <table:table-cell office:value-type="float" office:value="9.2829352617264" calcext:value-type="float">
            <text:p>9,2829352617264</text:p>
          </table:table-cell>
          <table:table-cell office:value-type="float" office:value="-116.76201850745" calcext:value-type="float">
            <text:p>-116,762018507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48</text:p>
          </table:table-cell>
          <table:table-cell office:value-type="float" office:value="4.4939598441124" calcext:value-type="float">
            <text:p>4,4939598441124</text:p>
          </table:table-cell>
          <table:table-cell office:value-type="float" office:value="10.873579978943" calcext:value-type="float">
            <text:p>10,873579978943</text:p>
          </table:table-cell>
          <table:table-cell office:value-type="float" office:value="132.03054628554" calcext:value-type="float">
            <text:p>132,030546285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59</text:p>
          </table:table-cell>
          <table:table-cell office:value-type="float" office:value="8.0858170986176" calcext:value-type="float">
            <text:p>8,0858170986176</text:p>
          </table:table-cell>
          <table:table-cell office:value-type="float" office:value="9.4548285007477" calcext:value-type="float">
            <text:p>9,4548285007477</text:p>
          </table:table-cell>
          <table:table-cell office:value-type="float" office:value="61.140520557476" calcext:value-type="float">
            <text:p>61,1405205574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70</text:p>
          </table:table-cell>
          <table:table-cell office:value-type="float" office:value="6.475545167923" calcext:value-type="float">
            <text:p>6,475545167923</text:p>
          </table:table-cell>
          <table:table-cell office:value-type="float" office:value="7.3282945156097" calcext:value-type="float">
            <text:p>7,3282945156097</text:p>
          </table:table-cell>
          <table:table-cell office:value-type="float" office:value="85.755996643358" calcext:value-type="float">
            <text:p>85,7559966433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81</text:p>
          </table:table-cell>
          <table:table-cell office:value-type="float" office:value="9.4190466403961" calcext:value-type="float">
            <text:p>9,4190466403961</text:p>
          </table:table-cell>
          <table:table-cell office:value-type="float" office:value="9.7516632080078" calcext:value-type="float">
            <text:p>9,7516632080078</text:p>
          </table:table-cell>
          <table:table-cell office:value-type="float" office:value="-123.30183861362" calcext:value-type="float">
            <text:p>-123,301838613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92</text:p>
          </table:table-cell>
          <table:table-cell office:value-type="float" office:value="-1.3873019814491" calcext:value-type="float">
            <text:p>-1,3873019814491</text:p>
          </table:table-cell>
          <table:table-cell office:value-type="float" office:value="9.77583527565" calcext:value-type="float">
            <text:p>9,77583527565</text:p>
          </table:table-cell>
          <table:table-cell office:value-type="float" office:value="-78.812191440801" calcext:value-type="float">
            <text:p>-78,81219144080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003</text:p>
          </table:table-cell>
          <table:table-cell office:value-type="float" office:value="3.7692901492119" calcext:value-type="float">
            <text:p>3,7692901492119</text:p>
          </table:table-cell>
          <table:table-cell office:value-type="float" office:value="10.420393943787" calcext:value-type="float">
            <text:p>10,420393943787</text:p>
          </table:table-cell>
          <table:table-cell office:value-type="float" office:value="92.679799742" calcext:value-type="float">
            <text:p>92,6797997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0.72071395814419" calcext:value-type="float">
            <text:p>0,72071395814419</text:p>
          </table:table-cell>
          <table:table-cell office:value-type="float" office:value="-0.58501303195953" calcext:value-type="float">
            <text:p>-0,58501303195953</text:p>
          </table:table-cell>
          <table:table-cell office:value-type="float" office:value="147.16674719646" calcext:value-type="float">
            <text:p>147,166747196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64</text:p>
          </table:table-cell>
          <table:table-cell office:value-type="float" office:value="2.7276989817619" calcext:value-type="float">
            <text:p>2,7276989817619</text:p>
          </table:table-cell>
          <table:table-cell office:value-type="float" office:value="-0.58501183986664" calcext:value-type="float">
            <text:p>-0,58501183986664</text:p>
          </table:table-cell>
          <table:table-cell office:value-type="float" office:value="87.82485791832" calcext:value-type="float">
            <text:p>87,824857918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75</text:p>
          </table:table-cell>
          <table:table-cell office:value-type="float" office:value="2.6650190353394" calcext:value-type="float">
            <text:p>2,6650190353394</text:p>
          </table:table-cell>
          <table:table-cell office:value-type="float" office:value="0.02888540038839" calcext:value-type="float">
            <text:p>0,02888540038839</text:p>
          </table:table-cell>
          <table:table-cell office:value-type="float" office:value="-139.646202136" calcext:value-type="float">
            <text:p>-139,6462021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86</text:p>
          </table:table-cell>
          <table:table-cell office:value-type="float" office:value="2.1849305927753" calcext:value-type="float">
            <text:p>2,1849305927753</text:p>
          </table:table-cell>
          <table:table-cell office:value-type="float" office:value="-0.58501530438662" calcext:value-type="float">
            <text:p>-0,58501530438662</text:p>
          </table:table-cell>
          <table:table-cell office:value-type="float" office:value="155.62985808986" calcext:value-type="float">
            <text:p>155,629858089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97</text:p>
          </table:table-cell>
          <table:table-cell office:value-type="float" office:value="5.9344309568405" calcext:value-type="float">
            <text:p>5,9344309568405</text:p>
          </table:table-cell>
          <table:table-cell office:value-type="float" office:value="-0.58499820530415" calcext:value-type="float">
            <text:p>-0,58499820530415</text:p>
          </table:table-cell>
          <table:table-cell office:value-type="float" office:value="74.624255204656" calcext:value-type="float">
            <text:p>74,6242552046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08</text:p>
          </table:table-cell>
          <table:table-cell office:value-type="float" office:value="7.2516697645187" calcext:value-type="float">
            <text:p>7,2516697645187</text:p>
          </table:table-cell>
          <table:table-cell office:value-type="float" office:value="-0.58500714600086" calcext:value-type="float">
            <text:p>-0,58500714600086</text:p>
          </table:table-cell>
          <table:table-cell office:value-type="float" office:value="130.54728811714" calcext:value-type="float">
            <text:p>130,547288117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19</text:p>
          </table:table-cell>
          <table:table-cell office:value-type="float" office:value="8.2517451047897" calcext:value-type="float">
            <text:p>8,2517451047897</text:p>
          </table:table-cell>
          <table:table-cell office:value-type="float" office:value="2.0484666526318" calcext:value-type="float">
            <text:p>2,0484666526318</text:p>
          </table:table-cell>
          <table:table-cell office:value-type="float" office:value="-164.53368496743" calcext:value-type="float">
            <text:p>-164,533684967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30</text:p>
          </table:table-cell>
          <table:table-cell office:value-type="float" office:value="-0.96211388707161" calcext:value-type="float">
            <text:p>-0,96211388707161</text:p>
          </table:table-cell>
          <table:table-cell office:value-type="float" office:value="0.073838555254042" calcext:value-type="float">
            <text:p>0,073838555254042</text:p>
          </table:table-cell>
          <table:table-cell office:value-type="float" office:value="-45.973616041196" calcext:value-type="float">
            <text:p>-45,9736160411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41</text:p>
          </table:table-cell>
          <table:table-cell office:value-type="float" office:value="0.54818533360958" calcext:value-type="float">
            <text:p>0,54818533360958</text:p>
          </table:table-cell>
          <table:table-cell office:value-type="float" office:value="3.0606889724731" calcext:value-type="float">
            <text:p>3,0606889724731</text:p>
          </table:table-cell>
          <table:table-cell office:value-type="float" office:value="89.432556917713" calcext:value-type="float">
            <text:p>89,4325569177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52</text:p>
          </table:table-cell>
          <table:table-cell office:value-type="float" office:value="3.0891427397728" calcext:value-type="float">
            <text:p>3,0891427397728</text:p>
          </table:table-cell>
          <table:table-cell office:value-type="float" office:value="-0.58082282543182" calcext:value-type="float">
            <text:p>-0,58082282543182</text:p>
          </table:table-cell>
          <table:table-cell office:value-type="float" office:value="126.96411655207" calcext:value-type="float">
            <text:p>126,964116552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63</text:p>
          </table:table-cell>
          <table:table-cell office:value-type="float" office:value="4.2600211501122" calcext:value-type="float">
            <text:p>4,2600211501122</text:p>
          </table:table-cell>
          <table:table-cell office:value-type="float" office:value="2.4647596478462" calcext:value-type="float">
            <text:p>2,4647596478462</text:p>
          </table:table-cell>
          <table:table-cell office:value-type="float" office:value="-24.368837570689" calcext:value-type="float">
            <text:p>-24,3688375706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74</text:p>
          </table:table-cell>
          <table:table-cell office:value-type="float" office:value="5.6128877401352" calcext:value-type="float">
            <text:p>5,6128877401352</text:p>
          </table:table-cell>
          <table:table-cell office:value-type="float" office:value="0.40315493941307" calcext:value-type="float">
            <text:p>0,40315493941307</text:p>
          </table:table-cell>
          <table:table-cell office:value-type="float" office:value="113.59198230087" calcext:value-type="float">
            <text:p>113,591982300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85</text:p>
          </table:table-cell>
          <table:table-cell office:value-type="float" office:value="7.2095596790314" calcext:value-type="float">
            <text:p>7,2095596790314</text:p>
          </table:table-cell>
          <table:table-cell office:value-type="float" office:value="1.1868216097355" calcext:value-type="float">
            <text:p>1,1868216097355</text:p>
          </table:table-cell>
          <table:table-cell office:value-type="float" office:value="-139.79722587926" calcext:value-type="float">
            <text:p>-139,797225879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96</text:p>
          </table:table-cell>
          <table:table-cell office:value-type="float" office:value="9.4279021024704" calcext:value-type="float">
            <text:p>9,4279021024704</text:p>
          </table:table-cell>
          <table:table-cell office:value-type="float" office:value="1.6596491634846" calcext:value-type="float">
            <text:p>1,6596491634846</text:p>
          </table:table-cell>
          <table:table-cell office:value-type="float" office:value="67.213930142154" calcext:value-type="float">
            <text:p>67,2139301421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07</text:p>
          </table:table-cell>
          <table:table-cell office:value-type="float" office:value="-0.083808014169335" calcext:value-type="float">
            <text:p>-0,083808014169335</text:p>
          </table:table-cell>
          <table:table-cell office:value-type="float" office:value="6.0960096120834" calcext:value-type="float">
            <text:p>6,0960096120834</text:p>
          </table:table-cell>
          <table:table-cell office:value-type="float" office:value="-168.56243807799" calcext:value-type="float">
            <text:p>-168,562438077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18</text:p>
          </table:table-cell>
          <table:table-cell office:value-type="float" office:value="-0.27776043862104" calcext:value-type="float">
            <text:p>-0,27776043862104</text:p>
          </table:table-cell>
          <table:table-cell office:value-type="float" office:value="2.3007401823997" calcext:value-type="float">
            <text:p>2,3007401823997</text:p>
          </table:table-cell>
          <table:table-cell office:value-type="float" office:value="92.53620418014" calcext:value-type="float">
            <text:p>92,536204180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29</text:p>
          </table:table-cell>
          <table:table-cell office:value-type="float" office:value="0.43745774775743" calcext:value-type="float">
            <text:p>0,43745774775743</text:p>
          </table:table-cell>
          <table:table-cell office:value-type="float" office:value="3.4347853064537" calcext:value-type="float">
            <text:p>3,4347853064537</text:p>
          </table:table-cell>
          <table:table-cell office:value-type="float" office:value="177.88999247703" calcext:value-type="float">
            <text:p>177,889992477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40</text:p>
          </table:table-cell>
          <table:table-cell office:value-type="float" office:value="7.4015039205551" calcext:value-type="float">
            <text:p>7,4015039205551</text:p>
          </table:table-cell>
          <table:table-cell office:value-type="float" office:value="1.6806200146675" calcext:value-type="float">
            <text:p>1,6806200146675</text:p>
          </table:table-cell>
          <table:table-cell office:value-type="float" office:value="-22.811907491866" calcext:value-type="float">
            <text:p>-22,8119074918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51</text:p>
          </table:table-cell>
          <table:table-cell office:value-type="float" office:value="6.1606240272522" calcext:value-type="float">
            <text:p>6,1606240272522</text:p>
          </table:table-cell>
          <table:table-cell office:value-type="float" office:value="3.130114376545" calcext:value-type="float">
            <text:p>3,130114376545</text:p>
          </table:table-cell>
          <table:table-cell office:value-type="float" office:value="49.477213127598" calcext:value-type="float">
            <text:p>49,4772131275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62</text:p>
          </table:table-cell>
          <table:table-cell office:value-type="float" office:value="6.6554206609726" calcext:value-type="float">
            <text:p>6,6554206609726</text:p>
          </table:table-cell>
          <table:table-cell office:value-type="float" office:value="2.9798600077629" calcext:value-type="float">
            <text:p>2,9798600077629</text:p>
          </table:table-cell>
          <table:table-cell office:value-type="float" office:value="87.106975780171" calcext:value-type="float">
            <text:p>87,1069757801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73</text:p>
          </table:table-cell>
          <table:table-cell office:value-type="float" office:value="8.153623342514" calcext:value-type="float">
            <text:p>8,153623342514</text:p>
          </table:table-cell>
          <table:table-cell office:value-type="float" office:value="-0.58502566069365" calcext:value-type="float">
            <text:p>-0,58502566069365</text:p>
          </table:table-cell>
          <table:table-cell office:value-type="float" office:value="78.230504017727" calcext:value-type="float">
            <text:p>78,2305040177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84</text:p>
          </table:table-cell>
          <table:table-cell office:value-type="float" office:value="-0.45690603554249" calcext:value-type="float">
            <text:p>-0,45690603554249</text:p>
          </table:table-cell>
          <table:table-cell office:value-type="float" office:value="4.6110248565674" calcext:value-type="float">
            <text:p>4,6110248565674</text:p>
          </table:table-cell>
          <table:table-cell office:value-type="float" office:value="-69.361699614555" calcext:value-type="float">
            <text:p>-69,3616996145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95</text:p>
          </table:table-cell>
          <table:table-cell office:value-type="float" office:value="1.8323795497417" calcext:value-type="float">
            <text:p>1,8323795497417</text:p>
          </table:table-cell>
          <table:table-cell office:value-type="float" office:value="3.2470634579659" calcext:value-type="float">
            <text:p>3,2470634579659</text:p>
          </table:table-cell>
          <table:table-cell office:value-type="float" office:value="-2.2805719191481" calcext:value-type="float">
            <text:p>-2,28057191914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06</text:p>
          </table:table-cell>
          <table:table-cell office:value-type="float" office:value="1.2605164945126" calcext:value-type="float">
            <text:p>1,2605164945126</text:p>
          </table:table-cell>
          <table:table-cell office:value-type="float" office:value="5.5853289365768" calcext:value-type="float">
            <text:p>5,5853289365768</text:p>
          </table:table-cell>
          <table:table-cell office:value-type="float" office:value="17.205490997642" calcext:value-type="float">
            <text:p>17,2054909976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17</text:p>
          </table:table-cell>
          <table:table-cell office:value-type="float" office:value="2.9805731773376" calcext:value-type="float">
            <text:p>2,9805731773376</text:p>
          </table:table-cell>
          <table:table-cell office:value-type="float" office:value="4.4033688306808" calcext:value-type="float">
            <text:p>4,4033688306808</text:p>
          </table:table-cell>
          <table:table-cell office:value-type="float" office:value="-121.94974559128" calcext:value-type="float">
            <text:p>-121,949745591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28</text:p>
          </table:table-cell>
          <table:table-cell office:value-type="float" office:value="7.0996010303497" calcext:value-type="float">
            <text:p>7,0996010303497</text:p>
          </table:table-cell>
          <table:table-cell office:value-type="float" office:value="2.5539970397949" calcext:value-type="float">
            <text:p>2,5539970397949</text:p>
          </table:table-cell>
          <table:table-cell office:value-type="float" office:value="68.955281737504" calcext:value-type="float">
            <text:p>68,9552817375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39</text:p>
          </table:table-cell>
          <table:table-cell office:value-type="float" office:value="8.9865982532501" calcext:value-type="float">
            <text:p>8,9865982532501</text:p>
          </table:table-cell>
          <table:table-cell office:value-type="float" office:value="3.6763748526573" calcext:value-type="float">
            <text:p>3,6763748526573</text:p>
          </table:table-cell>
          <table:table-cell office:value-type="float" office:value="40.692411410581" calcext:value-type="float">
            <text:p>40,6924114105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50</text:p>
          </table:table-cell>
          <table:table-cell office:value-type="float" office:value="9.6219140291214" calcext:value-type="float">
            <text:p>9,6219140291214</text:p>
          </table:table-cell>
          <table:table-cell office:value-type="float" office:value="4.9094086885452" calcext:value-type="float">
            <text:p>4,9094086885452</text:p>
          </table:table-cell>
          <table:table-cell office:value-type="float" office:value="171.18709406276" calcext:value-type="float">
            <text:p>171,187094062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61</text:p>
          </table:table-cell>
          <table:table-cell office:value-type="float" office:value="0.24511175230145" calcext:value-type="float">
            <text:p>0,24511175230145</text:p>
          </table:table-cell>
          <table:table-cell office:value-type="float" office:value="4.6693715453148" calcext:value-type="float">
            <text:p>4,6693715453148</text:p>
          </table:table-cell>
          <table:table-cell office:value-type="float" office:value="54.0956524527" calcext:value-type="float">
            <text:p>54,09565245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72</text:p>
          </table:table-cell>
          <table:table-cell office:value-type="float" office:value="-1.5634307265282" calcext:value-type="float">
            <text:p>-1,5634307265282</text:p>
          </table:table-cell>
          <table:table-cell office:value-type="float" office:value="8.6138141155243" calcext:value-type="float">
            <text:p>8,6138141155243</text:p>
          </table:table-cell>
          <table:table-cell office:value-type="float" office:value="-79.481923656099" calcext:value-type="float">
            <text:p>-79,4819236560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83</text:p>
          </table:table-cell>
          <table:table-cell office:value-type="float" office:value="0.092099998146296" calcext:value-type="float">
            <text:p>0,092099998146296</text:p>
          </table:table-cell>
          <table:table-cell office:value-type="float" office:value="5.814493894577" calcext:value-type="float">
            <text:p>5,814493894577</text:p>
          </table:table-cell>
          <table:table-cell office:value-type="float" office:value="67.031799607975" calcext:value-type="float">
            <text:p>67,03179960797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94</text:p>
          </table:table-cell>
          <table:table-cell office:value-type="float" office:value="3.5493877530098" calcext:value-type="float">
            <text:p>3,5493877530098</text:p>
          </table:table-cell>
          <table:table-cell office:value-type="float" office:value="6.3915926218033" calcext:value-type="float">
            <text:p>6,3915926218033</text:p>
          </table:table-cell>
          <table:table-cell office:value-type="float" office:value="-121.00723442758" calcext:value-type="float">
            <text:p>-121,007234427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05</text:p>
          </table:table-cell>
          <table:table-cell office:value-type="float" office:value="4.444974064827" calcext:value-type="float">
            <text:p>4,444974064827</text:p>
          </table:table-cell>
          <table:table-cell office:value-type="float" office:value="7.1298623085022" calcext:value-type="float">
            <text:p>7,1298623085022</text:p>
          </table:table-cell>
          <table:table-cell office:value-type="float" office:value="40.044410213543" calcext:value-type="float">
            <text:p>40,0444102135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16</text:p>
          </table:table-cell>
          <table:table-cell office:value-type="float" office:value="7.7465605735779" calcext:value-type="float">
            <text:p>7,7465605735779</text:p>
          </table:table-cell>
          <table:table-cell office:value-type="float" office:value="7.9682469367981" calcext:value-type="float">
            <text:p>7,9682469367981</text:p>
          </table:table-cell>
          <table:table-cell office:value-type="float" office:value="37.559205179761" calcext:value-type="float">
            <text:p>37,55920517976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27</text:p>
          </table:table-cell>
          <table:table-cell office:value-type="float" office:value="9.2842322587967" calcext:value-type="float">
            <text:p>9,2842322587967</text:p>
          </table:table-cell>
          <table:table-cell office:value-type="float" office:value="5.7516145706177" calcext:value-type="float">
            <text:p>5,7516145706177</text:p>
          </table:table-cell>
          <table:table-cell office:value-type="float" office:value="-55.109274615148" calcext:value-type="float">
            <text:p>-55,1092746151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38</text:p>
          </table:table-cell>
          <table:table-cell office:value-type="float" office:value="-1.3395562767982" calcext:value-type="float">
            <text:p>-1,3395562767982</text:p>
          </table:table-cell>
          <table:table-cell office:value-type="float" office:value="6.7299681901932" calcext:value-type="float">
            <text:p>6,7299681901932</text:p>
          </table:table-cell>
          <table:table-cell office:value-type="float" office:value="7.1440918999872" calcext:value-type="float">
            <text:p>7,14409189998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49</text:p>
          </table:table-cell>
          <table:table-cell office:value-type="float" office:value="2.1353332698345" calcext:value-type="float">
            <text:p>2,1353332698345</text:p>
          </table:table-cell>
          <table:table-cell office:value-type="float" office:value="7.1239149570465" calcext:value-type="float">
            <text:p>7,1239149570465</text:p>
          </table:table-cell>
          <table:table-cell office:value-type="float" office:value="109.63158622669" calcext:value-type="float">
            <text:p>109,631586226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60</text:p>
          </table:table-cell>
          <table:table-cell office:value-type="float" office:value="0.8150864392519" calcext:value-type="float">
            <text:p>0,8150864392519</text:p>
          </table:table-cell>
          <table:table-cell office:value-type="float" office:value="6.0395085811615" calcext:value-type="float">
            <text:p>6,0395085811615</text:p>
          </table:table-cell>
          <table:table-cell office:value-type="float" office:value="48.012665502585" calcext:value-type="float">
            <text:p>48,01266550258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71</text:p>
          </table:table-cell>
          <table:table-cell office:value-type="float" office:value="3.8890078663826" calcext:value-type="float">
            <text:p>3,8890078663826</text:p>
          </table:table-cell>
          <table:table-cell office:value-type="float" office:value="7.2964709997177" calcext:value-type="float">
            <text:p>7,2964709997177</text:p>
          </table:table-cell>
          <table:table-cell office:value-type="float" office:value="31.592376672538" calcext:value-type="float">
            <text:p>31,59237667253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82</text:p>
          </table:table-cell>
          <table:table-cell office:value-type="float" office:value="0.81624045968056" calcext:value-type="float">
            <text:p>0,81624045968056</text:p>
          </table:table-cell>
          <table:table-cell office:value-type="float" office:value="7.2886145114899" calcext:value-type="float">
            <text:p>7,2886145114899</text:p>
          </table:table-cell>
          <table:table-cell office:value-type="float" office:value="5.9131091567361" calcext:value-type="float">
            <text:p>5,91310915673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93</text:p>
          </table:table-cell>
          <table:table-cell office:value-type="float" office:value="4.9860629439354" calcext:value-type="float">
            <text:p>4,9860629439354</text:p>
          </table:table-cell>
          <table:table-cell office:value-type="float" office:value="10.470411777496" calcext:value-type="float">
            <text:p>10,470411777496</text:p>
          </table:table-cell>
          <table:table-cell office:value-type="float" office:value="175.54644566433" calcext:value-type="float">
            <text:p>175,546445664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04</text:p>
          </table:table-cell>
          <table:table-cell office:value-type="float" office:value="5.9458458423615" calcext:value-type="float">
            <text:p>5,9458458423615</text:p>
          </table:table-cell>
          <table:table-cell office:value-type="float" office:value="9.002970457077" calcext:value-type="float">
            <text:p>9,002970457077</text:p>
          </table:table-cell>
          <table:table-cell office:value-type="float" office:value="33.73082504151" calcext:value-type="float">
            <text:p>33,730825041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15</text:p>
          </table:table-cell>
          <table:table-cell office:value-type="float" office:value="0.33420223742723" calcext:value-type="float">
            <text:p>0,33420223742723</text:p>
          </table:table-cell>
          <table:table-cell office:value-type="float" office:value="9.1732251644135" calcext:value-type="float">
            <text:p>9,1732251644135</text:p>
          </table:table-cell>
          <table:table-cell office:value-type="float" office:value="-36.286594381758" calcext:value-type="float">
            <text:p>-36,2865943817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26</text:p>
          </table:table-cell>
          <table:table-cell office:value-type="float" office:value="0.86035087704659" calcext:value-type="float">
            <text:p>0,86035087704659</text:p>
          </table:table-cell>
          <table:table-cell office:value-type="float" office:value="8.8490599393845" calcext:value-type="float">
            <text:p>8,8490599393845</text:p>
          </table:table-cell>
          <table:table-cell office:value-type="float" office:value="23.699937352709" calcext:value-type="float">
            <text:p>23,6999373527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37</text:p>
          </table:table-cell>
          <table:table-cell office:value-type="float" office:value="2.700480222702" calcext:value-type="float">
            <text:p>2,700480222702</text:p>
          </table:table-cell>
          <table:table-cell office:value-type="float" office:value="9.5328056812286" calcext:value-type="float">
            <text:p>9,5328056812286</text:p>
          </table:table-cell>
          <table:table-cell office:value-type="float" office:value="-131.18053545618" calcext:value-type="float">
            <text:p>-131,180535456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48</text:p>
          </table:table-cell>
          <table:table-cell office:value-type="float" office:value="4.6780496835709" calcext:value-type="float">
            <text:p>4,6780496835709</text:p>
          </table:table-cell>
          <table:table-cell office:value-type="float" office:value="10.996694564819" calcext:value-type="float">
            <text:p>10,996694564819</text:p>
          </table:table-cell>
          <table:table-cell office:value-type="float" office:value="-137.48840769385" calcext:value-type="float">
            <text:p>-137,488407693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59</text:p>
          </table:table-cell>
          <table:table-cell office:value-type="float" office:value="7.8943336009979" calcext:value-type="float">
            <text:p>7,8943336009979</text:p>
          </table:table-cell>
          <table:table-cell office:value-type="float" office:value="9.1058731079102" calcext:value-type="float">
            <text:p>9,1058731079102</text:p>
          </table:table-cell>
          <table:table-cell office:value-type="float" office:value="61.135238143289" calcext:value-type="float">
            <text:p>61,1352381432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70</text:p>
          </table:table-cell>
          <table:table-cell office:value-type="float" office:value="6.2988793849945" calcext:value-type="float">
            <text:p>6,2988793849945</text:p>
          </table:table-cell>
          <table:table-cell office:value-type="float" office:value="7.0707094669342" calcext:value-type="float">
            <text:p>7,0707094669342</text:p>
          </table:table-cell>
          <table:table-cell office:value-type="float" office:value="47.693161448096" calcext:value-type="float">
            <text:p>47,6931614480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81</text:p>
          </table:table-cell>
          <table:table-cell office:value-type="float" office:value="9.5966231822968" calcext:value-type="float">
            <text:p>9,5966231822968</text:p>
          </table:table-cell>
          <table:table-cell office:value-type="float" office:value="10.066494941711" calcext:value-type="float">
            <text:p>10,066494941711</text:p>
          </table:table-cell>
          <table:table-cell office:value-type="float" office:value="-122.50232848392" calcext:value-type="float">
            <text:p>-122,502328483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92</text:p>
          </table:table-cell>
          <table:table-cell office:value-type="float" office:value="-1.1966967582703" calcext:value-type="float">
            <text:p>-1,1966967582703</text:p>
          </table:table-cell>
          <table:table-cell office:value-type="float" office:value="9.9539631605148" calcext:value-type="float">
            <text:p>9,9539631605148</text:p>
          </table:table-cell>
          <table:table-cell office:value-type="float" office:value="-102.23657538177" calcext:value-type="float">
            <text:p>-102,2365753817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003</text:p>
          </table:table-cell>
          <table:table-cell office:value-type="float" office:value="3.7870401144028" calcext:value-type="float">
            <text:p>3,7870401144028</text:p>
          </table:table-cell>
          <table:table-cell office:value-type="float" office:value="10.022103786469" calcext:value-type="float">
            <text:p>10,022103786469</text:p>
          </table:table-cell>
          <table:table-cell office:value-type="float" office:value="92.708794933975" calcext:value-type="float">
            <text:p>92,7087949339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0.98365560173988" calcext:value-type="float">
            <text:p>0,98365560173988</text:p>
          </table:table-cell>
          <table:table-cell office:value-type="float" office:value="-0.58501441031694" calcext:value-type="float">
            <text:p>-0,58501441031694</text:p>
          </table:table-cell>
          <table:table-cell office:value-type="float" office:value="156.96907650893" calcext:value-type="float">
            <text:p>156,969076508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64</text:p>
          </table:table-cell>
          <table:table-cell office:value-type="float" office:value="2.601312994957" calcext:value-type="float">
            <text:p>2,601312994957</text:p>
          </table:table-cell>
          <table:table-cell office:value-type="float" office:value="-0.58497529476881" calcext:value-type="float">
            <text:p>-0,58497529476881</text:p>
          </table:table-cell>
          <table:table-cell office:value-type="float" office:value="22.317239812985" calcext:value-type="float">
            <text:p>22,31723981298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75</text:p>
          </table:table-cell>
          <table:table-cell office:value-type="float" office:value="2.8329911828041" calcext:value-type="float">
            <text:p>2,8329911828041</text:p>
          </table:table-cell>
          <table:table-cell office:value-type="float" office:value="0.11833482421935" calcext:value-type="float">
            <text:p>0,11833482421935</text:p>
          </table:table-cell>
          <table:table-cell office:value-type="float" office:value="-128.03803887337" calcext:value-type="float">
            <text:p>-128,038038873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86</text:p>
          </table:table-cell>
          <table:table-cell office:value-type="float" office:value="2.3181752860546" calcext:value-type="float">
            <text:p>2,3181752860546</text:p>
          </table:table-cell>
          <table:table-cell office:value-type="float" office:value="-0.55958837270737" calcext:value-type="float">
            <text:p>-0,55958837270737</text:p>
          </table:table-cell>
          <table:table-cell office:value-type="float" office:value="154.46898436091" calcext:value-type="float">
            <text:p>154,468984360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97</text:p>
          </table:table-cell>
          <table:table-cell office:value-type="float" office:value="5.9226882457733" calcext:value-type="float">
            <text:p>5,9226882457733</text:p>
          </table:table-cell>
          <table:table-cell office:value-type="float" office:value="-0.58500401675701" calcext:value-type="float">
            <text:p>-0,58500401675701</text:p>
          </table:table-cell>
          <table:table-cell office:value-type="float" office:value="86.403997840395" calcext:value-type="float">
            <text:p>86,4039978403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08</text:p>
          </table:table-cell>
          <table:table-cell office:value-type="float" office:value="7.4122726917267" calcext:value-type="float">
            <text:p>7,4122726917267</text:p>
          </table:table-cell>
          <table:table-cell office:value-type="float" office:value="-0.58500122278929" calcext:value-type="float">
            <text:p>-0,58500122278929</text:p>
          </table:table-cell>
          <table:table-cell office:value-type="float" office:value="160.32340268421" calcext:value-type="float">
            <text:p>160,323402684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19</text:p>
          </table:table-cell>
          <table:table-cell office:value-type="float" office:value="8.370532989502" calcext:value-type="float">
            <text:p>8,370532989502</text:p>
          </table:table-cell>
          <table:table-cell office:value-type="float" office:value="1.8288071453571" calcext:value-type="float">
            <text:p>1,8288071453571</text:p>
          </table:table-cell>
          <table:table-cell office:value-type="float" office:value="116.17846549696" calcext:value-type="float">
            <text:p>116,178465496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30</text:p>
          </table:table-cell>
          <table:table-cell office:value-type="float" office:value="-1.194224357605" calcext:value-type="float">
            <text:p>-1,194224357605</text:p>
          </table:table-cell>
          <table:table-cell office:value-type="float" office:value="0.36494862288237" calcext:value-type="float">
            <text:p>0,36494862288237</text:p>
          </table:table-cell>
          <table:table-cell office:value-type="float" office:value="-45.806799724603" calcext:value-type="float">
            <text:p>-45,8067997246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41</text:p>
          </table:table-cell>
          <table:table-cell office:value-type="float" office:value="0.77237389981747" calcext:value-type="float">
            <text:p>0,77237389981747</text:p>
          </table:table-cell>
          <table:table-cell office:value-type="float" office:value="3.024610877037" calcext:value-type="float">
            <text:p>3,024610877037</text:p>
          </table:table-cell>
          <table:table-cell office:value-type="float" office:value="178.88346902884" calcext:value-type="float">
            <text:p>178,883469028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52</text:p>
          </table:table-cell>
          <table:table-cell office:value-type="float" office:value="3.2965621352196" calcext:value-type="float">
            <text:p>3,2965621352196</text:p>
          </table:table-cell>
          <table:table-cell office:value-type="float" office:value="-0.46589158475399" calcext:value-type="float">
            <text:p>-0,46589158475399</text:p>
          </table:table-cell>
          <table:table-cell office:value-type="float" office:value="-147.95566516317" calcext:value-type="float">
            <text:p>-147,955665163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63</text:p>
          </table:table-cell>
          <table:table-cell office:value-type="float" office:value="4.1548013687134" calcext:value-type="float">
            <text:p>4,1548013687134</text:p>
          </table:table-cell>
          <table:table-cell office:value-type="float" office:value="2.7243673801422" calcext:value-type="float">
            <text:p>2,7243673801422</text:p>
          </table:table-cell>
          <table:table-cell office:value-type="float" office:value="-76.982576376314" calcext:value-type="float">
            <text:p>-76,9825763763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74</text:p>
          </table:table-cell>
          <table:table-cell office:value-type="float" office:value="5.6963956356049" calcext:value-type="float">
            <text:p>5,6963956356049</text:p>
          </table:table-cell>
          <table:table-cell office:value-type="float" office:value="0.045988103374839" calcext:value-type="float">
            <text:p>0,045988103374839</text:p>
          </table:table-cell>
          <table:table-cell office:value-type="float" office:value="100.00235335842" calcext:value-type="float">
            <text:p>100,002353358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85</text:p>
          </table:table-cell>
          <table:table-cell office:value-type="float" office:value="7.0983278751373" calcext:value-type="float">
            <text:p>7,0983278751373</text:p>
          </table:table-cell>
          <table:table-cell office:value-type="float" office:value="1.3278511166573" calcext:value-type="float">
            <text:p>1,3278511166573</text:p>
          </table:table-cell>
          <table:table-cell office:value-type="float" office:value="-56.565382678038" calcext:value-type="float">
            <text:p>-56,5653826780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96</text:p>
          </table:table-cell>
          <table:table-cell office:value-type="float" office:value="9.2584592103958" calcext:value-type="float">
            <text:p>9,2584592103958</text:p>
          </table:table-cell>
          <table:table-cell office:value-type="float" office:value="1.3699632883072" calcext:value-type="float">
            <text:p>1,3699632883072</text:p>
          </table:table-cell>
          <table:table-cell office:value-type="float" office:value="57.712636935483" calcext:value-type="float">
            <text:p>57,7126369354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07</text:p>
          </table:table-cell>
          <table:table-cell office:value-type="float" office:value="0.078950691968203" calcext:value-type="float">
            <text:p>0,078950691968203</text:p>
          </table:table-cell>
          <table:table-cell office:value-type="float" office:value="5.9855508804321" calcext:value-type="float">
            <text:p>5,9855508804321</text:p>
          </table:table-cell>
          <table:table-cell office:value-type="float" office:value="122.98366370474" calcext:value-type="float">
            <text:p>122,983663704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18</text:p>
          </table:table-cell>
          <table:table-cell office:value-type="float" office:value="-0.17875323072076" calcext:value-type="float">
            <text:p>-0,17875323072076</text:p>
          </table:table-cell>
          <table:table-cell office:value-type="float" office:value="2.0334056019783" calcext:value-type="float">
            <text:p>2,0334056019783</text:p>
          </table:table-cell>
          <table:table-cell office:value-type="float" office:value="121.21223036651" calcext:value-type="float">
            <text:p>121,212230366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29</text:p>
          </table:table-cell>
          <table:table-cell office:value-type="float" office:value="0.58426816016436" calcext:value-type="float">
            <text:p>0,58426816016436</text:p>
          </table:table-cell>
          <table:table-cell office:value-type="float" office:value="3.5475364327431" calcext:value-type="float">
            <text:p>3,5475364327431</text:p>
          </table:table-cell>
          <table:table-cell office:value-type="float" office:value="-126.29346179355" calcext:value-type="float">
            <text:p>-126,293461793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40</text:p>
          </table:table-cell>
          <table:table-cell office:value-type="float" office:value="7.1469962596893" calcext:value-type="float">
            <text:p>7,1469962596893</text:p>
          </table:table-cell>
          <table:table-cell office:value-type="float" office:value="1.6589067876339" calcext:value-type="float">
            <text:p>1,6589067876339</text:p>
          </table:table-cell>
          <table:table-cell office:value-type="float" office:value="15.715223209114" calcext:value-type="float">
            <text:p>15,7152232091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51</text:p>
          </table:table-cell>
          <table:table-cell office:value-type="float" office:value="5.9737432003021" calcext:value-type="float">
            <text:p>5,9737432003021</text:p>
          </table:table-cell>
          <table:table-cell office:value-type="float" office:value="3.249107003212" calcext:value-type="float">
            <text:p>3,249107003212</text:p>
          </table:table-cell>
          <table:table-cell office:value-type="float" office:value="-41.251588778891" calcext:value-type="float">
            <text:p>-41,2515887788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62</text:p>
          </table:table-cell>
          <table:table-cell office:value-type="float" office:value="6.4347052574158" calcext:value-type="float">
            <text:p>6,4347052574158</text:p>
          </table:table-cell>
          <table:table-cell office:value-type="float" office:value="2.9589200019836" calcext:value-type="float">
            <text:p>2,9589200019836</text:p>
          </table:table-cell>
          <table:table-cell office:value-type="float" office:value="-3.5500904889243" calcext:value-type="float">
            <text:p>-3,550090488924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73</text:p>
          </table:table-cell>
          <table:table-cell office:value-type="float" office:value="7.8198766708374" calcext:value-type="float">
            <text:p>7,8198766708374</text:p>
          </table:table-cell>
          <table:table-cell office:value-type="float" office:value="-0.58523528277874" calcext:value-type="float">
            <text:p>-0,58523528277874</text:p>
          </table:table-cell>
          <table:table-cell office:value-type="float" office:value="68.981946653621" calcext:value-type="float">
            <text:p>68,98194665362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84</text:p>
          </table:table-cell>
          <table:table-cell office:value-type="float" office:value="-0.53404044359922" calcext:value-type="float">
            <text:p>-0,53404044359922</text:p>
          </table:table-cell>
          <table:table-cell office:value-type="float" office:value="4.9438014626503" calcext:value-type="float">
            <text:p>4,9438014626503</text:p>
          </table:table-cell>
          <table:table-cell office:value-type="float" office:value="-81.713487388222" calcext:value-type="float">
            <text:p>-81,71348738822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95</text:p>
          </table:table-cell>
          <table:table-cell office:value-type="float" office:value="1.4338889718056" calcext:value-type="float">
            <text:p>1,4338889718056</text:p>
          </table:table-cell>
          <table:table-cell office:value-type="float" office:value="3.2627806067467" calcext:value-type="float">
            <text:p>3,2627806067467</text:p>
          </table:table-cell>
          <table:table-cell office:value-type="float" office:value="-2.3191581438681" calcext:value-type="float">
            <text:p>-2,31915814386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06</text:p>
          </table:table-cell>
          <table:table-cell office:value-type="float" office:value="1.1562342941761" calcext:value-type="float">
            <text:p>1,1562342941761</text:p>
          </table:table-cell>
          <table:table-cell office:value-type="float" office:value="5.4455578327179" calcext:value-type="float">
            <text:p>5,4455578327179</text:p>
          </table:table-cell>
          <table:table-cell office:value-type="float" office:value="52.200386478643" calcext:value-type="float">
            <text:p>52,2003864786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17</text:p>
          </table:table-cell>
          <table:table-cell office:value-type="float" office:value="3.1898635625839" calcext:value-type="float">
            <text:p>3,1898635625839</text:p>
          </table:table-cell>
          <table:table-cell office:value-type="float" office:value="4.7416466474533" calcext:value-type="float">
            <text:p>4,7416466474533</text:p>
          </table:table-cell>
          <table:table-cell office:value-type="float" office:value="-121.97057456727" calcext:value-type="float">
            <text:p>-121,9705745672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28</text:p>
          </table:table-cell>
          <table:table-cell office:value-type="float" office:value="7.2930997610092" calcext:value-type="float">
            <text:p>7,2930997610092</text:p>
          </table:table-cell>
          <table:table-cell office:value-type="float" office:value="2.4452224373817" calcext:value-type="float">
            <text:p>2,4452224373817</text:p>
          </table:table-cell>
          <table:table-cell office:value-type="float" office:value="159.66805530961" calcext:value-type="float">
            <text:p>159,6680553096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39</text:p>
          </table:table-cell>
          <table:table-cell office:value-type="float" office:value="8.6844480037689" calcext:value-type="float">
            <text:p>8,6844480037689</text:p>
          </table:table-cell>
          <table:table-cell office:value-type="float" office:value="3.4173154830933" calcext:value-type="float">
            <text:p>3,4173154830933</text:p>
          </table:table-cell>
          <table:table-cell office:value-type="float" office:value="40.725742555728" calcext:value-type="float">
            <text:p>40,7257425557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50</text:p>
          </table:table-cell>
          <table:table-cell office:value-type="float" office:value="10.014905929565" calcext:value-type="float">
            <text:p>10,014905929565</text:p>
          </table:table-cell>
          <table:table-cell office:value-type="float" office:value="4.8476380109787" calcext:value-type="float">
            <text:p>4,8476380109787</text:p>
          </table:table-cell>
          <table:table-cell office:value-type="float" office:value="171.10761867207" calcext:value-type="float">
            <text:p>171,107618672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61</text:p>
          </table:table-cell>
          <table:table-cell office:value-type="float" office:value="0.16449438408017" calcext:value-type="float">
            <text:p>0,16449438408017</text:p>
          </table:table-cell>
          <table:table-cell office:value-type="float" office:value="4.5020413398743" calcext:value-type="float">
            <text:p>4,5020413398743</text:p>
          </table:table-cell>
          <table:table-cell office:value-type="float" office:value="64.933082100692" calcext:value-type="float">
            <text:p>64,9330821006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72</text:p>
          </table:table-cell>
          <table:table-cell office:value-type="float" office:value="-1.5354800224304" calcext:value-type="float">
            <text:p>-1,5354800224304</text:p>
          </table:table-cell>
          <table:table-cell office:value-type="float" office:value="8.721227645874" calcext:value-type="float">
            <text:p>8,721227645874</text:p>
          </table:table-cell>
          <table:table-cell office:value-type="float" office:value="-40.770827584965" calcext:value-type="float">
            <text:p>-40,77082758496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83</text:p>
          </table:table-cell>
          <table:table-cell office:value-type="float" office:value="-0.10910404846072" calcext:value-type="float">
            <text:p>-0,10910404846072</text:p>
          </table:table-cell>
          <table:table-cell office:value-type="float" office:value="5.7144683599472" calcext:value-type="float">
            <text:p>5,7144683599472</text:p>
          </table:table-cell>
          <table:table-cell office:value-type="float" office:value="-0.62409926585521" calcext:value-type="float">
            <text:p>-0,624099265855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94</text:p>
          </table:table-cell>
          <table:table-cell office:value-type="float" office:value="3.7649697065353" calcext:value-type="float">
            <text:p>3,7649697065353</text:p>
          </table:table-cell>
          <table:table-cell office:value-type="float" office:value="6.5714609622955" calcext:value-type="float">
            <text:p>6,5714609622955</text:p>
          </table:table-cell>
          <table:table-cell office:value-type="float" office:value="-153.41836479819" calcext:value-type="float">
            <text:p>-153,4183647981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05</text:p>
          </table:table-cell>
          <table:table-cell office:value-type="float" office:value="4.2804273962975" calcext:value-type="float">
            <text:p>4,2804273962975</text:p>
          </table:table-cell>
          <table:table-cell office:value-type="float" office:value="7.2774732112885" calcext:value-type="float">
            <text:p>7,2774732112885</text:p>
          </table:table-cell>
          <table:table-cell office:value-type="float" office:value="-50.703686513719" calcext:value-type="float">
            <text:p>-50,7036865137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16</text:p>
          </table:table-cell>
          <table:table-cell office:value-type="float" office:value="7.5521522760391" calcext:value-type="float">
            <text:p>7,5521522760391</text:p>
          </table:table-cell>
          <table:table-cell office:value-type="float" office:value="7.8088706731796" calcext:value-type="float">
            <text:p>7,8088706731796</text:p>
          </table:table-cell>
          <table:table-cell office:value-type="float" office:value="39.558797125604" calcext:value-type="float">
            <text:p>39,55879712560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27</text:p>
          </table:table-cell>
          <table:table-cell office:value-type="float" office:value="9.056943655014" calcext:value-type="float">
            <text:p>9,056943655014</text:p>
          </table:table-cell>
          <table:table-cell office:value-type="float" office:value="6.0778969526291" calcext:value-type="float">
            <text:p>6,0778969526291</text:p>
          </table:table-cell>
          <table:table-cell office:value-type="float" office:value="-55.105509272047" calcext:value-type="float">
            <text:p>-55,1055092720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38</text:p>
          </table:table-cell>
          <table:table-cell office:value-type="float" office:value="-1.5631428360939" calcext:value-type="float">
            <text:p>-1,5631428360939</text:p>
          </table:table-cell>
          <table:table-cell office:value-type="float" office:value="6.8998098373413" calcext:value-type="float">
            <text:p>6,8998098373413</text:p>
          </table:table-cell>
          <table:table-cell office:value-type="float" office:value="-46.760719672889" calcext:value-type="float">
            <text:p>-46,7607196728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49</text:p>
          </table:table-cell>
          <table:table-cell office:value-type="float" office:value="2.3427228629589" calcext:value-type="float">
            <text:p>2,3427228629589</text:p>
          </table:table-cell>
          <table:table-cell office:value-type="float" office:value="7.0395576953888" calcext:value-type="float">
            <text:p>7,0395576953888</text:p>
          </table:table-cell>
          <table:table-cell office:value-type="float" office:value="163.17166948015" calcext:value-type="float">
            <text:p>163,171669480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60</text:p>
          </table:table-cell>
          <table:table-cell office:value-type="float" office:value="0.60376018285751" calcext:value-type="float">
            <text:p>0,60376018285751</text:p>
          </table:table-cell>
          <table:table-cell office:value-type="float" office:value="5.8686769008636" calcext:value-type="float">
            <text:p>5,8686769008636</text:p>
          </table:table-cell>
          <table:table-cell office:value-type="float" office:value="54.204372463712" calcext:value-type="float">
            <text:p>54,20437246371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71</text:p>
          </table:table-cell>
          <table:table-cell office:value-type="float" office:value="3.9780396223068" calcext:value-type="float">
            <text:p>3,9780396223068</text:p>
          </table:table-cell>
          <table:table-cell office:value-type="float" office:value="7.0933049917221" calcext:value-type="float">
            <text:p>7,0933049917221</text:p>
          </table:table-cell>
          <table:table-cell office:value-type="float" office:value="122.31138253668" calcext:value-type="float">
            <text:p>122,311382536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82</text:p>
          </table:table-cell>
          <table:table-cell office:value-type="float" office:value="0.53167480975389" calcext:value-type="float">
            <text:p>0,53167480975389</text:p>
          </table:table-cell>
          <table:table-cell office:value-type="float" office:value="7.2937893867493" calcext:value-type="float">
            <text:p>7,2937893867493</text:p>
          </table:table-cell>
          <table:table-cell office:value-type="float" office:value="-2.7454008769458" calcext:value-type="float">
            <text:p>-2,74540087694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93</text:p>
          </table:table-cell>
          <table:table-cell office:value-type="float" office:value="5.0475299358368" calcext:value-type="float">
            <text:p>5,0475299358368</text:p>
          </table:table-cell>
          <table:table-cell office:value-type="float" office:value="10.209112167358" calcext:value-type="float">
            <text:p>10,209112167358</text:p>
          </table:table-cell>
          <table:table-cell office:value-type="float" office:value="103.96380864891" calcext:value-type="float">
            <text:p>103,963808648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04</text:p>
          </table:table-cell>
          <table:table-cell office:value-type="float" office:value="5.794323682785" calcext:value-type="float">
            <text:p>5,794323682785</text:p>
          </table:table-cell>
          <table:table-cell office:value-type="float" office:value="8.8680410385132" calcext:value-type="float">
            <text:p>8,8680410385132</text:p>
          </table:table-cell>
          <table:table-cell office:value-type="float" office:value="41.911931554223" calcext:value-type="float">
            <text:p>41,9119315542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15</text:p>
          </table:table-cell>
          <table:table-cell office:value-type="float" office:value="0.1789603754878" calcext:value-type="float">
            <text:p>0,1789603754878</text:p>
          </table:table-cell>
          <table:table-cell office:value-type="float" office:value="9.0143013000488" calcext:value-type="float">
            <text:p>9,0143013000488</text:p>
          </table:table-cell>
          <table:table-cell office:value-type="float" office:value="54.502234337436" calcext:value-type="float">
            <text:p>54,5022343374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26</text:p>
          </table:table-cell>
          <table:table-cell office:value-type="float" office:value="0.91997228562832" calcext:value-type="float">
            <text:p>0,91997228562832</text:p>
          </table:table-cell>
          <table:table-cell office:value-type="float" office:value="8.6356353759766" calcext:value-type="float">
            <text:p>8,6356353759766</text:p>
          </table:table-cell>
          <table:table-cell office:value-type="float" office:value="114.49347787602" calcext:value-type="float">
            <text:p>114,493477876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37</text:p>
          </table:table-cell>
          <table:table-cell office:value-type="float" office:value="2.8804582357407" calcext:value-type="float">
            <text:p>2,8804582357407</text:p>
          </table:table-cell>
          <table:table-cell office:value-type="float" office:value="9.5921689271927" calcext:value-type="float">
            <text:p>9,5921689271927</text:p>
          </table:table-cell>
          <table:table-cell office:value-type="float" office:value="-162.47496483432" calcext:value-type="float">
            <text:p>-162,474964834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48</text:p>
          </table:table-cell>
          <table:table-cell office:value-type="float" office:value="4.542960524559" calcext:value-type="float">
            <text:p>4,542960524559</text:p>
          </table:table-cell>
          <table:table-cell office:value-type="float" office:value="11.085064411163" calcext:value-type="float">
            <text:p>11,085064411163</text:p>
          </table:table-cell>
          <table:table-cell office:value-type="float" office:value="-55.467378561664" calcext:value-type="float">
            <text:p>-55,4673785616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59</text:p>
          </table:table-cell>
          <table:table-cell office:value-type="float" office:value="7.6956558227539" calcext:value-type="float">
            <text:p>7,6956558227539</text:p>
          </table:table-cell>
          <table:table-cell office:value-type="float" office:value="8.7814635038376" calcext:value-type="float">
            <text:p>8,7814635038376</text:p>
          </table:table-cell>
          <table:table-cell office:value-type="float" office:value="53.841573797214" calcext:value-type="float">
            <text:p>53,8415737972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70</text:p>
          </table:table-cell>
          <table:table-cell office:value-type="float" office:value="6.0465568304062" calcext:value-type="float">
            <text:p>6,0465568304062</text:p>
          </table:table-cell>
          <table:table-cell office:value-type="float" office:value="6.9544810056686" calcext:value-type="float">
            <text:p>6,9544810056686</text:p>
          </table:table-cell>
          <table:table-cell office:value-type="float" office:value="25.707196657825" calcext:value-type="float">
            <text:p>25,7071966578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81</text:p>
          </table:table-cell>
          <table:table-cell office:value-type="float" office:value="9.4062197208405" calcext:value-type="float">
            <text:p>9,4062197208405</text:p>
          </table:table-cell>
          <table:table-cell office:value-type="float" office:value="10.256910324097" calcext:value-type="float">
            <text:p>10,256910324097</text:p>
          </table:table-cell>
          <table:table-cell office:value-type="float" office:value="-115.48577903942" calcext:value-type="float">
            <text:p>-115,485779039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92</text:p>
          </table:table-cell>
          <table:table-cell office:value-type="float" office:value="-0.9613074362278" calcext:value-type="float">
            <text:p>-0,9613074362278</text:p>
          </table:table-cell>
          <table:table-cell office:value-type="float" office:value="10.193016529083" calcext:value-type="float">
            <text:p>10,193016529083</text:p>
          </table:table-cell>
          <table:table-cell office:value-type="float" office:value="-132.71311893585" calcext:value-type="float">
            <text:p>-132,7131189358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003</text:p>
          </table:table-cell>
          <table:table-cell office:value-type="float" office:value="3.7728554010391" calcext:value-type="float">
            <text:p>3,7728554010391</text:p>
          </table:table-cell>
          <table:table-cell office:value-type="float" office:value="9.6618288755417" calcext:value-type="float">
            <text:p>9,6618288755417</text:p>
          </table:table-cell>
          <table:table-cell office:value-type="float" office:value="82.53831620429" calcext:value-type="float">
            <text:p>82,5383162042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1.2930397689342" calcext:value-type="float">
            <text:p>1,2930397689342</text:p>
          </table:table-cell>
          <table:table-cell office:value-type="float" office:value="-0.58500617742538" calcext:value-type="float">
            <text:p>-0,58500617742538</text:p>
          </table:table-cell>
          <table:table-cell office:value-type="float" office:value="167.72155700975" calcext:value-type="float">
            <text:p>167,721557009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64</text:p>
          </table:table-cell>
          <table:table-cell office:value-type="float" office:value="2.6986318826675" calcext:value-type="float">
            <text:p>2,6986318826675</text:p>
          </table:table-cell>
          <table:table-cell office:value-type="float" office:value="-0.54862249642611" calcext:value-type="float">
            <text:p>-0,54862249642611</text:p>
          </table:table-cell>
          <table:table-cell office:value-type="float" office:value="-69.855458417516" calcext:value-type="float">
            <text:p>-69,8554584175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75</text:p>
          </table:table-cell>
          <table:table-cell office:value-type="float" office:value="2.6785305142403" calcext:value-type="float">
            <text:p>2,6785305142403</text:p>
          </table:table-cell>
          <table:table-cell office:value-type="float" office:value="0.27812447398901" calcext:value-type="float">
            <text:p>0,27812447398901</text:p>
          </table:table-cell>
          <table:table-cell office:value-type="float" office:value="-37.262610948769" calcext:value-type="float">
            <text:p>-37,2626109487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86</text:p>
          </table:table-cell>
          <table:table-cell office:value-type="float" office:value="2.4045960605145" calcext:value-type="float">
            <text:p>2,4045960605145</text:p>
          </table:table-cell>
          <table:table-cell office:value-type="float" office:value="-0.55640310049057" calcext:value-type="float">
            <text:p>-0,55640310049057</text:p>
          </table:table-cell>
          <table:table-cell office:value-type="float" office:value="148.54099492359" calcext:value-type="float">
            <text:p>148,540994923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97</text:p>
          </table:table-cell>
          <table:table-cell office:value-type="float" office:value="6.0450351238251" calcext:value-type="float">
            <text:p>6,0450351238251</text:p>
          </table:table-cell>
          <table:table-cell office:value-type="float" office:value="-0.58499854058027" calcext:value-type="float">
            <text:p>-0,58499854058027</text:p>
          </table:table-cell>
          <table:table-cell office:value-type="float" office:value="104.53289481485" calcext:value-type="float">
            <text:p>104,532894814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08</text:p>
          </table:table-cell>
          <table:table-cell office:value-type="float" office:value="7.4280333518982" calcext:value-type="float">
            <text:p>7,4280333518982</text:p>
          </table:table-cell>
          <table:table-cell office:value-type="float" office:value="-0.43987616896629" calcext:value-type="float">
            <text:p>-0,43987616896629</text:p>
          </table:table-cell>
          <table:table-cell office:value-type="float" office:value="-121.52892920622" calcext:value-type="float">
            <text:p>-121,5289292062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19</text:p>
          </table:table-cell>
          <table:table-cell office:value-type="float" office:value="8.5446673631668" calcext:value-type="float">
            <text:p>8,5446673631668</text:p>
          </table:table-cell>
          <table:table-cell office:value-type="float" office:value="1.4714741706848" calcext:value-type="float">
            <text:p>1,4714741706848</text:p>
          </table:table-cell>
          <table:table-cell office:value-type="float" office:value="116.18946767916" calcext:value-type="float">
            <text:p>116,189467679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30</text:p>
          </table:table-cell>
          <table:table-cell office:value-type="float" office:value="-1.415875852108" calcext:value-type="float">
            <text:p>-1,415875852108</text:p>
          </table:table-cell>
          <table:table-cell office:value-type="float" office:value="0.64565978944302" calcext:value-type="float">
            <text:p>0,64565978944302</text:p>
          </table:table-cell>
          <table:table-cell office:value-type="float" office:value="-48.421369236746" calcext:value-type="float">
            <text:p>-48,4213692367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41</text:p>
          </table:table-cell>
          <table:table-cell office:value-type="float" office:value="0.80816678702831" calcext:value-type="float">
            <text:p>0,80816678702831</text:p>
          </table:table-cell>
          <table:table-cell office:value-type="float" office:value="3.2433730363846" calcext:value-type="float">
            <text:p>3,2433730363846</text:p>
          </table:table-cell>
          <table:table-cell office:value-type="float" office:value="-90.527308215002" calcext:value-type="float">
            <text:p>-90,5273082150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52</text:p>
          </table:table-cell>
          <table:table-cell office:value-type="float" office:value="3.6336842179298" calcext:value-type="float">
            <text:p>3,6336842179298</text:p>
          </table:table-cell>
          <table:table-cell office:value-type="float" office:value="-0.25542810559273" calcext:value-type="float">
            <text:p>-0,25542810559273</text:p>
          </table:table-cell>
          <table:table-cell office:value-type="float" office:value="-147.9755920969" calcext:value-type="float">
            <text:p>-147,97559209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63</text:p>
          </table:table-cell>
          <table:table-cell office:value-type="float" office:value="4.2962002754211" calcext:value-type="float">
            <text:p>4,2962002754211</text:p>
          </table:table-cell>
          <table:table-cell office:value-type="float" office:value="2.9663336277008" calcext:value-type="float">
            <text:p>2,9663336277008</text:p>
          </table:table-cell>
          <table:table-cell office:value-type="float" office:value="-129.58479535048" calcext:value-type="float">
            <text:p>-129,5847953504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74</text:p>
          </table:table-cell>
          <table:table-cell office:value-type="float" office:value="5.5450302362442" calcext:value-type="float">
            <text:p>5,5450302362442</text:p>
          </table:table-cell>
          <table:table-cell office:value-type="float" office:value="-0.11530964635313" calcext:value-type="float">
            <text:p>-0,11530964635313</text:p>
          </table:table-cell>
          <table:table-cell office:value-type="float" office:value="27.843528302612" calcext:value-type="float">
            <text:p>27,8435283026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85</text:p>
          </table:table-cell>
          <table:table-cell office:value-type="float" office:value="6.8743079900742" calcext:value-type="float">
            <text:p>6,8743079900742</text:p>
          </table:table-cell>
          <table:table-cell office:value-type="float" office:value="1.2885308265686" calcext:value-type="float">
            <text:p>1,2885308265686</text:p>
          </table:table-cell>
          <table:table-cell office:value-type="float" office:value="2.9326068937399" calcext:value-type="float">
            <text:p>2,93260689373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96</text:p>
          </table:table-cell>
          <table:table-cell office:value-type="float" office:value="9.0434658527374" calcext:value-type="float">
            <text:p>9,0434658527374</text:p>
          </table:table-cell>
          <table:table-cell office:value-type="float" office:value="1.112167686224" calcext:value-type="float">
            <text:p>1,112167686224</text:p>
          </table:table-cell>
          <table:table-cell office:value-type="float" office:value="48.22571490221" calcext:value-type="float">
            <text:p>48,225714902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07</text:p>
          </table:table-cell>
          <table:table-cell office:value-type="float" office:value="0.043150135315955" calcext:value-type="float">
            <text:p>0,043150135315955</text:p>
          </table:table-cell>
          <table:table-cell office:value-type="float" office:value="5.8076798915863" calcext:value-type="float">
            <text:p>5,8076798915863</text:p>
          </table:table-cell>
          <table:table-cell office:value-type="float" office:value="55.658273256508" calcext:value-type="float">
            <text:p>55,6582732565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18</text:p>
          </table:table-cell>
          <table:table-cell office:value-type="float" office:value="0.049634040333331" calcext:value-type="float">
            <text:p>0,049634040333331</text:p>
          </table:table-cell>
          <table:table-cell office:value-type="float" office:value="1.9293414056301" calcext:value-type="float">
            <text:p>1,9293414056301</text:p>
          </table:table-cell>
          <table:table-cell office:value-type="float" office:value="161.14341377453" calcext:value-type="float">
            <text:p>161,143413774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29</text:p>
          </table:table-cell>
          <table:table-cell office:value-type="float" office:value="0.42559899389744" calcext:value-type="float">
            <text:p>0,42559899389744</text:p>
          </table:table-cell>
          <table:table-cell office:value-type="float" office:value="3.7022238969803" calcext:value-type="float">
            <text:p>3,7022238969803</text:p>
          </table:table-cell>
          <table:table-cell office:value-type="float" office:value="-35.558017575817" calcext:value-type="float">
            <text:p>-35,5580175758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40</text:p>
          </table:table-cell>
          <table:table-cell office:value-type="float" office:value="7.0633852481842" calcext:value-type="float">
            <text:p>7,0633852481842</text:p>
          </table:table-cell>
          <table:table-cell office:value-type="float" office:value="1.8691992759705" calcext:value-type="float">
            <text:p>1,8691992759705</text:p>
          </table:table-cell>
          <table:table-cell office:value-type="float" office:value="-77.157251394478" calcext:value-type="float">
            <text:p>-77,1572513944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51</text:p>
          </table:table-cell>
          <table:table-cell office:value-type="float" office:value="5.7838171720505" calcext:value-type="float">
            <text:p>5,7838171720505</text:p>
          </table:table-cell>
          <table:table-cell office:value-type="float" office:value="3.1900715827942" calcext:value-type="float">
            <text:p>3,1900715827942</text:p>
          </table:table-cell>
          <table:table-cell office:value-type="float" office:value="29.884909748272" calcext:value-type="float">
            <text:p>29,8849097482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62</text:p>
          </table:table-cell>
          <table:table-cell office:value-type="float" office:value="6.4109420776367" calcext:value-type="float">
            <text:p>6,4109420776367</text:p>
          </table:table-cell>
          <table:table-cell office:value-type="float" office:value="3.1801947951317" calcext:value-type="float">
            <text:p>3,1801947951317</text:p>
          </table:table-cell>
          <table:table-cell office:value-type="float" office:value="-93.935490413836" calcext:value-type="float">
            <text:p>-93,93549041383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73</text:p>
          </table:table-cell>
          <table:table-cell office:value-type="float" office:value="7.7328425645828" calcext:value-type="float">
            <text:p>7,7328425645828</text:p>
          </table:table-cell>
          <table:table-cell office:value-type="float" office:value="-0.53303826600313" calcext:value-type="float">
            <text:p>-0,53303826600313</text:p>
          </table:table-cell>
          <table:table-cell office:value-type="float" office:value="-12.659234700689" calcext:value-type="float">
            <text:p>-12,6592347006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84</text:p>
          </table:table-cell>
          <table:table-cell office:value-type="float" office:value="-0.50467807799578" calcext:value-type="float">
            <text:p>-0,50467807799578</text:p>
          </table:table-cell>
          <table:table-cell office:value-type="float" office:value="5.2638697624207" calcext:value-type="float">
            <text:p>5,2638697624207</text:p>
          </table:table-cell>
          <table:table-cell office:value-type="float" office:value="-98.908217089951" calcext:value-type="float">
            <text:p>-98,90821708995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95</text:p>
          </table:table-cell>
          <table:table-cell office:value-type="float" office:value="1.3030590116978" calcext:value-type="float">
            <text:p>1,3030590116978</text:p>
          </table:table-cell>
          <table:table-cell office:value-type="float" office:value="3.4367850422859" calcext:value-type="float">
            <text:p>3,4367850422859</text:p>
          </table:table-cell>
          <table:table-cell office:value-type="float" office:value="-72.344726058328" calcext:value-type="float">
            <text:p>-72,34472605832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06</text:p>
          </table:table-cell>
          <table:table-cell office:value-type="float" office:value="1.0986094176769" calcext:value-type="float">
            <text:p>1,0986094176769</text:p>
          </table:table-cell>
          <table:table-cell office:value-type="float" office:value="5.2790528535843" calcext:value-type="float">
            <text:p>5,2790528535843</text:p>
          </table:table-cell>
          <table:table-cell office:value-type="float" office:value="60.174590463092" calcext:value-type="float">
            <text:p>60,17459046309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17</text:p>
          </table:table-cell>
          <table:table-cell office:value-type="float" office:value="3.4095853567123" calcext:value-type="float">
            <text:p>3,4095853567123</text:p>
          </table:table-cell>
          <table:table-cell office:value-type="float" office:value="4.913158416748" calcext:value-type="float">
            <text:p>4,913158416748</text:p>
          </table:table-cell>
          <table:table-cell office:value-type="float" office:value="-147.70005918612" calcext:value-type="float">
            <text:p>-147,700059186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28</text:p>
          </table:table-cell>
          <table:table-cell office:value-type="float" office:value="7.5567597150803" calcext:value-type="float">
            <text:p>7,5567597150803</text:p>
          </table:table-cell>
          <table:table-cell office:value-type="float" office:value="2.6153630018234" calcext:value-type="float">
            <text:p>2,6153630018234</text:p>
          </table:table-cell>
          <table:table-cell office:value-type="float" office:value="-152.23428398181" calcext:value-type="float">
            <text:p>-152,234283981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39</text:p>
          </table:table-cell>
          <table:table-cell office:value-type="float" office:value="8.408916592598" calcext:value-type="float">
            <text:p>8,408916592598</text:p>
          </table:table-cell>
          <table:table-cell office:value-type="float" office:value="3.2119369506836" calcext:value-type="float">
            <text:p>3,2119369506836</text:p>
          </table:table-cell>
          <table:table-cell office:value-type="float" office:value="33.050767175711" calcext:value-type="float">
            <text:p>33,0507671757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50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4.7403186559677" calcext:value-type="float">
            <text:p>4,7403186559677</text:p>
          </table:table-cell>
          <table:table-cell office:value-type="float" office:value="175.817345358" calcext:value-type="float">
            <text:p>175,8173453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61</text:p>
          </table:table-cell>
          <table:table-cell office:value-type="float" office:value="0.12391985394061" calcext:value-type="float">
            <text:p>0,12391985394061</text:p>
          </table:table-cell>
          <table:table-cell office:value-type="float" office:value="4.3323913216591" calcext:value-type="float">
            <text:p>4,3323913216591</text:p>
          </table:table-cell>
          <table:table-cell office:value-type="float" office:value="76.297577779005" calcext:value-type="float">
            <text:p>76,2975777790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72</text:p>
          </table:table-cell>
          <table:table-cell office:value-type="float" office:value="-1.547217965126" calcext:value-type="float">
            <text:p>-1,547217965126</text:p>
          </table:table-cell>
          <table:table-cell office:value-type="float" office:value="8.7760812044144" calcext:value-type="float">
            <text:p>8,7760812044144</text:p>
          </table:table-cell>
          <table:table-cell office:value-type="float" office:value="59.079244637945" calcext:value-type="float">
            <text:p>59,07924463794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83</text:p>
          </table:table-cell>
          <table:table-cell office:value-type="float" office:value="-0.28195340186357" calcext:value-type="float">
            <text:p>-0,28195340186357</text:p>
          </table:table-cell>
          <table:table-cell office:value-type="float" office:value="5.8637702465057" calcext:value-type="float">
            <text:p>5,8637702465057</text:p>
          </table:table-cell>
          <table:table-cell office:value-type="float" office:value="-70.442940778793" calcext:value-type="float">
            <text:p>-70,44294077879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94</text:p>
          </table:table-cell>
          <table:table-cell office:value-type="float" office:value="3.8916349411011" calcext:value-type="float">
            <text:p>3,8916349411011</text:p>
          </table:table-cell>
          <table:table-cell office:value-type="float" office:value="6.3893496990204" calcext:value-type="float">
            <text:p>6,3893496990204</text:p>
          </table:table-cell>
          <table:table-cell office:value-type="float" office:value="116.02265819622" calcext:value-type="float">
            <text:p>116,0226581962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05</text:p>
          </table:table-cell>
          <table:table-cell office:value-type="float" office:value="4.4345417618752" calcext:value-type="float">
            <text:p>4,4345417618752</text:p>
          </table:table-cell>
          <table:table-cell office:value-type="float" office:value="7.4446940422058" calcext:value-type="float">
            <text:p>7,4446940422058</text:p>
          </table:table-cell>
          <table:table-cell office:value-type="float" office:value="-140.47694206238" calcext:value-type="float">
            <text:p>-140,476942062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16</text:p>
          </table:table-cell>
          <table:table-cell office:value-type="float" office:value="7.3627865314484" calcext:value-type="float">
            <text:p>7,3627865314484</text:p>
          </table:table-cell>
          <table:table-cell office:value-type="float" office:value="7.6433652639389" calcext:value-type="float">
            <text:p>7,6433652639389</text:p>
          </table:table-cell>
          <table:table-cell office:value-type="float" office:value="41.383830225392" calcext:value-type="float">
            <text:p>41,38383022539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27</text:p>
          </table:table-cell>
          <table:table-cell office:value-type="float" office:value="8.8260781764984" calcext:value-type="float">
            <text:p>8,8260781764984</text:p>
          </table:table-cell>
          <table:table-cell office:value-type="float" office:value="6.3802325725555" calcext:value-type="float">
            <text:p>6,3802325725555</text:p>
          </table:table-cell>
          <table:table-cell office:value-type="float" office:value="-48.220774170699" calcext:value-type="float">
            <text:p>-48,2207741706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38</text:p>
          </table:table-cell>
          <table:table-cell office:value-type="float" office:value="-1.5431822836399" calcext:value-type="float">
            <text:p>-1,5431822836399</text:p>
          </table:table-cell>
          <table:table-cell office:value-type="float" office:value="7.1834552288055" calcext:value-type="float">
            <text:p>7,1834552288055</text:p>
          </table:table-cell>
          <table:table-cell office:value-type="float" office:value="-102.039308305" calcext:value-type="float">
            <text:p>-102,0393083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49</text:p>
          </table:table-cell>
          <table:table-cell office:value-type="float" office:value="2.5333517789841" calcext:value-type="float">
            <text:p>2,5333517789841</text:p>
          </table:table-cell>
          <table:table-cell office:value-type="float" office:value="7.1572512388229" calcext:value-type="float">
            <text:p>7,1572512388229</text:p>
          </table:table-cell>
          <table:table-cell office:value-type="float" office:value="-143.3882698132" calcext:value-type="float">
            <text:p>-143,38826981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60</text:p>
          </table:table-cell>
          <table:table-cell office:value-type="float" office:value="0.76347894966602" calcext:value-type="float">
            <text:p>0,76347894966602</text:p>
          </table:table-cell>
          <table:table-cell office:value-type="float" office:value="5.7141298055649" calcext:value-type="float">
            <text:p>5,7141298055649</text:p>
          </table:table-cell>
          <table:table-cell office:value-type="float" office:value="144.9720646925" calcext:value-type="float">
            <text:p>144,972064692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71</text:p>
          </table:table-cell>
          <table:table-cell office:value-type="float" office:value="4.1850662231445" calcext:value-type="float">
            <text:p>4,1850662231445</text:p>
          </table:table-cell>
          <table:table-cell office:value-type="float" office:value="7.185046672821" calcext:value-type="float">
            <text:p>7,185046672821</text:p>
          </table:table-cell>
          <table:table-cell office:value-type="float" office:value="-147.71394517012" calcext:value-type="float">
            <text:p>-147,713945170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82</text:p>
          </table:table-cell>
          <table:table-cell office:value-type="float" office:value="0.25106549263" calcext:value-type="float">
            <text:p>0,25106549263</text:p>
          </table:table-cell>
          <table:table-cell office:value-type="float" office:value="7.3446381092072" calcext:value-type="float">
            <text:p>7,3446381092072</text:p>
          </table:table-cell>
          <table:table-cell office:value-type="float" office:value="-11.873822398246" calcext:value-type="float">
            <text:p>-11,8738223982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93</text:p>
          </table:table-cell>
          <table:table-cell office:value-type="float" office:value="5.142525434494" calcext:value-type="float">
            <text:p>5,142525434494</text:p>
          </table:table-cell>
          <table:table-cell office:value-type="float" office:value="9.8236018419266" calcext:value-type="float">
            <text:p>9,8236018419266</text:p>
          </table:table-cell>
          <table:table-cell office:value-type="float" office:value="103.91529654242" calcext:value-type="float">
            <text:p>103,915296542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04</text:p>
          </table:table-cell>
          <table:table-cell office:value-type="float" office:value="5.6572562456131" calcext:value-type="float">
            <text:p>5,6572562456131</text:p>
          </table:table-cell>
          <table:table-cell office:value-type="float" office:value="8.7431973218918" calcext:value-type="float">
            <text:p>8,7431973218918</text:p>
          </table:table-cell>
          <table:table-cell office:value-type="float" office:value="42.366700946905" calcext:value-type="float">
            <text:p>42,3667009469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15</text:p>
          </table:table-cell>
          <table:table-cell office:value-type="float" office:value="0.34590557217598" calcext:value-type="float">
            <text:p>0,34590557217598</text:p>
          </table:table-cell>
          <table:table-cell office:value-type="float" office:value="8.8279849290848" calcext:value-type="float">
            <text:p>8,8279849290848</text:p>
          </table:table-cell>
          <table:table-cell office:value-type="float" office:value="134.20640890765" calcext:value-type="float">
            <text:p>134,206408907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26</text:p>
          </table:table-cell>
          <table:table-cell office:value-type="float" office:value="1.1649252474308" calcext:value-type="float">
            <text:p>1,1649252474308</text:p>
          </table:table-cell>
          <table:table-cell office:value-type="float" office:value="8.685075044632" calcext:value-type="float">
            <text:p>8,685075044632</text:p>
          </table:table-cell>
          <table:table-cell office:value-type="float" office:value="-165.50895666621" calcext:value-type="float">
            <text:p>-165,508956666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37</text:p>
          </table:table-cell>
          <table:table-cell office:value-type="float" office:value="3.0645999312401" calcext:value-type="float">
            <text:p>3,0645999312401</text:p>
          </table:table-cell>
          <table:table-cell office:value-type="float" office:value="9.5488321781158" calcext:value-type="float">
            <text:p>9,5488321781158</text:p>
          </table:table-cell>
          <table:table-cell office:value-type="float" office:value="166.37844340816" calcext:value-type="float">
            <text:p>166,378443408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48</text:p>
          </table:table-cell>
          <table:table-cell office:value-type="float" office:value="4.2219018936157" calcext:value-type="float">
            <text:p>4,2219018936157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55.529564808888" calcext:value-type="float">
            <text:p>-55,5295648088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59</text:p>
          </table:table-cell>
          <table:table-cell office:value-type="float" office:value="7.4139511585236" calcext:value-type="float">
            <text:p>7,4139511585236</text:p>
          </table:table-cell>
          <table:table-cell office:value-type="float" office:value="8.587891459465" calcext:value-type="float">
            <text:p>8,587891459465</text:p>
          </table:table-cell>
          <table:table-cell office:value-type="float" office:value="28.951026072168" calcext:value-type="float">
            <text:p>28,9510260721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70</text:p>
          </table:table-cell>
          <table:table-cell office:value-type="float" office:value="5.9309965372086" calcext:value-type="float">
            <text:p>5,9309965372086</text:p>
          </table:table-cell>
          <table:table-cell office:value-type="float" office:value="6.8275558948517" calcext:value-type="float">
            <text:p>6,8275558948517</text:p>
          </table:table-cell>
          <table:table-cell office:value-type="float" office:value="45.870793473189" calcext:value-type="float">
            <text:p>45,8707934731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81</text:p>
          </table:table-cell>
          <table:table-cell office:value-type="float" office:value="9.1505432128906" calcext:value-type="float">
            <text:p>9,1505432128906</text:p>
          </table:table-cell>
          <table:table-cell office:value-type="float" office:value="10.512588024139" calcext:value-type="float">
            <text:p>10,512588024139</text:p>
          </table:table-cell>
          <table:table-cell office:value-type="float" office:value="-114.75042324917" calcext:value-type="float">
            <text:p>-114,750423249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92</text:p>
          </table:table-cell>
          <table:table-cell office:value-type="float" office:value="-0.65972976386547" calcext:value-type="float">
            <text:p>-0,65972976386547</text:p>
          </table:table-cell>
          <table:table-cell office:value-type="float" office:value="10.353603363037" calcext:value-type="float">
            <text:p>10,353603363037</text:p>
          </table:table-cell>
          <table:table-cell office:value-type="float" office:value="-157.56095290943" calcext:value-type="float">
            <text:p>-157,560952909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003</text:p>
          </table:table-cell>
          <table:table-cell office:value-type="float" office:value="3.6450597643852" calcext:value-type="float">
            <text:p>3,6450597643852</text:p>
          </table:table-cell>
          <table:table-cell office:value-type="float" office:value="9.3607729673386" calcext:value-type="float">
            <text:p>9,3607729673386</text:p>
          </table:table-cell>
          <table:table-cell office:value-type="float" office:value="62.633270670654" calcext:value-type="float">
            <text:p>62,6332706706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1.6773161292076" calcext:value-type="float">
            <text:p>1,6773161292076</text:p>
          </table:table-cell>
          <table:table-cell office:value-type="float" office:value="-0.58220516890287" calcext:value-type="float">
            <text:p>-0,58220516890287</text:p>
          </table:table-cell>
          <table:table-cell office:value-type="float" office:value="177.13300133966" calcext:value-type="float">
            <text:p>177,133001339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64</text:p>
          </table:table-cell>
          <table:table-cell office:value-type="float" office:value="2.9614636301994" calcext:value-type="float">
            <text:p>2,9614636301994</text:p>
          </table:table-cell>
          <table:table-cell office:value-type="float" office:value="-0.47832407057285" calcext:value-type="float">
            <text:p>-0,47832407057285</text:p>
          </table:table-cell>
          <table:table-cell office:value-type="float" office:value="-153.36597801014" calcext:value-type="float">
            <text:p>-153,365978010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75</text:p>
          </table:table-cell>
          <table:table-cell office:value-type="float" office:value="2.3469431698322" calcext:value-type="float">
            <text:p>2,3469431698322</text:p>
          </table:table-cell>
          <table:table-cell office:value-type="float" office:value="0.24506960064173" calcext:value-type="float">
            <text:p>0,24506960064173</text:p>
          </table:table-cell>
          <table:table-cell office:value-type="float" office:value="0.33262178634003" calcext:value-type="float">
            <text:p>0,3326217863400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86</text:p>
          </table:table-cell>
          <table:table-cell office:value-type="float" office:value="2.6174545288086" calcext:value-type="float">
            <text:p>2,6174545288086</text:p>
          </table:table-cell>
          <table:table-cell office:value-type="float" office:value="-0.49155827611685" calcext:value-type="float">
            <text:p>-0,49155827611685</text:p>
          </table:table-cell>
          <table:table-cell office:value-type="float" office:value="-164.11944255707" calcext:value-type="float">
            <text:p>-164,119442557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97</text:p>
          </table:table-cell>
          <table:table-cell office:value-type="float" office:value="6.1890512704849" calcext:value-type="float">
            <text:p>6,1890512704849</text:p>
          </table:table-cell>
          <table:table-cell office:value-type="float" office:value="-0.58500021696091" calcext:value-type="float">
            <text:p>-0,58500021696091</text:p>
          </table:table-cell>
          <table:table-cell office:value-type="float" office:value="123.14246414573" calcext:value-type="float">
            <text:p>123,142464145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08</text:p>
          </table:table-cell>
          <table:table-cell office:value-type="float" office:value="7.2425645589828" calcext:value-type="float">
            <text:p>7,2425645589828</text:p>
          </table:table-cell>
          <table:table-cell office:value-type="float" office:value="-0.29751967638731" calcext:value-type="float">
            <text:p>-0,29751967638731</text:p>
          </table:table-cell>
          <table:table-cell office:value-type="float" office:value="-29.885945046783" calcext:value-type="float">
            <text:p>-29,8859450467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19</text:p>
          </table:table-cell>
          <table:table-cell office:value-type="float" office:value="8.3865290880203" calcext:value-type="float">
            <text:p>8,3865290880203</text:p>
          </table:table-cell>
          <table:table-cell office:value-type="float" office:value="1.3232128322124" calcext:value-type="float">
            <text:p>1,3232128322124</text:p>
          </table:table-cell>
          <table:table-cell office:value-type="float" office:value="31.043887138367" calcext:value-type="float">
            <text:p>31,0438871383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30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0.87241992354393" calcext:value-type="float">
            <text:p>0,87241992354393</text:p>
          </table:table-cell>
          <table:table-cell office:value-type="float" office:value="-32.837731443393" calcext:value-type="float">
            <text:p>-32,8377314433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41</text:p>
          </table:table-cell>
          <table:table-cell office:value-type="float" office:value="0.56466609239578" calcext:value-type="float">
            <text:p>0,56466609239578</text:p>
          </table:table-cell>
          <table:table-cell office:value-type="float" office:value="3.2998019456863" calcext:value-type="float">
            <text:p>3,2998019456863</text:p>
          </table:table-cell>
          <table:table-cell office:value-type="float" office:value="-10.550738235188" calcext:value-type="float">
            <text:p>-10,5507382351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52</text:p>
          </table:table-cell>
          <table:table-cell office:value-type="float" office:value="3.9659625291824" calcext:value-type="float">
            <text:p>3,9659625291824</text:p>
          </table:table-cell>
          <table:table-cell office:value-type="float" office:value="-0.049502216279507" calcext:value-type="float">
            <text:p>-0,049502216279507</text:p>
          </table:table-cell>
          <table:table-cell office:value-type="float" office:value="-148.8034755561" calcext:value-type="float">
            <text:p>-148,80347555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63</text:p>
          </table:table-cell>
          <table:table-cell office:value-type="float" office:value="4.5741295814514" calcext:value-type="float">
            <text:p>4,5741295814514</text:p>
          </table:table-cell>
          <table:table-cell office:value-type="float" office:value="3.0013483762741" calcext:value-type="float">
            <text:p>3,0013483762741</text:p>
          </table:table-cell>
          <table:table-cell office:value-type="float" office:value="177.98749504575" calcext:value-type="float">
            <text:p>177,987495045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74</text:p>
          </table:table-cell>
          <table:table-cell office:value-type="float" office:value="5.4146707057953" calcext:value-type="float">
            <text:p>5,4146707057953</text:p>
          </table:table-cell>
          <table:table-cell office:value-type="float" office:value="0.064304820261896" calcext:value-type="float">
            <text:p>0,064304820261896</text:p>
          </table:table-cell>
          <table:table-cell office:value-type="float" office:value="-62.915404890753" calcext:value-type="float">
            <text:p>-62,91540489075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85</text:p>
          </table:table-cell>
          <table:table-cell office:value-type="float" office:value="6.8326526880264" calcext:value-type="float">
            <text:p>6,8326526880264</text:p>
          </table:table-cell>
          <table:table-cell office:value-type="float" office:value="1.506345719099" calcext:value-type="float">
            <text:p>1,506345719099</text:p>
          </table:table-cell>
          <table:table-cell office:value-type="float" office:value="-87.864076255993" calcext:value-type="float">
            <text:p>-87,8640762559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96</text:p>
          </table:table-cell>
          <table:table-cell office:value-type="float" office:value="8.8490402698517" calcext:value-type="float">
            <text:p>8,8490402698517</text:p>
          </table:table-cell>
          <table:table-cell office:value-type="float" office:value="1.2086053937674" calcext:value-type="float">
            <text:p>1,2086053937674</text:p>
          </table:table-cell>
          <table:table-cell office:value-type="float" office:value="-37.455870087739" calcext:value-type="float">
            <text:p>-37,4558700877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07</text:p>
          </table:table-cell>
          <table:table-cell office:value-type="float" office:value="0.054686209186912" calcext:value-type="float">
            <text:p>0,054686209186912</text:p>
          </table:table-cell>
          <table:table-cell office:value-type="float" office:value="5.6132090091705" calcext:value-type="float">
            <text:p>5,6132090091705</text:p>
          </table:table-cell>
          <table:table-cell office:value-type="float" office:value="104.18482950539" calcext:value-type="float">
            <text:p>104,184829505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18</text:p>
          </table:table-cell>
          <table:table-cell office:value-type="float" office:value="0.29110047966242" calcext:value-type="float">
            <text:p>0,29110047966242</text:p>
          </table:table-cell>
          <table:table-cell office:value-type="float" office:value="1.9962823390961" calcext:value-type="float">
            <text:p>1,9962823390961</text:p>
          </table:table-cell>
          <table:table-cell office:value-type="float" office:value="-159.09047491232" calcext:value-type="float">
            <text:p>-159,090474912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29</text:p>
          </table:table-cell>
          <table:table-cell office:value-type="float" office:value="0.38851525634527" calcext:value-type="float">
            <text:p>0,38851525634527</text:p>
          </table:table-cell>
          <table:table-cell office:value-type="float" office:value="3.8841798901558" calcext:value-type="float">
            <text:p>3,8841798901558</text:p>
          </table:table-cell>
          <table:table-cell office:value-type="float" office:value="-94.132552481001" calcext:value-type="float">
            <text:p>-94,13255248100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40</text:p>
          </table:table-cell>
          <table:table-cell office:value-type="float" office:value="7.2903549671173" calcext:value-type="float">
            <text:p>7,2903549671173</text:p>
          </table:table-cell>
          <table:table-cell office:value-type="float" office:value="1.9810010492802" calcext:value-type="float">
            <text:p>1,9810010492802</text:p>
          </table:table-cell>
          <table:table-cell office:value-type="float" office:value="-155.97108974578" calcext:value-type="float">
            <text:p>-155,971089745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51</text:p>
          </table:table-cell>
          <table:table-cell office:value-type="float" office:value="5.8664321899414" calcext:value-type="float">
            <text:p>5,8664321899414</text:p>
          </table:table-cell>
          <table:table-cell office:value-type="float" office:value="2.9838305711746" calcext:value-type="float">
            <text:p>2,9838305711746</text:p>
          </table:table-cell>
          <table:table-cell office:value-type="float" office:value="120.65916911812" calcext:value-type="float">
            <text:p>120,659169118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62</text:p>
          </table:table-cell>
          <table:table-cell office:value-type="float" office:value="6.6323184967041" calcext:value-type="float">
            <text:p>6,6323184967041</text:p>
          </table:table-cell>
          <table:table-cell office:value-type="float" office:value="3.1969031691551" calcext:value-type="float">
            <text:p>3,1969031691551</text:p>
          </table:table-cell>
          <table:table-cell office:value-type="float" office:value="175.50500638925" calcext:value-type="float">
            <text:p>175,505006389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73</text:p>
          </table:table-cell>
          <table:table-cell office:value-type="float" office:value="7.761687040329" calcext:value-type="float">
            <text:p>7,761687040329</text:p>
          </table:table-cell>
          <table:table-cell office:value-type="float" office:value="-0.31195541843772" calcext:value-type="float">
            <text:p>-0,31195541843772</text:p>
          </table:table-cell>
          <table:table-cell office:value-type="float" office:value="-103.72547131435" calcext:value-type="float">
            <text:p>-103,725471314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84</text:p>
          </table:table-cell>
          <table:table-cell office:value-type="float" office:value="-0.57578533887863" calcext:value-type="float">
            <text:p>-0,57578533887863</text:p>
          </table:table-cell>
          <table:table-cell office:value-type="float" office:value="5.4814094305038" calcext:value-type="float">
            <text:p>5,4814094305038</text:p>
          </table:table-cell>
          <table:table-cell office:value-type="float" office:value="-51.021776001924" calcext:value-type="float">
            <text:p>-51,0217760019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95</text:p>
          </table:table-cell>
          <table:table-cell office:value-type="float" office:value="1.5033075213432" calcext:value-type="float">
            <text:p>1,5033075213432</text:p>
          </table:table-cell>
          <table:table-cell office:value-type="float" office:value="3.5336750745773" calcext:value-type="float">
            <text:p>3,5336750745773</text:p>
          </table:table-cell>
          <table:table-cell office:value-type="float" office:value="-163.15485869244" calcext:value-type="float">
            <text:p>-163,1548586924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06</text:p>
          </table:table-cell>
          <table:table-cell office:value-type="float" office:value="0.89188992977142" calcext:value-type="float">
            <text:p>0,89188992977142</text:p>
          </table:table-cell>
          <table:table-cell office:value-type="float" office:value="5.3614938259125" calcext:value-type="float">
            <text:p>5,3614938259125</text:p>
          </table:table-cell>
          <table:table-cell office:value-type="float" office:value="-30.539625009913" calcext:value-type="float">
            <text:p>-30,5396250099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17</text:p>
          </table:table-cell>
          <table:table-cell office:value-type="float" office:value="3.6778789758682" calcext:value-type="float">
            <text:p>3,6778789758682</text:p>
          </table:table-cell>
          <table:table-cell office:value-type="float" office:value="4.9590411782265" calcext:value-type="float">
            <text:p>4,9590411782265</text:p>
          </table:table-cell>
          <table:table-cell office:value-type="float" office:value="-174.90626900059" calcext:value-type="float">
            <text:p>-174,906269000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28</text:p>
          </table:table-cell>
          <table:table-cell office:value-type="float" office:value="7.804417014122" calcext:value-type="float">
            <text:p>7,804417014122</text:p>
          </table:table-cell>
          <table:table-cell office:value-type="float" office:value="2.8183141350746" calcext:value-type="float">
            <text:p>2,8183141350746</text:p>
          </table:table-cell>
          <table:table-cell office:value-type="float" office:value="-122.04111153912" calcext:value-type="float">
            <text:p>-122,041111539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39</text:p>
          </table:table-cell>
          <table:table-cell office:value-type="float" office:value="8.2073479890823" calcext:value-type="float">
            <text:p>8,2073479890823</text:p>
          </table:table-cell>
          <table:table-cell office:value-type="float" office:value="3.0484014749527" calcext:value-type="float">
            <text:p>3,0484014749527</text:p>
          </table:table-cell>
          <table:table-cell office:value-type="float" office:value="55.275506654363" calcext:value-type="float">
            <text:p>55,2755066543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50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4.7924852371216" calcext:value-type="float">
            <text:p>4,7924852371216</text:p>
          </table:table-cell>
          <table:table-cell office:value-type="float" office:value="-164.71633485928" calcext:value-type="float">
            <text:p>-164,716334859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61</text:p>
          </table:table-cell>
          <table:table-cell office:value-type="float" office:value="-0.0335085648112" calcext:value-type="float">
            <text:p>-0,0335085648112</text:p>
          </table:table-cell>
          <table:table-cell office:value-type="float" office:value="4.2350831627846" calcext:value-type="float">
            <text:p>4,2350831627846</text:p>
          </table:table-cell>
          <table:table-cell office:value-type="float" office:value="20.696502202635" calcext:value-type="float">
            <text:p>20,69650220263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72</text:p>
          </table:table-cell>
          <table:table-cell office:value-type="float" office:value="-1.5475329756737" calcext:value-type="float">
            <text:p>-1,5475329756737</text:p>
          </table:table-cell>
          <table:table-cell office:value-type="float" office:value="8.6828529834747" calcext:value-type="float">
            <text:p>8,6828529834747</text:p>
          </table:table-cell>
          <table:table-cell office:value-type="float" office:value="59.267826141066" calcext:value-type="float">
            <text:p>59,2678261410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83</text:p>
          </table:table-cell>
          <table:table-cell office:value-type="float" office:value="-0.13112065382302" calcext:value-type="float">
            <text:p>-0,13112065382302</text:p>
          </table:table-cell>
          <table:table-cell office:value-type="float" office:value="5.9947550296783" calcext:value-type="float">
            <text:p>5,9947550296783</text:p>
          </table:table-cell>
          <table:table-cell office:value-type="float" office:value="-155.15151600929" calcext:value-type="float">
            <text:p>-155,1515160092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94</text:p>
          </table:table-cell>
          <table:table-cell office:value-type="float" office:value="3.6987245082855" calcext:value-type="float">
            <text:p>3,6987245082855</text:p>
          </table:table-cell>
          <table:table-cell office:value-type="float" office:value="6.1952859163284" calcext:value-type="float">
            <text:p>6,1952859163284</text:p>
          </table:table-cell>
          <table:table-cell office:value-type="float" office:value="46.626113782263" calcext:value-type="float">
            <text:p>46,6261137822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05</text:p>
          </table:table-cell>
          <table:table-cell office:value-type="float" office:value="4.5982852578163" calcext:value-type="float">
            <text:p>4,5982852578163</text:p>
          </table:table-cell>
          <table:table-cell office:value-type="float" office:value="7.2960025072098" calcext:value-type="float">
            <text:p>7,2960025072098</text:p>
          </table:table-cell>
          <table:table-cell office:value-type="float" office:value="128.91684671876" calcext:value-type="float">
            <text:p>128,916846718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16</text:p>
          </table:table-cell>
          <table:table-cell office:value-type="float" office:value="7.2106897830963" calcext:value-type="float">
            <text:p>7,2106897830963</text:p>
          </table:table-cell>
          <table:table-cell office:value-type="float" office:value="7.3826974630356" calcext:value-type="float">
            <text:p>7,3826974630356</text:p>
          </table:table-cell>
          <table:table-cell office:value-type="float" office:value="67.111124658281" calcext:value-type="float">
            <text:p>67,11112465828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27</text:p>
          </table:table-cell>
          <table:table-cell office:value-type="float" office:value="8.5258883237839" calcext:value-type="float">
            <text:p>8,5258883237839</text:p>
          </table:table-cell>
          <table:table-cell office:value-type="float" office:value="6.5286481380463" calcext:value-type="float">
            <text:p>6,5286481380463</text:p>
          </table:table-cell>
          <table:table-cell office:value-type="float" office:value="-20.127222985978" calcext:value-type="float">
            <text:p>-20,1272229859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38</text:p>
          </table:table-cell>
          <table:table-cell office:value-type="float" office:value="-1.387285888195" calcext:value-type="float">
            <text:p>-1,387285888195</text:p>
          </table:table-cell>
          <table:table-cell office:value-type="float" office:value="7.3566281795502" calcext:value-type="float">
            <text:p>7,3566281795502</text:p>
          </table:table-cell>
          <table:table-cell office:value-type="float" office:value="-133.24808466966" calcext:value-type="float">
            <text:p>-133,248084669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49</text:p>
          </table:table-cell>
          <table:table-cell office:value-type="float" office:value="2.5523772835732" calcext:value-type="float">
            <text:p>2,5523772835732</text:p>
          </table:table-cell>
          <table:table-cell office:value-type="float" office:value="7.3810189962387" calcext:value-type="float">
            <text:p>7,3810189962387</text:p>
          </table:table-cell>
          <table:table-cell office:value-type="float" office:value="-89.789048121993" calcext:value-type="float">
            <text:p>-89,7890481219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60</text:p>
          </table:table-cell>
          <table:table-cell office:value-type="float" office:value="0.97368367016315" calcext:value-type="float">
            <text:p>0,97368367016315</text:p>
          </table:table-cell>
          <table:table-cell office:value-type="float" office:value="5.7604944705963" calcext:value-type="float">
            <text:p>5,7604944705963</text:p>
          </table:table-cell>
          <table:table-cell office:value-type="float" office:value="173.50914220142" calcext:value-type="float">
            <text:p>173,5091422014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71</text:p>
          </table:table-cell>
          <table:table-cell office:value-type="float" office:value="4.0940609574318" calcext:value-type="float">
            <text:p>4,0940609574318</text:p>
          </table:table-cell>
          <table:table-cell office:value-type="float" office:value="7.3869520425797" calcext:value-type="float">
            <text:p>7,3869520425797</text:p>
          </table:table-cell>
          <table:table-cell office:value-type="float" office:value="-56.942053661225" calcext:value-type="float">
            <text:p>-56,9420536612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82</text:p>
          </table:table-cell>
          <table:table-cell office:value-type="float" office:value="-0.018212832510471" calcext:value-type="float">
            <text:p>-0,018212832510471</text:p>
          </table:table-cell>
          <table:table-cell office:value-type="float" office:value="7.4394607543945" calcext:value-type="float">
            <text:p>7,4394607543945</text:p>
          </table:table-cell>
          <table:table-cell office:value-type="float" office:value="-21.024536365157" calcext:value-type="float">
            <text:p>-21,0245363651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93</text:p>
          </table:table-cell>
          <table:table-cell office:value-type="float" office:value="5.2148449420929" calcext:value-type="float">
            <text:p>5,2148449420929</text:p>
          </table:table-cell>
          <table:table-cell office:value-type="float" office:value="9.4925099611282" calcext:value-type="float">
            <text:p>9,4925099611282</text:p>
          </table:table-cell>
          <table:table-cell office:value-type="float" office:value="99.114668597082" calcext:value-type="float">
            <text:p>99,11466859708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04</text:p>
          </table:table-cell>
          <table:table-cell office:value-type="float" office:value="5.555305480957" calcext:value-type="float">
            <text:p>5,555305480957</text:p>
          </table:table-cell>
          <table:table-cell office:value-type="float" office:value="8.6138069629669" calcext:value-type="float">
            <text:p>8,6138069629669</text:p>
          </table:table-cell>
          <table:table-cell office:value-type="float" office:value="52.236557006836" calcext:value-type="float">
            <text:p>52,2365570068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15</text:p>
          </table:table-cell>
          <table:table-cell office:value-type="float" office:value="0.62225591391325" calcext:value-type="float">
            <text:p>0,62225591391325</text:p>
          </table:table-cell>
          <table:table-cell office:value-type="float" office:value="8.5423898696899" calcext:value-type="float">
            <text:p>8,5423898696899</text:p>
          </table:table-cell>
          <table:table-cell office:value-type="float" office:value="134.24101452919" calcext:value-type="float">
            <text:p>134,241014529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26</text:p>
          </table:table-cell>
          <table:table-cell office:value-type="float" office:value="1.5499898791313" calcext:value-type="float">
            <text:p>1,5499898791313</text:p>
          </table:table-cell>
          <table:table-cell office:value-type="float" office:value="8.7847024202347" calcext:value-type="float">
            <text:p>8,7847024202347</text:p>
          </table:table-cell>
          <table:table-cell office:value-type="float" office:value="-165.47892959255" calcext:value-type="float">
            <text:p>-165,478929592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37</text:p>
          </table:table-cell>
          <table:table-cell office:value-type="float" office:value="3.1706565618515" calcext:value-type="float">
            <text:p>3,1706565618515</text:p>
          </table:table-cell>
          <table:table-cell office:value-type="float" office:value="9.730241894722" calcext:value-type="float">
            <text:p>9,730241894722</text:p>
          </table:table-cell>
          <table:table-cell office:value-type="float" office:value="-111.09691972186" calcext:value-type="float">
            <text:p>-111,096919721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48</text:p>
          </table:table-cell>
          <table:table-cell office:value-type="float" office:value="3.8503003120422" calcext:value-type="float">
            <text:p>3,8503003120422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56.193508919637" calcext:value-type="float">
            <text:p>-56,1935089196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59</text:p>
          </table:table-cell>
          <table:table-cell office:value-type="float" office:value="7.076563835144" calcext:value-type="float">
            <text:p>7,076563835144</text:p>
          </table:table-cell>
          <table:table-cell office:value-type="float" office:value="8.5305166244507" calcext:value-type="float">
            <text:p>8,5305166244507</text:p>
          </table:table-cell>
          <table:table-cell office:value-type="float" office:value="4.0726952112404" calcext:value-type="float">
            <text:p>4,07269521124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70</text:p>
          </table:table-cell>
          <table:table-cell office:value-type="float" office:value="5.852175951004" calcext:value-type="float">
            <text:p>5,852175951004</text:p>
          </table:table-cell>
          <table:table-cell office:value-type="float" office:value="6.6992515325546" calcext:value-type="float">
            <text:p>6,6992515325546</text:p>
          </table:table-cell>
          <table:table-cell office:value-type="float" office:value="57.240346055122" calcext:value-type="float">
            <text:p>57,2403460551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81</text:p>
          </table:table-cell>
          <table:table-cell office:value-type="float" office:value="9.0118086338043" calcext:value-type="float">
            <text:p>9,0118086338043</text:p>
          </table:table-cell>
          <table:table-cell office:value-type="float" office:value="10.651307106018" calcext:value-type="float">
            <text:p>10,651307106018</text:p>
          </table:table-cell>
          <table:table-cell office:value-type="float" office:value="-116.70975472517" calcext:value-type="float">
            <text:p>-116,709754725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92</text:p>
          </table:table-cell>
          <table:table-cell office:value-type="float" office:value="-0.31205412000418" calcext:value-type="float">
            <text:p>-0,31205412000418</text:p>
          </table:table-cell>
          <table:table-cell office:value-type="float" office:value="10.382939577103" calcext:value-type="float">
            <text:p>10,382939577103</text:p>
          </table:table-cell>
          <table:table-cell office:value-type="float" office:value="-179.6417995623" calcext:value-type="float">
            <text:p>-179,64179956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003</text:p>
          </table:table-cell>
          <table:table-cell office:value-type="float" office:value="3.4320425987244" calcext:value-type="float">
            <text:p>3,4320425987244</text:p>
          </table:table-cell>
          <table:table-cell office:value-type="float" office:value="9.4061326980591" calcext:value-type="float">
            <text:p>9,4061326980591</text:p>
          </table:table-cell>
          <table:table-cell office:value-type="float" office:value="-23.254044875977" calcext:value-type="float">
            <text:p>-23,2540448759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2.05930352211" calcext:value-type="float">
            <text:p>2,05930352211</text:p>
          </table:table-cell>
          <table:table-cell office:value-type="float" office:value="-0.58266632258892" calcext:value-type="float">
            <text:p>-0,58266632258892</text:p>
          </table:table-cell>
          <table:table-cell office:value-type="float" office:value="179.88156513044" calcext:value-type="float">
            <text:p>179,881565130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64</text:p>
          </table:table-cell>
          <table:table-cell office:value-type="float" office:value="3.1160050630569" calcext:value-type="float">
            <text:p>3,1160050630569</text:p>
          </table:table-cell>
          <table:table-cell office:value-type="float" office:value="-0.58500431478024" calcext:value-type="float">
            <text:p>-0,58500431478024</text:p>
          </table:table-cell>
          <table:table-cell office:value-type="float" office:value="115.62779602731" calcext:value-type="float">
            <text:p>115,627796027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75</text:p>
          </table:table-cell>
          <table:table-cell office:value-type="float" office:value="1.9486272335052" calcext:value-type="float">
            <text:p>1,9486272335052</text:p>
          </table:table-cell>
          <table:table-cell office:value-type="float" office:value="0.24277545511723" calcext:value-type="float">
            <text:p>0,24277545511723</text:p>
          </table:table-cell>
          <table:table-cell office:value-type="float" office:value="0.29969195817496" calcext:value-type="float">
            <text:p>0,299691958174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86</text:p>
          </table:table-cell>
          <table:table-cell office:value-type="float" office:value="2.5870794057846" calcext:value-type="float">
            <text:p>2,5870794057846</text:p>
          </table:table-cell>
          <table:table-cell office:value-type="float" office:value="-0.27127290144563" calcext:value-type="float">
            <text:p>-0,27127290144563</text:p>
          </table:table-cell>
          <table:table-cell office:value-type="float" office:value="-73.371769516331" calcext:value-type="float">
            <text:p>-73,3717695163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97</text:p>
          </table:table-cell>
          <table:table-cell office:value-type="float" office:value="6.3863503932953" calcext:value-type="float">
            <text:p>6,3863503932953</text:p>
          </table:table-cell>
          <table:table-cell office:value-type="float" office:value="-0.58051485568285" calcext:value-type="float">
            <text:p>-0,58051485568285</text:p>
          </table:table-cell>
          <table:table-cell office:value-type="float" office:value="133.31827995883" calcext:value-type="float">
            <text:p>133,318279958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08</text:p>
          </table:table-cell>
          <table:table-cell office:value-type="float" office:value="7.2070318460464" calcext:value-type="float">
            <text:p>7,2070318460464</text:p>
          </table:table-cell>
          <table:table-cell office:value-type="float" office:value="-0.11254729703069" calcext:value-type="float">
            <text:p>-0,11254729703069</text:p>
          </table:table-cell>
          <table:table-cell office:value-type="float" office:value="-93.722902285825" calcext:value-type="float">
            <text:p>-93,7229022858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19</text:p>
          </table:table-cell>
          <table:table-cell office:value-type="float" office:value="8.2467138767242" calcext:value-type="float">
            <text:p>8,2467138767242</text:p>
          </table:table-cell>
          <table:table-cell office:value-type="float" office:value="1.4953610301018" calcext:value-type="float">
            <text:p>1,4953610301018</text:p>
          </table:table-cell>
          <table:table-cell office:value-type="float" office:value="-59.739191061372" calcext:value-type="float">
            <text:p>-59,7391910613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30</text:p>
          </table:table-cell>
          <table:table-cell office:value-type="float" office:value="-1.585029065609" calcext:value-type="float">
            <text:p>-1,585029065609</text:p>
          </table:table-cell>
          <table:table-cell office:value-type="float" office:value="1.1619889736176" calcext:value-type="float">
            <text:p>1,1619889736176</text:p>
          </table:table-cell>
          <table:table-cell office:value-type="float" office:value="-26.686240533355" calcext:value-type="float">
            <text:p>-26,68624053335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41</text:p>
          </table:table-cell>
          <table:table-cell office:value-type="float" office:value="0.17366277053952" calcext:value-type="float">
            <text:p>0,17366277053952</text:p>
          </table:table-cell>
          <table:table-cell office:value-type="float" office:value="3.3720824122429" calcext:value-type="float">
            <text:p>3,3720824122429</text:p>
          </table:table-cell>
          <table:table-cell office:value-type="float" office:value="-10.544131800627" calcext:value-type="float">
            <text:p>-10,5441318006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52</text:p>
          </table:table-cell>
          <table:table-cell office:value-type="float" office:value="4.2443093657494" calcext:value-type="float">
            <text:p>4,2443093657494</text:p>
          </table:table-cell>
          <table:table-cell office:value-type="float" office:value="0.052675511687994" calcext:value-type="float">
            <text:p>0,052675511687994</text:p>
          </table:table-cell>
          <table:table-cell office:value-type="float" office:value="-162.71708117928" calcext:value-type="float">
            <text:p>-162,7170811792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63</text:p>
          </table:table-cell>
          <table:table-cell office:value-type="float" office:value="4.7698250412941" calcext:value-type="float">
            <text:p>4,7698250412941</text:p>
          </table:table-cell>
          <table:table-cell office:value-type="float" office:value="2.8016671538353" calcext:value-type="float">
            <text:p>2,8016671538353</text:p>
          </table:table-cell>
          <table:table-cell office:value-type="float" office:value="125.35666356421" calcext:value-type="float">
            <text:p>125,356663564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74</text:p>
          </table:table-cell>
          <table:table-cell office:value-type="float" office:value="5.3847217559814" calcext:value-type="float">
            <text:p>5,3847217559814</text:p>
          </table:table-cell>
          <table:table-cell office:value-type="float" office:value="0.42768865823746" calcext:value-type="float">
            <text:p>0,42768865823746</text:p>
          </table:table-cell>
          <table:table-cell office:value-type="float" office:value="-81.569761986945" calcext:value-type="float">
            <text:p>-81,5697619869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85</text:p>
          </table:table-cell>
          <table:table-cell office:value-type="float" office:value="7.0827639102936" calcext:value-type="float">
            <text:p>7,0827639102936</text:p>
          </table:table-cell>
          <table:table-cell office:value-type="float" office:value="1.5917940437794" calcext:value-type="float">
            <text:p>1,5917940437794</text:p>
          </table:table-cell>
          <table:table-cell office:value-type="float" office:value="-161.01492742065" calcext:value-type="float">
            <text:p>-161,014927420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96</text:p>
          </table:table-cell>
          <table:table-cell office:value-type="float" office:value="8.9581680297852" calcext:value-type="float">
            <text:p>8,9581680297852</text:p>
          </table:table-cell>
          <table:table-cell office:value-type="float" office:value="1.4023399353027" calcext:value-type="float">
            <text:p>1,4023399353027</text:p>
          </table:table-cell>
          <table:table-cell office:value-type="float" office:value="-128.26790931119" calcext:value-type="float">
            <text:p>-128,267909311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07</text:p>
          </table:table-cell>
          <table:table-cell office:value-type="float" office:value="0.27561005204916" calcext:value-type="float">
            <text:p>0,27561005204916</text:p>
          </table:table-cell>
          <table:table-cell office:value-type="float" office:value="5.6361484527588" calcext:value-type="float">
            <text:p>5,6361484527588</text:p>
          </table:table-cell>
          <table:table-cell office:value-type="float" office:value="-165.26428453482" calcext:value-type="float">
            <text:p>-165,2642845348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18</text:p>
          </table:table-cell>
          <table:table-cell office:value-type="float" office:value="0.43341778218746" calcext:value-type="float">
            <text:p>0,43341778218746</text:p>
          </table:table-cell>
          <table:table-cell office:value-type="float" office:value="2.2036464512348" calcext:value-type="float">
            <text:p>2,2036464512348</text:p>
          </table:table-cell>
          <table:table-cell office:value-type="float" office:value="-119.10206648954" calcext:value-type="float">
            <text:p>-119,102066489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29</text:p>
          </table:table-cell>
          <table:table-cell office:value-type="float" office:value="0.60961104929447" calcext:value-type="float">
            <text:p>0,60961104929447</text:p>
          </table:table-cell>
          <table:table-cell office:value-type="float" office:value="3.9003151655197" calcext:value-type="float">
            <text:p>3,9003151655197</text:p>
          </table:table-cell>
          <table:table-cell office:value-type="float" office:value="175.36919435878" calcext:value-type="float">
            <text:p>175,3691943587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40</text:p>
          </table:table-cell>
          <table:table-cell office:value-type="float" office:value="7.6541990041733" calcext:value-type="float">
            <text:p>7,6541990041733</text:p>
          </table:table-cell>
          <table:table-cell office:value-type="float" office:value="2.1425440907478" calcext:value-type="float">
            <text:p>2,1425440907478</text:p>
          </table:table-cell>
          <table:table-cell office:value-type="float" office:value="-155.94271641628" calcext:value-type="float">
            <text:p>-155,942716416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51</text:p>
          </table:table-cell>
          <table:table-cell office:value-type="float" office:value="6.1117208003998" calcext:value-type="float">
            <text:p>6,1117208003998</text:p>
          </table:table-cell>
          <table:table-cell office:value-type="float" office:value="2.689109146595" calcext:value-type="float">
            <text:p>2,689109146595</text:p>
          </table:table-cell>
          <table:table-cell office:value-type="float" office:value="128.31180870153" calcext:value-type="float">
            <text:p>128,3118087015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62</text:p>
          </table:table-cell>
          <table:table-cell office:value-type="float" office:value="7.0047181844711" calcext:value-type="float">
            <text:p>7,0047181844711</text:p>
          </table:table-cell>
          <table:table-cell office:value-type="float" office:value="3.1029582023621" calcext:value-type="float">
            <text:p>3,1029582023621</text:p>
          </table:table-cell>
          <table:table-cell office:value-type="float" office:value="167.38618862857" calcext:value-type="float">
            <text:p>167,386188628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73</text:p>
          </table:table-cell>
          <table:table-cell office:value-type="float" office:value="7.6454883813858" calcext:value-type="float">
            <text:p>7,6454883813858</text:p>
          </table:table-cell>
          <table:table-cell office:value-type="float" office:value="-0.15660140663385" calcext:value-type="float">
            <text:p>-0,15660140663385</text:p>
          </table:table-cell>
          <table:table-cell office:value-type="float" office:value="-39.354843318842" calcext:value-type="float">
            <text:p>-39,3548433188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84</text:p>
          </table:table-cell>
          <table:table-cell office:value-type="float" office:value="-0.76705694198608" calcext:value-type="float">
            <text:p>-0,76705694198608</text:p>
          </table:table-cell>
          <table:table-cell office:value-type="float" office:value="5.3679603338242" calcext:value-type="float">
            <text:p>5,3679603338242</text:p>
          </table:table-cell>
          <table:table-cell office:value-type="float" office:value="39.718062255033" calcext:value-type="float">
            <text:p>39,71806225503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95</text:p>
          </table:table-cell>
          <table:table-cell office:value-type="float" office:value="1.8712411820889" calcext:value-type="float">
            <text:p>1,8712411820889</text:p>
          </table:table-cell>
          <table:table-cell office:value-type="float" office:value="3.5121569037437" calcext:value-type="float">
            <text:p>3,5121569037437</text:p>
          </table:table-cell>
          <table:table-cell office:value-type="float" office:value="-180.02541353748" calcext:value-type="float">
            <text:p>-180,0254135374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06</text:p>
          </table:table-cell>
          <table:table-cell office:value-type="float" office:value="0.80034270882607" calcext:value-type="float">
            <text:p>0,80034270882607</text:p>
          </table:table-cell>
          <table:table-cell office:value-type="float" office:value="5.5146324634552" calcext:value-type="float">
            <text:p>5,5146324634552</text:p>
          </table:table-cell>
          <table:table-cell office:value-type="float" office:value="-72.509259934638" calcext:value-type="float">
            <text:p>-72,50925993463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17</text:p>
          </table:table-cell>
          <table:table-cell office:value-type="float" office:value="3.9378184080124" calcext:value-type="float">
            <text:p>3,9378184080124</text:p>
          </table:table-cell>
          <table:table-cell office:value-type="float" office:value="4.8765960335732" calcext:value-type="float">
            <text:p>4,8765960335732</text:p>
          </table:table-cell>
          <table:table-cell office:value-type="float" office:value="157.9522479112" calcext:value-type="float">
            <text:p>157,95224791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28</text:p>
          </table:table-cell>
          <table:table-cell office:value-type="float" office:value="7.6345402002335" calcext:value-type="float">
            <text:p>7,6345402002335</text:p>
          </table:table-cell>
          <table:table-cell office:value-type="float" office:value="2.961887717247" calcext:value-type="float">
            <text:p>2,961887717247</text:p>
          </table:table-cell>
          <table:table-cell office:value-type="float" office:value="-31.282959090676" calcext:value-type="float">
            <text:p>-31,2829590906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39</text:p>
          </table:table-cell>
          <table:table-cell office:value-type="float" office:value="8.3701086044312" calcext:value-type="float">
            <text:p>8,3701086044312</text:p>
          </table:table-cell>
          <table:table-cell office:value-type="float" office:value="2.896956205368" calcext:value-type="float">
            <text:p>2,896956205368</text:p>
          </table:table-cell>
          <table:table-cell office:value-type="float" office:value="146.04138113131" calcext:value-type="float">
            <text:p>146,041381131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50</text:p>
          </table:table-cell>
          <table:table-cell office:value-type="float" office:value="10.083488225937" calcext:value-type="float">
            <text:p>10,083488225937</text:p>
          </table:table-cell>
          <table:table-cell office:value-type="float" office:value="5.0494611263275" calcext:value-type="float">
            <text:p>5,0494611263275</text:p>
          </table:table-cell>
          <table:table-cell office:value-type="float" office:value="-145.391787693" calcext:value-type="float">
            <text:p>-145,3917876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61</text:p>
          </table:table-cell>
          <table:table-cell office:value-type="float" office:value="-0.14067481271923" calcext:value-type="float">
            <text:p>-0,14067481271923</text:p>
          </table:table-cell>
          <table:table-cell office:value-type="float" office:value="4.4294008612633" calcext:value-type="float">
            <text:p>4,4294008612633</text:p>
          </table:table-cell>
          <table:table-cell office:value-type="float" office:value="-70.057522719073" calcext:value-type="float">
            <text:p>-70,0575227190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72</text:p>
          </table:table-cell>
          <table:table-cell office:value-type="float" office:value="-1.5473586320877" calcext:value-type="float">
            <text:p>-1,5473586320877</text:p>
          </table:table-cell>
          <table:table-cell office:value-type="float" office:value="8.6048555374146" calcext:value-type="float">
            <text:p>8,6048555374146</text:p>
          </table:table-cell>
          <table:table-cell office:value-type="float" office:value="59.186006807218" calcext:value-type="float">
            <text:p>59,1860068072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83</text:p>
          </table:table-cell>
          <table:table-cell office:value-type="float" office:value="-0.010608433512971" calcext:value-type="float">
            <text:p>-0,010608433512971</text:p>
          </table:table-cell>
          <table:table-cell office:value-type="float" office:value="5.8090591430664" calcext:value-type="float">
            <text:p>5,8090591430664</text:p>
          </table:table-cell>
          <table:table-cell office:value-type="float" office:value="114.25044582148" calcext:value-type="float">
            <text:p>114,2504458214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94</text:p>
          </table:table-cell>
          <table:table-cell office:value-type="float" office:value="3.425951898098" calcext:value-type="float">
            <text:p>3,425951898098</text:p>
          </table:table-cell>
          <table:table-cell office:value-type="float" office:value="5.906845331192" calcext:value-type="float">
            <text:p>5,906845331192</text:p>
          </table:table-cell>
          <table:table-cell office:value-type="float" office:value="46.665424374258" calcext:value-type="float">
            <text:p>46,6654243742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05</text:p>
          </table:table-cell>
          <table:table-cell office:value-type="float" office:value="4.4451659917831" calcext:value-type="float">
            <text:p>4,4451659917831</text:p>
          </table:table-cell>
          <table:table-cell office:value-type="float" office:value="7.128769159317" calcext:value-type="float">
            <text:p>7,128769159317</text:p>
          </table:table-cell>
          <table:table-cell office:value-type="float" office:value="40.354572663641" calcext:value-type="float">
            <text:p>40,3545726636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16</text:p>
          </table:table-cell>
          <table:table-cell office:value-type="float" office:value="7.2328233718872" calcext:value-type="float">
            <text:p>7,2328233718872</text:p>
          </table:table-cell>
          <table:table-cell office:value-type="float" office:value="7.060741186142" calcext:value-type="float">
            <text:p>7,060741186142</text:p>
          </table:table-cell>
          <table:table-cell office:value-type="float" office:value="101.14811104574" calcext:value-type="float">
            <text:p>101,1481110457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27</text:p>
          </table:table-cell>
          <table:table-cell office:value-type="float" office:value="8.1905144453049" calcext:value-type="float">
            <text:p>8,1905144453049</text:p>
          </table:table-cell>
          <table:table-cell office:value-type="float" office:value="6.5184909105301" calcext:value-type="float">
            <text:p>6,5184909105301</text:p>
          </table:table-cell>
          <table:table-cell office:value-type="float" office:value="7.9678896885769" calcext:value-type="float">
            <text:p>7,96788968857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38</text:p>
          </table:table-cell>
          <table:table-cell office:value-type="float" office:value="-1.1947147548199" calcext:value-type="float">
            <text:p>-1,1947147548199</text:p>
          </table:table-cell>
          <table:table-cell office:value-type="float" office:value="7.4484950304031" calcext:value-type="float">
            <text:p>7,4484950304031</text:p>
          </table:table-cell>
          <table:table-cell office:value-type="float" office:value="-156.35775153045" calcext:value-type="float">
            <text:p>-156,357751530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49</text:p>
          </table:table-cell>
          <table:table-cell office:value-type="float" office:value="2.3844826221466" calcext:value-type="float">
            <text:p>2,3844826221466</text:p>
          </table:table-cell>
          <table:table-cell office:value-type="float" office:value="7.5290602445602" calcext:value-type="float">
            <text:p>7,5290602445602</text:p>
          </table:table-cell>
          <table:table-cell office:value-type="float" office:value="-36.211864963459" calcext:value-type="float">
            <text:p>-36,2118649634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60</text:p>
          </table:table-cell>
          <table:table-cell office:value-type="float" office:value="1.1043161153793" calcext:value-type="float">
            <text:p>1,1043161153793</text:p>
          </table:table-cell>
          <table:table-cell office:value-type="float" office:value="5.6162148714066" calcext:value-type="float">
            <text:p>5,6162148714066</text:p>
          </table:table-cell>
          <table:table-cell office:value-type="float" office:value="107.93522740625" calcext:value-type="float">
            <text:p>107,9352274062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71</text:p>
          </table:table-cell>
          <table:table-cell office:value-type="float" office:value="3.8779884576797" calcext:value-type="float">
            <text:p>3,8779884576797</text:p>
          </table:table-cell>
          <table:table-cell office:value-type="float" office:value="7.3113429546356" calcext:value-type="float">
            <text:p>7,3113429546356</text:p>
          </table:table-cell>
          <table:table-cell office:value-type="float" office:value="21.44076053504" calcext:value-type="float">
            <text:p>21,440760535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82</text:p>
          </table:table-cell>
          <table:table-cell office:value-type="float" office:value="-0.20275937393308" calcext:value-type="float">
            <text:p>-0,20275937393308</text:p>
          </table:table-cell>
          <table:table-cell office:value-type="float" office:value="7.5851726531982" calcext:value-type="float">
            <text:p>7,5851726531982</text:p>
          </table:table-cell>
          <table:table-cell office:value-type="float" office:value="-45.526086904441" calcext:value-type="float">
            <text:p>-45,5260869044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93</text:p>
          </table:table-cell>
          <table:table-cell office:value-type="float" office:value="5.1756316423416" calcext:value-type="float">
            <text:p>5,1756316423416</text:p>
          </table:table-cell>
          <table:table-cell office:value-type="float" office:value="9.3656873703003" calcext:value-type="float">
            <text:p>9,3656873703003</text:p>
          </table:table-cell>
          <table:table-cell office:value-type="float" office:value="77.300102088102" calcext:value-type="float">
            <text:p>77,3001020881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04</text:p>
          </table:table-cell>
          <table:table-cell office:value-type="float" office:value="5.4887759685516" calcext:value-type="float">
            <text:p>5,4887759685516</text:p>
          </table:table-cell>
          <table:table-cell office:value-type="float" office:value="8.4678649902344" calcext:value-type="float">
            <text:p>8,4678649902344</text:p>
          </table:table-cell>
          <table:table-cell office:value-type="float" office:value="64.498174722028" calcext:value-type="float">
            <text:p>64,4981747220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15</text:p>
          </table:table-cell>
          <table:table-cell office:value-type="float" office:value="0.89564390480518" calcext:value-type="float">
            <text:p>0,89564390480518</text:p>
          </table:table-cell>
          <table:table-cell office:value-type="float" office:value="8.2771635055542" calcext:value-type="float">
            <text:p>8,2771635055542</text:p>
          </table:table-cell>
          <table:table-cell office:value-type="float" office:value="140.70304032344" calcext:value-type="float">
            <text:p>140,703040323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26</text:p>
          </table:table-cell>
          <table:table-cell office:value-type="float" office:value="1.9168338179588" calcext:value-type="float">
            <text:p>1,9168338179588</text:p>
          </table:table-cell>
          <table:table-cell office:value-type="float" office:value="8.8814973831177" calcext:value-type="float">
            <text:p>8,8814973831177</text:p>
          </table:table-cell>
          <table:table-cell office:value-type="float" office:value="-164.63986627615" calcext:value-type="float">
            <text:p>-164,639866276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37</text:p>
          </table:table-cell>
          <table:table-cell office:value-type="float" office:value="2.9768106341362" calcext:value-type="float">
            <text:p>2,9768106341362</text:p>
          </table:table-cell>
          <table:table-cell office:value-type="float" office:value="9.8380470275879" calcext:value-type="float">
            <text:p>9,8380470275879</text:p>
          </table:table-cell>
          <table:table-cell office:value-type="float" office:value="-20.311642794093" calcext:value-type="float">
            <text:p>-20,3116427940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48</text:p>
          </table:table-cell>
          <table:table-cell office:value-type="float" office:value="3.6522242426872" calcext:value-type="float">
            <text:p>3,6522242426872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57.059370408392" calcext:value-type="float">
            <text:p>-57,0593704083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59</text:p>
          </table:table-cell>
          <table:table-cell office:value-type="float" office:value="6.7465400695801" calcext:value-type="float">
            <text:p>6,7465400695801</text:p>
          </table:table-cell>
          <table:table-cell office:value-type="float" office:value="8.6193859577179" calcext:value-type="float">
            <text:p>8,6193859577179</text:p>
          </table:table-cell>
          <table:table-cell office:value-type="float" office:value="-20.806163549423" calcext:value-type="float">
            <text:p>-20,8061635494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70</text:p>
          </table:table-cell>
          <table:table-cell office:value-type="float" office:value="5.8001303672791" calcext:value-type="float">
            <text:p>5,8001303672791</text:p>
          </table:table-cell>
          <table:table-cell office:value-type="float" office:value="6.5576279163361" calcext:value-type="float">
            <text:p>6,5576279163361</text:p>
          </table:table-cell>
          <table:table-cell office:value-type="float" office:value="68.601729004246" calcext:value-type="float">
            <text:p>68,6017290042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81</text:p>
          </table:table-cell>
          <table:table-cell office:value-type="float" office:value="8.9141285419464" calcext:value-type="float">
            <text:p>8,9141285419464</text:p>
          </table:table-cell>
          <table:table-cell office:value-type="float" office:value="10.748981237411" calcext:value-type="float">
            <text:p>10,748981237411</text:p>
          </table:table-cell>
          <table:table-cell office:value-type="float" office:value="-121.35911291572" calcext:value-type="float">
            <text:p>-121,359112915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92</text:p>
          </table:table-cell>
          <table:table-cell office:value-type="float" office:value="0.058444906026125" calcext:value-type="float">
            <text:p>0,058444906026125</text:p>
          </table:table-cell>
          <table:table-cell office:value-type="float" office:value="10.326521396637" calcext:value-type="float">
            <text:p>10,326521396637</text:p>
          </table:table-cell>
          <table:table-cell office:value-type="float" office:value="169.90145148745" calcext:value-type="float">
            <text:p>169,9014514874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003</text:p>
          </table:table-cell>
          <table:table-cell office:value-type="float" office:value="3.4906569123268" calcext:value-type="float">
            <text:p>3,4906569123268</text:p>
          </table:table-cell>
          <table:table-cell office:value-type="float" office:value="9.6205282211304" calcext:value-type="float">
            <text:p>9,6205282211304</text:p>
          </table:table-cell>
          <table:table-cell office:value-type="float" office:value="-114.08647230476" calcext:value-type="float">
            <text:p>-114,086472304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2.3900158703327" calcext:value-type="float">
            <text:p>2,3900158703327</text:p>
          </table:table-cell>
          <table:table-cell office:value-type="float" office:value="-0.5817948654294" calcext:value-type="float">
            <text:p>-0,5817948654294</text:p>
          </table:table-cell>
          <table:table-cell office:value-type="float" office:value="175.92597311469" calcext:value-type="float">
            <text:p>175,925973114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64</text:p>
          </table:table-cell>
          <table:table-cell office:value-type="float" office:value="2.9511487483978" calcext:value-type="float">
            <text:p>2,9511487483978</text:p>
          </table:table-cell>
          <table:table-cell office:value-type="float" office:value="-0.58504730463028" calcext:value-type="float">
            <text:p>-0,58504730463028</text:p>
          </table:table-cell>
          <table:table-cell office:value-type="float" office:value="62.343544261471" calcext:value-type="float">
            <text:p>62,34354426147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75</text:p>
          </table:table-cell>
          <table:table-cell office:value-type="float" office:value="1.6143530607224" calcext:value-type="float">
            <text:p>1,6143530607224</text:p>
          </table:table-cell>
          <table:table-cell office:value-type="float" office:value="0.16856111586094" calcext:value-type="float">
            <text:p>0,16856111586094</text:p>
          </table:table-cell>
          <table:table-cell office:value-type="float" office:value="22.98172719919" calcext:value-type="float">
            <text:p>22,981727199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86</text:p>
          </table:table-cell>
          <table:table-cell office:value-type="float" office:value="2.3757097125053" calcext:value-type="float">
            <text:p>2,3757097125053</text:p>
          </table:table-cell>
          <table:table-cell office:value-type="float" office:value="-0.25235880166292" calcext:value-type="float">
            <text:p>-0,25235880166292</text:p>
          </table:table-cell>
          <table:table-cell office:value-type="float" office:value="14.546104677164" calcext:value-type="float">
            <text:p>14,5461046771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97</text:p>
          </table:table-cell>
          <table:table-cell office:value-type="float" office:value="6.653773188591" calcext:value-type="float">
            <text:p>6,653773188591</text:p>
          </table:table-cell>
          <table:table-cell office:value-type="float" office:value="-0.58500815182924" calcext:value-type="float">
            <text:p>-0,58500815182924</text:p>
          </table:table-cell>
          <table:table-cell office:value-type="float" office:value="161.46434947943" calcext:value-type="float">
            <text:p>161,4643494794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08</text:p>
          </table:table-cell>
          <table:table-cell office:value-type="float" office:value="7.3294633626938" calcext:value-type="float">
            <text:p>7,3294633626938</text:p>
          </table:table-cell>
          <table:table-cell office:value-type="float" office:value="-0.081238364800811" calcext:value-type="float">
            <text:p>-0,081238364800811</text:p>
          </table:table-cell>
          <table:table-cell office:value-type="float" office:value="174.08274541235" calcext:value-type="float">
            <text:p>174,082745412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19</text:p>
          </table:table-cell>
          <table:table-cell office:value-type="float" office:value="8.1825172901154" calcext:value-type="float">
            <text:p>8,1825172901154</text:p>
          </table:table-cell>
          <table:table-cell office:value-type="float" office:value="1.7950595915318" calcext:value-type="float">
            <text:p>1,7950595915318</text:p>
          </table:table-cell>
          <table:table-cell office:value-type="float" office:value="-97.19534816256" calcext:value-type="float">
            <text:p>-97,195348162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30</text:p>
          </table:table-cell>
          <table:table-cell office:value-type="float" office:value="-1.5850073099136" calcext:value-type="float">
            <text:p>-1,5850073099136</text:p>
          </table:table-cell>
          <table:table-cell office:value-type="float" office:value="1.4606331288815" calcext:value-type="float">
            <text:p>1,4606331288815</text:p>
          </table:table-cell>
          <table:table-cell office:value-type="float" office:value="-20.973550476086" calcext:value-type="float">
            <text:p>-20,9735504760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41</text:p>
          </table:table-cell>
          <table:table-cell office:value-type="float" office:value="-0.20178796723485" calcext:value-type="float">
            <text:p>-0,20178796723485</text:p>
          </table:table-cell>
          <table:table-cell office:value-type="float" office:value="3.4426552057266" calcext:value-type="float">
            <text:p>3,4426552057266</text:p>
          </table:table-cell>
          <table:table-cell office:value-type="float" office:value="-10.885878543186" calcext:value-type="float">
            <text:p>-10,8858785431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52</text:p>
          </table:table-cell>
          <table:table-cell office:value-type="float" office:value="4.5388633012772" calcext:value-type="float">
            <text:p>4,5388633012772</text:p>
          </table:table-cell>
          <table:table-cell office:value-type="float" office:value="0.083470847457647" calcext:value-type="float">
            <text:p>0,083470847457647</text:p>
          </table:table-cell>
          <table:table-cell office:value-type="float" office:value="-176.72231242915" calcext:value-type="float">
            <text:p>-176,722312429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63</text:p>
          </table:table-cell>
          <table:table-cell office:value-type="float" office:value="4.7302213311195" calcext:value-type="float">
            <text:p>4,7302213311195</text:p>
          </table:table-cell>
          <table:table-cell office:value-type="float" office:value="2.523667216301" calcext:value-type="float">
            <text:p>2,523667216301</text:p>
          </table:table-cell>
          <table:table-cell office:value-type="float" office:value="72.754082406402" calcext:value-type="float">
            <text:p>72,7540824064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74</text:p>
          </table:table-cell>
          <table:table-cell office:value-type="float" office:value="5.3266525268555" calcext:value-type="float">
            <text:p>5,3266525268555</text:p>
          </table:table-cell>
          <table:table-cell office:value-type="float" office:value="0.82178011536598" calcext:value-type="float">
            <text:p>0,82178011536598</text:p>
          </table:table-cell>
          <table:table-cell office:value-type="float" office:value="-81.567206200521" calcext:value-type="float">
            <text:p>-81,56720620052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85</text:p>
          </table:table-cell>
          <table:table-cell office:value-type="float" office:value="7.459579706192" calcext:value-type="float">
            <text:p>7,459579706192</text:p>
          </table:table-cell>
          <table:table-cell office:value-type="float" office:value="1.7208133637905" calcext:value-type="float">
            <text:p>1,7208133637905</text:p>
          </table:table-cell>
          <table:table-cell office:value-type="float" office:value="-161.02986578729" calcext:value-type="float">
            <text:p>-161,029865787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96</text:p>
          </table:table-cell>
          <table:table-cell office:value-type="float" office:value="9.2229163646698" calcext:value-type="float">
            <text:p>9,2229163646698</text:p>
          </table:table-cell>
          <table:table-cell office:value-type="float" office:value="1.6922263801098" calcext:value-type="float">
            <text:p>1,6922263801098</text:p>
          </table:table-cell>
          <table:table-cell office:value-type="float" office:value="-131.53901525364" calcext:value-type="float">
            <text:p>-131,5390152536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07</text:p>
          </table:table-cell>
          <table:table-cell office:value-type="float" office:value="0.34803934395313" calcext:value-type="float">
            <text:p>0,34803934395313</text:p>
          </table:table-cell>
          <table:table-cell office:value-type="float" office:value="5.6176865100861" calcext:value-type="float">
            <text:p>5,6176865100861</text:p>
          </table:table-cell>
          <table:table-cell office:value-type="float" office:value="149.62770984431" calcext:value-type="float">
            <text:p>149,627709844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18</text:p>
          </table:table-cell>
          <table:table-cell office:value-type="float" office:value="0.51359198987484" calcext:value-type="float">
            <text:p>0,51359198987484</text:p>
          </table:table-cell>
          <table:table-cell office:value-type="float" office:value="2.3193280398846" calcext:value-type="float">
            <text:p>2,3193280398846</text:p>
          </table:table-cell>
          <table:table-cell office:value-type="float" office:value="-127.75483860332" calcext:value-type="float">
            <text:p>-127,754838603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29</text:p>
          </table:table-cell>
          <table:table-cell office:value-type="float" office:value="0.95599018037319" calcext:value-type="float">
            <text:p>0,95599018037319</text:p>
          </table:table-cell>
          <table:table-cell office:value-type="float" office:value="3.7623804807663" calcext:value-type="float">
            <text:p>3,7623804807663</text:p>
          </table:table-cell>
          <table:table-cell office:value-type="float" office:value="161.20648839671" calcext:value-type="float">
            <text:p>161,206488396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40</text:p>
          </table:table-cell>
          <table:table-cell office:value-type="float" office:value="7.8993713855743" calcext:value-type="float">
            <text:p>7,8993713855743</text:p>
          </table:table-cell>
          <table:table-cell office:value-type="float" office:value="2.3315481841564" calcext:value-type="float">
            <text:p>2,3315481841564</text:p>
          </table:table-cell>
          <table:table-cell office:value-type="float" office:value="-121.88806503442" calcext:value-type="float">
            <text:p>-121,888065034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51</text:p>
          </table:table-cell>
          <table:table-cell office:value-type="float" office:value="6.3575285673141" calcext:value-type="float">
            <text:p>6,3575285673141</text:p>
          </table:table-cell>
          <table:table-cell office:value-type="float" office:value="2.3770029842854" calcext:value-type="float">
            <text:p>2,3770029842854</text:p>
          </table:table-cell>
          <table:table-cell office:value-type="float" office:value="128.3256400163" calcext:value-type="float">
            <text:p>128,325640016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62</text:p>
          </table:table-cell>
          <table:table-cell office:value-type="float" office:value="7.0425367355347" calcext:value-type="float">
            <text:p>7,0425367355347</text:p>
          </table:table-cell>
          <table:table-cell office:value-type="float" office:value="2.8905153274536" calcext:value-type="float">
            <text:p>2,8905153274536</text:p>
          </table:table-cell>
          <table:table-cell office:value-type="float" office:value="85.869380622912" calcext:value-type="float">
            <text:p>85,8693806229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73</text:p>
          </table:table-cell>
          <table:table-cell office:value-type="float" office:value="7.5805562734604" calcext:value-type="float">
            <text:p>7,5805562734604</text:p>
          </table:table-cell>
          <table:table-cell office:value-type="float" office:value="-0.29507447034121" calcext:value-type="float">
            <text:p>-0,29507447034121</text:p>
          </table:table-cell>
          <table:table-cell office:value-type="float" office:value="47.981579212626" calcext:value-type="float">
            <text:p>47,9815792126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84</text:p>
          </table:table-cell>
          <table:table-cell office:value-type="float" office:value="-0.83230823278427" calcext:value-type="float">
            <text:p>-0,83230823278427</text:p>
          </table:table-cell>
          <table:table-cell office:value-type="float" office:value="5.0354719161987" calcext:value-type="float">
            <text:p>5,0354719161987</text:p>
          </table:table-cell>
          <table:table-cell office:value-type="float" office:value="73.473556785826" calcext:value-type="float">
            <text:p>73,47355678582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95</text:p>
          </table:table-cell>
          <table:table-cell office:value-type="float" office:value="2.269104719162" calcext:value-type="float">
            <text:p>2,269104719162</text:p>
          </table:table-cell>
          <table:table-cell office:value-type="float" office:value="3.513081073761" calcext:value-type="float">
            <text:p>3,513081073761</text:p>
          </table:table-cell>
          <table:table-cell office:value-type="float" office:value="-179.93192915704" calcext:value-type="float">
            <text:p>-179,931929157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06</text:p>
          </table:table-cell>
          <table:table-cell office:value-type="float" office:value="0.63173547387123" calcext:value-type="float">
            <text:p>0,63173547387123</text:p>
          </table:table-cell>
          <table:table-cell office:value-type="float" office:value="5.4590666294098" calcext:value-type="float">
            <text:p>5,4590666294098</text:p>
          </table:table-cell>
          <table:table-cell office:value-type="float" office:value="17.104301672832" calcext:value-type="float">
            <text:p>17,10430167283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17</text:p>
          </table:table-cell>
          <table:table-cell office:value-type="float" office:value="4.1613659262657" calcext:value-type="float">
            <text:p>4,1613659262657</text:p>
          </table:table-cell>
          <table:table-cell office:value-type="float" office:value="4.7515565156937" calcext:value-type="float">
            <text:p>4,7515565156937</text:p>
          </table:table-cell>
          <table:table-cell office:value-type="float" office:value="154.97630113249" calcext:value-type="float">
            <text:p>154,976301132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28</text:p>
          </table:table-cell>
          <table:table-cell office:value-type="float" office:value="7.4270814657211" calcext:value-type="float">
            <text:p>7,4270814657211</text:p>
          </table:table-cell>
          <table:table-cell office:value-type="float" office:value="2.9065808653831" calcext:value-type="float">
            <text:p>2,9065808653831</text:p>
          </table:table-cell>
          <table:table-cell office:value-type="float" office:value="-3.7180127896321" calcext:value-type="float">
            <text:p>-3,71801278963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39</text:p>
          </table:table-cell>
          <table:table-cell office:value-type="float" office:value="8.6301344633102" calcext:value-type="float">
            <text:p>8,6301344633102</text:p>
          </table:table-cell>
          <table:table-cell office:value-type="float" office:value="3.0377742648125" calcext:value-type="float">
            <text:p>3,0377742648125</text:p>
          </table:table-cell>
          <table:table-cell office:value-type="float" office:value="-155.65616765599" calcext:value-type="float">
            <text:p>-155,656167655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50</text:p>
          </table:table-cell>
          <table:table-cell office:value-type="float" office:value="10.078182220459" calcext:value-type="float">
            <text:p>10,078182220459</text:p>
          </table:table-cell>
          <table:table-cell office:value-type="float" office:value="5.2882969379425" calcext:value-type="float">
            <text:p>5,2882969379425</text:p>
          </table:table-cell>
          <table:table-cell office:value-type="float" office:value="-128.93766202744" calcext:value-type="float">
            <text:p>-128,9376620274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61</text:p>
          </table:table-cell>
          <table:table-cell office:value-type="float" office:value="-0.056925201788545" calcext:value-type="float">
            <text:p>-0,056925201788545</text:p>
          </table:table-cell>
          <table:table-cell office:value-type="float" office:value="4.764878153801" calcext:value-type="float">
            <text:p>4,764878153801</text:p>
          </table:table-cell>
          <table:table-cell office:value-type="float" office:value="-99.386155984964" calcext:value-type="float">
            <text:p>-99,3861559849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72</text:p>
          </table:table-cell>
          <table:table-cell office:value-type="float" office:value="-1.5477481484413" calcext:value-type="float">
            <text:p>-1,5477481484413</text:p>
          </table:table-cell>
          <table:table-cell office:value-type="float" office:value="8.5266351699829" calcext:value-type="float">
            <text:p>8,5266351699829</text:p>
          </table:table-cell>
          <table:table-cell office:value-type="float" office:value="59.485197826556" calcext:value-type="float">
            <text:p>59,48519782655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83</text:p>
          </table:table-cell>
          <table:table-cell office:value-type="float" office:value="-0.19100274890661" calcext:value-type="float">
            <text:p>-0,19100274890661</text:p>
          </table:table-cell>
          <table:table-cell office:value-type="float" office:value="5.6837791204453" calcext:value-type="float">
            <text:p>5,6837791204453</text:p>
          </table:table-cell>
          <table:table-cell office:value-type="float" office:value="25.137471545274" calcext:value-type="float">
            <text:p>25,13747154527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94</text:p>
          </table:table-cell>
          <table:table-cell office:value-type="float" office:value="3.1553465127945" calcext:value-type="float">
            <text:p>3,1553465127945</text:p>
          </table:table-cell>
          <table:table-cell office:value-type="float" office:value="5.6571811437607" calcext:value-type="float">
            <text:p>5,6571811437607</text:p>
          </table:table-cell>
          <table:table-cell office:value-type="float" office:value="35.072363485956" calcext:value-type="float">
            <text:p>35,07236348595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05</text:p>
          </table:table-cell>
          <table:table-cell office:value-type="float" office:value="4.2798939347267" calcext:value-type="float">
            <text:p>4,2798939347267</text:p>
          </table:table-cell>
          <table:table-cell office:value-type="float" office:value="7.2754794359207" calcext:value-type="float">
            <text:p>7,2754794359207</text:p>
          </table:table-cell>
          <table:table-cell office:value-type="float" office:value="-50.359738480513" calcext:value-type="float">
            <text:p>-50,3597384805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16</text:p>
          </table:table-cell>
          <table:table-cell office:value-type="float" office:value="7.429832816124" calcext:value-type="float">
            <text:p>7,429832816124</text:p>
          </table:table-cell>
          <table:table-cell office:value-type="float" office:value="6.8064504861832" calcext:value-type="float">
            <text:p>6,8064504861832</text:p>
          </table:table-cell>
          <table:table-cell office:value-type="float" office:value="135.15836418055" calcext:value-type="float">
            <text:p>135,158364180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27</text:p>
          </table:table-cell>
          <table:table-cell office:value-type="float" office:value="7.9009073972702" calcext:value-type="float">
            <text:p>7,9009073972702</text:p>
          </table:table-cell>
          <table:table-cell office:value-type="float" office:value="6.3524150848389" calcext:value-type="float">
            <text:p>6,3524150848389</text:p>
          </table:table-cell>
          <table:table-cell office:value-type="float" office:value="36.07708139784" calcext:value-type="float">
            <text:p>36,077081397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38</text:p>
          </table:table-cell>
          <table:table-cell office:value-type="float" office:value="-0.98207674920559" calcext:value-type="float">
            <text:p>-0,98207674920559</text:p>
          </table:table-cell>
          <table:table-cell office:value-type="float" office:value="7.4575436115265" calcext:value-type="float">
            <text:p>7,4575436115265</text:p>
          </table:table-cell>
          <table:table-cell office:value-type="float" office:value="-179.23946137641" calcext:value-type="float">
            <text:p>-179,239461376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49</text:p>
          </table:table-cell>
          <table:table-cell office:value-type="float" office:value="2.1522787213326" calcext:value-type="float">
            <text:p>2,1522787213326</text:p>
          </table:table-cell>
          <table:table-cell office:value-type="float" office:value="7.4914073944092" calcext:value-type="float">
            <text:p>7,4914073944092</text:p>
          </table:table-cell>
          <table:table-cell office:value-type="float" office:value="12.52094376239" calcext:value-type="float">
            <text:p>12,520943762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60</text:p>
          </table:table-cell>
          <table:table-cell office:value-type="float" office:value="0.96087850630283" calcext:value-type="float">
            <text:p>0,96087850630283</text:p>
          </table:table-cell>
          <table:table-cell office:value-type="float" office:value="5.4808300733566" calcext:value-type="float">
            <text:p>5,4808300733566</text:p>
          </table:table-cell>
          <table:table-cell office:value-type="float" office:value="24.781718375577" calcext:value-type="float">
            <text:p>24,78171837557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71</text:p>
          </table:table-cell>
          <table:table-cell office:value-type="float" office:value="3.7690651416779" calcext:value-type="float">
            <text:p>3,7690651416779</text:p>
          </table:table-cell>
          <table:table-cell office:value-type="float" office:value="7.5038146972656" calcext:value-type="float">
            <text:p>7,5038146972656</text:p>
          </table:table-cell>
          <table:table-cell office:value-type="float" office:value="-69.314998426255" calcext:value-type="float">
            <text:p>-69,3149984262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82</text:p>
          </table:table-cell>
          <table:table-cell office:value-type="float" office:value="-0.23911377415061" calcext:value-type="float">
            <text:p>-0,23911377415061</text:p>
          </table:table-cell>
          <table:table-cell office:value-type="float" office:value="7.7843391895294" calcext:value-type="float">
            <text:p>7,7843391895294</text:p>
          </table:table-cell>
          <table:table-cell office:value-type="float" office:value="-81.360372008791" calcext:value-type="float">
            <text:p>-81,3603720087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93</text:p>
          </table:table-cell>
          <table:table-cell office:value-type="float" office:value="5.0922334194183" calcext:value-type="float">
            <text:p>5,0922334194183</text:p>
          </table:table-cell>
          <table:table-cell office:value-type="float" office:value="9.2621821165085" calcext:value-type="float">
            <text:p>9,2621821165085</text:p>
          </table:table-cell>
          <table:table-cell office:value-type="float" office:value="55.499117465536" calcext:value-type="float">
            <text:p>55,4991174655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04</text:p>
          </table:table-cell>
          <table:table-cell office:value-type="float" office:value="5.2443718910217" calcext:value-type="float">
            <text:p>5,2443718910217</text:p>
          </table:table-cell>
          <table:table-cell office:value-type="float" office:value="8.3288604021072" calcext:value-type="float">
            <text:p>8,3288604021072</text:p>
          </table:table-cell>
          <table:table-cell office:value-type="float" office:value="20.714906940035" calcext:value-type="float">
            <text:p>20,7149069400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15</text:p>
          </table:table-cell>
          <table:table-cell office:value-type="float" office:value="1.1813597381115" calcext:value-type="float">
            <text:p>1,1813597381115</text:p>
          </table:table-cell>
          <table:table-cell office:value-type="float" office:value="8.2916563749313" calcext:value-type="float">
            <text:p>8,2916563749313</text:p>
          </table:table-cell>
          <table:table-cell office:value-type="float" office:value="-167.83659473346" calcext:value-type="float">
            <text:p>-167,836594733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26</text:p>
          </table:table-cell>
          <table:table-cell office:value-type="float" office:value="2.1642057597637" calcext:value-type="float">
            <text:p>2,1642057597637</text:p>
          </table:table-cell>
          <table:table-cell office:value-type="float" office:value="8.9747202396393" calcext:value-type="float">
            <text:p>8,9747202396393</text:p>
          </table:table-cell>
          <table:table-cell office:value-type="float" office:value="-158.62153593902" calcext:value-type="float">
            <text:p>-158,6215359390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37</text:p>
          </table:table-cell>
          <table:table-cell office:value-type="float" office:value="2.8645786643028" calcext:value-type="float">
            <text:p>2,8645786643028</text:p>
          </table:table-cell>
          <table:table-cell office:value-type="float" office:value="9.6462619304657" calcext:value-type="float">
            <text:p>9,6462619304657</text:p>
          </table:table-cell>
          <table:table-cell office:value-type="float" office:value="69.847647551518" calcext:value-type="float">
            <text:p>69,8476475515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48</text:p>
          </table:table-cell>
          <table:table-cell office:value-type="float" office:value="3.4983879327774" calcext:value-type="float">
            <text:p>3,4983879327774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57.360163919485" calcext:value-type="float">
            <text:p>-57,3601639194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59</text:p>
          </table:table-cell>
          <table:table-cell office:value-type="float" office:value="6.4900064468384" calcext:value-type="float">
            <text:p>6,4900064468384</text:p>
          </table:table-cell>
          <table:table-cell office:value-type="float" office:value="8.8089990615845" calcext:value-type="float">
            <text:p>8,8089990615845</text:p>
          </table:table-cell>
          <table:table-cell office:value-type="float" office:value="-36.069783055858" calcext:value-type="float">
            <text:p>-36,0697830558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70</text:p>
          </table:table-cell>
          <table:table-cell office:value-type="float" office:value="5.7771456241608" calcext:value-type="float">
            <text:p>5,7771456241608</text:p>
          </table:table-cell>
          <table:table-cell office:value-type="float" office:value="6.4087665081024" calcext:value-type="float">
            <text:p>6,4087665081024</text:p>
          </table:table-cell>
          <table:table-cell office:value-type="float" office:value="79.96591716815" calcext:value-type="float">
            <text:p>79,965917168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81</text:p>
          </table:table-cell>
          <table:table-cell office:value-type="float" office:value="8.8658237457275" calcext:value-type="float">
            <text:p>8,8658237457275</text:p>
          </table:table-cell>
          <table:table-cell office:value-type="float" office:value="10.797282457352" calcext:value-type="float">
            <text:p>10,797282457352</text:p>
          </table:table-cell>
          <table:table-cell office:value-type="float" office:value="-129.21282592093" calcext:value-type="float">
            <text:p>-129,212825920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92</text:p>
          </table:table-cell>
          <table:table-cell office:value-type="float" office:value="0.42497050017118" calcext:value-type="float">
            <text:p>0,42497050017118</text:p>
          </table:table-cell>
          <table:table-cell office:value-type="float" office:value="10.222729444504" calcext:value-type="float">
            <text:p>10,222729444504</text:p>
          </table:table-cell>
          <table:table-cell office:value-type="float" office:value="162.19515405643" calcext:value-type="float">
            <text:p>162,195154056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003</text:p>
          </table:table-cell>
          <table:table-cell office:value-type="float" office:value="3.7059825658798" calcext:value-type="float">
            <text:p>3,7059825658798</text:p>
          </table:table-cell>
          <table:table-cell office:value-type="float" office:value="9.5679461956024" calcext:value-type="float">
            <text:p>9,5679461956024</text:p>
          </table:table-cell>
          <table:table-cell office:value-type="float" office:value="156.14048234976" calcext:value-type="float">
            <text:p>156,140482349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2.5917667150497" calcext:value-type="float">
            <text:p>2,5917667150497</text:p>
          </table:table-cell>
          <table:table-cell office:value-type="float" office:value="-0.58500986546278" calcext:value-type="float">
            <text:p>-0,58500986546278</text:p>
          </table:table-cell>
          <table:table-cell office:value-type="float" office:value="142.56880541516" calcext:value-type="float">
            <text:p>142,568805415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64</text:p>
          </table:table-cell>
          <table:table-cell office:value-type="float" office:value="2.9098945856094" calcext:value-type="float">
            <text:p>2,9098945856094</text:p>
          </table:table-cell>
          <table:table-cell office:value-type="float" office:value="-0.58501731604338" calcext:value-type="float">
            <text:p>-0,58501731604338</text:p>
          </table:table-cell>
          <table:table-cell office:value-type="float" office:value="111.84702253645" calcext:value-type="float">
            <text:p>111,847022536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75</text:p>
          </table:table-cell>
          <table:table-cell office:value-type="float" office:value="1.4278726279736" calcext:value-type="float">
            <text:p>1,4278726279736</text:p>
          </table:table-cell>
          <table:table-cell office:value-type="float" office:value="-0.082291066646576" calcext:value-type="float">
            <text:p>-0,082291066646576</text:p>
          </table:table-cell>
          <table:table-cell office:value-type="float" office:value="61.103960511031" calcext:value-type="float">
            <text:p>61,1039605110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86</text:p>
          </table:table-cell>
          <table:table-cell office:value-type="float" office:value="2.3222729563713" calcext:value-type="float">
            <text:p>2,3222729563713</text:p>
          </table:table-cell>
          <table:table-cell office:value-type="float" office:value="-0.39326306432486" calcext:value-type="float">
            <text:p>-0,39326306432486</text:p>
          </table:table-cell>
          <table:table-cell office:value-type="float" office:value="98.096249209847" calcext:value-type="float">
            <text:p>98,0962492098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97</text:p>
          </table:table-cell>
          <table:table-cell office:value-type="float" office:value="6.9459748268127" calcext:value-type="float">
            <text:p>6,9459748268127</text:p>
          </table:table-cell>
          <table:table-cell office:value-type="float" office:value="-0.57987172156572" calcext:value-type="float">
            <text:p>-0,57987172156572</text:p>
          </table:table-cell>
          <table:table-cell office:value-type="float" office:value="-179.79030852105" calcext:value-type="float">
            <text:p>-179,790308521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08</text:p>
          </table:table-cell>
          <table:table-cell office:value-type="float" office:value="7.3331743478775" calcext:value-type="float">
            <text:p>7,3331743478775</text:p>
          </table:table-cell>
          <table:table-cell office:value-type="float" office:value="-0.29903408139944" calcext:value-type="float">
            <text:p>-0,29903408139944</text:p>
          </table:table-cell>
          <table:table-cell office:value-type="float" office:value="83.444349325387" calcext:value-type="float">
            <text:p>83,4443493253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19</text:p>
          </table:table-cell>
          <table:table-cell office:value-type="float" office:value="8.4046971797943" calcext:value-type="float">
            <text:p>8,4046971797943</text:p>
          </table:table-cell>
          <table:table-cell office:value-type="float" office:value="1.7986941337585" calcext:value-type="float">
            <text:p>1,7986941337585</text:p>
          </table:table-cell>
          <table:table-cell office:value-type="float" office:value="172.28237838502" calcext:value-type="float">
            <text:p>172,282378385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30</text:p>
          </table:table-cell>
          <table:table-cell office:value-type="float" office:value="-1.5853594243526" calcext:value-type="float">
            <text:p>-1,5853594243526</text:p>
          </table:table-cell>
          <table:table-cell office:value-type="float" office:value="1.7807146906853" calcext:value-type="float">
            <text:p>1,7807146906853</text:p>
          </table:table-cell>
          <table:table-cell office:value-type="float" office:value="-20.750101964185" calcext:value-type="float">
            <text:p>-20,7501019641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41</text:p>
          </table:table-cell>
          <table:table-cell office:value-type="float" office:value="-0.47919936478138" calcext:value-type="float">
            <text:p>-0,47919936478138</text:p>
          </table:table-cell>
          <table:table-cell office:value-type="float" office:value="3.5055968165398" calcext:value-type="float">
            <text:p>3,5055968165398</text:p>
          </table:table-cell>
          <table:table-cell office:value-type="float" office:value="-13.192931937564" calcext:value-type="float">
            <text:p>-13,1929319375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52</text:p>
          </table:table-cell>
          <table:table-cell office:value-type="float" office:value="4.832022190094" calcext:value-type="float">
            <text:p>4,832022190094</text:p>
          </table:table-cell>
          <table:table-cell office:value-type="float" office:value="0.041902759112418" calcext:value-type="float">
            <text:p>0,041902759112418</text:p>
          </table:table-cell>
          <table:table-cell office:value-type="float" office:value="169.34281397777" calcext:value-type="float">
            <text:p>169,342813977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63</text:p>
          </table:table-cell>
          <table:table-cell office:value-type="float" office:value="4.5004838705063" calcext:value-type="float">
            <text:p>4,5004838705063</text:p>
          </table:table-cell>
          <table:table-cell office:value-type="float" office:value="2.3136821389198" calcext:value-type="float">
            <text:p>2,3136821389198</text:p>
          </table:table-cell>
          <table:table-cell office:value-type="float" office:value="35.129089644001" calcext:value-type="float">
            <text:p>35,1290896440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74</text:p>
          </table:table-cell>
          <table:table-cell office:value-type="float" office:value="5.3180134296417" calcext:value-type="float">
            <text:p>5,3180134296417</text:p>
          </table:table-cell>
          <table:table-cell office:value-type="float" office:value="1.1809462308884" calcext:value-type="float">
            <text:p>1,1809462308884</text:p>
          </table:table-cell>
          <table:table-cell office:value-type="float" office:value="-92.4107861367" calcext:value-type="float">
            <text:p>-92,410786136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85</text:p>
          </table:table-cell>
          <table:table-cell office:value-type="float" office:value="7.811570763588" calcext:value-type="float">
            <text:p>7,811570763588</text:p>
          </table:table-cell>
          <table:table-cell office:value-type="float" office:value="1.8159544467926" calcext:value-type="float">
            <text:p>1,8159544467926</text:p>
          </table:table-cell>
          <table:table-cell office:value-type="float" office:value="-174.12566075659" calcext:value-type="float">
            <text:p>-174,125660756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96</text:p>
          </table:table-cell>
          <table:table-cell office:value-type="float" office:value="9.4859492778778" calcext:value-type="float">
            <text:p>9,4859492778778</text:p>
          </table:table-cell>
          <table:table-cell office:value-type="float" office:value="1.9901357591152" calcext:value-type="float">
            <text:p>1,9901357591152</text:p>
          </table:table-cell>
          <table:table-cell office:value-type="float" office:value="-131.47264681045" calcext:value-type="float">
            <text:p>-131,472646810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07</text:p>
          </table:table-cell>
          <table:table-cell office:value-type="float" office:value="0.22141726687551" calcext:value-type="float">
            <text:p>0,22141726687551</text:p>
          </table:table-cell>
          <table:table-cell office:value-type="float" office:value="5.4135882854462" calcext:value-type="float">
            <text:p>5,4135882854462</text:p>
          </table:table-cell>
          <table:table-cell office:value-type="float" office:value="55.204094974858" calcext:value-type="float">
            <text:p>55,20409497485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18</text:p>
          </table:table-cell>
          <table:table-cell office:value-type="float" office:value="0.62112290412188" calcext:value-type="float">
            <text:p>0,62112290412188</text:p>
          </table:table-cell>
          <table:table-cell office:value-type="float" office:value="2.3810145258904" calcext:value-type="float">
            <text:p>2,3810145258904</text:p>
          </table:table-cell>
          <table:table-cell office:value-type="float" office:value="-145.90517274893" calcext:value-type="float">
            <text:p>-145,905172748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29</text:p>
          </table:table-cell>
          <table:table-cell office:value-type="float" office:value="1.3323464989662" calcext:value-type="float">
            <text:p>1,3323464989662</text:p>
          </table:table-cell>
          <table:table-cell office:value-type="float" office:value="3.6338061094284" calcext:value-type="float">
            <text:p>3,6338061094284</text:p>
          </table:table-cell>
          <table:table-cell office:value-type="float" office:value="161.17087139446" calcext:value-type="float">
            <text:p>161,1708713944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40</text:p>
          </table:table-cell>
          <table:table-cell office:value-type="float" office:value="7.7292400598526" calcext:value-type="float">
            <text:p>7,7292400598526</text:p>
          </table:table-cell>
          <table:table-cell office:value-type="float" office:value="2.4745245277882" calcext:value-type="float">
            <text:p>2,4745245277882</text:p>
          </table:table-cell>
          <table:table-cell office:value-type="float" office:value="-31.113221387195" calcext:value-type="float">
            <text:p>-31,1132213871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51</text:p>
          </table:table-cell>
          <table:table-cell office:value-type="float" office:value="6.6393911838531" calcext:value-type="float">
            <text:p>6,6393911838531</text:p>
          </table:table-cell>
          <table:table-cell office:value-type="float" office:value="2.2796905040741" calcext:value-type="float">
            <text:p>2,2796905040741</text:p>
          </table:table-cell>
          <table:table-cell office:value-type="float" office:value="171.50982018489" calcext:value-type="float">
            <text:p>171,509820184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62</text:p>
          </table:table-cell>
          <table:table-cell office:value-type="float" office:value="6.8211114406586" calcext:value-type="float">
            <text:p>6,8211114406586</text:p>
          </table:table-cell>
          <table:table-cell office:value-type="float" office:value="2.874647974968" calcext:value-type="float">
            <text:p>2,874647974968</text:p>
          </table:table-cell>
          <table:table-cell office:value-type="float" office:value="-4.8365964536454" calcext:value-type="float">
            <text:p>-4,83659645364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73</text:p>
          </table:table-cell>
          <table:table-cell office:value-type="float" office:value="7.7277457714081" calcext:value-type="float">
            <text:p>7,7277457714081</text:p>
          </table:table-cell>
          <table:table-cell office:value-type="float" office:value="-0.47452129423618" calcext:value-type="float">
            <text:p>-0,47452129423618</text:p>
          </table:table-cell>
          <table:table-cell office:value-type="float" office:value="136.8929641262" calcext:value-type="float">
            <text:p>136,89296412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84</text:p>
          </table:table-cell>
          <table:table-cell office:value-type="float" office:value="-0.94521895051003" calcext:value-type="float">
            <text:p>-0,94521895051003</text:p>
          </table:table-cell>
          <table:table-cell office:value-type="float" office:value="4.6544703841209" calcext:value-type="float">
            <text:p>4,6544703841209</text:p>
          </table:table-cell>
          <table:table-cell office:value-type="float" office:value="73.44702854278" calcext:value-type="float">
            <text:p>73,4470285427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95</text:p>
          </table:table-cell>
          <table:table-cell office:value-type="float" office:value="2.5881800055504" calcext:value-type="float">
            <text:p>2,5881800055504</text:p>
          </table:table-cell>
          <table:table-cell office:value-type="float" office:value="3.6176389455795" calcext:value-type="float">
            <text:p>3,6176389455795</text:p>
          </table:table-cell>
          <table:table-cell office:value-type="float" office:value="-153.20333705586" calcext:value-type="float">
            <text:p>-153,2033370558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06</text:p>
          </table:table-cell>
          <table:table-cell office:value-type="float" office:value="0.5990094691515" calcext:value-type="float">
            <text:p>0,5990094691515</text:p>
          </table:table-cell>
          <table:table-cell office:value-type="float" office:value="5.2218961715698" calcext:value-type="float">
            <text:p>5,2218961715698</text:p>
          </table:table-cell>
          <table:table-cell office:value-type="float" office:value="69.667430440332" calcext:value-type="float">
            <text:p>69,66743044033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17</text:p>
          </table:table-cell>
          <table:table-cell office:value-type="float" office:value="4.3855762481689" calcext:value-type="float">
            <text:p>4,3855762481689</text:p>
          </table:table-cell>
          <table:table-cell office:value-type="float" office:value="4.6945849061012" calcext:value-type="float">
            <text:p>4,6945849061012</text:p>
          </table:table-cell>
          <table:table-cell office:value-type="float" office:value="167.11687434251" calcext:value-type="float">
            <text:p>167,116874342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28</text:p>
          </table:table-cell>
          <table:table-cell office:value-type="float" office:value="7.410169839859" calcext:value-type="float">
            <text:p>7,410169839859</text:p>
          </table:table-cell>
          <table:table-cell office:value-type="float" office:value="3.1281259655952" calcext:value-type="float">
            <text:p>3,1281259655952</text:p>
          </table:table-cell>
          <table:table-cell office:value-type="float" office:value="-94.466164613226" calcext:value-type="float">
            <text:p>-94,4661646132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39</text:p>
          </table:table-cell>
          <table:table-cell office:value-type="float" office:value="8.9932757616043" calcext:value-type="float">
            <text:p>8,9932757616043</text:p>
          </table:table-cell>
          <table:table-cell office:value-type="float" office:value="3.2020074129105" calcext:value-type="float">
            <text:p>3,2020074129105</text:p>
          </table:table-cell>
          <table:table-cell office:value-type="float" office:value="-155.61899258073" calcext:value-type="float">
            <text:p>-155,618992580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50</text:p>
          </table:table-cell>
          <table:table-cell office:value-type="float" office:value="10.080856084824" calcext:value-type="float">
            <text:p>10,080856084824</text:p>
          </table:table-cell>
          <table:table-cell office:value-type="float" office:value="5.6071221828461" calcext:value-type="float">
            <text:p>5,6071221828461</text:p>
          </table:table-cell>
          <table:table-cell office:value-type="float" office:value="-92.179699308553" calcext:value-type="float">
            <text:p>-92,1796993085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61</text:p>
          </table:table-cell>
          <table:table-cell office:value-type="float" office:value="-0.095312558114529" calcext:value-type="float">
            <text:p>-0,095312558114529</text:p>
          </table:table-cell>
          <table:table-cell office:value-type="float" office:value="5.0600266456604" calcext:value-type="float">
            <text:p>5,0600266456604</text:p>
          </table:table-cell>
          <table:table-cell office:value-type="float" office:value="-60.502120643664" calcext:value-type="float">
            <text:p>-60,5021206436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72</text:p>
          </table:table-cell>
          <table:table-cell office:value-type="float" office:value="-1.5378245711327" calcext:value-type="float">
            <text:p>-1,5378245711327</text:p>
          </table:table-cell>
          <table:table-cell office:value-type="float" office:value="8.4405672550201" calcext:value-type="float">
            <text:p>8,4405672550201</text:p>
          </table:table-cell>
          <table:table-cell office:value-type="float" office:value="46.187717823466" calcext:value-type="float">
            <text:p>46,18771782346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83</text:p>
          </table:table-cell>
          <table:table-cell office:value-type="float" office:value="-0.31296327710152" calcext:value-type="float">
            <text:p>-0,31296327710152</text:p>
          </table:table-cell>
          <table:table-cell office:value-type="float" office:value="5.869283080101" calcext:value-type="float">
            <text:p>5,869283080101</text:p>
          </table:table-cell>
          <table:table-cell office:value-type="float" office:value="-65.546245331977" calcext:value-type="float">
            <text:p>-65,54624533197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94</text:p>
          </table:table-cell>
          <table:table-cell office:value-type="float" office:value="2.8631621599197" calcext:value-type="float">
            <text:p>2,8631621599197</text:p>
          </table:table-cell>
          <table:table-cell office:value-type="float" office:value="5.6777399778366" calcext:value-type="float">
            <text:p>5,6777399778366</text:p>
          </table:table-cell>
          <table:table-cell office:value-type="float" office:value="-12.969475737803" calcext:value-type="float">
            <text:p>-12,9694757378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05</text:p>
          </table:table-cell>
          <table:table-cell office:value-type="float" office:value="4.4131922721863" calcext:value-type="float">
            <text:p>4,4131922721863</text:p>
          </table:table-cell>
          <table:table-cell office:value-type="float" office:value="7.4618327617645" calcext:value-type="float">
            <text:p>7,4618327617645</text:p>
          </table:table-cell>
          <table:table-cell office:value-type="float" office:value="-127.00494079833" calcext:value-type="float">
            <text:p>-127,004940798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16</text:p>
          </table:table-cell>
          <table:table-cell office:value-type="float" office:value="7.637774348259" calcext:value-type="float">
            <text:p>7,637774348259</text:p>
          </table:table-cell>
          <table:table-cell office:value-type="float" office:value="6.8746775388718" calcext:value-type="float">
            <text:p>6,8746775388718</text:p>
          </table:table-cell>
          <table:table-cell office:value-type="float" office:value="-146.36235783814" calcext:value-type="float">
            <text:p>-146,362357838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27</text:p>
          </table:table-cell>
          <table:table-cell office:value-type="float" office:value="7.9298955202103" calcext:value-type="float">
            <text:p>7,9298955202103</text:p>
          </table:table-cell>
          <table:table-cell office:value-type="float" office:value="6.1349362134933" calcext:value-type="float">
            <text:p>6,1349362134933</text:p>
          </table:table-cell>
          <table:table-cell office:value-type="float" office:value="114.08912376234" calcext:value-type="float">
            <text:p>114,089123762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38</text:p>
          </table:table-cell>
          <table:table-cell office:value-type="float" office:value="-0.78131377696991" calcext:value-type="float">
            <text:p>-0,78131377696991</text:p>
          </table:table-cell>
          <table:table-cell office:value-type="float" office:value="7.3828899860382" calcext:value-type="float">
            <text:p>7,3828899860382</text:p>
          </table:table-cell>
          <table:table-cell office:value-type="float" office:value="158.09638333169" calcext:value-type="float">
            <text:p>158,096383331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49</text:p>
          </table:table-cell>
          <table:table-cell office:value-type="float" office:value="1.9845251739025" calcext:value-type="float">
            <text:p>1,9845251739025</text:p>
          </table:table-cell>
          <table:table-cell office:value-type="float" office:value="7.3081415891647" calcext:value-type="float">
            <text:p>7,3081415891647</text:p>
          </table:table-cell>
          <table:table-cell office:value-type="float" office:value="52.950260365845" calcext:value-type="float">
            <text:p>52,9502603658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60</text:p>
          </table:table-cell>
          <table:table-cell office:value-type="float" office:value="0.85327073931694" calcext:value-type="float">
            <text:p>0,85327073931694</text:p>
          </table:table-cell>
          <table:table-cell office:value-type="float" office:value="5.6393277645111" calcext:value-type="float">
            <text:p>5,6393277645111</text:p>
          </table:table-cell>
          <table:table-cell office:value-type="float" office:value="-61.442677382451" calcext:value-type="float">
            <text:p>-61,44267738245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71</text:p>
          </table:table-cell>
          <table:table-cell office:value-type="float" office:value="3.9559099078178" calcext:value-type="float">
            <text:p>3,9559099078178</text:p>
          </table:table-cell>
          <table:table-cell office:value-type="float" office:value="7.6371073722839" calcext:value-type="float">
            <text:p>7,6371073722839</text:p>
          </table:table-cell>
          <table:table-cell office:value-type="float" office:value="-145.49463417879" calcext:value-type="float">
            <text:p>-145,494634178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82</text:p>
          </table:table-cell>
          <table:table-cell office:value-type="float" office:value="-0.15276069752872" calcext:value-type="float">
            <text:p>-0,15276069752872</text:p>
          </table:table-cell>
          <table:table-cell office:value-type="float" office:value="7.9671269655228" calcext:value-type="float">
            <text:p>7,9671269655228</text:p>
          </table:table-cell>
          <table:table-cell office:value-type="float" office:value="-117.2215953754" calcext:value-type="float">
            <text:p>-117,22159537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93</text:p>
          </table:table-cell>
          <table:table-cell office:value-type="float" office:value="4.9770745635033" calcext:value-type="float">
            <text:p>4,9770745635033</text:p>
          </table:table-cell>
          <table:table-cell office:value-type="float" office:value="9.1962778568268" calcext:value-type="float">
            <text:p>9,1962778568268</text:p>
          </table:table-cell>
          <table:table-cell office:value-type="float" office:value="33.728347842101" calcext:value-type="float">
            <text:p>33,7283478421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04</text:p>
          </table:table-cell>
          <table:table-cell office:value-type="float" office:value="4.9669450521469" calcext:value-type="float">
            <text:p>4,9669450521469</text:p>
          </table:table-cell>
          <table:table-cell office:value-type="float" office:value="8.4203511476517" calcext:value-type="float">
            <text:p>8,4203511476517</text:p>
          </table:table-cell>
          <table:table-cell office:value-type="float" office:value="-27.265611347879" calcext:value-type="float">
            <text:p>-27,2656113478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15</text:p>
          </table:table-cell>
          <table:table-cell office:value-type="float" office:value="1.3467663526535" calcext:value-type="float">
            <text:p>1,3467663526535</text:p>
          </table:table-cell>
          <table:table-cell office:value-type="float" office:value="8.5248297452927" calcext:value-type="float">
            <text:p>8,5248297452927</text:p>
          </table:table-cell>
          <table:table-cell office:value-type="float" office:value="-116.14261615049" calcext:value-type="float">
            <text:p>-116,142616150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26</text:p>
          </table:table-cell>
          <table:table-cell office:value-type="float" office:value="2.4004110693932" calcext:value-type="float">
            <text:p>2,4004110693932</text:p>
          </table:table-cell>
          <table:table-cell office:value-type="float" office:value="9.0946352481842" calcext:value-type="float">
            <text:p>9,0946352481842</text:p>
          </table:table-cell>
          <table:table-cell office:value-type="float" office:value="-152.49558922591" calcext:value-type="float">
            <text:p>-152,4955892259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37</text:p>
          </table:table-cell>
          <table:table-cell office:value-type="float" office:value="3.060302734375" calcext:value-type="float">
            <text:p>3,060302734375</text:p>
          </table:table-cell>
          <table:table-cell office:value-type="float" office:value="9.5407503843307" calcext:value-type="float">
            <text:p>9,5407503843307</text:p>
          </table:table-cell>
          <table:table-cell office:value-type="float" office:value="160.61875319025" calcext:value-type="float">
            <text:p>160,618753190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48</text:p>
          </table:table-cell>
          <table:table-cell office:value-type="float" office:value="3.3414697647095" calcext:value-type="float">
            <text:p>3,3414697647095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58.926943001474" calcext:value-type="float">
            <text:p>-58,9269430014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59</text:p>
          </table:table-cell>
          <table:table-cell office:value-type="float" office:value="6.28289103508" calcext:value-type="float">
            <text:p>6,28289103508</text:p>
          </table:table-cell>
          <table:table-cell office:value-type="float" office:value="8.80499958992" calcext:value-type="float">
            <text:p>8,80499958992</text:p>
          </table:table-cell>
          <table:table-cell office:value-type="float" office:value="3.3676643992306" calcext:value-type="float">
            <text:p>3,36766439923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70</text:p>
          </table:table-cell>
          <table:table-cell office:value-type="float" office:value="5.8038341999054" calcext:value-type="float">
            <text:p>5,8038341999054</text:p>
          </table:table-cell>
          <table:table-cell office:value-type="float" office:value="6.2754023075104" calcext:value-type="float">
            <text:p>6,2754023075104</text:p>
          </table:table-cell>
          <table:table-cell office:value-type="float" office:value="98.745951986617" calcext:value-type="float">
            <text:p>98,7459519866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81</text:p>
          </table:table-cell>
          <table:table-cell office:value-type="float" office:value="8.9763534069061" calcext:value-type="float">
            <text:p>8,9763534069061</text:p>
          </table:table-cell>
          <table:table-cell office:value-type="float" office:value="10.68675160408" calcext:value-type="float">
            <text:p>10,68675160408</text:p>
          </table:table-cell>
          <table:table-cell office:value-type="float" office:value="-143.44131263198" calcext:value-type="float">
            <text:p>-143,441312631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92</text:p>
          </table:table-cell>
          <table:table-cell office:value-type="float" office:value="0.77381312847137" calcext:value-type="float">
            <text:p>0,77381312847137</text:p>
          </table:table-cell>
          <table:table-cell office:value-type="float" office:value="10.070933103561" calcext:value-type="float">
            <text:p>10,070933103561</text:p>
          </table:table-cell>
          <table:table-cell office:value-type="float" office:value="154.51250106666" calcext:value-type="float">
            <text:p>154,512501066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003</text:p>
          </table:table-cell>
          <table:table-cell office:value-type="float" office:value="3.6455148458481" calcext:value-type="float">
            <text:p>3,6455148458481</text:p>
          </table:table-cell>
          <table:table-cell office:value-type="float" office:value="9.3545389175415" calcext:value-type="float">
            <text:p>9,3545389175415</text:p>
          </table:table-cell>
          <table:table-cell office:value-type="float" office:value="65.348001042749" calcext:value-type="float">
            <text:p>65,3480010427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2.6946929097176" calcext:value-type="float">
            <text:p>2,6946929097176</text:p>
          </table:table-cell>
          <table:table-cell office:value-type="float" office:value="-0.58548577129841" calcext:value-type="float">
            <text:p>-0,58548577129841</text:p>
          </table:table-cell>
          <table:table-cell office:value-type="float" office:value="70.529509501852" calcext:value-type="float">
            <text:p>70,5295095018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64</text:p>
          </table:table-cell>
          <table:table-cell office:value-type="float" office:value="3.1177374720573" calcext:value-type="float">
            <text:p>3,1177374720573</text:p>
          </table:table-cell>
          <table:table-cell office:value-type="float" office:value="-0.50503749400377" calcext:value-type="float">
            <text:p>-0,50503749400377</text:p>
          </table:table-cell>
          <table:table-cell office:value-type="float" office:value="-158.11503920585" calcext:value-type="float">
            <text:p>-158,1150392058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75</text:p>
          </table:table-cell>
          <table:table-cell office:value-type="float" office:value="1.4354899525642" calcext:value-type="float">
            <text:p>1,4354899525642</text:p>
          </table:table-cell>
          <table:table-cell office:value-type="float" office:value="-0.39636813104153" calcext:value-type="float">
            <text:p>-0,39636813104153</text:p>
          </table:table-cell>
          <table:table-cell office:value-type="float" office:value="99.217925102088" calcext:value-type="float">
            <text:p>99,2179251020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86</text:p>
          </table:table-cell>
          <table:table-cell office:value-type="float" office:value="2.4304609000683" calcext:value-type="float">
            <text:p>2,4304609000683</text:p>
          </table:table-cell>
          <table:table-cell office:value-type="float" office:value="-0.39808388799429" calcext:value-type="float">
            <text:p>-0,39808388799429</text:p>
          </table:table-cell>
          <table:table-cell office:value-type="float" office:value="-173.52188013162" calcext:value-type="float">
            <text:p>-173,5218801316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97</text:p>
          </table:table-cell>
          <table:table-cell office:value-type="float" office:value="6.9828462600708" calcext:value-type="float">
            <text:p>6,9828462600708</text:p>
          </table:table-cell>
          <table:table-cell office:value-type="float" office:value="-0.48993922770023" calcext:value-type="float">
            <text:p>-0,48993922770023</text:p>
          </table:table-cell>
          <table:table-cell office:value-type="float" office:value="-109.06135200695" calcext:value-type="float">
            <text:p>-109,061352006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08</text:p>
          </table:table-cell>
          <table:table-cell office:value-type="float" office:value="7.2069126367569" calcext:value-type="float">
            <text:p>7,2069126367569</text:p>
          </table:table-cell>
          <table:table-cell office:value-type="float" office:value="-0.24792682379484" calcext:value-type="float">
            <text:p>-0,24792682379484</text:p>
          </table:table-cell>
          <table:table-cell office:value-type="float" office:value="-6.0044998765751" calcext:value-type="float">
            <text:p>-6,00449987657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19</text:p>
          </table:table-cell>
          <table:table-cell office:value-type="float" office:value="8.4136569499969" calcext:value-type="float">
            <text:p>8,4136569499969</text:p>
          </table:table-cell>
          <table:table-cell office:value-type="float" office:value="1.5728411078453" calcext:value-type="float">
            <text:p>1,5728411078453</text:p>
          </table:table-cell>
          <table:table-cell office:value-type="float" office:value="83.153392858566" calcext:value-type="float">
            <text:p>83,1533928585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30</text:p>
          </table:table-cell>
          <table:table-cell office:value-type="float" office:value="-1.5850523114204" calcext:value-type="float">
            <text:p>-1,5850523114204</text:p>
          </table:table-cell>
          <table:table-cell office:value-type="float" office:value="2.1885104477406" calcext:value-type="float">
            <text:p>2,1885104477406</text:p>
          </table:table-cell>
          <table:table-cell office:value-type="float" office:value="-26.428201775642" calcext:value-type="float">
            <text:p>-26,4282017756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41</text:p>
          </table:table-cell>
          <table:table-cell office:value-type="float" office:value="-0.75365826487541" calcext:value-type="float">
            <text:p>-0,75365826487541</text:p>
          </table:table-cell>
          <table:table-cell office:value-type="float" office:value="3.5798123478889" calcext:value-type="float">
            <text:p>3,5798123478889</text:p>
          </table:table-cell>
          <table:table-cell office:value-type="float" office:value="-15.525208347163" calcext:value-type="float">
            <text:p>-15,5252083471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52</text:p>
          </table:table-cell>
          <table:table-cell office:value-type="float" office:value="5.1112860441208" calcext:value-type="float">
            <text:p>5,1112860441208</text:p>
          </table:table-cell>
          <table:table-cell office:value-type="float" office:value="-0.09828457608819" calcext:value-type="float">
            <text:p>-0,09828457608819</text:p>
          </table:table-cell>
          <table:table-cell office:value-type="float" office:value="147.14202303795" calcext:value-type="float">
            <text:p>147,142023037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63</text:p>
          </table:table-cell>
          <table:table-cell office:value-type="float" office:value="4.2053690552711" calcext:value-type="float">
            <text:p>4,2053690552711</text:p>
          </table:table-cell>
          <table:table-cell office:value-type="float" office:value="2.2637359797955" calcext:value-type="float">
            <text:p>2,2637359797955</text:p>
          </table:table-cell>
          <table:table-cell office:value-type="float" office:value="5.0630133338035" calcext:value-type="float">
            <text:p>5,06301333380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74</text:p>
          </table:table-cell>
          <table:table-cell office:value-type="float" office:value="5.3950208425522" calcext:value-type="float">
            <text:p>5,3950208425522</text:p>
          </table:table-cell>
          <table:table-cell office:value-type="float" office:value="1.5234223008156" calcext:value-type="float">
            <text:p>1,5234223008156</text:p>
          </table:table-cell>
          <table:table-cell office:value-type="float" office:value="-105.95424008218" calcext:value-type="float">
            <text:p>-105,954240082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85</text:p>
          </table:table-cell>
          <table:table-cell office:value-type="float" office:value="7.8658145666122" calcext:value-type="float">
            <text:p>7,8658145666122</text:p>
          </table:table-cell>
          <table:table-cell office:value-type="float" office:value="1.6008841991425" calcext:value-type="float">
            <text:p>1,6008841991425</text:p>
          </table:table-cell>
          <table:table-cell office:value-type="float" office:value="95.314952218608" calcext:value-type="float">
            <text:p>95,3149522186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96</text:p>
          </table:table-cell>
          <table:table-cell office:value-type="float" office:value="9.7628802061081" calcext:value-type="float">
            <text:p>9,7628802061081</text:p>
          </table:table-cell>
          <table:table-cell office:value-type="float" office:value="2.2527292370796" calcext:value-type="float">
            <text:p>2,2527292370796</text:p>
          </table:table-cell>
          <table:table-cell office:value-type="float" office:value="-138.54155570838" calcext:value-type="float">
            <text:p>-138,5415557083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07</text:p>
          </table:table-cell>
          <table:table-cell office:value-type="float" office:value="0.12448380701244" calcext:value-type="float">
            <text:p>0,12448380701244</text:p>
          </table:table-cell>
          <table:table-cell office:value-type="float" office:value="5.2916151285172" calcext:value-type="float">
            <text:p>5,2916151285172</text:p>
          </table:table-cell>
          <table:table-cell office:value-type="float" office:value="96.262752630149" calcext:value-type="float">
            <text:p>96,26275263014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18</text:p>
          </table:table-cell>
          <table:table-cell office:value-type="float" office:value="0.8319054543972" calcext:value-type="float">
            <text:p>0,8319054543972</text:p>
          </table:table-cell>
          <table:table-cell office:value-type="float" office:value="2.3013678193092" calcext:value-type="float">
            <text:p>2,3013678193092</text:p>
          </table:table-cell>
          <table:table-cell office:value-type="float" office:value="151.9239541072" calcext:value-type="float">
            <text:p>151,92395410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29</text:p>
          </table:table-cell>
          <table:table-cell office:value-type="float" office:value="1.6468355059624" calcext:value-type="float">
            <text:p>1,6468355059624</text:p>
          </table:table-cell>
          <table:table-cell office:value-type="float" office:value="3.6640319228172" calcext:value-type="float">
            <text:p>3,6640319228172</text:p>
          </table:table-cell>
          <table:table-cell office:value-type="float" office:value="-164.19155126924" calcext:value-type="float">
            <text:p>-164,1915512692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40</text:p>
          </table:table-cell>
          <table:table-cell office:value-type="float" office:value="7.4690574407578" calcext:value-type="float">
            <text:p>7,4690574407578</text:p>
          </table:table-cell>
          <table:table-cell office:value-type="float" office:value="2.3349292576313" calcext:value-type="float">
            <text:p>2,3349292576313</text:p>
          </table:table-cell>
          <table:table-cell office:value-type="float" office:value="25.711219971347" calcext:value-type="float">
            <text:p>25,7112199713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51</text:p>
          </table:table-cell>
          <table:table-cell office:value-type="float" office:value="6.8960022926331" calcext:value-type="float">
            <text:p>6,8960022926331</text:p>
          </table:table-cell>
          <table:table-cell office:value-type="float" office:value="2.4181532859802" calcext:value-type="float">
            <text:p>2,4181532859802</text:p>
          </table:table-cell>
          <table:table-cell office:value-type="float" office:value="-144.68319249001" calcext:value-type="float">
            <text:p>-144,683192490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62</text:p>
          </table:table-cell>
          <table:table-cell office:value-type="float" office:value="6.4461141824722" calcext:value-type="float">
            <text:p>6,4461141824722</text:p>
          </table:table-cell>
          <table:table-cell office:value-type="float" office:value="2.965125143528" calcext:value-type="float">
            <text:p>2,965125143528</text:p>
          </table:table-cell>
          <table:table-cell office:value-type="float" office:value="-12.031161291584" calcext:value-type="float">
            <text:p>-12,0311612915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73</text:p>
          </table:table-cell>
          <table:table-cell office:value-type="float" office:value="7.9009556770325" calcext:value-type="float">
            <text:p>7,9009556770325</text:p>
          </table:table-cell>
          <table:table-cell office:value-type="float" office:value="-0.33620707690716" calcext:value-type="float">
            <text:p>-0,33620707690716</text:p>
          </table:table-cell>
          <table:table-cell office:value-type="float" office:value="-132.47630550603" calcext:value-type="float">
            <text:p>-132,476305506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84</text:p>
          </table:table-cell>
          <table:table-cell office:value-type="float" office:value="-1.0559352487326" calcext:value-type="float">
            <text:p>-1,0559352487326</text:p>
          </table:table-cell>
          <table:table-cell office:value-type="float" office:value="4.3548932671547" calcext:value-type="float">
            <text:p>4,3548932671547</text:p>
          </table:table-cell>
          <table:table-cell office:value-type="float" office:value="66.809145508298" calcext:value-type="float">
            <text:p>66,8091455082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95</text:p>
          </table:table-cell>
          <table:table-cell office:value-type="float" office:value="2.7876132726669" calcext:value-type="float">
            <text:p>2,7876132726669</text:p>
          </table:table-cell>
          <table:table-cell office:value-type="float" office:value="3.8756865262985" calcext:value-type="float">
            <text:p>3,8756865262985</text:p>
          </table:table-cell>
          <table:table-cell office:value-type="float" office:value="-120.95211417812" calcext:value-type="float">
            <text:p>-120,952114178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06</text:p>
          </table:table-cell>
          <table:table-cell office:value-type="float" office:value="0.44025871902704" calcext:value-type="float">
            <text:p>0,44025871902704</text:p>
          </table:table-cell>
          <table:table-cell office:value-type="float" office:value="5.2319002151489" calcext:value-type="float">
            <text:p>5,2319002151489</text:p>
          </table:table-cell>
          <table:table-cell office:value-type="float" office:value="-16.674282064863" calcext:value-type="float">
            <text:p>-16,67428206486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17</text:p>
          </table:table-cell>
          <table:table-cell office:value-type="float" office:value="4.6434980630875" calcext:value-type="float">
            <text:p>4,6434980630875</text:p>
          </table:table-cell>
          <table:table-cell office:value-type="float" office:value="4.645020365715" calcext:value-type="float">
            <text:p>4,645020365715</text:p>
          </table:table-cell>
          <table:table-cell office:value-type="float" office:value="164.5990556972" calcext:value-type="float">
            <text:p>164,599055697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28</text:p>
          </table:table-cell>
          <table:table-cell office:value-type="float" office:value="7.6814496517181" calcext:value-type="float">
            <text:p>7,6814496517181</text:p>
          </table:table-cell>
          <table:table-cell office:value-type="float" office:value="3.2520300149918" calcext:value-type="float">
            <text:p>3,2520300149918</text:p>
          </table:table-cell>
          <table:table-cell office:value-type="float" office:value="-151.51582098311" calcext:value-type="float">
            <text:p>-151,515820983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39</text:p>
          </table:table-cell>
          <table:table-cell office:value-type="float" office:value="9.2947989702225" calcext:value-type="float">
            <text:p>9,2947989702225</text:p>
          </table:table-cell>
          <table:table-cell office:value-type="float" office:value="3.3304804563522" calcext:value-type="float">
            <text:p>3,3304804563522</text:p>
          </table:table-cell>
          <table:table-cell office:value-type="float" office:value="-159.12499853001" calcext:value-type="float">
            <text:p>-159,124998530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50</text:p>
          </table:table-cell>
          <table:table-cell office:value-type="float" office:value="9.9573504924774" calcext:value-type="float">
            <text:p>9,9573504924774</text:p>
          </table:table-cell>
          <table:table-cell office:value-type="float" office:value="5.9105402231216" calcext:value-type="float">
            <text:p>5,9105402231216</text:p>
          </table:table-cell>
          <table:table-cell office:value-type="float" office:value="-61.221451516364" calcext:value-type="float">
            <text:p>-61,2214515163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61</text:p>
          </table:table-cell>
          <table:table-cell office:value-type="float" office:value="-0.30184391885996" calcext:value-type="float">
            <text:p>-0,30184391885996</text:p>
          </table:table-cell>
          <table:table-cell office:value-type="float" office:value="4.9794143438339" calcext:value-type="float">
            <text:p>4,9794143438339</text:p>
          </table:table-cell>
          <table:table-cell office:value-type="float" office:value="30.215289562371" calcext:value-type="float">
            <text:p>30,2152895623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72</text:p>
          </table:table-cell>
          <table:table-cell office:value-type="float" office:value="-1.5317699313164" calcext:value-type="float">
            <text:p>-1,5317699313164</text:p>
          </table:table-cell>
          <table:table-cell office:value-type="float" office:value="8.3524477481842" calcext:value-type="float">
            <text:p>8,3524477481842</text:p>
          </table:table-cell>
          <table:table-cell office:value-type="float" office:value="-24.07124562628" calcext:value-type="float">
            <text:p>-24,0712456262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83</text:p>
          </table:table-cell>
          <table:table-cell office:value-type="float" office:value="-0.46161152422428" calcext:value-type="float">
            <text:p>-0,46161152422428</text:p>
          </table:table-cell>
          <table:table-cell office:value-type="float" office:value="6.237381696701" calcext:value-type="float">
            <text:p>6,237381696701</text:p>
          </table:table-cell>
          <table:table-cell office:value-type="float" office:value="-67.385755526792" calcext:value-type="float">
            <text:p>-67,38575552679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94</text:p>
          </table:table-cell>
          <table:table-cell office:value-type="float" office:value="2.6831239461899" calcext:value-type="float">
            <text:p>2,6831239461899</text:p>
          </table:table-cell>
          <table:table-cell office:value-type="float" office:value="5.9085261821747" calcext:value-type="float">
            <text:p>5,9085261821747</text:p>
          </table:table-cell>
          <table:table-cell office:value-type="float" office:value="-61.03604766214" calcext:value-type="float">
            <text:p>-61,036047662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05</text:p>
          </table:table-cell>
          <table:table-cell office:value-type="float" office:value="4.2562192678452" calcext:value-type="float">
            <text:p>4,2562192678452</text:p>
          </table:table-cell>
          <table:table-cell office:value-type="float" office:value="7.6186466217041" calcext:value-type="float">
            <text:p>7,6186466217041</text:p>
          </table:table-cell>
          <table:table-cell office:value-type="float" office:value="-36.253690339957" calcext:value-type="float">
            <text:p>-36,2536903399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16</text:p>
          </table:table-cell>
          <table:table-cell office:value-type="float" office:value="7.5413274765015" calcext:value-type="float">
            <text:p>7,5413274765015</text:p>
          </table:table-cell>
          <table:table-cell office:value-type="float" office:value="7.0749723911285" calcext:value-type="float">
            <text:p>7,0749723911285</text:p>
          </table:table-cell>
          <table:table-cell office:value-type="float" office:value="-55.595765827568" calcext:value-type="float">
            <text:p>-55,5957658275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27</text:p>
          </table:table-cell>
          <table:table-cell office:value-type="float" office:value="8.1432151794434" calcext:value-type="float">
            <text:p>8,1432151794434</text:p>
          </table:table-cell>
          <table:table-cell office:value-type="float" office:value="6.1956185102463" calcext:value-type="float">
            <text:p>6,1956185102463</text:p>
          </table:table-cell>
          <table:table-cell office:value-type="float" office:value="-155.35529555788" calcext:value-type="float">
            <text:p>-155,355295557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38</text:p>
          </table:table-cell>
          <table:table-cell office:value-type="float" office:value="-0.6252396851778" calcext:value-type="float">
            <text:p>-0,6252396851778</text:p>
          </table:table-cell>
          <table:table-cell office:value-type="float" office:value="7.2364038228989" calcext:value-type="float">
            <text:p>7,2364038228989</text:p>
          </table:table-cell>
          <table:table-cell office:value-type="float" office:value="135.355105066" calcext:value-type="float">
            <text:p>135,3551050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49</text:p>
          </table:table-cell>
          <table:table-cell office:value-type="float" office:value="1.9749620556831" calcext:value-type="float">
            <text:p>1,9749620556831</text:p>
          </table:table-cell>
          <table:table-cell office:value-type="float" office:value="7.0601725578308" calcext:value-type="float">
            <text:p>7,0601725578308</text:p>
          </table:table-cell>
          <table:table-cell office:value-type="float" office:value="93.356543285832" calcext:value-type="float">
            <text:p>93,3565432858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60</text:p>
          </table:table-cell>
          <table:table-cell office:value-type="float" office:value="1.0109956562519" calcext:value-type="float">
            <text:p>1,0109956562519</text:p>
          </table:table-cell>
          <table:table-cell office:value-type="float" office:value="5.89399933815" calcext:value-type="float">
            <text:p>5,89399933815</text:p>
          </table:table-cell>
          <table:table-cell office:value-type="float" office:value="-117.68549111239" calcext:value-type="float">
            <text:p>-117,6854911123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71</text:p>
          </table:table-cell>
          <table:table-cell office:value-type="float" office:value="3.8571208715439" calcext:value-type="float">
            <text:p>3,8571208715439</text:p>
          </table:table-cell>
          <table:table-cell office:value-type="float" office:value="7.8355926275253" calcext:value-type="float">
            <text:p>7,8355926275253</text:p>
          </table:table-cell>
          <table:table-cell office:value-type="float" office:value="-54.757365375567" calcext:value-type="float">
            <text:p>-54,7573653755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82</text:p>
          </table:table-cell>
          <table:table-cell office:value-type="float" office:value="0.024568974040449" calcext:value-type="float">
            <text:p>0,024568974040449</text:p>
          </table:table-cell>
          <table:table-cell office:value-type="float" office:value="8.0648577213287" calcext:value-type="float">
            <text:p>8,0648577213287</text:p>
          </table:table-cell>
          <table:table-cell office:value-type="float" office:value="-153.04914249736" calcext:value-type="float">
            <text:p>-153,049142497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93</text:p>
          </table:table-cell>
          <table:table-cell office:value-type="float" office:value="4.8225116729736" calcext:value-type="float">
            <text:p>4,8225116729736</text:p>
          </table:table-cell>
          <table:table-cell office:value-type="float" office:value="9.2190778255463" calcext:value-type="float">
            <text:p>9,2190778255463</text:p>
          </table:table-cell>
          <table:table-cell office:value-type="float" office:value="-9.6469499692795" calcext:value-type="float">
            <text:p>-9,64694996927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04</text:p>
          </table:table-cell>
          <table:table-cell office:value-type="float" office:value="4.8022970557213" calcext:value-type="float">
            <text:p>4,8022970557213</text:p>
          </table:table-cell>
          <table:table-cell office:value-type="float" office:value="8.6661690473557" calcext:value-type="float">
            <text:p>8,6661690473557</text:p>
          </table:table-cell>
          <table:table-cell office:value-type="float" office:value="-71.061659770407" calcext:value-type="float">
            <text:p>-71,0616597704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15</text:p>
          </table:table-cell>
          <table:table-cell office:value-type="float" office:value="1.2670044600964" calcext:value-type="float">
            <text:p>1,2670044600964</text:p>
          </table:table-cell>
          <table:table-cell office:value-type="float" office:value="8.7995022535324" calcext:value-type="float">
            <text:p>8,7995022535324</text:p>
          </table:table-cell>
          <table:table-cell office:value-type="float" office:value="-64.457569152686" calcext:value-type="float">
            <text:p>-64,4575691526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26</text:p>
          </table:table-cell>
          <table:table-cell office:value-type="float" office:value="2.6112407445908" calcext:value-type="float">
            <text:p>2,6112407445908</text:p>
          </table:table-cell>
          <table:table-cell office:value-type="float" office:value="9.3181544542313" calcext:value-type="float">
            <text:p>9,3181544542313</text:p>
          </table:table-cell>
          <table:table-cell office:value-type="float" office:value="-126.18801851941" calcext:value-type="float">
            <text:p>-126,188018519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37</text:p>
          </table:table-cell>
          <table:table-cell office:value-type="float" office:value="3.1794184446335" calcext:value-type="float">
            <text:p>3,1794184446335</text:p>
          </table:table-cell>
          <table:table-cell office:value-type="float" office:value="9.7239458560944" calcext:value-type="float">
            <text:p>9,7239458560944</text:p>
          </table:table-cell>
          <table:table-cell office:value-type="float" office:value="-112.14849599607" calcext:value-type="float">
            <text:p>-112,148495996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48</text:p>
          </table:table-cell>
          <table:table-cell office:value-type="float" office:value="3.1611609458923" calcext:value-type="float">
            <text:p>3,1611609458923</text:p>
          </table:table-cell>
          <table:table-cell office:value-type="float" office:value="11.084113121033" calcext:value-type="float">
            <text:p>11,084113121033</text:p>
          </table:table-cell>
          <table:table-cell office:value-type="float" office:value="-54.606703815946" calcext:value-type="float">
            <text:p>-54,6067038159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59</text:p>
          </table:table-cell>
          <table:table-cell office:value-type="float" office:value="6.1259436607361" calcext:value-type="float">
            <text:p>6,1259436607361</text:p>
          </table:table-cell>
          <table:table-cell office:value-type="float" office:value="8.6701214313507" calcext:value-type="float">
            <text:p>8,6701214313507</text:p>
          </table:table-cell>
          <table:table-cell office:value-type="float" office:value="42.909412627008" calcext:value-type="float">
            <text:p>42,9094126270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70</text:p>
          </table:table-cell>
          <table:table-cell office:value-type="float" office:value="5.8851134777069" calcext:value-type="float">
            <text:p>5,8851134777069</text:p>
          </table:table-cell>
          <table:table-cell office:value-type="float" office:value="6.1570608615875" calcext:value-type="float">
            <text:p>6,1570608615875</text:p>
          </table:table-cell>
          <table:table-cell office:value-type="float" office:value="122.35895843263" calcext:value-type="float">
            <text:p>122,358958432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81</text:p>
          </table:table-cell>
          <table:table-cell office:value-type="float" office:value="9.0711486339569" calcext:value-type="float">
            <text:p>9,0711486339569</text:p>
          </table:table-cell>
          <table:table-cell office:value-type="float" office:value="10.573598146439" calcext:value-type="float">
            <text:p>10,573598146439</text:p>
          </table:table-cell>
          <table:table-cell office:value-type="float" office:value="-172.84026419281" calcext:value-type="float">
            <text:p>-172,840264192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92</text:p>
          </table:table-cell>
          <table:table-cell office:value-type="float" office:value="1.0998108237982" calcext:value-type="float">
            <text:p>1,0998108237982</text:p>
          </table:table-cell>
          <table:table-cell office:value-type="float" office:value="9.873765707016" calcext:value-type="float">
            <text:p>9,873765707016</text:p>
          </table:table-cell>
          <table:table-cell office:value-type="float" office:value="146.79060923825" calcext:value-type="float">
            <text:p>146,790609238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003</text:p>
          </table:table-cell>
          <table:table-cell office:value-type="float" office:value="3.4304448962212" calcext:value-type="float">
            <text:p>3,4304448962212</text:p>
          </table:table-cell>
          <table:table-cell office:value-type="float" office:value="9.400594830513" calcext:value-type="float">
            <text:p>9,400594830513</text:p>
          </table:table-cell>
          <table:table-cell office:value-type="float" office:value="-22.670896759458" calcext:value-type="float">
            <text:p>-22,6708967594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2.4955508112907" calcext:value-type="float">
            <text:p>2,4955508112907</text:p>
          </table:table-cell>
          <table:table-cell office:value-type="float" office:value="-0.52412431687117" calcext:value-type="float">
            <text:p>-0,52412431687117</text:p>
          </table:table-cell>
          <table:table-cell office:value-type="float" office:value="-13.021344876593" calcext:value-type="float">
            <text:p>-13,02134487659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64</text:p>
          </table:table-cell>
          <table:table-cell office:value-type="float" office:value="3.2752352952957" calcext:value-type="float">
            <text:p>3,2752352952957</text:p>
          </table:table-cell>
          <table:table-cell office:value-type="float" office:value="-0.20713787525892" calcext:value-type="float">
            <text:p>-0,20713787525892</text:p>
          </table:table-cell>
          <table:table-cell office:value-type="float" office:value="-123.18835896292" calcext:value-type="float">
            <text:p>-123,1883589629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75</text:p>
          </table:table-cell>
          <table:table-cell office:value-type="float" office:value="1.6196590662003" calcext:value-type="float">
            <text:p>1,6196590662003</text:p>
          </table:table-cell>
          <table:table-cell office:value-type="float" office:value="-0.57518042623997" calcext:value-type="float">
            <text:p>-0,57518042623997</text:p>
          </table:table-cell>
          <table:table-cell office:value-type="float" office:value="130.9044285185" calcext:value-type="float">
            <text:p>130,90442851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86</text:p>
          </table:table-cell>
          <table:table-cell office:value-type="float" office:value="2.3902359604836" calcext:value-type="float">
            <text:p>2,3902359604836</text:p>
          </table:table-cell>
          <table:table-cell office:value-type="float" office:value="-0.15353562310338" calcext:value-type="float">
            <text:p>-0,15353562310338</text:p>
          </table:table-cell>
          <table:table-cell office:value-type="float" office:value="-72.153889449539" calcext:value-type="float">
            <text:p>-72,1538894495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97</text:p>
          </table:table-cell>
          <table:table-cell office:value-type="float" office:value="6.7813098430634" calcext:value-type="float">
            <text:p>6,7813098430634</text:p>
          </table:table-cell>
          <table:table-cell office:value-type="float" office:value="-0.39491795003414" calcext:value-type="float">
            <text:p>-0,39491795003414</text:p>
          </table:table-cell>
          <table:table-cell office:value-type="float" office:value="-17.541098556701" calcext:value-type="float">
            <text:p>-17,54109855670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08</text:p>
          </table:table-cell>
          <table:table-cell office:value-type="float" office:value="7.1974897384644" calcext:value-type="float">
            <text:p>7,1974897384644</text:p>
          </table:table-cell>
          <table:table-cell office:value-type="float" office:value="-0.014097440289333" calcext:value-type="float">
            <text:p>-0,014097440289333</text:p>
          </table:table-cell>
          <table:table-cell office:value-type="float" office:value="-97.643164312764" calcext:value-type="float">
            <text:p>-97,64316431276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19</text:p>
          </table:table-cell>
          <table:table-cell office:value-type="float" office:value="8.1916797161102" calcext:value-type="float">
            <text:p>8,1916797161102</text:p>
          </table:table-cell>
          <table:table-cell office:value-type="float" office:value="1.568116247654" calcext:value-type="float">
            <text:p>1,568116247654</text:p>
          </table:table-cell>
          <table:table-cell office:value-type="float" office:value="-7.5645614771327" calcext:value-type="float">
            <text:p>-7,56456147713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30</text:p>
          </table:table-cell>
          <table:table-cell office:value-type="float" office:value="-1.5850132703781" calcext:value-type="float">
            <text:p>-1,5850132703781</text:p>
          </table:table-cell>
          <table:table-cell office:value-type="float" office:value="2.5050908327103" calcext:value-type="float">
            <text:p>2,5050908327103</text:p>
          </table:table-cell>
          <table:table-cell office:value-type="float" office:value="-33.808749192839" calcext:value-type="float">
            <text:p>-33,8087491928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41</text:p>
          </table:table-cell>
          <table:table-cell office:value-type="float" office:value="-1.0041775554419" calcext:value-type="float">
            <text:p>-1,0041775554419</text:p>
          </table:table-cell>
          <table:table-cell office:value-type="float" office:value="3.5962039232254" calcext:value-type="float">
            <text:p>3,5962039232254</text:p>
          </table:table-cell>
          <table:table-cell office:value-type="float" office:value="10.440812084326" calcext:value-type="float">
            <text:p>10,4408120843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52</text:p>
          </table:table-cell>
          <table:table-cell office:value-type="float" office:value="5.3609895706177" calcext:value-type="float">
            <text:p>5,3609895706177</text:p>
          </table:table-cell>
          <table:table-cell office:value-type="float" office:value="-0.36823805421591" calcext:value-type="float">
            <text:p>-0,36823805421591</text:p>
          </table:table-cell>
          <table:table-cell office:value-type="float" office:value="133.46203269473" calcext:value-type="float">
            <text:p>133,462032694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63</text:p>
          </table:table-cell>
          <table:table-cell office:value-type="float" office:value="3.9293667674065" calcext:value-type="float">
            <text:p>3,9293667674065</text:p>
          </table:table-cell>
          <table:table-cell office:value-type="float" office:value="2.3380151391029" calcext:value-type="float">
            <text:p>2,3380151391029</text:p>
          </table:table-cell>
          <table:table-cell office:value-type="float" office:value="-19.483868673349" calcext:value-type="float">
            <text:p>-19,4838686733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74</text:p>
          </table:table-cell>
          <table:table-cell office:value-type="float" office:value="5.5500948429108" calcext:value-type="float">
            <text:p>5,5500948429108</text:p>
          </table:table-cell>
          <table:table-cell office:value-type="float" office:value="1.8374833464622" calcext:value-type="float">
            <text:p>1,8374833464622</text:p>
          </table:table-cell>
          <table:table-cell office:value-type="float" office:value="-119.53596248748" calcext:value-type="float">
            <text:p>-119,5359624874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85</text:p>
          </table:table-cell>
          <table:table-cell office:value-type="float" office:value="7.6469624042511" calcext:value-type="float">
            <text:p>7,6469624042511</text:p>
          </table:table-cell>
          <table:table-cell office:value-type="float" office:value="1.5456882119179" calcext:value-type="float">
            <text:p>1,5456882119179</text:p>
          </table:table-cell>
          <table:table-cell office:value-type="float" office:value="5.2664623044099" calcext:value-type="float">
            <text:p>5,26646230440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96</text:p>
          </table:table-cell>
          <table:table-cell office:value-type="float" office:value="10.070644617081" calcext:value-type="float">
            <text:p>10,070644617081</text:p>
          </table:table-cell>
          <table:table-cell office:value-type="float" office:value="2.4776093661785" calcext:value-type="float">
            <text:p>2,4776093661785</text:p>
          </table:table-cell>
          <table:table-cell office:value-type="float" office:value="-145.81599357022" calcext:value-type="float">
            <text:p>-145,8159935702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07</text:p>
          </table:table-cell>
          <table:table-cell office:value-type="float" office:value="0.22475589066744" calcext:value-type="float">
            <text:p>0,22475589066744</text:p>
          </table:table-cell>
          <table:table-cell office:value-type="float" office:value="5.3434813022614" calcext:value-type="float">
            <text:p>5,3434813022614</text:p>
          </table:table-cell>
          <table:table-cell office:value-type="float" office:value="-168.51879836647" calcext:value-type="float">
            <text:p>-168,5187983664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18</text:p>
          </table:table-cell>
          <table:table-cell office:value-type="float" office:value="0.83003163337708" calcext:value-type="float">
            <text:p>0,83003163337708</text:p>
          </table:table-cell>
          <table:table-cell office:value-type="float" office:value="2.0523419976234" calcext:value-type="float">
            <text:p>2,0523419976234</text:p>
          </table:table-cell>
          <table:table-cell office:value-type="float" office:value="79.750937261399" calcext:value-type="float">
            <text:p>79,7509372613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29</text:p>
          </table:table-cell>
          <table:table-cell office:value-type="float" office:value="1.8509414792061" calcext:value-type="float">
            <text:p>1,8509414792061</text:p>
          </table:table-cell>
          <table:table-cell office:value-type="float" office:value="3.8947820663452" calcext:value-type="float">
            <text:p>3,8947820663452</text:p>
          </table:table-cell>
          <table:table-cell office:value-type="float" office:value="-123.32182021657" calcext:value-type="float">
            <text:p>-123,3218202165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40</text:p>
          </table:table-cell>
          <table:table-cell office:value-type="float" office:value="7.5362002849579" calcext:value-type="float">
            <text:p>7,5362002849579</text:p>
          </table:table-cell>
          <table:table-cell office:value-type="float" office:value="2.1236410737038" calcext:value-type="float">
            <text:p>2,1236410737038</text:p>
          </table:table-cell>
          <table:table-cell office:value-type="float" office:value="116.36462788673" calcext:value-type="float">
            <text:p>116,364627886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51</text:p>
          </table:table-cell>
          <table:table-cell office:value-type="float" office:value="7.0489555597305" calcext:value-type="float">
            <text:p>7,0489555597305</text:p>
          </table:table-cell>
          <table:table-cell office:value-type="float" office:value="2.2585511207581" calcext:value-type="float">
            <text:p>2,2585511207581</text:p>
          </table:table-cell>
          <table:table-cell office:value-type="float" office:value="125.05632449108" calcext:value-type="float">
            <text:p>125,056324491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62</text:p>
          </table:table-cell>
          <table:table-cell office:value-type="float" office:value="6.0560148954391" calcext:value-type="float">
            <text:p>6,0560148954391</text:p>
          </table:table-cell>
          <table:table-cell office:value-type="float" office:value="3.0473810434341" calcext:value-type="float">
            <text:p>3,0473810434341</text:p>
          </table:table-cell>
          <table:table-cell office:value-type="float" office:value="-12.056298886135" calcext:value-type="float">
            <text:p>-12,0562988861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73</text:p>
          </table:table-cell>
          <table:table-cell office:value-type="float" office:value="8.0897682905197" calcext:value-type="float">
            <text:p>8,0897682905197</text:p>
          </table:table-cell>
          <table:table-cell office:value-type="float" office:value="-0.0076217664172873" calcext:value-type="float">
            <text:p>-0,0076217664172873</text:p>
          </table:table-cell>
          <table:table-cell office:value-type="float" office:value="-122.15135203805" calcext:value-type="float">
            <text:p>-122,151352038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84</text:p>
          </table:table-cell>
          <table:table-cell office:value-type="float" office:value="-1.2273670732975" calcext:value-type="float">
            <text:p>-1,2273670732975</text:p>
          </table:table-cell>
          <table:table-cell office:value-type="float" office:value="4.178512096405" calcext:value-type="float">
            <text:p>4,178512096405</text:p>
          </table:table-cell>
          <table:table-cell office:value-type="float" office:value="31.723897168591" calcext:value-type="float">
            <text:p>31,72389716859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95</text:p>
          </table:table-cell>
          <table:table-cell office:value-type="float" office:value="2.8193899989128" calcext:value-type="float">
            <text:p>2,8193899989128</text:p>
          </table:table-cell>
          <table:table-cell office:value-type="float" office:value="4.2004185914993" calcext:value-type="float">
            <text:p>4,2004185914993</text:p>
          </table:table-cell>
          <table:table-cell office:value-type="float" office:value="-88.755663033504" calcext:value-type="float">
            <text:p>-88,7556630335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06</text:p>
          </table:table-cell>
          <table:table-cell office:value-type="float" office:value="0.54161705076694" calcext:value-type="float">
            <text:p>0,54161705076694</text:p>
          </table:table-cell>
          <table:table-cell office:value-type="float" office:value="5.4353445768356" calcext:value-type="float">
            <text:p>5,4353445768356</text:p>
          </table:table-cell>
          <table:table-cell office:value-type="float" office:value="-75.374255514449" calcext:value-type="float">
            <text:p>-75,37425551444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17</text:p>
          </table:table-cell>
          <table:table-cell office:value-type="float" office:value="4.8978915810585" calcext:value-type="float">
            <text:p>4,8978915810585</text:p>
          </table:table-cell>
          <table:table-cell office:value-type="float" office:value="4.4660520553589" calcext:value-type="float">
            <text:p>4,4660520553589</text:p>
          </table:table-cell>
          <table:table-cell office:value-type="float" office:value="140.08333728572" calcext:value-type="float">
            <text:p>140,0833372857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28</text:p>
          </table:table-cell>
          <table:table-cell office:value-type="float" office:value="8.0308169126511" calcext:value-type="float">
            <text:p>8,0308169126511</text:p>
          </table:table-cell>
          <table:table-cell office:value-type="float" office:value="3.4416672587395" calcext:value-type="float">
            <text:p>3,4416672587395</text:p>
          </table:table-cell>
          <table:table-cell office:value-type="float" office:value="-151.5314290478" calcext:value-type="float">
            <text:p>-151,53142904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39</text:p>
          </table:table-cell>
          <table:table-cell office:value-type="float" office:value="9.4956290721893" calcext:value-type="float">
            <text:p>9,4956290721893</text:p>
          </table:table-cell>
          <table:table-cell office:value-type="float" office:value="3.3738389611244" calcext:value-type="float">
            <text:p>3,3738389611244</text:p>
          </table:table-cell>
          <table:table-cell office:value-type="float" office:value="-168.54801906902" calcext:value-type="float">
            <text:p>-168,548019069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50</text:p>
          </table:table-cell>
          <table:table-cell office:value-type="float" office:value="9.7030782699585" calcext:value-type="float">
            <text:p>9,7030782699585</text:p>
          </table:table-cell>
          <table:table-cell office:value-type="float" office:value="6.1115849018097" calcext:value-type="float">
            <text:p>6,1115849018097</text:p>
          </table:table-cell>
          <table:table-cell office:value-type="float" office:value="-32.554244159893" calcext:value-type="float">
            <text:p>-32,5542441598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61</text:p>
          </table:table-cell>
          <table:table-cell office:value-type="float" office:value="-0.32737217843533" calcext:value-type="float">
            <text:p>-0,32737217843533</text:p>
          </table:table-cell>
          <table:table-cell office:value-type="float" office:value="4.66976583004" calcext:value-type="float">
            <text:p>4,66976583004</text:p>
          </table:table-cell>
          <table:table-cell office:value-type="float" office:value="80.307114655804" calcext:value-type="float">
            <text:p>80,3071146558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72</text:p>
          </table:table-cell>
          <table:table-cell office:value-type="float" office:value="-1.5305706858635" calcext:value-type="float">
            <text:p>-1,5305706858635</text:p>
          </table:table-cell>
          <table:table-cell office:value-type="float" office:value="8.3826798200607" calcext:value-type="float">
            <text:p>8,3826798200607</text:p>
          </table:table-cell>
          <table:table-cell office:value-type="float" office:value="10.317366404139" calcext:value-type="float">
            <text:p>10,31736640413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83</text:p>
          </table:table-cell>
          <table:table-cell office:value-type="float" office:value="-0.54128486663103" calcext:value-type="float">
            <text:p>-0,54128486663103</text:p>
          </table:table-cell>
          <table:table-cell office:value-type="float" office:value="6.5624278783798" calcext:value-type="float">
            <text:p>6,5624278783798</text:p>
          </table:table-cell>
          <table:table-cell office:value-type="float" office:value="-92.536293017636" calcext:value-type="float">
            <text:p>-92,53629301763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94</text:p>
          </table:table-cell>
          <table:table-cell office:value-type="float" office:value="2.7346882224083" calcext:value-type="float">
            <text:p>2,7346882224083</text:p>
          </table:table-cell>
          <table:table-cell office:value-type="float" office:value="6.1970800161362" calcext:value-type="float">
            <text:p>6,1970800161362</text:p>
          </table:table-cell>
          <table:table-cell office:value-type="float" office:value="-109.10968643845" calcext:value-type="float">
            <text:p>-109,109686438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05</text:p>
          </table:table-cell>
          <table:table-cell office:value-type="float" office:value="4.0788787603378" calcext:value-type="float">
            <text:p>4,0788787603378</text:p>
          </table:table-cell>
          <table:table-cell office:value-type="float" office:value="7.4760413169861" calcext:value-type="float">
            <text:p>7,4760413169861</text:p>
          </table:table-cell>
          <table:table-cell office:value-type="float" office:value="38.278703476973" calcext:value-type="float">
            <text:p>38,2787034769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16</text:p>
          </table:table-cell>
          <table:table-cell office:value-type="float" office:value="7.2398006916046" calcext:value-type="float">
            <text:p>7,2398006916046</text:p>
          </table:table-cell>
          <table:table-cell office:value-type="float" office:value="7.2841602563858" calcext:value-type="float">
            <text:p>7,2841602563858</text:p>
          </table:table-cell>
          <table:table-cell office:value-type="float" office:value="-38.134486052641" calcext:value-type="float">
            <text:p>-38,1344860526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27</text:p>
          </table:table-cell>
          <table:table-cell office:value-type="float" office:value="8.4019911289215" calcext:value-type="float">
            <text:p>8,4019911289215</text:p>
          </table:table-cell>
          <table:table-cell office:value-type="float" office:value="6.4554107189178" calcext:value-type="float">
            <text:p>6,4554107189178</text:p>
          </table:table-cell>
          <table:table-cell office:value-type="float" office:value="-138.44393013389" calcext:value-type="float">
            <text:p>-138,443930133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38</text:p>
          </table:table-cell>
          <table:table-cell office:value-type="float" office:value="-0.4937032610178" calcext:value-type="float">
            <text:p>-0,4937032610178</text:p>
          </table:table-cell>
          <table:table-cell office:value-type="float" office:value="7.0651179552078" calcext:value-type="float">
            <text:p>7,0651179552078</text:p>
          </table:table-cell>
          <table:table-cell office:value-type="float" office:value="138.66092596844" calcext:value-type="float">
            <text:p>138,660925968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49</text:p>
          </table:table-cell>
          <table:table-cell office:value-type="float" office:value="2.1081575751305" calcext:value-type="float">
            <text:p>2,1081575751305</text:p>
          </table:table-cell>
          <table:table-cell office:value-type="float" office:value="6.8689686059952" calcext:value-type="float">
            <text:p>6,8689686059952</text:p>
          </table:table-cell>
          <table:table-cell office:value-type="float" office:value="126.75528009986" calcext:value-type="float">
            <text:p>126,755280099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60</text:p>
          </table:table-cell>
          <table:table-cell office:value-type="float" office:value="1.194281950593" calcext:value-type="float">
            <text:p>1,194281950593</text:p>
          </table:table-cell>
          <table:table-cell office:value-type="float" office:value="6.2465393543243" calcext:value-type="float">
            <text:p>6,2465393543243</text:p>
          </table:table-cell>
          <table:table-cell office:value-type="float" office:value="-117.68036587223" calcext:value-type="float">
            <text:p>-117,6803658722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71</text:p>
          </table:table-cell>
          <table:table-cell office:value-type="float" office:value="3.6435383558273" calcext:value-type="float">
            <text:p>3,6435383558273</text:p>
          </table:table-cell>
          <table:table-cell office:value-type="float" office:value="7.7559387683868" calcext:value-type="float">
            <text:p>7,7559387683868</text:p>
          </table:table-cell>
          <table:table-cell office:value-type="float" office:value="20.177202619565" calcext:value-type="float">
            <text:p>20,1772026195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82</text:p>
          </table:table-cell>
          <table:table-cell office:value-type="float" office:value="0.22528950124979" calcext:value-type="float">
            <text:p>0,22528950124979</text:p>
          </table:table-cell>
          <table:table-cell office:value-type="float" office:value="8.0399054288864" calcext:value-type="float">
            <text:p>8,0399054288864</text:p>
          </table:table-cell>
          <table:table-cell office:value-type="float" office:value="171.29614550597" calcext:value-type="float">
            <text:p>171,296145505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893</text:p>
          </table:table-cell>
          <table:table-cell office:value-type="float" office:value="4.8299154639244" calcext:value-type="float">
            <text:p>4,8299154639244</text:p>
          </table:table-cell>
          <table:table-cell office:value-type="float" office:value="9.4403374195099" calcext:value-type="float">
            <text:p>9,4403374195099</text:p>
          </table:table-cell>
          <table:table-cell office:value-type="float" office:value="-100.41753881297" calcext:value-type="float">
            <text:p>-100,417538812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04</text:p>
          </table:table-cell>
          <table:table-cell office:value-type="float" office:value="4.99915599823" calcext:value-type="float">
            <text:p>4,99915599823</text:p>
          </table:table-cell>
          <table:table-cell office:value-type="float" office:value="8.7671262025833" calcext:value-type="float">
            <text:p>8,7671262025833</text:p>
          </table:table-cell>
          <table:table-cell office:value-type="float" office:value="-161.78916669955" calcext:value-type="float">
            <text:p>-161,789166699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15</text:p>
          </table:table-cell>
          <table:table-cell office:value-type="float" office:value="1.0022620111704" calcext:value-type="float">
            <text:p>1,0022620111704</text:p>
          </table:table-cell>
          <table:table-cell office:value-type="float" office:value="8.9065426588058" calcext:value-type="float">
            <text:p>8,9065426588058</text:p>
          </table:table-cell>
          <table:table-cell office:value-type="float" office:value="-12.767695887074" calcext:value-type="float">
            <text:p>-12,7676958870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26</text:p>
          </table:table-cell>
          <table:table-cell office:value-type="float" office:value="2.7946352958679" calcext:value-type="float">
            <text:p>2,7946352958679</text:p>
          </table:table-cell>
          <table:table-cell office:value-type="float" office:value="9.4596546888351" calcext:value-type="float">
            <text:p>9,4596546888351</text:p>
          </table:table-cell>
          <table:table-cell office:value-type="float" office:value="-164.49974904394" calcext:value-type="float">
            <text:p>-164,499749043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37</text:p>
          </table:table-cell>
          <table:table-cell office:value-type="float" office:value="2.9878601431847" calcext:value-type="float">
            <text:p>2,9878601431847</text:p>
          </table:table-cell>
          <table:table-cell office:value-type="float" office:value="9.8355406522751" calcext:value-type="float">
            <text:p>9,8355406522751</text:p>
          </table:table-cell>
          <table:table-cell office:value-type="float" office:value="-21.375463267041" calcext:value-type="float">
            <text:p>-21,3754632670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48</text:p>
          </table:table-cell>
          <table:table-cell office:value-type="float" office:value="2.9409688711166" calcext:value-type="float">
            <text:p>2,9409688711166</text:p>
          </table:table-cell>
          <table:table-cell office:value-type="float" office:value="11.084983348846" calcext:value-type="float">
            <text:p>11,084983348846</text:p>
          </table:table-cell>
          <table:table-cell office:value-type="float" office:value="-19.358366917653" calcext:value-type="float">
            <text:p>-19,3583669176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59</text:p>
          </table:table-cell>
          <table:table-cell office:value-type="float" office:value="6.1308491230011" calcext:value-type="float">
            <text:p>6,1308491230011</text:p>
          </table:table-cell>
          <table:table-cell office:value-type="float" office:value="8.4265983104706" calcext:value-type="float">
            <text:p>8,4265983104706</text:p>
          </table:table-cell>
          <table:table-cell office:value-type="float" office:value="99.60276913491" calcext:value-type="float">
            <text:p>99,602769134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70</text:p>
          </table:table-cell>
          <table:table-cell office:value-type="float" office:value="6.1029398441315" calcext:value-type="float">
            <text:p>6,1029398441315</text:p>
          </table:table-cell>
          <table:table-cell office:value-type="float" office:value="6.1322218179703" calcext:value-type="float">
            <text:p>6,1322218179703</text:p>
          </table:table-cell>
          <table:table-cell office:value-type="float" office:value="178.63826387247" calcext:value-type="float">
            <text:p>178,638263872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81</text:p>
          </table:table-cell>
          <table:table-cell office:value-type="float" office:value="9.2743271589279" calcext:value-type="float">
            <text:p>9,2743271589279</text:p>
          </table:table-cell>
          <table:table-cell office:value-type="float" office:value="10.388784408569" calcext:value-type="float">
            <text:p>10,388784408569</text:p>
          </table:table-cell>
          <table:table-cell office:value-type="float" office:value="147.92979295087" calcext:value-type="float">
            <text:p>147,929792950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92</text:p>
          </table:table-cell>
          <table:table-cell office:value-type="float" office:value="1.3966028392315" calcext:value-type="float">
            <text:p>1,3966028392315</text:p>
          </table:table-cell>
          <table:table-cell office:value-type="float" office:value="9.6343582868576" calcext:value-type="float">
            <text:p>9,6343582868576</text:p>
          </table:table-cell>
          <table:table-cell office:value-type="float" office:value="139.04649436853" calcext:value-type="float">
            <text:p>139,0464943685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003</text:p>
          </table:table-cell>
          <table:table-cell office:value-type="float" office:value="3.48637342453" calcext:value-type="float">
            <text:p>3,48637342453</text:p>
          </table:table-cell>
          <table:table-cell office:value-type="float" office:value="9.6160393953323" calcext:value-type="float">
            <text:p>9,6160393953323</text:p>
          </table:table-cell>
          <table:table-cell office:value-type="float" office:value="-113.43318185989" calcext:value-type="float">
            <text:p>-113,433181859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2.5119060277939" calcext:value-type="float">
            <text:p>2,5119060277939</text:p>
          </table:table-cell>
          <table:table-cell office:value-type="float" office:value="-0.2984718978405" calcext:value-type="float">
            <text:p>-0,2984718978405</text:p>
          </table:table-cell>
          <table:table-cell office:value-type="float" office:value="-103.0027646168" calcext:value-type="float">
            <text:p>-103,002764616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64</text:p>
          </table:table-cell>
          <table:table-cell office:value-type="float" office:value="3.4918570518494" calcext:value-type="float">
            <text:p>3,4918570518494</text:p>
          </table:table-cell>
          <table:table-cell office:value-type="float" office:value="0.12640248052776" calcext:value-type="float">
            <text:p>0,12640248052776</text:p>
          </table:table-cell>
          <table:table-cell office:value-type="float" office:value="-123.20514241601" calcext:value-type="float">
            <text:p>-123,205142416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75</text:p>
          </table:table-cell>
          <table:table-cell office:value-type="float" office:value="1.9344827532768" calcext:value-type="float">
            <text:p>1,9344827532768</text:p>
          </table:table-cell>
          <table:table-cell office:value-type="float" office:value="-0.58460026979446" calcext:value-type="float">
            <text:p>-0,58460026979446</text:p>
          </table:table-cell>
          <table:table-cell office:value-type="float" office:value="171.09929528206" calcext:value-type="float">
            <text:p>171,0992952820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86</text:p>
          </table:table-cell>
          <table:table-cell office:value-type="float" office:value="2.2479972243309" calcext:value-type="float">
            <text:p>2,2479972243309</text:p>
          </table:table-cell>
          <table:table-cell office:value-type="float" office:value="-0.011457253713161" calcext:value-type="float">
            <text:p>-0,011457253713161</text:p>
          </table:table-cell>
          <table:table-cell office:value-type="float" office:value="-67.917652950165" calcext:value-type="float">
            <text:p>-67,9176529501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97</text:p>
          </table:table-cell>
          <table:table-cell office:value-type="float" office:value="6.4345270395279" calcext:value-type="float">
            <text:p>6,4345270395279</text:p>
          </table:table-cell>
          <table:table-cell office:value-type="float" office:value="-0.46690363436937" calcext:value-type="float">
            <text:p>-0,46690363436937</text:p>
          </table:table-cell>
          <table:table-cell office:value-type="float" office:value="7.4136778237713" calcext:value-type="float">
            <text:p>7,41367782377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08</text:p>
          </table:table-cell>
          <table:table-cell office:value-type="float" office:value="7.4197453260422" calcext:value-type="float">
            <text:p>7,4197453260422</text:p>
          </table:table-cell>
          <table:table-cell office:value-type="float" office:value="-0.012266712728888" calcext:value-type="float">
            <text:p>-0,012266712728888</text:p>
          </table:table-cell>
          <table:table-cell office:value-type="float" office:value="171.7896582974" calcext:value-type="float">
            <text:p>171,78965829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19</text:p>
          </table:table-cell>
          <table:table-cell office:value-type="float" office:value="8.0491816997528" calcext:value-type="float">
            <text:p>8,0491816997528</text:p>
          </table:table-cell>
          <table:table-cell office:value-type="float" office:value="1.7215272784233" calcext:value-type="float">
            <text:p>1,7215272784233</text:p>
          </table:table-cell>
          <table:table-cell office:value-type="float" office:value="-26.614552090882" calcext:value-type="float">
            <text:p>-26,6145520908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30</text:p>
          </table:table-cell>
          <table:table-cell office:value-type="float" office:value="-1.5838393568993" calcext:value-type="float">
            <text:p>-1,5838393568993</text:p>
          </table:table-cell>
          <table:table-cell office:value-type="float" office:value="2.8194296360016" calcext:value-type="float">
            <text:p>2,8194296360016</text:p>
          </table:table-cell>
          <table:table-cell office:value-type="float" office:value="-35.238619442958" calcext:value-type="float">
            <text:p>-35,2386194429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41</text:p>
          </table:table-cell>
          <table:table-cell office:value-type="float" office:value="-0.99483445286751" calcext:value-type="float">
            <text:p>-0,99483445286751</text:p>
          </table:table-cell>
          <table:table-cell office:value-type="float" office:value="3.3747297525406" calcext:value-type="float">
            <text:p>3,3747297525406</text:p>
          </table:table-cell>
          <table:table-cell office:value-type="float" office:value="101.19701950413" calcext:value-type="float">
            <text:p>101,197019504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52</text:p>
          </table:table-cell>
          <table:table-cell office:value-type="float" office:value="5.6372457742691" calcext:value-type="float">
            <text:p>5,6372457742691</text:p>
          </table:table-cell>
          <table:table-cell office:value-type="float" office:value="-0.58070320636034" calcext:value-type="float">
            <text:p>-0,58070320636034</text:p>
          </table:table-cell>
          <table:table-cell office:value-type="float" office:value="132.30181499651" calcext:value-type="float">
            <text:p>132,3018149965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63</text:p>
          </table:table-cell>
          <table:table-cell office:value-type="float" office:value="3.7090203166008" calcext:value-type="float">
            <text:p>3,7090203166008</text:p>
          </table:table-cell>
          <table:table-cell office:value-type="float" office:value="2.5210890173912" calcext:value-type="float">
            <text:p>2,5210890173912</text:p>
          </table:table-cell>
          <table:table-cell office:value-type="float" office:value="-44.045223931598" calcext:value-type="float">
            <text:p>-44,0452239315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74</text:p>
          </table:table-cell>
          <table:table-cell office:value-type="float" office:value="5.7677870988846" calcext:value-type="float">
            <text:p>5,7677870988846</text:p>
          </table:table-cell>
          <table:table-cell office:value-type="float" office:value="2.1054998040199" calcext:value-type="float">
            <text:p>2,1054998040199</text:p>
          </table:table-cell>
          <table:table-cell office:value-type="float" office:value="-130.83661134076" calcext:value-type="float">
            <text:p>-130,8366113407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85</text:p>
          </table:table-cell>
          <table:table-cell office:value-type="float" office:value="7.5952756404877" calcext:value-type="float">
            <text:p>7,5952756404877</text:p>
          </table:table-cell>
          <table:table-cell office:value-type="float" office:value="1.7614251375198" calcext:value-type="float">
            <text:p>1,7614251375198</text:p>
          </table:table-cell>
          <table:table-cell office:value-type="float" office:value="-85.516969109796" calcext:value-type="float">
            <text:p>-85,5169691097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96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2.8109675645828" calcext:value-type="float">
            <text:p>2,8109675645828</text:p>
          </table:table-cell>
          <table:table-cell office:value-type="float" office:value="-145.66738894031" calcext:value-type="float">
            <text:p>-145,667388940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07</text:p>
          </table:table-cell>
          <table:table-cell office:value-type="float" office:value="0.287801977247" calcext:value-type="float">
            <text:p>0,287801977247</text:p>
          </table:table-cell>
          <table:table-cell office:value-type="float" office:value="5.3450709581375" calcext:value-type="float">
            <text:p>5,3450709581375</text:p>
          </table:table-cell>
          <table:table-cell office:value-type="float" office:value="164.28129080754" calcext:value-type="float">
            <text:p>164,2812908075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18</text:p>
          </table:table-cell>
          <table:table-cell office:value-type="float" office:value="0.57540982961655" calcext:value-type="float">
            <text:p>0,57540982961655</text:p>
          </table:table-cell>
          <table:table-cell office:value-type="float" office:value="1.8534305691719" calcext:value-type="float">
            <text:p>1,8534305691719</text:p>
          </table:table-cell>
          <table:table-cell office:value-type="float" office:value="40.823948990767" calcext:value-type="float">
            <text:p>40,8239489907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29</text:p>
          </table:table-cell>
          <table:table-cell office:value-type="float" office:value="1.8549558520317" calcext:value-type="float">
            <text:p>1,8549558520317</text:p>
          </table:table-cell>
          <table:table-cell office:value-type="float" office:value="4.2022442817688" calcext:value-type="float">
            <text:p>4,2022442817688</text:p>
          </table:table-cell>
          <table:table-cell office:value-type="float" office:value="-82.58086936489" calcext:value-type="float">
            <text:p>-82,5808693648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40</text:p>
          </table:table-cell>
          <table:table-cell office:value-type="float" office:value="7.7506983280182" calcext:value-type="float">
            <text:p>7,7506983280182</text:p>
          </table:table-cell>
          <table:table-cell office:value-type="float" office:value="2.1938326954842" calcext:value-type="float">
            <text:p>2,1938326954842</text:p>
          </table:table-cell>
          <table:table-cell office:value-type="float" office:value="-153.36317621219" calcext:value-type="float">
            <text:p>-153,363176212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51</text:p>
          </table:table-cell>
          <table:table-cell office:value-type="float" office:value="6.8831479549408" calcext:value-type="float">
            <text:p>6,8831479549408</text:p>
          </table:table-cell>
          <table:table-cell office:value-type="float" office:value="2.0905689895153" calcext:value-type="float">
            <text:p>2,0905689895153</text:p>
          </table:table-cell>
          <table:table-cell office:value-type="float" office:value="39.221122386349" calcext:value-type="float">
            <text:p>39,2211223863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62</text:p>
          </table:table-cell>
          <table:table-cell office:value-type="float" office:value="5.8103275299072" calcext:value-type="float">
            <text:p>5,8103275299072</text:p>
          </table:table-cell>
          <table:table-cell office:value-type="float" office:value="3.0011862516403" calcext:value-type="float">
            <text:p>3,0011862516403</text:p>
          </table:table-cell>
          <table:table-cell office:value-type="float" office:value="15.844119582207" calcext:value-type="float">
            <text:p>15,8441195822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73</text:p>
          </table:table-cell>
          <table:table-cell office:value-type="float" office:value="8.3004826307297" calcext:value-type="float">
            <text:p>8,3004826307297</text:p>
          </table:table-cell>
          <table:table-cell office:value-type="float" office:value="0.32994326204062" calcext:value-type="float">
            <text:p>0,32994326204062</text:p>
          </table:table-cell>
          <table:table-cell office:value-type="float" office:value="-122.15904673194" calcext:value-type="float">
            <text:p>-122,159046731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84</text:p>
          </table:table-cell>
          <table:table-cell office:value-type="float" office:value="-1.3703337311745" calcext:value-type="float">
            <text:p>-1,3703337311745</text:p>
          </table:table-cell>
          <table:table-cell office:value-type="float" office:value="4.3487420678139" calcext:value-type="float">
            <text:p>4,3487420678139</text:p>
          </table:table-cell>
          <table:table-cell office:value-type="float" office:value="-58.986593963234" calcext:value-type="float">
            <text:p>-58,98659396323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95</text:p>
          </table:table-cell>
          <table:table-cell office:value-type="float" office:value="2.6745504140854" calcext:value-type="float">
            <text:p>2,6745504140854</text:p>
          </table:table-cell>
          <table:table-cell office:value-type="float" office:value="4.4915303587914" calcext:value-type="float">
            <text:p>4,4915303587914</text:p>
          </table:table-cell>
          <table:table-cell office:value-type="float" office:value="-56.556755190442" calcext:value-type="float">
            <text:p>-56,5567551904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06</text:p>
          </table:table-cell>
          <table:table-cell office:value-type="float" office:value="0.54744273424149" calcext:value-type="float">
            <text:p>0,54744273424149</text:p>
          </table:table-cell>
          <table:table-cell office:value-type="float" office:value="5.5480498075485" calcext:value-type="float">
            <text:p>5,5480498075485</text:p>
          </table:table-cell>
          <table:table-cell office:value-type="float" office:value="-7.6995978879321" calcext:value-type="float">
            <text:p>-7,69959788793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17</text:p>
          </table:table-cell>
          <table:table-cell office:value-type="float" office:value="5.0549525022507" calcext:value-type="float">
            <text:p>5,0549525022507</text:p>
          </table:table-cell>
          <table:table-cell office:value-type="float" office:value="4.1972899436951" calcext:value-type="float">
            <text:p>4,1972899436951</text:p>
          </table:table-cell>
          <table:table-cell office:value-type="float" office:value="115.64530384768" calcext:value-type="float">
            <text:p>115,645303847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28</text:p>
          </table:table-cell>
          <table:table-cell office:value-type="float" office:value="8.352929353714" calcext:value-type="float">
            <text:p>8,352929353714</text:p>
          </table:table-cell>
          <table:table-cell office:value-type="float" office:value="3.5518610477448" calcext:value-type="float">
            <text:p>3,5518610477448</text:p>
          </table:table-cell>
          <table:table-cell office:value-type="float" office:value="-174.71443467839" calcext:value-type="float">
            <text:p>-174,7144346783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39</text:p>
          </table:table-cell>
          <table:table-cell office:value-type="float" office:value="9.7005778551102" calcext:value-type="float">
            <text:p>9,7005778551102</text:p>
          </table:table-cell>
          <table:table-cell office:value-type="float" office:value="3.3828327059746" calcext:value-type="float">
            <text:p>3,3828327059746</text:p>
          </table:table-cell>
          <table:table-cell office:value-type="float" office:value="-178.05745799071" calcext:value-type="float">
            <text:p>-178,0574579907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50</text:p>
          </table:table-cell>
          <table:table-cell office:value-type="float" office:value="9.3726539611816" calcext:value-type="float">
            <text:p>9,3726539611816</text:p>
          </table:table-cell>
          <table:table-cell office:value-type="float" office:value="6.2289428710938" calcext:value-type="float">
            <text:p>6,2289428710938</text:p>
          </table:table-cell>
          <table:table-cell office:value-type="float" office:value="-15.852639439759" calcext:value-type="float">
            <text:p>-15,85263943975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61</text:p>
          </table:table-cell>
          <table:table-cell office:value-type="float" office:value="-0.39445519447327" calcext:value-type="float">
            <text:p>-0,39445519447327</text:p>
          </table:table-cell>
          <table:table-cell office:value-type="float" office:value="4.2773833870888" calcext:value-type="float">
            <text:p>4,2773833870888</text:p>
          </table:table-cell>
          <table:table-cell office:value-type="float" office:value="80.286907542283" calcext:value-type="float">
            <text:p>80,28690754228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72</text:p>
          </table:table-cell>
          <table:table-cell office:value-type="float" office:value="-1.5320700407028" calcext:value-type="float">
            <text:p>-1,5320700407028</text:p>
          </table:table-cell>
          <table:table-cell office:value-type="float" office:value="8.3245468139648" calcext:value-type="float">
            <text:p>8,3245468139648</text:p>
          </table:table-cell>
          <table:table-cell office:value-type="float" office:value="-27.007148903646" calcext:value-type="float">
            <text:p>-27,00714890364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83</text:p>
          </table:table-cell>
          <table:table-cell office:value-type="float" office:value="-0.32035551965237" calcext:value-type="float">
            <text:p>-0,32035551965237</text:p>
          </table:table-cell>
          <table:table-cell office:value-type="float" office:value="6.5836560726166" calcext:value-type="float">
            <text:p>6,5836560726166</text:p>
          </table:table-cell>
          <table:table-cell office:value-type="float" office:value="176.80115912371" calcext:value-type="float">
            <text:p>176,8011591237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94</text:p>
          </table:table-cell>
          <table:table-cell office:value-type="float" office:value="2.9834321141243" calcext:value-type="float">
            <text:p>2,9834321141243</text:p>
          </table:table-cell>
          <table:table-cell office:value-type="float" office:value="6.3519191741943" calcext:value-type="float">
            <text:p>6,3519191741943</text:p>
          </table:table-cell>
          <table:table-cell office:value-type="float" office:value="-157.14847358169" calcext:value-type="float">
            <text:p>-157,148473581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05</text:p>
          </table:table-cell>
          <table:table-cell office:value-type="float" office:value="3.9191925525665" calcext:value-type="float">
            <text:p>3,9191925525665</text:p>
          </table:table-cell>
          <table:table-cell office:value-type="float" office:value="7.6285654306412" calcext:value-type="float">
            <text:p>7,6285654306412</text:p>
          </table:table-cell>
          <table:table-cell office:value-type="float" office:value="-52.411809468725" calcext:value-type="float">
            <text:p>-52,4118094687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16</text:p>
          </table:table-cell>
          <table:table-cell office:value-type="float" office:value="6.9269251823425" calcext:value-type="float">
            <text:p>6,9269251823425</text:p>
          </table:table-cell>
          <table:table-cell office:value-type="float" office:value="7.5297713279724" calcext:value-type="float">
            <text:p>7,5297713279724</text:p>
          </table:table-cell>
          <table:table-cell office:value-type="float" office:value="-38.187614292096" calcext:value-type="float">
            <text:p>-38,1876142920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27</text:p>
          </table:table-cell>
          <table:table-cell office:value-type="float" office:value="8.6993676424026" calcext:value-type="float">
            <text:p>8,6993676424026</text:p>
          </table:table-cell>
          <table:table-cell office:value-type="float" office:value="6.7193734645844" calcext:value-type="float">
            <text:p>6,7193734645844</text:p>
          </table:table-cell>
          <table:table-cell office:value-type="float" office:value="-138.40847713932" calcext:value-type="float">
            <text:p>-138,408477139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38</text:p>
          </table:table-cell>
          <table:table-cell office:value-type="float" office:value="-0.3248880431056" calcext:value-type="float">
            <text:p>-0,3248880431056</text:p>
          </table:table-cell>
          <table:table-cell office:value-type="float" office:value="7.2091686725616" calcext:value-type="float">
            <text:p>7,2091686725616</text:p>
          </table:table-cell>
          <table:table-cell office:value-type="float" office:value="-130.80264808266" calcext:value-type="float">
            <text:p>-130,8026480826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49</text:p>
          </table:table-cell>
          <table:table-cell office:value-type="float" office:value="2.226575165987" calcext:value-type="float">
            <text:p>2,226575165987</text:p>
          </table:table-cell>
          <table:table-cell office:value-type="float" office:value="6.7442506551743" calcext:value-type="float">
            <text:p>6,7442506551743</text:p>
          </table:table-cell>
          <table:table-cell office:value-type="float" office:value="133.51424180778" calcext:value-type="float">
            <text:p>133,514241807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60</text:p>
          </table:table-cell>
          <table:table-cell office:value-type="float" office:value="1.3203316926956" calcext:value-type="float">
            <text:p>1,3203316926956</text:p>
          </table:table-cell>
          <table:table-cell office:value-type="float" office:value="6.5809345245361" calcext:value-type="float">
            <text:p>6,5809345245361</text:p>
          </table:table-cell>
          <table:table-cell office:value-type="float" office:value="-101.23677086678" calcext:value-type="float">
            <text:p>-101,2367708667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71</text:p>
          </table:table-cell>
          <table:table-cell office:value-type="float" office:value="3.5389709472656" calcext:value-type="float">
            <text:p>3,5389709472656</text:p>
          </table:table-cell>
          <table:table-cell office:value-type="float" office:value="7.9510772228241" calcext:value-type="float">
            <text:p>7,9510772228241</text:p>
          </table:table-cell>
          <table:table-cell office:value-type="float" office:value="-70.610604468425" calcext:value-type="float">
            <text:p>-70,6106044684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82</text:p>
          </table:table-cell>
          <table:table-cell office:value-type="float" office:value="0.37314854562283" calcext:value-type="float">
            <text:p>0,37314854562283</text:p>
          </table:table-cell>
          <table:table-cell office:value-type="float" office:value="7.9014766216278" calcext:value-type="float">
            <text:p>7,9014766216278</text:p>
          </table:table-cell>
          <table:table-cell office:value-type="float" office:value="135.36218473106" calcext:value-type="float">
            <text:p>135,3621847310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893</text:p>
          </table:table-cell>
          <table:table-cell office:value-type="float" office:value="5.1099812984467" calcext:value-type="float">
            <text:p>5,1099812984467</text:p>
          </table:table-cell>
          <table:table-cell office:value-type="float" office:value="9.5169621706009" calcext:value-type="float">
            <text:p>9,5169621706009</text:p>
          </table:table-cell>
          <table:table-cell office:value-type="float" office:value="-161.2767110205" calcext:value-type="float">
            <text:p>-161,27671102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04</text:p>
          </table:table-cell>
          <table:table-cell office:value-type="float" office:value="5.201244354248" calcext:value-type="float">
            <text:p>5,201244354248</text:p>
          </table:table-cell>
          <table:table-cell office:value-type="float" office:value="8.5593020915985" calcext:value-type="float">
            <text:p>8,5593020915985</text:p>
          </table:table-cell>
          <table:table-cell office:value-type="float" office:value="137.52268530001" calcext:value-type="float">
            <text:p>137,522685300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15</text:p>
          </table:table-cell>
          <table:table-cell office:value-type="float" office:value="0.75483411550522" calcext:value-type="float">
            <text:p>0,75483411550522</text:p>
          </table:table-cell>
          <table:table-cell office:value-type="float" office:value="8.7660247087479" calcext:value-type="float">
            <text:p>8,7660247087479</text:p>
          </table:table-cell>
          <table:table-cell office:value-type="float" office:value="38.921931367012" calcext:value-type="float">
            <text:p>38,9219313670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26</text:p>
          </table:table-cell>
          <table:table-cell office:value-type="float" office:value="2.8837180137634" calcext:value-type="float">
            <text:p>2,8837180137634</text:p>
          </table:table-cell>
          <table:table-cell office:value-type="float" office:value="9.2566812038422" calcext:value-type="float">
            <text:p>9,2566812038422</text:p>
          </table:table-cell>
          <table:table-cell office:value-type="float" office:value="105.02590191592" calcext:value-type="float">
            <text:p>105,025901915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37</text:p>
          </table:table-cell>
          <table:table-cell office:value-type="float" office:value="2.8726175427437" calcext:value-type="float">
            <text:p>2,8726175427437</text:p>
          </table:table-cell>
          <table:table-cell office:value-type="float" office:value="9.6467161178589" calcext:value-type="float">
            <text:p>9,6467161178589</text:p>
          </table:table-cell>
          <table:table-cell office:value-type="float" office:value="68.681156559355" calcext:value-type="float">
            <text:p>68,6811565593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48</text:p>
          </table:table-cell>
          <table:table-cell office:value-type="float" office:value="2.7144125103951" calcext:value-type="float">
            <text:p>2,7144125103951</text:p>
          </table:table-cell>
          <table:table-cell office:value-type="float" office:value="10.985721349716" calcext:value-type="float">
            <text:p>10,985721349716</text:p>
          </table:table-cell>
          <table:table-cell office:value-type="float" office:value="30.10880073924" calcext:value-type="float">
            <text:p>30,108800739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59</text:p>
          </table:table-cell>
          <table:table-cell office:value-type="float" office:value="6.351033449173" calcext:value-type="float">
            <text:p>6,351033449173</text:p>
          </table:table-cell>
          <table:table-cell office:value-type="float" office:value="8.3041304349899" calcext:value-type="float">
            <text:p>8,3041304349899</text:p>
          </table:table-cell>
          <table:table-cell office:value-type="float" office:value="158.68484290542" calcext:value-type="float">
            <text:p>158,684842905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70</text:p>
          </table:table-cell>
          <table:table-cell office:value-type="float" office:value="6.2436604499817" calcext:value-type="float">
            <text:p>6,2436604499817</text:p>
          </table:table-cell>
          <table:table-cell office:value-type="float" office:value="6.3005346059799" calcext:value-type="float">
            <text:p>6,3005346059799</text:p>
          </table:table-cell>
          <table:table-cell office:value-type="float" office:value="-125.15448309054" calcext:value-type="float">
            <text:p>-125,154483090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81</text:p>
          </table:table-cell>
          <table:table-cell office:value-type="float" office:value="9.3843734264374" calcext:value-type="float">
            <text:p>9,3843734264374</text:p>
          </table:table-cell>
          <table:table-cell office:value-type="float" office:value="10.093225240707" calcext:value-type="float">
            <text:p>10,093225240707</text:p>
          </table:table-cell>
          <table:table-cell office:value-type="float" office:value="103.29556617008" calcext:value-type="float">
            <text:p>103,295566170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92</text:p>
          </table:table-cell>
          <table:table-cell office:value-type="float" office:value="1.6603860259056" calcext:value-type="float">
            <text:p>1,6603860259056</text:p>
          </table:table-cell>
          <table:table-cell office:value-type="float" office:value="9.4326627254486" calcext:value-type="float">
            <text:p>9,4326627254486</text:p>
          </table:table-cell>
          <table:table-cell office:value-type="float" office:value="151.38469683896" calcext:value-type="float">
            <text:p>151,3846968389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003</text:p>
          </table:table-cell>
          <table:table-cell office:value-type="float" office:value="3.701291680336" calcext:value-type="float">
            <text:p>3,701291680336</text:p>
          </table:table-cell>
          <table:table-cell office:value-type="float" office:value="9.565544128418" calcext:value-type="float">
            <text:p>9,565544128418</text:p>
          </table:table-cell>
          <table:table-cell office:value-type="float" office:value="156.63732996412" calcext:value-type="float">
            <text:p>156,637329964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2.7335661649704" calcext:value-type="float">
            <text:p>2,7335661649704</text:p>
          </table:table-cell>
          <table:table-cell office:value-type="float" office:value="-0.31721170991659" calcext:value-type="float">
            <text:p>-0,31721170991659</text:p>
          </table:table-cell>
          <table:table-cell office:value-type="float" office:value="166.40055711102" calcext:value-type="float">
            <text:p>166,4005571110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64</text:p>
          </table:table-cell>
          <table:table-cell office:value-type="float" office:value="3.7301695346832" calcext:value-type="float">
            <text:p>3,7301695346832</text:p>
          </table:table-cell>
          <table:table-cell office:value-type="float" office:value="0.26336494833231" calcext:value-type="float">
            <text:p>0,26336494833231</text:p>
          </table:table-cell>
          <table:table-cell office:value-type="float" office:value="-171.04197459616" calcext:value-type="float">
            <text:p>-171,041974596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75</text:p>
          </table:table-cell>
          <table:table-cell office:value-type="float" office:value="2.2270610928535" calcext:value-type="float">
            <text:p>2,2270610928535</text:p>
          </table:table-cell>
          <table:table-cell office:value-type="float" office:value="-0.47138068825006" calcext:value-type="float">
            <text:p>-0,47138068825006</text:p>
          </table:table-cell>
          <table:table-cell office:value-type="float" office:value="-150.93340235911" calcext:value-type="float">
            <text:p>-150,933402359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86</text:p>
          </table:table-cell>
          <table:table-cell office:value-type="float" office:value="2.4396172165871" calcext:value-type="float">
            <text:p>2,4396172165871</text:p>
          </table:table-cell>
          <table:table-cell office:value-type="float" office:value="0.10121962055564" calcext:value-type="float">
            <text:p>0,10121962055564</text:p>
          </table:table-cell>
          <table:table-cell office:value-type="float" office:value="-158.68098872482" calcext:value-type="float">
            <text:p>-158,680988724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97</text:p>
          </table:table-cell>
          <table:table-cell office:value-type="float" office:value="6.1210471391678" calcext:value-type="float">
            <text:p>6,1210471391678</text:p>
          </table:table-cell>
          <table:table-cell office:value-type="float" office:value="-0.55527754127979" calcext:value-type="float">
            <text:p>-0,55527754127979</text:p>
          </table:table-cell>
          <table:table-cell office:value-type="float" office:value="32.370357376755" calcext:value-type="float">
            <text:p>32,3703573767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08</text:p>
          </table:table-cell>
          <table:table-cell office:value-type="float" office:value="7.7783161401749" calcext:value-type="float">
            <text:p>7,7783161401749</text:p>
          </table:table-cell>
          <table:table-cell office:value-type="float" office:value="-0.1415772177279" calcext:value-type="float">
            <text:p>-0,1415772177279</text:p>
          </table:table-cell>
          <table:table-cell office:value-type="float" office:value="162.2580100017" calcext:value-type="float">
            <text:p>162,25801000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19</text:p>
          </table:table-cell>
          <table:table-cell office:value-type="float" office:value="7.9512697458267" calcext:value-type="float">
            <text:p>7,9512697458267</text:p>
          </table:table-cell>
          <table:table-cell office:value-type="float" office:value="1.5403506159782" calcext:value-type="float">
            <text:p>1,5403506159782</text:p>
          </table:table-cell>
          <table:table-cell office:value-type="float" office:value="61.626386490597" calcext:value-type="float">
            <text:p>61,6263864905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30</text:p>
          </table:table-cell>
          <table:table-cell office:value-type="float" office:value="-1.5849992632866" calcext:value-type="float">
            <text:p>-1,5849992632866</text:p>
          </table:table-cell>
          <table:table-cell office:value-type="float" office:value="3.0806598067284" calcext:value-type="float">
            <text:p>3,0806598067284</text:p>
          </table:table-cell>
          <table:table-cell office:value-type="float" office:value="-28.4690724057" calcext:value-type="float">
            <text:p>-28,469072405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41</text:p>
          </table:table-cell>
          <table:table-cell office:value-type="float" office:value="-0.71383453905582" calcext:value-type="float">
            <text:p>-0,71383453905582</text:p>
          </table:table-cell>
          <table:table-cell office:value-type="float" office:value="3.3012095093727" calcext:value-type="float">
            <text:p>3,3012095093727</text:p>
          </table:table-cell>
          <table:table-cell office:value-type="float" office:value="161.9492382001" calcext:value-type="float">
            <text:p>161,94923820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52</text:p>
          </table:table-cell>
          <table:table-cell office:value-type="float" office:value="5.7933747768402" calcext:value-type="float">
            <text:p>5,7933747768402</text:p>
          </table:table-cell>
          <table:table-cell office:value-type="float" office:value="-0.58506797999144" calcext:value-type="float">
            <text:p>-0,58506797999144</text:p>
          </table:table-cell>
          <table:table-cell office:value-type="float" office:value="118.47999900769" calcext:value-type="float">
            <text:p>118,479999007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63</text:p>
          </table:table-cell>
          <table:table-cell office:value-type="float" office:value="3.4949022531509" calcext:value-type="float">
            <text:p>3,4949022531509</text:p>
          </table:table-cell>
          <table:table-cell office:value-type="float" office:value="2.7706009149551" calcext:value-type="float">
            <text:p>2,7706009149551</text:p>
          </table:table-cell>
          <table:table-cell office:value-type="float" office:value="-49.122843772742" calcext:value-type="float">
            <text:p>-49,12284377274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74</text:p>
          </table:table-cell>
          <table:table-cell office:value-type="float" office:value="5.9032356739044" calcext:value-type="float">
            <text:p>5,9032356739044</text:p>
          </table:table-cell>
          <table:table-cell office:value-type="float" office:value="2.3334440588951" calcext:value-type="float">
            <text:p>2,3334440588951</text:p>
          </table:table-cell>
          <table:table-cell office:value-type="float" office:value="-127.33890144688" calcext:value-type="float">
            <text:p>-127,3389014468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85</text:p>
          </table:table-cell>
          <table:table-cell office:value-type="float" office:value="7.7762830257416" calcext:value-type="float">
            <text:p>7,7762830257416</text:p>
          </table:table-cell>
          <table:table-cell office:value-type="float" office:value="1.8200479447842" calcext:value-type="float">
            <text:p>1,8200479447842</text:p>
          </table:table-cell>
          <table:table-cell office:value-type="float" office:value="-177.45560445603" calcext:value-type="float">
            <text:p>-177,455604456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96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3.1382229924202" calcext:value-type="float">
            <text:p>3,1382229924202</text:p>
          </table:table-cell>
          <table:table-cell office:value-type="float" office:value="-145.94095375887" calcext:value-type="float">
            <text:p>-145,9409537588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07</text:p>
          </table:table-cell>
          <table:table-cell office:value-type="float" office:value="0.23021560162306" calcext:value-type="float">
            <text:p>0,23021560162306</text:p>
          </table:table-cell>
          <table:table-cell office:value-type="float" office:value="5.1109397411346" calcext:value-type="float">
            <text:p>5,1109397411346</text:p>
          </table:table-cell>
          <table:table-cell office:value-type="float" office:value="76.301083443271" calcext:value-type="float">
            <text:p>76,30108344327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18</text:p>
          </table:table-cell>
          <table:table-cell office:value-type="float" office:value="0.27309810742736" calcext:value-type="float">
            <text:p>0,27309810742736</text:p>
          </table:table-cell>
          <table:table-cell office:value-type="float" office:value="1.5964901447296" calcext:value-type="float">
            <text:p>1,5964901447296</text:p>
          </table:table-cell>
          <table:table-cell office:value-type="float" office:value="40.382546224412" calcext:value-type="float">
            <text:p>40,3825462244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29</text:p>
          </table:table-cell>
          <table:table-cell office:value-type="float" office:value="1.6571286320686" calcext:value-type="float">
            <text:p>1,6571286320686</text:p>
          </table:table-cell>
          <table:table-cell office:value-type="float" office:value="4.4387903809547" calcext:value-type="float">
            <text:p>4,4387903809547</text:p>
          </table:table-cell>
          <table:table-cell office:value-type="float" office:value="-41.802528177857" calcext:value-type="float">
            <text:p>-41,80252817785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40</text:p>
          </table:table-cell>
          <table:table-cell office:value-type="float" office:value="7.6794838905334" calcext:value-type="float">
            <text:p>7,6794838905334</text:p>
          </table:table-cell>
          <table:table-cell office:value-type="float" office:value="2.403838634491" calcext:value-type="float">
            <text:p>2,403838634491</text:p>
          </table:table-cell>
          <table:table-cell office:value-type="float" office:value="-62.597236815532" calcext:value-type="float">
            <text:p>-62,5972368155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51</text:p>
          </table:table-cell>
          <table:table-cell office:value-type="float" office:value="6.5749388933182" calcext:value-type="float">
            <text:p>6,5749388933182</text:p>
          </table:table-cell>
          <table:table-cell office:value-type="float" office:value="1.8393734097481" calcext:value-type="float">
            <text:p>1,8393734097481</text:p>
          </table:table-cell>
          <table:table-cell office:value-type="float" office:value="39.225762437104" calcext:value-type="float">
            <text:p>39,22576243710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62</text:p>
          </table:table-cell>
          <table:table-cell office:value-type="float" office:value="5.6484299898148" calcext:value-type="float">
            <text:p>5,6484299898148</text:p>
          </table:table-cell>
          <table:table-cell office:value-type="float" office:value="2.8328830003738" calcext:value-type="float">
            <text:p>2,8328830003738</text:p>
          </table:table-cell>
          <table:table-cell office:value-type="float" office:value="55.057646362645" calcext:value-type="float">
            <text:p>55,0576463626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73</text:p>
          </table:table-cell>
          <table:table-cell office:value-type="float" office:value="8.4980809688568" calcext:value-type="float">
            <text:p>8,4980809688568</text:p>
          </table:table-cell>
          <table:table-cell office:value-type="float" office:value="0.57227820158005" calcext:value-type="float">
            <text:p>0,57227820158005</text:p>
          </table:table-cell>
          <table:table-cell office:value-type="float" office:value="-131.90942661018" calcext:value-type="float">
            <text:p>-131,909426610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84</text:p>
          </table:table-cell>
          <table:table-cell office:value-type="float" office:value="-1.2128486484289" calcext:value-type="float">
            <text:p>-1,2128486484289</text:p>
          </table:table-cell>
          <table:table-cell office:value-type="float" office:value="4.5942133665085" calcext:value-type="float">
            <text:p>4,5942133665085</text:p>
          </table:table-cell>
          <table:table-cell office:value-type="float" office:value="-119.90122126926" calcext:value-type="float">
            <text:p>-119,9012212692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95</text:p>
          </table:table-cell>
          <table:table-cell office:value-type="float" office:value="2.3955328762531" calcext:value-type="float">
            <text:p>2,3955328762531</text:p>
          </table:table-cell>
          <table:table-cell office:value-type="float" office:value="4.6609529852867" calcext:value-type="float">
            <text:p>4,6609529852867</text:p>
          </table:table-cell>
          <table:table-cell office:value-type="float" office:value="-24.342300785575" calcext:value-type="float">
            <text:p>-24,34230078557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06</text:p>
          </table:table-cell>
          <table:table-cell office:value-type="float" office:value="0.45637413859367" calcext:value-type="float">
            <text:p>0,45637413859367</text:p>
          </table:table-cell>
          <table:table-cell office:value-type="float" office:value="5.3682368993759" calcext:value-type="float">
            <text:p>5,3682368993759</text:p>
          </table:table-cell>
          <table:table-cell office:value-type="float" office:value="39.490962863728" calcext:value-type="float">
            <text:p>39,4909628637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17</text:p>
          </table:table-cell>
          <table:table-cell office:value-type="float" office:value="5.0944131612778" calcext:value-type="float">
            <text:p>5,0944131612778</text:p>
          </table:table-cell>
          <table:table-cell office:value-type="float" office:value="3.8971507549286" calcext:value-type="float">
            <text:p>3,8971507549286</text:p>
          </table:table-cell>
          <table:table-cell office:value-type="float" office:value="95.246977866835" calcext:value-type="float">
            <text:p>95,24697786683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28</text:p>
          </table:table-cell>
          <table:table-cell office:value-type="float" office:value="8.5408341884613" calcext:value-type="float">
            <text:p>8,5408341884613</text:p>
          </table:table-cell>
          <table:table-cell office:value-type="float" office:value="3.3605986833572" calcext:value-type="float">
            <text:p>3,3605986833572</text:p>
          </table:table-cell>
          <table:table-cell office:value-type="float" office:value="124.68897461132" calcext:value-type="float">
            <text:p>124,6889746113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39</text:p>
          </table:table-cell>
          <table:table-cell office:value-type="float" office:value="9.8107707500458" calcext:value-type="float">
            <text:p>9,8107707500458</text:p>
          </table:table-cell>
          <table:table-cell office:value-type="float" office:value="3.5436442494392" calcext:value-type="float">
            <text:p>3,5436442494392</text:p>
          </table:table-cell>
          <table:table-cell office:value-type="float" office:value="-112.24148151981" calcext:value-type="float">
            <text:p>-112,241481519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50</text:p>
          </table:table-cell>
          <table:table-cell office:value-type="float" office:value="9.0229749679565" calcext:value-type="float">
            <text:p>9,0229749679565</text:p>
          </table:table-cell>
          <table:table-cell office:value-type="float" office:value="6.2471371889114" calcext:value-type="float">
            <text:p>6,2471371889114</text:p>
          </table:table-cell>
          <table:table-cell office:value-type="float" office:value="0.87339270883685" calcext:value-type="float">
            <text:p>0,873392708836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61</text:p>
          </table:table-cell>
          <table:table-cell office:value-type="float" office:value="-0.40697906166315" calcext:value-type="float">
            <text:p>-0,40697906166315</text:p>
          </table:table-cell>
          <table:table-cell office:value-type="float" office:value="3.9285388588905" calcext:value-type="float">
            <text:p>3,9285388588905</text:p>
          </table:table-cell>
          <table:table-cell office:value-type="float" office:value="96.814269472839" calcext:value-type="float">
            <text:p>96,81426947283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72</text:p>
          </table:table-cell>
          <table:table-cell office:value-type="float" office:value="-1.5305134654045" calcext:value-type="float">
            <text:p>-1,5305134654045</text:p>
          </table:table-cell>
          <table:table-cell office:value-type="float" office:value="8.3275586366653" calcext:value-type="float">
            <text:p>8,3275586366653</text:p>
          </table:table-cell>
          <table:table-cell office:value-type="float" office:value="-7.571522407471" calcext:value-type="float">
            <text:p>-7,5715224074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83</text:p>
          </table:table-cell>
          <table:table-cell office:value-type="float" office:value="-0.22194113582373" calcext:value-type="float">
            <text:p>-0,22194113582373</text:p>
          </table:table-cell>
          <table:table-cell office:value-type="float" office:value="6.3163840770721" calcext:value-type="float">
            <text:p>6,3163840770721</text:p>
          </table:table-cell>
          <table:table-cell office:value-type="float" office:value="112.80587296577" calcext:value-type="float">
            <text:p>112,8058729657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94</text:p>
          </table:table-cell>
          <table:table-cell office:value-type="float" office:value="3.264998793602" calcext:value-type="float">
            <text:p>3,264998793602</text:p>
          </table:table-cell>
          <table:table-cell office:value-type="float" office:value="6.2705820798874" calcext:value-type="float">
            <text:p>6,2705820798874</text:p>
          </table:table-cell>
          <table:table-cell office:value-type="float" office:value="155.05025493112" calcext:value-type="float">
            <text:p>155,050254931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05</text:p>
          </table:table-cell>
          <table:table-cell office:value-type="float" office:value="4.0763625502586" calcext:value-type="float">
            <text:p>4,0763625502586</text:p>
          </table:table-cell>
          <table:table-cell office:value-type="float" office:value="7.7915036678314" calcext:value-type="float">
            <text:p>7,7915036678314</text:p>
          </table:table-cell>
          <table:table-cell office:value-type="float" office:value="-142.56500590379" calcext:value-type="float">
            <text:p>-142,565005903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16</text:p>
          </table:table-cell>
          <table:table-cell office:value-type="float" office:value="6.7188465595245" calcext:value-type="float">
            <text:p>6,7188465595245</text:p>
          </table:table-cell>
          <table:table-cell office:value-type="float" office:value="7.5935727357864" calcext:value-type="float">
            <text:p>7,5935727357864</text:p>
          </table:table-cell>
          <table:table-cell office:value-type="float" office:value="-10.157813407054" calcext:value-type="float">
            <text:p>-10,1578134070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27</text:p>
          </table:table-cell>
          <table:table-cell office:value-type="float" office:value="8.7882059812546" calcext:value-type="float">
            <text:p>8,7882059812546</text:p>
          </table:table-cell>
          <table:table-cell office:value-type="float" office:value="6.8256503343582" calcext:value-type="float">
            <text:p>6,8256503343582</text:p>
          </table:table-cell>
          <table:table-cell office:value-type="float" office:value="-129.06161083537" calcext:value-type="float">
            <text:p>-129,061610835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38</text:p>
          </table:table-cell>
          <table:table-cell office:value-type="float" office:value="-0.44578794389963" calcext:value-type="float">
            <text:p>-0,44578794389963</text:p>
          </table:table-cell>
          <table:table-cell office:value-type="float" office:value="7.4669897556305" calcext:value-type="float">
            <text:p>7,4669897556305</text:p>
          </table:table-cell>
          <table:table-cell office:value-type="float" office:value="-67.402709821227" calcext:value-type="float">
            <text:p>-67,40270982122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49</text:p>
          </table:table-cell>
          <table:table-cell office:value-type="float" office:value="2.3314222693443" calcext:value-type="float">
            <text:p>2,3314222693443</text:p>
          </table:table-cell>
          <table:table-cell office:value-type="float" office:value="6.532393693924" calcext:value-type="float">
            <text:p>6,532393693924</text:p>
          </table:table-cell>
          <table:table-cell office:value-type="float" office:value="110.12413547297" calcext:value-type="float">
            <text:p>110,124135472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60</text:p>
          </table:table-cell>
          <table:table-cell office:value-type="float" office:value="1.1999426782131" calcext:value-type="float">
            <text:p>1,1999426782131</text:p>
          </table:table-cell>
          <table:table-cell office:value-type="float" office:value="6.8598300218582" calcext:value-type="float">
            <text:p>6,8598300218582</text:p>
          </table:table-cell>
          <table:table-cell office:value-type="float" office:value="-58.160699097214" calcext:value-type="float">
            <text:p>-58,16069909721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71</text:p>
          </table:table-cell>
          <table:table-cell office:value-type="float" office:value="3.7246745824814" calcext:value-type="float">
            <text:p>3,7246745824814</text:p>
          </table:table-cell>
          <table:table-cell office:value-type="float" office:value="8.0857962369919" calcext:value-type="float">
            <text:p>8,0857962369919</text:p>
          </table:table-cell>
          <table:table-cell office:value-type="float" office:value="-142.87105791128" calcext:value-type="float">
            <text:p>-142,871057911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82</text:p>
          </table:table-cell>
          <table:table-cell office:value-type="float" office:value="0.47364968806505" calcext:value-type="float">
            <text:p>0,47364968806505</text:p>
          </table:table-cell>
          <table:table-cell office:value-type="float" office:value="7.6787602901459" calcext:value-type="float">
            <text:p>7,6787602901459</text:p>
          </table:table-cell>
          <table:table-cell office:value-type="float" office:value="119.46589020407" calcext:value-type="float">
            <text:p>119,465890204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893</text:p>
          </table:table-cell>
          <table:table-cell office:value-type="float" office:value="5.4855942726135" calcext:value-type="float">
            <text:p>5,4855942726135</text:p>
          </table:table-cell>
          <table:table-cell office:value-type="float" office:value="9.644627571106" calcext:value-type="float">
            <text:p>9,644627571106</text:p>
          </table:table-cell>
          <table:table-cell office:value-type="float" office:value="-161.2357911031" calcext:value-type="float">
            <text:p>-161,23579110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04</text:p>
          </table:table-cell>
          <table:table-cell office:value-type="float" office:value="5.4932224750519" calcext:value-type="float">
            <text:p>5,4932224750519</text:p>
          </table:table-cell>
          <table:table-cell office:value-type="float" office:value="8.2909041643143" calcext:value-type="float">
            <text:p>8,2909041643143</text:p>
          </table:table-cell>
          <table:table-cell office:value-type="float" office:value="137.58506288954" calcext:value-type="float">
            <text:p>137,585062889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15</text:p>
          </table:table-cell>
          <table:table-cell office:value-type="float" office:value="0.55299699306488" calcext:value-type="float">
            <text:p>0,55299699306488</text:p>
          </table:table-cell>
          <table:table-cell office:value-type="float" office:value="8.4996855258942" calcext:value-type="float">
            <text:p>8,4996855258942</text:p>
          </table:table-cell>
          <table:table-cell office:value-type="float" office:value="48.106330974846" calcext:value-type="float">
            <text:p>48,1063309748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26</text:p>
          </table:table-cell>
          <table:table-cell office:value-type="float" office:value="2.6793485879898" calcext:value-type="float">
            <text:p>2,6793485879898</text:p>
          </table:table-cell>
          <table:table-cell office:value-type="float" office:value="9.1630238294601" calcext:value-type="float">
            <text:p>9,1630238294601</text:p>
          </table:table-cell>
          <table:table-cell office:value-type="float" office:value="14.953082913806" calcext:value-type="float">
            <text:p>14,95308291380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37</text:p>
          </table:table-cell>
          <table:table-cell office:value-type="float" office:value="3.0653831362724" calcext:value-type="float">
            <text:p>3,0653831362724</text:p>
          </table:table-cell>
          <table:table-cell office:value-type="float" office:value="9.5371735095978" calcext:value-type="float">
            <text:p>9,5371735095978</text:p>
          </table:table-cell>
          <table:table-cell office:value-type="float" office:value="159.44384313693" calcext:value-type="float">
            <text:p>159,443843136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48</text:p>
          </table:table-cell>
          <table:table-cell office:value-type="float" office:value="2.643116414547" calcext:value-type="float">
            <text:p>2,643116414547</text:p>
          </table:table-cell>
          <table:table-cell office:value-type="float" office:value="10.748440027237" calcext:value-type="float">
            <text:p>10,748440027237</text:p>
          </table:table-cell>
          <table:table-cell office:value-type="float" office:value="79.572633573204" calcext:value-type="float">
            <text:p>79,5726335732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59</text:p>
          </table:table-cell>
          <table:table-cell office:value-type="float" office:value="6.6527140140533" calcext:value-type="float">
            <text:p>6,6527140140533</text:p>
          </table:table-cell>
          <table:table-cell office:value-type="float" office:value="8.3539360761642" calcext:value-type="float">
            <text:p>8,3539360761642</text:p>
          </table:table-cell>
          <table:table-cell office:value-type="float" office:value="-173.00607596233" calcext:value-type="float">
            <text:p>-173,006075962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70</text:p>
          </table:table-cell>
          <table:table-cell office:value-type="float" office:value="6.1822628974915" calcext:value-type="float">
            <text:p>6,1822628974915</text:p>
          </table:table-cell>
          <table:table-cell office:value-type="float" office:value="6.5113466978073" calcext:value-type="float">
            <text:p>6,5113466978073</text:p>
          </table:table-cell>
          <table:table-cell office:value-type="float" office:value="-68.825722500017" calcext:value-type="float">
            <text:p>-68,8257225000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81</text:p>
          </table:table-cell>
          <table:table-cell office:value-type="float" office:value="9.280778169632" calcext:value-type="float">
            <text:p>9,280778169632</text:p>
          </table:table-cell>
          <table:table-cell office:value-type="float" office:value="9.803763628006" calcext:value-type="float">
            <text:p>9,803763628006</text:p>
          </table:table-cell>
          <table:table-cell office:value-type="float" office:value="62.006433298633" calcext:value-type="float">
            <text:p>62,0064332986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92</text:p>
          </table:table-cell>
          <table:table-cell office:value-type="float" office:value="1.9439296424389" calcext:value-type="float">
            <text:p>1,9439296424389</text:p>
          </table:table-cell>
          <table:table-cell office:value-type="float" office:value="9.4433438777924" calcext:value-type="float">
            <text:p>9,4433438777924</text:p>
          </table:table-cell>
          <table:table-cell office:value-type="float" office:value="-171.57435720893" calcext:value-type="float">
            <text:p>-171,5743572089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003</text:p>
          </table:table-cell>
          <table:table-cell office:value-type="float" office:value="3.6417809128761" calcext:value-type="float">
            <text:p>3,6417809128761</text:p>
          </table:table-cell>
          <table:table-cell office:value-type="float" office:value="9.3514287471771" calcext:value-type="float">
            <text:p>9,3514287471771</text:p>
          </table:table-cell>
          <table:table-cell office:value-type="float" office:value="65.820855699527" calcext:value-type="float">
            <text:p>65,8208556995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2.7904182672501" calcext:value-type="float">
            <text:p>2,7904182672501</text:p>
          </table:table-cell>
          <table:table-cell office:value-type="float" office:value="-0.58500837534666" calcext:value-type="float">
            <text:p>-0,58500837534666</text:p>
          </table:table-cell>
          <table:table-cell office:value-type="float" office:value="102.5914265092" calcext:value-type="float">
            <text:p>102,591426509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64</text:p>
          </table:table-cell>
          <table:table-cell office:value-type="float" office:value="3.8612565398216" calcext:value-type="float">
            <text:p>3,8612565398216</text:p>
          </table:table-cell>
          <table:table-cell office:value-type="float" office:value="0.059783677570522" calcext:value-type="float">
            <text:p>0,059783677570522</text:p>
          </table:table-cell>
          <table:table-cell office:value-type="float" office:value="112.93539803499" calcext:value-type="float">
            <text:p>112,9353980349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75</text:p>
          </table:table-cell>
          <table:table-cell office:value-type="float" office:value="2.2187647223473" calcext:value-type="float">
            <text:p>2,2187647223473</text:p>
          </table:table-cell>
          <table:table-cell office:value-type="float" office:value="-0.25142202153802" calcext:value-type="float">
            <text:p>-0,25142202153802</text:p>
          </table:table-cell>
          <table:table-cell office:value-type="float" office:value="-72.324956298634" calcext:value-type="float">
            <text:p>-72,3249562986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86</text:p>
          </table:table-cell>
          <table:table-cell office:value-type="float" office:value="2.5553300976753" calcext:value-type="float">
            <text:p>2,5553300976753</text:p>
          </table:table-cell>
          <table:table-cell office:value-type="float" office:value="-0.092280358076096" calcext:value-type="float">
            <text:p>-0,092280358076096</text:p>
          </table:table-cell>
          <table:table-cell office:value-type="float" office:value="111.37999015249" calcext:value-type="float">
            <text:p>111,379990152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97</text:p>
          </table:table-cell>
          <table:table-cell office:value-type="float" office:value="6.1662536859512" calcext:value-type="float">
            <text:p>6,1662536859512</text:p>
          </table:table-cell>
          <table:table-cell office:value-type="float" office:value="-0.58508913964033" calcext:value-type="float">
            <text:p>-0,58508913964033</text:p>
          </table:table-cell>
          <table:table-cell office:value-type="float" office:value="124.78103759182" calcext:value-type="float">
            <text:p>124,781037591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08</text:p>
          </table:table-cell>
          <table:table-cell office:value-type="float" office:value="8.1575155258179" calcext:value-type="float">
            <text:p>8,1575155258179</text:p>
          </table:table-cell>
          <table:table-cell office:value-type="float" office:value="-0.26287347078323" calcext:value-type="float">
            <text:p>-0,26287347078323</text:p>
          </table:table-cell>
          <table:table-cell office:value-type="float" office:value="162.22794192612" calcext:value-type="float">
            <text:p>162,227941926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19</text:p>
          </table:table-cell>
          <table:table-cell office:value-type="float" office:value="7.9838937520981" calcext:value-type="float">
            <text:p>7,9838937520981</text:p>
          </table:table-cell>
          <table:table-cell office:value-type="float" office:value="1.3220152258873" calcext:value-type="float">
            <text:p>1,3220152258873</text:p>
          </table:table-cell>
          <table:table-cell office:value-type="float" office:value="79.155445858172" calcext:value-type="float">
            <text:p>79,1554458581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30</text:p>
          </table:table-cell>
          <table:table-cell office:value-type="float" office:value="-1.5850147604942" calcext:value-type="float">
            <text:p>-1,5850147604942</text:p>
          </table:table-cell>
          <table:table-cell office:value-type="float" office:value="3.0309355258942" calcext:value-type="float">
            <text:p>3,0309355258942</text:p>
          </table:table-cell>
          <table:table-cell office:value-type="float" office:value="25.552112015949" calcext:value-type="float">
            <text:p>25,5521120159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41</text:p>
          </table:table-cell>
          <table:table-cell office:value-type="float" office:value="-0.44858999550343" calcext:value-type="float">
            <text:p>-0,44858999550343</text:p>
          </table:table-cell>
          <table:table-cell office:value-type="float" office:value="3.3369624614716" calcext:value-type="float">
            <text:p>3,3369624614716</text:p>
          </table:table-cell>
          <table:table-cell office:value-type="float" office:value="-148.19089318537" calcext:value-type="float">
            <text:p>-148,190893185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52</text:p>
          </table:table-cell>
          <table:table-cell office:value-type="float" office:value="5.6059384346008" calcext:value-type="float">
            <text:p>5,6059384346008</text:p>
          </table:table-cell>
          <table:table-cell office:value-type="float" office:value="-0.58280326426029" calcext:value-type="float">
            <text:p>-0,58280326426029</text:p>
          </table:table-cell>
          <table:table-cell office:value-type="float" office:value="31.141372622958" calcext:value-type="float">
            <text:p>31,14137262295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63</text:p>
          </table:table-cell>
          <table:table-cell office:value-type="float" office:value="3.2823485136032" calcext:value-type="float">
            <text:p>3,2823485136032</text:p>
          </table:table-cell>
          <table:table-cell office:value-type="float" office:value="3.0298158526421" calcext:value-type="float">
            <text:p>3,0298158526421</text:p>
          </table:table-cell>
          <table:table-cell office:value-type="float" office:value="-50.98818859477" calcext:value-type="float">
            <text:p>-50,988188594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74</text:p>
          </table:table-cell>
          <table:table-cell office:value-type="float" office:value="6.0974490642548" calcext:value-type="float">
            <text:p>6,0974490642548</text:p>
          </table:table-cell>
          <table:table-cell office:value-type="float" office:value="2.2253105044365" calcext:value-type="float">
            <text:p>2,2253105044365</text:p>
          </table:table-cell>
          <table:table-cell office:value-type="float" office:value="142.05414929967" calcext:value-type="float">
            <text:p>142,0541492996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85</text:p>
          </table:table-cell>
          <table:table-cell office:value-type="float" office:value="7.8362172842026" calcext:value-type="float">
            <text:p>7,8362172842026</text:p>
          </table:table-cell>
          <table:table-cell office:value-type="float" office:value="1.6094249486923" calcext:value-type="float">
            <text:p>1,6094249486923</text:p>
          </table:table-cell>
          <table:table-cell office:value-type="float" office:value="95.708051304908" calcext:value-type="float">
            <text:p>95,7080513049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96</text:p>
          </table:table-cell>
          <table:table-cell office:value-type="float" office:value="10.0807762146" calcext:value-type="float">
            <text:p>10,0807762146</text:p>
          </table:table-cell>
          <table:table-cell office:value-type="float" office:value="3.4256058931351" calcext:value-type="float">
            <text:p>3,4256058931351</text:p>
          </table:table-cell>
          <table:table-cell office:value-type="float" office:value="-145.55329426079" calcext:value-type="float">
            <text:p>-145,5532942607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07</text:p>
          </table:table-cell>
          <table:table-cell office:value-type="float" office:value="0.0065252825152129" calcext:value-type="float">
            <text:p>0,0065252825152129</text:p>
          </table:table-cell>
          <table:table-cell office:value-type="float" office:value="5.1261538267136" calcext:value-type="float">
            <text:p>5,1261538267136</text:p>
          </table:table-cell>
          <table:table-cell office:value-type="float" office:value="-13.771404126647" calcext:value-type="float">
            <text:p>-13,77140412664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18</text:p>
          </table:table-cell>
          <table:table-cell office:value-type="float" office:value="-0.03033212851733" calcext:value-type="float">
            <text:p>-0,03033212851733</text:p>
          </table:table-cell>
          <table:table-cell office:value-type="float" office:value="1.3416308164597" calcext:value-type="float">
            <text:p>1,3416308164597</text:p>
          </table:table-cell>
          <table:table-cell office:value-type="float" office:value="39.90847859413" calcext:value-type="float">
            <text:p>39,908478594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29</text:p>
          </table:table-cell>
          <table:table-cell office:value-type="float" office:value="1.3527831435204" calcext:value-type="float">
            <text:p>1,3527831435204</text:p>
          </table:table-cell>
          <table:table-cell office:value-type="float" office:value="4.4880571961403" calcext:value-type="float">
            <text:p>4,4880571961403</text:p>
          </table:table-cell>
          <table:table-cell office:value-type="float" office:value="-1.0111393039204" calcext:value-type="float">
            <text:p>-1,01113930392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40</text:p>
          </table:table-cell>
          <table:table-cell office:value-type="float" office:value="7.4520391225815" calcext:value-type="float">
            <text:p>7,4520391225815</text:p>
          </table:table-cell>
          <table:table-cell office:value-type="float" office:value="2.3336152732372" calcext:value-type="float">
            <text:p>2,3336152732372</text:p>
          </table:table-cell>
          <table:table-cell office:value-type="float" office:value="22.507381097526" calcext:value-type="float">
            <text:p>22,5073810975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51</text:p>
          </table:table-cell>
          <table:table-cell office:value-type="float" office:value="6.2665182352066" calcext:value-type="float">
            <text:p>6,2665182352066</text:p>
          </table:table-cell>
          <table:table-cell office:value-type="float" office:value="1.5881690382957" calcext:value-type="float">
            <text:p>1,5881690382957</text:p>
          </table:table-cell>
          <table:table-cell office:value-type="float" office:value="39.267744987634" calcext:value-type="float">
            <text:p>39,2677449876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62</text:p>
          </table:table-cell>
          <table:table-cell office:value-type="float" office:value="5.8103406429291" calcext:value-type="float">
            <text:p>5,8103406429291</text:p>
          </table:table-cell>
          <table:table-cell office:value-type="float" office:value="2.6813533902168" calcext:value-type="float">
            <text:p>2,6813533902168</text:p>
          </table:table-cell>
          <table:table-cell office:value-type="float" office:value="145.84465391317" calcext:value-type="float">
            <text:p>145,844653913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73</text:p>
          </table:table-cell>
          <table:table-cell office:value-type="float" office:value="8.7323409318924" calcext:value-type="float">
            <text:p>8,7323409318924</text:p>
          </table:table-cell>
          <table:table-cell office:value-type="float" office:value="0.76513111591339" calcext:value-type="float">
            <text:p>0,76513111591339</text:p>
          </table:table-cell>
          <table:table-cell office:value-type="float" office:value="-142.81198781007" calcext:value-type="float">
            <text:p>-142,8119878100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84</text:p>
          </table:table-cell>
          <table:table-cell office:value-type="float" office:value="-1.0157301276922" calcext:value-type="float">
            <text:p>-1,0157301276922</text:p>
          </table:table-cell>
          <table:table-cell office:value-type="float" office:value="4.9393764138222" calcext:value-type="float">
            <text:p>4,9393764138222</text:p>
          </table:table-cell>
          <table:table-cell office:value-type="float" office:value="-119.88268840085" calcext:value-type="float">
            <text:p>-119,8826884008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95</text:p>
          </table:table-cell>
          <table:table-cell office:value-type="float" office:value="2.0694105327129" calcext:value-type="float">
            <text:p>2,0694105327129</text:p>
          </table:table-cell>
          <table:table-cell office:value-type="float" office:value="4.6563172340393" calcext:value-type="float">
            <text:p>4,6563172340393</text:p>
          </table:table-cell>
          <table:table-cell office:value-type="float" office:value="7.8367578565695" calcext:value-type="float">
            <text:p>7,83675785656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06</text:p>
          </table:table-cell>
          <table:table-cell office:value-type="float" office:value="0.29278632253408" calcext:value-type="float">
            <text:p>0,29278632253408</text:p>
          </table:table-cell>
          <table:table-cell office:value-type="float" office:value="5.5182468891144" calcext:value-type="float">
            <text:p>5,5182468891144</text:p>
          </table:table-cell>
          <table:table-cell office:value-type="float" office:value="-51.336909934973" calcext:value-type="float">
            <text:p>-51,33690993497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17</text:p>
          </table:table-cell>
          <table:table-cell office:value-type="float" office:value="5.1586198806763" calcext:value-type="float">
            <text:p>5,1586198806763</text:p>
          </table:table-cell>
          <table:table-cell office:value-type="float" office:value="3.6751061677933" calcext:value-type="float">
            <text:p>3,6751061677933</text:p>
          </table:table-cell>
          <table:table-cell office:value-type="float" office:value="107.51073451558" calcext:value-type="float">
            <text:p>107,510734515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28</text:p>
          </table:table-cell>
          <table:table-cell office:value-type="float" office:value="8.4653633832932" calcext:value-type="float">
            <text:p>8,4653633832932</text:p>
          </table:table-cell>
          <table:table-cell office:value-type="float" office:value="3.102131485939" calcext:value-type="float">
            <text:p>3,102131485939</text:p>
          </table:table-cell>
          <table:table-cell office:value-type="float" office:value="63.890874765481" calcext:value-type="float">
            <text:p>63,8908747654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39</text:p>
          </table:table-cell>
          <table:table-cell office:value-type="float" office:value="9.6193981170654" calcext:value-type="float">
            <text:p>9,6193981170654</text:p>
          </table:table-cell>
          <table:table-cell office:value-type="float" office:value="3.6559355258942" calcext:value-type="float">
            <text:p>3,6559355258942</text:p>
          </table:table-cell>
          <table:table-cell office:value-type="float" office:value="-21.468014853775" calcext:value-type="float">
            <text:p>-21,46801485377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50</text:p>
          </table:table-cell>
          <table:table-cell office:value-type="float" office:value="8.6837607622147" calcext:value-type="float">
            <text:p>8,6837607622147</text:p>
          </table:table-cell>
          <table:table-cell office:value-type="float" office:value="6.1645251512527" calcext:value-type="float">
            <text:p>6,1645251512527</text:p>
          </table:table-cell>
          <table:table-cell office:value-type="float" office:value="17.577482636567" calcext:value-type="float">
            <text:p>17,57748263656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61</text:p>
          </table:table-cell>
          <table:table-cell office:value-type="float" office:value="-0.43317459523678" calcext:value-type="float">
            <text:p>-0,43317459523678</text:p>
          </table:table-cell>
          <table:table-cell office:value-type="float" office:value="3.7054494023323" calcext:value-type="float">
            <text:p>3,7054494023323</text:p>
          </table:table-cell>
          <table:table-cell office:value-type="float" office:value="62.216240129653" calcext:value-type="float">
            <text:p>62,21624012965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72</text:p>
          </table:table-cell>
          <table:table-cell office:value-type="float" office:value="-1.5304388105869" calcext:value-type="float">
            <text:p>-1,5304388105869</text:p>
          </table:table-cell>
          <table:table-cell office:value-type="float" office:value="8.3404552936554" calcext:value-type="float">
            <text:p>8,3404552936554</text:p>
          </table:table-cell>
          <table:table-cell office:value-type="float" office:value="-5.552021466243" calcext:value-type="float">
            <text:p>-5,5520214662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83</text:p>
          </table:table-cell>
          <table:table-cell office:value-type="float" office:value="-0.066377446055412" calcext:value-type="float">
            <text:p>-0,066377446055412</text:p>
          </table:table-cell>
          <table:table-cell office:value-type="float" office:value="5.9598100185394" calcext:value-type="float">
            <text:p>5,9598100185394</text:p>
          </table:table-cell>
          <table:table-cell office:value-type="float" office:value="116.48701862165" calcext:value-type="float">
            <text:p>116,4870186216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94</text:p>
          </table:table-cell>
          <table:table-cell office:value-type="float" office:value="3.3920913934708" calcext:value-type="float">
            <text:p>3,3920913934708</text:p>
          </table:table-cell>
          <table:table-cell office:value-type="float" office:value="6.0070914030075" calcext:value-type="float">
            <text:p>6,0070914030075</text:p>
          </table:table-cell>
          <table:table-cell office:value-type="float" office:value="106.94499683988" calcext:value-type="float">
            <text:p>106,944996839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05</text:p>
          </table:table-cell>
          <table:table-cell office:value-type="float" office:value="4.2338714003563" calcext:value-type="float">
            <text:p>4,2338714003563</text:p>
          </table:table-cell>
          <table:table-cell office:value-type="float" office:value="7.6367056369781" calcext:value-type="float">
            <text:p>7,6367056369781</text:p>
          </table:table-cell>
          <table:table-cell office:value-type="float" office:value="126.81875107395" calcext:value-type="float">
            <text:p>126,818751073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16</text:p>
          </table:table-cell>
          <table:table-cell office:value-type="float" office:value="6.5438610315323" calcext:value-type="float">
            <text:p>6,5438610315323</text:p>
          </table:table-cell>
          <table:table-cell office:value-type="float" office:value="7.5178492069244" calcext:value-type="float">
            <text:p>7,5178492069244</text:p>
          </table:table-cell>
          <table:table-cell office:value-type="float" office:value="23.066751516549" calcext:value-type="float">
            <text:p>23,0667515165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27</text:p>
          </table:table-cell>
          <table:table-cell office:value-type="float" office:value="8.8156002759933" calcext:value-type="float">
            <text:p>8,8156002759933</text:p>
          </table:table-cell>
          <table:table-cell office:value-type="float" office:value="6.901153922081" calcext:value-type="float">
            <text:p>6,901153922081</text:p>
          </table:table-cell>
          <table:table-cell office:value-type="float" office:value="-117.67144112071" calcext:value-type="float">
            <text:p>-117,671441120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38</text:p>
          </table:table-cell>
          <table:table-cell office:value-type="float" office:value="-0.59753626585007" calcext:value-type="float">
            <text:p>-0,59753626585007</text:p>
          </table:table-cell>
          <table:table-cell office:value-type="float" office:value="7.8346931934357" calcext:value-type="float">
            <text:p>7,8346931934357</text:p>
          </table:table-cell>
          <table:table-cell office:value-type="float" office:value="-67.44874131148" calcext:value-type="float">
            <text:p>-67,448741311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49</text:p>
          </table:table-cell>
          <table:table-cell office:value-type="float" office:value="2.2830085456371" calcext:value-type="float">
            <text:p>2,2830085456371</text:p>
          </table:table-cell>
          <table:table-cell office:value-type="float" office:value="6.2697923183441" calcext:value-type="float">
            <text:p>6,2697923183441</text:p>
          </table:table-cell>
          <table:table-cell office:value-type="float" office:value="73.799891077029" calcext:value-type="float">
            <text:p>73,7998910770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60</text:p>
          </table:table-cell>
          <table:table-cell office:value-type="float" office:value="0.99310338497162" calcext:value-type="float">
            <text:p>0,99310338497162</text:p>
          </table:table-cell>
          <table:table-cell office:value-type="float" office:value="7.0220732688904" calcext:value-type="float">
            <text:p>7,0220732688904</text:p>
          </table:table-cell>
          <table:table-cell office:value-type="float" office:value="-43.173536753199" calcext:value-type="float">
            <text:p>-43,17353675319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71</text:p>
          </table:table-cell>
          <table:table-cell office:value-type="float" office:value="3.616181910038" calcext:value-type="float">
            <text:p>3,616181910038</text:p>
          </table:table-cell>
          <table:table-cell office:value-type="float" office:value="8.2795429229736" calcext:value-type="float">
            <text:p>8,2795429229736</text:p>
          </table:table-cell>
          <table:table-cell office:value-type="float" office:value="-52.0352102389" calcext:value-type="float">
            <text:p>-52,035210238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82</text:p>
          </table:table-cell>
          <table:table-cell office:value-type="float" office:value="0.65764039754868" calcext:value-type="float">
            <text:p>0,65764039754868</text:p>
          </table:table-cell>
          <table:table-cell office:value-type="float" office:value="7.4455893039703" calcext:value-type="float">
            <text:p>7,4455893039703</text:p>
          </table:table-cell>
          <table:table-cell office:value-type="float" office:value="124.34338308444" calcext:value-type="float">
            <text:p>124,343383084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893</text:p>
          </table:table-cell>
          <table:table-cell office:value-type="float" office:value="5.8414018154144" calcext:value-type="float">
            <text:p>5,8414018154144</text:p>
          </table:table-cell>
          <table:table-cell office:value-type="float" office:value="9.7317504882812" calcext:value-type="float">
            <text:p>9,7317504882812</text:p>
          </table:table-cell>
          <table:table-cell office:value-type="float" office:value="-173.91092002771" calcext:value-type="float">
            <text:p>-173,9109200277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04</text:p>
          </table:table-cell>
          <table:table-cell office:value-type="float" office:value="5.7849633693695" calcext:value-type="float">
            <text:p>5,7849633693695</text:p>
          </table:table-cell>
          <table:table-cell office:value-type="float" office:value="8.0661761760712" calcext:value-type="float">
            <text:p>8,0661761760712</text:p>
          </table:table-cell>
          <table:table-cell office:value-type="float" office:value="149.6056918126" calcext:value-type="float">
            <text:p>149,60569181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15</text:p>
          </table:table-cell>
          <table:table-cell office:value-type="float" office:value="0.31769353896379" calcext:value-type="float">
            <text:p>0,31769353896379</text:p>
          </table:table-cell>
          <table:table-cell office:value-type="float" office:value="8.4779012203217" calcext:value-type="float">
            <text:p>8,4779012203217</text:p>
          </table:table-cell>
          <table:table-cell office:value-type="float" office:value="-0.41523358375309" calcext:value-type="float">
            <text:p>-0,415233583753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26</text:p>
          </table:table-cell>
          <table:table-cell office:value-type="float" office:value="2.5922232866287" calcext:value-type="float">
            <text:p>2,5922232866287</text:p>
          </table:table-cell>
          <table:table-cell office:value-type="float" office:value="9.366939663887" calcext:value-type="float">
            <text:p>9,366939663887</text:p>
          </table:table-cell>
          <table:table-cell office:value-type="float" office:value="-75.777707585863" calcext:value-type="float">
            <text:p>-75,7777075858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37</text:p>
          </table:table-cell>
          <table:table-cell office:value-type="float" office:value="3.1766909360886" calcext:value-type="float">
            <text:p>3,1766909360886</text:p>
          </table:table-cell>
          <table:table-cell office:value-type="float" office:value="9.7290658950806" calcext:value-type="float">
            <text:p>9,7290658950806</text:p>
          </table:table-cell>
          <table:table-cell office:value-type="float" office:value="-110.29665105662" calcext:value-type="float">
            <text:p>-110,296651056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48</text:p>
          </table:table-cell>
          <table:table-cell office:value-type="float" office:value="2.7763694524765" calcext:value-type="float">
            <text:p>2,7763694524765</text:p>
          </table:table-cell>
          <table:table-cell office:value-type="float" office:value="10.539612770081" calcext:value-type="float">
            <text:p>10,539612770081</text:p>
          </table:table-cell>
          <table:table-cell office:value-type="float" office:value="129.0213332814" calcext:value-type="float">
            <text:p>129,02133328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59</text:p>
          </table:table-cell>
          <table:table-cell office:value-type="float" office:value="7.0232838392258" calcext:value-type="float">
            <text:p>7,0232838392258</text:p>
          </table:table-cell>
          <table:table-cell office:value-type="float" office:value="8.4126788377762" calcext:value-type="float">
            <text:p>8,4126788377762</text:p>
          </table:table-cell>
          <table:table-cell office:value-type="float" office:value="-170.26668293461" calcext:value-type="float">
            <text:p>-170,266682934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70</text:p>
          </table:table-cell>
          <table:table-cell office:value-type="float" office:value="5.9455102682114" calcext:value-type="float">
            <text:p>5,9455102682114</text:p>
          </table:table-cell>
          <table:table-cell office:value-type="float" office:value="6.5839123725891" calcext:value-type="float">
            <text:p>6,5839123725891</text:p>
          </table:table-cell>
          <table:table-cell office:value-type="float" office:value="-12.348097600755" calcext:value-type="float">
            <text:p>-12,3480976007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81</text:p>
          </table:table-cell>
          <table:table-cell office:value-type="float" office:value="9.0123909711838" calcext:value-type="float">
            <text:p>9,0123909711838</text:p>
          </table:table-cell>
          <table:table-cell office:value-type="float" office:value="9.6553647518158" calcext:value-type="float">
            <text:p>9,6553647518158</text:p>
          </table:table-cell>
          <table:table-cell office:value-type="float" office:value="20.756458970392" calcext:value-type="float">
            <text:p>20,7564589703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92</text:p>
          </table:table-cell>
          <table:table-cell office:value-type="float" office:value="2.0741836726665" calcext:value-type="float">
            <text:p>2,0741836726665</text:p>
          </table:table-cell>
          <table:table-cell office:value-type="float" office:value="9.633577466011" calcext:value-type="float">
            <text:p>9,633577466011</text:p>
          </table:table-cell>
          <table:table-cell office:value-type="float" office:value="-107.22130878716" calcext:value-type="float">
            <text:p>-107,221308787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003</text:p>
          </table:table-cell>
          <table:table-cell office:value-type="float" office:value="3.4259983897209" calcext:value-type="float">
            <text:p>3,4259983897209</text:p>
          </table:table-cell>
          <table:table-cell office:value-type="float" office:value="9.4071739912033" calcext:value-type="float">
            <text:p>9,4071739912033</text:p>
          </table:table-cell>
          <table:table-cell office:value-type="float" office:value="-24.66266075517" calcext:value-type="float">
            <text:p>-24,662660755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3.0585581064224" calcext:value-type="float">
            <text:p>3,0585581064224</text:p>
          </table:table-cell>
          <table:table-cell office:value-type="float" office:value="-0.58552224189043" calcext:value-type="float">
            <text:p>-0,58552224189043</text:p>
          </table:table-cell>
          <table:table-cell office:value-type="float" office:value="111.49317595609" calcext:value-type="float">
            <text:p>111,493175956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64</text:p>
          </table:table-cell>
          <table:table-cell office:value-type="float" office:value="3.6944130063057" calcext:value-type="float">
            <text:p>3,6944130063057</text:p>
          </table:table-cell>
          <table:table-cell office:value-type="float" office:value="-0.11666798964143" calcext:value-type="float">
            <text:p>-0,11666798964143</text:p>
          </table:table-cell>
          <table:table-cell office:value-type="float" office:value="36.694372155864" calcext:value-type="float">
            <text:p>36,69437215586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75</text:p>
          </table:table-cell>
          <table:table-cell office:value-type="float" office:value="2.0003080368042" calcext:value-type="float">
            <text:p>2,0003080368042</text:p>
          </table:table-cell>
          <table:table-cell office:value-type="float" office:value="-0.28812900185585" calcext:value-type="float">
            <text:p>-0,28812900185585</text:p>
          </table:table-cell>
          <table:table-cell office:value-type="float" office:value="18.41970480931" calcext:value-type="float">
            <text:p>18,419704809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86</text:p>
          </table:table-cell>
          <table:table-cell office:value-type="float" office:value="2.3620550334454" calcext:value-type="float">
            <text:p>2,3620550334454</text:p>
          </table:table-cell>
          <table:table-cell office:value-type="float" office:value="-0.20176667720079" calcext:value-type="float">
            <text:p>-0,20176667720079</text:p>
          </table:table-cell>
          <table:table-cell office:value-type="float" office:value="20.646266307041" calcext:value-type="float">
            <text:p>20,6462663070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97</text:p>
          </table:table-cell>
          <table:table-cell office:value-type="float" office:value="6.4472931623459" calcext:value-type="float">
            <text:p>6,4472931623459</text:p>
          </table:table-cell>
          <table:table-cell office:value-type="float" office:value="-0.52375338971615" calcext:value-type="float">
            <text:p>-0,52375338971615</text:p>
          </table:table-cell>
          <table:table-cell office:value-type="float" office:value="-173.62344189055" calcext:value-type="float">
            <text:p>-173,623441890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08</text:p>
          </table:table-cell>
          <table:table-cell office:value-type="float" office:value="8.4462004899979" calcext:value-type="float">
            <text:p>8,4462004899979</text:p>
          </table:table-cell>
          <table:table-cell office:value-type="float" office:value="-0.40002349764109" calcext:value-type="float">
            <text:p>-0,40002349764109</text:p>
          </table:table-cell>
          <table:table-cell office:value-type="float" office:value="151.8701185846" calcext:value-type="float">
            <text:p>151,87011858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19</text:p>
          </table:table-cell>
          <table:table-cell office:value-type="float" office:value="7.7712523937225" calcext:value-type="float">
            <text:p>7,7712523937225</text:p>
          </table:table-cell>
          <table:table-cell office:value-type="float" office:value="1.2670388817787" calcext:value-type="float">
            <text:p>1,2670388817787</text:p>
          </table:table-cell>
          <table:table-cell office:value-type="float" office:value="-0.95951393436474" calcext:value-type="float">
            <text:p>-0,9595139343647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30</text:p>
          </table:table-cell>
          <table:table-cell office:value-type="float" office:value="-1.5649463236332" calcext:value-type="float">
            <text:p>-1,5649463236332</text:p>
          </table:table-cell>
          <table:table-cell office:value-type="float" office:value="2.7878406643867" calcext:value-type="float">
            <text:p>2,7878406643867</text:p>
          </table:table-cell>
          <table:table-cell office:value-type="float" office:value="81.176129875669" calcext:value-type="float">
            <text:p>81,1761298756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41</text:p>
          </table:table-cell>
          <table:table-cell office:value-type="float" office:value="-0.57002276182175" calcext:value-type="float">
            <text:p>-0,57002276182175</text:p>
          </table:table-cell>
          <table:table-cell office:value-type="float" office:value="3.4806054830551" calcext:value-type="float">
            <text:p>3,4806054830551</text:p>
          </table:table-cell>
          <table:table-cell office:value-type="float" office:value="-54.448395398012" calcext:value-type="float">
            <text:p>-54,4483953980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52</text:p>
          </table:table-cell>
          <table:table-cell office:value-type="float" office:value="5.4391539096832" calcext:value-type="float">
            <text:p>5,4391539096832</text:p>
          </table:table-cell>
          <table:table-cell office:value-type="float" office:value="-0.4024712741375" calcext:value-type="float">
            <text:p>-0,4024712741375</text:p>
          </table:table-cell>
          <table:table-cell office:value-type="float" office:value="-50.442360768652" calcext:value-type="float">
            <text:p>-50,4423607686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63</text:p>
          </table:table-cell>
          <table:table-cell office:value-type="float" office:value="3.0778855085373" calcext:value-type="float">
            <text:p>3,0778855085373</text:p>
          </table:table-cell>
          <table:table-cell office:value-type="float" office:value="3.2952469587326" calcext:value-type="float">
            <text:p>3,2952469587326</text:p>
          </table:table-cell>
          <table:table-cell office:value-type="float" office:value="-52.815514385321" calcext:value-type="float">
            <text:p>-52,8155143853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74</text:p>
          </table:table-cell>
          <table:table-cell office:value-type="float" office:value="5.9970414638519" calcext:value-type="float">
            <text:p>5,9970414638519</text:p>
          </table:table-cell>
          <table:table-cell office:value-type="float" office:value="1.9845440983772" calcext:value-type="float">
            <text:p>1,9845440983772</text:p>
          </table:table-cell>
          <table:table-cell office:value-type="float" office:value="66.946447275247" calcext:value-type="float">
            <text:p>66,94644727524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85</text:p>
          </table:table-cell>
          <table:table-cell office:value-type="float" office:value="7.6234811544418" calcext:value-type="float">
            <text:p>7,6234811544418</text:p>
          </table:table-cell>
          <table:table-cell office:value-type="float" office:value="1.5552350878716" calcext:value-type="float">
            <text:p>1,5552350878716</text:p>
          </table:table-cell>
          <table:table-cell office:value-type="float" office:value="7.6136638404457" calcext:value-type="float">
            <text:p>7,61366384044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96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3.7183776497841" calcext:value-type="float">
            <text:p>3,7183776497841</text:p>
          </table:table-cell>
          <table:table-cell office:value-type="float" office:value="-145.52026037957" calcext:value-type="float">
            <text:p>-145,520260379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07</text:p>
          </table:table-cell>
          <table:table-cell office:value-type="float" office:value="0.028191159944981" calcext:value-type="float">
            <text:p>0,028191159944981</text:p>
          </table:table-cell>
          <table:table-cell office:value-type="float" office:value="5.3465586900711" calcext:value-type="float">
            <text:p>5,3465586900711</text:p>
          </table:table-cell>
          <table:table-cell office:value-type="float" office:value="-104.52529579211" calcext:value-type="float">
            <text:p>-104,525295792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18</text:p>
          </table:table-cell>
          <table:table-cell office:value-type="float" office:value="-0.33628799021244" calcext:value-type="float">
            <text:p>-0,33628799021244</text:p>
          </table:table-cell>
          <table:table-cell office:value-type="float" office:value="1.0894273221493" calcext:value-type="float">
            <text:p>1,0894273221493</text:p>
          </table:table-cell>
          <table:table-cell office:value-type="float" office:value="39.476325177843" calcext:value-type="float">
            <text:p>39,4763251778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29</text:p>
          </table:table-cell>
          <table:table-cell office:value-type="float" office:value="1.0912927240133" calcext:value-type="float">
            <text:p>1,0912927240133</text:p>
          </table:table-cell>
          <table:table-cell office:value-type="float" office:value="4.3352061510086" calcext:value-type="float">
            <text:p>4,3352061510086</text:p>
          </table:table-cell>
          <table:table-cell office:value-type="float" office:value="37.38486501062" calcext:value-type="float">
            <text:p>37,384865010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40</text:p>
          </table:table-cell>
          <table:table-cell office:value-type="float" office:value="7.084881067276" calcext:value-type="float">
            <text:p>7,084881067276</text:p>
          </table:table-cell>
          <table:table-cell office:value-type="float" office:value="2.1821662783623" calcext:value-type="float">
            <text:p>2,1821662783623</text:p>
          </table:table-cell>
          <table:table-cell office:value-type="float" office:value="22.485721832628" calcext:value-type="float">
            <text:p>22,4857218326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51</text:p>
          </table:table-cell>
          <table:table-cell office:value-type="float" office:value="5.9590005874634" calcext:value-type="float">
            <text:p>5,9590005874634</text:p>
          </table:table-cell>
          <table:table-cell office:value-type="float" office:value="1.3367900252342" calcext:value-type="float">
            <text:p>1,3367900252342</text:p>
          </table:table-cell>
          <table:table-cell office:value-type="float" office:value="39.324573650482" calcext:value-type="float">
            <text:p>39,3245736504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62</text:p>
          </table:table-cell>
          <table:table-cell office:value-type="float" office:value="6.0104370117188" calcext:value-type="float">
            <text:p>6,0104370117188</text:p>
          </table:table-cell>
          <table:table-cell office:value-type="float" office:value="2.8487056493759" calcext:value-type="float">
            <text:p>2,8487056493759</text:p>
          </table:table-cell>
          <table:table-cell office:value-type="float" office:value="-139.30659688962" calcext:value-type="float">
            <text:p>-139,306596889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73</text:p>
          </table:table-cell>
          <table:table-cell office:value-type="float" office:value="8.9986926317215" calcext:value-type="float">
            <text:p>8,9986926317215</text:p>
          </table:table-cell>
          <table:table-cell office:value-type="float" office:value="0.91078415513039" calcext:value-type="float">
            <text:p>0,91078415513039</text:p>
          </table:table-cell>
          <table:table-cell office:value-type="float" office:value="-153.65465887033" calcext:value-type="float">
            <text:p>-153,654658870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84</text:p>
          </table:table-cell>
          <table:table-cell office:value-type="float" office:value="-0.81485167145729" calcext:value-type="float">
            <text:p>-0,81485167145729</text:p>
          </table:table-cell>
          <table:table-cell office:value-type="float" office:value="5.2285969257355" calcext:value-type="float">
            <text:p>5,2285969257355</text:p>
          </table:table-cell>
          <table:table-cell office:value-type="float" office:value="-133.10233650693" calcext:value-type="float">
            <text:p>-133,1023365069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95</text:p>
          </table:table-cell>
          <table:table-cell office:value-type="float" office:value="1.679777354002" calcext:value-type="float">
            <text:p>1,679777354002</text:p>
          </table:table-cell>
          <table:table-cell office:value-type="float" office:value="4.5886844396591" calcext:value-type="float">
            <text:p>4,5886844396591</text:p>
          </table:table-cell>
          <table:table-cell office:value-type="float" office:value="9.5392925913926" calcext:value-type="float">
            <text:p>9,539292591392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06</text:p>
          </table:table-cell>
          <table:table-cell office:value-type="float" office:value="0.44615756720304" calcext:value-type="float">
            <text:p>0,44615756720304</text:p>
          </table:table-cell>
          <table:table-cell office:value-type="float" office:value="5.6851810216904" calcext:value-type="float">
            <text:p>5,6851810216904</text:p>
          </table:table-cell>
          <table:table-cell office:value-type="float" office:value="-141.22293101754" calcext:value-type="float">
            <text:p>-141,2229310175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17</text:p>
          </table:table-cell>
          <table:table-cell office:value-type="float" office:value="5.3436630964279" calcext:value-type="float">
            <text:p>5,3436630964279</text:p>
          </table:table-cell>
          <table:table-cell office:value-type="float" office:value="3.4717234969139" calcext:value-type="float">
            <text:p>3,4717234969139</text:p>
          </table:table-cell>
          <table:table-cell office:value-type="float" office:value="140.53002588309" calcext:value-type="float">
            <text:p>140,530025883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28</text:p>
          </table:table-cell>
          <table:table-cell office:value-type="float" office:value="8.2034623622894" calcext:value-type="float">
            <text:p>8,2034623622894</text:p>
          </table:table-cell>
          <table:table-cell office:value-type="float" office:value="3.0419954657555" calcext:value-type="float">
            <text:p>3,0419954657555</text:p>
          </table:table-cell>
          <table:table-cell office:value-type="float" office:value="3.0961742351769" calcext:value-type="float">
            <text:p>3,09617423517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39</text:p>
          </table:table-cell>
          <table:table-cell office:value-type="float" office:value="9.5026522874832" calcext:value-type="float">
            <text:p>9,5026522874832</text:p>
          </table:table-cell>
          <table:table-cell office:value-type="float" office:value="3.4652161598206" calcext:value-type="float">
            <text:p>3,4652161598206</text:p>
          </table:table-cell>
          <table:table-cell office:value-type="float" office:value="68.482755096095" calcext:value-type="float">
            <text:p>68,4827550960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50</text:p>
          </table:table-cell>
          <table:table-cell office:value-type="float" office:value="8.4845238924026" calcext:value-type="float">
            <text:p>8,4845238924026</text:p>
          </table:table-cell>
          <table:table-cell office:value-type="float" office:value="5.9416735172272" calcext:value-type="float">
            <text:p>5,9416735172272</text:p>
          </table:table-cell>
          <table:table-cell office:value-type="float" office:value="58.283397346545" calcext:value-type="float">
            <text:p>58,2833973465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61</text:p>
          </table:table-cell>
          <table:table-cell office:value-type="float" office:value="-0.63884519040585" calcext:value-type="float">
            <text:p>-0,63884519040585</text:p>
          </table:table-cell>
          <table:table-cell office:value-type="float" office:value="3.8173317909241" calcext:value-type="float">
            <text:p>3,8173317909241</text:p>
          </table:table-cell>
          <table:table-cell office:value-type="float" office:value="-24.791080480928" calcext:value-type="float">
            <text:p>-24,7910804809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72</text:p>
          </table:table-cell>
          <table:table-cell office:value-type="float" office:value="-1.5306033194065" calcext:value-type="float">
            <text:p>-1,5306033194065</text:p>
          </table:table-cell>
          <table:table-cell office:value-type="float" office:value="8.3361452817917" calcext:value-type="float">
            <text:p>8,3361452817917</text:p>
          </table:table-cell>
          <table:table-cell office:value-type="float" office:value="-11.035350192884" calcext:value-type="float">
            <text:p>-11,03535019288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83</text:p>
          </table:table-cell>
          <table:table-cell office:value-type="float" office:value="0.14426046982408" calcext:value-type="float">
            <text:p>0,14426046982408</text:p>
          </table:table-cell>
          <table:table-cell office:value-type="float" office:value="6.0293328762054" calcext:value-type="float">
            <text:p>6,0293328762054</text:p>
          </table:table-cell>
          <table:table-cell office:value-type="float" office:value="-152.93104329686" calcext:value-type="float">
            <text:p>-152,9310432968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94</text:p>
          </table:table-cell>
          <table:table-cell office:value-type="float" office:value="3.2841664552689" calcext:value-type="float">
            <text:p>3,2841664552689</text:p>
          </table:table-cell>
          <table:table-cell office:value-type="float" office:value="5.7307112216949" calcext:value-type="float">
            <text:p>5,7307112216949</text:p>
          </table:table-cell>
          <table:table-cell office:value-type="float" office:value="60.180679248397" calcext:value-type="float">
            <text:p>60,1806792483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05</text:p>
          </table:table-cell>
          <table:table-cell office:value-type="float" office:value="4.0708297491074" calcext:value-type="float">
            <text:p>4,0708297491074</text:p>
          </table:table-cell>
          <table:table-cell office:value-type="float" office:value="7.4462878704071" calcext:value-type="float">
            <text:p>7,4462878704071</text:p>
          </table:table-cell>
          <table:table-cell office:value-type="float" office:value="47.177090766324" calcext:value-type="float">
            <text:p>47,1770907663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16</text:p>
          </table:table-cell>
          <table:table-cell office:value-type="float" office:value="6.3471287488937" calcext:value-type="float">
            <text:p>6,3471287488937</text:p>
          </table:table-cell>
          <table:table-cell office:value-type="float" office:value="7.3903334140778" calcext:value-type="float">
            <text:p>7,3903334140778</text:p>
          </table:table-cell>
          <table:table-cell office:value-type="float" office:value="34.006187110949" calcext:value-type="float">
            <text:p>34,0061871109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27</text:p>
          </table:table-cell>
          <table:table-cell office:value-type="float" office:value="8.8279008865356" calcext:value-type="float">
            <text:p>8,8279008865356</text:p>
          </table:table-cell>
          <table:table-cell office:value-type="float" office:value="6.9807112216949" calcext:value-type="float">
            <text:p>6,9807112216949</text:p>
          </table:table-cell>
          <table:table-cell office:value-type="float" office:value="-106.29105036426" calcext:value-type="float">
            <text:p>-106,291050364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38</text:p>
          </table:table-cell>
          <table:table-cell office:value-type="float" office:value="-0.76698586344719" calcext:value-type="float">
            <text:p>-0,76698586344719</text:p>
          </table:table-cell>
          <table:table-cell office:value-type="float" office:value="8.1589716672897" calcext:value-type="float">
            <text:p>8,1589716672897</text:p>
          </table:table-cell>
          <table:table-cell office:value-type="float" office:value="-54.130145318949" calcext:value-type="float">
            <text:p>-54,1301453189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49</text:p>
          </table:table-cell>
          <table:table-cell office:value-type="float" office:value="2.0884995162487" calcext:value-type="float">
            <text:p>2,0884995162487</text:p>
          </table:table-cell>
          <table:table-cell office:value-type="float" office:value="6.086477637291" calcext:value-type="float">
            <text:p>6,086477637291</text:p>
          </table:table-cell>
          <table:table-cell office:value-type="float" office:value="37.50204166789" calcext:value-type="float">
            <text:p>37,502041667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60</text:p>
          </table:table-cell>
          <table:table-cell office:value-type="float" office:value="1.1207250505686" calcext:value-type="float">
            <text:p>1,1207250505686</text:p>
          </table:table-cell>
          <table:table-cell office:value-type="float" office:value="7.2038304805756" calcext:value-type="float">
            <text:p>7,2038304805756</text:p>
          </table:table-cell>
          <table:table-cell office:value-type="float" office:value="-133.9602607071" calcext:value-type="float">
            <text:p>-133,960260707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71</text:p>
          </table:table-cell>
          <table:table-cell office:value-type="float" office:value="3.3896079659462" calcext:value-type="float">
            <text:p>3,3896079659462</text:p>
          </table:table-cell>
          <table:table-cell office:value-type="float" office:value="8.1744080781937" calcext:value-type="float">
            <text:p>8,1744080781937</text:p>
          </table:table-cell>
          <table:table-cell office:value-type="float" office:value="27.292512025043" calcext:value-type="float">
            <text:p>27,2925120250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82</text:p>
          </table:table-cell>
          <table:table-cell office:value-type="float" office:value="0.49364406615496" calcext:value-type="float">
            <text:p>0,49364406615496</text:p>
          </table:table-cell>
          <table:table-cell office:value-type="float" office:value="7.2958219051361" calcext:value-type="float">
            <text:p>7,2958219051361</text:p>
          </table:table-cell>
          <table:table-cell office:value-type="float" office:value="33.573319577867" calcext:value-type="float">
            <text:p>33,5733195778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893</text:p>
          </table:table-cell>
          <table:table-cell office:value-type="float" office:value="6.1257779598236" calcext:value-type="float">
            <text:p>6,1257779598236</text:p>
          </table:table-cell>
          <table:table-cell office:value-type="float" office:value="9.6027958393097" calcext:value-type="float">
            <text:p>9,6027958393097</text:p>
          </table:table-cell>
          <table:table-cell office:value-type="float" office:value="147.73439146151" calcext:value-type="float">
            <text:p>147,7343914615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04</text:p>
          </table:table-cell>
          <table:table-cell office:value-type="float" office:value="6.1040151119232" calcext:value-type="float">
            <text:p>6,1040151119232</text:p>
          </table:table-cell>
          <table:table-cell office:value-type="float" office:value="8.0518198013306" calcext:value-type="float">
            <text:p>8,0518198013306</text:p>
          </table:table-cell>
          <table:table-cell office:value-type="float" office:value="-175.25583771384" calcext:value-type="float">
            <text:p>-175,255837713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15</text:p>
          </table:table-cell>
          <table:table-cell office:value-type="float" office:value="0.14603222720325" calcext:value-type="float">
            <text:p>0,14603222720325</text:p>
          </table:table-cell>
          <table:table-cell office:value-type="float" office:value="8.640963435173" calcext:value-type="float">
            <text:p>8,640963435173</text:p>
          </table:table-cell>
          <table:table-cell office:value-type="float" office:value="-49.045319390145" calcext:value-type="float">
            <text:p>-49,0453193901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26</text:p>
          </table:table-cell>
          <table:table-cell office:value-type="float" office:value="2.5594967603683" calcext:value-type="float">
            <text:p>2,5594967603683</text:p>
          </table:table-cell>
          <table:table-cell office:value-type="float" office:value="9.5528495311737" calcext:value-type="float">
            <text:p>9,5528495311737</text:p>
          </table:table-cell>
          <table:table-cell office:value-type="float" office:value="-57.065182430729" calcext:value-type="float">
            <text:p>-57,0651824307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37</text:p>
          </table:table-cell>
          <table:table-cell office:value-type="float" office:value="2.981416285038" calcext:value-type="float">
            <text:p>2,981416285038</text:p>
          </table:table-cell>
          <table:table-cell office:value-type="float" office:value="9.834116101265" calcext:value-type="float">
            <text:p>9,834116101265</text:p>
          </table:table-cell>
          <table:table-cell office:value-type="float" office:value="-19.556211438149" calcext:value-type="float">
            <text:p>-19,5562114381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48</text:p>
          </table:table-cell>
          <table:table-cell office:value-type="float" office:value="3.0211895704269" calcext:value-type="float">
            <text:p>3,0211895704269</text:p>
          </table:table-cell>
          <table:table-cell office:value-type="float" office:value="10.504128932953" calcext:value-type="float">
            <text:p>10,504128932953</text:p>
          </table:table-cell>
          <table:table-cell office:value-type="float" office:value="178.374894865" calcext:value-type="float">
            <text:p>178,3748948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59</text:p>
          </table:table-cell>
          <table:table-cell office:value-type="float" office:value="7.3904693126678" calcext:value-type="float">
            <text:p>7,3904693126678</text:p>
          </table:table-cell>
          <table:table-cell office:value-type="float" office:value="8.4891736507416" calcext:value-type="float">
            <text:p>8,4891736507416</text:p>
          </table:table-cell>
          <table:table-cell office:value-type="float" office:value="-167.54460638496" calcext:value-type="float">
            <text:p>-167,544606384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70</text:p>
          </table:table-cell>
          <table:table-cell office:value-type="float" office:value="5.67367374897" calcext:value-type="float">
            <text:p>5,67367374897</text:p>
          </table:table-cell>
          <table:table-cell office:value-type="float" office:value="6.4616245031357" calcext:value-type="float">
            <text:p>6,4616245031357</text:p>
          </table:table-cell>
          <table:table-cell office:value-type="float" office:value="32.970659672075" calcext:value-type="float">
            <text:p>32,9706596720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81</text:p>
          </table:table-cell>
          <table:table-cell office:value-type="float" office:value="8.7126350402832" calcext:value-type="float">
            <text:p>8,7126350402832</text:p>
          </table:table-cell>
          <table:table-cell office:value-type="float" office:value="9.720219373703" calcext:value-type="float">
            <text:p>9,720219373703</text:p>
          </table:table-cell>
          <table:table-cell office:value-type="float" office:value="-20.539321337536" calcext:value-type="float">
            <text:p>-20,5393213375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92</text:p>
          </table:table-cell>
          <table:table-cell office:value-type="float" office:value="1.8737879395485" calcext:value-type="float">
            <text:p>1,8737879395485</text:p>
          </table:table-cell>
          <table:table-cell office:value-type="float" office:value="9.7285878658295" calcext:value-type="float">
            <text:p>9,7285878658295</text:p>
          </table:table-cell>
          <table:table-cell office:value-type="float" office:value="-16.446130290912" calcext:value-type="float">
            <text:p>-16,4461302909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003</text:p>
          </table:table-cell>
          <table:table-cell office:value-type="float" office:value="3.489425778389" calcext:value-type="float">
            <text:p>3,489425778389</text:p>
          </table:table-cell>
          <table:table-cell office:value-type="float" office:value="9.6198952198029" calcext:value-type="float">
            <text:p>9,6198952198029</text:p>
          </table:table-cell>
          <table:table-cell office:value-type="float" office:value="-115.40798472751" calcext:value-type="float">
            <text:p>-115,407984727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3.3541363477707" calcext:value-type="float">
            <text:p>3,3541363477707</text:p>
          </table:table-cell>
          <table:table-cell office:value-type="float" office:value="-0.58501232415438" calcext:value-type="float">
            <text:p>-0,58501232415438</text:p>
          </table:table-cell>
          <table:table-cell office:value-type="float" office:value="105.92088501924" calcext:value-type="float">
            <text:p>105,920885019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64</text:p>
          </table:table-cell>
          <table:table-cell office:value-type="float" office:value="3.5094600915909" calcext:value-type="float">
            <text:p>3,5094600915909</text:p>
          </table:table-cell>
          <table:table-cell office:value-type="float" office:value="0.011126955505461" calcext:value-type="float">
            <text:p>0,011126955505461</text:p>
          </table:table-cell>
          <table:table-cell office:value-type="float" office:value="-46.717418227226" calcext:value-type="float">
            <text:p>-46,7174182272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75</text:p>
          </table:table-cell>
          <table:table-cell office:value-type="float" office:value="2.0335786044598" calcext:value-type="float">
            <text:p>2,0335786044598</text:p>
          </table:table-cell>
          <table:table-cell office:value-type="float" office:value="-0.50937592983246" calcext:value-type="float">
            <text:p>-0,50937592983246</text:p>
          </table:table-cell>
          <table:table-cell office:value-type="float" office:value="108.61602330663" calcext:value-type="float">
            <text:p>108,6160233066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86</text:p>
          </table:table-cell>
          <table:table-cell office:value-type="float" office:value="2.2501501441002" calcext:value-type="float">
            <text:p>2,2501501441002</text:p>
          </table:table-cell>
          <table:table-cell office:value-type="float" office:value="-0.0052412203513086" calcext:value-type="float">
            <text:p>-0,0052412203513086</text:p>
          </table:table-cell>
          <table:table-cell office:value-type="float" office:value="-69.436671627555" calcext:value-type="float">
            <text:p>-69,43667162755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97</text:p>
          </table:table-cell>
          <table:table-cell office:value-type="float" office:value="6.8429338932037" calcext:value-type="float">
            <text:p>6,8429338932037</text:p>
          </table:table-cell>
          <table:table-cell office:value-type="float" office:value="-0.47938518226147" calcext:value-type="float">
            <text:p>-0,47938518226147</text:p>
          </table:table-cell>
          <table:table-cell office:value-type="float" office:value="-173.62169247524" calcext:value-type="float">
            <text:p>-173,621692475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08</text:p>
          </table:table-cell>
          <table:table-cell office:value-type="float" office:value="8.6331099271774" calcext:value-type="float">
            <text:p>8,6331099271774</text:p>
          </table:table-cell>
          <table:table-cell office:value-type="float" office:value="-0.35040259361267" calcext:value-type="float">
            <text:p>-0,35040259361267</text:p>
          </table:table-cell>
          <table:table-cell office:value-type="float" office:value="146.67039160516" calcext:value-type="float">
            <text:p>146,670391605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19</text:p>
          </table:table-cell>
          <table:table-cell office:value-type="float" office:value="7.607616186142" calcext:value-type="float">
            <text:p>7,607616186142</text:p>
          </table:table-cell>
          <table:table-cell office:value-type="float" office:value="1.392333060503" calcext:value-type="float">
            <text:p>1,392333060503</text:p>
          </table:table-cell>
          <table:table-cell office:value-type="float" office:value="-16.360467026947" calcext:value-type="float">
            <text:p>-16,3604670269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30</text:p>
          </table:table-cell>
          <table:table-cell office:value-type="float" office:value="-1.4301714301109" calcext:value-type="float">
            <text:p>-1,4301714301109</text:p>
          </table:table-cell>
          <table:table-cell office:value-type="float" office:value="2.5629657506943" calcext:value-type="float">
            <text:p>2,5629657506943</text:p>
          </table:table-cell>
          <table:table-cell office:value-type="float" office:value="124.73659150919" calcext:value-type="float">
            <text:p>124,736591509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41</text:p>
          </table:table-cell>
          <table:table-cell office:value-type="float" office:value="-0.77335275709629" calcext:value-type="float">
            <text:p>-0,77335275709629</text:p>
          </table:table-cell>
          <table:table-cell office:value-type="float" office:value="3.3822712302208" calcext:value-type="float">
            <text:p>3,3822712302208</text:p>
          </table:table-cell>
          <table:table-cell office:value-type="float" office:value="34.935256478133" calcext:value-type="float">
            <text:p>34,9352564781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52</text:p>
          </table:table-cell>
          <table:table-cell office:value-type="float" office:value="5.1865684986115" calcext:value-type="float">
            <text:p>5,1865684986115</text:p>
          </table:table-cell>
          <table:table-cell office:value-type="float" office:value="-0.09625131264329" calcext:value-type="float">
            <text:p>-0,09625131264329</text:p>
          </table:table-cell>
          <table:table-cell office:value-type="float" office:value="-50.432424636403" calcext:value-type="float">
            <text:p>-50,43242463640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63</text:p>
          </table:table-cell>
          <table:table-cell office:value-type="float" office:value="2.8824687004089" calcext:value-type="float">
            <text:p>2,8824687004089</text:p>
          </table:table-cell>
          <table:table-cell office:value-type="float" office:value="3.5670378804207" calcext:value-type="float">
            <text:p>3,5670378804207</text:p>
          </table:table-cell>
          <table:table-cell office:value-type="float" office:value="-54.646168165146" calcext:value-type="float">
            <text:p>-54,6461681651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74</text:p>
          </table:table-cell>
          <table:table-cell office:value-type="float" office:value="5.9705358743668" calcext:value-type="float">
            <text:p>5,9705358743668</text:p>
          </table:table-cell>
          <table:table-cell office:value-type="float" office:value="1.6927273571491" calcext:value-type="float">
            <text:p>1,6927273571491</text:p>
          </table:table-cell>
          <table:table-cell office:value-type="float" office:value="107.21522000185" calcext:value-type="float">
            <text:p>107,2152200018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85</text:p>
          </table:table-cell>
          <table:table-cell office:value-type="float" office:value="7.5630176067352" calcext:value-type="float">
            <text:p>7,5630176067352</text:p>
          </table:table-cell>
          <table:table-cell office:value-type="float" office:value="1.7747284471989" calcext:value-type="float">
            <text:p>1,7747284471989</text:p>
          </table:table-cell>
          <table:table-cell office:value-type="float" office:value="-83.584029203767" calcext:value-type="float">
            <text:p>-83,5840292037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96</text:p>
          </table:table-cell>
          <table:table-cell office:value-type="float" office:value="10.084633827209" calcext:value-type="float">
            <text:p>10,084633827209</text:p>
          </table:table-cell>
          <table:table-cell office:value-type="float" office:value="3.9946722984314" calcext:value-type="float">
            <text:p>3,9946722984314</text:p>
          </table:table-cell>
          <table:table-cell office:value-type="float" office:value="-145.34900902183" calcext:value-type="float">
            <text:p>-145,3490090218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07</text:p>
          </table:table-cell>
          <table:table-cell office:value-type="float" office:value="0.24973496794701" calcext:value-type="float">
            <text:p>0,24973496794701</text:p>
          </table:table-cell>
          <table:table-cell office:value-type="float" office:value="5.3274095058441" calcext:value-type="float">
            <text:p>5,3274095058441</text:p>
          </table:table-cell>
          <table:table-cell office:value-type="float" office:value="165.41349052624" calcext:value-type="float">
            <text:p>165,413490526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18</text:p>
          </table:table-cell>
          <table:table-cell office:value-type="float" office:value="-0.64360953867435" calcext:value-type="float">
            <text:p>-0,64360953867435</text:p>
          </table:table-cell>
          <table:table-cell office:value-type="float" office:value="0.83932586014271" calcext:value-type="float">
            <text:p>0,83932586014271</text:p>
          </table:table-cell>
          <table:table-cell office:value-type="float" office:value="39.102483327222" calcext:value-type="float">
            <text:p>39,1024833272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29</text:p>
          </table:table-cell>
          <table:table-cell office:value-type="float" office:value="1.0876176506281" calcext:value-type="float">
            <text:p>1,0876176506281</text:p>
          </table:table-cell>
          <table:table-cell office:value-type="float" office:value="4.1093397140503" calcext:value-type="float">
            <text:p>4,1093397140503</text:p>
          </table:table-cell>
          <table:table-cell office:value-type="float" office:value="106.54552195482" calcext:value-type="float">
            <text:p>106,5455219548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40</text:p>
          </table:table-cell>
          <table:table-cell office:value-type="float" office:value="6.7237913608551" calcext:value-type="float">
            <text:p>6,7237913608551</text:p>
          </table:table-cell>
          <table:table-cell office:value-type="float" office:value="2.0369601249695" calcext:value-type="float">
            <text:p>2,0369601249695</text:p>
          </table:table-cell>
          <table:table-cell office:value-type="float" office:value="20.987504796617" calcext:value-type="float">
            <text:p>20,9875047966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51</text:p>
          </table:table-cell>
          <table:table-cell office:value-type="float" office:value="5.8042347431183" calcext:value-type="float">
            <text:p>5,8042347431183</text:p>
          </table:table-cell>
          <table:table-cell office:value-type="float" office:value="1.0909283161163" calcext:value-type="float">
            <text:p>1,0909283161163</text:p>
          </table:table-cell>
          <table:table-cell office:value-type="float" office:value="80.445236461178" calcext:value-type="float">
            <text:p>80,4452364611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62</text:p>
          </table:table-cell>
          <table:table-cell office:value-type="float" office:value="6.3113576173782" calcext:value-type="float">
            <text:p>6,3113576173782</text:p>
          </table:table-cell>
          <table:table-cell office:value-type="float" office:value="3.1080347299576" calcext:value-type="float">
            <text:p>3,1080347299576</text:p>
          </table:table-cell>
          <table:table-cell office:value-type="float" office:value="-139.31634167957" calcext:value-type="float">
            <text:p>-139,3163416795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73</text:p>
          </table:table-cell>
          <table:table-cell office:value-type="float" office:value="9.2872941493988" calcext:value-type="float">
            <text:p>9,2872941493988</text:p>
          </table:table-cell>
          <table:table-cell office:value-type="float" office:value="1.0035804659128" calcext:value-type="float">
            <text:p>1,0035804659128</text:p>
          </table:table-cell>
          <table:table-cell office:value-type="float" office:value="-164.43994090815" calcext:value-type="float">
            <text:p>-164,439940908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84</text:p>
          </table:table-cell>
          <table:table-cell office:value-type="float" office:value="-0.55129073560238" calcext:value-type="float">
            <text:p>-0,55129073560238</text:p>
          </table:table-cell>
          <table:table-cell office:value-type="float" office:value="5.2973747253418" calcext:value-type="float">
            <text:p>5,2973747253418</text:p>
          </table:table-cell>
          <table:table-cell office:value-type="float" office:value="-171.66330404342" calcext:value-type="float">
            <text:p>-171,6633040434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95</text:p>
          </table:table-cell>
          <table:table-cell office:value-type="float" office:value="1.4407446980476" calcext:value-type="float">
            <text:p>1,4407446980476</text:p>
          </table:table-cell>
          <table:table-cell office:value-type="float" office:value="4.6787971258163" calcext:value-type="float">
            <text:p>4,6787971258163</text:p>
          </table:table-cell>
          <table:table-cell office:value-type="float" office:value="-44.959840121543" calcext:value-type="float">
            <text:p>-44,9598401215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06</text:p>
          </table:table-cell>
          <table:table-cell office:value-type="float" office:value="0.60860086232424" calcext:value-type="float">
            <text:p>0,60860086232424</text:p>
          </table:table-cell>
          <table:table-cell office:value-type="float" office:value="5.5342549085617" calcext:value-type="float">
            <text:p>5,5342549085617</text:p>
          </table:table-cell>
          <table:table-cell office:value-type="float" office:value="128.26472482864" calcext:value-type="float">
            <text:p>128,2647248286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17</text:p>
          </table:table-cell>
          <table:table-cell office:value-type="float" office:value="5.6442314386368" calcext:value-type="float">
            <text:p>5,6442314386368</text:p>
          </table:table-cell>
          <table:table-cell office:value-type="float" office:value="3.4494635462761" calcext:value-type="float">
            <text:p>3,4494635462761</text:p>
          </table:table-cell>
          <table:table-cell office:value-type="float" office:value="-175.65552444215" calcext:value-type="float">
            <text:p>-175,655524442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28</text:p>
          </table:table-cell>
          <table:table-cell office:value-type="float" office:value="8.0233669281006" calcext:value-type="float">
            <text:p>8,0233669281006</text:p>
          </table:table-cell>
          <table:table-cell office:value-type="float" office:value="3.2410299777985" calcext:value-type="float">
            <text:p>3,2410299777985</text:p>
          </table:table-cell>
          <table:table-cell office:value-type="float" office:value="-57.711256537468" calcext:value-type="float">
            <text:p>-57,7112565374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39</text:p>
          </table:table-cell>
          <table:table-cell office:value-type="float" office:value="9.6954554319382" calcext:value-type="float">
            <text:p>9,6954554319382</text:p>
          </table:table-cell>
          <table:table-cell office:value-type="float" office:value="3.3554965257645" calcext:value-type="float">
            <text:p>3,3554965257645</text:p>
          </table:table-cell>
          <table:table-cell office:value-type="float" office:value="159.21412303949" calcext:value-type="float">
            <text:p>159,214123039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50</text:p>
          </table:table-cell>
          <table:table-cell office:value-type="float" office:value="8.5102760791779" calcext:value-type="float">
            <text:p>8,5102760791779</text:p>
          </table:table-cell>
          <table:table-cell office:value-type="float" office:value="5.6442379951477" calcext:value-type="float">
            <text:p>5,6442379951477</text:p>
          </table:table-cell>
          <table:table-cell office:value-type="float" office:value="103.65593888957" calcext:value-type="float">
            <text:p>103,655938889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61</text:p>
          </table:table-cell>
          <table:table-cell office:value-type="float" office:value="-0.58033984154463" calcext:value-type="float">
            <text:p>-0,58033984154463</text:p>
          </table:table-cell>
          <table:table-cell office:value-type="float" office:value="4.0331879258156" calcext:value-type="float">
            <text:p>4,0331879258156</text:p>
          </table:table-cell>
          <table:table-cell office:value-type="float" office:value="-114.92316434338" calcext:value-type="float">
            <text:p>-114,9231643433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72</text:p>
          </table:table-cell>
          <table:table-cell office:value-type="float" office:value="-1.5305905044079" calcext:value-type="float">
            <text:p>-1,5305905044079</text:p>
          </table:table-cell>
          <table:table-cell office:value-type="float" office:value="8.3390539884567" calcext:value-type="float">
            <text:p>8,3390539884567</text:p>
          </table:table-cell>
          <table:table-cell office:value-type="float" office:value="-10.683057414498" calcext:value-type="float">
            <text:p>-10,68305741449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83</text:p>
          </table:table-cell>
          <table:table-cell office:value-type="float" office:value="0.074916919693351" calcext:value-type="float">
            <text:p>0,074916919693351</text:p>
          </table:table-cell>
          <table:table-cell office:value-type="float" office:value="6.2578320503235" calcext:value-type="float">
            <text:p>6,2578320503235</text:p>
          </table:table-cell>
          <table:table-cell office:value-type="float" office:value="-67.813405565395" calcext:value-type="float">
            <text:p>-67,81340556539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94</text:p>
          </table:table-cell>
          <table:table-cell office:value-type="float" office:value="3.0106854438782" calcext:value-type="float">
            <text:p>3,0106854438782</text:p>
          </table:table-cell>
          <table:table-cell office:value-type="float" office:value="5.6119054555893" calcext:value-type="float">
            <text:p>5,6119054555893</text:p>
          </table:table-cell>
          <table:table-cell office:value-type="float" office:value="14.861631545292" calcext:value-type="float">
            <text:p>14,8616315452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05</text:p>
          </table:table-cell>
          <table:table-cell office:value-type="float" office:value="3.8013315200806" calcext:value-type="float">
            <text:p>3,8013315200806</text:p>
          </table:table-cell>
          <table:table-cell office:value-type="float" office:value="7.1548920869827" calcext:value-type="float">
            <text:p>7,1548920869827</text:p>
          </table:table-cell>
          <table:table-cell office:value-type="float" office:value="47.188103199005" calcext:value-type="float">
            <text:p>47,1881031990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16</text:p>
          </table:table-cell>
          <table:table-cell office:value-type="float" office:value="6.1834168434143" calcext:value-type="float">
            <text:p>6,1834168434143</text:p>
          </table:table-cell>
          <table:table-cell office:value-type="float" office:value="7.201589345932" calcext:value-type="float">
            <text:p>7,201589345932</text:p>
          </table:table-cell>
          <table:table-cell office:value-type="float" office:value="51.98246810087" calcext:value-type="float">
            <text:p>51,982468100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27</text:p>
          </table:table-cell>
          <table:table-cell office:value-type="float" office:value="8.8240909576416" calcext:value-type="float">
            <text:p>8,8240909576416</text:p>
          </table:table-cell>
          <table:table-cell office:value-type="float" office:value="7.0616489648819" calcext:value-type="float">
            <text:p>7,0616489648819</text:p>
          </table:table-cell>
          <table:table-cell office:value-type="float" office:value="-94.92255016497" calcext:value-type="float">
            <text:p>-94,922550164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38</text:p>
          </table:table-cell>
          <table:table-cell office:value-type="float" office:value="-1.0530934482813" calcext:value-type="float">
            <text:p>-1,0530934482813</text:p>
          </table:table-cell>
          <table:table-cell office:value-type="float" office:value="8.2602977752686" calcext:value-type="float">
            <text:p>8,2602977752686</text:p>
          </table:table-cell>
          <table:table-cell office:value-type="float" office:value="-11.046137969205" calcext:value-type="float">
            <text:p>-11,04613796920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49</text:p>
          </table:table-cell>
          <table:table-cell office:value-type="float" office:value="1.8235178291798" calcext:value-type="float">
            <text:p>1,8235178291798</text:p>
          </table:table-cell>
          <table:table-cell office:value-type="float" office:value="6.053718328476" calcext:value-type="float">
            <text:p>6,053718328476</text:p>
          </table:table-cell>
          <table:table-cell office:value-type="float" office:value="1.2219846367267" calcext:value-type="float">
            <text:p>1,22198463672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60</text:p>
          </table:table-cell>
          <table:table-cell office:value-type="float" office:value="1.3387574255466" calcext:value-type="float">
            <text:p>1,3387574255466</text:p>
          </table:table-cell>
          <table:table-cell office:value-type="float" office:value="7.0764482021332" calcext:value-type="float">
            <text:p>7,0764482021332</text:p>
          </table:table-cell>
          <table:table-cell office:value-type="float" office:value="147.21232766558" calcext:value-type="float">
            <text:p>147,2123276655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71</text:p>
          </table:table-cell>
          <table:table-cell office:value-type="float" office:value="3.0365401506424" calcext:value-type="float">
            <text:p>3,0365401506424</text:p>
          </table:table-cell>
          <table:table-cell office:value-type="float" office:value="7.9929006099701" calcext:value-type="float">
            <text:p>7,9929006099701</text:p>
          </table:table-cell>
          <table:table-cell office:value-type="float" office:value="27.372549483731" calcext:value-type="float">
            <text:p>27,3725494837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82</text:p>
          </table:table-cell>
          <table:table-cell office:value-type="float" office:value="0.30879398807883" calcext:value-type="float">
            <text:p>0,30879398807883</text:p>
          </table:table-cell>
          <table:table-cell office:value-type="float" office:value="7.4679934978485" calcext:value-type="float">
            <text:p>7,4679934978485</text:p>
          </table:table-cell>
          <table:table-cell office:value-type="float" office:value="-45.019617505894" calcext:value-type="float">
            <text:p>-45,0196175058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893</text:p>
          </table:table-cell>
          <table:table-cell office:value-type="float" office:value="6.2673246860504" calcext:value-type="float">
            <text:p>6,2673246860504</text:p>
          </table:table-cell>
          <table:table-cell office:value-type="float" office:value="9.3245208263397" calcext:value-type="float">
            <text:p>9,3245208263397</text:p>
          </table:table-cell>
          <table:table-cell office:value-type="float" office:value="109.23322522716" calcext:value-type="float">
            <text:p>109,233225227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04</text:p>
          </table:table-cell>
          <table:table-cell office:value-type="float" office:value="6.371842622757" calcext:value-type="float">
            <text:p>6,371842622757</text:p>
          </table:table-cell>
          <table:table-cell office:value-type="float" office:value="8.224042057991" calcext:value-type="float">
            <text:p>8,224042057991</text:p>
          </table:table-cell>
          <table:table-cell office:value-type="float" office:value="-139.87223206052" calcext:value-type="float">
            <text:p>-139,872232060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15</text:p>
          </table:table-cell>
          <table:table-cell office:value-type="float" office:value="0.1542049087584" calcext:value-type="float">
            <text:p>0,1542049087584</text:p>
          </table:table-cell>
          <table:table-cell office:value-type="float" office:value="8.8775205612183" calcext:value-type="float">
            <text:p>8,8775205612183</text:p>
          </table:table-cell>
          <table:table-cell office:value-type="float" office:value="-97.642590285866" calcext:value-type="float">
            <text:p>-97,6425902858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26</text:p>
          </table:table-cell>
          <table:table-cell office:value-type="float" office:value="2.3574063181877" calcext:value-type="float">
            <text:p>2,3574063181877</text:p>
          </table:table-cell>
          <table:table-cell office:value-type="float" office:value="9.4603282213211" calcext:value-type="float">
            <text:p>9,4603282213211</text:p>
          </table:table-cell>
          <table:table-cell office:value-type="float" office:value="33.716781883483" calcext:value-type="float">
            <text:p>33,71678188348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37</text:p>
          </table:table-cell>
          <table:table-cell office:value-type="float" office:value="2.8704369068146" calcext:value-type="float">
            <text:p>2,8704369068146</text:p>
          </table:table-cell>
          <table:table-cell office:value-type="float" office:value="9.6422016620636" calcext:value-type="float">
            <text:p>9,6422016620636</text:p>
          </table:table-cell>
          <table:table-cell office:value-type="float" office:value="69.945525971188" calcext:value-type="float">
            <text:p>69,9455259711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48</text:p>
          </table:table-cell>
          <table:table-cell office:value-type="float" office:value="3.1902369856834" calcext:value-type="float">
            <text:p>3,1902369856834</text:p>
          </table:table-cell>
          <table:table-cell office:value-type="float" office:value="10.587575435638" calcext:value-type="float">
            <text:p>10,587575435638</text:p>
          </table:table-cell>
          <table:table-cell office:value-type="float" office:value="-158.56370956275" calcext:value-type="float">
            <text:p>-158,563709562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59</text:p>
          </table:table-cell>
          <table:table-cell office:value-type="float" office:value="7.6123410463333" calcext:value-type="float">
            <text:p>7,6123410463333</text:p>
          </table:table-cell>
          <table:table-cell office:value-type="float" office:value="8.6828172206879" calcext:value-type="float">
            <text:p>8,6828172206879</text:p>
          </table:table-cell>
          <table:table-cell office:value-type="float" office:value="-130.01869134842" calcext:value-type="float">
            <text:p>-130,018691348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70</text:p>
          </table:table-cell>
          <table:table-cell office:value-type="float" office:value="5.5703943967819" calcext:value-type="float">
            <text:p>5,5703943967819</text:p>
          </table:table-cell>
          <table:table-cell office:value-type="float" office:value="6.1823129653931" calcext:value-type="float">
            <text:p>6,1823129653931</text:p>
          </table:table-cell>
          <table:table-cell office:value-type="float" office:value="78.312665034252" calcext:value-type="float">
            <text:p>78,3126650342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81</text:p>
          </table:table-cell>
          <table:table-cell office:value-type="float" office:value="8.5341036319733" calcext:value-type="float">
            <text:p>8,5341036319733</text:p>
          </table:table-cell>
          <table:table-cell office:value-type="float" office:value="9.9654948711395" calcext:value-type="float">
            <text:p>9,9654948711395</text:p>
          </table:table-cell>
          <table:table-cell office:value-type="float" office:value="-63.017287831398" calcext:value-type="float">
            <text:p>-63,0172878313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92</text:p>
          </table:table-cell>
          <table:table-cell office:value-type="float" office:value="1.5984380245209" calcext:value-type="float">
            <text:p>1,5984380245209</text:p>
          </table:table-cell>
          <table:table-cell office:value-type="float" office:value="9.5600968599319" calcext:value-type="float">
            <text:p>9,5600968599319</text:p>
          </table:table-cell>
          <table:table-cell office:value-type="float" office:value="26.405196280996" calcext:value-type="float">
            <text:p>26,4051962809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003</text:p>
          </table:table-cell>
          <table:table-cell office:value-type="float" office:value="3.3276328444481" calcext:value-type="float">
            <text:p>3,3276328444481</text:p>
          </table:table-cell>
          <table:table-cell office:value-type="float" office:value="9.7602736949921" calcext:value-type="float">
            <text:p>9,7602736949921</text:p>
          </table:table-cell>
          <table:table-cell office:value-type="float" office:value="-30.426866309658" calcext:value-type="float">
            <text:p>-30,4268663096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3.3025619387627" calcext:value-type="float">
            <text:p>3,3025619387627</text:p>
          </table:table-cell>
          <table:table-cell office:value-type="float" office:value="-0.58501452207565" calcext:value-type="float">
            <text:p>-0,58501452207565</text:p>
          </table:table-cell>
          <table:table-cell office:value-type="float" office:value="60.600361246972" calcext:value-type="float">
            <text:p>60,60036124697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64</text:p>
          </table:table-cell>
          <table:table-cell office:value-type="float" office:value="3.6478129029274" calcext:value-type="float">
            <text:p>3,6478129029274</text:p>
          </table:table-cell>
          <table:table-cell office:value-type="float" office:value="0.18531294539571" calcext:value-type="float">
            <text:p>0,18531294539571</text:p>
          </table:table-cell>
          <table:table-cell office:value-type="float" office:value="-137.45760158369" calcext:value-type="float">
            <text:p>-137,4576015836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75</text:p>
          </table:table-cell>
          <table:table-cell office:value-type="float" office:value="2.251395881176" calcext:value-type="float">
            <text:p>2,251395881176</text:p>
          </table:table-cell>
          <table:table-cell office:value-type="float" office:value="-0.46973090618849" calcext:value-type="float">
            <text:p>-0,46973090618849</text:p>
          </table:table-cell>
          <table:table-cell office:value-type="float" office:value="-160.80122540711" calcext:value-type="float">
            <text:p>-160,801225407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86</text:p>
          </table:table-cell>
          <table:table-cell office:value-type="float" office:value="2.4451553821564" calcext:value-type="float">
            <text:p>2,4451553821564</text:p>
          </table:table-cell>
          <table:table-cell office:value-type="float" office:value="0.10208965279162" calcext:value-type="float">
            <text:p>0,10208965279162</text:p>
          </table:table-cell>
          <table:table-cell office:value-type="float" office:value="-160.15805560312" calcext:value-type="float">
            <text:p>-160,158055603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97</text:p>
          </table:table-cell>
          <table:table-cell office:value-type="float" office:value="7.2276747226715" calcext:value-type="float">
            <text:p>7,2276747226715</text:p>
          </table:table-cell>
          <table:table-cell office:value-type="float" office:value="-0.44703111052513" calcext:value-type="float">
            <text:p>-0,44703111052513</text:p>
          </table:table-cell>
          <table:table-cell office:value-type="float" office:value="-177.87744588913" calcext:value-type="float">
            <text:p>-177,877445889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08</text:p>
          </table:table-cell>
          <table:table-cell office:value-type="float" office:value="8.8239800930023" calcext:value-type="float">
            <text:p>8,8239800930023</text:p>
          </table:table-cell>
          <table:table-cell office:value-type="float" office:value="-0.21678796038032" calcext:value-type="float">
            <text:p>-0,21678796038032</text:p>
          </table:table-cell>
          <table:table-cell office:value-type="float" office:value="146.22862323834" calcext:value-type="float">
            <text:p>146,228623238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19</text:p>
          </table:table-cell>
          <table:table-cell office:value-type="float" office:value="7.5161987543106" calcext:value-type="float">
            <text:p>7,5161987543106</text:p>
          </table:table-cell>
          <table:table-cell office:value-type="float" office:value="1.1905374377966" calcext:value-type="float">
            <text:p>1,1905374377966</text:p>
          </table:table-cell>
          <table:table-cell office:value-type="float" office:value="74.404143224097" calcext:value-type="float">
            <text:p>74,4041432240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30</text:p>
          </table:table-cell>
          <table:table-cell office:value-type="float" office:value="-1.3518956303596" calcext:value-type="float">
            <text:p>-1,3518956303596</text:p>
          </table:table-cell>
          <table:table-cell office:value-type="float" office:value="2.4287159740925" calcext:value-type="float">
            <text:p>2,4287159740925</text:p>
          </table:table-cell>
          <table:table-cell office:value-type="float" office:value="120.62165236018" calcext:value-type="float">
            <text:p>120,621652360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41</text:p>
          </table:table-cell>
          <table:table-cell office:value-type="float" office:value="-0.67286156117916" calcext:value-type="float">
            <text:p>-0,67286156117916</text:p>
          </table:table-cell>
          <table:table-cell office:value-type="float" office:value="3.1844818592072" calcext:value-type="float">
            <text:p>3,1844818592072</text:p>
          </table:table-cell>
          <table:table-cell office:value-type="float" office:value="125.68152178625" calcext:value-type="float">
            <text:p>125,681521786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52</text:p>
          </table:table-cell>
          <table:table-cell office:value-type="float" office:value="4.934446811676" calcext:value-type="float">
            <text:p>4,934446811676</text:p>
          </table:table-cell>
          <table:table-cell office:value-type="float" office:value="0.20970534533262" calcext:value-type="float">
            <text:p>0,20970534533262</text:p>
          </table:table-cell>
          <table:table-cell office:value-type="float" office:value="-50.699695660051" calcext:value-type="float">
            <text:p>-50,69969566005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63</text:p>
          </table:table-cell>
          <table:table-cell office:value-type="float" office:value="2.7077358961105" calcext:value-type="float">
            <text:p>2,7077358961105</text:p>
          </table:table-cell>
          <table:table-cell office:value-type="float" office:value="3.8704386353493" calcext:value-type="float">
            <text:p>3,8704386353493</text:p>
          </table:table-cell>
          <table:table-cell office:value-type="float" office:value="-63.602494586046" calcext:value-type="float">
            <text:p>-63,6024945860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74</text:p>
          </table:table-cell>
          <table:table-cell office:value-type="float" office:value="6.1887216567993" calcext:value-type="float">
            <text:p>6,1887216567993</text:p>
          </table:table-cell>
          <table:table-cell office:value-type="float" office:value="1.7267400026321" calcext:value-type="float">
            <text:p>1,7267400026321</text:p>
          </table:table-cell>
          <table:table-cell office:value-type="float" office:value="-162.24024250249" calcext:value-type="float">
            <text:p>-162,2402425024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85</text:p>
          </table:table-cell>
          <table:table-cell office:value-type="float" office:value="7.8032529354095" calcext:value-type="float">
            <text:p>7,8032529354095</text:p>
          </table:table-cell>
          <table:table-cell office:value-type="float" office:value="1.8698319792747" calcext:value-type="float">
            <text:p>1,8698319792747</text:p>
          </table:table-cell>
          <table:table-cell office:value-type="float" office:value="-159.67231950942" calcext:value-type="float">
            <text:p>-159,672319509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96</text:p>
          </table:table-cell>
          <table:table-cell office:value-type="float" office:value="10.085035562515" calcext:value-type="float">
            <text:p>10,085035562515</text:p>
          </table:table-cell>
          <table:table-cell office:value-type="float" office:value="4.2336583137512" calcext:value-type="float">
            <text:p>4,2336583137512</text:p>
          </table:table-cell>
          <table:table-cell office:value-type="float" office:value="-145.8848494633" calcext:value-type="float">
            <text:p>-145,88484946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07</text:p>
          </table:table-cell>
          <table:table-cell office:value-type="float" office:value="0.22362735122442" calcext:value-type="float">
            <text:p>0,22362735122442</text:p>
          </table:table-cell>
          <table:table-cell office:value-type="float" office:value="5.1071590185165" calcext:value-type="float">
            <text:p>5,1071590185165</text:p>
          </table:table-cell>
          <table:table-cell office:value-type="float" office:value="74.645371194098" calcext:value-type="float">
            <text:p>74,6453711940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18</text:p>
          </table:table-cell>
          <table:table-cell office:value-type="float" office:value="-0.87471440434456" calcext:value-type="float">
            <text:p>-0,87471440434456</text:p>
          </table:table-cell>
          <table:table-cell office:value-type="float" office:value="0.56447021663189" calcext:value-type="float">
            <text:p>0,56447021663189</text:p>
          </table:table-cell>
          <table:table-cell office:value-type="float" office:value="55.273801657804" calcext:value-type="float">
            <text:p>55,2738016578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29</text:p>
          </table:table-cell>
          <table:table-cell office:value-type="float" office:value="1.3073226809502" calcext:value-type="float">
            <text:p>1,3073226809502</text:p>
          </table:table-cell>
          <table:table-cell office:value-type="float" office:value="4.141186773777" calcext:value-type="float">
            <text:p>4,141186773777</text:p>
          </table:table-cell>
          <table:table-cell office:value-type="float" office:value="-162.88487470833" calcext:value-type="float">
            <text:p>-162,8848747083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40</text:p>
          </table:table-cell>
          <table:table-cell office:value-type="float" office:value="6.4975076913834" calcext:value-type="float">
            <text:p>6,4975076913834</text:p>
          </table:table-cell>
          <table:table-cell office:value-type="float" office:value="2.0989513397217" calcext:value-type="float">
            <text:p>2,0989513397217</text:p>
          </table:table-cell>
          <table:table-cell office:value-type="float" office:value="-32.512316278591" calcext:value-type="float">
            <text:p>-32,5123162785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51</text:p>
          </table:table-cell>
          <table:table-cell office:value-type="float" office:value="6.0157281160355" calcext:value-type="float">
            <text:p>6,0157281160355</text:p>
          </table:table-cell>
          <table:table-cell office:value-type="float" office:value="1.0234422981739" calcext:value-type="float">
            <text:p>1,0234422981739</text:p>
          </table:table-cell>
          <table:table-cell office:value-type="float" office:value="171.21199589626" calcext:value-type="float">
            <text:p>171,211995896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62</text:p>
          </table:table-cell>
          <table:table-cell office:value-type="float" office:value="6.5911638736725" calcext:value-type="float">
            <text:p>6,5911638736725</text:p>
          </table:table-cell>
          <table:table-cell office:value-type="float" office:value="3.3670061826706" calcext:value-type="float">
            <text:p>3,3670061826706</text:p>
          </table:table-cell>
          <table:table-cell office:value-type="float" office:value="-132.67836297394" calcext:value-type="float">
            <text:p>-132,6783629739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73</text:p>
          </table:table-cell>
          <table:table-cell office:value-type="float" office:value="9.6240377426147" calcext:value-type="float">
            <text:p>9,6240377426147</text:p>
          </table:table-cell>
          <table:table-cell office:value-type="float" office:value="1.0828064382076" calcext:value-type="float">
            <text:p>1,0828064382076</text:p>
          </table:table-cell>
          <table:table-cell office:value-type="float" office:value="-166.37439788527" calcext:value-type="float">
            <text:p>-166,374397885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84</text:p>
          </table:table-cell>
          <table:table-cell office:value-type="float" office:value="-0.32100986689329" calcext:value-type="float">
            <text:p>-0,32100986689329</text:p>
          </table:table-cell>
          <table:table-cell office:value-type="float" office:value="5.1800382137299" calcext:value-type="float">
            <text:p>5,1800382137299</text:p>
          </table:table-cell>
          <table:table-cell office:value-type="float" office:value="142.06202166855" calcext:value-type="float">
            <text:p>142,0620216685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95</text:p>
          </table:table-cell>
          <table:table-cell office:value-type="float" office:value="1.5738591551781" calcext:value-type="float">
            <text:p>1,5738591551781</text:p>
          </table:table-cell>
          <table:table-cell office:value-type="float" office:value="4.8562216758728" calcext:value-type="float">
            <text:p>4,8562216758728</text:p>
          </table:table-cell>
          <table:table-cell office:value-type="float" office:value="-135.67267861336" calcext:value-type="float">
            <text:p>-135,6726786133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06</text:p>
          </table:table-cell>
          <table:table-cell office:value-type="float" office:value="0.54478745907545" calcext:value-type="float">
            <text:p>0,54478745907545</text:p>
          </table:table-cell>
          <table:table-cell office:value-type="float" office:value="5.3227382898331" calcext:value-type="float">
            <text:p>5,3227382898331</text:p>
          </table:table-cell>
          <table:table-cell office:value-type="float" office:value="88.112848579504" calcext:value-type="float">
            <text:p>88,11284857950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17</text:p>
          </table:table-cell>
          <table:table-cell office:value-type="float" office:value="5.875700712204" calcext:value-type="float">
            <text:p>5,875700712204</text:p>
          </table:table-cell>
          <table:table-cell office:value-type="float" office:value="3.6422297358513" calcext:value-type="float">
            <text:p>3,6422297358513</text:p>
          </table:table-cell>
          <table:table-cell office:value-type="float" office:value="-131.59814002408" calcext:value-type="float">
            <text:p>-131,5981400240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28</text:p>
          </table:table-cell>
          <table:table-cell office:value-type="float" office:value="8.0500078201294" calcext:value-type="float">
            <text:p>8,0500078201294</text:p>
          </table:table-cell>
          <table:table-cell office:value-type="float" office:value="3.4652709960938" calcext:value-type="float">
            <text:p>3,4652709960938</text:p>
          </table:table-cell>
          <table:table-cell office:value-type="float" office:value="-97.699289109297" calcext:value-type="float">
            <text:p>-97,6992891092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39</text:p>
          </table:table-cell>
          <table:table-cell office:value-type="float" office:value="10.057351589203" calcext:value-type="float">
            <text:p>10,057351589203</text:p>
          </table:table-cell>
          <table:table-cell office:value-type="float" office:value="3.3720642328262" calcext:value-type="float">
            <text:p>3,3720642328262</text:p>
          </table:table-cell>
          <table:table-cell office:value-type="float" office:value="178.89868074162" calcext:value-type="float">
            <text:p>178,8986807416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50</text:p>
          </table:table-cell>
          <table:table-cell office:value-type="float" office:value="8.7394398450851" calcext:value-type="float">
            <text:p>8,7394398450851</text:p>
          </table:table-cell>
          <table:table-cell office:value-type="float" office:value="5.4529404640198" calcext:value-type="float">
            <text:p>5,4529404640198</text:p>
          </table:table-cell>
          <table:table-cell office:value-type="float" office:value="148.94813033426" calcext:value-type="float">
            <text:p>148,9481303342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61</text:p>
          </table:table-cell>
          <table:table-cell office:value-type="float" office:value="-0.36749638617039" calcext:value-type="float">
            <text:p>-0,36749638617039</text:p>
          </table:table-cell>
          <table:table-cell office:value-type="float" office:value="3.9693829417229" calcext:value-type="float">
            <text:p>3,9693829417229</text:p>
          </table:table-cell>
          <table:table-cell office:value-type="float" office:value="154.48117559882" calcext:value-type="float">
            <text:p>154,4811755988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72</text:p>
          </table:table-cell>
          <table:table-cell office:value-type="float" office:value="-1.5341514348984" calcext:value-type="float">
            <text:p>-1,5341514348984</text:p>
          </table:table-cell>
          <table:table-cell office:value-type="float" office:value="8.3441293239594" calcext:value-type="float">
            <text:p>8,3441293239594</text:p>
          </table:table-cell>
          <table:table-cell office:value-type="float" office:value="-36.575384580406" calcext:value-type="float">
            <text:p>-36,57538458040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83</text:p>
          </table:table-cell>
          <table:table-cell office:value-type="float" office:value="-0.074016726575792" calcext:value-type="float">
            <text:p>-0,074016726575792</text:p>
          </table:table-cell>
          <table:table-cell office:value-type="float" office:value="6.6266912221909" calcext:value-type="float">
            <text:p>6,6266912221909</text:p>
          </table:table-cell>
          <table:table-cell office:value-type="float" office:value="-67.806141391681" calcext:value-type="float">
            <text:p>-67,80614139168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94</text:p>
          </table:table-cell>
          <table:table-cell office:value-type="float" office:value="2.7334305644035" calcext:value-type="float">
            <text:p>2,7334305644035</text:p>
          </table:table-cell>
          <table:table-cell office:value-type="float" office:value="5.7225334644318" calcext:value-type="float">
            <text:p>5,7225334644318</text:p>
          </table:table-cell>
          <table:table-cell office:value-type="float" office:value="-30.516523844118" calcext:value-type="float">
            <text:p>-30,5165238441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05</text:p>
          </table:table-cell>
          <table:table-cell office:value-type="float" office:value="3.5500797629356" calcext:value-type="float">
            <text:p>3,5500797629356</text:p>
          </table:table-cell>
          <table:table-cell office:value-type="float" office:value="6.8698751926422" calcext:value-type="float">
            <text:p>6,8698751926422</text:p>
          </table:table-cell>
          <table:table-cell office:value-type="float" office:value="52.006122792602" calcext:value-type="float">
            <text:p>52,0061227926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16</text:p>
          </table:table-cell>
          <table:table-cell office:value-type="float" office:value="6.0913628339767" calcext:value-type="float">
            <text:p>6,0913628339767</text:p>
          </table:table-cell>
          <table:table-cell office:value-type="float" office:value="6.965371966362" calcext:value-type="float">
            <text:p>6,965371966362</text:p>
          </table:table-cell>
          <table:table-cell office:value-type="float" office:value="71.517047608734" calcext:value-type="float">
            <text:p>71,5170476087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27</text:p>
          </table:table-cell>
          <table:table-cell office:value-type="float" office:value="8.804834485054" calcext:value-type="float">
            <text:p>8,804834485054</text:p>
          </table:table-cell>
          <table:table-cell office:value-type="float" office:value="7.1386867761612" calcext:value-type="float">
            <text:p>7,1386867761612</text:p>
          </table:table-cell>
          <table:table-cell office:value-type="float" office:value="-83.582013275973" calcext:value-type="float">
            <text:p>-83,5820132759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38</text:p>
          </table:table-cell>
          <table:table-cell office:value-type="float" office:value="-1.2765362858772" calcext:value-type="float">
            <text:p>-1,2765362858772</text:p>
          </table:table-cell>
          <table:table-cell office:value-type="float" office:value="8.138182759285" calcext:value-type="float">
            <text:p>8,138182759285</text:p>
          </table:table-cell>
          <table:table-cell office:value-type="float" office:value="31.803922668384" calcext:value-type="float">
            <text:p>31,80392266838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49</text:p>
          </table:table-cell>
          <table:table-cell office:value-type="float" office:value="1.5357145667076" calcext:value-type="float">
            <text:p>1,5357145667076</text:p>
          </table:table-cell>
          <table:table-cell office:value-type="float" office:value="6.1567324399948" calcext:value-type="float">
            <text:p>6,1567324399948</text:p>
          </table:table-cell>
          <table:table-cell office:value-type="float" office:value="-18.707589548864" calcext:value-type="float">
            <text:p>-18,7075895488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60</text:p>
          </table:table-cell>
          <table:table-cell office:value-type="float" office:value="1.6725589334965" calcext:value-type="float">
            <text:p>1,6725589334965</text:p>
          </table:table-cell>
          <table:table-cell office:value-type="float" office:value="6.8609476089478" calcext:value-type="float">
            <text:p>6,8609476089478</text:p>
          </table:table-cell>
          <table:table-cell office:value-type="float" office:value="147.2303138417" calcext:value-type="float">
            <text:p>147,230313841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71</text:p>
          </table:table-cell>
          <table:table-cell office:value-type="float" office:value="2.7004498243332" calcext:value-type="float">
            <text:p>2,7004498243332</text:p>
          </table:table-cell>
          <table:table-cell office:value-type="float" office:value="7.8240209817886" calcext:value-type="float">
            <text:p>7,8240209817886</text:p>
          </table:table-cell>
          <table:table-cell office:value-type="float" office:value="25.148342179645" calcext:value-type="float">
            <text:p>25,1483421796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82</text:p>
          </table:table-cell>
          <table:table-cell office:value-type="float" office:value="0.027285371907055" calcext:value-type="float">
            <text:p>0,027285371907055</text:p>
          </table:table-cell>
          <table:table-cell office:value-type="float" office:value="7.7492892742157" calcext:value-type="float">
            <text:p>7,7492892742157</text:p>
          </table:table-cell>
          <table:table-cell office:value-type="float" office:value="-45.038980663202" calcext:value-type="float">
            <text:p>-45,0389806632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893</text:p>
          </table:table-cell>
          <table:table-cell office:value-type="float" office:value="6.2130606174469" calcext:value-type="float">
            <text:p>6,2130606174469</text:p>
          </table:table-cell>
          <table:table-cell office:value-type="float" office:value="9.0216618776321" calcext:value-type="float">
            <text:p>9,0216618776321</text:p>
          </table:table-cell>
          <table:table-cell office:value-type="float" office:value="74.906177581496" calcext:value-type="float">
            <text:p>74,9061775814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04</text:p>
          </table:table-cell>
          <table:table-cell office:value-type="float" office:value="6.4947140216827" calcext:value-type="float">
            <text:p>6,4947140216827</text:p>
          </table:table-cell>
          <table:table-cell office:value-type="float" office:value="8.5129249095917" calcext:value-type="float">
            <text:p>8,5129249095917</text:p>
          </table:table-cell>
          <table:table-cell office:value-type="float" office:value="-108.64692508795" calcext:value-type="float">
            <text:p>-108,646925087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15</text:p>
          </table:table-cell>
          <table:table-cell office:value-type="float" office:value="0.17086748033762" calcext:value-type="float">
            <text:p>0,17086748033762</text:p>
          </table:table-cell>
          <table:table-cell office:value-type="float" office:value="9.2328298091888" calcext:value-type="float">
            <text:p>9,2328298091888</text:p>
          </table:table-cell>
          <table:table-cell office:value-type="float" office:value="-89.137151742437" calcext:value-type="float">
            <text:p>-89,1371517424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26</text:p>
          </table:table-cell>
          <table:table-cell office:value-type="float" office:value="2.2642628848553" calcext:value-type="float">
            <text:p>2,2642628848553</text:p>
          </table:table-cell>
          <table:table-cell office:value-type="float" office:value="9.1369086503983" calcext:value-type="float">
            <text:p>9,1369086503983</text:p>
          </table:table-cell>
          <table:table-cell office:value-type="float" office:value="68.536870798488" calcext:value-type="float">
            <text:p>68,53687079848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37</text:p>
          </table:table-cell>
          <table:table-cell office:value-type="float" office:value="2.9722824692726" calcext:value-type="float">
            <text:p>2,9722824692726</text:p>
          </table:table-cell>
          <table:table-cell office:value-type="float" office:value="9.4016349315643" calcext:value-type="float">
            <text:p>9,4016349315643</text:p>
          </table:table-cell>
          <table:table-cell office:value-type="float" office:value="119.81670264226" calcext:value-type="float">
            <text:p>119,816702642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48</text:p>
          </table:table-cell>
          <table:table-cell office:value-type="float" office:value="3.381359577179" calcext:value-type="float">
            <text:p>3,381359577179</text:p>
          </table:table-cell>
          <table:table-cell office:value-type="float" office:value="10.558857917786" calcext:value-type="float">
            <text:p>10,558857917786</text:p>
          </table:table-cell>
          <table:table-cell office:value-type="float" office:value="166.29418446" calcext:value-type="float">
            <text:p>166,294184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59</text:p>
          </table:table-cell>
          <table:table-cell office:value-type="float" office:value="7.7169400453568" calcext:value-type="float">
            <text:p>7,7169400453568</text:p>
          </table:table-cell>
          <table:table-cell office:value-type="float" office:value="8.8811862468719" calcext:value-type="float">
            <text:p>8,8811862468719</text:p>
          </table:table-cell>
          <table:table-cell office:value-type="float" office:value="-120.50843238831" calcext:value-type="float">
            <text:p>-120,508432388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70</text:p>
          </table:table-cell>
          <table:table-cell office:value-type="float" office:value="5.6956458091736" calcext:value-type="float">
            <text:p>5,6956458091736</text:p>
          </table:table-cell>
          <table:table-cell office:value-type="float" office:value="5.9119415283203" calcext:value-type="float">
            <text:p>5,9119415283203</text:p>
          </table:table-cell>
          <table:table-cell office:value-type="float" office:value="123.65426379404" calcext:value-type="float">
            <text:p>123,654263794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81</text:p>
          </table:table-cell>
          <table:table-cell office:value-type="float" office:value="8.6320888996124" calcext:value-type="float">
            <text:p>8,6320888996124</text:p>
          </table:table-cell>
          <table:table-cell office:value-type="float" office:value="10.222378969193" calcext:value-type="float">
            <text:p>10,222378969193</text:p>
          </table:table-cell>
          <table:table-cell office:value-type="float" office:value="-120.60184843221" calcext:value-type="float">
            <text:p>-120,601848432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92</text:p>
          </table:table-cell>
          <table:table-cell office:value-type="float" office:value="1.2422391027212" calcext:value-type="float">
            <text:p>1,2422391027212</text:p>
          </table:table-cell>
          <table:table-cell office:value-type="float" office:value="9.3838596343994" calcext:value-type="float">
            <text:p>9,3838596343994</text:p>
          </table:table-cell>
          <table:table-cell office:value-type="float" office:value="26.398957155313" calcext:value-type="float">
            <text:p>26,3989571553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003</text:p>
          </table:table-cell>
          <table:table-cell office:value-type="float" office:value="3.2109874486923" calcext:value-type="float">
            <text:p>3,2109874486923</text:p>
          </table:table-cell>
          <table:table-cell office:value-type="float" office:value="9.6159553527832" calcext:value-type="float">
            <text:p>9,6159553527832</text:p>
          </table:table-cell>
          <table:table-cell office:value-type="float" office:value="58.621013999745" calcext:value-type="float">
            <text:p>58,6210139997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3.0314835906029" calcext:value-type="float">
            <text:p>3,0314835906029</text:p>
          </table:table-cell>
          <table:table-cell office:value-type="float" office:value="-0.58500785380602" calcext:value-type="float">
            <text:p>-0,58500785380602</text:p>
          </table:table-cell>
          <table:table-cell office:value-type="float" office:value="19.316003390938" calcext:value-type="float">
            <text:p>19,3160033909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64</text:p>
          </table:table-cell>
          <table:table-cell office:value-type="float" office:value="3.9677473902702" calcext:value-type="float">
            <text:p>3,9677473902702</text:p>
          </table:table-cell>
          <table:table-cell office:value-type="float" office:value="0.14938573352993" calcext:value-type="float">
            <text:p>0,14938573352993</text:p>
          </table:table-cell>
          <table:table-cell office:value-type="float" office:value="178.81551517802" calcext:value-type="float">
            <text:p>178,8155151780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75</text:p>
          </table:table-cell>
          <table:table-cell office:value-type="float" office:value="2.4503020942211" calcext:value-type="float">
            <text:p>2,4503020942211</text:p>
          </table:table-cell>
          <table:table-cell office:value-type="float" office:value="-0.4807885736227" calcext:value-type="float">
            <text:p>-0,4807885736227</text:p>
          </table:table-cell>
          <table:table-cell office:value-type="float" office:value="154.7933642272" calcext:value-type="float">
            <text:p>154,793364227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86</text:p>
          </table:table-cell>
          <table:table-cell office:value-type="float" office:value="2.6432770490646" calcext:value-type="float">
            <text:p>2,6432770490646</text:p>
          </table:table-cell>
          <table:table-cell office:value-type="float" office:value="0.093330722302198" calcext:value-type="float">
            <text:p>0,093330722302198</text:p>
          </table:table-cell>
          <table:table-cell office:value-type="float" office:value="-159.15498460174" calcext:value-type="float">
            <text:p>-159,154984601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97</text:p>
          </table:table-cell>
          <table:table-cell office:value-type="float" office:value="7.58405148983" calcext:value-type="float">
            <text:p>7,58405148983</text:p>
          </table:table-cell>
          <table:table-cell office:value-type="float" office:value="-0.4978396371007" calcext:value-type="float">
            <text:p>-0,4978396371007</text:p>
          </table:table-cell>
          <table:table-cell office:value-type="float" office:value="168.72112918052" calcext:value-type="float">
            <text:p>168,721129180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08</text:p>
          </table:table-cell>
          <table:table-cell office:value-type="float" office:value="9.0505534410477" calcext:value-type="float">
            <text:p>9,0505534410477</text:p>
          </table:table-cell>
          <table:table-cell office:value-type="float" office:value="-0.051609235815704" calcext:value-type="float">
            <text:p>-0,051609235815704</text:p>
          </table:table-cell>
          <table:table-cell office:value-type="float" office:value="155.47626489287" calcext:value-type="float">
            <text:p>155,4762648928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19</text:p>
          </table:table-cell>
          <table:table-cell office:value-type="float" office:value="7.7142894268036" calcext:value-type="float">
            <text:p>7,7142894268036</text:p>
          </table:table-cell>
          <table:table-cell office:value-type="float" office:value="0.95434203743935" calcext:value-type="float">
            <text:p>0,95434203743935</text:p>
          </table:table-cell>
          <table:table-cell office:value-type="float" office:value="125.05167760667" calcext:value-type="float">
            <text:p>125,051677606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30</text:p>
          </table:table-cell>
          <table:table-cell office:value-type="float" office:value="-1.2833771109581" calcext:value-type="float">
            <text:p>-1,2833771109581</text:p>
          </table:table-cell>
          <table:table-cell office:value-type="float" office:value="2.2887215018272" calcext:value-type="float">
            <text:p>2,2887215018272</text:p>
          </table:table-cell>
          <table:table-cell office:value-type="float" office:value="116.50324171516" calcext:value-type="float">
            <text:p>116,503241715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41</text:p>
          </table:table-cell>
          <table:table-cell office:value-type="float" office:value="-0.38610033690929" calcext:value-type="float">
            <text:p>-0,38610033690929</text:p>
          </table:table-cell>
          <table:table-cell office:value-type="float" office:value="3.1053525209427" calcext:value-type="float">
            <text:p>3,1053525209427</text:p>
          </table:table-cell>
          <table:table-cell office:value-type="float" office:value="150.24901195696" calcext:value-type="float">
            <text:p>150,2490119569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52</text:p>
          </table:table-cell>
          <table:table-cell office:value-type="float" office:value="4.6946734189987" calcext:value-type="float">
            <text:p>4,6946734189987</text:p>
          </table:table-cell>
          <table:table-cell office:value-type="float" office:value="0.52094738930464" calcext:value-type="float">
            <text:p>0,52094738930464</text:p>
          </table:table-cell>
          <table:table-cell office:value-type="float" office:value="-52.985720194069" calcext:value-type="float">
            <text:p>-52,9857201940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63</text:p>
          </table:table-cell>
          <table:table-cell office:value-type="float" office:value="2.606914639473" calcext:value-type="float">
            <text:p>2,606914639473</text:p>
          </table:table-cell>
          <table:table-cell office:value-type="float" office:value="4.2141795158386" calcext:value-type="float">
            <text:p>4,2141795158386</text:p>
          </table:table-cell>
          <table:table-cell office:value-type="float" office:value="-75.739425458726" calcext:value-type="float">
            <text:p>-75,7394254587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74</text:p>
          </table:table-cell>
          <table:table-cell office:value-type="float" office:value="6.1539506912231" calcext:value-type="float">
            <text:p>6,1539506912231</text:p>
          </table:table-cell>
          <table:table-cell office:value-type="float" office:value="1.9497320055962" calcext:value-type="float">
            <text:p>1,9497320055962</text:p>
          </table:table-cell>
          <table:table-cell office:value-type="float" office:value="-72.270362240494" calcext:value-type="float">
            <text:p>-72,27036224049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85</text:p>
          </table:table-cell>
          <table:table-cell office:value-type="float" office:value="8.1766366958618" calcext:value-type="float">
            <text:p>8,1766366958618</text:p>
          </table:table-cell>
          <table:table-cell office:value-type="float" office:value="2.0077514648438" calcext:value-type="float">
            <text:p>2,0077514648438</text:p>
          </table:table-cell>
          <table:table-cell office:value-type="float" office:value="-159.68460641849" calcext:value-type="float">
            <text:p>-159,684606418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96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4.4710579514503" calcext:value-type="float">
            <text:p>4,4710579514503</text:p>
          </table:table-cell>
          <table:table-cell office:value-type="float" office:value="-145.52451091208" calcext:value-type="float">
            <text:p>-145,5245109120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07</text:p>
          </table:table-cell>
          <table:table-cell office:value-type="float" office:value="0.0022128615819383" calcext:value-type="float">
            <text:p>0,0022128615819383</text:p>
          </table:table-cell>
          <table:table-cell office:value-type="float" office:value="5.1271879673004" calcext:value-type="float">
            <text:p>5,1271879673004</text:p>
          </table:table-cell>
          <table:table-cell office:value-type="float" office:value="-15.056626432261" calcext:value-type="float">
            <text:p>-15,05662643226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18</text:p>
          </table:table-cell>
          <table:table-cell office:value-type="float" office:value="-0.99397048354149" calcext:value-type="float">
            <text:p>-0,99397048354149</text:p>
          </table:table-cell>
          <table:table-cell office:value-type="float" office:value="0.23111233487725" calcext:value-type="float">
            <text:p>0,23111233487725</text:p>
          </table:table-cell>
          <table:table-cell office:value-type="float" office:value="74.778688941032" calcext:value-type="float">
            <text:p>74,7786889410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29</text:p>
          </table:table-cell>
          <table:table-cell office:value-type="float" office:value="1.5015260875225" calcext:value-type="float">
            <text:p>1,5015260875225</text:p>
          </table:table-cell>
          <table:table-cell office:value-type="float" office:value="4.4201382994652" calcext:value-type="float">
            <text:p>4,4201382994652</text:p>
          </table:table-cell>
          <table:table-cell office:value-type="float" office:value="-130.16387915156" calcext:value-type="float">
            <text:p>-130,1638791515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40</text:p>
          </table:table-cell>
          <table:table-cell office:value-type="float" office:value="6.5895873308182" calcext:value-type="float">
            <text:p>6,5895873308182</text:p>
          </table:table-cell>
          <table:table-cell office:value-type="float" office:value="2.3012343049049" calcext:value-type="float">
            <text:p>2,3012343049049</text:p>
          </table:table-cell>
          <table:table-cell office:value-type="float" office:value="-123.27927388963" calcext:value-type="float">
            <text:p>-123,279273889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51</text:p>
          </table:table-cell>
          <table:table-cell office:value-type="float" office:value="6.243736743927" calcext:value-type="float">
            <text:p>6,243736743927</text:p>
          </table:table-cell>
          <table:table-cell office:value-type="float" office:value="1.2407825887203" calcext:value-type="float">
            <text:p>1,2407825887203</text:p>
          </table:table-cell>
          <table:table-cell office:value-type="float" office:value="-141.65837142118" calcext:value-type="float">
            <text:p>-141,658371421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62</text:p>
          </table:table-cell>
          <table:table-cell office:value-type="float" office:value="6.6530686616898" calcext:value-type="float">
            <text:p>6,6530686616898</text:p>
          </table:table-cell>
          <table:table-cell office:value-type="float" office:value="3.6724668741226" calcext:value-type="float">
            <text:p>3,6724668741226</text:p>
          </table:table-cell>
          <table:table-cell office:value-type="float" office:value="-93.658112416601" calcext:value-type="float">
            <text:p>-93,6581124166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73</text:p>
          </table:table-cell>
          <table:table-cell office:value-type="float" office:value="9.9803018569946" calcext:value-type="float">
            <text:p>9,9803018569946</text:p>
          </table:table-cell>
          <table:table-cell office:value-type="float" office:value="1.1666772514582" calcext:value-type="float">
            <text:p>1,1666772514582</text:p>
          </table:table-cell>
          <table:table-cell office:value-type="float" office:value="-166.89732272154" calcext:value-type="float">
            <text:p>-166,897322721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84</text:p>
          </table:table-cell>
          <table:table-cell office:value-type="float" office:value="-0.43159827589989" calcext:value-type="float">
            <text:p>-0,43159827589989</text:p>
          </table:table-cell>
          <table:table-cell office:value-type="float" office:value="4.987465441227" calcext:value-type="float">
            <text:p>4,987465441227</text:p>
          </table:table-cell>
          <table:table-cell office:value-type="float" office:value="51.341249304972" calcext:value-type="float">
            <text:p>51,34124930497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95</text:p>
          </table:table-cell>
          <table:table-cell office:value-type="float" office:value="1.9113129377365" calcext:value-type="float">
            <text:p>1,9113129377365</text:p>
          </table:table-cell>
          <table:table-cell office:value-type="float" office:value="4.8856288194656" calcext:value-type="float">
            <text:p>4,8856288194656</text:p>
          </table:table-cell>
          <table:table-cell office:value-type="float" office:value="-169.78179421394" calcext:value-type="float">
            <text:p>-169,781794213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06</text:p>
          </table:table-cell>
          <table:table-cell office:value-type="float" office:value="0.7633076608181" calcext:value-type="float">
            <text:p>0,7633076608181</text:p>
          </table:table-cell>
          <table:table-cell office:value-type="float" office:value="5.2830904722214" calcext:value-type="float">
            <text:p>5,2830904722214</text:p>
          </table:table-cell>
          <table:table-cell office:value-type="float" office:value="178.81577485686" calcext:value-type="float">
            <text:p>178,8157748568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17</text:p>
          </table:table-cell>
          <table:table-cell office:value-type="float" office:value="5.9512007236481" calcext:value-type="float">
            <text:p>5,9512007236481</text:p>
          </table:table-cell>
          <table:table-cell office:value-type="float" office:value="3.9613682031631" calcext:value-type="float">
            <text:p>3,9613682031631</text:p>
          </table:table-cell>
          <table:table-cell office:value-type="float" office:value="-98.930925320668" calcext:value-type="float">
            <text:p>-98,93092532066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28</text:p>
          </table:table-cell>
          <table:table-cell office:value-type="float" office:value="8.1241118907928" calcext:value-type="float">
            <text:p>8,1241118907928</text:p>
          </table:table-cell>
          <table:table-cell office:value-type="float" office:value="3.6730772256851" calcext:value-type="float">
            <text:p>3,6730772256851</text:p>
          </table:table-cell>
          <table:table-cell office:value-type="float" office:value="-104.6129784007" calcext:value-type="float">
            <text:p>-104,61297840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39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3.2977589964867" calcext:value-type="float">
            <text:p>3,2977589964867</text:p>
          </table:table-cell>
          <table:table-cell office:value-type="float" office:value="178.97063911341" calcext:value-type="float">
            <text:p>178,970639113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50</text:p>
          </table:table-cell>
          <table:table-cell office:value-type="float" office:value="9.0367442369461" calcext:value-type="float">
            <text:p>9,0367442369461</text:p>
          </table:table-cell>
          <table:table-cell office:value-type="float" office:value="5.4817277193069" calcext:value-type="float">
            <text:p>5,4817277193069</text:p>
          </table:table-cell>
          <table:table-cell office:value-type="float" office:value="-165.86535903299" calcext:value-type="float">
            <text:p>-165,865359032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61</text:p>
          </table:table-cell>
          <table:table-cell office:value-type="float" office:value="-0.27896136045456" calcext:value-type="float">
            <text:p>-0,27896136045456</text:p>
          </table:table-cell>
          <table:table-cell office:value-type="float" office:value="3.6786538362503" calcext:value-type="float">
            <text:p>3,6786538362503</text:p>
          </table:table-cell>
          <table:table-cell office:value-type="float" office:value="104.38258177156" calcext:value-type="float">
            <text:p>104,3825817715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72</text:p>
          </table:table-cell>
          <table:table-cell office:value-type="float" office:value="-1.5317025780678" calcext:value-type="float">
            <text:p>-1,5317025780678</text:p>
          </table:table-cell>
          <table:table-cell office:value-type="float" office:value="8.3807241916656" calcext:value-type="float">
            <text:p>8,3807241916656</text:p>
          </table:table-cell>
          <table:table-cell office:value-type="float" office:value="-22.807838051182" calcext:value-type="float">
            <text:p>-22,8078380511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83</text:p>
          </table:table-cell>
          <table:table-cell office:value-type="float" office:value="-0.21408341825008" calcext:value-type="float">
            <text:p>-0,21408341825008</text:p>
          </table:table-cell>
          <table:table-cell office:value-type="float" office:value="6.9835472106934" calcext:value-type="float">
            <text:p>6,9835472106934</text:p>
          </table:table-cell>
          <table:table-cell office:value-type="float" office:value="-70.249705557611" calcext:value-type="float">
            <text:p>-70,24970555761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94</text:p>
          </table:table-cell>
          <table:table-cell office:value-type="float" office:value="2.6181468367577" calcext:value-type="float">
            <text:p>2,6181468367577</text:p>
          </table:table-cell>
          <table:table-cell office:value-type="float" office:value="5.9973132610321" calcext:value-type="float">
            <text:p>5,9973132610321</text:p>
          </table:table-cell>
          <table:table-cell office:value-type="float" office:value="-75.901540221682" calcext:value-type="float">
            <text:p>-75,9015402216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05</text:p>
          </table:table-cell>
          <table:table-cell office:value-type="float" office:value="3.5213929414749" calcext:value-type="float">
            <text:p>3,5213929414749</text:p>
          </table:table-cell>
          <table:table-cell office:value-type="float" office:value="6.597563624382" calcext:value-type="float">
            <text:p>6,597563624382</text:p>
          </table:table-cell>
          <table:table-cell office:value-type="float" office:value="90.096138844824" calcext:value-type="float">
            <text:p>90,0961388448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16</text:p>
          </table:table-cell>
          <table:table-cell office:value-type="float" office:value="6.0842072963715" calcext:value-type="float">
            <text:p>6,0842072963715</text:p>
          </table:table-cell>
          <table:table-cell office:value-type="float" office:value="6.7120766639709" calcext:value-type="float">
            <text:p>6,7120766639709</text:p>
          </table:table-cell>
          <table:table-cell office:value-type="float" office:value="91.038321993154" calcext:value-type="float">
            <text:p>91,0383219931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27</text:p>
          </table:table-cell>
          <table:table-cell office:value-type="float" office:value="8.6115562915802" calcext:value-type="float">
            <text:p>8,6115562915802</text:p>
          </table:table-cell>
          <table:table-cell office:value-type="float" office:value="7.2798091173172" calcext:value-type="float">
            <text:p>7,2798091173172</text:p>
          </table:table-cell>
          <table:table-cell office:value-type="float" office:value="-33.699588411173" calcext:value-type="float">
            <text:p>-33,6995884111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38</text:p>
          </table:table-cell>
          <table:table-cell office:value-type="float" office:value="-1.4620365202427" calcext:value-type="float">
            <text:p>-1,4620365202427</text:p>
          </table:table-cell>
          <table:table-cell office:value-type="float" office:value="8.0194413661957" calcext:value-type="float">
            <text:p>8,0194413661957</text:p>
          </table:table-cell>
          <table:table-cell office:value-type="float" office:value="9.1748384723238" calcext:value-type="float">
            <text:p>9,17483847232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49</text:p>
          </table:table-cell>
          <table:table-cell office:value-type="float" office:value="1.211291924119" calcext:value-type="float">
            <text:p>1,211291924119</text:p>
          </table:table-cell>
          <table:table-cell office:value-type="float" office:value="6.3273632526398" calcext:value-type="float">
            <text:p>6,3273632526398</text:p>
          </table:table-cell>
          <table:table-cell office:value-type="float" office:value="-30.841986844494" calcext:value-type="float">
            <text:p>-30,8419868444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60</text:p>
          </table:table-cell>
          <table:table-cell office:value-type="float" office:value="2.0041842758656" calcext:value-type="float">
            <text:p>2,0041842758656</text:p>
          </table:table-cell>
          <table:table-cell office:value-type="float" office:value="6.6543102264404" calcext:value-type="float">
            <text:p>6,6543102264404</text:p>
          </table:table-cell>
          <table:table-cell office:value-type="float" office:value="150.09767386564" calcext:value-type="float">
            <text:p>150,0976738656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71</text:p>
          </table:table-cell>
          <table:table-cell office:value-type="float" office:value="2.4634861946106" calcext:value-type="float">
            <text:p>2,4634861946106</text:p>
          </table:table-cell>
          <table:table-cell office:value-type="float" office:value="7.7805244922638" calcext:value-type="float">
            <text:p>7,7805244922638</text:p>
          </table:table-cell>
          <table:table-cell office:value-type="float" office:value="8.3989018847229" calcext:value-type="float">
            <text:p>8,39890188472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82</text:p>
          </table:table-cell>
          <table:table-cell office:value-type="float" office:value="-0.23649800568819" calcext:value-type="float">
            <text:p>-0,23649800568819</text:p>
          </table:table-cell>
          <table:table-cell office:value-type="float" office:value="8.0035400390625" calcext:value-type="float">
            <text:p>8,0035400390625</text:p>
          </table:table-cell>
          <table:table-cell office:value-type="float" office:value="-41.428078132071" calcext:value-type="float">
            <text:p>-41,4280781320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893</text:p>
          </table:table-cell>
          <table:table-cell office:value-type="float" office:value="6.41636967659" calcext:value-type="float">
            <text:p>6,41636967659</text:p>
          </table:table-cell>
          <table:table-cell office:value-type="float" office:value="8.9338284730911" calcext:value-type="float">
            <text:p>8,9338284730911</text:p>
          </table:table-cell>
          <table:table-cell office:value-type="float" office:value="165.63712867202" calcext:value-type="float">
            <text:p>165,637128672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04</text:p>
          </table:table-cell>
          <table:table-cell office:value-type="float" office:value="6.7121350765228" calcext:value-type="float">
            <text:p>6,7121350765228</text:p>
          </table:table-cell>
          <table:table-cell office:value-type="float" office:value="8.4728860855103" calcext:value-type="float">
            <text:p>8,4728860855103</text:p>
          </table:table-cell>
          <table:table-cell office:value-type="float" office:value="160.77663792167" calcext:value-type="float">
            <text:p>160,776637921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15</text:p>
          </table:table-cell>
          <table:table-cell office:value-type="float" office:value="0.10662935674191" calcext:value-type="float">
            <text:p>0,10662935674191</text:p>
          </table:table-cell>
          <table:table-cell office:value-type="float" office:value="9.5908391475677" calcext:value-type="float">
            <text:p>9,5908391475677</text:p>
          </table:table-cell>
          <table:table-cell office:value-type="float" office:value="-76.939230511902" calcext:value-type="float">
            <text:p>-76,9392305119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26</text:p>
          </table:table-cell>
          <table:table-cell office:value-type="float" office:value="2.1196599304676" calcext:value-type="float">
            <text:p>2,1196599304676</text:p>
          </table:table-cell>
          <table:table-cell office:value-type="float" office:value="8.7671744823456" calcext:value-type="float">
            <text:p>8,7671744823456</text:p>
          </table:table-cell>
          <table:table-cell office:value-type="float" office:value="68.566829535612" calcext:value-type="float">
            <text:p>68,5668295356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37</text:p>
          </table:table-cell>
          <table:table-cell office:value-type="float" office:value="2.8150099515915" calcext:value-type="float">
            <text:p>2,8150099515915</text:p>
          </table:table-cell>
          <table:table-cell office:value-type="float" office:value="9.2527359724045" calcext:value-type="float">
            <text:p>9,2527359724045</text:p>
          </table:table-cell>
          <table:table-cell office:value-type="float" office:value="33.164171656226" calcext:value-type="float">
            <text:p>33,1641716562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48</text:p>
          </table:table-cell>
          <table:table-cell office:value-type="float" office:value="3.4814530611038" calcext:value-type="float">
            <text:p>3,4814530611038</text:p>
          </table:table-cell>
          <table:table-cell office:value-type="float" office:value="10.322486162186" calcext:value-type="float">
            <text:p>10,322486162186</text:p>
          </table:table-cell>
          <table:table-cell office:value-type="float" office:value="104.11328798646" calcext:value-type="float">
            <text:p>104,113287986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59</text:p>
          </table:table-cell>
          <table:table-cell office:value-type="float" office:value="7.819619178772" calcext:value-type="float">
            <text:p>7,819619178772</text:p>
          </table:table-cell>
          <table:table-cell office:value-type="float" office:value="9.0560704469681" calcext:value-type="float">
            <text:p>9,0560704469681</text:p>
          </table:table-cell>
          <table:table-cell office:value-type="float" office:value="-120.48079709339" calcext:value-type="float">
            <text:p>-120,480797093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70</text:p>
          </table:table-cell>
          <table:table-cell office:value-type="float" office:value="5.9764069318771" calcext:value-type="float">
            <text:p>5,9764069318771</text:p>
          </table:table-cell>
          <table:table-cell office:value-type="float" office:value="5.8106261491776" calcext:value-type="float">
            <text:p>5,8106261491776</text:p>
          </table:table-cell>
          <table:table-cell office:value-type="float" office:value="169.04254324117" calcext:value-type="float">
            <text:p>169,042543241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81</text:p>
          </table:table-cell>
          <table:table-cell office:value-type="float" office:value="8.899958729744" calcext:value-type="float">
            <text:p>8,899958729744</text:p>
          </table:table-cell>
          <table:table-cell office:value-type="float" office:value="10.278899669647" calcext:value-type="float">
            <text:p>10,278899669647</text:p>
          </table:table-cell>
          <table:table-cell office:value-type="float" office:value="-177.7724126342" calcext:value-type="float">
            <text:p>-177,77241263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92</text:p>
          </table:table-cell>
          <table:table-cell office:value-type="float" office:value="0.96293039619923" calcext:value-type="float">
            <text:p>0,96293039619923</text:p>
          </table:table-cell>
          <table:table-cell office:value-type="float" office:value="9.2122328281403" calcext:value-type="float">
            <text:p>9,2122328281403</text:p>
          </table:table-cell>
          <table:table-cell office:value-type="float" office:value="36.946814151327" calcext:value-type="float">
            <text:p>36,9468141513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003</text:p>
          </table:table-cell>
          <table:table-cell office:value-type="float" office:value="3.3750155568123" calcext:value-type="float">
            <text:p>3,3750155568123</text:p>
          </table:table-cell>
          <table:table-cell office:value-type="float" office:value="9.4657361507416" calcext:value-type="float">
            <text:p>9,4657361507416</text:p>
          </table:table-cell>
          <table:table-cell office:value-type="float" office:value="147.97779253334" calcext:value-type="float">
            <text:p>147,977792533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2.7666217088699" calcext:value-type="float">
            <text:p>2,7666217088699</text:p>
          </table:table-cell>
          <table:table-cell office:value-type="float" office:value="-0.58500539511442" calcext:value-type="float">
            <text:p>-0,58500539511442</text:p>
          </table:table-cell>
          <table:table-cell office:value-type="float" office:value="14.639619809047" calcext:value-type="float">
            <text:p>14,63961980904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64</text:p>
          </table:table-cell>
          <table:table-cell office:value-type="float" office:value="4.3658930063248" calcext:value-type="float">
            <text:p>4,3658930063248</text:p>
          </table:table-cell>
          <table:table-cell office:value-type="float" office:value="0.14088881202042" calcext:value-type="float">
            <text:p>0,14088881202042</text:p>
          </table:table-cell>
          <table:table-cell office:value-type="float" office:value="178.8638974451" calcext:value-type="float">
            <text:p>178,863897445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75</text:p>
          </table:table-cell>
          <table:table-cell office:value-type="float" office:value="2.4269096553326" calcext:value-type="float">
            <text:p>2,4269096553326</text:p>
          </table:table-cell>
          <table:table-cell office:value-type="float" office:value="-0.58501072227955" calcext:value-type="float">
            <text:p>-0,58501072227955</text:p>
          </table:table-cell>
          <table:table-cell office:value-type="float" office:value="65.285924133981" calcext:value-type="float">
            <text:p>65,2859241339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86</text:p>
          </table:table-cell>
          <table:table-cell office:value-type="float" office:value="2.5930994749069" calcext:value-type="float">
            <text:p>2,5930994749069</text:p>
          </table:table-cell>
          <table:table-cell office:value-type="float" office:value="0.30949681997299" calcext:value-type="float">
            <text:p>0,30949681997299</text:p>
          </table:table-cell>
          <table:table-cell office:value-type="float" office:value="-68.39619320669" calcext:value-type="float">
            <text:p>-68,3961932066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97</text:p>
          </table:table-cell>
          <table:table-cell office:value-type="float" office:value="7.9006749391556" calcext:value-type="float">
            <text:p>7,9006749391556</text:p>
          </table:table-cell>
          <table:table-cell office:value-type="float" office:value="-0.58500528335571" calcext:value-type="float">
            <text:p>-0,58500528335571</text:p>
          </table:table-cell>
          <table:table-cell office:value-type="float" office:value="158.04600563778" calcext:value-type="float">
            <text:p>158,046005637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08</text:p>
          </table:table-cell>
          <table:table-cell office:value-type="float" office:value="9.2451441287994" calcext:value-type="float">
            <text:p>9,2451441287994</text:p>
          </table:table-cell>
          <table:table-cell office:value-type="float" office:value="0.09508197195828" calcext:value-type="float">
            <text:p>0,09508197195828</text:p>
          </table:table-cell>
          <table:table-cell office:value-type="float" office:value="166.56036893274" calcext:value-type="float">
            <text:p>166,560368932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19</text:p>
          </table:table-cell>
          <table:table-cell office:value-type="float" office:value="7.9416382312775" calcext:value-type="float">
            <text:p>7,9416382312775</text:p>
          </table:table-cell>
          <table:table-cell office:value-type="float" office:value="0.62832854688168" calcext:value-type="float">
            <text:p>0,62832854688168</text:p>
          </table:table-cell>
          <table:table-cell office:value-type="float" office:value="125.0820326957" calcext:value-type="float">
            <text:p>125,08203269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30</text:p>
          </table:table-cell>
          <table:table-cell office:value-type="float" office:value="-1.0199789702892" calcext:value-type="float">
            <text:p>-1,0199789702892</text:p>
          </table:table-cell>
          <table:table-cell office:value-type="float" office:value="2.1954527497292" calcext:value-type="float">
            <text:p>2,1954527497292</text:p>
          </table:table-cell>
          <table:table-cell office:value-type="float" office:value="170.49156480534" calcext:value-type="float">
            <text:p>170,491564805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41</text:p>
          </table:table-cell>
          <table:table-cell office:value-type="float" office:value="-0.46860340982676" calcext:value-type="float">
            <text:p>-0,46860340982676</text:p>
          </table:table-cell>
          <table:table-cell office:value-type="float" office:value="2.898767888546" calcext:value-type="float">
            <text:p>2,898767888546</text:p>
          </table:table-cell>
          <table:table-cell office:value-type="float" office:value="59.464867707271" calcext:value-type="float">
            <text:p>59,4648677072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52</text:p>
          </table:table-cell>
          <table:table-cell office:value-type="float" office:value="4.467945098877" calcext:value-type="float">
            <text:p>4,467945098877</text:p>
          </table:table-cell>
          <table:table-cell office:value-type="float" office:value="0.8410132676363" calcext:value-type="float">
            <text:p>0,8410132676363</text:p>
          </table:table-cell>
          <table:table-cell office:value-type="float" office:value="-55.219928550113" calcext:value-type="float">
            <text:p>-55,2199285501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63</text:p>
          </table:table-cell>
          <table:table-cell office:value-type="float" office:value="2.566779255867" calcext:value-type="float">
            <text:p>2,566779255867</text:p>
          </table:table-cell>
          <table:table-cell office:value-type="float" office:value="4.5582884550095" calcext:value-type="float">
            <text:p>4,5582884550095</text:p>
          </table:table-cell>
          <table:table-cell office:value-type="float" office:value="-86.613784170454" calcext:value-type="float">
            <text:p>-86,61378417045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74</text:p>
          </table:table-cell>
          <table:table-cell office:value-type="float" office:value="5.9351319074631" calcext:value-type="float">
            <text:p>5,9351319074631</text:p>
          </table:table-cell>
          <table:table-cell office:value-type="float" office:value="1.9124493002892" calcext:value-type="float">
            <text:p>1,9124493002892</text:p>
          </table:table-cell>
          <table:table-cell office:value-type="float" office:value="18.453864534949" calcext:value-type="float">
            <text:p>18,45386453494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85</text:p>
          </table:table-cell>
          <table:table-cell office:value-type="float" office:value="8.5401266813278" calcext:value-type="float">
            <text:p>8,5401266813278</text:p>
          </table:table-cell>
          <table:table-cell office:value-type="float" office:value="2.1298441290855" calcext:value-type="float">
            <text:p>2,1298441290855</text:p>
          </table:table-cell>
          <table:table-cell office:value-type="float" office:value="-165.44077047117" calcext:value-type="float">
            <text:p>-165,440770471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96</text:p>
          </table:table-cell>
          <table:table-cell office:value-type="float" office:value="10.083373785019" calcext:value-type="float">
            <text:p>10,083373785019</text:p>
          </table:table-cell>
          <table:table-cell office:value-type="float" office:value="4.862507879734" calcext:value-type="float">
            <text:p>4,862507879734</text:p>
          </table:table-cell>
          <table:table-cell office:value-type="float" office:value="-145.3649587692" calcext:value-type="float">
            <text:p>-145,36495876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07</text:p>
          </table:table-cell>
          <table:table-cell office:value-type="float" office:value="0.029776042792946" calcext:value-type="float">
            <text:p>0,029776042792946</text:p>
          </table:table-cell>
          <table:table-cell office:value-type="float" office:value="5.346919298172" calcext:value-type="float">
            <text:p>5,346919298172</text:p>
          </table:table-cell>
          <table:table-cell office:value-type="float" office:value="-105.82565122349" calcext:value-type="float">
            <text:p>-105,8256512234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18</text:p>
          </table:table-cell>
          <table:table-cell office:value-type="float" office:value="-0.89574031531811" calcext:value-type="float">
            <text:p>-0,89574031531811</text:p>
          </table:table-cell>
          <table:table-cell office:value-type="float" office:value="-0.018064664909616" calcext:value-type="float">
            <text:p>-0,018064664909616</text:p>
          </table:table-cell>
          <table:table-cell office:value-type="float" office:value="92.571520501641" calcext:value-type="float">
            <text:p>92,5715205016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29</text:p>
          </table:table-cell>
          <table:table-cell office:value-type="float" office:value="1.7348282039165" calcext:value-type="float">
            <text:p>1,7348282039165</text:p>
          </table:table-cell>
          <table:table-cell office:value-type="float" office:value="4.4685760140419" calcext:value-type="float">
            <text:p>4,4685760140419</text:p>
          </table:table-cell>
          <table:table-cell office:value-type="float" office:value="168.41043028862" calcext:value-type="float">
            <text:p>168,410430288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40</text:p>
          </table:table-cell>
          <table:table-cell office:value-type="float" office:value="6.9040250778198" calcext:value-type="float">
            <text:p>6,9040250778198</text:p>
          </table:table-cell>
          <table:table-cell office:value-type="float" office:value="2.3260907828808" calcext:value-type="float">
            <text:p>2,3260907828808</text:p>
          </table:table-cell>
          <table:table-cell office:value-type="float" office:value="-170.65493012689" calcext:value-type="float">
            <text:p>-170,654930126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51</text:p>
          </table:table-cell>
          <table:table-cell office:value-type="float" office:value="6.5553766489029" calcext:value-type="float">
            <text:p>6,5553766489029</text:p>
          </table:table-cell>
          <table:table-cell office:value-type="float" office:value="1.487839370966" calcext:value-type="float">
            <text:p>1,487839370966</text:p>
          </table:table-cell>
          <table:table-cell office:value-type="float" office:value="-141.60325117172" calcext:value-type="float">
            <text:p>-141,603251171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62</text:p>
          </table:table-cell>
          <table:table-cell office:value-type="float" office:value="6.5103328227997" calcext:value-type="float">
            <text:p>6,5103328227997</text:p>
          </table:table-cell>
          <table:table-cell office:value-type="float" office:value="3.9495450258255" calcext:value-type="float">
            <text:p>3,9495450258255</text:p>
          </table:table-cell>
          <table:table-cell office:value-type="float" office:value="-54.709399961362" calcext:value-type="float">
            <text:p>-54,7093999613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73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1.3872781395912" calcext:value-type="float">
            <text:p>1,3872781395912</text:p>
          </table:table-cell>
          <table:table-cell office:value-type="float" office:value="-160.48228512904" calcext:value-type="float">
            <text:p>-160,482285129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84</text:p>
          </table:table-cell>
          <table:table-cell office:value-type="float" office:value="-0.67529767751694" calcext:value-type="float">
            <text:p>-0,67529767751694</text:p>
          </table:table-cell>
          <table:table-cell office:value-type="float" office:value="5.0881588459015" calcext:value-type="float">
            <text:p>5,0881588459015</text:p>
          </table:table-cell>
          <table:table-cell office:value-type="float" office:value="-22.914357625755" calcext:value-type="float">
            <text:p>-22,91435762575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95</text:p>
          </table:table-cell>
          <table:table-cell office:value-type="float" office:value="2.0671005547047" calcext:value-type="float">
            <text:p>2,0671005547047</text:p>
          </table:table-cell>
          <table:table-cell office:value-type="float" office:value="5.0643229484558" calcext:value-type="float">
            <text:p>5,0643229484558</text:p>
          </table:table-cell>
          <table:table-cell office:value-type="float" office:value="-107.73527470364" calcext:value-type="float">
            <text:p>-107,735274703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06</text:p>
          </table:table-cell>
          <table:table-cell office:value-type="float" office:value="0.88328041136265" calcext:value-type="float">
            <text:p>0,88328041136265</text:p>
          </table:table-cell>
          <table:table-cell office:value-type="float" office:value="5.5421221256256" calcext:value-type="float">
            <text:p>5,5421221256256</text:p>
          </table:table-cell>
          <table:table-cell office:value-type="float" office:value="-117.90276029307" calcext:value-type="float">
            <text:p>-117,9027602930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17</text:p>
          </table:table-cell>
          <table:table-cell office:value-type="float" office:value="5.8837008476257" calcext:value-type="float">
            <text:p>5,8837008476257</text:p>
          </table:table-cell>
          <table:table-cell office:value-type="float" office:value="4.293507039547" calcext:value-type="float">
            <text:p>4,293507039547</text:p>
          </table:table-cell>
          <table:table-cell office:value-type="float" office:value="-72.638046969274" calcext:value-type="float">
            <text:p>-72,63804696927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28</text:p>
          </table:table-cell>
          <table:table-cell office:value-type="float" office:value="8.0986136198044" calcext:value-type="float">
            <text:p>8,0986136198044</text:p>
          </table:table-cell>
          <table:table-cell office:value-type="float" office:value="3.958951830864" calcext:value-type="float">
            <text:p>3,958951830864</text:p>
          </table:table-cell>
          <table:table-cell office:value-type="float" office:value="-80.530663964095" calcext:value-type="float">
            <text:p>-80,5306639640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39</text:p>
          </table:table-cell>
          <table:table-cell office:value-type="float" office:value="10.080487728119" calcext:value-type="float">
            <text:p>10,080487728119</text:p>
          </table:table-cell>
          <table:table-cell office:value-type="float" office:value="3.4718531370163" calcext:value-type="float">
            <text:p>3,4718531370163</text:p>
          </table:table-cell>
          <table:table-cell office:value-type="float" office:value="-138.60381029214" calcext:value-type="float">
            <text:p>-138,6038102921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50</text:p>
          </table:table-cell>
          <table:table-cell office:value-type="float" office:value="9.2286425828934" calcext:value-type="float">
            <text:p>9,2286425828934</text:p>
          </table:table-cell>
          <table:table-cell office:value-type="float" office:value="5.6944471597672" calcext:value-type="float">
            <text:p>5,6944471597672</text:p>
          </table:table-cell>
          <table:table-cell office:value-type="float" office:value="-126.60344998548" calcext:value-type="float">
            <text:p>-126,603449985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61</text:p>
          </table:table-cell>
          <table:table-cell office:value-type="float" office:value="-0.48424798995256" calcext:value-type="float">
            <text:p>-0,48424798995256</text:p>
          </table:table-cell>
          <table:table-cell office:value-type="float" office:value="3.5937178134918" calcext:value-type="float">
            <text:p>3,5937178134918</text:p>
          </table:table-cell>
          <table:table-cell office:value-type="float" office:value="13.652161997595" calcext:value-type="float">
            <text:p>13,65216199759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72</text:p>
          </table:table-cell>
          <table:table-cell office:value-type="float" office:value="-1.5273347496986" calcext:value-type="float">
            <text:p>-1,5273347496986</text:p>
          </table:table-cell>
          <table:table-cell office:value-type="float" office:value="8.4435003995895" calcext:value-type="float">
            <text:p>8,4435003995895</text:p>
          </table:table-cell>
          <table:table-cell office:value-type="float" office:value="11.320565536523" calcext:value-type="float">
            <text:p>11,3205655365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83</text:p>
          </table:table-cell>
          <table:table-cell office:value-type="float" office:value="-0.17295153811574" calcext:value-type="float">
            <text:p>-0,17295153811574</text:p>
          </table:table-cell>
          <table:table-cell office:value-type="float" office:value="7.1846854686737" calcext:value-type="float">
            <text:p>7,1846854686737</text:p>
          </table:table-cell>
          <table:table-cell office:value-type="float" office:value="-103.38934439762" calcext:value-type="float">
            <text:p>-103,3893443976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94</text:p>
          </table:table-cell>
          <table:table-cell office:value-type="float" office:value="2.7440136671066" calcext:value-type="float">
            <text:p>2,7440136671066</text:p>
          </table:table-cell>
          <table:table-cell office:value-type="float" office:value="6.2214386463165" calcext:value-type="float">
            <text:p>6,2214386463165</text:p>
          </table:table-cell>
          <table:table-cell office:value-type="float" office:value="-136.61745855003" calcext:value-type="float">
            <text:p>-136,6174585500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05</text:p>
          </table:table-cell>
          <table:table-cell office:value-type="float" office:value="3.6659049987793" calcext:value-type="float">
            <text:p>3,6659049987793</text:p>
          </table:table-cell>
          <table:table-cell office:value-type="float" office:value="6.3658088445663" calcext:value-type="float">
            <text:p>6,3658088445663</text:p>
          </table:table-cell>
          <table:table-cell office:value-type="float" office:value="128.14259377255" calcext:value-type="float">
            <text:p>128,142593772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16</text:p>
          </table:table-cell>
          <table:table-cell office:value-type="float" office:value="6.17356300354" calcext:value-type="float">
            <text:p>6,17356300354</text:p>
          </table:table-cell>
          <table:table-cell office:value-type="float" office:value="6.4841502904892" calcext:value-type="float">
            <text:p>6,4841502904892</text:p>
          </table:table-cell>
          <table:table-cell office:value-type="float" office:value="119.02688263328" calcext:value-type="float">
            <text:p>119,026882633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27</text:p>
          </table:table-cell>
          <table:table-cell office:value-type="float" office:value="8.3322465419769" calcext:value-type="float">
            <text:p>8,3322465419769</text:p>
          </table:table-cell>
          <table:table-cell office:value-type="float" office:value="7.2574561834335" calcext:value-type="float">
            <text:p>7,2574561834335</text:p>
          </table:table-cell>
          <table:table-cell office:value-type="float" office:value="12.557379094658" calcext:value-type="float">
            <text:p>12,5573790946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38</text:p>
          </table:table-cell>
          <table:table-cell office:value-type="float" office:value="-1.5799060463905" calcext:value-type="float">
            <text:p>-1,5799060463905</text:p>
          </table:table-cell>
          <table:table-cell office:value-type="float" office:value="8.1694972515106" calcext:value-type="float">
            <text:p>8,1694972515106</text:p>
          </table:table-cell>
          <table:table-cell office:value-type="float" office:value="-52.309591679057" calcext:value-type="float">
            <text:p>-52,30959167905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49</text:p>
          </table:table-cell>
          <table:table-cell office:value-type="float" office:value="0.93150280416012" calcext:value-type="float">
            <text:p>0,93150280416012</text:p>
          </table:table-cell>
          <table:table-cell office:value-type="float" office:value="6.566104888916" calcext:value-type="float">
            <text:p>6,566104888916</text:p>
          </table:table-cell>
          <table:table-cell office:value-type="float" office:value="-43.488694604035" calcext:value-type="float">
            <text:p>-43,48869460403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60</text:p>
          </table:table-cell>
          <table:table-cell office:value-type="float" office:value="2.2576069831848" calcext:value-type="float">
            <text:p>2,2576069831848</text:p>
          </table:table-cell>
          <table:table-cell office:value-type="float" office:value="6.5085458755493" calcext:value-type="float">
            <text:p>6,5085458755493</text:p>
          </table:table-cell>
          <table:table-cell office:value-type="float" office:value="133.64419056352" calcext:value-type="float">
            <text:p>133,6441905635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71</text:p>
          </table:table-cell>
          <table:table-cell office:value-type="float" office:value="2.2239997982979" calcext:value-type="float">
            <text:p>2,2239997982979</text:p>
          </table:table-cell>
          <table:table-cell office:value-type="float" office:value="7.8073751926422" calcext:value-type="float">
            <text:p>7,8073751926422</text:p>
          </table:table-cell>
          <table:table-cell office:value-type="float" office:value="-8.4041603811228" calcext:value-type="float">
            <text:p>-8,40416038112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82</text:p>
          </table:table-cell>
          <table:table-cell office:value-type="float" office:value="-0.40791671723127" calcext:value-type="float">
            <text:p>-0,40791671723127</text:p>
          </table:table-cell>
          <table:table-cell office:value-type="float" office:value="8.0515509843826" calcext:value-type="float">
            <text:p>8,0515509843826</text:p>
          </table:table-cell>
          <table:table-cell office:value-type="float" office:value="-16.097514872338" calcext:value-type="float">
            <text:p>-16,0975148723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893</text:p>
          </table:table-cell>
          <table:table-cell office:value-type="float" office:value="6.5153563022614" calcext:value-type="float">
            <text:p>6,5153563022614</text:p>
          </table:table-cell>
          <table:table-cell office:value-type="float" office:value="9.1491687297821" calcext:value-type="float">
            <text:p>9,1491687297821</text:p>
          </table:table-cell>
          <table:table-cell office:value-type="float" office:value="-109.43716194979" calcext:value-type="float">
            <text:p>-109,437161949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04</text:p>
          </table:table-cell>
          <table:table-cell office:value-type="float" office:value="6.6756165027618" calcext:value-type="float">
            <text:p>6,6756165027618</text:p>
          </table:table-cell>
          <table:table-cell office:value-type="float" office:value="8.2378351688385" calcext:value-type="float">
            <text:p>8,2378351688385</text:p>
          </table:table-cell>
          <table:table-cell office:value-type="float" office:value="75.710587440782" calcext:value-type="float">
            <text:p>75,7105874407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15</text:p>
          </table:table-cell>
          <table:table-cell office:value-type="float" office:value="-0.031500239856541" calcext:value-type="float">
            <text:p>-0,031500239856541</text:p>
          </table:table-cell>
          <table:table-cell office:value-type="float" office:value="9.9274098873138" calcext:value-type="float">
            <text:p>9,9274098873138</text:p>
          </table:table-cell>
          <table:table-cell office:value-type="float" office:value="-64.634922963039" calcext:value-type="float">
            <text:p>-64,6349229630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26</text:p>
          </table:table-cell>
          <table:table-cell office:value-type="float" office:value="1.9562995433807" calcext:value-type="float">
            <text:p>1,9562995433807</text:p>
          </table:table-cell>
          <table:table-cell office:value-type="float" office:value="8.577276468277" calcext:value-type="float">
            <text:p>8,577276468277</text:p>
          </table:table-cell>
          <table:table-cell office:value-type="float" office:value="34.40984419197" calcext:value-type="float">
            <text:p>34,4098441919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37</text:p>
          </table:table-cell>
          <table:table-cell office:value-type="float" office:value="2.6669615507126" calcext:value-type="float">
            <text:p>2,6669615507126</text:p>
          </table:table-cell>
          <table:table-cell office:value-type="float" office:value="9.4207394123077" calcext:value-type="float">
            <text:p>9,4207394123077</text:p>
          </table:table-cell>
          <table:table-cell office:value-type="float" office:value="-57.276817264071" calcext:value-type="float">
            <text:p>-57,2768172640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48</text:p>
          </table:table-cell>
          <table:table-cell office:value-type="float" office:value="3.3201652765274" calcext:value-type="float">
            <text:p>3,3201652765274</text:p>
          </table:table-cell>
          <table:table-cell office:value-type="float" office:value="10.142644643784" calcext:value-type="float">
            <text:p>10,142644643784</text:p>
          </table:table-cell>
          <table:table-cell office:value-type="float" office:value="35.35553983822" calcext:value-type="float">
            <text:p>35,355539838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59</text:p>
          </table:table-cell>
          <table:table-cell office:value-type="float" office:value="7.8584396839142" calcext:value-type="float">
            <text:p>7,8584396839142</text:p>
          </table:table-cell>
          <table:table-cell office:value-type="float" office:value="9.3731755018234" calcext:value-type="float">
            <text:p>9,3731755018234</text:p>
          </table:table-cell>
          <table:table-cell office:value-type="float" office:value="-95.791688390598" calcext:value-type="float">
            <text:p>-95,7916883905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70</text:p>
          </table:table-cell>
          <table:table-cell office:value-type="float" office:value="6.2462866306305" calcext:value-type="float">
            <text:p>6,2462866306305</text:p>
          </table:table-cell>
          <table:table-cell office:value-type="float" office:value="5.908340215683" calcext:value-type="float">
            <text:p>5,908340215683</text:p>
          </table:table-cell>
          <table:table-cell office:value-type="float" office:value="-160.7853849982" calcext:value-type="float">
            <text:p>-160,78538499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81</text:p>
          </table:table-cell>
          <table:table-cell office:value-type="float" office:value="9.0925943851471" calcext:value-type="float">
            <text:p>9,0925943851471</text:p>
          </table:table-cell>
          <table:table-cell office:value-type="float" office:value="10.086991786957" calcext:value-type="float">
            <text:p>10,086991786957</text:p>
          </table:table-cell>
          <table:table-cell office:value-type="float" office:value="125.68689303793" calcext:value-type="float">
            <text:p>125,686893037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92</text:p>
          </table:table-cell>
          <table:table-cell office:value-type="float" office:value="0.8018559217453" calcext:value-type="float">
            <text:p>0,8018559217453</text:p>
          </table:table-cell>
          <table:table-cell office:value-type="float" office:value="8.9929991960526" calcext:value-type="float">
            <text:p>8,9929991960526</text:p>
          </table:table-cell>
          <table:table-cell office:value-type="float" office:value="56.9364090634" calcext:value-type="float">
            <text:p>56,93640906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003</text:p>
          </table:table-cell>
          <table:table-cell office:value-type="float" office:value="3.5208570957184" calcext:value-type="float">
            <text:p>3,5208570957184</text:p>
          </table:table-cell>
          <table:table-cell office:value-type="float" office:value="9.6368473768234" calcext:value-type="float">
            <text:p>9,6368473768234</text:p>
          </table:table-cell>
          <table:table-cell office:value-type="float" office:value="-121.77600678365" calcext:value-type="float">
            <text:p>-121,776006783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2.7924460172653" calcext:value-type="float">
            <text:p>2,7924460172653</text:p>
          </table:table-cell>
          <table:table-cell office:value-type="float" office:value="-0.58500993996859" calcext:value-type="float">
            <text:p>-0,58500993996859</text:p>
          </table:table-cell>
          <table:table-cell office:value-type="float" office:value="98.402328551955" calcext:value-type="float">
            <text:p>98,4023285519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64</text:p>
          </table:table-cell>
          <table:table-cell office:value-type="float" office:value="4.648269712925" calcext:value-type="float">
            <text:p>4,648269712925</text:p>
          </table:table-cell>
          <table:table-cell office:value-type="float" office:value="0.069956718944013" calcext:value-type="float">
            <text:p>0,069956718944013</text:p>
          </table:table-cell>
          <table:table-cell office:value-type="float" office:value="152.60886386701" calcext:value-type="float">
            <text:p>152,608863867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75</text:p>
          </table:table-cell>
          <table:table-cell office:value-type="float" office:value="2.1597865223885" calcext:value-type="float">
            <text:p>2,1597865223885</text:p>
          </table:table-cell>
          <table:table-cell office:value-type="float" office:value="-0.58501522988081" calcext:value-type="float">
            <text:p>-0,58501522988081</text:p>
          </table:table-cell>
          <table:table-cell office:value-type="float" office:value="32.051311177053" calcext:value-type="float">
            <text:p>32,05131117705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86</text:p>
          </table:table-cell>
          <table:table-cell office:value-type="float" office:value="2.2889940440655" calcext:value-type="float">
            <text:p>2,2889940440655</text:p>
          </table:table-cell>
          <table:table-cell office:value-type="float" office:value="0.42164523154497" calcext:value-type="float">
            <text:p>0,42164523154497</text:p>
          </table:table-cell>
          <table:table-cell office:value-type="float" office:value="-25.759597113178" calcext:value-type="float">
            <text:p>-25,7595971131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97</text:p>
          </table:table-cell>
          <table:table-cell office:value-type="float" office:value="8.2069194316864" calcext:value-type="float">
            <text:p>8,2069194316864</text:p>
          </table:table-cell>
          <table:table-cell office:value-type="float" office:value="-0.58500953018665" calcext:value-type="float">
            <text:p>-0,58500953018665</text:p>
          </table:table-cell>
          <table:table-cell office:value-type="float" office:value="154.21574282798" calcext:value-type="float">
            <text:p>154,2157428279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08</text:p>
          </table:table-cell>
          <table:table-cell office:value-type="float" office:value="9.4582670927048" calcext:value-type="float">
            <text:p>9,4582670927048</text:p>
          </table:table-cell>
          <table:table-cell office:value-type="float" office:value="0.22733446210623" calcext:value-type="float">
            <text:p>0,22733446210623</text:p>
          </table:table-cell>
          <table:table-cell office:value-type="float" office:value="157.1150980178" calcext:value-type="float">
            <text:p>157,11509801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19</text:p>
          </table:table-cell>
          <table:table-cell office:value-type="float" office:value="8.1802499294281" calcext:value-type="float">
            <text:p>8,1802499294281</text:p>
          </table:table-cell>
          <table:table-cell office:value-type="float" office:value="0.34507747739553" calcext:value-type="float">
            <text:p>0,34507747739553</text:p>
          </table:table-cell>
          <table:table-cell office:value-type="float" office:value="136.23552565362" calcext:value-type="float">
            <text:p>136,235525653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30</text:p>
          </table:table-cell>
          <table:table-cell office:value-type="float" office:value="-0.79206213355064" calcext:value-type="float">
            <text:p>-0,79206213355064</text:p>
          </table:table-cell>
          <table:table-cell office:value-type="float" office:value="2.3571133613586" calcext:value-type="float">
            <text:p>2,3571133613586</text:p>
          </table:table-cell>
          <table:table-cell office:value-type="float" office:value="-135.26253639513" calcext:value-type="float">
            <text:p>-135,262536395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41</text:p>
          </table:table-cell>
          <table:table-cell office:value-type="float" office:value="-0.71990147233009" calcext:value-type="float">
            <text:p>-0,71990147233009</text:p>
          </table:table-cell>
          <table:table-cell office:value-type="float" office:value="2.966950237751" calcext:value-type="float">
            <text:p>2,966950237751</text:p>
          </table:table-cell>
          <table:table-cell office:value-type="float" office:value="-15.993450287801" calcext:value-type="float">
            <text:p>-15,99345028780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52</text:p>
          </table:table-cell>
          <table:table-cell office:value-type="float" office:value="4.2195814847946" calcext:value-type="float">
            <text:p>4,2195814847946</text:p>
          </table:table-cell>
          <table:table-cell office:value-type="float" office:value="1.0627271234989" calcext:value-type="float">
            <text:p>1,0627271234989</text:p>
          </table:table-cell>
          <table:table-cell office:value-type="float" office:value="-31.881313794737" calcext:value-type="float">
            <text:p>-31,88131379473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63</text:p>
          </table:table-cell>
          <table:table-cell office:value-type="float" office:value="2.6320368051529" calcext:value-type="float">
            <text:p>2,6320368051529</text:p>
          </table:table-cell>
          <table:table-cell office:value-type="float" office:value="4.8811316490173" calcext:value-type="float">
            <text:p>4,8811316490173</text:p>
          </table:table-cell>
          <table:table-cell office:value-type="float" office:value="-105.58480593809" calcext:value-type="float">
            <text:p>-105,5848059380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74</text:p>
          </table:table-cell>
          <table:table-cell office:value-type="float" office:value="5.831493139267" calcext:value-type="float">
            <text:p>5,831493139267</text:p>
          </table:table-cell>
          <table:table-cell office:value-type="float" office:value="1.6142952442169" calcext:value-type="float">
            <text:p>1,6142952442169</text:p>
          </table:table-cell>
          <table:table-cell office:value-type="float" office:value="65.712911308191" calcext:value-type="float">
            <text:p>65,71291130819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85</text:p>
          </table:table-cell>
          <table:table-cell office:value-type="float" office:value="8.817800283432" calcext:value-type="float">
            <text:p>8,817800283432</text:p>
          </table:table-cell>
          <table:table-cell office:value-type="float" office:value="2.038861066103" calcext:value-type="float">
            <text:p>2,038861066103</text:p>
          </table:table-cell>
          <table:table-cell office:value-type="float" office:value="148.84637723303" calcext:value-type="float">
            <text:p>148,846377233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96</text:p>
          </table:table-cell>
          <table:table-cell office:value-type="float" office:value="10.085016489029" calcext:value-type="float">
            <text:p>10,085016489029</text:p>
          </table:table-cell>
          <table:table-cell office:value-type="float" office:value="5.2015286684036" calcext:value-type="float">
            <text:p>5,2015286684036</text:p>
          </table:table-cell>
          <table:table-cell office:value-type="float" office:value="-145.44209705037" calcext:value-type="float">
            <text:p>-145,4420970503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07</text:p>
          </table:table-cell>
          <table:table-cell office:value-type="float" office:value="0.24398434907198" calcext:value-type="float">
            <text:p>0,24398434907198</text:p>
          </table:table-cell>
          <table:table-cell office:value-type="float" office:value="5.6443428993225" calcext:value-type="float">
            <text:p>5,6443428993225</text:p>
          </table:table-cell>
          <table:table-cell office:value-type="float" office:value="-122.61265098669" calcext:value-type="float">
            <text:p>-122,6126509866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18</text:p>
          </table:table-cell>
          <table:table-cell office:value-type="float" office:value="-0.66893257200718" calcext:value-type="float">
            <text:p>-0,66893257200718</text:p>
          </table:table-cell>
          <table:table-cell office:value-type="float" office:value="-0.25235692039132" calcext:value-type="float">
            <text:p>-0,25235692039132</text:p>
          </table:table-cell>
          <table:table-cell office:value-type="float" office:value="119.93424148317" calcext:value-type="float">
            <text:p>119,934241483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29</text:p>
          </table:table-cell>
          <table:table-cell office:value-type="float" office:value="1.7202714085579" calcext:value-type="float">
            <text:p>1,7202714085579</text:p>
          </table:table-cell>
          <table:table-cell office:value-type="float" office:value="4.2474588751793" calcext:value-type="float">
            <text:p>4,2474588751793</text:p>
          </table:table-cell>
          <table:table-cell office:value-type="float" office:value="77.60444568221" calcext:value-type="float">
            <text:p>77,604445682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40</text:p>
          </table:table-cell>
          <table:table-cell office:value-type="float" office:value="7.2958362102509" calcext:value-type="float">
            <text:p>7,2958362102509</text:p>
          </table:table-cell>
          <table:table-cell office:value-type="float" office:value="2.3911313712597" calcext:value-type="float">
            <text:p>2,3911313712597</text:p>
          </table:table-cell>
          <table:table-cell office:value-type="float" office:value="-170.67782286626" calcext:value-type="float">
            <text:p>-170,677822866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51</text:p>
          </table:table-cell>
          <table:table-cell office:value-type="float" office:value="6.8442672491074" calcext:value-type="float">
            <text:p>6,8442672491074</text:p>
          </table:table-cell>
          <table:table-cell office:value-type="float" office:value="1.6995930671692" calcext:value-type="float">
            <text:p>1,6995930671692</text:p>
          </table:table-cell>
          <table:table-cell office:value-type="float" office:value="-145.63576279172" calcext:value-type="float">
            <text:p>-145,6357627917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62</text:p>
          </table:table-cell>
          <table:table-cell office:value-type="float" office:value="6.2473767995834" calcext:value-type="float">
            <text:p>6,2473767995834</text:p>
          </table:table-cell>
          <table:table-cell office:value-type="float" office:value="4.0896582603455" calcext:value-type="float">
            <text:p>4,0896582603455</text:p>
          </table:table-cell>
          <table:table-cell office:value-type="float" office:value="-22.741954797392" calcext:value-type="float">
            <text:p>-22,7419547973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73</text:p>
          </table:table-cell>
          <table:table-cell office:value-type="float" office:value="10.085022449493" calcext:value-type="float">
            <text:p>10,085022449493</text:p>
          </table:table-cell>
          <table:table-cell office:value-type="float" office:value="1.72637373209" calcext:value-type="float">
            <text:p>1,72637373209</text:p>
          </table:table-cell>
          <table:table-cell office:value-type="float" office:value="-153.21797474175" calcext:value-type="float">
            <text:p>-153,2179747417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84</text:p>
          </table:table-cell>
          <table:table-cell office:value-type="float" office:value="-1.04247353971" calcext:value-type="float">
            <text:p>-1,04247353971</text:p>
          </table:table-cell>
          <table:table-cell office:value-type="float" office:value="5.2425372600555" calcext:value-type="float">
            <text:p>5,2425372600555</text:p>
          </table:table-cell>
          <table:table-cell office:value-type="float" office:value="-22.992046016037" calcext:value-type="float">
            <text:p>-22,99204601603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95</text:p>
          </table:table-cell>
          <table:table-cell office:value-type="float" office:value="1.8670228123665" calcext:value-type="float">
            <text:p>1,8670228123665</text:p>
          </table:table-cell>
          <table:table-cell office:value-type="float" office:value="5.1613193750381" calcext:value-type="float">
            <text:p>5,1613193750381</text:p>
          </table:table-cell>
          <table:table-cell office:value-type="float" office:value="-16.998535508563" calcext:value-type="float">
            <text:p>-16,9985355085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06</text:p>
          </table:table-cell>
          <table:table-cell office:value-type="float" office:value="1.0681964457035" calcext:value-type="float">
            <text:p>1,0681964457035</text:p>
          </table:table-cell>
          <table:table-cell office:value-type="float" office:value="5.8935391902924" calcext:value-type="float">
            <text:p>5,8935391902924</text:p>
          </table:table-cell>
          <table:table-cell office:value-type="float" office:value="-117.88670120725" calcext:value-type="float">
            <text:p>-117,8867012072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17</text:p>
          </table:table-cell>
          <table:table-cell office:value-type="float" office:value="5.6931018829346" calcext:value-type="float">
            <text:p>5,6931018829346</text:p>
          </table:table-cell>
          <table:table-cell office:value-type="float" office:value="4.5608788728714" calcext:value-type="float">
            <text:p>4,5608788728714</text:p>
          </table:table-cell>
          <table:table-cell office:value-type="float" office:value="-51.578650428991" calcext:value-type="float">
            <text:p>-51,57865042899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28</text:p>
          </table:table-cell>
          <table:table-cell office:value-type="float" office:value="7.959092259407" calcext:value-type="float">
            <text:p>7,959092259407</text:p>
          </table:table-cell>
          <table:table-cell office:value-type="float" office:value="4.2096257209778" calcext:value-type="float">
            <text:p>4,2096257209778</text:p>
          </table:table-cell>
          <table:table-cell office:value-type="float" office:value="-56.499847940579" calcext:value-type="float">
            <text:p>-56,4998479405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39</text:p>
          </table:table-cell>
          <table:table-cell office:value-type="float" office:value="10.060065984726" calcext:value-type="float">
            <text:p>10,060065984726</text:p>
          </table:table-cell>
          <table:table-cell office:value-type="float" office:value="3.7454175949097" calcext:value-type="float">
            <text:p>3,7454175949097</text:p>
          </table:table-cell>
          <table:table-cell office:value-type="float" office:value="-84.526601870349" calcext:value-type="float">
            <text:p>-84,5266018703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50</text:p>
          </table:table-cell>
          <table:table-cell office:value-type="float" office:value="9.2968958616257" calcext:value-type="float">
            <text:p>9,2968958616257</text:p>
          </table:table-cell>
          <table:table-cell office:value-type="float" office:value="5.9368884563446" calcext:value-type="float">
            <text:p>5,9368884563446</text:p>
          </table:table-cell>
          <table:table-cell office:value-type="float" office:value="-102.5255295881" calcext:value-type="float">
            <text:p>-102,52552958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61</text:p>
          </table:table-cell>
          <table:table-cell office:value-type="float" office:value="-0.61232142150402" calcext:value-type="float">
            <text:p>-0,61232142150402</text:p>
          </table:table-cell>
          <table:table-cell office:value-type="float" office:value="3.8209146261215" calcext:value-type="float">
            <text:p>3,8209146261215</text:p>
          </table:table-cell>
          <table:table-cell office:value-type="float" office:value="-61.630274839462" calcext:value-type="float">
            <text:p>-61,63027483946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72</text:p>
          </table:table-cell>
          <table:table-cell office:value-type="float" office:value="-1.5352581441402" calcext:value-type="float">
            <text:p>-1,5352581441402</text:p>
          </table:table-cell>
          <table:table-cell office:value-type="float" office:value="8.498854637146" calcext:value-type="float">
            <text:p>8,498854637146</text:p>
          </table:table-cell>
          <table:table-cell office:value-type="float" office:value="-41.024280961152" calcext:value-type="float">
            <text:p>-41,0242809611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83</text:p>
          </table:table-cell>
          <table:table-cell office:value-type="float" office:value="-0.028363459277898" calcext:value-type="float">
            <text:p>-0,028363459277898</text:p>
          </table:table-cell>
          <table:table-cell office:value-type="float" office:value="7.3309940099716" calcext:value-type="float">
            <text:p>7,3309940099716</text:p>
          </table:table-cell>
          <table:table-cell office:value-type="float" office:value="-136.50463493007" calcext:value-type="float">
            <text:p>-136,5046349300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94</text:p>
          </table:table-cell>
          <table:table-cell office:value-type="float" office:value="2.9185563325882" calcext:value-type="float">
            <text:p>2,9185563325882</text:p>
          </table:table-cell>
          <table:table-cell office:value-type="float" office:value="6.0836362838745" calcext:value-type="float">
            <text:p>6,0836362838745</text:p>
          </table:table-cell>
          <table:table-cell office:value-type="float" office:value="132.87514486131" calcext:value-type="float">
            <text:p>132,875144861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05</text:p>
          </table:table-cell>
          <table:table-cell office:value-type="float" office:value="3.9233794808388" calcext:value-type="float">
            <text:p>3,9233794808388</text:p>
          </table:table-cell>
          <table:table-cell office:value-type="float" office:value="6.2713217735291" calcext:value-type="float">
            <text:p>6,2713217735291</text:p>
          </table:table-cell>
          <table:table-cell office:value-type="float" office:value="166.25396157526" calcext:value-type="float">
            <text:p>166,253961575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16</text:p>
          </table:table-cell>
          <table:table-cell office:value-type="float" office:value="6.3805139064789" calcext:value-type="float">
            <text:p>6,3805139064789</text:p>
          </table:table-cell>
          <table:table-cell office:value-type="float" office:value="6.5622502565384" calcext:value-type="float">
            <text:p>6,5622502565384</text:p>
          </table:table-cell>
          <table:table-cell office:value-type="float" office:value="-150.4200583051" calcext:value-type="float">
            <text:p>-150,42005830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27</text:p>
          </table:table-cell>
          <table:table-cell office:value-type="float" office:value="8.155266046524" calcext:value-type="float">
            <text:p>8,155266046524</text:p>
          </table:table-cell>
          <table:table-cell office:value-type="float" office:value="7.0404994487762" calcext:value-type="float">
            <text:p>7,0404994487762</text:p>
          </table:table-cell>
          <table:table-cell office:value-type="float" office:value="58.834080483503" calcext:value-type="float">
            <text:p>58,8340804835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38</text:p>
          </table:table-cell>
          <table:table-cell office:value-type="float" office:value="-1.5850660204887" calcext:value-type="float">
            <text:p>-1,5850660204887</text:p>
          </table:table-cell>
          <table:table-cell office:value-type="float" office:value="8.1973791122437" calcext:value-type="float">
            <text:p>8,1973791122437</text:p>
          </table:table-cell>
          <table:table-cell office:value-type="float" office:value="-12.761857384329" calcext:value-type="float">
            <text:p>-12,7618573843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49</text:p>
          </table:table-cell>
          <table:table-cell office:value-type="float" office:value="0.71051172912121" calcext:value-type="float">
            <text:p>0,71051172912121</text:p>
          </table:table-cell>
          <table:table-cell office:value-type="float" office:value="6.8609583377838" calcext:value-type="float">
            <text:p>6,8609583377838</text:p>
          </table:table-cell>
          <table:table-cell office:value-type="float" office:value="-56.166474986228" calcext:value-type="float">
            <text:p>-56,1664749862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60</text:p>
          </table:table-cell>
          <table:table-cell office:value-type="float" office:value="2.119617164135" calcext:value-type="float">
            <text:p>2,119617164135</text:p>
          </table:table-cell>
          <table:table-cell office:value-type="float" office:value="6.3349509239197" calcext:value-type="float">
            <text:p>6,3349509239197</text:p>
          </table:table-cell>
          <table:table-cell office:value-type="float" office:value="42.861430128669" calcext:value-type="float">
            <text:p>42,86143012866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71</text:p>
          </table:table-cell>
          <table:table-cell office:value-type="float" office:value="2.0024263858795" calcext:value-type="float">
            <text:p>2,0024263858795</text:p>
          </table:table-cell>
          <table:table-cell office:value-type="float" office:value="7.9025995731354" calcext:value-type="float">
            <text:p>7,9025995731354</text:p>
          </table:table-cell>
          <table:table-cell office:value-type="float" office:value="-25.226842066285" calcext:value-type="float">
            <text:p>-25,22684206628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82</text:p>
          </table:table-cell>
          <table:table-cell office:value-type="float" office:value="-0.58350723236799" calcext:value-type="float">
            <text:p>-0,58350723236799</text:p>
          </table:table-cell>
          <table:table-cell office:value-type="float" office:value="8.0213958024979" calcext:value-type="float">
            <text:p>8,0213958024979</text:p>
          </table:table-cell>
          <table:table-cell office:value-type="float" office:value="9.384802477375" calcext:value-type="float">
            <text:p>9,3848024773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893</text:p>
          </table:table-cell>
          <table:table-cell office:value-type="float" office:value="6.646723151207" calcext:value-type="float">
            <text:p>6,646723151207</text:p>
          </table:table-cell>
          <table:table-cell office:value-type="float" office:value="9.5249843597412" calcext:value-type="float">
            <text:p>9,5249843597412</text:p>
          </table:table-cell>
          <table:table-cell office:value-type="float" office:value="-109.43699110845" calcext:value-type="float">
            <text:p>-109,436991108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04</text:p>
          </table:table-cell>
          <table:table-cell office:value-type="float" office:value="6.5779387950897" calcext:value-type="float">
            <text:p>6,5779387950897</text:p>
          </table:table-cell>
          <table:table-cell office:value-type="float" office:value="7.852765917778" calcext:value-type="float">
            <text:p>7,852765917778</text:p>
          </table:table-cell>
          <table:table-cell office:value-type="float" office:value="75.694220840551" calcext:value-type="float">
            <text:p>75,6942208405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15</text:p>
          </table:table-cell>
          <table:table-cell office:value-type="float" office:value="-0.23634027689695" calcext:value-type="float">
            <text:p>-0,23634027689695</text:p>
          </table:table-cell>
          <table:table-cell office:value-type="float" office:value="10.24937748909" calcext:value-type="float">
            <text:p>10,24937748909</text:p>
          </table:table-cell>
          <table:table-cell office:value-type="float" office:value="-57.373790224646" calcext:value-type="float">
            <text:p>-57,3737902246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26</text:p>
          </table:table-cell>
          <table:table-cell office:value-type="float" office:value="1.7788550257683" calcext:value-type="float">
            <text:p>1,7788550257683</text:p>
          </table:table-cell>
          <table:table-cell office:value-type="float" office:value="8.6396980285645" calcext:value-type="float">
            <text:p>8,6396980285645</text:p>
          </table:table-cell>
          <table:table-cell office:value-type="float" office:value="-20.013090721361" calcext:value-type="float">
            <text:p>-20,0130907213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37</text:p>
          </table:table-cell>
          <table:table-cell office:value-type="float" office:value="2.4536550045013" calcext:value-type="float">
            <text:p>2,4536550045013</text:p>
          </table:table-cell>
          <table:table-cell office:value-type="float" office:value="9.7564297914505" calcext:value-type="float">
            <text:p>9,7564297914505</text:p>
          </table:table-cell>
          <table:table-cell office:value-type="float" office:value="-57.451639205787" calcext:value-type="float">
            <text:p>-57,4516392057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48</text:p>
          </table:table-cell>
          <table:table-cell office:value-type="float" office:value="3.1676703691483" calcext:value-type="float">
            <text:p>3,1676703691483</text:p>
          </table:table-cell>
          <table:table-cell office:value-type="float" office:value="10.303659439087" calcext:value-type="float">
            <text:p>10,303659439087</text:p>
          </table:table-cell>
          <table:table-cell office:value-type="float" office:value="-55.364040052815" calcext:value-type="float">
            <text:p>-55,36404005281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59</text:p>
          </table:table-cell>
          <table:table-cell office:value-type="float" office:value="7.8976732492447" calcext:value-type="float">
            <text:p>7,8976732492447</text:p>
          </table:table-cell>
          <table:table-cell office:value-type="float" office:value="9.7699773311615" calcext:value-type="float">
            <text:p>9,7699773311615</text:p>
          </table:table-cell>
          <table:table-cell office:value-type="float" office:value="-95.706848581885" calcext:value-type="float">
            <text:p>-95,7068485818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70</text:p>
          </table:table-cell>
          <table:table-cell office:value-type="float" office:value="6.3475525379181" calcext:value-type="float">
            <text:p>6,3475525379181</text:p>
          </table:table-cell>
          <table:table-cell office:value-type="float" office:value="5.7114547491074" calcext:value-type="float">
            <text:p>5,7114547491074</text:p>
          </table:table-cell>
          <table:table-cell office:value-type="float" office:value="108.66175411613" calcext:value-type="float">
            <text:p>108,661754116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81</text:p>
          </table:table-cell>
          <table:table-cell office:value-type="float" office:value="9.0373337268829" calcext:value-type="float">
            <text:p>9,0373337268829</text:p>
          </table:table-cell>
          <table:table-cell office:value-type="float" office:value="9.8199051618576" calcext:value-type="float">
            <text:p>9,8199051618576</text:p>
          </table:table-cell>
          <table:table-cell office:value-type="float" office:value="68.9601951344" calcext:value-type="float">
            <text:p>68,96019513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92</text:p>
          </table:table-cell>
          <table:table-cell office:value-type="float" office:value="0.72504363954067" calcext:value-type="float">
            <text:p>0,72504363954067</text:p>
          </table:table-cell>
          <table:table-cell office:value-type="float" office:value="8.7320280075073" calcext:value-type="float">
            <text:p>8,7320280075073</text:p>
          </table:table-cell>
          <table:table-cell office:value-type="float" office:value="76.929779569055" calcext:value-type="float">
            <text:p>76,9297795690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003</text:p>
          </table:table-cell>
          <table:table-cell office:value-type="float" office:value="3.352285027504" calcext:value-type="float">
            <text:p>3,352285027504</text:p>
          </table:table-cell>
          <table:table-cell office:value-type="float" office:value="9.7805643081665" calcext:value-type="float">
            <text:p>9,7805643081665</text:p>
          </table:table-cell>
          <table:table-cell office:value-type="float" office:value="-31.223273960648" calcext:value-type="float">
            <text:p>-31,2232739606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3.0389124155045" calcext:value-type="float">
            <text:p>3,0389124155045</text:p>
          </table:table-cell>
          <table:table-cell office:value-type="float" office:value="-0.58500848710537" calcext:value-type="float">
            <text:p>-0,58500848710537</text:p>
          </table:table-cell>
          <table:table-cell office:value-type="float" office:value="163.38582251482" calcext:value-type="float">
            <text:p>163,3858225148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64</text:p>
          </table:table-cell>
          <table:table-cell office:value-type="float" office:value="4.7115230560303" calcext:value-type="float">
            <text:p>4,7115230560303</text:p>
          </table:table-cell>
          <table:table-cell office:value-type="float" office:value="-0.13601027429104" calcext:value-type="float">
            <text:p>-0,13601027429104</text:p>
          </table:table-cell>
          <table:table-cell office:value-type="float" office:value="103.10292547675" calcext:value-type="float">
            <text:p>103,1029254767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75</text:p>
          </table:table-cell>
          <table:table-cell office:value-type="float" office:value="1.7991873621941" calcext:value-type="float">
            <text:p>1,7991873621941</text:p>
          </table:table-cell>
          <table:table-cell office:value-type="float" office:value="-0.58501470834017" calcext:value-type="float">
            <text:p>-0,58501470834017</text:p>
          </table:table-cell>
          <table:table-cell office:value-type="float" office:value="22.043664743946" calcext:value-type="float">
            <text:p>22,0436647439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86</text:p>
          </table:table-cell>
          <table:table-cell office:value-type="float" office:value="1.9302043318748" calcext:value-type="float">
            <text:p>1,9302043318748</text:p>
          </table:table-cell>
          <table:table-cell office:value-type="float" office:value="0.59316296130419" calcext:value-type="float">
            <text:p>0,59316296130419</text:p>
          </table:table-cell>
          <table:table-cell office:value-type="float" office:value="-25.745813633986" calcext:value-type="float">
            <text:p>-25,74581363398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97</text:p>
          </table:table-cell>
          <table:table-cell office:value-type="float" office:value="8.4357738494873" calcext:value-type="float">
            <text:p>8,4357738494873</text:p>
          </table:table-cell>
          <table:table-cell office:value-type="float" office:value="-0.48867199569941" calcext:value-type="float">
            <text:p>-0,48867199569941</text:p>
          </table:table-cell>
          <table:table-cell office:value-type="float" office:value="145.42398786849" calcext:value-type="float">
            <text:p>145,4239878684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08</text:p>
          </table:table-cell>
          <table:table-cell office:value-type="float" office:value="9.7762727737427" calcext:value-type="float">
            <text:p>9,7762727737427</text:p>
          </table:table-cell>
          <table:table-cell office:value-type="float" office:value="0.44997431337833" calcext:value-type="float">
            <text:p>0,44997431337833</text:p>
          </table:table-cell>
          <table:table-cell office:value-type="float" office:value="163.01575284095" calcext:value-type="float">
            <text:p>163,015752840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19</text:p>
          </table:table-cell>
          <table:table-cell office:value-type="float" office:value="8.4916889667511" calcext:value-type="float">
            <text:p>8,4916889667511</text:p>
          </table:table-cell>
          <table:table-cell office:value-type="float" office:value="0.20310433581471" calcext:value-type="float">
            <text:p>0,20310433581471</text:p>
          </table:table-cell>
          <table:table-cell office:value-type="float" office:value="161.15444329134" calcext:value-type="float">
            <text:p>161,1544432913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30</text:p>
          </table:table-cell>
          <table:table-cell office:value-type="float" office:value="-0.59788055717945" calcext:value-type="float">
            <text:p>-0,59788055717945</text:p>
          </table:table-cell>
          <table:table-cell office:value-type="float" office:value="2.2936451435089" calcext:value-type="float">
            <text:p>2,2936451435089</text:p>
          </table:table-cell>
          <table:table-cell office:value-type="float" office:value="149.56313181835" calcext:value-type="float">
            <text:p>149,563131818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41</text:p>
          </table:table-cell>
          <table:table-cell office:value-type="float" office:value="-0.85321009159088" calcext:value-type="float">
            <text:p>-0,85321009159088</text:p>
          </table:table-cell>
          <table:table-cell office:value-type="float" office:value="2.7976679801941" calcext:value-type="float">
            <text:p>2,7976679801941</text:p>
          </table:table-cell>
          <table:table-cell office:value-type="float" office:value="66.165237669732" calcext:value-type="float">
            <text:p>66,16523766973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52</text:p>
          </table:table-cell>
          <table:table-cell office:value-type="float" office:value="3.902505338192" calcext:value-type="float">
            <text:p>3,902505338192</text:p>
          </table:table-cell>
          <table:table-cell office:value-type="float" office:value="1.0804998874664" calcext:value-type="float">
            <text:p>1,0804998874664</text:p>
          </table:table-cell>
          <table:table-cell office:value-type="float" office:value="4.3499591718813" calcext:value-type="float">
            <text:p>4,34995917188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63</text:p>
          </table:table-cell>
          <table:table-cell office:value-type="float" office:value="2.7986946702003" calcext:value-type="float">
            <text:p>2,7986946702003</text:p>
          </table:table-cell>
          <table:table-cell office:value-type="float" office:value="5.1653611660004" calcext:value-type="float">
            <text:p>5,1653611660004</text:p>
          </table:table-cell>
          <table:table-cell office:value-type="float" office:value="-124.60781814186" calcext:value-type="float">
            <text:p>-124,607818141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74</text:p>
          </table:table-cell>
          <table:table-cell office:value-type="float" office:value="5.6688022613525" calcext:value-type="float">
            <text:p>5,6688022613525</text:p>
          </table:table-cell>
          <table:table-cell office:value-type="float" office:value="1.2520270049572" calcext:value-type="float">
            <text:p>1,2520270049572</text:p>
          </table:table-cell>
          <table:table-cell office:value-type="float" office:value="65.696394367582" calcext:value-type="float">
            <text:p>65,69639436758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85</text:p>
          </table:table-cell>
          <table:table-cell office:value-type="float" office:value="8.8432246446609" calcext:value-type="float">
            <text:p>8,8432246446609</text:p>
          </table:table-cell>
          <table:table-cell office:value-type="float" office:value="1.7757943272591" calcext:value-type="float">
            <text:p>1,7757943272591</text:p>
          </table:table-cell>
          <table:table-cell office:value-type="float" office:value="85.831310339035" calcext:value-type="float">
            <text:p>85,8313103390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96</text:p>
          </table:table-cell>
          <table:table-cell office:value-type="float" office:value="10.084403753281" calcext:value-type="float">
            <text:p>10,084403753281</text:p>
          </table:table-cell>
          <table:table-cell office:value-type="float" office:value="5.5321246385574" calcext:value-type="float">
            <text:p>5,5321246385574</text:p>
          </table:table-cell>
          <table:table-cell office:value-type="float" office:value="-145.24255436697" calcext:value-type="float">
            <text:p>-145,2425543669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07</text:p>
          </table:table-cell>
          <table:table-cell office:value-type="float" office:value="0.45713718980551" calcext:value-type="float">
            <text:p>0,45713718980551</text:p>
          </table:table-cell>
          <table:table-cell office:value-type="float" office:value="5.9791493415833" calcext:value-type="float">
            <text:p>5,9791493415833</text:p>
          </table:table-cell>
          <table:table-cell office:value-type="float" office:value="-122.60927516184" calcext:value-type="float">
            <text:p>-122,6092751618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18</text:p>
          </table:table-cell>
          <table:table-cell office:value-type="float" office:value="-0.46605210751295" calcext:value-type="float">
            <text:p>-0,46605210751295</text:p>
          </table:table-cell>
          <table:table-cell office:value-type="float" office:value="-0.48775196075439" calcext:value-type="float">
            <text:p>-0,48775196075439</text:p>
          </table:table-cell>
          <table:table-cell office:value-type="float" office:value="124.9353824907" calcext:value-type="float">
            <text:p>124,93538249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29</text:p>
          </table:table-cell>
          <table:table-cell office:value-type="float" office:value="1.479482203722" calcext:value-type="float">
            <text:p>1,479482203722</text:p>
          </table:table-cell>
          <table:table-cell office:value-type="float" office:value="3.9942449331284" calcext:value-type="float">
            <text:p>3,9942449331284</text:p>
          </table:table-cell>
          <table:table-cell office:value-type="float" office:value="51.18553084173" calcext:value-type="float">
            <text:p>51,1855308417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40</text:p>
          </table:table-cell>
          <table:table-cell office:value-type="float" office:value="7.6576268672943" calcext:value-type="float">
            <text:p>7,6576268672943</text:p>
          </table:table-cell>
          <table:table-cell office:value-type="float" office:value="2.403989136219" calcext:value-type="float">
            <text:p>2,403989136219</text:p>
          </table:table-cell>
          <table:table-cell office:value-type="float" office:value="174.34174088156" calcext:value-type="float">
            <text:p>174,341740881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51</text:p>
          </table:table-cell>
          <table:table-cell office:value-type="float" office:value="7.0672023296356" calcext:value-type="float">
            <text:p>7,0672023296356</text:p>
          </table:table-cell>
          <table:table-cell office:value-type="float" office:value="1.883137524128" calcext:value-type="float">
            <text:p>1,883137524128</text:p>
          </table:table-cell>
          <table:table-cell office:value-type="float" office:value="-139.68199681325" calcext:value-type="float">
            <text:p>-139,681996813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62</text:p>
          </table:table-cell>
          <table:table-cell office:value-type="float" office:value="5.9557336568832" calcext:value-type="float">
            <text:p>5,9557336568832</text:p>
          </table:table-cell>
          <table:table-cell office:value-type="float" office:value="4.0825614333153" calcext:value-type="float">
            <text:p>4,0825614333153</text:p>
          </table:table-cell>
          <table:table-cell office:value-type="float" office:value="6.7098772829505" calcext:value-type="float">
            <text:p>6,709877282950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73</text:p>
          </table:table-cell>
          <table:table-cell office:value-type="float" office:value="10.085029602051" calcext:value-type="float">
            <text:p>10,085029602051</text:p>
          </table:table-cell>
          <table:table-cell office:value-type="float" office:value="1.96842700243" calcext:value-type="float">
            <text:p>1,96842700243</text:p>
          </table:table-cell>
          <table:table-cell office:value-type="float" office:value="-145.41886262833" calcext:value-type="float">
            <text:p>-145,418862628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84</text:p>
          </table:table-cell>
          <table:table-cell office:value-type="float" office:value="-1.3924778997898" calcext:value-type="float">
            <text:p>-1,3924778997898</text:p>
          </table:table-cell>
          <table:table-cell office:value-type="float" office:value="5.4016762971878" calcext:value-type="float">
            <text:p>5,4016762971878</text:p>
          </table:table-cell>
          <table:table-cell office:value-type="float" office:value="-27.826095652428" calcext:value-type="float">
            <text:p>-27,82609565242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95</text:p>
          </table:table-cell>
          <table:table-cell office:value-type="float" office:value="1.5266169607639" calcext:value-type="float">
            <text:p>1,5266169607639</text:p>
          </table:table-cell>
          <table:table-cell office:value-type="float" office:value="5.0758063793182" calcext:value-type="float">
            <text:p>5,0758063793182</text:p>
          </table:table-cell>
          <table:table-cell office:value-type="float" office:value="9.6435058078948" calcext:value-type="float">
            <text:p>9,643505807894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06</text:p>
          </table:table-cell>
          <table:table-cell office:value-type="float" office:value="1.2449465692043" calcext:value-type="float">
            <text:p>1,2449465692043</text:p>
          </table:table-cell>
          <table:table-cell office:value-type="float" office:value="6.2180453538895" calcext:value-type="float">
            <text:p>6,2180453538895</text:p>
          </table:table-cell>
          <table:table-cell office:value-type="float" office:value="-120.15309607147" calcext:value-type="float">
            <text:p>-120,1530960714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17</text:p>
          </table:table-cell>
          <table:table-cell office:value-type="float" office:value="5.4913014173508" calcext:value-type="float">
            <text:p>5,4913014173508</text:p>
          </table:table-cell>
          <table:table-cell office:value-type="float" office:value="4.729408621788" calcext:value-type="float">
            <text:p>4,729408621788</text:p>
          </table:table-cell>
          <table:table-cell office:value-type="float" office:value="-33.776559267834" calcext:value-type="float">
            <text:p>-33,7765592678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28</text:p>
          </table:table-cell>
          <table:table-cell office:value-type="float" office:value="7.7294564247131" calcext:value-type="float">
            <text:p>7,7294564247131</text:p>
          </table:table-cell>
          <table:table-cell office:value-type="float" office:value="4.3815332651138" calcext:value-type="float">
            <text:p>4,3815332651138</text:p>
          </table:table-cell>
          <table:table-cell office:value-type="float" office:value="-32.453581026405" calcext:value-type="float">
            <text:p>-32,45358102640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39</text:p>
          </table:table-cell>
          <table:table-cell office:value-type="float" office:value="9.8436766862869" calcext:value-type="float">
            <text:p>9,8436766862869</text:p>
          </table:table-cell>
          <table:table-cell office:value-type="float" office:value="3.9221408963203" calcext:value-type="float">
            <text:p>3,9221408963203</text:p>
          </table:table-cell>
          <table:table-cell office:value-type="float" office:value="-29.639356075578" calcext:value-type="float">
            <text:p>-29,63935607557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50</text:p>
          </table:table-cell>
          <table:table-cell office:value-type="float" office:value="9.2605131864548" calcext:value-type="float">
            <text:p>9,2605131864548</text:p>
          </table:table-cell>
          <table:table-cell office:value-type="float" office:value="6.1856889724731" calcext:value-type="float">
            <text:p>6,1856889724731</text:p>
          </table:table-cell>
          <table:table-cell office:value-type="float" office:value="-78.487955081235" calcext:value-type="float">
            <text:p>-78,4879550812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61</text:p>
          </table:table-cell>
          <table:table-cell office:value-type="float" office:value="-0.80096483230591" calcext:value-type="float">
            <text:p>-0,80096483230591</text:p>
          </table:table-cell>
          <table:table-cell office:value-type="float" office:value="4.1708117723465" calcext:value-type="float">
            <text:p>4,1708117723465</text:p>
          </table:table-cell>
          <table:table-cell office:value-type="float" office:value="-61.619388829371" calcext:value-type="float">
            <text:p>-61,61938882937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72</text:p>
          </table:table-cell>
          <table:table-cell office:value-type="float" office:value="-1.5592724084854" calcext:value-type="float">
            <text:p>-1,5592724084854</text:p>
          </table:table-cell>
          <table:table-cell office:value-type="float" office:value="8.5756653547287" calcext:value-type="float">
            <text:p>8,5756653547287</text:p>
          </table:table-cell>
          <table:table-cell office:value-type="float" office:value="-69.740885382245" calcext:value-type="float">
            <text:p>-69,7408853822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83</text:p>
          </table:table-cell>
          <table:table-cell office:value-type="float" office:value="0.12160824611783" calcext:value-type="float">
            <text:p>0,12160824611783</text:p>
          </table:table-cell>
          <table:table-cell office:value-type="float" office:value="7.4562388658524" calcext:value-type="float">
            <text:p>7,4562388658524</text:p>
          </table:table-cell>
          <table:table-cell office:value-type="float" office:value="-126.08819250848" calcext:value-type="float">
            <text:p>-126,0881925084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94</text:p>
          </table:table-cell>
          <table:table-cell office:value-type="float" office:value="2.8190916776657" calcext:value-type="float">
            <text:p>2,8190916776657</text:p>
          </table:table-cell>
          <table:table-cell office:value-type="float" office:value="5.8039152622223" calcext:value-type="float">
            <text:p>5,8039152622223</text:p>
          </table:table-cell>
          <table:table-cell office:value-type="float" office:value="74.137159213898" calcext:value-type="float">
            <text:p>74,1371592138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05</text:p>
          </table:table-cell>
          <table:table-cell office:value-type="float" office:value="4.1830664873123" calcext:value-type="float">
            <text:p>4,1830664873123</text:p>
          </table:table-cell>
          <table:table-cell office:value-type="float" office:value="6.3563859462738" calcext:value-type="float">
            <text:p>6,3563859462738</text:p>
          </table:table-cell>
          <table:table-cell office:value-type="float" office:value="-155.8014921322" calcext:value-type="float">
            <text:p>-155,80149213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16</text:p>
          </table:table-cell>
          <table:table-cell office:value-type="float" office:value="6.3111674785614" calcext:value-type="float">
            <text:p>6,3111674785614</text:p>
          </table:table-cell>
          <table:table-cell office:value-type="float" office:value="6.8068808317184" calcext:value-type="float">
            <text:p>6,8068808317184</text:p>
          </table:table-cell>
          <table:table-cell office:value-type="float" office:value="-72.492496982502" calcext:value-type="float">
            <text:p>-72,4924969825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27</text:p>
          </table:table-cell>
          <table:table-cell office:value-type="float" office:value="8.1898927688599" calcext:value-type="float">
            <text:p>8,1898927688599</text:p>
          </table:table-cell>
          <table:table-cell office:value-type="float" office:value="6.7622536420822" calcext:value-type="float">
            <text:p>6,7622536420822</text:p>
          </table:table-cell>
          <table:table-cell office:value-type="float" office:value="105.09175100144" calcext:value-type="float">
            <text:p>105,091751001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38</text:p>
          </table:table-cell>
          <table:table-cell office:value-type="float" office:value="-1.573095023632" calcext:value-type="float">
            <text:p>-1,573095023632</text:p>
          </table:table-cell>
          <table:table-cell office:value-type="float" office:value="7.9904925823212" calcext:value-type="float">
            <text:p>7,9904925823212</text:p>
          </table:table-cell>
          <table:table-cell office:value-type="float" office:value="69.215568767232" calcext:value-type="float">
            <text:p>69,21556876723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49</text:p>
          </table:table-cell>
          <table:table-cell office:value-type="float" office:value="0.52041333168745" calcext:value-type="float">
            <text:p>0,52041333168745</text:p>
          </table:table-cell>
          <table:table-cell office:value-type="float" office:value="7.0906525850296" calcext:value-type="float">
            <text:p>7,0906525850296</text:p>
          </table:table-cell>
          <table:table-cell office:value-type="float" office:value="-32.323239335589" calcext:value-type="float">
            <text:p>-32,32323933558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60</text:p>
          </table:table-cell>
          <table:table-cell office:value-type="float" office:value="1.8391081690788" calcext:value-type="float">
            <text:p>1,8391081690788</text:p>
          </table:table-cell>
          <table:table-cell office:value-type="float" office:value="6.4319086074829" calcext:value-type="float">
            <text:p>6,4319086074829</text:p>
          </table:table-cell>
          <table:table-cell office:value-type="float" office:value="-15.403304510056" calcext:value-type="float">
            <text:p>-15,40330451005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71</text:p>
          </table:table-cell>
          <table:table-cell office:value-type="float" office:value="1.8179276585579" calcext:value-type="float">
            <text:p>1,8179276585579</text:p>
          </table:table-cell>
          <table:table-cell office:value-type="float" office:value="8.0586498975754" calcext:value-type="float">
            <text:p>8,0586498975754</text:p>
          </table:table-cell>
          <table:table-cell office:value-type="float" office:value="-42.042317663788" calcext:value-type="float">
            <text:p>-42,04231766378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82</text:p>
          </table:table-cell>
          <table:table-cell office:value-type="float" office:value="-0.72871968150139" calcext:value-type="float">
            <text:p>-0,72871968150139</text:p>
          </table:table-cell>
          <table:table-cell office:value-type="float" office:value="7.9182761907578" calcext:value-type="float">
            <text:p>7,9182761907578</text:p>
          </table:table-cell>
          <table:table-cell office:value-type="float" office:value="34.877313929758" calcext:value-type="float">
            <text:p>34,8773139297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893</text:p>
          </table:table-cell>
          <table:table-cell office:value-type="float" office:value="6.769352555275" calcext:value-type="float">
            <text:p>6,769352555275</text:p>
          </table:table-cell>
          <table:table-cell office:value-type="float" office:value="9.8933565616608" calcext:value-type="float">
            <text:p>9,8933565616608</text:p>
          </table:table-cell>
          <table:table-cell office:value-type="float" office:value="-106.12135024587" calcext:value-type="float">
            <text:p>-106,1213502458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04</text:p>
          </table:table-cell>
          <table:table-cell office:value-type="float" office:value="6.4773231744766" calcext:value-type="float">
            <text:p>6,4773231744766</text:p>
          </table:table-cell>
          <table:table-cell office:value-type="float" office:value="7.479493021965" calcext:value-type="float">
            <text:p>7,479493021965</text:p>
          </table:table-cell>
          <table:table-cell office:value-type="float" office:value="72.807364403063" calcext:value-type="float">
            <text:p>72,8073644030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15</text:p>
          </table:table-cell>
          <table:table-cell office:value-type="float" office:value="-0.45067474246025" calcext:value-type="float">
            <text:p>-0,45067474246025</text:p>
          </table:table-cell>
          <table:table-cell office:value-type="float" office:value="10.584186315536" calcext:value-type="float">
            <text:p>10,584186315536</text:p>
          </table:table-cell>
          <table:table-cell office:value-type="float" office:value="-57.346175430687" calcext:value-type="float">
            <text:p>-57,3461754306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26</text:p>
          </table:table-cell>
          <table:table-cell office:value-type="float" office:value="1.7265400290489" calcext:value-type="float">
            <text:p>1,7265400290489</text:p>
          </table:table-cell>
          <table:table-cell office:value-type="float" office:value="8.8202333450317" calcext:value-type="float">
            <text:p>8,8202333450317</text:p>
          </table:table-cell>
          <table:table-cell office:value-type="float" office:value="-74.524005507208" calcext:value-type="float">
            <text:p>-74,52400550720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37</text:p>
          </table:table-cell>
          <table:table-cell office:value-type="float" office:value="2.2424881160259" calcext:value-type="float">
            <text:p>2,2424881160259</text:p>
          </table:table-cell>
          <table:table-cell office:value-type="float" office:value="10.090852975845" calcext:value-type="float">
            <text:p>10,090852975845</text:p>
          </table:table-cell>
          <table:table-cell office:value-type="float" office:value="-58.150065932304" calcext:value-type="float">
            <text:p>-58,1500659323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48</text:p>
          </table:table-cell>
          <table:table-cell office:value-type="float" office:value="3.3259847760201" calcext:value-type="float">
            <text:p>3,3259847760201</text:p>
          </table:table-cell>
          <table:table-cell office:value-type="float" office:value="10.533120632172" calcext:value-type="float">
            <text:p>10,533120632172</text:p>
          </table:table-cell>
          <table:table-cell office:value-type="float" office:value="-123.00625576335" calcext:value-type="float">
            <text:p>-123,006255763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59</text:p>
          </table:table-cell>
          <table:table-cell office:value-type="float" office:value="7.9368454217911" calcext:value-type="float">
            <text:p>7,9368454217911</text:p>
          </table:table-cell>
          <table:table-cell office:value-type="float" office:value="10.166299343109" calcext:value-type="float">
            <text:p>10,166299343109</text:p>
          </table:table-cell>
          <table:table-cell office:value-type="float" office:value="-95.777385553737" calcext:value-type="float">
            <text:p>-95,7773855537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70</text:p>
          </table:table-cell>
          <table:table-cell office:value-type="float" office:value="6.1332160234451" calcext:value-type="float">
            <text:p>6,1332160234451</text:p>
          </table:table-cell>
          <table:table-cell office:value-type="float" office:value="5.5756896734238" calcext:value-type="float">
            <text:p>5,5756896734238</text:p>
          </table:table-cell>
          <table:table-cell office:value-type="float" office:value="30.930188810749" calcext:value-type="float">
            <text:p>30,9301888107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81</text:p>
          </table:table-cell>
          <table:table-cell office:value-type="float" office:value="8.7841594219208" calcext:value-type="float">
            <text:p>8,7841594219208</text:p>
          </table:table-cell>
          <table:table-cell office:value-type="float" office:value="9.7185438871384" calcext:value-type="float">
            <text:p>9,7185438871384</text:p>
          </table:table-cell>
          <table:table-cell office:value-type="float" office:value="12.323844964337" calcext:value-type="float">
            <text:p>12,3238449643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92</text:p>
          </table:table-cell>
          <table:table-cell office:value-type="float" office:value="0.74188500642776" calcext:value-type="float">
            <text:p>0,74188500642776</text:p>
          </table:table-cell>
          <table:table-cell office:value-type="float" office:value="8.4610211849213" calcext:value-type="float">
            <text:p>8,4610211849213</text:p>
          </table:table-cell>
          <table:table-cell office:value-type="float" office:value="96.921147814222" calcext:value-type="float">
            <text:p>96,9211478142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003</text:p>
          </table:table-cell>
          <table:table-cell office:value-type="float" office:value="3.207773566246" calcext:value-type="float">
            <text:p>3,207773566246</text:p>
          </table:table-cell>
          <table:table-cell office:value-type="float" office:value="9.6055996417999" calcext:value-type="float">
            <text:p>9,6055996417999</text:p>
          </table:table-cell>
          <table:table-cell office:value-type="float" office:value="58.205459527909" calcext:value-type="float">
            <text:p>58,2054595279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3.4413248300552" calcext:value-type="float">
            <text:p>3,4413248300552</text:p>
          </table:table-cell>
          <table:table-cell office:value-type="float" office:value="-0.58162100613117" calcext:value-type="float">
            <text:p>-0,58162100613117</text:p>
          </table:table-cell>
          <table:table-cell office:value-type="float" office:value="177.21982974156" calcext:value-type="float">
            <text:p>177,2198297415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64</text:p>
          </table:table-cell>
          <table:table-cell office:value-type="float" office:value="4.5960301160812" calcext:value-type="float">
            <text:p>4,5960301160812</text:p>
          </table:table-cell>
          <table:table-cell office:value-type="float" office:value="-0.31721040606499" calcext:value-type="float">
            <text:p>-0,31721040606499</text:p>
          </table:table-cell>
          <table:table-cell office:value-type="float" office:value="53.607418658627" calcext:value-type="float">
            <text:p>53,60741865862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75</text:p>
          </table:table-cell>
          <table:table-cell office:value-type="float" office:value="1.4857436716557" calcext:value-type="float">
            <text:p>1,4857436716557</text:p>
          </table:table-cell>
          <table:table-cell office:value-type="float" office:value="-0.52937842905521" calcext:value-type="float">
            <text:p>-0,52937842905521</text:p>
          </table:table-cell>
          <table:table-cell office:value-type="float" office:value="-11.732284620309" calcext:value-type="float">
            <text:p>-11,7322846203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86</text:p>
          </table:table-cell>
          <table:table-cell office:value-type="float" office:value="1.5792599320412" calcext:value-type="float">
            <text:p>1,5792599320412</text:p>
          </table:table-cell>
          <table:table-cell office:value-type="float" office:value="0.76987646520138" calcext:value-type="float">
            <text:p>0,76987646520138</text:p>
          </table:table-cell>
          <table:table-cell office:value-type="float" office:value="-27.962488543456" calcext:value-type="float">
            <text:p>-27,96248854345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97</text:p>
          </table:table-cell>
          <table:table-cell office:value-type="float" office:value="8.6948758363724" calcext:value-type="float">
            <text:p>8,6948758363724</text:p>
          </table:table-cell>
          <table:table-cell office:value-type="float" office:value="-0.30761141330004" calcext:value-type="float">
            <text:p>-0,30761141330004</text:p>
          </table:table-cell>
          <table:table-cell office:value-type="float" office:value="147.49875342011" calcext:value-type="float">
            <text:p>147,498753420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08</text:p>
          </table:table-cell>
          <table:table-cell office:value-type="float" office:value="10.021753311157" calcext:value-type="float">
            <text:p>10,021753311157</text:p>
          </table:table-cell>
          <table:table-cell office:value-type="float" office:value="0.62194634228945" calcext:value-type="float">
            <text:p>0,62194634228945</text:p>
          </table:table-cell>
          <table:table-cell office:value-type="float" office:value="163.874606418" calcext:value-type="float">
            <text:p>163,8746064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19</text:p>
          </table:table-cell>
          <table:table-cell office:value-type="float" office:value="8.6515605449677" calcext:value-type="float">
            <text:p>8,6515605449677</text:p>
          </table:table-cell>
          <table:table-cell office:value-type="float" office:value="0.041552423499525" calcext:value-type="float">
            <text:p>0,041552423499525</text:p>
          </table:table-cell>
          <table:table-cell office:value-type="float" office:value="112.13666010814" calcext:value-type="float">
            <text:p>112,136660108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30</text:p>
          </table:table-cell>
          <table:table-cell office:value-type="float" office:value="-0.6827487051487" calcext:value-type="float">
            <text:p>-0,6827487051487</text:p>
          </table:table-cell>
          <table:table-cell office:value-type="float" office:value="2.0887033641338" calcext:value-type="float">
            <text:p>2,0887033641338</text:p>
          </table:table-cell>
          <table:table-cell office:value-type="float" office:value="58.821041872547" calcext:value-type="float">
            <text:p>58,82104187254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41</text:p>
          </table:table-cell>
          <table:table-cell office:value-type="float" office:value="-0.66532626748085" calcext:value-type="float">
            <text:p>-0,66532626748085</text:p>
          </table:table-cell>
          <table:table-cell office:value-type="float" office:value="2.6798069477081" calcext:value-type="float">
            <text:p>2,6798069477081</text:p>
          </table:table-cell>
          <table:table-cell office:value-type="float" office:value="156.8843118704" calcext:value-type="float">
            <text:p>156,88431187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52</text:p>
          </table:table-cell>
          <table:table-cell office:value-type="float" office:value="3.6367240548134" calcext:value-type="float">
            <text:p>3,6367240548134</text:p>
          </table:table-cell>
          <table:table-cell office:value-type="float" office:value="0.90815991163254" calcext:value-type="float">
            <text:p>0,90815991163254</text:p>
          </table:table-cell>
          <table:table-cell office:value-type="float" office:value="40.628130648546" calcext:value-type="float">
            <text:p>40,6281306485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63</text:p>
          </table:table-cell>
          <table:table-cell office:value-type="float" office:value="3.0057382583618" calcext:value-type="float">
            <text:p>3,0057382583618</text:p>
          </table:table-cell>
          <table:table-cell office:value-type="float" office:value="5.1030731201172" calcext:value-type="float">
            <text:p>5,1030731201172</text:p>
          </table:table-cell>
          <table:table-cell office:value-type="float" office:value="151.2361742129" calcext:value-type="float">
            <text:p>151,23617421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74</text:p>
          </table:table-cell>
          <table:table-cell office:value-type="float" office:value="5.4841929674149" calcext:value-type="float">
            <text:p>5,4841929674149</text:p>
          </table:table-cell>
          <table:table-cell office:value-type="float" office:value="1.0282255709171" calcext:value-type="float">
            <text:p>1,0282255709171</text:p>
          </table:table-cell>
          <table:table-cell office:value-type="float" office:value="32.577024143972" calcext:value-type="float">
            <text:p>32,57702414397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85</text:p>
          </table:table-cell>
          <table:table-cell office:value-type="float" office:value="8.6140072345734" calcext:value-type="float">
            <text:p>8,6140072345734</text:p>
          </table:table-cell>
          <table:table-cell office:value-type="float" office:value="1.6039954125881" calcext:value-type="float">
            <text:p>1,6039954125881</text:p>
          </table:table-cell>
          <table:table-cell office:value-type="float" office:value="31.704407588691" calcext:value-type="float">
            <text:p>31,7044075886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96</text:p>
          </table:table-cell>
          <table:table-cell office:value-type="float" office:value="10.084276199341" calcext:value-type="float">
            <text:p>10,084276199341</text:p>
          </table:table-cell>
          <table:table-cell office:value-type="float" office:value="5.7551825046539" calcext:value-type="float">
            <text:p>5,7551825046539</text:p>
          </table:table-cell>
          <table:table-cell office:value-type="float" office:value="-145.27741966734" calcext:value-type="float">
            <text:p>-145,277419667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07</text:p>
          </table:table-cell>
          <table:table-cell office:value-type="float" office:value="0.67363910377026" calcext:value-type="float">
            <text:p>0,67363910377026</text:p>
          </table:table-cell>
          <table:table-cell office:value-type="float" office:value="6.2258452177048" calcext:value-type="float">
            <text:p>6,2258452177048</text:p>
          </table:table-cell>
          <table:table-cell office:value-type="float" office:value="-148.21914350911" calcext:value-type="float">
            <text:p>-148,219143509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18</text:p>
          </table:table-cell>
          <table:table-cell office:value-type="float" office:value="-0.22745210677385" calcext:value-type="float">
            <text:p>-0,22745210677385</text:p>
          </table:table-cell>
          <table:table-cell office:value-type="float" office:value="-0.58501787483692" calcext:value-type="float">
            <text:p>-0,58501787483692</text:p>
          </table:table-cell>
          <table:table-cell office:value-type="float" office:value="116.90434984341" calcext:value-type="float">
            <text:p>116,904349843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29</text:p>
          </table:table-cell>
          <table:table-cell office:value-type="float" office:value="1.231199875474" calcext:value-type="float">
            <text:p>1,231199875474</text:p>
          </table:table-cell>
          <table:table-cell office:value-type="float" office:value="3.6843463778496" calcext:value-type="float">
            <text:p>3,6843463778496</text:p>
          </table:table-cell>
          <table:table-cell office:value-type="float" office:value="51.168993400161" calcext:value-type="float">
            <text:p>51,1689934001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40</text:p>
          </table:table-cell>
          <table:table-cell office:value-type="float" office:value="7.9414498806" calcext:value-type="float">
            <text:p>7,9414498806</text:p>
          </table:table-cell>
          <table:table-cell office:value-type="float" office:value="2.2393898665905" calcext:value-type="float">
            <text:p>2,2393898665905</text:p>
          </table:table-cell>
          <table:table-cell office:value-type="float" office:value="143.14562044326" calcext:value-type="float">
            <text:p>143,145620443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51</text:p>
          </table:table-cell>
          <table:table-cell office:value-type="float" office:value="7.2189950942993" calcext:value-type="float">
            <text:p>7,2189950942993</text:p>
          </table:table-cell>
          <table:table-cell office:value-type="float" office:value="2.1052896976471" calcext:value-type="float">
            <text:p>2,1052896976471</text:p>
          </table:table-cell>
          <table:table-cell office:value-type="float" office:value="-118.42353936214" calcext:value-type="float">
            <text:p>-118,423539362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62</text:p>
          </table:table-cell>
          <table:table-cell office:value-type="float" office:value="5.7049947977066" calcext:value-type="float">
            <text:p>5,7049947977066</text:p>
          </table:table-cell>
          <table:table-cell office:value-type="float" office:value="3.9336541295052" calcext:value-type="float">
            <text:p>3,9336541295052</text:p>
          </table:table-cell>
          <table:table-cell office:value-type="float" office:value="36.180115809107" calcext:value-type="float">
            <text:p>36,1801158091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73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2.2235317528248" calcext:value-type="float">
            <text:p>2,2235317528248</text:p>
          </table:table-cell>
          <table:table-cell office:value-type="float" office:value="-146.59087521255" calcext:value-type="float">
            <text:p>-146,590875212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84</text:p>
          </table:table-cell>
          <table:table-cell office:value-type="float" office:value="-1.5763032436371" calcext:value-type="float">
            <text:p>-1,5763032436371</text:p>
          </table:table-cell>
          <table:table-cell office:value-type="float" office:value="5.6500178575516" calcext:value-type="float">
            <text:p>5,6500178575516</text:p>
          </table:table-cell>
          <table:table-cell office:value-type="float" office:value="-53.337253582705" calcext:value-type="float">
            <text:p>-53,33725358270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95</text:p>
          </table:table-cell>
          <table:table-cell office:value-type="float" office:value="1.1328880488873" calcext:value-type="float">
            <text:p>1,1328880488873</text:p>
          </table:table-cell>
          <table:table-cell office:value-type="float" office:value="5.0096118450165" calcext:value-type="float">
            <text:p>5,0096118450165</text:p>
          </table:table-cell>
          <table:table-cell office:value-type="float" office:value="9.625621282371" calcext:value-type="float">
            <text:p>9,6256212823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06</text:p>
          </table:table-cell>
          <table:table-cell office:value-type="float" office:value="1.1034695804119" calcext:value-type="float">
            <text:p>1,1034695804119</text:p>
          </table:table-cell>
          <table:table-cell office:value-type="float" office:value="6.378727555275" calcext:value-type="float">
            <text:p>6,378727555275</text:p>
          </table:table-cell>
          <table:table-cell office:value-type="float" office:value="-37.270842084459" calcext:value-type="float">
            <text:p>-37,27084208445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17</text:p>
          </table:table-cell>
          <table:table-cell office:value-type="float" office:value="5.2519333362579" calcext:value-type="float">
            <text:p>5,2519333362579</text:p>
          </table:table-cell>
          <table:table-cell office:value-type="float" office:value="4.7643423080444" calcext:value-type="float">
            <text:p>4,7643423080444</text:p>
          </table:table-cell>
          <table:table-cell office:value-type="float" office:value="-4.802205237993" calcext:value-type="float">
            <text:p>-4,8022052379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28</text:p>
          </table:table-cell>
          <table:table-cell office:value-type="float" office:value="7.465922832489" calcext:value-type="float">
            <text:p>7,465922832489</text:p>
          </table:table-cell>
          <table:table-cell office:value-type="float" office:value="4.4031220674515" calcext:value-type="float">
            <text:p>4,4031220674515</text:p>
          </table:table-cell>
          <table:table-cell office:value-type="float" office:value="1.7871333369214" calcext:value-type="float">
            <text:p>1,78713333692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39</text:p>
          </table:table-cell>
          <table:table-cell office:value-type="float" office:value="9.5739424228668" calcext:value-type="float">
            <text:p>9,5739424228668</text:p>
          </table:table-cell>
          <table:table-cell office:value-type="float" office:value="3.8468238711357" calcext:value-type="float">
            <text:p>3,8468238711357</text:p>
          </table:table-cell>
          <table:table-cell office:value-type="float" office:value="25.171795278598" calcext:value-type="float">
            <text:p>25,17179527859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50</text:p>
          </table:table-cell>
          <table:table-cell office:value-type="float" office:value="9.2732751369476" calcext:value-type="float">
            <text:p>9,2732751369476</text:p>
          </table:table-cell>
          <table:table-cell office:value-type="float" office:value="6.5297853946686" calcext:value-type="float">
            <text:p>6,5297853946686</text:p>
          </table:table-cell>
          <table:table-cell office:value-type="float" office:value="-97.432469106784" calcext:value-type="float">
            <text:p>-97,4324691067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61</text:p>
          </table:table-cell>
          <table:table-cell office:value-type="float" office:value="-0.99533721804619" calcext:value-type="float">
            <text:p>-0,99533721804619</text:p>
          </table:table-cell>
          <table:table-cell office:value-type="float" office:value="4.492546916008" calcext:value-type="float">
            <text:p>4,492546916008</text:p>
          </table:table-cell>
          <table:table-cell office:value-type="float" office:value="-52.666875587148" calcext:value-type="float">
            <text:p>-52,66687558714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72</text:p>
          </table:table-cell>
          <table:table-cell office:value-type="float" office:value="-1.5305046737194" calcext:value-type="float">
            <text:p>-1,5305046737194</text:p>
          </table:table-cell>
          <table:table-cell office:value-type="float" office:value="8.7029635906219" calcext:value-type="float">
            <text:p>8,7029635906219</text:p>
          </table:table-cell>
          <table:table-cell office:value-type="float" office:value="-7.0608849073671" calcext:value-type="float">
            <text:p>-7,06088490736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83</text:p>
          </table:table-cell>
          <table:table-cell office:value-type="float" office:value="-0.037741116248071" calcext:value-type="float">
            <text:p>-0,037741116248071</text:p>
          </table:table-cell>
          <table:table-cell office:value-type="float" office:value="7.6113092899323" calcext:value-type="float">
            <text:p>7,6113092899323</text:p>
          </table:table-cell>
          <table:table-cell office:value-type="float" office:value="-35.340065029776" calcext:value-type="float">
            <text:p>-35,34006502977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94</text:p>
          </table:table-cell>
          <table:table-cell office:value-type="float" office:value="2.6039484143257" calcext:value-type="float">
            <text:p>2,6039484143257</text:p>
          </table:table-cell>
          <table:table-cell office:value-type="float" office:value="5.7852709293365" calcext:value-type="float">
            <text:p>5,7852709293365</text:p>
          </table:table-cell>
          <table:table-cell office:value-type="float" office:value="-8.6760219115361" calcext:value-type="float">
            <text:p>-8,67602191153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05</text:p>
          </table:table-cell>
          <table:table-cell office:value-type="float" office:value="4.3462419509888" calcext:value-type="float">
            <text:p>4,3462419509888</text:p>
          </table:table-cell>
          <table:table-cell office:value-type="float" office:value="6.5884149074554" calcext:value-type="float">
            <text:p>6,5884149074554</text:p>
          </table:table-cell>
          <table:table-cell office:value-type="float" office:value="-121.49925748254" calcext:value-type="float">
            <text:p>-121,499257482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16</text:p>
          </table:table-cell>
          <table:table-cell office:value-type="float" office:value="6.1017119884491" calcext:value-type="float">
            <text:p>6,1017119884491</text:p>
          </table:table-cell>
          <table:table-cell office:value-type="float" office:value="6.8742281198502" calcext:value-type="float">
            <text:p>6,8742281198502</text:p>
          </table:table-cell>
          <table:table-cell office:value-type="float" office:value="1.2481654312011" calcext:value-type="float">
            <text:p>1,24816543120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27</text:p>
          </table:table-cell>
          <table:table-cell office:value-type="float" office:value="8.4140568971634" calcext:value-type="float">
            <text:p>8,4140568971634</text:p>
          </table:table-cell>
          <table:table-cell office:value-type="float" office:value="6.5945756435394" calcext:value-type="float">
            <text:p>6,5945756435394</text:p>
          </table:table-cell>
          <table:table-cell office:value-type="float" office:value="151.37116620495" calcext:value-type="float">
            <text:p>151,371166204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38</text:p>
          </table:table-cell>
          <table:table-cell office:value-type="float" office:value="-1.4290392398834" calcext:value-type="float">
            <text:p>-1,4290392398834</text:p>
          </table:table-cell>
          <table:table-cell office:value-type="float" office:value="7.6991999149323" calcext:value-type="float">
            <text:p>7,6991999149323</text:p>
          </table:table-cell>
          <table:table-cell office:value-type="float" office:value="111.15333153184" calcext:value-type="float">
            <text:p>111,1533315318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49</text:p>
          </table:table-cell>
          <table:table-cell office:value-type="float" office:value="0.37612702697515" calcext:value-type="float">
            <text:p>0,37612702697515</text:p>
          </table:table-cell>
          <table:table-cell office:value-type="float" office:value="6.9213378429413" calcext:value-type="float">
            <text:p>6,9213378429413</text:p>
          </table:table-cell>
          <table:table-cell office:value-type="float" office:value="58.476741906184" calcext:value-type="float">
            <text:p>58,47674190618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60</text:p>
          </table:table-cell>
          <table:table-cell office:value-type="float" office:value="1.7152607440948" calcext:value-type="float">
            <text:p>1,7152607440948</text:p>
          </table:table-cell>
          <table:table-cell office:value-type="float" office:value="6.2554359436035" calcext:value-type="float">
            <text:p>6,2554359436035</text:p>
          </table:table-cell>
          <table:table-cell office:value-type="float" office:value="68.251654600642" calcext:value-type="float">
            <text:p>68,25165460064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71</text:p>
          </table:table-cell>
          <table:table-cell office:value-type="float" office:value="1.6138209402561" calcext:value-type="float">
            <text:p>1,6138209402561</text:p>
          </table:table-cell>
          <table:table-cell office:value-type="float" office:value="8.2534855604172" calcext:value-type="float">
            <text:p>8,2534855604172</text:p>
          </table:table-cell>
          <table:table-cell office:value-type="float" office:value="-39.780279253698" calcext:value-type="float">
            <text:p>-39,7802792536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82</text:p>
          </table:table-cell>
          <table:table-cell office:value-type="float" office:value="-0.81544503569603" calcext:value-type="float">
            <text:p>-0,81544503569603</text:p>
          </table:table-cell>
          <table:table-cell office:value-type="float" office:value="7.7629196643829" calcext:value-type="float">
            <text:p>7,7629196643829</text:p>
          </table:table-cell>
          <table:table-cell office:value-type="float" office:value="60.313839821299" calcext:value-type="float">
            <text:p>60,3138398212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893</text:p>
          </table:table-cell>
          <table:table-cell office:value-type="float" office:value="6.641343832016" calcext:value-type="float">
            <text:p>6,641343832016</text:p>
          </table:table-cell>
          <table:table-cell office:value-type="float" office:value="10.147669315338" calcext:value-type="float">
            <text:p>10,147669315338</text:p>
          </table:table-cell>
          <table:table-cell office:value-type="float" office:value="-54.007252310492" calcext:value-type="float">
            <text:p>-54,0072523104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04</text:p>
          </table:table-cell>
          <table:table-cell office:value-type="float" office:value="6.5896427631378" calcext:value-type="float">
            <text:p>6,5896427631378</text:p>
          </table:table-cell>
          <table:table-cell office:value-type="float" office:value="7.3155719041824" calcext:value-type="float">
            <text:p>7,3155719041824</text:p>
          </table:table-cell>
          <table:table-cell office:value-type="float" office:value="138.83526613758" calcext:value-type="float">
            <text:p>138,835266137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15</text:p>
          </table:table-cell>
          <table:table-cell office:value-type="float" office:value="-0.35208281129599" calcext:value-type="float">
            <text:p>-0,35208281129599</text:p>
          </table:table-cell>
          <table:table-cell office:value-type="float" office:value="10.811034440994" calcext:value-type="float">
            <text:p>10,811034440994</text:p>
          </table:table-cell>
          <table:table-cell office:value-type="float" office:value="-65.338256252799" calcext:value-type="float">
            <text:p>-65,3382562527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26</text:p>
          </table:table-cell>
          <table:table-cell office:value-type="float" office:value="1.8350929021835" calcext:value-type="float">
            <text:p>1,8350929021835</text:p>
          </table:table-cell>
          <table:table-cell office:value-type="float" office:value="9.0027463436127" calcext:value-type="float">
            <text:p>9,0027463436127</text:p>
          </table:table-cell>
          <table:table-cell office:value-type="float" office:value="-117.42302414718" calcext:value-type="float">
            <text:p>-117,423024147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37</text:p>
          </table:table-cell>
          <table:table-cell office:value-type="float" office:value="2.2772638499737" calcext:value-type="float">
            <text:p>2,2772638499737</text:p>
          </table:table-cell>
          <table:table-cell office:value-type="float" office:value="10.349763631821" calcext:value-type="float">
            <text:p>10,349763631821</text:p>
          </table:table-cell>
          <table:table-cell office:value-type="float" office:value="-104.41064758665" calcext:value-type="float">
            <text:p>-104,410647586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48</text:p>
          </table:table-cell>
          <table:table-cell office:value-type="float" office:value="3.5413348674774" calcext:value-type="float">
            <text:p>3,5413348674774</text:p>
          </table:table-cell>
          <table:table-cell office:value-type="float" office:value="10.866470336914" calcext:value-type="float">
            <text:p>10,866470336914</text:p>
          </table:table-cell>
          <table:table-cell office:value-type="float" office:value="-123.01225571116" calcext:value-type="float">
            <text:p>-123,01225571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59</text:p>
          </table:table-cell>
          <table:table-cell office:value-type="float" office:value="7.9763501882553" calcext:value-type="float">
            <text:p>7,9763501882553</text:p>
          </table:table-cell>
          <table:table-cell office:value-type="float" office:value="10.562927722931" calcext:value-type="float">
            <text:p>10,562927722931</text:p>
          </table:table-cell>
          <table:table-cell office:value-type="float" office:value="-95.834344056002" calcext:value-type="float">
            <text:p>-95,8343440560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70</text:p>
          </table:table-cell>
          <table:table-cell office:value-type="float" office:value="5.7925516366959" calcext:value-type="float">
            <text:p>5,7925516366959</text:p>
          </table:table-cell>
          <table:table-cell office:value-type="float" office:value="5.3721910715103" calcext:value-type="float">
            <text:p>5,3721910715103</text:p>
          </table:table-cell>
          <table:table-cell office:value-type="float" office:value="30.950645352625" calcext:value-type="float">
            <text:p>30,9506453526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81</text:p>
          </table:table-cell>
          <table:table-cell office:value-type="float" office:value="8.5608595609665" calcext:value-type="float">
            <text:p>8,5608595609665</text:p>
          </table:table-cell>
          <table:table-cell office:value-type="float" office:value="9.8745334148407" calcext:value-type="float">
            <text:p>9,8745334148407</text:p>
          </table:table-cell>
          <table:table-cell office:value-type="float" office:value="-44.394396292936" calcext:value-type="float">
            <text:p>-44,3943962929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92</text:p>
          </table:table-cell>
          <table:table-cell office:value-type="float" office:value="0.85051476955414" calcext:value-type="float">
            <text:p>0,85051476955414</text:p>
          </table:table-cell>
          <table:table-cell office:value-type="float" office:value="8.2112801074982" calcext:value-type="float">
            <text:p>8,2112801074982</text:p>
          </table:table-cell>
          <table:table-cell office:value-type="float" office:value="116.87670088118" calcext:value-type="float">
            <text:p>116,876700881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003</text:p>
          </table:table-cell>
          <table:table-cell office:value-type="float" office:value="2.9983320832253" calcext:value-type="float">
            <text:p>2,9983320832253</text:p>
          </table:table-cell>
          <table:table-cell office:value-type="float" office:value="9.267470240593" calcext:value-type="float">
            <text:p>9,267470240593</text:p>
          </table:table-cell>
          <table:table-cell office:value-type="float" office:value="58.202097370366" calcext:value-type="float">
            <text:p>58,2020973703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3.840343952179" calcext:value-type="float">
            <text:p>3,840343952179</text:p>
          </table:table-cell>
          <table:table-cell office:value-type="float" office:value="-0.58250583708286" calcext:value-type="float">
            <text:p>-0,58250583708286</text:p>
          </table:table-cell>
          <table:table-cell office:value-type="float" office:value="179.2116484065" calcext:value-type="float">
            <text:p>179,211648406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64</text:p>
          </table:table-cell>
          <table:table-cell office:value-type="float" office:value="4.3834018707275" calcext:value-type="float">
            <text:p>4,3834018707275</text:p>
          </table:table-cell>
          <table:table-cell office:value-type="float" office:value="-0.34636370837688" calcext:value-type="float">
            <text:p>-0,34636370837688</text:p>
          </table:table-cell>
          <table:table-cell office:value-type="float" office:value="4.1455103523412" calcext:value-type="float">
            <text:p>4,14551035234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75</text:p>
          </table:table-cell>
          <table:table-cell office:value-type="float" office:value="1.2530389428139" calcext:value-type="float">
            <text:p>1,2530389428139</text:p>
          </table:table-cell>
          <table:table-cell office:value-type="float" office:value="-0.32033063471317" calcext:value-type="float">
            <text:p>-0,32033063471317</text:p>
          </table:table-cell>
          <table:table-cell office:value-type="float" office:value="-49.784003169673" calcext:value-type="float">
            <text:p>-49,78400316967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86</text:p>
          </table:table-cell>
          <table:table-cell office:value-type="float" office:value="1.2458957731724" calcext:value-type="float">
            <text:p>1,2458957731724</text:p>
          </table:table-cell>
          <table:table-cell office:value-type="float" office:value="0.96959918737411" calcext:value-type="float">
            <text:p>0,96959918737411</text:p>
          </table:table-cell>
          <table:table-cell office:value-type="float" office:value="-32.087020433632" calcext:value-type="float">
            <text:p>-32,0870204336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97</text:p>
          </table:table-cell>
          <table:table-cell office:value-type="float" office:value="8.8078212738037" calcext:value-type="float">
            <text:p>8,8078212738037</text:p>
          </table:table-cell>
          <table:table-cell office:value-type="float" office:value="-0.14989326708019" calcext:value-type="float">
            <text:p>-0,14989326708019</text:p>
          </table:table-cell>
          <table:table-cell office:value-type="float" office:value="-145.97013345949" calcext:value-type="float">
            <text:p>-145,9701334594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08</text:p>
          </table:table-cell>
          <table:table-cell office:value-type="float" office:value="10.021859407425" calcext:value-type="float">
            <text:p>10,021859407425</text:p>
          </table:table-cell>
          <table:table-cell office:value-type="float" office:value="0.62195491045713" calcext:value-type="float">
            <text:p>0,62195491045713</text:p>
          </table:table-cell>
          <table:table-cell office:value-type="float" office:value="106.12359851789" calcext:value-type="float">
            <text:p>106,123598517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19</text:p>
          </table:table-cell>
          <table:table-cell office:value-type="float" office:value="8.467766046524" calcext:value-type="float">
            <text:p>8,467766046524</text:p>
          </table:table-cell>
          <table:table-cell office:value-type="float" office:value="0.032508845906705" calcext:value-type="float">
            <text:p>0,032508845906705</text:p>
          </table:table-cell>
          <table:table-cell office:value-type="float" office:value="24.826878575003" calcext:value-type="float">
            <text:p>24,82687857500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30</text:p>
          </table:table-cell>
          <table:table-cell office:value-type="float" office:value="-0.92917330563068" calcext:value-type="float">
            <text:p>-0,92917330563068</text:p>
          </table:table-cell>
          <table:table-cell office:value-type="float" office:value="1.7929558455944" calcext:value-type="float">
            <text:p>1,7929558455944</text:p>
          </table:table-cell>
          <table:table-cell office:value-type="float" office:value="51.905114559611" calcext:value-type="float">
            <text:p>51,9051145596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41</text:p>
          </table:table-cell>
          <table:table-cell office:value-type="float" office:value="-0.29260020703077" calcext:value-type="float">
            <text:p>-0,29260020703077</text:p>
          </table:table-cell>
          <table:table-cell office:value-type="float" office:value="2.5804731249809" calcext:value-type="float">
            <text:p>2,5804731249809</text:p>
          </table:table-cell>
          <table:table-cell office:value-type="float" office:value="163.69877651239" calcext:value-type="float">
            <text:p>163,6987765123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52</text:p>
          </table:table-cell>
          <table:table-cell office:value-type="float" office:value="3.5251206159592" calcext:value-type="float">
            <text:p>3,5251206159592</text:p>
          </table:table-cell>
          <table:table-cell office:value-type="float" office:value="0.61142109334469" calcext:value-type="float">
            <text:p>0,61142109334469</text:p>
          </table:table-cell>
          <table:table-cell office:value-type="float" office:value="76.903517838496" calcext:value-type="float">
            <text:p>76,90351783849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63</text:p>
          </table:table-cell>
          <table:table-cell office:value-type="float" office:value="2.9269742965698" calcext:value-type="float">
            <text:p>2,9269742965698</text:p>
          </table:table-cell>
          <table:table-cell office:value-type="float" office:value="4.8960837721825" calcext:value-type="float">
            <text:p>4,8960837721825</text:p>
          </table:table-cell>
          <table:table-cell office:value-type="float" office:value="60.489485218267" calcext:value-type="float">
            <text:p>60,4894852182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74</text:p>
          </table:table-cell>
          <table:table-cell office:value-type="float" office:value="5.2979129552841" calcext:value-type="float">
            <text:p>5,2979129552841</text:p>
          </table:table-cell>
          <table:table-cell office:value-type="float" office:value="1.1359895765781" calcext:value-type="float">
            <text:p>1,1359895765781</text:p>
          </table:table-cell>
          <table:table-cell office:value-type="float" office:value="-35.482150354203" calcext:value-type="float">
            <text:p>-35,48215035420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85</text:p>
          </table:table-cell>
          <table:table-cell office:value-type="float" office:value="8.3507078886032" calcext:value-type="float">
            <text:p>8,3507078886032</text:p>
          </table:table-cell>
          <table:table-cell office:value-type="float" office:value="1.4915910363197" calcext:value-type="float">
            <text:p>1,4915910363197</text:p>
          </table:table-cell>
          <table:table-cell office:value-type="float" office:value="37.019011700989" calcext:value-type="float">
            <text:p>37,01901170098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96</text:p>
          </table:table-cell>
          <table:table-cell office:value-type="float" office:value="10.083953142166" calcext:value-type="float">
            <text:p>10,083953142166</text:p>
          </table:table-cell>
          <table:table-cell office:value-type="float" office:value="5.9757179021835" calcext:value-type="float">
            <text:p>5,9757179021835</text:p>
          </table:table-cell>
          <table:table-cell office:value-type="float" office:value="-144.59245523829" calcext:value-type="float">
            <text:p>-144,592455238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07</text:p>
          </table:table-cell>
          <table:table-cell office:value-type="float" office:value="0.75401239097118" calcext:value-type="float">
            <text:p>0,75401239097118</text:p>
          </table:table-cell>
          <table:table-cell office:value-type="float" office:value="6.0220563411713" calcext:value-type="float">
            <text:p>6,0220563411713</text:p>
          </table:table-cell>
          <table:table-cell office:value-type="float" office:value="118.04245383876" calcext:value-type="float">
            <text:p>118,0424538387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18</text:p>
          </table:table-cell>
          <table:table-cell office:value-type="float" office:value="0.059263929724693" calcext:value-type="float">
            <text:p>0,059263929724693</text:p>
          </table:table-cell>
          <table:table-cell office:value-type="float" office:value="-0.58500312268734" calcext:value-type="float">
            <text:p>-0,58500312268734</text:p>
          </table:table-cell>
          <table:table-cell office:value-type="float" office:value="109.73642813932" calcext:value-type="float">
            <text:p>109,7364281393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29</text:p>
          </table:table-cell>
          <table:table-cell office:value-type="float" office:value="1.030457764864" calcext:value-type="float">
            <text:p>1,030457764864</text:p>
          </table:table-cell>
          <table:table-cell office:value-type="float" office:value="3.3953553438187" calcext:value-type="float">
            <text:p>3,3953553438187</text:p>
          </table:table-cell>
          <table:table-cell office:value-type="float" office:value="57.627646786392" calcext:value-type="float">
            <text:p>57,62764678639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40</text:p>
          </table:table-cell>
          <table:table-cell office:value-type="float" office:value="8.0432671308517" calcext:value-type="float">
            <text:p>8,0432671308517</text:p>
          </table:table-cell>
          <table:table-cell office:value-type="float" office:value="1.9771221280098" calcext:value-type="float">
            <text:p>1,9771221280098</text:p>
          </table:table-cell>
          <table:table-cell office:value-type="float" office:value="94.355220247985" calcext:value-type="float">
            <text:p>94,3552202479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51</text:p>
          </table:table-cell>
          <table:table-cell office:value-type="float" office:value="7.1857702732086" calcext:value-type="float">
            <text:p>7,1857702732086</text:p>
          </table:table-cell>
          <table:table-cell office:value-type="float" office:value="2.4074713885784" calcext:value-type="float">
            <text:p>2,4074713885784</text:p>
          </table:table-cell>
          <table:table-cell office:value-type="float" office:value="-75.354431085526" calcext:value-type="float">
            <text:p>-75,3544310855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62</text:p>
          </table:table-cell>
          <table:table-cell office:value-type="float" office:value="5.526716709137" calcext:value-type="float">
            <text:p>5,526716709137</text:p>
          </table:table-cell>
          <table:table-cell office:value-type="float" office:value="3.673190176487" calcext:value-type="float">
            <text:p>3,673190176487</text:p>
          </table:table-cell>
          <table:table-cell office:value-type="float" office:value="54.8983026462" calcext:value-type="float">
            <text:p>54,89830264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73</text:p>
          </table:table-cell>
          <table:table-cell office:value-type="float" office:value="10.082190036774" calcext:value-type="float">
            <text:p>10,082190036774</text:p>
          </table:table-cell>
          <table:table-cell office:value-type="float" office:value="2.60657787323" calcext:value-type="float">
            <text:p>2,60657787323</text:p>
          </table:table-cell>
          <table:table-cell office:value-type="float" office:value="-145.57439658293" calcext:value-type="float">
            <text:p>-145,574396582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84</text:p>
          </table:table-cell>
          <table:table-cell office:value-type="float" office:value="-1.5830168128014" calcext:value-type="float">
            <text:p>-1,5830168128014</text:p>
          </table:table-cell>
          <table:table-cell office:value-type="float" office:value="5.9721297025681" calcext:value-type="float">
            <text:p>5,9721297025681</text:p>
          </table:table-cell>
          <table:table-cell office:value-type="float" office:value="-85.562371903924" calcext:value-type="float">
            <text:p>-85,56237190392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95</text:p>
          </table:table-cell>
          <table:table-cell office:value-type="float" office:value="0.94384983181953" calcext:value-type="float">
            <text:p>0,94384983181953</text:p>
          </table:table-cell>
          <table:table-cell office:value-type="float" office:value="4.9124512076378" calcext:value-type="float">
            <text:p>4,9124512076378</text:p>
          </table:table-cell>
          <table:table-cell office:value-type="float" office:value="36.327712475115" calcext:value-type="float">
            <text:p>36,3277124751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06</text:p>
          </table:table-cell>
          <table:table-cell office:value-type="float" office:value="1.0077887773514" calcext:value-type="float">
            <text:p>1,0077887773514</text:p>
          </table:table-cell>
          <table:table-cell office:value-type="float" office:value="6.2343889474869" calcext:value-type="float">
            <text:p>6,2343889474869</text:p>
          </table:table-cell>
          <table:table-cell office:value-type="float" office:value="55.332885426321" calcext:value-type="float">
            <text:p>55,3328854263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17</text:p>
          </table:table-cell>
          <table:table-cell office:value-type="float" office:value="5.0254839658737" calcext:value-type="float">
            <text:p>5,0254839658737</text:p>
          </table:table-cell>
          <table:table-cell office:value-type="float" office:value="4.6788486838341" calcext:value-type="float">
            <text:p>4,6788486838341</text:p>
          </table:table-cell>
          <table:table-cell office:value-type="float" office:value="24.272416427637" calcext:value-type="float">
            <text:p>24,2724164276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28</text:p>
          </table:table-cell>
          <table:table-cell office:value-type="float" office:value="7.24713742733" calcext:value-type="float">
            <text:p>7,24713742733</text:p>
          </table:table-cell>
          <table:table-cell office:value-type="float" office:value="4.2604899406433" calcext:value-type="float">
            <text:p>4,2604899406433</text:p>
          </table:table-cell>
          <table:table-cell office:value-type="float" office:value="38.599881776579" calcext:value-type="float">
            <text:p>38,59988177657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39</text:p>
          </table:table-cell>
          <table:table-cell office:value-type="float" office:value="9.480339884758" calcext:value-type="float">
            <text:p>9,480339884758</text:p>
          </table:table-cell>
          <table:table-cell office:value-type="float" office:value="3.5833722352982" calcext:value-type="float">
            <text:p>3,5833722352982</text:p>
          </table:table-cell>
          <table:table-cell office:value-type="float" office:value="80.041046355181" calcext:value-type="float">
            <text:p>80,0410463551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50</text:p>
          </table:table-cell>
          <table:table-cell office:value-type="float" office:value="9.4133979082108" calcext:value-type="float">
            <text:p>9,4133979082108</text:p>
          </table:table-cell>
          <table:table-cell office:value-type="float" office:value="6.8506133556366" calcext:value-type="float">
            <text:p>6,8506133556366</text:p>
          </table:table-cell>
          <table:table-cell office:value-type="float" office:value="-118.74364136131" calcext:value-type="float">
            <text:p>-118,743641361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61</text:p>
          </table:table-cell>
          <table:table-cell office:value-type="float" office:value="-1.2777261435986" calcext:value-type="float">
            <text:p>-1,2777261435986</text:p>
          </table:table-cell>
          <table:table-cell office:value-type="float" office:value="4.5506411790848" calcext:value-type="float">
            <text:p>4,5506411790848</text:p>
          </table:table-cell>
          <table:table-cell office:value-type="float" office:value="-2.295256159298" calcext:value-type="float">
            <text:p>-2,29525615929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72</text:p>
          </table:table-cell>
          <table:table-cell office:value-type="float" office:value="-1.5306308865547" calcext:value-type="float">
            <text:p>-1,5306308865547</text:p>
          </table:table-cell>
          <table:table-cell office:value-type="float" office:value="8.6878740787506" calcext:value-type="float">
            <text:p>8,6878740787506</text:p>
          </table:table-cell>
          <table:table-cell office:value-type="float" office:value="-8.9104316037172" calcext:value-type="float">
            <text:p>-8,91043160371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83</text:p>
          </table:table-cell>
          <table:table-cell office:value-type="float" office:value="-0.30961856245995" calcext:value-type="float">
            <text:p>-0,30961856245995</text:p>
          </table:table-cell>
          <table:table-cell office:value-type="float" office:value="7.4844014644623" calcext:value-type="float">
            <text:p>7,4844014644623</text:p>
          </table:table-cell>
          <table:table-cell office:value-type="float" office:value="20.995296870068" calcext:value-type="float">
            <text:p>20,99529687006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94</text:p>
          </table:table-cell>
          <table:table-cell office:value-type="float" office:value="2.6070973277092" calcext:value-type="float">
            <text:p>2,6070973277092</text:p>
          </table:table-cell>
          <table:table-cell office:value-type="float" office:value="6.0071814060211" calcext:value-type="float">
            <text:p>6,0071814060211</text:p>
          </table:table-cell>
          <table:table-cell office:value-type="float" office:value="-99.456850130847" calcext:value-type="float">
            <text:p>-99,45685013084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05</text:p>
          </table:table-cell>
          <table:table-cell office:value-type="float" office:value="4.4478121399879" calcext:value-type="float">
            <text:p>4,4478121399879</text:p>
          </table:table-cell>
          <table:table-cell office:value-type="float" office:value="6.8935996294022" calcext:value-type="float">
            <text:p>6,8935996294022</text:p>
          </table:table-cell>
          <table:table-cell office:value-type="float" office:value="-105.19817148804" calcext:value-type="float">
            <text:p>-105,198171488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16</text:p>
          </table:table-cell>
          <table:table-cell office:value-type="float" office:value="6.0754311084747" calcext:value-type="float">
            <text:p>6,0754311084747</text:p>
          </table:table-cell>
          <table:table-cell office:value-type="float" office:value="6.6538035869598" calcext:value-type="float">
            <text:p>6,6538035869598</text:p>
          </table:table-cell>
          <table:table-cell office:value-type="float" office:value="91.98414747882" calcext:value-type="float">
            <text:p>91,984147478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27</text:p>
          </table:table-cell>
          <table:table-cell office:value-type="float" office:value="8.6851894855499" calcext:value-type="float">
            <text:p>8,6851894855499</text:p>
          </table:table-cell>
          <table:table-cell office:value-type="float" office:value="6.63394510746" calcext:value-type="float">
            <text:p>6,63394510746</text:p>
          </table:table-cell>
          <table:table-cell office:value-type="float" office:value="-165.43898005394" calcext:value-type="float">
            <text:p>-165,438980053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38</text:p>
          </table:table-cell>
          <table:table-cell office:value-type="float" office:value="-1.4838920533657" calcext:value-type="float">
            <text:p>-1,4838920533657</text:p>
          </table:table-cell>
          <table:table-cell office:value-type="float" office:value="7.4594378471375" calcext:value-type="float">
            <text:p>7,4594378471375</text:p>
          </table:table-cell>
          <table:table-cell office:value-type="float" office:value="52.944718272823" calcext:value-type="float">
            <text:p>52,94471827282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49</text:p>
          </table:table-cell>
          <table:table-cell office:value-type="float" office:value="0.5205299705267" calcext:value-type="float">
            <text:p>0,5205299705267</text:p>
          </table:table-cell>
          <table:table-cell office:value-type="float" office:value="6.6583985090256" calcext:value-type="float">
            <text:p>6,6583985090256</text:p>
          </table:table-cell>
          <table:table-cell office:value-type="float" office:value="114.68190903876" calcext:value-type="float">
            <text:p>114,6819090387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60</text:p>
          </table:table-cell>
          <table:table-cell office:value-type="float" office:value="1.9072887301445" calcext:value-type="float">
            <text:p>1,9072887301445</text:p>
          </table:table-cell>
          <table:table-cell office:value-type="float" office:value="6.144170165062" calcext:value-type="float">
            <text:p>6,144170165062</text:p>
          </table:table-cell>
          <table:table-cell office:value-type="float" office:value="158.99254865707" calcext:value-type="float">
            <text:p>158,9925486570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71</text:p>
          </table:table-cell>
          <table:table-cell office:value-type="float" office:value="1.3450536131859" calcext:value-type="float">
            <text:p>1,3450536131859</text:p>
          </table:table-cell>
          <table:table-cell office:value-type="float" office:value="8.4027528762817" calcext:value-type="float">
            <text:p>8,4027528762817</text:p>
          </table:table-cell>
          <table:table-cell office:value-type="float" office:value="-26.198886572176" calcext:value-type="float">
            <text:p>-26,19888657217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82</text:p>
          </table:table-cell>
          <table:table-cell office:value-type="float" office:value="-1.0162395238876" calcext:value-type="float">
            <text:p>-1,0162395238876</text:p>
          </table:table-cell>
          <table:table-cell office:value-type="float" office:value="7.7831709384918" calcext:value-type="float">
            <text:p>7,7831709384918</text:p>
          </table:table-cell>
          <table:table-cell office:value-type="float" office:value="-15.425049195624" calcext:value-type="float">
            <text:p>-15,4250491956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893</text:p>
          </table:table-cell>
          <table:table-cell office:value-type="float" office:value="6.3494646549225" calcext:value-type="float">
            <text:p>6,3494646549225</text:p>
          </table:table-cell>
          <table:table-cell office:value-type="float" office:value="10.237451791763" calcext:value-type="float">
            <text:p>10,237451791763</text:p>
          </table:table-cell>
          <table:table-cell office:value-type="float" office:value="-10.548027837352" calcext:value-type="float">
            <text:p>-10,54802783735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04</text:p>
          </table:table-cell>
          <table:table-cell office:value-type="float" office:value="6.7576789855957" calcext:value-type="float">
            <text:p>6,7576789855957</text:p>
          </table:table-cell>
          <table:table-cell office:value-type="float" office:value="7.459489107132" calcext:value-type="float">
            <text:p>7,459489107132</text:p>
          </table:table-cell>
          <table:table-cell office:value-type="float" office:value="-130.7064302408" calcext:value-type="float">
            <text:p>-130,70643024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15</text:p>
          </table:table-cell>
          <table:table-cell office:value-type="float" office:value="-0.11586181819439" calcext:value-type="float">
            <text:p>-0,11586181819439</text:p>
          </table:table-cell>
          <table:table-cell office:value-type="float" office:value="11.047302484512" calcext:value-type="float">
            <text:p>11,047302484512</text:p>
          </table:table-cell>
          <table:table-cell office:value-type="float" office:value="-74.397863096492" calcext:value-type="float">
            <text:p>-74,3978630964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26</text:p>
          </table:table-cell>
          <table:table-cell office:value-type="float" office:value="1.9913972914219" calcext:value-type="float">
            <text:p>1,9913972914219</text:p>
          </table:table-cell>
          <table:table-cell office:value-type="float" office:value="9.2277324199677" calcext:value-type="float">
            <text:p>9,2277324199677</text:p>
          </table:table-cell>
          <table:table-cell office:value-type="float" office:value="-126.50433467452" calcext:value-type="float">
            <text:p>-126,5043346745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37</text:p>
          </table:table-cell>
          <table:table-cell office:value-type="float" office:value="2.4881020188332" calcext:value-type="float">
            <text:p>2,4881020188332</text:p>
          </table:table-cell>
          <table:table-cell office:value-type="float" office:value="10.5046916008" calcext:value-type="float">
            <text:p>10,5046916008</text:p>
          </table:table-cell>
          <table:table-cell office:value-type="float" office:value="-150.67313583034" calcext:value-type="float">
            <text:p>-150,673135830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48</text:p>
          </table:table-cell>
          <table:table-cell office:value-type="float" office:value="3.7809631228447" calcext:value-type="float">
            <text:p>3,7809631228447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117.11412933981" calcext:value-type="float">
            <text:p>-117,114129339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59</text:p>
          </table:table-cell>
          <table:table-cell office:value-type="float" office:value="8.0129480361938" calcext:value-type="float">
            <text:p>8,0129480361938</text:p>
          </table:table-cell>
          <table:table-cell office:value-type="float" office:value="10.955580472946" calcext:value-type="float">
            <text:p>10,955580472946</text:p>
          </table:table-cell>
          <table:table-cell office:value-type="float" office:value="-94.371873861665" calcext:value-type="float">
            <text:p>-94,37187386166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70</text:p>
          </table:table-cell>
          <table:table-cell office:value-type="float" office:value="5.4522502422333" calcext:value-type="float">
            <text:p>5,4522502422333</text:p>
          </table:table-cell>
          <table:table-cell office:value-type="float" office:value="5.1681768894196" calcext:value-type="float">
            <text:p>5,1681768894196</text:p>
          </table:table-cell>
          <table:table-cell office:value-type="float" office:value="30.943835616871" calcext:value-type="float">
            <text:p>30,9438356168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81</text:p>
          </table:table-cell>
          <table:table-cell office:value-type="float" office:value="8.5060632228851" calcext:value-type="float">
            <text:p>8,5060632228851</text:p>
          </table:table-cell>
          <table:table-cell office:value-type="float" office:value="10.137977600098" calcext:value-type="float">
            <text:p>10,137977600098</text:p>
          </table:table-cell>
          <table:table-cell office:value-type="float" office:value="-78.729060045473" calcext:value-type="float">
            <text:p>-78,7290600454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92</text:p>
          </table:table-cell>
          <table:table-cell office:value-type="float" office:value="0.94868987798691" calcext:value-type="float">
            <text:p>0,94868987798691</text:p>
          </table:table-cell>
          <table:table-cell office:value-type="float" office:value="7.8538399934769" calcext:value-type="float">
            <text:p>7,8538399934769</text:p>
          </table:table-cell>
          <table:table-cell office:value-type="float" office:value="104.70327829859" calcext:value-type="float">
            <text:p>104,7032782985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003</text:p>
          </table:table-cell>
          <table:table-cell office:value-type="float" office:value="2.7902442216873" calcext:value-type="float">
            <text:p>2,7902442216873</text:p>
          </table:table-cell>
          <table:table-cell office:value-type="float" office:value="8.9311474561691" calcext:value-type="float">
            <text:p>8,9311474561691</text:p>
          </table:table-cell>
          <table:table-cell office:value-type="float" office:value="58.729136066072" calcext:value-type="float">
            <text:p>58,7291360660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4.0984401106834" calcext:value-type="float">
            <text:p>4,0984401106834</text:p>
          </table:table-cell>
          <table:table-cell office:value-type="float" office:value="-0.56078601628542" calcext:value-type="float">
            <text:p>-0,56078601628542</text:p>
          </table:table-cell>
          <table:table-cell office:value-type="float" office:value="-152.35202783232" calcext:value-type="float">
            <text:p>-152,3520278323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64</text:p>
          </table:table-cell>
          <table:table-cell office:value-type="float" office:value="4.3827566504478" calcext:value-type="float">
            <text:p>4,3827566504478</text:p>
          </table:table-cell>
          <table:table-cell office:value-type="float" office:value="-0.45392744243145" calcext:value-type="float">
            <text:p>-0,45392744243145</text:p>
          </table:table-cell>
          <table:table-cell office:value-type="float" office:value="83.93645438419" calcext:value-type="float">
            <text:p>83,936454384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75</text:p>
          </table:table-cell>
          <table:table-cell office:value-type="float" office:value="1.1993211507797" calcext:value-type="float">
            <text:p>1,1993211507797</text:p>
          </table:table-cell>
          <table:table-cell office:value-type="float" office:value="-0.011349996784702" calcext:value-type="float">
            <text:p>-0,011349996784702</text:p>
          </table:table-cell>
          <table:table-cell office:value-type="float" office:value="-87.880928045625" calcext:value-type="float">
            <text:p>-87,8809280456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86</text:p>
          </table:table-cell>
          <table:table-cell office:value-type="float" office:value="0.92747054994106" calcext:value-type="float">
            <text:p>0,92747054994106</text:p>
          </table:table-cell>
          <table:table-cell office:value-type="float" office:value="1.1928752809763" calcext:value-type="float">
            <text:p>1,1928752809763</text:p>
          </table:table-cell>
          <table:table-cell office:value-type="float" office:value="-36.197066686715" calcext:value-type="float">
            <text:p>-36,1970666867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97</text:p>
          </table:table-cell>
          <table:table-cell office:value-type="float" office:value="8.7102329730988" calcext:value-type="float">
            <text:p>8,7102329730988</text:p>
          </table:table-cell>
          <table:table-cell office:value-type="float" office:value="0.049752434715629" calcext:value-type="float">
            <text:p>0,049752434715629</text:p>
          </table:table-cell>
          <table:table-cell office:value-type="float" office:value="-55.211892173548" calcext:value-type="float">
            <text:p>-55,2118921735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08</text:p>
          </table:table-cell>
          <table:table-cell office:value-type="float" office:value="9.8575037717819" calcext:value-type="float">
            <text:p>9,8575037717819</text:p>
          </table:table-cell>
          <table:table-cell office:value-type="float" office:value="0.5509240180254" calcext:value-type="float">
            <text:p>0,5509240180254</text:p>
          </table:table-cell>
          <table:table-cell office:value-type="float" office:value="73.459595631642" calcext:value-type="float">
            <text:p>73,4595956316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19</text:p>
          </table:table-cell>
          <table:table-cell office:value-type="float" office:value="8.3085042238235" calcext:value-type="float">
            <text:p>8,3085042238235</text:p>
          </table:table-cell>
          <table:table-cell office:value-type="float" office:value="-0.058124279603362" calcext:value-type="float">
            <text:p>-0,058124279603362</text:p>
          </table:table-cell>
          <table:table-cell office:value-type="float" office:value="51.747817522401" calcext:value-type="float">
            <text:p>51,7478175224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30</text:p>
          </table:table-cell>
          <table:table-cell office:value-type="float" office:value="-1.1737992614508" calcext:value-type="float">
            <text:p>-1,1737992614508</text:p>
          </table:table-cell>
          <table:table-cell office:value-type="float" office:value="1.4807641506195" calcext:value-type="float">
            <text:p>1,4807641506195</text:p>
          </table:table-cell>
          <table:table-cell office:value-type="float" office:value="51.900433506935" calcext:value-type="float">
            <text:p>51,9004335069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41</text:p>
          </table:table-cell>
          <table:table-cell office:value-type="float" office:value="0.090009672567248" calcext:value-type="float">
            <text:p>0,090009672567248</text:p>
          </table:table-cell>
          <table:table-cell office:value-type="float" office:value="2.4683547019958" calcext:value-type="float">
            <text:p>2,4683547019958</text:p>
          </table:table-cell>
          <table:table-cell office:value-type="float" office:value="163.66801140415" calcext:value-type="float">
            <text:p>163,668011404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52</text:p>
          </table:table-cell>
          <table:table-cell office:value-type="float" office:value="3.60984146595" calcext:value-type="float">
            <text:p>3,60984146595</text:p>
          </table:table-cell>
          <table:table-cell office:value-type="float" office:value="0.3070305660367" calcext:value-type="float">
            <text:p>0,3070305660367</text:p>
          </table:table-cell>
          <table:table-cell office:value-type="float" office:value="113.31363392484" calcext:value-type="float">
            <text:p>113,313633924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63</text:p>
          </table:table-cell>
          <table:table-cell office:value-type="float" office:value="2.6930555701256" calcext:value-type="float">
            <text:p>2,6930555701256</text:p>
          </table:table-cell>
          <table:table-cell office:value-type="float" office:value="4.588169157505" calcext:value-type="float">
            <text:p>4,588169157505</text:p>
          </table:table-cell>
          <table:table-cell office:value-type="float" office:value="54.350332469697" calcext:value-type="float">
            <text:p>54,3503324696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74</text:p>
          </table:table-cell>
          <table:table-cell office:value-type="float" office:value="5.327535867691" calcext:value-type="float">
            <text:p>5,327535867691</text:p>
          </table:table-cell>
          <table:table-cell office:value-type="float" office:value="1.3484771549702" calcext:value-type="float">
            <text:p>1,3484771549702</text:p>
          </table:table-cell>
          <table:table-cell office:value-type="float" office:value="-103.58918776178" calcext:value-type="float">
            <text:p>-103,5891877617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85</text:p>
          </table:table-cell>
          <table:table-cell office:value-type="float" office:value="8.4579181671143" calcext:value-type="float">
            <text:p>8,4579181671143</text:p>
          </table:table-cell>
          <table:table-cell office:value-type="float" office:value="1.2969228625298" calcext:value-type="float">
            <text:p>1,2969228625298</text:p>
          </table:table-cell>
          <table:table-cell office:value-type="float" office:value="127.71912592991" calcext:value-type="float">
            <text:p>127,7191259299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96</text:p>
          </table:table-cell>
          <table:table-cell office:value-type="float" office:value="10.083479881287" calcext:value-type="float">
            <text:p>10,083479881287</text:p>
          </table:table-cell>
          <table:table-cell office:value-type="float" office:value="6.1295491456985" calcext:value-type="float">
            <text:p>6,1295491456985</text:p>
          </table:table-cell>
          <table:table-cell office:value-type="float" office:value="-143.52170373224" calcext:value-type="float">
            <text:p>-143,521703732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07</text:p>
          </table:table-cell>
          <table:table-cell office:value-type="float" office:value="0.66471502184868" calcext:value-type="float">
            <text:p>0,66471502184868</text:p>
          </table:table-cell>
          <table:table-cell office:value-type="float" office:value="5.820232629776" calcext:value-type="float">
            <text:p>5,820232629776</text:p>
          </table:table-cell>
          <table:table-cell office:value-type="float" office:value="82.704039136316" calcext:value-type="float">
            <text:p>82,70403913631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18</text:p>
          </table:table-cell>
          <table:table-cell office:value-type="float" office:value="0.21343048661947" calcext:value-type="float">
            <text:p>0,21343048661947</text:p>
          </table:table-cell>
          <table:table-cell office:value-type="float" office:value="-0.58513335883617" calcext:value-type="float">
            <text:p>-0,58513335883617</text:p>
          </table:table-cell>
          <table:table-cell office:value-type="float" office:value="104.33158904884" calcext:value-type="float">
            <text:p>104,331589048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29</text:p>
          </table:table-cell>
          <table:table-cell office:value-type="float" office:value="0.8883273601532" calcext:value-type="float">
            <text:p>0,8883273601532</text:p>
          </table:table-cell>
          <table:table-cell office:value-type="float" office:value="3.0919277667999" calcext:value-type="float">
            <text:p>3,0919277667999</text:p>
          </table:table-cell>
          <table:table-cell office:value-type="float" office:value="66.665754956045" calcext:value-type="float">
            <text:p>66,6657549560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40</text:p>
          </table:table-cell>
          <table:table-cell office:value-type="float" office:value="7.8268444538116" calcext:value-type="float">
            <text:p>7,8268444538116</text:p>
          </table:table-cell>
          <table:table-cell office:value-type="float" office:value="1.929112970829" calcext:value-type="float">
            <text:p>1,929112970829</text:p>
          </table:table-cell>
          <table:table-cell office:value-type="float" office:value="3.6085291178363" calcext:value-type="float">
            <text:p>3,60852911783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51</text:p>
          </table:table-cell>
          <table:table-cell office:value-type="float" office:value="6.9558793306351" calcext:value-type="float">
            <text:p>6,9558793306351</text:p>
          </table:table-cell>
          <table:table-cell office:value-type="float" office:value="2.605043053627" calcext:value-type="float">
            <text:p>2,605043053627</text:p>
          </table:table-cell>
          <table:table-cell office:value-type="float" office:value="-32.27177509077" calcext:value-type="float">
            <text:p>-32,2717750907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62</text:p>
          </table:table-cell>
          <table:table-cell office:value-type="float" office:value="5.2739137411118" calcext:value-type="float">
            <text:p>5,2739137411118</text:p>
          </table:table-cell>
          <table:table-cell office:value-type="float" office:value="3.3940690755844" calcext:value-type="float">
            <text:p>3,3940690755844</text:p>
          </table:table-cell>
          <table:table-cell office:value-type="float" office:value="45.350045155568" calcext:value-type="float">
            <text:p>45,3500451555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73</text:p>
          </table:table-cell>
          <table:table-cell office:value-type="float" office:value="10.084457397461" calcext:value-type="float">
            <text:p>10,084457397461</text:p>
          </table:table-cell>
          <table:table-cell office:value-type="float" office:value="2.8499984741211" calcext:value-type="float">
            <text:p>2,8499984741211</text:p>
          </table:table-cell>
          <table:table-cell office:value-type="float" office:value="-145.11529807073" calcext:value-type="float">
            <text:p>-145,1152980707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84</text:p>
          </table:table-cell>
          <table:table-cell office:value-type="float" office:value="-1.495643556118" calcext:value-type="float">
            <text:p>-1,495643556118</text:p>
          </table:table-cell>
          <table:table-cell office:value-type="float" office:value="6.2925034761429" calcext:value-type="float">
            <text:p>6,2925034761429</text:p>
          </table:table-cell>
          <table:table-cell office:value-type="float" office:value="-110.98438311534" calcext:value-type="float">
            <text:p>-110,9843831153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95</text:p>
          </table:table-cell>
          <table:table-cell office:value-type="float" office:value="0.91066971421242" calcext:value-type="float">
            <text:p>0,91066971421242</text:p>
          </table:table-cell>
          <table:table-cell office:value-type="float" office:value="4.7637861967087" calcext:value-type="float">
            <text:p>4,7637861967087</text:p>
          </table:table-cell>
          <table:table-cell office:value-type="float" office:value="73.570102643056" calcext:value-type="float">
            <text:p>73,57010264305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06</text:p>
          </table:table-cell>
          <table:table-cell office:value-type="float" office:value="0.8090341091156" calcext:value-type="float">
            <text:p>0,8090341091156</text:p>
          </table:table-cell>
          <table:table-cell office:value-type="float" office:value="6.2742817401886" calcext:value-type="float">
            <text:p>6,2742817401886</text:p>
          </table:table-cell>
          <table:table-cell office:value-type="float" office:value="-22.534944639084" calcext:value-type="float">
            <text:p>-22,53494463908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17</text:p>
          </table:table-cell>
          <table:table-cell office:value-type="float" office:value="4.9777045845985" calcext:value-type="float">
            <text:p>4,9777045845985</text:p>
          </table:table-cell>
          <table:table-cell office:value-type="float" office:value="4.4733077287674" calcext:value-type="float">
            <text:p>4,4733077287674</text:p>
          </table:table-cell>
          <table:table-cell office:value-type="float" office:value="90.667439114516" calcext:value-type="float">
            <text:p>90,6674391145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28</text:p>
          </table:table-cell>
          <table:table-cell office:value-type="float" office:value="7.1569311618805" calcext:value-type="float">
            <text:p>7,1569311618805</text:p>
          </table:table-cell>
          <table:table-cell office:value-type="float" office:value="4.0157303214073" calcext:value-type="float">
            <text:p>4,0157303214073</text:p>
          </table:table-cell>
          <table:table-cell office:value-type="float" office:value="75.392234856915" calcext:value-type="float">
            <text:p>75,3922348569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39</text:p>
          </table:table-cell>
          <table:table-cell office:value-type="float" office:value="9.6286046504974" calcext:value-type="float">
            <text:p>9,6286046504974</text:p>
          </table:table-cell>
          <table:table-cell office:value-type="float" office:value="3.3073487877846" calcext:value-type="float">
            <text:p>3,3073487877846</text:p>
          </table:table-cell>
          <table:table-cell office:value-type="float" office:value="119.22894010119" calcext:value-type="float">
            <text:p>119,228940101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50</text:p>
          </table:table-cell>
          <table:table-cell office:value-type="float" office:value="9.6517360210419" calcext:value-type="float">
            <text:p>9,6517360210419</text:p>
          </table:table-cell>
          <table:table-cell office:value-type="float" office:value="7.1264791488647" calcext:value-type="float">
            <text:p>7,1264791488647</text:p>
          </table:table-cell>
          <table:table-cell office:value-type="float" office:value="-133.54816406396" calcext:value-type="float">
            <text:p>-133,5481640639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61</text:p>
          </table:table-cell>
          <table:table-cell office:value-type="float" office:value="-1.5027883648872" calcext:value-type="float">
            <text:p>-1,5027883648872</text:p>
          </table:table-cell>
          <table:table-cell office:value-type="float" office:value="4.3700414896011" calcext:value-type="float">
            <text:p>4,3700414896011</text:p>
          </table:table-cell>
          <table:table-cell office:value-type="float" office:value="48.107403858452" calcext:value-type="float">
            <text:p>48,10740385845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72</text:p>
          </table:table-cell>
          <table:table-cell office:value-type="float" office:value="-1.5319021046162" calcext:value-type="float">
            <text:p>-1,5319021046162</text:p>
          </table:table-cell>
          <table:table-cell office:value-type="float" office:value="8.6566007137299" calcext:value-type="float">
            <text:p>8,6566007137299</text:p>
          </table:table-cell>
          <table:table-cell office:value-type="float" office:value="-25.115696108265" calcext:value-type="float">
            <text:p>-25,1156961082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83</text:p>
          </table:table-cell>
          <table:table-cell office:value-type="float" office:value="-0.68114846944809" calcext:value-type="float">
            <text:p>-0,68114846944809</text:p>
          </table:table-cell>
          <table:table-cell office:value-type="float" office:value="7.3421031236649" calcext:value-type="float">
            <text:p>7,3421031236649</text:p>
          </table:table-cell>
          <table:table-cell office:value-type="float" office:value="21.081103640757" calcext:value-type="float">
            <text:p>21,08110364075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94</text:p>
          </table:table-cell>
          <table:table-cell office:value-type="float" office:value="2.7894777059555" calcext:value-type="float">
            <text:p>2,7894777059555</text:p>
          </table:table-cell>
          <table:table-cell office:value-type="float" office:value="6.190727353096" calcext:value-type="float">
            <text:p>6,190727353096</text:p>
          </table:table-cell>
          <table:table-cell office:value-type="float" office:value="-156.28505512408" calcext:value-type="float">
            <text:p>-156,2850551240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05</text:p>
          </table:table-cell>
          <table:table-cell office:value-type="float" office:value="4.4825547933578" calcext:value-type="float">
            <text:p>4,4825547933578</text:p>
          </table:table-cell>
          <table:table-cell office:value-type="float" office:value="7.232386469841" calcext:value-type="float">
            <text:p>7,232386469841</text:p>
          </table:table-cell>
          <table:table-cell office:value-type="float" office:value="-97.116351127625" calcext:value-type="float">
            <text:p>-97,1163511276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16</text:p>
          </table:table-cell>
          <table:table-cell office:value-type="float" office:value="6.2033259868622" calcext:value-type="float">
            <text:p>6,2033259868622</text:p>
          </table:table-cell>
          <table:table-cell office:value-type="float" office:value="6.3061225414276" calcext:value-type="float">
            <text:p>6,3061225414276</text:p>
          </table:table-cell>
          <table:table-cell office:value-type="float" office:value="107.16013392066" calcext:value-type="float">
            <text:p>107,160133920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27</text:p>
          </table:table-cell>
          <table:table-cell office:value-type="float" office:value="8.8871592283249" calcext:value-type="float">
            <text:p>8,8871592283249</text:p>
          </table:table-cell>
          <table:table-cell office:value-type="float" office:value="6.767835021019" calcext:value-type="float">
            <text:p>6,767835021019</text:p>
          </table:table-cell>
          <table:table-cell office:value-type="float" office:value="-145.65074216029" calcext:value-type="float">
            <text:p>-145,650742160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38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7.5649493932724" calcext:value-type="float">
            <text:p>7,5649493932724</text:p>
          </table:table-cell>
          <table:table-cell office:value-type="float" office:value="-37.016910352525" calcext:value-type="float">
            <text:p>-37,01691035252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49</text:p>
          </table:table-cell>
          <table:table-cell office:value-type="float" office:value="0.40231294929981" calcext:value-type="float">
            <text:p>0,40231294929981</text:p>
          </table:table-cell>
          <table:table-cell office:value-type="float" office:value="6.474357843399" calcext:value-type="float">
            <text:p>6,474357843399</text:p>
          </table:table-cell>
          <table:table-cell office:value-type="float" office:value="39.157750500236" calcext:value-type="float">
            <text:p>39,15775050023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60</text:p>
          </table:table-cell>
          <table:table-cell office:value-type="float" office:value="2.1603102982044" calcext:value-type="float">
            <text:p>2,1603102982044</text:p>
          </table:table-cell>
          <table:table-cell office:value-type="float" office:value="6.204913854599" calcext:value-type="float">
            <text:p>6,204913854599</text:p>
          </table:table-cell>
          <table:table-cell office:value-type="float" office:value="-144.77440809748" calcext:value-type="float">
            <text:p>-144,7744080974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71</text:p>
          </table:table-cell>
          <table:table-cell office:value-type="float" office:value="1.0459812730551" calcext:value-type="float">
            <text:p>1,0459812730551</text:p>
          </table:table-cell>
          <table:table-cell office:value-type="float" office:value="8.4888392686844" calcext:value-type="float">
            <text:p>8,4888392686844</text:p>
          </table:table-cell>
          <table:table-cell office:value-type="float" office:value="-14.396695384554" calcext:value-type="float">
            <text:p>-14,39669538455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82</text:p>
          </table:table-cell>
          <table:table-cell office:value-type="float" office:value="-0.98801620304585" calcext:value-type="float">
            <text:p>-0,98801620304585</text:p>
          </table:table-cell>
          <table:table-cell office:value-type="float" office:value="8.0030125379562" calcext:value-type="float">
            <text:p>8,0030125379562</text:p>
          </table:table-cell>
          <table:table-cell office:value-type="float" office:value="-106.21661137623" calcext:value-type="float">
            <text:p>-106,2166113762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893</text:p>
          </table:table-cell>
          <table:table-cell office:value-type="float" office:value="6.0559022426605" calcext:value-type="float">
            <text:p>6,0559022426605</text:p>
          </table:table-cell>
          <table:table-cell office:value-type="float" office:value="10.130192041397" calcext:value-type="float">
            <text:p>10,130192041397</text:p>
          </table:table-cell>
          <table:table-cell office:value-type="float" office:value="27.992428488033" calcext:value-type="float">
            <text:p>27,99242848803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04</text:p>
          </table:table-cell>
          <table:table-cell office:value-type="float" office:value="6.8988931179047" calcext:value-type="float">
            <text:p>6,8988931179047</text:p>
          </table:table-cell>
          <table:table-cell office:value-type="float" office:value="7.8019845485687" calcext:value-type="float">
            <text:p>7,8019845485687</text:p>
          </table:table-cell>
          <table:table-cell office:value-type="float" office:value="-115.57944109485" calcext:value-type="float">
            <text:p>-115,579441094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15</text:p>
          </table:table-cell>
          <table:table-cell office:value-type="float" office:value="-0.081351343542337" calcext:value-type="float">
            <text:p>-0,081351343542337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68.546376410563" calcext:value-type="float">
            <text:p>-68,5463764105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26</text:p>
          </table:table-cell>
          <table:table-cell office:value-type="float" office:value="2.1817786991596" calcext:value-type="float">
            <text:p>2,1817786991596</text:p>
          </table:table-cell>
          <table:table-cell office:value-type="float" office:value="9.424507021904" calcext:value-type="float">
            <text:p>9,424507021904</text:p>
          </table:table-cell>
          <table:table-cell office:value-type="float" office:value="-135.61166775454" calcext:value-type="float">
            <text:p>-135,6116677545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37</text:p>
          </table:table-cell>
          <table:table-cell office:value-type="float" office:value="2.8134560585022" calcext:value-type="float">
            <text:p>2,8134560585022</text:p>
          </table:table-cell>
          <table:table-cell office:value-type="float" office:value="10.654724836349" calcext:value-type="float">
            <text:p>10,654724836349</text:p>
          </table:table-cell>
          <table:table-cell office:value-type="float" office:value="-151.40443243039" calcext:value-type="float">
            <text:p>-151,404432430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48</text:p>
          </table:table-cell>
          <table:table-cell office:value-type="float" office:value="3.8950711488724" calcext:value-type="float">
            <text:p>3,8950711488724</text:p>
          </table:table-cell>
          <table:table-cell office:value-type="float" office:value="11.084995269775" calcext:value-type="float">
            <text:p>11,084995269775</text:p>
          </table:table-cell>
          <table:table-cell office:value-type="float" office:value="-85.896537562085" calcext:value-type="float">
            <text:p>-85,89653756208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59</text:p>
          </table:table-cell>
          <table:table-cell office:value-type="float" office:value="7.8919994831085" calcext:value-type="float">
            <text:p>7,8919994831085</text:p>
          </table:table-cell>
          <table:table-cell office:value-type="float" office:value="11.085022687912" calcext:value-type="float">
            <text:p>11,085022687912</text:p>
          </table:table-cell>
          <table:table-cell office:value-type="float" office:value="-65.352518087739" calcext:value-type="float">
            <text:p>-65,3525180877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70</text:p>
          </table:table-cell>
          <table:table-cell office:value-type="float" office:value="5.326315164566" calcext:value-type="float">
            <text:p>5,326315164566</text:p>
          </table:table-cell>
          <table:table-cell office:value-type="float" office:value="4.944933950901" calcext:value-type="float">
            <text:p>4,944933950901</text:p>
          </table:table-cell>
          <table:table-cell office:value-type="float" office:value="84.949953540875" calcext:value-type="float">
            <text:p>84,9499535408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81</text:p>
          </table:table-cell>
          <table:table-cell office:value-type="float" office:value="8.4700745344162" calcext:value-type="float">
            <text:p>8,4700745344162</text:p>
          </table:table-cell>
          <table:table-cell office:value-type="float" office:value="10.37735581398" calcext:value-type="float">
            <text:p>10,37735581398</text:p>
          </table:table-cell>
          <table:table-cell office:value-type="float" office:value="-81.633711316783" calcext:value-type="float">
            <text:p>-81,6337113167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92</text:p>
          </table:table-cell>
          <table:table-cell office:value-type="float" office:value="1.0486869513988" calcext:value-type="float">
            <text:p>1,0486869513988</text:p>
          </table:table-cell>
          <table:table-cell office:value-type="float" office:value="7.4688231945038" calcext:value-type="float">
            <text:p>7,4688231945038</text:p>
          </table:table-cell>
          <table:table-cell office:value-type="float" office:value="104.68790257812" calcext:value-type="float">
            <text:p>104,687902578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003</text:p>
          </table:table-cell>
          <table:table-cell office:value-type="float" office:value="2.7701511979103" calcext:value-type="float">
            <text:p>2,7701511979103</text:p>
          </table:table-cell>
          <table:table-cell office:value-type="float" office:value="8.6108887195587" calcext:value-type="float">
            <text:p>8,6108887195587</text:p>
          </table:table-cell>
          <table:table-cell office:value-type="float" office:value="93.607816726539" calcext:value-type="float">
            <text:p>93,6078167265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4.0672135353088" calcext:value-type="float">
            <text:p>4,0672135353088</text:p>
          </table:table-cell>
          <table:table-cell office:value-type="float" office:value="-0.35576697438955" calcext:value-type="float">
            <text:p>-0,35576697438955</text:p>
          </table:table-cell>
          <table:table-cell office:value-type="float" office:value="-77.014551041233" calcext:value-type="float">
            <text:p>-77,01455104123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464</text:p>
          </table:table-cell>
          <table:table-cell office:value-type="float" office:value="4.6066814661026" calcext:value-type="float">
            <text:p>4,6066814661026</text:p>
          </table:table-cell>
          <table:table-cell office:value-type="float" office:value="-0.51638562232256" calcext:value-type="float">
            <text:p>-0,51638562232256</text:p>
          </table:table-cell>
          <table:table-cell office:value-type="float" office:value="160.46162016073" calcext:value-type="float">
            <text:p>160,4616201607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475</text:p>
          </table:table-cell>
          <table:table-cell office:value-type="float" office:value="1.3461427390575" calcext:value-type="float">
            <text:p>1,3461427390575</text:p>
          </table:table-cell>
          <table:table-cell office:value-type="float" office:value="0.2657164260745" calcext:value-type="float">
            <text:p>0,2657164260745</text:p>
          </table:table-cell>
          <table:table-cell office:value-type="float" office:value="-126.00267616807" calcext:value-type="float">
            <text:p>-126,0026761680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486</text:p>
          </table:table-cell>
          <table:table-cell office:value-type="float" office:value="0.62703534960747" calcext:value-type="float">
            <text:p>0,62703534960747</text:p>
          </table:table-cell>
          <table:table-cell office:value-type="float" office:value="1.4384055137634" calcext:value-type="float">
            <text:p>1,4384055137634</text:p>
          </table:table-cell>
          <table:table-cell office:value-type="float" office:value="-40.259519959711" calcext:value-type="float">
            <text:p>-40,2595199597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497</text:p>
          </table:table-cell>
          <table:table-cell office:value-type="float" office:value="8.8211214542389" calcext:value-type="float">
            <text:p>8,8211214542389</text:p>
          </table:table-cell>
          <table:table-cell office:value-type="float" office:value="0.22292990237474" calcext:value-type="float">
            <text:p>0,22292990237474</text:p>
          </table:table-cell>
          <table:table-cell office:value-type="float" office:value="-134.13185374752" calcext:value-type="float">
            <text:p>-134,131853747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08</text:p>
          </table:table-cell>
          <table:table-cell office:value-type="float" office:value="9.6093118190765" calcext:value-type="float">
            <text:p>9,6093118190765</text:p>
          </table:table-cell>
          <table:table-cell office:value-type="float" office:value="0.4534512385726" calcext:value-type="float">
            <text:p>0,4534512385726</text:p>
          </table:table-cell>
          <table:table-cell office:value-type="float" office:value="13.465223133944" calcext:value-type="float">
            <text:p>13,46522313394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19</text:p>
          </table:table-cell>
          <table:table-cell office:value-type="float" office:value="8.4612882137299" calcext:value-type="float">
            <text:p>8,4612882137299</text:p>
          </table:table-cell>
          <table:table-cell office:value-type="float" office:value="-0.21823199465871" calcext:value-type="float">
            <text:p>-0,21823199465871</text:p>
          </table:table-cell>
          <table:table-cell office:value-type="float" office:value="142.47778114999" calcext:value-type="float">
            <text:p>142,4777811499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30</text:p>
          </table:table-cell>
          <table:table-cell office:value-type="float" office:value="-1.3750077784061" calcext:value-type="float">
            <text:p>-1,3750077784061</text:p>
          </table:table-cell>
          <table:table-cell office:value-type="float" office:value="1.1604998260736" calcext:value-type="float">
            <text:p>1,1604998260736</text:p>
          </table:table-cell>
          <table:table-cell office:value-type="float" office:value="60.361381548985" calcext:value-type="float">
            <text:p>60,36138154898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41</text:p>
          </table:table-cell>
          <table:table-cell office:value-type="float" office:value="0.24949956685305" calcext:value-type="float">
            <text:p>0,24949956685305</text:p>
          </table:table-cell>
          <table:table-cell office:value-type="float" office:value="2.2523936629295" calcext:value-type="float">
            <text:p>2,2523936629295</text:p>
          </table:table-cell>
          <table:table-cell office:value-type="float" office:value="116.75677026153" calcext:value-type="float">
            <text:p>116,7567702615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52</text:p>
          </table:table-cell>
          <table:table-cell office:value-type="float" office:value="3.8688141107559" calcext:value-type="float">
            <text:p>3,8688141107559</text:p>
          </table:table-cell>
          <table:table-cell office:value-type="float" office:value="0.22921483963728" calcext:value-type="float">
            <text:p>0,22921483963728</text:p>
          </table:table-cell>
          <table:table-cell office:value-type="float" office:value="173.22085769313" calcext:value-type="float">
            <text:p>173,2208576931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63</text:p>
          </table:table-cell>
          <table:table-cell office:value-type="float" office:value="2.461806088686" calcext:value-type="float">
            <text:p>2,461806088686</text:p>
          </table:table-cell>
          <table:table-cell office:value-type="float" office:value="4.2651534080505" calcext:value-type="float">
            <text:p>4,2651534080505</text:p>
          </table:table-cell>
          <table:table-cell office:value-type="float" office:value="54.331744932065" calcext:value-type="float">
            <text:p>54,3317449320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74</text:p>
          </table:table-cell>
          <table:table-cell office:value-type="float" office:value="5.5356627702713" calcext:value-type="float">
            <text:p>5,5356627702713</text:p>
          </table:table-cell>
          <table:table-cell office:value-type="float" office:value="1.4004701375961" calcext:value-type="float">
            <text:p>1,4004701375961</text:p>
          </table:table-cell>
          <table:table-cell office:value-type="float" office:value="-171.63770517726" calcext:value-type="float">
            <text:p>-171,6377051772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85</text:p>
          </table:table-cell>
          <table:table-cell office:value-type="float" office:value="8.740428686142" calcext:value-type="float">
            <text:p>8,740428686142</text:p>
          </table:table-cell>
          <table:table-cell office:value-type="float" office:value="1.3595929741859" calcext:value-type="float">
            <text:p>1,3595929741859</text:p>
          </table:table-cell>
          <table:table-cell office:value-type="float" office:value="-170.53531385531" calcext:value-type="float">
            <text:p>-170,535313855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96</text:p>
          </table:table-cell>
          <table:table-cell office:value-type="float" office:value="10.084493160248" calcext:value-type="float">
            <text:p>10,084493160248</text:p>
          </table:table-cell>
          <table:table-cell office:value-type="float" office:value="6.261271238327" calcext:value-type="float">
            <text:p>6,261271238327</text:p>
          </table:table-cell>
          <table:table-cell office:value-type="float" office:value="-145.06683379981" calcext:value-type="float">
            <text:p>-145,066833799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07</text:p>
          </table:table-cell>
          <table:table-cell office:value-type="float" office:value="0.87843671441078" calcext:value-type="float">
            <text:p>0,87843671441078</text:p>
          </table:table-cell>
          <table:table-cell office:value-type="float" office:value="5.7604777812958" calcext:value-type="float">
            <text:p>5,7604777812958</text:p>
          </table:table-cell>
          <table:table-cell office:value-type="float" office:value="173.44515186966" calcext:value-type="float">
            <text:p>173,4451518696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18</text:p>
          </table:table-cell>
          <table:table-cell office:value-type="float" office:value="0.29480716213584" calcext:value-type="float">
            <text:p>0,29480716213584</text:p>
          </table:table-cell>
          <table:table-cell office:value-type="float" office:value="-0.58501768857241" calcext:value-type="float">
            <text:p>-0,58501768857241</text:p>
          </table:table-cell>
          <table:table-cell office:value-type="float" office:value="91.956703526199" calcext:value-type="float">
            <text:p>91,9567035261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29</text:p>
          </table:table-cell>
          <table:table-cell office:value-type="float" office:value="0.79525999724865" calcext:value-type="float">
            <text:p>0,79525999724865</text:p>
          </table:table-cell>
          <table:table-cell office:value-type="float" office:value="2.7701860666275" calcext:value-type="float">
            <text:p>2,7701860666275</text:p>
          </table:table-cell>
          <table:table-cell office:value-type="float" office:value="75.746757968975" calcext:value-type="float">
            <text:p>75,74675796897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40</text:p>
          </table:table-cell>
          <table:table-cell office:value-type="float" office:value="7.686630487442" calcext:value-type="float">
            <text:p>7,686630487442</text:p>
          </table:table-cell>
          <table:table-cell office:value-type="float" office:value="2.1820709109306" calcext:value-type="float">
            <text:p>2,1820709109306</text:p>
          </table:table-cell>
          <table:table-cell office:value-type="float" office:value="-58.035410893191" calcext:value-type="float">
            <text:p>-58,0354108931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51</text:p>
          </table:table-cell>
          <table:table-cell office:value-type="float" office:value="6.6532379388809" calcext:value-type="float">
            <text:p>6,6532379388809</text:p>
          </table:table-cell>
          <table:table-cell office:value-type="float" office:value="2.5927129387856" calcext:value-type="float">
            <text:p>2,5927129387856</text:p>
          </table:table-cell>
          <table:table-cell office:value-type="float" office:value="10.792141317562" calcext:value-type="float">
            <text:p>10,7921413175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62</text:p>
          </table:table-cell>
          <table:table-cell office:value-type="float" office:value="4.9772509932518" calcext:value-type="float">
            <text:p>4,9772509932518</text:p>
          </table:table-cell>
          <table:table-cell office:value-type="float" office:value="3.1574925780296" calcext:value-type="float">
            <text:p>3,1574925780296</text:p>
          </table:table-cell>
          <table:table-cell office:value-type="float" office:value="36.901189263459" calcext:value-type="float">
            <text:p>36,90118926345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73</text:p>
          </table:table-cell>
          <table:table-cell office:value-type="float" office:value="10.080460309982" calcext:value-type="float">
            <text:p>10,080460309982</text:p>
          </table:table-cell>
          <table:table-cell office:value-type="float" office:value="3.0141919851303" calcext:value-type="float">
            <text:p>3,0141919851303</text:p>
          </table:table-cell>
          <table:table-cell office:value-type="float" office:value="-142.39904379389" calcext:value-type="float">
            <text:p>-142,3990437938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84</text:p>
          </table:table-cell>
          <table:table-cell office:value-type="float" office:value="-1.2907493114471" calcext:value-type="float">
            <text:p>-1,2907493114471</text:p>
          </table:table-cell>
          <table:table-cell office:value-type="float" office:value="6.5726798772812" calcext:value-type="float">
            <text:p>6,5726798772812</text:p>
          </table:table-cell>
          <table:table-cell office:value-type="float" office:value="-129.26782316463" calcext:value-type="float">
            <text:p>-129,2678231646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95</text:p>
          </table:table-cell>
          <table:table-cell office:value-type="float" office:value="0.97428277134895" calcext:value-type="float">
            <text:p>0,97428277134895</text:p>
          </table:table-cell>
          <table:table-cell office:value-type="float" office:value="4.625698029995" calcext:value-type="float">
            <text:p>4,625698029995</text:p>
          </table:table-cell>
          <table:table-cell office:value-type="float" office:value="110.82125697166" calcext:value-type="float">
            <text:p>110,821256971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06</text:p>
          </table:table-cell>
          <table:table-cell office:value-type="float" office:value="0.86412370204926" calcext:value-type="float">
            <text:p>0,86412370204926</text:p>
          </table:table-cell>
          <table:table-cell office:value-type="float" office:value="6.4895343780518" calcext:value-type="float">
            <text:p>6,4895343780518</text:p>
          </table:table-cell>
          <table:table-cell office:value-type="float" office:value="-113.34350382446" calcext:value-type="float">
            <text:p>-113,3435038244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17</text:p>
          </table:table-cell>
          <table:table-cell office:value-type="float" office:value="5.19739985466" calcext:value-type="float">
            <text:p>5,19739985466</text:p>
          </table:table-cell>
          <table:table-cell office:value-type="float" office:value="4.4443506002426" calcext:value-type="float">
            <text:p>4,4443506002426</text:p>
          </table:table-cell>
          <table:table-cell office:value-type="float" office:value="-178.76435844762" calcext:value-type="float">
            <text:p>-178,7643584476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28</text:p>
          </table:table-cell>
          <table:table-cell office:value-type="float" office:value="7.2304618358612" calcext:value-type="float">
            <text:p>7,2304618358612</text:p>
          </table:table-cell>
          <table:table-cell office:value-type="float" office:value="3.7653988599777" calcext:value-type="float">
            <text:p>3,7653988599777</text:p>
          </table:table-cell>
          <table:table-cell office:value-type="float" office:value="112.14615205291" calcext:value-type="float">
            <text:p>112,146152052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39</text:p>
          </table:table-cell>
          <table:table-cell office:value-type="float" office:value="9.835769534111" calcext:value-type="float">
            <text:p>9,835769534111</text:p>
          </table:table-cell>
          <table:table-cell office:value-type="float" office:value="3.2989007234573" calcext:value-type="float">
            <text:p>3,2989007234573</text:p>
          </table:table-cell>
          <table:table-cell office:value-type="float" office:value="-166.98896201553" calcext:value-type="float">
            <text:p>-166,9889620155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50</text:p>
          </table:table-cell>
          <table:table-cell office:value-type="float" office:value="9.9473488330841" calcext:value-type="float">
            <text:p>9,9473488330841</text:p>
          </table:table-cell>
          <table:table-cell office:value-type="float" office:value="7.3476988077164" calcext:value-type="float">
            <text:p>7,3476988077164</text:p>
          </table:table-cell>
          <table:table-cell office:value-type="float" office:value="-146.22657314228" calcext:value-type="float">
            <text:p>-146,226573142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61</text:p>
          </table:table-cell>
          <table:table-cell office:value-type="float" office:value="-1.5067380666733" calcext:value-type="float">
            <text:p>-1,5067380666733</text:p>
          </table:table-cell>
          <table:table-cell office:value-type="float" office:value="4.0813803672791" calcext:value-type="float">
            <text:p>4,0813803672791</text:p>
          </table:table-cell>
          <table:table-cell office:value-type="float" office:value="98.445729085594" calcext:value-type="float">
            <text:p>98,44572908559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72</text:p>
          </table:table-cell>
          <table:table-cell office:value-type="float" office:value="-1.5304318070412" calcext:value-type="float">
            <text:p>-1,5304318070412</text:p>
          </table:table-cell>
          <table:table-cell office:value-type="float" office:value="8.6955678462982" calcext:value-type="float">
            <text:p>8,6955678462982</text:p>
          </table:table-cell>
          <table:table-cell office:value-type="float" office:value="-6.5825265968681" calcext:value-type="float">
            <text:p>-6,58252659686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83</text:p>
          </table:table-cell>
          <table:table-cell office:value-type="float" office:value="-1.0378395020962" calcext:value-type="float">
            <text:p>-1,0378395020962</text:p>
          </table:table-cell>
          <table:table-cell office:value-type="float" office:value="7.2304272651672" calcext:value-type="float">
            <text:p>7,2304272651672</text:p>
          </table:table-cell>
          <table:table-cell office:value-type="float" office:value="12.889410090295" calcext:value-type="float">
            <text:p>12,88941009029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94</text:p>
          </table:table-cell>
          <table:table-cell office:value-type="float" office:value="2.9060178995132" calcext:value-type="float">
            <text:p>2,9060178995132</text:p>
          </table:table-cell>
          <table:table-cell office:value-type="float" office:value="6.002950668335" calcext:value-type="float">
            <text:p>6,002950668335</text:p>
          </table:table-cell>
          <table:table-cell office:value-type="float" office:value="113.16897231302" calcext:value-type="float">
            <text:p>113,1689723130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05</text:p>
          </table:table-cell>
          <table:table-cell office:value-type="float" office:value="4.5724567770958" calcext:value-type="float">
            <text:p>4,5724567770958</text:p>
          </table:table-cell>
          <table:table-cell office:value-type="float" office:value="7.5999081134796" calcext:value-type="float">
            <text:p>7,5999081134796</text:p>
          </table:table-cell>
          <table:table-cell office:value-type="float" office:value="-106.25114182758" calcext:value-type="float">
            <text:p>-106,251141827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16</text:p>
          </table:table-cell>
          <table:table-cell office:value-type="float" office:value="6.3194537162781" calcext:value-type="float">
            <text:p>6,3194537162781</text:p>
          </table:table-cell>
          <table:table-cell office:value-type="float" office:value="5.9257930517197" calcext:value-type="float">
            <text:p>5,9257930517197</text:p>
          </table:table-cell>
          <table:table-cell office:value-type="float" office:value="107.1604961043" calcext:value-type="float">
            <text:p>107,16049610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27</text:p>
          </table:table-cell>
          <table:table-cell office:value-type="float" office:value="9.0573185682297" calcext:value-type="float">
            <text:p>9,0573185682297</text:p>
          </table:table-cell>
          <table:table-cell office:value-type="float" office:value="6.9532179832458" calcext:value-type="float">
            <text:p>6,9532179832458</text:p>
          </table:table-cell>
          <table:table-cell office:value-type="float" office:value="-130.66303654082" calcext:value-type="float">
            <text:p>-130,663036540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38</text:p>
          </table:table-cell>
          <table:table-cell office:value-type="float" office:value="-1.5830683708191" calcext:value-type="float">
            <text:p>-1,5830683708191</text:p>
          </table:table-cell>
          <table:table-cell office:value-type="float" office:value="7.9075354337692" calcext:value-type="float">
            <text:p>7,9075354337692</text:p>
          </table:table-cell>
          <table:table-cell office:value-type="float" office:value="-76.481983919812" calcext:value-type="float">
            <text:p>-76,48198391981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49</text:p>
          </table:table-cell>
          <table:table-cell office:value-type="float" office:value="0.23850839585066" calcext:value-type="float">
            <text:p>0,23850839585066</text:p>
          </table:table-cell>
          <table:table-cell office:value-type="float" office:value="6.6248553991318" calcext:value-type="float">
            <text:p>6,6248553991318</text:p>
          </table:table-cell>
          <table:table-cell office:value-type="float" office:value="-51.618787893064" calcext:value-type="float">
            <text:p>-51,61878789306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60</text:p>
          </table:table-cell>
          <table:table-cell office:value-type="float" office:value="2.0593206584454" calcext:value-type="float">
            <text:p>2,0593206584454</text:p>
          </table:table-cell>
          <table:table-cell office:value-type="float" office:value="6.402183175087" calcext:value-type="float">
            <text:p>6,402183175087</text:p>
          </table:table-cell>
          <table:table-cell office:value-type="float" office:value="-53.991227392938" calcext:value-type="float">
            <text:p>-53,99122739293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71</text:p>
          </table:table-cell>
          <table:table-cell office:value-type="float" office:value="0.72755143046379" calcext:value-type="float">
            <text:p>0,72755143046379</text:p>
          </table:table-cell>
          <table:table-cell office:value-type="float" office:value="8.5418128967285" calcext:value-type="float">
            <text:p>8,5418128967285</text:p>
          </table:table-cell>
          <table:table-cell office:value-type="float" office:value="-8.0550683152144" calcext:value-type="float">
            <text:p>-8,055068315214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82</text:p>
          </table:table-cell>
          <table:table-cell office:value-type="float" office:value="-0.80991074442863" calcext:value-type="float">
            <text:p>-0,80991074442863</text:p>
          </table:table-cell>
          <table:table-cell office:value-type="float" office:value="8.338543176651" calcext:value-type="float">
            <text:p>8,338543176651</text:p>
          </table:table-cell>
          <table:table-cell office:value-type="float" office:value="-115.88808989069" calcext:value-type="float">
            <text:p>-115,888089890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893</text:p>
          </table:table-cell>
          <table:table-cell office:value-type="float" office:value="5.8935940265656" calcext:value-type="float">
            <text:p>5,8935940265656</text:p>
          </table:table-cell>
          <table:table-cell office:value-type="float" office:value="9.8634737730026" calcext:value-type="float">
            <text:p>9,8634737730026</text:p>
          </table:table-cell>
          <table:table-cell office:value-type="float" office:value="66.4945924358" calcext:value-type="float">
            <text:p>66,494592435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04</text:p>
          </table:table-cell>
          <table:table-cell office:value-type="float" office:value="7.0700997114182" calcext:value-type="float">
            <text:p>7,0700997114182</text:p>
          </table:table-cell>
          <table:table-cell office:value-type="float" office:value="8.1610357761383" calcext:value-type="float">
            <text:p>8,1610357761383</text:p>
          </table:table-cell>
          <table:table-cell office:value-type="float" office:value="-115.56334100711" calcext:value-type="float">
            <text:p>-115,563341007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15</text:p>
          </table:table-cell>
          <table:table-cell office:value-type="float" office:value="0.0018550601089373" calcext:value-type="float">
            <text:p>0,0018550601089373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83.856206790657" calcext:value-type="float">
            <text:p>-83,8562067906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26</text:p>
          </table:table-cell>
          <table:table-cell office:value-type="float" office:value="2.4008913338184" calcext:value-type="float">
            <text:p>2,4008913338184</text:p>
          </table:table-cell>
          <table:table-cell office:value-type="float" office:value="9.5887100696564" calcext:value-type="float">
            <text:p>9,5887100696564</text:p>
          </table:table-cell>
          <table:table-cell office:value-type="float" office:value="-144.69582108176" calcext:value-type="float">
            <text:p>-144,6958210817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37</text:p>
          </table:table-cell>
          <table:table-cell office:value-type="float" office:value="3.1220990419388" calcext:value-type="float">
            <text:p>3,1220990419388</text:p>
          </table:table-cell>
          <table:table-cell office:value-type="float" office:value="10.871375799179" calcext:value-type="float">
            <text:p>10,871375799179</text:p>
          </table:table-cell>
          <table:table-cell office:value-type="float" office:value="-142.33339971797" calcext:value-type="float">
            <text:p>-142,333399717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48</text:p>
          </table:table-cell>
          <table:table-cell office:value-type="float" office:value="3.7395542860031" calcext:value-type="float">
            <text:p>3,7395542860031</text:p>
          </table:table-cell>
          <table:table-cell office:value-type="float" office:value="11.083400249481" calcext:value-type="float">
            <text:p>11,083400249481</text:p>
          </table:table-cell>
          <table:table-cell office:value-type="float" office:value="-54.161891056474" calcext:value-type="float">
            <text:p>-54,1618910564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59</text:p>
          </table:table-cell>
          <table:table-cell office:value-type="float" office:value="7.7159255743027" calcext:value-type="float">
            <text:p>7,7159255743027</text:p>
          </table:table-cell>
          <table:table-cell office:value-type="float" office:value="11.077271699905" calcext:value-type="float">
            <text:p>11,077271699905</text:p>
          </table:table-cell>
          <table:table-cell office:value-type="float" office:value="-54.43329985734" calcext:value-type="float">
            <text:p>-54,433299857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70</text:p>
          </table:table-cell>
          <table:table-cell office:value-type="float" office:value="5.542494058609" calcext:value-type="float">
            <text:p>5,542494058609</text:p>
          </table:table-cell>
          <table:table-cell office:value-type="float" office:value="4.894692003727" calcext:value-type="float">
            <text:p>4,894692003727</text:p>
          </table:table-cell>
          <table:table-cell office:value-type="float" office:value="175.70446706881" calcext:value-type="float">
            <text:p>175,704467068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81</text:p>
          </table:table-cell>
          <table:table-cell office:value-type="float" office:value="8.4449070692062" calcext:value-type="float">
            <text:p>8,4449070692062</text:p>
          </table:table-cell>
          <table:table-cell office:value-type="float" office:value="10.6176841259" calcext:value-type="float">
            <text:p>10,6176841259</text:p>
          </table:table-cell>
          <table:table-cell office:value-type="float" office:value="-84.383614503654" calcext:value-type="float">
            <text:p>-84,3836145036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92</text:p>
          </table:table-cell>
          <table:table-cell office:value-type="float" office:value="1.1487011611462" calcext:value-type="float">
            <text:p>1,1487011611462</text:p>
          </table:table-cell>
          <table:table-cell office:value-type="float" office:value="7.0839011669159" calcext:value-type="float">
            <text:p>7,0839011669159</text:p>
          </table:table-cell>
          <table:table-cell office:value-type="float" office:value="104.70391382837" calcext:value-type="float">
            <text:p>104,7039138283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003</text:p>
          </table:table-cell>
          <table:table-cell office:value-type="float" office:value="2.9353088140488" calcext:value-type="float">
            <text:p>2,9353088140488</text:p>
          </table:table-cell>
          <table:table-cell office:value-type="float" office:value="8.3366787433624" calcext:value-type="float">
            <text:p>8,3366787433624</text:p>
          </table:table-cell>
          <table:table-cell office:value-type="float" office:value="128.52732846691" calcext:value-type="float">
            <text:p>128,527328466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3.787713944912" calcext:value-type="float">
            <text:p>3,787713944912</text:p>
          </table:table-cell>
          <table:table-cell office:value-type="float" office:value="-0.18361503258348" calcext:value-type="float">
            <text:p>-0,18361503258348</text:p>
          </table:table-cell>
          <table:table-cell office:value-type="float" office:value="-36.871268111429" calcext:value-type="float">
            <text:p>-36,87126811142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464</text:p>
          </table:table-cell>
          <table:table-cell office:value-type="float" office:value="4.9827480316162" calcext:value-type="float">
            <text:p>4,9827480316162</text:p>
          </table:table-cell>
          <table:table-cell office:value-type="float" office:value="-0.585005171597" calcext:value-type="float">
            <text:p>-0,585005171597</text:p>
          </table:table-cell>
          <table:table-cell office:value-type="float" office:value="166.69850440542" calcext:value-type="float">
            <text:p>166,698504405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475</text:p>
          </table:table-cell>
          <table:table-cell office:value-type="float" office:value="1.633298099041" calcext:value-type="float">
            <text:p>1,633298099041</text:p>
          </table:table-cell>
          <table:table-cell office:value-type="float" office:value="0.39244070649147" calcext:value-type="float">
            <text:p>0,39244070649147</text:p>
          </table:table-cell>
          <table:table-cell office:value-type="float" office:value="-164.05798067712" calcext:value-type="float">
            <text:p>-164,057980677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486</text:p>
          </table:table-cell>
          <table:table-cell office:value-type="float" office:value="0.49730893224478" calcext:value-type="float">
            <text:p>0,49730893224478</text:p>
          </table:table-cell>
          <table:table-cell office:value-type="float" office:value="1.6862232983112" calcext:value-type="float">
            <text:p>1,6862232983112</text:p>
          </table:table-cell>
          <table:table-cell office:value-type="float" office:value="-85.435976648027" calcext:value-type="float">
            <text:p>-85,43597664802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497</text:p>
          </table:table-cell>
          <table:table-cell office:value-type="float" office:value="9.0005618333817" calcext:value-type="float">
            <text:p>9,0005618333817</text:p>
          </table:table-cell>
          <table:table-cell office:value-type="float" office:value="0.092665543779731" calcext:value-type="float">
            <text:p>0,092665543779731</text:p>
          </table:table-cell>
          <table:table-cell office:value-type="float" office:value="135.24516524783" calcext:value-type="float">
            <text:p>135,245165247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08</text:p>
          </table:table-cell>
          <table:table-cell office:value-type="float" office:value="9.3965750932693" calcext:value-type="float">
            <text:p>9,3965750932693</text:p>
          </table:table-cell>
          <table:table-cell office:value-type="float" office:value="0.61632089316845" calcext:value-type="float">
            <text:p>0,61632089316845</text:p>
          </table:table-cell>
          <table:table-cell office:value-type="float" office:value="-47.345038052577" calcext:value-type="float">
            <text:p>-47,3450380525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19</text:p>
          </table:table-cell>
          <table:table-cell office:value-type="float" office:value="8.783677816391" calcext:value-type="float">
            <text:p>8,783677816391</text:p>
          </table:table-cell>
          <table:table-cell office:value-type="float" office:value="-0.20902482792735" calcext:value-type="float">
            <text:p>-0,20902482792735</text:p>
          </table:table-cell>
          <table:table-cell office:value-type="float" office:value="171.78788154748" calcext:value-type="float">
            <text:p>171,7878815474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30</text:p>
          </table:table-cell>
          <table:table-cell office:value-type="float" office:value="-1.5212151408195" calcext:value-type="float">
            <text:p>-1,5212151408195</text:p>
          </table:table-cell>
          <table:table-cell office:value-type="float" office:value="0.81288129091263" calcext:value-type="float">
            <text:p>0,81288129091263</text:p>
          </table:table-cell>
          <table:table-cell office:value-type="float" office:value="69.431088532612" calcext:value-type="float">
            <text:p>69,4310885326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41</text:p>
          </table:table-cell>
          <table:table-cell office:value-type="float" office:value="0.14091370627284" calcext:value-type="float">
            <text:p>0,14091370627284</text:p>
          </table:table-cell>
          <table:table-cell office:value-type="float" office:value="2.0505526661873" calcext:value-type="float">
            <text:p>2,0505526661873</text:p>
          </table:table-cell>
          <table:table-cell office:value-type="float" office:value="46.68357797489" calcext:value-type="float">
            <text:p>46,6835779748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52</text:p>
          </table:table-cell>
          <table:table-cell office:value-type="float" office:value="3.9450627565384" calcext:value-type="float">
            <text:p>3,9450627565384</text:p>
          </table:table-cell>
          <table:table-cell office:value-type="float" office:value="0.43415132910013" calcext:value-type="float">
            <text:p>0,43415132910013</text:p>
          </table:table-cell>
          <table:table-cell office:value-type="float" office:value="-99.65865475357" calcext:value-type="float">
            <text:p>-99,6586547535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63</text:p>
          </table:table-cell>
          <table:table-cell office:value-type="float" office:value="2.3060032725334" calcext:value-type="float">
            <text:p>2,3060032725334</text:p>
          </table:table-cell>
          <table:table-cell office:value-type="float" office:value="3.9347070455551" calcext:value-type="float">
            <text:p>3,9347070455551</text:p>
          </table:table-cell>
          <table:table-cell office:value-type="float" office:value="68.484928197921" calcext:value-type="float">
            <text:p>68,4849281979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74</text:p>
          </table:table-cell>
          <table:table-cell office:value-type="float" office:value="5.6620496511459" calcext:value-type="float">
            <text:p>5,6620496511459</text:p>
          </table:table-cell>
          <table:table-cell office:value-type="float" office:value="1.226117759943" calcext:value-type="float">
            <text:p>1,226117759943</text:p>
          </table:table-cell>
          <table:table-cell office:value-type="float" office:value="120.43066541101" calcext:value-type="float">
            <text:p>120,4306654110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85</text:p>
          </table:table-cell>
          <table:table-cell office:value-type="float" office:value="9.1331750154495" calcext:value-type="float">
            <text:p>9,1331750154495</text:p>
          </table:table-cell>
          <table:table-cell office:value-type="float" office:value="1.4251089096069" calcext:value-type="float">
            <text:p>1,4251089096069</text:p>
          </table:table-cell>
          <table:table-cell office:value-type="float" office:value="-170.51777870032" calcext:value-type="float">
            <text:p>-170,5177787003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96</text:p>
          </table:table-cell>
          <table:table-cell office:value-type="float" office:value="10.084882974625" calcext:value-type="float">
            <text:p>10,084882974625</text:p>
          </table:table-cell>
          <table:table-cell office:value-type="float" office:value="6.4589875936508" calcext:value-type="float">
            <text:p>6,4589875936508</text:p>
          </table:table-cell>
          <table:table-cell office:value-type="float" office:value="-144.93863445938" calcext:value-type="float">
            <text:p>-144,9386344593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07</text:p>
          </table:table-cell>
          <table:table-cell office:value-type="float" office:value="1.0371502488852" calcext:value-type="float">
            <text:p>1,0371502488852</text:p>
          </table:table-cell>
          <table:table-cell office:value-type="float" office:value="5.9360313415527" calcext:value-type="float">
            <text:p>5,9360313415527</text:p>
          </table:table-cell>
          <table:table-cell office:value-type="float" office:value="-147.21998135755" calcext:value-type="float">
            <text:p>-147,2199813575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18</text:p>
          </table:table-cell>
          <table:table-cell office:value-type="float" office:value="0.33642522990704" calcext:value-type="float">
            <text:p>0,33642522990704</text:p>
          </table:table-cell>
          <table:table-cell office:value-type="float" office:value="-0.58501034975052" calcext:value-type="float">
            <text:p>-0,58501034975052</text:p>
          </table:table-cell>
          <table:table-cell office:value-type="float" office:value="76.612431532258" calcext:value-type="float">
            <text:p>76,6124315322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29</text:p>
          </table:table-cell>
          <table:table-cell office:value-type="float" office:value="0.7536555826664" calcext:value-type="float">
            <text:p>0,7536555826664</text:p>
          </table:table-cell>
          <table:table-cell office:value-type="float" office:value="2.4377703666687" calcext:value-type="float">
            <text:p>2,4377703666687</text:p>
          </table:table-cell>
          <table:table-cell office:value-type="float" office:value="84.748128417191" calcext:value-type="float">
            <text:p>84,74812841719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40</text:p>
          </table:table-cell>
          <table:table-cell office:value-type="float" office:value="7.476287484169" calcext:value-type="float">
            <text:p>7,476287484169</text:p>
          </table:table-cell>
          <table:table-cell office:value-type="float" office:value="2.5195235013962" calcext:value-type="float">
            <text:p>2,5195235013962</text:p>
          </table:table-cell>
          <table:table-cell office:value-type="float" office:value="-58.119129982724" calcext:value-type="float">
            <text:p>-58,1191299827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51</text:p>
          </table:table-cell>
          <table:table-cell office:value-type="float" office:value="6.4411115646362" calcext:value-type="float">
            <text:p>6,4411115646362</text:p>
          </table:table-cell>
          <table:table-cell office:value-type="float" office:value="2.3774954676628" calcext:value-type="float">
            <text:p>2,3774954676628</text:p>
          </table:table-cell>
          <table:table-cell office:value-type="float" office:value="53.822524987968" calcext:value-type="float">
            <text:p>53,82252498796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62</text:p>
          </table:table-cell>
          <table:table-cell office:value-type="float" office:value="4.6529111266136" calcext:value-type="float">
            <text:p>4,6529111266136</text:p>
          </table:table-cell>
          <table:table-cell office:value-type="float" office:value="2.9458275437355" calcext:value-type="float">
            <text:p>2,9458275437355</text:p>
          </table:table-cell>
          <table:table-cell office:value-type="float" office:value="31.914569769695" calcext:value-type="float">
            <text:p>31,9145697696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73</text:p>
          </table:table-cell>
          <table:table-cell office:value-type="float" office:value="10.075733661652" calcext:value-type="float">
            <text:p>10,075733661652</text:p>
          </table:table-cell>
          <table:table-cell office:value-type="float" office:value="3.2083541154861" calcext:value-type="float">
            <text:p>3,2083541154861</text:p>
          </table:table-cell>
          <table:table-cell office:value-type="float" office:value="-133.66406282802" calcext:value-type="float">
            <text:p>-133,664062828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84</text:p>
          </table:table-cell>
          <table:table-cell office:value-type="float" office:value="-1.0658198595047" calcext:value-type="float">
            <text:p>-1,0658198595047</text:p>
          </table:table-cell>
          <table:table-cell office:value-type="float" office:value="6.5724623203278" calcext:value-type="float">
            <text:p>6,5724623203278</text:p>
          </table:table-cell>
          <table:table-cell office:value-type="float" office:value="160.53102274609" calcext:value-type="float">
            <text:p>160,5310227460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95</text:p>
          </table:table-cell>
          <table:table-cell office:value-type="float" office:value="1.1081597954035" calcext:value-type="float">
            <text:p>1,1081597954035</text:p>
          </table:table-cell>
          <table:table-cell office:value-type="float" office:value="4.5543223619461" calcext:value-type="float">
            <text:p>4,5543223619461</text:p>
          </table:table-cell>
          <table:table-cell office:value-type="float" office:value="148.05565518179" calcext:value-type="float">
            <text:p>148,055655181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06</text:p>
          </table:table-cell>
          <table:table-cell office:value-type="float" office:value="1.0816212743521" calcext:value-type="float">
            <text:p>1,0816212743521</text:p>
          </table:table-cell>
          <table:table-cell office:value-type="float" office:value="6.4726787805557" calcext:value-type="float">
            <text:p>6,4726787805557</text:p>
          </table:table-cell>
          <table:table-cell office:value-type="float" office:value="162.3554579012" calcext:value-type="float">
            <text:p>162,35545790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17</text:p>
          </table:table-cell>
          <table:table-cell office:value-type="float" office:value="5.2292793989182" calcext:value-type="float">
            <text:p>5,2292793989182</text:p>
          </table:table-cell>
          <table:table-cell office:value-type="float" office:value="4.6665626764297" calcext:value-type="float">
            <text:p>4,6665626764297</text:p>
          </table:table-cell>
          <table:table-cell office:value-type="float" office:value="-88.318835398194" calcext:value-type="float">
            <text:p>-88,3188353981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28</text:p>
          </table:table-cell>
          <table:table-cell office:value-type="float" office:value="7.4608862400055" calcext:value-type="float">
            <text:p>7,4608862400055</text:p>
          </table:table-cell>
          <table:table-cell office:value-type="float" office:value="3.6171454191208" calcext:value-type="float">
            <text:p>3,6171454191208</text:p>
          </table:table-cell>
          <table:table-cell office:value-type="float" office:value="155.41303993031" calcext:value-type="float">
            <text:p>155,413039930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39</text:p>
          </table:table-cell>
          <table:table-cell office:value-type="float" office:value="9.8166835308075" calcext:value-type="float">
            <text:p>9,8166835308075</text:p>
          </table:table-cell>
          <table:table-cell office:value-type="float" office:value="3.5202997922897" calcext:value-type="float">
            <text:p>3,5202997922897</text:p>
          </table:table-cell>
          <table:table-cell office:value-type="float" office:value="-76.276249946303" calcext:value-type="float">
            <text:p>-76,27624994630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50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7.6044708490372" calcext:value-type="float">
            <text:p>7,6044708490372</text:p>
          </table:table-cell>
          <table:table-cell office:value-type="float" office:value="-150.11518168601" calcext:value-type="float">
            <text:p>-150,115181686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61</text:p>
          </table:table-cell>
          <table:table-cell office:value-type="float" office:value="-1.2877893447876" calcext:value-type="float">
            <text:p>-1,2877893447876</text:p>
          </table:table-cell>
          <table:table-cell office:value-type="float" office:value="3.8938790559769" calcext:value-type="float">
            <text:p>3,8938790559769</text:p>
          </table:table-cell>
          <table:table-cell office:value-type="float" office:value="148.75965816959" calcext:value-type="float">
            <text:p>148,7596581695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72</text:p>
          </table:table-cell>
          <table:table-cell office:value-type="float" office:value="-1.5314468741417" calcext:value-type="float">
            <text:p>-1,5314468741417</text:p>
          </table:table-cell>
          <table:table-cell office:value-type="float" office:value="8.6859512329102" calcext:value-type="float">
            <text:p>8,6859512329102</text:p>
          </table:table-cell>
          <table:table-cell office:value-type="float" office:value="-21.184855585645" calcext:value-type="float">
            <text:p>-21,1848555856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83</text:p>
          </table:table-cell>
          <table:table-cell office:value-type="float" office:value="-1.2064120918512" calcext:value-type="float">
            <text:p>-1,2064120918512</text:p>
          </table:table-cell>
          <table:table-cell office:value-type="float" office:value="7.3740035295486" calcext:value-type="float">
            <text:p>7,3740035295486</text:p>
          </table:table-cell>
          <table:table-cell office:value-type="float" office:value="-59.010265739101" calcext:value-type="float">
            <text:p>-59,01026573910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94</text:p>
          </table:table-cell>
          <table:table-cell office:value-type="float" office:value="2.7950030565262" calcext:value-type="float">
            <text:p>2,7950030565262</text:p>
          </table:table-cell>
          <table:table-cell office:value-type="float" office:value="5.6893694400787" calcext:value-type="float">
            <text:p>5,6893694400787</text:p>
          </table:table-cell>
          <table:table-cell office:value-type="float" office:value="75.928191470492" calcext:value-type="float">
            <text:p>75,92819147049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05</text:p>
          </table:table-cell>
          <table:table-cell office:value-type="float" office:value="4.7191223502159" calcext:value-type="float">
            <text:p>4,7191223502159</text:p>
          </table:table-cell>
          <table:table-cell office:value-type="float" office:value="7.9480874538422" calcext:value-type="float">
            <text:p>7,9480874538422</text:p>
          </table:table-cell>
          <table:table-cell office:value-type="float" office:value="-115.34630417064" calcext:value-type="float">
            <text:p>-115,346304170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16</text:p>
          </table:table-cell>
          <table:table-cell office:value-type="float" office:value="6.4305913448334" calcext:value-type="float">
            <text:p>6,4305913448334</text:p>
          </table:table-cell>
          <table:table-cell office:value-type="float" office:value="5.7282912731171" calcext:value-type="float">
            <text:p>5,7282912731171</text:p>
          </table:table-cell>
          <table:table-cell office:value-type="float" office:value="123.32500469912" calcext:value-type="float">
            <text:p>123,325004699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27</text:p>
          </table:table-cell>
          <table:table-cell office:value-type="float" office:value="9.1733825206757" calcext:value-type="float">
            <text:p>9,1733825206757</text:p>
          </table:table-cell>
          <table:table-cell office:value-type="float" office:value="7.1757185459137" calcext:value-type="float">
            <text:p>7,1757185459137</text:p>
          </table:table-cell>
          <table:table-cell office:value-type="float" office:value="-115.63816951339" calcext:value-type="float">
            <text:p>-115,638169513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38</text:p>
          </table:table-cell>
          <table:table-cell office:value-type="float" office:value="-1.5673357248306" calcext:value-type="float">
            <text:p>-1,5673357248306</text:p>
          </table:table-cell>
          <table:table-cell office:value-type="float" office:value="8.3098709583282" calcext:value-type="float">
            <text:p>8,3098709583282</text:p>
          </table:table-cell>
          <table:table-cell office:value-type="float" office:value="-87.628574887658" calcext:value-type="float">
            <text:p>-87,62857488765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49</text:p>
          </table:table-cell>
          <table:table-cell office:value-type="float" office:value="0.096820602193475" calcext:value-type="float">
            <text:p>0,096820602193475</text:p>
          </table:table-cell>
          <table:table-cell office:value-type="float" office:value="6.9697403907776" calcext:value-type="float">
            <text:p>6,9697403907776</text:p>
          </table:table-cell>
          <table:table-cell office:value-type="float" office:value="-65.069994349389" calcext:value-type="float">
            <text:p>-65,06999434938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60</text:p>
          </table:table-cell>
          <table:table-cell office:value-type="float" office:value="1.7324109375477" calcext:value-type="float">
            <text:p>1,7324109375477</text:p>
          </table:table-cell>
          <table:table-cell office:value-type="float" office:value="6.4661777019501" calcext:value-type="float">
            <text:p>6,4661777019501</text:p>
          </table:table-cell>
          <table:table-cell office:value-type="float" office:value="-16.540853271059" calcext:value-type="float">
            <text:p>-16,54085327105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71</text:p>
          </table:table-cell>
          <table:table-cell office:value-type="float" office:value="0.40512200444937" calcext:value-type="float">
            <text:p>0,40512200444937</text:p>
          </table:table-cell>
          <table:table-cell office:value-type="float" office:value="8.5594302415848" calcext:value-type="float">
            <text:p>8,5594302415848</text:p>
          </table:table-cell>
          <table:table-cell office:value-type="float" office:value="-1.7657342847365" calcext:value-type="float">
            <text:p>-1,765734284736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82</text:p>
          </table:table-cell>
          <table:table-cell office:value-type="float" office:value="-0.63819959759712" calcext:value-type="float">
            <text:p>-0,63819959759712</text:p>
          </table:table-cell>
          <table:table-cell office:value-type="float" office:value="8.6966961622238" calcext:value-type="float">
            <text:p>8,6966961622238</text:p>
          </table:table-cell>
          <table:table-cell office:value-type="float" office:value="-115.89600326149" calcext:value-type="float">
            <text:p>-115,896003261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893</text:p>
          </table:table-cell>
          <table:table-cell office:value-type="float" office:value="5.9430134296417" calcext:value-type="float">
            <text:p>5,9430134296417</text:p>
          </table:table-cell>
          <table:table-cell office:value-type="float" office:value="9.5635110139847" calcext:value-type="float">
            <text:p>9,5635110139847</text:p>
          </table:table-cell>
          <table:table-cell office:value-type="float" office:value="108.54954552499" calcext:value-type="float">
            <text:p>108,549545524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04</text:p>
          </table:table-cell>
          <table:table-cell office:value-type="float" office:value="7.3267233371735" calcext:value-type="float">
            <text:p>7,3267233371735</text:p>
          </table:table-cell>
          <table:table-cell office:value-type="float" office:value="8.3230322599411" calcext:value-type="float">
            <text:p>8,3230322599411</text:p>
          </table:table-cell>
          <table:table-cell office:value-type="float" office:value="-156.78410317488" calcext:value-type="float">
            <text:p>-156,784103174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15</text:p>
          </table:table-cell>
          <table:table-cell office:value-type="float" office:value="0.14674013480544" calcext:value-type="float">
            <text:p>0,14674013480544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108.11463131267" calcext:value-type="float">
            <text:p>-108,114631312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26</text:p>
          </table:table-cell>
          <table:table-cell office:value-type="float" office:value="2.6426765322685" calcext:value-type="float">
            <text:p>2,6426765322685</text:p>
          </table:table-cell>
          <table:table-cell office:value-type="float" office:value="9.7174769639969" calcext:value-type="float">
            <text:p>9,7174769639969</text:p>
          </table:table-cell>
          <table:table-cell office:value-type="float" office:value="-153.78858481243" calcext:value-type="float">
            <text:p>-153,788584812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37</text:p>
          </table:table-cell>
          <table:table-cell office:value-type="float" office:value="3.3126503229141" calcext:value-type="float">
            <text:p>3,3126503229141</text:p>
          </table:table-cell>
          <table:table-cell office:value-type="float" office:value="10.99023938179" calcext:value-type="float">
            <text:p>10,99023938179</text:p>
          </table:table-cell>
          <table:table-cell office:value-type="float" office:value="-172.5160346669" calcext:value-type="float">
            <text:p>-172,51603466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48</text:p>
          </table:table-cell>
          <table:table-cell office:value-type="float" office:value="3.6243852972984" calcext:value-type="float">
            <text:p>3,6243852972984</text:p>
          </table:table-cell>
          <table:table-cell office:value-type="float" office:value="11.085412502289" calcext:value-type="float">
            <text:p>11,085412502289</text:p>
          </table:table-cell>
          <table:table-cell office:value-type="float" office:value="-66.294591897612" calcext:value-type="float">
            <text:p>-66,2945918976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59</text:p>
          </table:table-cell>
          <table:table-cell office:value-type="float" office:value="7.683864235878" calcext:value-type="float">
            <text:p>7,683864235878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81.314313183924" calcext:value-type="float">
            <text:p>-81,3143131839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70</text:p>
          </table:table-cell>
          <table:table-cell office:value-type="float" office:value="5.7295644283295" calcext:value-type="float">
            <text:p>5,7295644283295</text:p>
          </table:table-cell>
          <table:table-cell office:value-type="float" office:value="4.8924812674522" calcext:value-type="float">
            <text:p>4,8924812674522</text:p>
          </table:table-cell>
          <table:table-cell office:value-type="float" office:value="156.65034124046" calcext:value-type="float">
            <text:p>156,6503412404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81</text:p>
          </table:table-cell>
          <table:table-cell office:value-type="float" office:value="8.4286040067673" calcext:value-type="float">
            <text:p>8,4286040067673</text:p>
          </table:table-cell>
          <table:table-cell office:value-type="float" office:value="10.855014324188" calcext:value-type="float">
            <text:p>10,855014324188</text:p>
          </table:table-cell>
          <table:table-cell office:value-type="float" office:value="-85.527561272785" calcext:value-type="float">
            <text:p>-85,52756127278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92</text:p>
          </table:table-cell>
          <table:table-cell office:value-type="float" office:value="1.3602384924889" calcext:value-type="float">
            <text:p>1,3602384924889</text:p>
          </table:table-cell>
          <table:table-cell office:value-type="float" office:value="7.0418900251389" calcext:value-type="float">
            <text:p>7,0418900251389</text:p>
          </table:table-cell>
          <table:table-cell office:value-type="float" office:value="-175.68272238324" calcext:value-type="float">
            <text:p>-175,682722383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003</text:p>
          </table:table-cell>
          <table:table-cell office:value-type="float" office:value="3.2281240820885" calcext:value-type="float">
            <text:p>3,2281240820885</text:p>
          </table:table-cell>
          <table:table-cell office:value-type="float" office:value="8.2061350345612" calcext:value-type="float">
            <text:p>8,2061350345612</text:p>
          </table:table-cell>
          <table:table-cell office:value-type="float" office:value="163.43841431247" calcext:value-type="float">
            <text:p>163,438414312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3.4978288412094" calcext:value-type="float">
            <text:p>3,4978288412094</text:p>
          </table:table-cell>
          <table:table-cell office:value-type="float" office:value="-0.047734384424984" calcext:value-type="float">
            <text:p>-0,047734384424984</text:p>
          </table:table-cell>
          <table:table-cell office:value-type="float" office:value="-6.2627808018854" calcext:value-type="float">
            <text:p>-6,262780801885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464</text:p>
          </table:table-cell>
          <table:table-cell office:value-type="float" office:value="5.3783255815506" calcext:value-type="float">
            <text:p>5,3783255815506</text:p>
          </table:table-cell>
          <table:table-cell office:value-type="float" office:value="-0.58500610291958" calcext:value-type="float">
            <text:p>-0,58500610291958</text:p>
          </table:table-cell>
          <table:table-cell office:value-type="float" office:value="176.85424294441" calcext:value-type="float">
            <text:p>176,8542429444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475</text:p>
          </table:table-cell>
          <table:table-cell office:value-type="float" office:value="1.9374488294125" calcext:value-type="float">
            <text:p>1,9374488294125</text:p>
          </table:table-cell>
          <table:table-cell office:value-type="float" office:value="0.31577091664076" calcext:value-type="float">
            <text:p>0,31577091664076</text:p>
          </table:table-cell>
          <table:table-cell office:value-type="float" office:value="158.0475773781" calcext:value-type="float">
            <text:p>158,047577378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486</text:p>
          </table:table-cell>
          <table:table-cell office:value-type="float" office:value="0.71379296481609" calcext:value-type="float">
            <text:p>0,71379296481609</text:p>
          </table:table-cell>
          <table:table-cell office:value-type="float" office:value="1.7348596453667" calcext:value-type="float">
            <text:p>1,7348596453667</text:p>
          </table:table-cell>
          <table:table-cell office:value-type="float" office:value="-176.14013981667" calcext:value-type="float">
            <text:p>-176,1401398166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497</text:p>
          </table:table-cell>
          <table:table-cell office:value-type="float" office:value="9.0307873487473" calcext:value-type="float">
            <text:p>9,0307873487473</text:p>
          </table:table-cell>
          <table:table-cell office:value-type="float" office:value="0.063396976329386" calcext:value-type="float">
            <text:p>0,063396976329386</text:p>
          </table:table-cell>
          <table:table-cell office:value-type="float" office:value="50.683113799733" calcext:value-type="float">
            <text:p>50,6831137997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08</text:p>
          </table:table-cell>
          <table:table-cell office:value-type="float" office:value="9.3884766101837" calcext:value-type="float">
            <text:p>9,3884766101837</text:p>
          </table:table-cell>
          <table:table-cell office:value-type="float" office:value="0.91259002685547" calcext:value-type="float">
            <text:p>0,91259002685547</text:p>
          </table:table-cell>
          <table:table-cell office:value-type="float" office:value="-95.716142350701" calcext:value-type="float">
            <text:p>-95,7161423507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19</text:p>
          </table:table-cell>
          <table:table-cell office:value-type="float" office:value="8.8099753856659" calcext:value-type="float">
            <text:p>8,8099753856659</text:p>
          </table:table-cell>
          <table:table-cell office:value-type="float" office:value="-0.17928870394826" calcext:value-type="float">
            <text:p>-0,17928870394826</text:p>
          </table:table-cell>
          <table:table-cell office:value-type="float" office:value="-116.01462181966" calcext:value-type="float">
            <text:p>-116,014621819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30</text:p>
          </table:table-cell>
          <table:table-cell office:value-type="float" office:value="-1.3936157524586" calcext:value-type="float">
            <text:p>-1,3936157524586</text:p>
          </table:table-cell>
          <table:table-cell office:value-type="float" office:value="0.57026613503695" calcext:value-type="float">
            <text:p>0,57026613503695</text:p>
          </table:table-cell>
          <table:table-cell office:value-type="float" office:value="64.000069715415" calcext:value-type="float">
            <text:p>64,0000697154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41</text:p>
          </table:table-cell>
          <table:table-cell office:value-type="float" office:value="-0.039815464988351" calcext:value-type="float">
            <text:p>-0,039815464988351</text:p>
          </table:table-cell>
          <table:table-cell office:value-type="float" office:value="2.1778666973114" calcext:value-type="float">
            <text:p>2,1778666973114</text:p>
          </table:table-cell>
          <table:table-cell office:value-type="float" office:value="-44.016895020843" calcext:value-type="float">
            <text:p>-44,0168950208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52</text:p>
          </table:table-cell>
          <table:table-cell office:value-type="float" office:value="3.734022974968" calcext:value-type="float">
            <text:p>3,734022974968</text:p>
          </table:table-cell>
          <table:table-cell office:value-type="float" office:value="0.50176031887531" calcext:value-type="float">
            <text:p>0,50176031887531</text:p>
          </table:table-cell>
          <table:table-cell office:value-type="float" office:value="-8.9164588861405" calcext:value-type="float">
            <text:p>-8,916458886140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63</text:p>
          </table:table-cell>
          <table:table-cell office:value-type="float" office:value="2.2418820858002" calcext:value-type="float">
            <text:p>2,2418820858002</text:p>
          </table:table-cell>
          <table:table-cell office:value-type="float" office:value="3.5771360993385" calcext:value-type="float">
            <text:p>3,5771360993385</text:p>
          </table:table-cell>
          <table:table-cell office:value-type="float" office:value="83.40346357625" calcext:value-type="float">
            <text:p>83,403463576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74</text:p>
          </table:table-cell>
          <table:table-cell office:value-type="float" office:value="5.5857425928116" calcext:value-type="float">
            <text:p>5,5857425928116</text:p>
          </table:table-cell>
          <table:table-cell office:value-type="float" office:value="0.96847333014011" calcext:value-type="float">
            <text:p>0,96847333014011</text:p>
          </table:table-cell>
          <table:table-cell office:value-type="float" office:value="77.152502005267" calcext:value-type="float">
            <text:p>77,15250200526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85</text:p>
          </table:table-cell>
          <table:table-cell office:value-type="float" office:value="9.517480134964" calcext:value-type="float">
            <text:p>9,517480134964</text:p>
          </table:table-cell>
          <table:table-cell office:value-type="float" office:value="1.4838626980782" calcext:value-type="float">
            <text:p>1,4838626980782</text:p>
          </table:table-cell>
          <table:table-cell office:value-type="float" office:value="-173.66843466546" calcext:value-type="float">
            <text:p>-173,668434665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96</text:p>
          </table:table-cell>
          <table:table-cell office:value-type="float" office:value="10.082385540009" calcext:value-type="float">
            <text:p>10,082385540009</text:p>
          </table:table-cell>
          <table:table-cell office:value-type="float" office:value="6.6664826869965" calcext:value-type="float">
            <text:p>6,6664826869965</text:p>
          </table:table-cell>
          <table:table-cell office:value-type="float" office:value="-141.36627373422" calcext:value-type="float">
            <text:p>-141,3662737342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07</text:p>
          </table:table-cell>
          <table:table-cell office:value-type="float" office:value="1.1824008077383" calcext:value-type="float">
            <text:p>1,1824008077383</text:p>
          </table:table-cell>
          <table:table-cell office:value-type="float" office:value="5.7687735557556" calcext:value-type="float">
            <text:p>5,7687735557556</text:p>
          </table:table-cell>
          <table:table-cell office:value-type="float" office:value="122.23030807106" calcext:value-type="float">
            <text:p>122,2303080710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18</text:p>
          </table:table-cell>
          <table:table-cell office:value-type="float" office:value="0.23156197741628" calcext:value-type="float">
            <text:p>0,23156197741628</text:p>
          </table:table-cell>
          <table:table-cell office:value-type="float" office:value="-0.58505319058895" calcext:value-type="float">
            <text:p>-0,58505319058895</text:p>
          </table:table-cell>
          <table:table-cell office:value-type="float" office:value="75.817233437945" calcext:value-type="float">
            <text:p>75,8172334379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29</text:p>
          </table:table-cell>
          <table:table-cell office:value-type="float" office:value="0.8813714236021" calcext:value-type="float">
            <text:p>0,8813714236021</text:p>
          </table:table-cell>
          <table:table-cell office:value-type="float" office:value="2.2420220077038" calcext:value-type="float">
            <text:p>2,2420220077038</text:p>
          </table:table-cell>
          <table:table-cell office:value-type="float" office:value="144.24094576745" calcext:value-type="float">
            <text:p>144,240945767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40</text:p>
          </table:table-cell>
          <table:table-cell office:value-type="float" office:value="7.2997730970383" calcext:value-type="float">
            <text:p>7,2997730970383</text:p>
          </table:table-cell>
          <table:table-cell office:value-type="float" office:value="2.8160160779953" calcext:value-type="float">
            <text:p>2,8160160779953</text:p>
          </table:table-cell>
          <table:table-cell office:value-type="float" office:value="-60.935975639683" calcext:value-type="float">
            <text:p>-60,9359756396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51</text:p>
          </table:table-cell>
          <table:table-cell office:value-type="float" office:value="6.433013677597" calcext:value-type="float">
            <text:p>6,433013677597</text:p>
          </table:table-cell>
          <table:table-cell office:value-type="float" office:value="2.0748408138752" calcext:value-type="float">
            <text:p>2,0748408138752</text:p>
          </table:table-cell>
          <table:table-cell office:value-type="float" office:value="96.86869268964" calcext:value-type="float">
            <text:p>96,868692689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62</text:p>
          </table:table-cell>
          <table:table-cell office:value-type="float" office:value="4.3114280700684" calcext:value-type="float">
            <text:p>4,3114280700684</text:p>
          </table:table-cell>
          <table:table-cell office:value-type="float" office:value="2.7631267905235" calcext:value-type="float">
            <text:p>2,7631267905235</text:p>
          </table:table-cell>
          <table:table-cell office:value-type="float" office:value="26.905590561545" calcext:value-type="float">
            <text:p>26,90559056154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73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3.3946317434311" calcext:value-type="float">
            <text:p>3,3946317434311</text:p>
          </table:table-cell>
          <table:table-cell office:value-type="float" office:value="-148.16200049819" calcext:value-type="float">
            <text:p>-148,1620004981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84</text:p>
          </table:table-cell>
          <table:table-cell office:value-type="float" office:value="-1.1097694933414" calcext:value-type="float">
            <text:p>-1,1097694933414</text:p>
          </table:table-cell>
          <table:table-cell office:value-type="float" office:value="6.3546198606491" calcext:value-type="float">
            <text:p>6,3546198606491</text:p>
          </table:table-cell>
          <table:table-cell office:value-type="float" office:value="69.809679772444" calcext:value-type="float">
            <text:p>69,80967977244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95</text:p>
          </table:table-cell>
          <table:table-cell office:value-type="float" office:value="1.2577882409096" calcext:value-type="float">
            <text:p>1,2577882409096</text:p>
          </table:table-cell>
          <table:table-cell office:value-type="float" office:value="4.5780926942825" calcext:value-type="float">
            <text:p>4,5780926942825</text:p>
          </table:table-cell>
          <table:table-cell office:value-type="float" office:value="-174.97232309572" calcext:value-type="float">
            <text:p>-174,972323095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06</text:p>
          </table:table-cell>
          <table:table-cell office:value-type="float" office:value="1.0438537597656" calcext:value-type="float">
            <text:p>1,0438537597656</text:p>
          </table:table-cell>
          <table:table-cell office:value-type="float" office:value="6.2541085481644" calcext:value-type="float">
            <text:p>6,2541085481644</text:p>
          </table:table-cell>
          <table:table-cell office:value-type="float" office:value="71.593318015906" calcext:value-type="float">
            <text:p>71,59331801590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17</text:p>
          </table:table-cell>
          <table:table-cell office:value-type="float" office:value="5.0088459253311" calcext:value-type="float">
            <text:p>5,0088459253311</text:p>
          </table:table-cell>
          <table:table-cell office:value-type="float" office:value="4.6912163496017" calcext:value-type="float">
            <text:p>4,6912163496017</text:p>
          </table:table-cell>
          <table:table-cell office:value-type="float" office:value="2.385365569098" calcext:value-type="float">
            <text:p>2,3853655690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28</text:p>
          </table:table-cell>
          <table:table-cell office:value-type="float" office:value="7.8021001815796" calcext:value-type="float">
            <text:p>7,8021001815796</text:p>
          </table:table-cell>
          <table:table-cell office:value-type="float" office:value="3.5919296741486" calcext:value-type="float">
            <text:p>3,5919296741486</text:p>
          </table:table-cell>
          <table:table-cell office:value-type="float" office:value="176.1687591577" calcext:value-type="float">
            <text:p>176,16875915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39</text:p>
          </table:table-cell>
          <table:table-cell office:value-type="float" office:value="9.9350482225418" calcext:value-type="float">
            <text:p>9,9350482225418</text:p>
          </table:table-cell>
          <table:table-cell office:value-type="float" office:value="3.6885887384415" calcext:value-type="float">
            <text:p>3,6885887384415</text:p>
          </table:table-cell>
          <table:table-cell office:value-type="float" office:value="-139.28791368084" calcext:value-type="float">
            <text:p>-139,2879136808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50</text:p>
          </table:table-cell>
          <table:table-cell office:value-type="float" office:value="10.084995031357" calcext:value-type="float">
            <text:p>10,084995031357</text:p>
          </table:table-cell>
          <table:table-cell office:value-type="float" office:value="7.8471708297729" calcext:value-type="float">
            <text:p>7,8471708297729</text:p>
          </table:table-cell>
          <table:table-cell office:value-type="float" office:value="-150.75382761135" calcext:value-type="float">
            <text:p>-150,7538276113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61</text:p>
          </table:table-cell>
          <table:table-cell office:value-type="float" office:value="-1.0030523687601" calcext:value-type="float">
            <text:p>-1,0030523687601</text:p>
          </table:table-cell>
          <table:table-cell office:value-type="float" office:value="3.9424699544907" calcext:value-type="float">
            <text:p>3,9424699544907</text:p>
          </table:table-cell>
          <table:table-cell office:value-type="float" office:value="-161.05128245749" calcext:value-type="float">
            <text:p>-161,0512824574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72</text:p>
          </table:table-cell>
          <table:table-cell office:value-type="float" office:value="-1.5356090664864" calcext:value-type="float">
            <text:p>-1,5356090664864</text:p>
          </table:table-cell>
          <table:table-cell office:value-type="float" office:value="8.7691289186478" calcext:value-type="float">
            <text:p>8,7691289186478</text:p>
          </table:table-cell>
          <table:table-cell office:value-type="float" office:value="-41.340969550382" calcext:value-type="float">
            <text:p>-41,3409695503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83</text:p>
          </table:table-cell>
          <table:table-cell office:value-type="float" office:value="-1.0343770682812" calcext:value-type="float">
            <text:p>-1,0343770682812</text:p>
          </table:table-cell>
          <table:table-cell office:value-type="float" office:value="7.5145399570465" calcext:value-type="float">
            <text:p>7,5145399570465</text:p>
          </table:table-cell>
          <table:table-cell office:value-type="float" office:value="-149.77008218219" calcext:value-type="float">
            <text:p>-149,770082182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94</text:p>
          </table:table-cell>
          <table:table-cell office:value-type="float" office:value="2.6986345648766" calcext:value-type="float">
            <text:p>2,6986345648766</text:p>
          </table:table-cell>
          <table:table-cell office:value-type="float" office:value="5.3037536144257" calcext:value-type="float">
            <text:p>5,3037536144257</text:p>
          </table:table-cell>
          <table:table-cell office:value-type="float" office:value="75.896175803652" calcext:value-type="float">
            <text:p>75,89617580365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05</text:p>
          </table:table-cell>
          <table:table-cell office:value-type="float" office:value="4.9187803268433" calcext:value-type="float">
            <text:p>4,9187803268433</text:p>
          </table:table-cell>
          <table:table-cell office:value-type="float" office:value="8.2688283920288" calcext:value-type="float">
            <text:p>8,2688283920288</text:p>
          </table:table-cell>
          <table:table-cell office:value-type="float" office:value="-124.44599722601" calcext:value-type="float">
            <text:p>-124,445997226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16</text:p>
          </table:table-cell>
          <table:table-cell office:value-type="float" office:value="6.5851950645447" calcext:value-type="float">
            <text:p>6,5851950645447</text:p>
          </table:table-cell>
          <table:table-cell office:value-type="float" office:value="5.6049072742462" calcext:value-type="float">
            <text:p>5,6049072742462</text:p>
          </table:table-cell>
          <table:table-cell office:value-type="float" office:value="142.35291663249" calcext:value-type="float">
            <text:p>142,352916632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27</text:p>
          </table:table-cell>
          <table:table-cell office:value-type="float" office:value="9.2279970645905" calcext:value-type="float">
            <text:p>9,2279970645905</text:p>
          </table:table-cell>
          <table:table-cell office:value-type="float" office:value="7.4212670326233" calcext:value-type="float">
            <text:p>7,4212670326233</text:p>
          </table:table-cell>
          <table:table-cell office:value-type="float" office:value="-100.60523194113" calcext:value-type="float">
            <text:p>-100,605231941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38</text:p>
          </table:table-cell>
          <table:table-cell office:value-type="float" office:value="-1.5868875384331" calcext:value-type="float">
            <text:p>-1,5868875384331</text:p>
          </table:table-cell>
          <table:table-cell office:value-type="float" office:value="8.4702587127686" calcext:value-type="float">
            <text:p>8,4702587127686</text:p>
          </table:table-cell>
          <table:table-cell office:value-type="float" office:value="-70.189132052622" calcext:value-type="float">
            <text:p>-70,18913205262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49</text:p>
          </table:table-cell>
          <table:table-cell office:value-type="float" office:value="-0.070808688178658" calcext:value-type="float">
            <text:p>-0,070808688178658</text:p>
          </table:table-cell>
          <table:table-cell office:value-type="float" office:value="7.3306101560593" calcext:value-type="float">
            <text:p>7,3306101560593</text:p>
          </table:table-cell>
          <table:table-cell office:value-type="float" office:value="-65.079534129732" calcext:value-type="float">
            <text:p>-65,07953412973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60</text:p>
          </table:table-cell>
          <table:table-cell office:value-type="float" office:value="1.5837246179581" calcext:value-type="float">
            <text:p>1,5837246179581</text:p>
          </table:table-cell>
          <table:table-cell office:value-type="float" office:value="6.309061050415" calcext:value-type="float">
            <text:p>6,309061050415</text:p>
          </table:table-cell>
          <table:table-cell office:value-type="float" office:value="62.66022260022" calcext:value-type="float">
            <text:p>62,6602226002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71</text:p>
          </table:table-cell>
          <table:table-cell office:value-type="float" office:value="0.082740662619472" calcext:value-type="float">
            <text:p>0,082740662619472</text:p>
          </table:table-cell>
          <table:table-cell office:value-type="float" office:value="8.5412681102753" calcext:value-type="float">
            <text:p>8,5412681102753</text:p>
          </table:table-cell>
          <table:table-cell office:value-type="float" office:value="4.6013082098809" calcext:value-type="float">
            <text:p>4,601308209880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82</text:p>
          </table:table-cell>
          <table:table-cell office:value-type="float" office:value="-0.70478230714798" calcext:value-type="float">
            <text:p>-0,70478230714798</text:p>
          </table:table-cell>
          <table:table-cell office:value-type="float" office:value="8.8921403884888" calcext:value-type="float">
            <text:p>8,8921403884888</text:p>
          </table:table-cell>
          <table:table-cell office:value-type="float" office:value="-63.310745415414" calcext:value-type="float">
            <text:p>-63,3107454154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893</text:p>
          </table:table-cell>
          <table:table-cell office:value-type="float" office:value="6.187978386879" calcext:value-type="float">
            <text:p>6,187978386879</text:p>
          </table:table-cell>
          <table:table-cell office:value-type="float" office:value="9.3825179338455" calcext:value-type="float">
            <text:p>9,3825179338455</text:p>
          </table:table-cell>
          <table:table-cell office:value-type="float" office:value="151.43943440383" calcext:value-type="float">
            <text:p>151,439434403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04</text:p>
          </table:table-cell>
          <table:table-cell office:value-type="float" office:value="7.6472479104996" calcext:value-type="float">
            <text:p>7,6472479104996</text:p>
          </table:table-cell>
          <table:table-cell office:value-type="float" office:value="8.3016520738602" calcext:value-type="float">
            <text:p>8,3016520738602</text:p>
          </table:table-cell>
          <table:table-cell office:value-type="float" office:value="168.93010230581" calcext:value-type="float">
            <text:p>168,930102305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15</text:p>
          </table:table-cell>
          <table:table-cell office:value-type="float" office:value="0.39303932338953" calcext:value-type="float">
            <text:p>0,39303932338953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35.84576139025" calcext:value-type="float">
            <text:p>-135,845761390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26</text:p>
          </table:table-cell>
          <table:table-cell office:value-type="float" office:value="2.9020056128502" calcext:value-type="float">
            <text:p>2,9020056128502</text:p>
          </table:table-cell>
          <table:table-cell office:value-type="float" office:value="9.8054444789886" calcext:value-type="float">
            <text:p>9,8054444789886</text:p>
          </table:table-cell>
          <table:table-cell office:value-type="float" office:value="-162.78413298783" calcext:value-type="float">
            <text:p>-162,7841329878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37</text:p>
          </table:table-cell>
          <table:table-cell office:value-type="float" office:value="3.3725130558014" calcext:value-type="float">
            <text:p>3,3725130558014</text:p>
          </table:table-cell>
          <table:table-cell office:value-type="float" office:value="10.777155160904" calcext:value-type="float">
            <text:p>10,777155160904</text:p>
          </table:table-cell>
          <table:table-cell office:value-type="float" office:value="96.9285349937" calcext:value-type="float">
            <text:p>96,92853499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48</text:p>
          </table:table-cell>
          <table:table-cell office:value-type="float" office:value="3.8305926322937" calcext:value-type="float">
            <text:p>3,8305926322937</text:p>
          </table:table-cell>
          <table:table-cell office:value-type="float" office:value="11.08137845993" calcext:value-type="float">
            <text:p>11,08137845993</text:p>
          </table:table-cell>
          <table:table-cell office:value-type="float" office:value="-155.8918056974" calcext:value-type="float">
            <text:p>-155,89180569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59</text:p>
          </table:table-cell>
          <table:table-cell office:value-type="float" office:value="7.7880477905273" calcext:value-type="float">
            <text:p>7,7880477905273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126.02808369193" calcext:value-type="float">
            <text:p>-126,028083691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70</text:p>
          </table:table-cell>
          <table:table-cell office:value-type="float" office:value="5.6706619262695" calcext:value-type="float">
            <text:p>5,6706619262695</text:p>
          </table:table-cell>
          <table:table-cell office:value-type="float" office:value="4.6789678931236" calcext:value-type="float">
            <text:p>4,6789678931236</text:p>
          </table:table-cell>
          <table:table-cell office:value-type="float" office:value="65.899435881596" calcext:value-type="float">
            <text:p>65,8994358815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81</text:p>
          </table:table-cell>
          <table:table-cell office:value-type="float" office:value="8.3458870649338" calcext:value-type="float">
            <text:p>8,3458870649338</text:p>
          </table:table-cell>
          <table:table-cell office:value-type="float" office:value="11.026220321655" calcext:value-type="float">
            <text:p>11,026220321655</text:p>
          </table:table-cell>
          <table:table-cell office:value-type="float" office:value="-63.762142400073" calcext:value-type="float">
            <text:p>-63,7621424000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92</text:p>
          </table:table-cell>
          <table:table-cell office:value-type="float" office:value="1.3739287853241" calcext:value-type="float">
            <text:p>1,3739287853241</text:p>
          </table:table-cell>
          <table:table-cell office:value-type="float" office:value="7.2632497549057" calcext:value-type="float">
            <text:p>7,2632497549057</text:p>
          </table:table-cell>
          <table:table-cell office:value-type="float" office:value="-84.886865251383" calcext:value-type="float">
            <text:p>-84,88686525138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003</text:p>
          </table:table-cell>
          <table:table-cell office:value-type="float" office:value="3.5425752401352" calcext:value-type="float">
            <text:p>3,5425752401352</text:p>
          </table:table-cell>
          <table:table-cell office:value-type="float" office:value="8.266127705574" calcext:value-type="float">
            <text:p>8,266127705574</text:p>
          </table:table-cell>
          <table:table-cell office:value-type="float" office:value="-161.92284663012" calcext:value-type="float">
            <text:p>-161,922846630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3.4427943825722" calcext:value-type="float">
            <text:p>3,4427943825722</text:p>
          </table:table-cell>
          <table:table-cell office:value-type="float" office:value="-0.26284342631698" calcext:value-type="float">
            <text:p>-0,26284342631698</text:p>
          </table:table-cell>
          <table:table-cell office:value-type="float" office:value="84.425655140239" calcext:value-type="float">
            <text:p>84,42565514023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464</text:p>
          </table:table-cell>
          <table:table-cell office:value-type="float" office:value="5.5894547700882" calcext:value-type="float">
            <text:p>5,5894547700882</text:p>
          </table:table-cell>
          <table:table-cell office:value-type="float" office:value="-0.58500301092863" calcext:value-type="float">
            <text:p>-0,58500301092863</text:p>
          </table:table-cell>
          <table:table-cell office:value-type="float" office:value="166.46913965796" calcext:value-type="float">
            <text:p>166,469139657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475</text:p>
          </table:table-cell>
          <table:table-cell office:value-type="float" office:value="2.1287643909454" calcext:value-type="float">
            <text:p>2,1287643909454</text:p>
          </table:table-cell>
          <table:table-cell office:value-type="float" office:value="0.067865587770939" calcext:value-type="float">
            <text:p>0,067865587770939</text:p>
          </table:table-cell>
          <table:table-cell office:value-type="float" office:value="119.92297962213" calcext:value-type="float">
            <text:p>119,9229796221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486</text:p>
          </table:table-cell>
          <table:table-cell office:value-type="float" office:value="0.93278355896473" calcext:value-type="float">
            <text:p>0,93278355896473</text:p>
          </table:table-cell>
          <table:table-cell office:value-type="float" office:value="1.5033267438412" calcext:value-type="float">
            <text:p>1,5033267438412</text:p>
          </table:table-cell>
          <table:table-cell office:value-type="float" office:value="138.80149422178" calcext:value-type="float">
            <text:p>138,801494221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497</text:p>
          </table:table-cell>
          <table:table-cell office:value-type="float" office:value="8.8752424716949" calcext:value-type="float">
            <text:p>8,8752424716949</text:p>
          </table:table-cell>
          <table:table-cell office:value-type="float" office:value="0.2204205840826" calcext:value-type="float">
            <text:p>0,2204205840826</text:p>
          </table:table-cell>
          <table:table-cell office:value-type="float" office:value="-42.971691128555" calcext:value-type="float">
            <text:p>-42,97169112855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08</text:p>
          </table:table-cell>
          <table:table-cell office:value-type="float" office:value="9.6097707748413" calcext:value-type="float">
            <text:p>9,6097707748413</text:p>
          </table:table-cell>
          <table:table-cell office:value-type="float" office:value="0.92274114489555" calcext:value-type="float">
            <text:p>0,92274114489555</text:p>
          </table:table-cell>
          <table:table-cell office:value-type="float" office:value="173.73089425883" calcext:value-type="float">
            <text:p>173,7308942588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19</text:p>
          </table:table-cell>
          <table:table-cell office:value-type="float" office:value="8.590824007988" calcext:value-type="float">
            <text:p>8,590824007988</text:p>
          </table:table-cell>
          <table:table-cell office:value-type="float" office:value="-0.094367684796453" calcext:value-type="float">
            <text:p>-0,094367684796453</text:p>
          </table:table-cell>
          <table:table-cell office:value-type="float" office:value="-23.616524069173" calcext:value-type="float">
            <text:p>-23,61652406917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30</text:p>
          </table:table-cell>
          <table:table-cell office:value-type="float" office:value="-1.2256354093552" calcext:value-type="float">
            <text:p>-1,2256354093552</text:p>
          </table:table-cell>
          <table:table-cell office:value-type="float" office:value="0.37357565015554" calcext:value-type="float">
            <text:p>0,37357565015554</text:p>
          </table:table-cell>
          <table:table-cell office:value-type="float" office:value="67.766970889584" calcext:value-type="float">
            <text:p>67,7669708895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41</text:p>
          </table:table-cell>
          <table:table-cell office:value-type="float" office:value="-0.015411087078974" calcext:value-type="float">
            <text:p>-0,015411087078974</text:p>
          </table:table-cell>
          <table:table-cell office:value-type="float" office:value="2.495639026165" calcext:value-type="float">
            <text:p>2,495639026165</text:p>
          </table:table-cell>
          <table:table-cell office:value-type="float" office:value="-89.426638973746" calcext:value-type="float">
            <text:p>-89,42663897374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52</text:p>
          </table:table-cell>
          <table:table-cell office:value-type="float" office:value="3.6596685647964" calcext:value-type="float">
            <text:p>3,6596685647964</text:p>
          </table:table-cell>
          <table:table-cell office:value-type="float" office:value="0.6846484541893" calcext:value-type="float">
            <text:p>0,6846484541893</text:p>
          </table:table-cell>
          <table:table-cell office:value-type="float" office:value="-80.391305267431" calcext:value-type="float">
            <text:p>-80,39130526743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63</text:p>
          </table:table-cell>
          <table:table-cell office:value-type="float" office:value="2.2714820504189" calcext:value-type="float">
            <text:p>2,2714820504189</text:p>
          </table:table-cell>
          <table:table-cell office:value-type="float" office:value="3.2145607471466" calcext:value-type="float">
            <text:p>3,2145607471466</text:p>
          </table:table-cell>
          <table:table-cell office:value-type="float" office:value="98.325197104436" calcext:value-type="float">
            <text:p>98,32519710443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74</text:p>
          </table:table-cell>
          <table:table-cell office:value-type="float" office:value="5.512433052063" calcext:value-type="float">
            <text:p>5,512433052063</text:p>
          </table:table-cell>
          <table:table-cell office:value-type="float" office:value="0.62499366700649" calcext:value-type="float">
            <text:p>0,62499366700649</text:p>
          </table:table-cell>
          <table:table-cell office:value-type="float" office:value="78.019651637715" calcext:value-type="float">
            <text:p>78,01965163771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85</text:p>
          </table:table-cell>
          <table:table-cell office:value-type="float" office:value="9.5732831954956" calcext:value-type="float">
            <text:p>9,5732831954956</text:p>
          </table:table-cell>
          <table:table-cell office:value-type="float" office:value="1.2692046165466" calcext:value-type="float">
            <text:p>1,2692046165466</text:p>
          </table:table-cell>
          <table:table-cell office:value-type="float" office:value="95.755169346074" calcext:value-type="float">
            <text:p>95,75516934607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96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6.8826282024384" calcext:value-type="float">
            <text:p>6,8826282024384</text:p>
          </table:table-cell>
          <table:table-cell office:value-type="float" office:value="-112.90075824519" calcext:value-type="float">
            <text:p>-112,9007582451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07</text:p>
          </table:table-cell>
          <table:table-cell office:value-type="float" office:value="1.0172977298498" calcext:value-type="float">
            <text:p>1,0172977298498</text:p>
          </table:table-cell>
          <table:table-cell office:value-type="float" office:value="5.5455255508423" calcext:value-type="float">
            <text:p>5,5455255508423</text:p>
          </table:table-cell>
          <table:table-cell office:value-type="float" office:value="55.137699197052" calcext:value-type="float">
            <text:p>55,13769919705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18</text:p>
          </table:table-cell>
          <table:table-cell office:value-type="float" office:value="0.48620827496052" calcext:value-type="float">
            <text:p>0,48620827496052</text:p>
          </table:table-cell>
          <table:table-cell office:value-type="float" office:value="-0.58511704206467" calcext:value-type="float">
            <text:p>-0,58511704206467</text:p>
          </table:table-cell>
          <table:table-cell office:value-type="float" office:value="104.46688172164" calcext:value-type="float">
            <text:p>104,466881721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29</text:p>
          </table:table-cell>
          <table:table-cell office:value-type="float" office:value="1.0349862277508" calcext:value-type="float">
            <text:p>1,0349862277508</text:p>
          </table:table-cell>
          <table:table-cell office:value-type="float" office:value="2.4018523097038" calcext:value-type="float">
            <text:p>2,4018523097038</text:p>
          </table:table-cell>
          <table:table-cell office:value-type="float" office:value="-125.1605787095" calcext:value-type="float">
            <text:p>-125,16057870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40</text:p>
          </table:table-cell>
          <table:table-cell office:value-type="float" office:value="7.211440205574" calcext:value-type="float">
            <text:p>7,211440205574</text:p>
          </table:table-cell>
          <table:table-cell office:value-type="float" office:value="3.0405753850937" calcext:value-type="float">
            <text:p>3,0405753850937</text:p>
          </table:table-cell>
          <table:table-cell office:value-type="float" office:value="-69.562390351751" calcext:value-type="float">
            <text:p>-69,5623903517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51</text:p>
          </table:table-cell>
          <table:table-cell office:value-type="float" office:value="6.6329485177994" calcext:value-type="float">
            <text:p>6,6329485177994</text:p>
          </table:table-cell>
          <table:table-cell office:value-type="float" office:value="1.8475119769573" calcext:value-type="float">
            <text:p>1,8475119769573</text:p>
          </table:table-cell>
          <table:table-cell office:value-type="float" office:value="139.91244127796" calcext:value-type="float">
            <text:p>139,912441277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62</text:p>
          </table:table-cell>
          <table:table-cell office:value-type="float" office:value="3.9613983035088" calcext:value-type="float">
            <text:p>3,9613983035088</text:p>
          </table:table-cell>
          <table:table-cell office:value-type="float" office:value="2.6275941729546" calcext:value-type="float">
            <text:p>2,6275941729546</text:p>
          </table:table-cell>
          <table:table-cell office:value-type="float" office:value="16.708323909978" calcext:value-type="float">
            <text:p>16,7083239099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73</text:p>
          </table:table-cell>
          <table:table-cell office:value-type="float" office:value="10.084675550461" calcext:value-type="float">
            <text:p>10,084675550461</text:p>
          </table:table-cell>
          <table:table-cell office:value-type="float" office:value="3.2365125417709" calcext:value-type="float">
            <text:p>3,2365125417709</text:p>
          </table:table-cell>
          <table:table-cell office:value-type="float" office:value="123.07672439867" calcext:value-type="float">
            <text:p>123,076724398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84</text:p>
          </table:table-cell>
          <table:table-cell office:value-type="float" office:value="-1.3711288571358" calcext:value-type="float">
            <text:p>-1,3711288571358</text:p>
          </table:table-cell>
          <table:table-cell office:value-type="float" office:value="6.1083948612213" calcext:value-type="float">
            <text:p>6,1083948612213</text:p>
          </table:table-cell>
          <table:table-cell office:value-type="float" office:value="47.486115413107" calcext:value-type="float">
            <text:p>47,48611541310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95</text:p>
          </table:table-cell>
          <table:table-cell office:value-type="float" office:value="1.3547359406948" calcext:value-type="float">
            <text:p>1,3547359406948</text:p>
          </table:table-cell>
          <table:table-cell office:value-type="float" office:value="4.6515664458275" calcext:value-type="float">
            <text:p>4,6515664458275</text:p>
          </table:table-cell>
          <table:table-cell office:value-type="float" office:value="-150.30482923909" calcext:value-type="float">
            <text:p>-150,3048292390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06</text:p>
          </table:table-cell>
          <table:table-cell office:value-type="float" office:value="0.82322388887405" calcext:value-type="float">
            <text:p>0,82322388887405</text:p>
          </table:table-cell>
          <table:table-cell office:value-type="float" office:value="6.2869453430176" calcext:value-type="float">
            <text:p>6,2869453430176</text:p>
          </table:table-cell>
          <table:table-cell office:value-type="float" office:value="-18.418076691354" calcext:value-type="float">
            <text:p>-18,41807669135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17</text:p>
          </table:table-cell>
          <table:table-cell office:value-type="float" office:value="4.7507721185684" calcext:value-type="float">
            <text:p>4,7507721185684</text:p>
          </table:table-cell>
          <table:table-cell office:value-type="float" office:value="4.4703522324562" calcext:value-type="float">
            <text:p>4,4703522324562</text:p>
          </table:table-cell>
          <table:table-cell office:value-type="float" office:value="35.24931411075" calcext:value-type="float">
            <text:p>35,2493141107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28</text:p>
          </table:table-cell>
          <table:table-cell office:value-type="float" office:value="8.1651103496552" calcext:value-type="float">
            <text:p>8,1651103496552</text:p>
          </table:table-cell>
          <table:table-cell office:value-type="float" office:value="3.6127835512161" calcext:value-type="float">
            <text:p>3,6127835512161</text:p>
          </table:table-cell>
          <table:table-cell office:value-type="float" office:value="-174.51942954094" calcext:value-type="float">
            <text:p>-174,5194295409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39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3.5824990272522" calcext:value-type="float">
            <text:p>3,5824990272522</text:p>
          </table:table-cell>
          <table:table-cell office:value-type="float" office:value="135.75905599412" calcext:value-type="float">
            <text:p>135,759055994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50</text:p>
          </table:table-cell>
          <table:table-cell office:value-type="float" office:value="10.08499622345" calcext:value-type="float">
            <text:p>10,08499622345</text:p>
          </table:table-cell>
          <table:table-cell office:value-type="float" office:value="8.1414812803268" calcext:value-type="float">
            <text:p>8,1414812803268</text:p>
          </table:table-cell>
          <table:table-cell office:value-type="float" office:value="-150.89766235109" calcext:value-type="float">
            <text:p>-150,897662351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61</text:p>
          </table:table-cell>
          <table:table-cell office:value-type="float" office:value="-0.77293217182159" calcext:value-type="float">
            <text:p>-0,77293217182159</text:p>
          </table:table-cell>
          <table:table-cell office:value-type="float" office:value="4.1932997107506" calcext:value-type="float">
            <text:p>4,1932997107506</text:p>
          </table:table-cell>
          <table:table-cell office:value-type="float" office:value="-133.58166263362" calcext:value-type="float">
            <text:p>-133,5816626336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72</text:p>
          </table:table-cell>
          <table:table-cell office:value-type="float" office:value="-1.5350903570652" calcext:value-type="float">
            <text:p>-1,5350903570652</text:p>
          </table:table-cell>
          <table:table-cell office:value-type="float" office:value="8.852898478508" calcext:value-type="float">
            <text:p>8,852898478508</text:p>
          </table:table-cell>
          <table:table-cell office:value-type="float" office:value="-16.257654709421" calcext:value-type="float">
            <text:p>-16,2576547094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83</text:p>
          </table:table-cell>
          <table:table-cell office:value-type="float" office:value="-0.72938777506351" calcext:value-type="float">
            <text:p>-0,72938777506351</text:p>
          </table:table-cell>
          <table:table-cell office:value-type="float" office:value="7.486212849617" calcext:value-type="float">
            <text:p>7,486212849617</text:p>
          </table:table-cell>
          <table:table-cell office:value-type="float" office:value="165.95768169233" calcext:value-type="float">
            <text:p>165,9576816923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94</text:p>
          </table:table-cell>
          <table:table-cell office:value-type="float" office:value="2.6448208093643" calcext:value-type="float">
            <text:p>2,6448208093643</text:p>
          </table:table-cell>
          <table:table-cell office:value-type="float" office:value="4.9815863370895" calcext:value-type="float">
            <text:p>4,9815863370895</text:p>
          </table:table-cell>
          <table:table-cell office:value-type="float" office:value="84.529998196158" calcext:value-type="float">
            <text:p>84,52999819615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05</text:p>
          </table:table-cell>
          <table:table-cell office:value-type="float" office:value="5.1705342531204" calcext:value-type="float">
            <text:p>5,1705342531204</text:p>
          </table:table-cell>
          <table:table-cell office:value-type="float" office:value="8.517165184021" calcext:value-type="float">
            <text:p>8,517165184021</text:p>
          </table:table-cell>
          <table:table-cell office:value-type="float" office:value="-143.50336220614" calcext:value-type="float">
            <text:p>-143,503362206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16</text:p>
          </table:table-cell>
          <table:table-cell office:value-type="float" office:value="6.7717570066452" calcext:value-type="float">
            <text:p>6,7717570066452</text:p>
          </table:table-cell>
          <table:table-cell office:value-type="float" office:value="5.5388206243515" calcext:value-type="float">
            <text:p>5,5388206243515</text:p>
          </table:table-cell>
          <table:table-cell office:value-type="float" office:value="161.36970337789" calcext:value-type="float">
            <text:p>161,369703377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27</text:p>
          </table:table-cell>
          <table:table-cell office:value-type="float" office:value="9.2176294326782" calcext:value-type="float">
            <text:p>9,2176294326782</text:p>
          </table:table-cell>
          <table:table-cell office:value-type="float" office:value="7.6727288961411" calcext:value-type="float">
            <text:p>7,6727288961411</text:p>
          </table:table-cell>
          <table:table-cell office:value-type="float" office:value="-85.738317981647" calcext:value-type="float">
            <text:p>-85,7383179816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38</text:p>
          </table:table-cell>
          <table:table-cell office:value-type="float" office:value="-1.5930244326591" calcext:value-type="float">
            <text:p>-1,5930244326591</text:p>
          </table:table-cell>
          <table:table-cell office:value-type="float" office:value="8.5793113708496" calcext:value-type="float">
            <text:p>8,5793113708496</text:p>
          </table:table-cell>
          <table:table-cell office:value-type="float" office:value="-37.113890146754" calcext:value-type="float">
            <text:p>-37,11389014675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49</text:p>
          </table:table-cell>
          <table:table-cell office:value-type="float" office:value="-0.25482485070825" calcext:value-type="float">
            <text:p>-0,25482485070825</text:p>
          </table:table-cell>
          <table:table-cell office:value-type="float" office:value="7.4629366397858" calcext:value-type="float">
            <text:p>7,4629366397858</text:p>
          </table:table-cell>
          <table:table-cell office:value-type="float" office:value="-22.50980533612" calcext:value-type="float">
            <text:p>-22,5098053361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60</text:p>
          </table:table-cell>
          <table:table-cell office:value-type="float" office:value="1.7644153535366" calcext:value-type="float">
            <text:p>1,7644153535366</text:p>
          </table:table-cell>
          <table:table-cell office:value-type="float" office:value="6.1799252033234" calcext:value-type="float">
            <text:p>6,1799252033234</text:p>
          </table:table-cell>
          <table:table-cell office:value-type="float" office:value="153.41759942899" calcext:value-type="float">
            <text:p>153,4175994289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71</text:p>
          </table:table-cell>
          <table:table-cell office:value-type="float" office:value="-0.24813322350383" calcext:value-type="float">
            <text:p>-0,24813322350383</text:p>
          </table:table-cell>
          <table:table-cell office:value-type="float" office:value="8.4280681610107" calcext:value-type="float">
            <text:p>8,4280681610107</text:p>
          </table:table-cell>
          <table:table-cell office:value-type="float" office:value="23.728307265385" calcext:value-type="float">
            <text:p>23,72830726538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82</text:p>
          </table:table-cell>
          <table:table-cell office:value-type="float" office:value="-0.90267077088356" calcext:value-type="float">
            <text:p>-0,90267077088356</text:p>
          </table:table-cell>
          <table:table-cell office:value-type="float" office:value="8.9189279079437" calcext:value-type="float">
            <text:p>8,9189279079437</text:p>
          </table:table-cell>
          <table:table-cell office:value-type="float" office:value="-5.2153346170286" calcext:value-type="float">
            <text:p>-5,215334617028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893</text:p>
          </table:table-cell>
          <table:table-cell office:value-type="float" office:value="6.5026116371155" calcext:value-type="float">
            <text:p>6,5026116371155</text:p>
          </table:table-cell>
          <table:table-cell office:value-type="float" office:value="9.3181610107422" calcext:value-type="float">
            <text:p>9,3181610107422</text:p>
          </table:table-cell>
          <table:table-cell office:value-type="float" office:value="170.04432951569" calcext:value-type="float">
            <text:p>170,044329515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04</text:p>
          </table:table-cell>
          <table:table-cell office:value-type="float" office:value="7.9106038808823" calcext:value-type="float">
            <text:p>7,9106038808823</text:p>
          </table:table-cell>
          <table:table-cell office:value-type="float" office:value="8.1026327610016" calcext:value-type="float">
            <text:p>8,1026327610016</text:p>
          </table:table-cell>
          <table:table-cell office:value-type="float" office:value="138.55369227707" calcext:value-type="float">
            <text:p>138,553692277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15</text:p>
          </table:table-cell>
          <table:table-cell office:value-type="float" office:value="0.65711125731468" calcext:value-type="float">
            <text:p>0,65711125731468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49.36557089447" calcext:value-type="float">
            <text:p>-149,365570894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26</text:p>
          </table:table-cell>
          <table:table-cell office:value-type="float" office:value="3.2073244452477" calcext:value-type="float">
            <text:p>3,2073244452477</text:p>
          </table:table-cell>
          <table:table-cell office:value-type="float" office:value="9.8006355762482" calcext:value-type="float">
            <text:p>9,8006355762482</text:p>
          </table:table-cell>
          <table:table-cell office:value-type="float" office:value="173.40994488661" calcext:value-type="float">
            <text:p>173,409944886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37</text:p>
          </table:table-cell>
          <table:table-cell office:value-type="float" office:value="3.1826359033585" calcext:value-type="float">
            <text:p>3,1826359033585</text:p>
          </table:table-cell>
          <table:table-cell office:value-type="float" office:value="10.503013134003" calcext:value-type="float">
            <text:p>10,503013134003</text:p>
          </table:table-cell>
          <table:table-cell office:value-type="float" office:value="60.366472620873" calcext:value-type="float">
            <text:p>60,3664726208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48</text:p>
          </table:table-cell>
          <table:table-cell office:value-type="float" office:value="4.0778416395187" calcext:value-type="float">
            <text:p>4,0778416395187</text:p>
          </table:table-cell>
          <table:table-cell office:value-type="float" office:value="10.907245874405" calcext:value-type="float">
            <text:p>10,907245874405</text:p>
          </table:table-cell>
          <table:table-cell office:value-type="float" office:value="149.03460338617" calcext:value-type="float">
            <text:p>149,034603386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59</text:p>
          </table:table-cell>
          <table:table-cell office:value-type="float" office:value="7.867346405983" calcext:value-type="float">
            <text:p>7,867346405983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118.59304130457" calcext:value-type="float">
            <text:p>-118,593041304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70</text:p>
          </table:table-cell>
          <table:table-cell office:value-type="float" office:value="5.3675711154938" calcext:value-type="float">
            <text:p>5,3675711154938</text:p>
          </table:table-cell>
          <table:table-cell office:value-type="float" office:value="4.5278596878052" calcext:value-type="float">
            <text:p>4,5278596878052</text:p>
          </table:table-cell>
          <table:table-cell office:value-type="float" office:value="31.638999273823" calcext:value-type="float">
            <text:p>31,63899927382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81</text:p>
          </table:table-cell>
          <table:table-cell office:value-type="float" office:value="8.1729000806808" calcext:value-type="float">
            <text:p>8,1729000806808</text:p>
          </table:table-cell>
          <table:table-cell office:value-type="float" office:value="11.070982217789" calcext:value-type="float">
            <text:p>11,070982217789</text:p>
          </table:table-cell>
          <table:table-cell office:value-type="float" office:value="-6.8148161480381" calcext:value-type="float">
            <text:p>-6,81481614803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92</text:p>
          </table:table-cell>
          <table:table-cell office:value-type="float" office:value="1.2703928351402" calcext:value-type="float">
            <text:p>1,2703928351402</text:p>
          </table:table-cell>
          <table:table-cell office:value-type="float" office:value="7.6312363147736" calcext:value-type="float">
            <text:p>7,6312363147736</text:p>
          </table:table-cell>
          <table:table-cell office:value-type="float" office:value="-76.196118524879" calcext:value-type="float">
            <text:p>-76,19611852487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003</text:p>
          </table:table-cell>
          <table:table-cell office:value-type="float" office:value="3.7657767534256" calcext:value-type="float">
            <text:p>3,7657767534256</text:p>
          </table:table-cell>
          <table:table-cell office:value-type="float" office:value="8.4953892230988" calcext:value-type="float">
            <text:p>8,4953892230988</text:p>
          </table:table-cell>
          <table:table-cell office:value-type="float" office:value="-126.98085900325" calcext:value-type="float">
            <text:p>-126,980859003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3.6903196573257" calcext:value-type="float">
            <text:p>3,6903196573257</text:p>
          </table:table-cell>
          <table:table-cell office:value-type="float" office:value="-0.42504169046879" calcext:value-type="float">
            <text:p>-0,42504169046879</text:p>
          </table:table-cell>
          <table:table-cell office:value-type="float" office:value="142.66309616672" calcext:value-type="float">
            <text:p>142,6630961667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464</text:p>
          </table:table-cell>
          <table:table-cell office:value-type="float" office:value="5.7897078990936" calcext:value-type="float">
            <text:p>5,7897078990936</text:p>
          </table:table-cell>
          <table:table-cell office:value-type="float" office:value="-0.58500729501247" calcext:value-type="float">
            <text:p>-0,58500729501247</text:p>
          </table:table-cell>
          <table:table-cell office:value-type="float" office:value="165.99336703112" calcext:value-type="float">
            <text:p>165,993367031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475</text:p>
          </table:table-cell>
          <table:table-cell office:value-type="float" office:value="2.1394844353199" calcext:value-type="float">
            <text:p>2,1394844353199</text:p>
          </table:table-cell>
          <table:table-cell office:value-type="float" office:value="-0.25950271636248" calcext:value-type="float">
            <text:p>-0,25950271636248</text:p>
          </table:table-cell>
          <table:table-cell office:value-type="float" office:value="87.420613143095" calcext:value-type="float">
            <text:p>87,42061314309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486</text:p>
          </table:table-cell>
          <table:table-cell office:value-type="float" office:value="1.2313242256641" calcext:value-type="float">
            <text:p>1,2313242256641</text:p>
          </table:table-cell>
          <table:table-cell office:value-type="float" office:value="1.2416665256023" calcext:value-type="float">
            <text:p>1,2416665256023</text:p>
          </table:table-cell>
          <table:table-cell office:value-type="float" office:value="138.76744895984" calcext:value-type="float">
            <text:p>138,7674489598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497</text:p>
          </table:table-cell>
          <table:table-cell office:value-type="float" office:value="8.9957869052887" calcext:value-type="float">
            <text:p>8,9957869052887</text:p>
          </table:table-cell>
          <table:table-cell office:value-type="float" office:value="0.40625229477882" calcext:value-type="float">
            <text:p>0,40625229477882</text:p>
          </table:table-cell>
          <table:table-cell office:value-type="float" office:value="-133.15420393731" calcext:value-type="float">
            <text:p>-133,1542039373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08</text:p>
          </table:table-cell>
          <table:table-cell office:value-type="float" office:value="9.6295374631882" calcext:value-type="float">
            <text:p>9,6295374631882</text:p>
          </table:table-cell>
          <table:table-cell office:value-type="float" office:value="0.69617502391338" calcext:value-type="float">
            <text:p>0,69617502391338</text:p>
          </table:table-cell>
          <table:table-cell office:value-type="float" office:value="91.568763848323" calcext:value-type="float">
            <text:p>91,5687638483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19</text:p>
          </table:table-cell>
          <table:table-cell office:value-type="float" office:value="8.6180907487869" calcext:value-type="float">
            <text:p>8,6180907487869</text:p>
          </table:table-cell>
          <table:table-cell office:value-type="float" office:value="0.11680786497891" calcext:value-type="float">
            <text:p>0,11680786497891</text:p>
          </table:table-cell>
          <table:table-cell office:value-type="float" office:value="-107.89648742433" calcext:value-type="float">
            <text:p>-107,8964874243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30</text:p>
          </table:table-cell>
          <table:table-cell office:value-type="float" office:value="-1.0524060577154" calcext:value-type="float">
            <text:p>-1,0524060577154</text:p>
          </table:table-cell>
          <table:table-cell office:value-type="float" office:value="0.16616964712739" calcext:value-type="float">
            <text:p>0,16616964712739</text:p>
          </table:table-cell>
          <table:table-cell office:value-type="float" office:value="70.133123428199" calcext:value-type="float">
            <text:p>70,13312342819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41</text:p>
          </table:table-cell>
          <table:table-cell office:value-type="float" office:value="-0.019720445852727" calcext:value-type="float">
            <text:p>-0,019720445852727</text:p>
          </table:table-cell>
          <table:table-cell office:value-type="float" office:value="2.8938299417496" calcext:value-type="float">
            <text:p>2,8938299417496</text:p>
          </table:table-cell>
          <table:table-cell office:value-type="float" office:value="-89.430985177398" calcext:value-type="float">
            <text:p>-89,4309851773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52</text:p>
          </table:table-cell>
          <table:table-cell office:value-type="float" office:value="3.87062728405" calcext:value-type="float">
            <text:p>3,87062728405</text:p>
          </table:table-cell>
          <table:table-cell office:value-type="float" office:value="0.75195878744125" calcext:value-type="float">
            <text:p>0,75195878744125</text:p>
          </table:table-cell>
          <table:table-cell office:value-type="float" office:value="-171.13704438422" calcext:value-type="float">
            <text:p>-171,137044384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63</text:p>
          </table:table-cell>
          <table:table-cell office:value-type="float" office:value="2.3929028213024" calcext:value-type="float">
            <text:p>2,3929028213024</text:p>
          </table:table-cell>
          <table:table-cell office:value-type="float" office:value="2.8717404603958" calcext:value-type="float">
            <text:p>2,8717404603958</text:p>
          </table:table-cell>
          <table:table-cell office:value-type="float" office:value="113.2180447791" calcext:value-type="float">
            <text:p>113,21804477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74</text:p>
          </table:table-cell>
          <table:table-cell office:value-type="float" office:value="5.4441750049591" calcext:value-type="float">
            <text:p>5,4441750049591</text:p>
          </table:table-cell>
          <table:table-cell office:value-type="float" office:value="0.27966415509582" calcext:value-type="float">
            <text:p>0,27966415509582</text:p>
          </table:table-cell>
          <table:table-cell office:value-type="float" office:value="78.863396006785" calcext:value-type="float">
            <text:p>78,86339600678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85</text:p>
          </table:table-cell>
          <table:table-cell office:value-type="float" office:value="9.3570280075073" calcext:value-type="float">
            <text:p>9,3570280075073</text:p>
          </table:table-cell>
          <table:table-cell office:value-type="float" office:value="1.1982698738575" calcext:value-type="float">
            <text:p>1,1982698738575</text:p>
          </table:table-cell>
          <table:table-cell office:value-type="float" office:value="14.564994603965" calcext:value-type="float">
            <text:p>14,5649946039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96</text:p>
          </table:table-cell>
          <table:table-cell office:value-type="float" office:value="10.084747076035" calcext:value-type="float">
            <text:p>10,084747076035</text:p>
          </table:table-cell>
          <table:table-cell office:value-type="float" office:value="7.1014207601547" calcext:value-type="float">
            <text:p>7,1014207601547</text:p>
          </table:table-cell>
          <table:table-cell office:value-type="float" office:value="-94.925338295615" calcext:value-type="float">
            <text:p>-94,92533829561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07</text:p>
          </table:table-cell>
          <table:table-cell office:value-type="float" office:value="0.79061582684517" calcext:value-type="float">
            <text:p>0,79061582684517</text:p>
          </table:table-cell>
          <table:table-cell office:value-type="float" office:value="5.2196198701859" calcext:value-type="float">
            <text:p>5,2196198701859</text:p>
          </table:table-cell>
          <table:table-cell office:value-type="float" office:value="55.173845807458" calcext:value-type="float">
            <text:p>55,17384580745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18</text:p>
          </table:table-cell>
          <table:table-cell office:value-type="float" office:value="0.75010523200035" calcext:value-type="float">
            <text:p>0,75010523200035</text:p>
          </table:table-cell>
          <table:table-cell office:value-type="float" office:value="-0.57834185659885" calcext:value-type="float">
            <text:p>-0,57834185659885</text:p>
          </table:table-cell>
          <table:table-cell office:value-type="float" office:value="125.20073325771" calcext:value-type="float">
            <text:p>125,200733257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29</text:p>
          </table:table-cell>
          <table:table-cell office:value-type="float" office:value="1.0173416137695" calcext:value-type="float">
            <text:p>1,0173416137695</text:p>
          </table:table-cell>
          <table:table-cell office:value-type="float" office:value="2.7417725324631" calcext:value-type="float">
            <text:p>2,7417725324631</text:p>
          </table:table-cell>
          <table:table-cell office:value-type="float" office:value="-92.121558584225" calcext:value-type="float">
            <text:p>-92,1215585842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40</text:p>
          </table:table-cell>
          <table:table-cell office:value-type="float" office:value="7.1578907966614" calcext:value-type="float">
            <text:p>7,1578907966614</text:p>
          </table:table-cell>
          <table:table-cell office:value-type="float" office:value="3.2749128341675" calcext:value-type="float">
            <text:p>3,2749128341675</text:p>
          </table:table-cell>
          <table:table-cell office:value-type="float" office:value="-78.191381351204" calcext:value-type="float">
            <text:p>-78,1913813512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51</text:p>
          </table:table-cell>
          <table:table-cell office:value-type="float" office:value="6.9350391626358" calcext:value-type="float">
            <text:p>6,9350391626358</text:p>
          </table:table-cell>
          <table:table-cell office:value-type="float" office:value="1.8176293373108" calcext:value-type="float">
            <text:p>1,8176293373108</text:p>
          </table:table-cell>
          <table:table-cell office:value-type="float" office:value="-177.18018088371" calcext:value-type="float">
            <text:p>-177,1801808837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62</text:p>
          </table:table-cell>
          <table:table-cell office:value-type="float" office:value="3.628301024437" calcext:value-type="float">
            <text:p>3,628301024437</text:p>
          </table:table-cell>
          <table:table-cell office:value-type="float" office:value="2.6594933867455" calcext:value-type="float">
            <text:p>2,6594933867455</text:p>
          </table:table-cell>
          <table:table-cell office:value-type="float" office:value="-11.838160123035" calcext:value-type="float">
            <text:p>-11,83816012303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73</text:p>
          </table:table-cell>
          <table:table-cell office:value-type="float" office:value="9.9141705036163" calcext:value-type="float">
            <text:p>9,9141705036163</text:p>
          </table:table-cell>
          <table:table-cell office:value-type="float" office:value="3.0308195948601" calcext:value-type="float">
            <text:p>3,0308195948601</text:p>
          </table:table-cell>
          <table:table-cell office:value-type="float" office:value="36.101713302029" calcext:value-type="float">
            <text:p>36,10171330202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84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5.7925742864609" calcext:value-type="float">
            <text:p>5,7925742864609</text:p>
          </table:table-cell>
          <table:table-cell office:value-type="float" office:value="45.285528632486" calcext:value-type="float">
            <text:p>45,28552863248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95</text:p>
          </table:table-cell>
          <table:table-cell office:value-type="float" office:value="1.4272125065327" calcext:value-type="float">
            <text:p>1,4272125065327</text:p>
          </table:table-cell>
          <table:table-cell office:value-type="float" office:value="4.7465854883194" calcext:value-type="float">
            <text:p>4,7465854883194</text:p>
          </table:table-cell>
          <table:table-cell office:value-type="float" office:value="-132.48790904974" calcext:value-type="float">
            <text:p>-132,4879090497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06</text:p>
          </table:table-cell>
          <table:table-cell office:value-type="float" office:value="0.86320474743843" calcext:value-type="float">
            <text:p>0,86320474743843</text:p>
          </table:table-cell>
          <table:table-cell office:value-type="float" office:value="6.5049111843109" calcext:value-type="float">
            <text:p>6,5049111843109</text:p>
          </table:table-cell>
          <table:table-cell office:value-type="float" office:value="-109.21290877518" calcext:value-type="float">
            <text:p>-109,2129087751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17</text:p>
          </table:table-cell>
          <table:table-cell office:value-type="float" office:value="4.4264507293701" calcext:value-type="float">
            <text:p>4,4264507293701</text:p>
          </table:table-cell>
          <table:table-cell office:value-type="float" office:value="4.2408561706543" calcext:value-type="float">
            <text:p>4,2408561706543</text:p>
          </table:table-cell>
          <table:table-cell office:value-type="float" office:value="35.288416276312" calcext:value-type="float">
            <text:p>35,2884162763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28</text:p>
          </table:table-cell>
          <table:table-cell office:value-type="float" office:value="8.520485162735" calcext:value-type="float">
            <text:p>8,520485162735</text:p>
          </table:table-cell>
          <table:table-cell office:value-type="float" office:value="3.6934143304825" calcext:value-type="float">
            <text:p>3,6934143304825</text:p>
          </table:table-cell>
          <table:table-cell office:value-type="float" office:value="-164.94780437202" calcext:value-type="float">
            <text:p>-164,9478043720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39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3.3131957054138" calcext:value-type="float">
            <text:p>3,3131957054138</text:p>
          </table:table-cell>
          <table:table-cell office:value-type="float" office:value="118.56256320978" calcext:value-type="float">
            <text:p>118,5625632097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50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8.420352935791" calcext:value-type="float">
            <text:p>8,420352935791</text:p>
          </table:table-cell>
          <table:table-cell office:value-type="float" office:value="-151.52328333278" calcext:value-type="float">
            <text:p>-151,5232833327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61</text:p>
          </table:table-cell>
          <table:table-cell office:value-type="float" office:value="-0.49926914274693" calcext:value-type="float">
            <text:p>-0,49926914274693</text:p>
          </table:table-cell>
          <table:table-cell office:value-type="float" office:value="4.4627094268799" calcext:value-type="float">
            <text:p>4,4627094268799</text:p>
          </table:table-cell>
          <table:table-cell office:value-type="float" office:value="-136.27492849994" calcext:value-type="float">
            <text:p>-136,2749284999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72</text:p>
          </table:table-cell>
          <table:table-cell office:value-type="float" office:value="-1.6082584857941" calcext:value-type="float">
            <text:p>-1,6082584857941</text:p>
          </table:table-cell>
          <table:table-cell office:value-type="float" office:value="8.9755553007126" calcext:value-type="float">
            <text:p>8,9755553007126</text:p>
          </table:table-cell>
          <table:table-cell office:value-type="float" office:value="72.98181391066" calcext:value-type="float">
            <text:p>72,981813910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83</text:p>
          </table:table-cell>
          <table:table-cell office:value-type="float" office:value="-0.75340889394283" calcext:value-type="float">
            <text:p>-0,75340889394283</text:p>
          </table:table-cell>
          <table:table-cell office:value-type="float" office:value="7.2658807039261" calcext:value-type="float">
            <text:p>7,2658807039261</text:p>
          </table:table-cell>
          <table:table-cell office:value-type="float" office:value="75.218947070419" calcext:value-type="float">
            <text:p>75,2189470704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94</text:p>
          </table:table-cell>
          <table:table-cell office:value-type="float" office:value="2.676208615303" calcext:value-type="float">
            <text:p>2,676208615303</text:p>
          </table:table-cell>
          <table:table-cell office:value-type="float" office:value="4.7017431259155" calcext:value-type="float">
            <text:p>4,7017431259155</text:p>
          </table:table-cell>
          <table:table-cell office:value-type="float" office:value="99.062336478264" calcext:value-type="float">
            <text:p>99,0623364782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05</text:p>
          </table:table-cell>
          <table:table-cell office:value-type="float" office:value="5.4875212907791" calcext:value-type="float">
            <text:p>5,4875212907791</text:p>
          </table:table-cell>
          <table:table-cell office:value-type="float" office:value="8.5701066255569" calcext:value-type="float">
            <text:p>8,5701066255569</text:p>
          </table:table-cell>
          <table:table-cell office:value-type="float" office:value="-177.97758624812" calcext:value-type="float">
            <text:p>-177,977586248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16</text:p>
          </table:table-cell>
          <table:table-cell office:value-type="float" office:value="6.968874335289" calcext:value-type="float">
            <text:p>6,968874335289</text:p>
          </table:table-cell>
          <table:table-cell office:value-type="float" office:value="5.537486076355" calcext:value-type="float">
            <text:p>5,537486076355</text:p>
          </table:table-cell>
          <table:table-cell office:value-type="float" office:value="-179.77721524087" calcext:value-type="float">
            <text:p>-179,777215240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27</text:p>
          </table:table-cell>
          <table:table-cell office:value-type="float" office:value="9.1618835926056" calcext:value-type="float">
            <text:p>9,1618835926056</text:p>
          </table:table-cell>
          <table:table-cell office:value-type="float" office:value="7.9929959774017" calcext:value-type="float">
            <text:p>7,9929959774017</text:p>
          </table:table-cell>
          <table:table-cell office:value-type="float" office:value="-74.979987873393" calcext:value-type="float">
            <text:p>-74,9799878733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38</text:p>
          </table:table-cell>
          <table:table-cell office:value-type="float" office:value="-1.5849711000919" calcext:value-type="float">
            <text:p>-1,5849711000919</text:p>
          </table:table-cell>
          <table:table-cell office:value-type="float" office:value="8.706864118576" calcext:value-type="float">
            <text:p>8,706864118576</text:p>
          </table:table-cell>
          <table:table-cell office:value-type="float" office:value="-35.325283837167" calcext:value-type="float">
            <text:p>-35,32528383716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49</text:p>
          </table:table-cell>
          <table:table-cell office:value-type="float" office:value="-0.3679420799017" calcext:value-type="float">
            <text:p>-0,3679420799017</text:p>
          </table:table-cell>
          <table:table-cell office:value-type="float" office:value="7.2722482681274" calcext:value-type="float">
            <text:p>7,2722482681274</text:p>
          </table:table-cell>
          <table:table-cell office:value-type="float" office:value="68.264823051015" calcext:value-type="float">
            <text:p>68,26482305101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60</text:p>
          </table:table-cell>
          <table:table-cell office:value-type="float" office:value="2.131862193346" calcext:value-type="float">
            <text:p>2,131862193346</text:p>
          </table:table-cell>
          <table:table-cell office:value-type="float" office:value="6.078919172287" calcext:value-type="float">
            <text:p>6,078919172287</text:p>
          </table:table-cell>
          <table:table-cell office:value-type="float" office:value="162.85730774995" calcext:value-type="float">
            <text:p>162,8573077499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71</text:p>
          </table:table-cell>
          <table:table-cell office:value-type="float" office:value="-0.41602328419685" calcext:value-type="float">
            <text:p>-0,41602328419685</text:p>
          </table:table-cell>
          <table:table-cell office:value-type="float" office:value="8.1868708133698" calcext:value-type="float">
            <text:p>8,1868708133698</text:p>
          </table:table-cell>
          <table:table-cell office:value-type="float" office:value="67.440042070522" calcext:value-type="float">
            <text:p>67,44004207052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82</text:p>
          </table:table-cell>
          <table:table-cell office:value-type="float" office:value="-1.0131537914276" calcext:value-type="float">
            <text:p>-1,0131537914276</text:p>
          </table:table-cell>
          <table:table-cell office:value-type="float" office:value="8.7489300966263" calcext:value-type="float">
            <text:p>8,7489300966263</text:p>
          </table:table-cell>
          <table:table-cell office:value-type="float" office:value="63.856269143949" calcext:value-type="float">
            <text:p>63,85626914394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893</text:p>
          </table:table-cell>
          <table:table-cell office:value-type="float" office:value="6.7809641361237" calcext:value-type="float">
            <text:p>6,7809641361237</text:p>
          </table:table-cell>
          <table:table-cell office:value-type="float" office:value="9.2739707231522" calcext:value-type="float">
            <text:p>9,2739707231522</text:p>
          </table:table-cell>
          <table:table-cell office:value-type="float" office:value="171.31928425686" calcext:value-type="float">
            <text:p>171,3192842568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04</text:p>
          </table:table-cell>
          <table:table-cell office:value-type="float" office:value="8.2071846723557" calcext:value-type="float">
            <text:p>8,2071846723557</text:p>
          </table:table-cell>
          <table:table-cell office:value-type="float" office:value="7.8391367197037" calcext:value-type="float">
            <text:p>7,8391367197037</text:p>
          </table:table-cell>
          <table:table-cell office:value-type="float" office:value="138.55043945798" calcext:value-type="float">
            <text:p>138,550439457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15</text:p>
          </table:table-cell>
          <table:table-cell office:value-type="float" office:value="0.86254984140396" calcext:value-type="float">
            <text:p>0,86254984140396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28.27120313219" calcext:value-type="float">
            <text:p>-128,271203132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26</text:p>
          </table:table-cell>
          <table:table-cell office:value-type="float" office:value="3.5144358873367" calcext:value-type="float">
            <text:p>3,5144358873367</text:p>
          </table:table-cell>
          <table:table-cell office:value-type="float" office:value="9.6664649248123" calcext:value-type="float">
            <text:p>9,6664649248123</text:p>
          </table:table-cell>
          <table:table-cell office:value-type="float" office:value="156.57715281104" calcext:value-type="float">
            <text:p>156,577152811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37</text:p>
          </table:table-cell>
          <table:table-cell office:value-type="float" office:value="2.9865175485611" calcext:value-type="float">
            <text:p>2,9865175485611</text:p>
          </table:table-cell>
          <table:table-cell office:value-type="float" office:value="10.1582467556" calcext:value-type="float">
            <text:p>10,1582467556</text:p>
          </table:table-cell>
          <table:table-cell office:value-type="float" office:value="60.37250673695" calcext:value-type="float">
            <text:p>60,372506736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48</text:p>
          </table:table-cell>
          <table:table-cell office:value-type="float" office:value="4.4176068902016" calcext:value-type="float">
            <text:p>4,4176068902016</text:p>
          </table:table-cell>
          <table:table-cell office:value-type="float" office:value="10.70284485817" calcext:value-type="float">
            <text:p>10,70284485817</text:p>
          </table:table-cell>
          <table:table-cell office:value-type="float" office:value="149.04755999328" calcext:value-type="float">
            <text:p>149,0475599932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59</text:p>
          </table:table-cell>
          <table:table-cell office:value-type="float" office:value="7.7189385890961" calcext:value-type="float">
            <text:p>7,7189385890961</text:p>
          </table:table-cell>
          <table:table-cell office:value-type="float" office:value="11.079059839249" calcext:value-type="float">
            <text:p>11,079059839249</text:p>
          </table:table-cell>
          <table:table-cell office:value-type="float" office:value="-44.830977916718" calcext:value-type="float">
            <text:p>-44,8309779167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70</text:p>
          </table:table-cell>
          <table:table-cell office:value-type="float" office:value="5.029274225235" calcext:value-type="float">
            <text:p>5,029274225235</text:p>
          </table:table-cell>
          <table:table-cell office:value-type="float" office:value="4.3192332983017" calcext:value-type="float">
            <text:p>4,3192332983017</text:p>
          </table:table-cell>
          <table:table-cell office:value-type="float" office:value="31.690545522483" calcext:value-type="float">
            <text:p>31,6905455224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81</text:p>
          </table:table-cell>
          <table:table-cell office:value-type="float" office:value="8.129922747612" calcext:value-type="float">
            <text:p>8,129922747612</text:p>
          </table:table-cell>
          <table:table-cell office:value-type="float" office:value="10.893929004669" calcext:value-type="float">
            <text:p>10,893929004669</text:p>
          </table:table-cell>
          <table:table-cell office:value-type="float" office:value="76.746008958027" calcext:value-type="float">
            <text:p>76,7460089580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92</text:p>
          </table:table-cell>
          <table:table-cell office:value-type="float" office:value="1.1760771274567" calcext:value-type="float">
            <text:p>1,1760771274567</text:p>
          </table:table-cell>
          <table:table-cell office:value-type="float" office:value="8.0168455839157" calcext:value-type="float">
            <text:p>8,0168455839157</text:p>
          </table:table-cell>
          <table:table-cell office:value-type="float" office:value="-76.224717364949" calcext:value-type="float">
            <text:p>-76,22471736494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003</text:p>
          </table:table-cell>
          <table:table-cell office:value-type="float" office:value="3.8219612836838" calcext:value-type="float">
            <text:p>3,8219612836838</text:p>
          </table:table-cell>
          <table:table-cell office:value-type="float" office:value="8.8171291351318" calcext:value-type="float">
            <text:p>8,8171291351318</text:p>
          </table:table-cell>
          <table:table-cell office:value-type="float" office:value="-94.404572893859" calcext:value-type="float">
            <text:p>-94,4045728938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4.0249663591385" calcext:value-type="float">
            <text:p>4,0249663591385</text:p>
          </table:table-cell>
          <table:table-cell office:value-type="float" office:value="-0.5850138142705" calcext:value-type="float">
            <text:p>-0,5850138142705</text:p>
          </table:table-cell>
          <table:table-cell office:value-type="float" office:value="138.89737038096" calcext:value-type="float">
            <text:p>138,897370380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464</text:p>
          </table:table-cell>
          <table:table-cell office:value-type="float" office:value="5.9801667928696" calcext:value-type="float">
            <text:p>5,9801667928696</text:p>
          </table:table-cell>
          <table:table-cell office:value-type="float" office:value="-0.58500867336988" calcext:value-type="float">
            <text:p>-0,58500867336988</text:p>
          </table:table-cell>
          <table:table-cell office:value-type="float" office:value="164.91854266756" calcext:value-type="float">
            <text:p>164,9185426675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475</text:p>
          </table:table-cell>
          <table:table-cell office:value-type="float" office:value="2.0241132378578" calcext:value-type="float">
            <text:p>2,0241132378578</text:p>
          </table:table-cell>
          <table:table-cell office:value-type="float" office:value="-0.58505080640316" calcext:value-type="float">
            <text:p>-0,58505080640316</text:p>
          </table:table-cell>
          <table:table-cell office:value-type="float" office:value="69.861697543199" calcext:value-type="float">
            <text:p>69,86169754319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486</text:p>
          </table:table-cell>
          <table:table-cell office:value-type="float" office:value="1.4763094484806" calcext:value-type="float">
            <text:p>1,4763094484806</text:p>
          </table:table-cell>
          <table:table-cell office:value-type="float" office:value="1.0097396373749" calcext:value-type="float">
            <text:p>1,0097396373749</text:p>
          </table:table-cell>
          <table:table-cell office:value-type="float" office:value="134.37779693846" calcext:value-type="float">
            <text:p>134,3777969384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497</text:p>
          </table:table-cell>
          <table:table-cell office:value-type="float" office:value="9.1779404878616" calcext:value-type="float">
            <text:p>9,1779404878616</text:p>
          </table:table-cell>
          <table:table-cell office:value-type="float" office:value="0.27919948101044" calcext:value-type="float">
            <text:p>0,27919948101044</text:p>
          </table:table-cell>
          <table:table-cell office:value-type="float" office:value="136.23988552458" calcext:value-type="float">
            <text:p>136,2398855245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08</text:p>
          </table:table-cell>
          <table:table-cell office:value-type="float" office:value="9.8495560884476" calcext:value-type="float">
            <text:p>9,8495560884476</text:p>
          </table:table-cell>
          <table:table-cell office:value-type="float" office:value="0.67053213715553" calcext:value-type="float">
            <text:p>0,67053213715553</text:p>
          </table:table-cell>
          <table:table-cell office:value-type="float" office:value="-177.82835292209" calcext:value-type="float">
            <text:p>-177,8283529220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19</text:p>
          </table:table-cell>
          <table:table-cell office:value-type="float" office:value="8.8376200199127" calcext:value-type="float">
            <text:p>8,8376200199127</text:p>
          </table:table-cell>
          <table:table-cell office:value-type="float" office:value="0.079399514943361" calcext:value-type="float">
            <text:p>0,079399514943361</text:p>
          </table:table-cell>
          <table:table-cell office:value-type="float" office:value="161.46720594661" calcext:value-type="float">
            <text:p>161,4672059466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30</text:p>
          </table:table-cell>
          <table:table-cell office:value-type="float" office:value="-0.86060248315334" calcext:value-type="float">
            <text:p>-0,86060248315334</text:p>
          </table:table-cell>
          <table:table-cell office:value-type="float" office:value="-0.065671736374497" calcext:value-type="float">
            <text:p>-0,065671736374497</text:p>
          </table:table-cell>
          <table:table-cell office:value-type="float" office:value="72.213567745913" calcext:value-type="float">
            <text:p>72,2135677459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41</text:p>
          </table:table-cell>
          <table:table-cell office:value-type="float" office:value="-0.0082585617201403" calcext:value-type="float">
            <text:p>-0,0082585617201403</text:p>
          </table:table-cell>
          <table:table-cell office:value-type="float" office:value="3.2815343141556" calcext:value-type="float">
            <text:p>3,2815343141556</text:p>
          </table:table-cell>
          <table:table-cell office:value-type="float" office:value="-94.135299609725" calcext:value-type="float">
            <text:p>-94,13529960972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52</text:p>
          </table:table-cell>
          <table:table-cell office:value-type="float" office:value="4.2531925439835" calcext:value-type="float">
            <text:p>4,2531925439835</text:p>
          </table:table-cell>
          <table:table-cell office:value-type="float" office:value="0.74805237352848" calcext:value-type="float">
            <text:p>0,74805237352848</text:p>
          </table:table-cell>
          <table:table-cell office:value-type="float" office:value="-178.95317229496" calcext:value-type="float">
            <text:p>-178,9531722949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63</text:p>
          </table:table-cell>
          <table:table-cell office:value-type="float" office:value="2.5983959436417" calcext:value-type="float">
            <text:p>2,5983959436417</text:p>
          </table:table-cell>
          <table:table-cell office:value-type="float" office:value="2.5724938511848" calcext:value-type="float">
            <text:p>2,5724938511848</text:p>
          </table:table-cell>
          <table:table-cell office:value-type="float" office:value="128.13257563646" calcext:value-type="float">
            <text:p>128,1325756364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74</text:p>
          </table:table-cell>
          <table:table-cell office:value-type="float" office:value="5.4227060079575" calcext:value-type="float">
            <text:p>5,4227060079575</text:p>
          </table:table-cell>
          <table:table-cell office:value-type="float" office:value="-0.047240993008018" calcext:value-type="float">
            <text:p>-0,047240993008018</text:p>
          </table:table-cell>
          <table:table-cell office:value-type="float" office:value="90.188871523377" calcext:value-type="float">
            <text:p>90,18887152337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85</text:p>
          </table:table-cell>
          <table:table-cell office:value-type="float" office:value="9.3825137615204" calcext:value-type="float">
            <text:p>9,3825137615204</text:p>
          </table:table-cell>
          <table:table-cell office:value-type="float" office:value="0.97822710871696" calcext:value-type="float">
            <text:p>0,97822710871696</text:p>
          </table:table-cell>
          <table:table-cell office:value-type="float" office:value="105.32965781582" calcext:value-type="float">
            <text:p>105,3296578158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96</text:p>
          </table:table-cell>
          <table:table-cell office:value-type="float" office:value="10.047388076782" calcext:value-type="float">
            <text:p>10,047388076782</text:p>
          </table:table-cell>
          <table:table-cell office:value-type="float" office:value="7.3221004009247" calcext:value-type="float">
            <text:p>7,3221004009247</text:p>
          </table:table-cell>
          <table:table-cell office:value-type="float" office:value="-79.008576976266" calcext:value-type="float">
            <text:p>-79,00857697626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07</text:p>
          </table:table-cell>
          <table:table-cell office:value-type="float" office:value="0.576136931777" calcext:value-type="float">
            <text:p>0,576136931777</text:p>
          </table:table-cell>
          <table:table-cell office:value-type="float" office:value="4.9004262685776" calcext:value-type="float">
            <text:p>4,9004262685776</text:p>
          </table:table-cell>
          <table:table-cell office:value-type="float" office:value="57.596868010843" calcext:value-type="float">
            <text:p>57,59686801084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18</text:p>
          </table:table-cell>
          <table:table-cell office:value-type="float" office:value="0.96480451524258" calcext:value-type="float">
            <text:p>0,96480451524258</text:p>
          </table:table-cell>
          <table:table-cell office:value-type="float" office:value="-0.57981234043837" calcext:value-type="float">
            <text:p>-0,57981234043837</text:p>
          </table:table-cell>
          <table:table-cell office:value-type="float" office:value="125.70874706195" calcext:value-type="float">
            <text:p>125,708747061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29</text:p>
          </table:table-cell>
          <table:table-cell office:value-type="float" office:value="1.0315422713757" calcext:value-type="float">
            <text:p>1,0315422713757</text:p>
          </table:table-cell>
          <table:table-cell office:value-type="float" office:value="3.1391689181328" calcext:value-type="float">
            <text:p>3,1391689181328</text:p>
          </table:table-cell>
          <table:table-cell office:value-type="float" office:value="-92.140501471841" calcext:value-type="float">
            <text:p>-92,1405014718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40</text:p>
          </table:table-cell>
          <table:table-cell office:value-type="float" office:value="7.1127343177795" calcext:value-type="float">
            <text:p>7,1127343177795</text:p>
          </table:table-cell>
          <table:table-cell office:value-type="float" office:value="3.5327377915382" calcext:value-type="float">
            <text:p>3,5327377915382</text:p>
          </table:table-cell>
          <table:table-cell office:value-type="float" office:value="-77.304619133093" calcext:value-type="float">
            <text:p>-77,3046191330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51</text:p>
          </table:table-cell>
          <table:table-cell office:value-type="float" office:value="7.122038602829" calcext:value-type="float">
            <text:p>7,122038602829</text:p>
          </table:table-cell>
          <table:table-cell office:value-type="float" office:value="1.9574543833733" calcext:value-type="float">
            <text:p>1,9574543833733</text:p>
          </table:table-cell>
          <table:table-cell office:value-type="float" office:value="-140.49095105214" calcext:value-type="float">
            <text:p>-140,4909510521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62</text:p>
          </table:table-cell>
          <table:table-cell office:value-type="float" office:value="3.351454436779" calcext:value-type="float">
            <text:p>3,351454436779</text:p>
          </table:table-cell>
          <table:table-cell office:value-type="float" office:value="2.8464686870575" calcext:value-type="float">
            <text:p>2,8464686870575</text:p>
          </table:table-cell>
          <table:table-cell office:value-type="float" office:value="-40.46677783796" calcext:value-type="float">
            <text:p>-40,4667778379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73</text:p>
          </table:table-cell>
          <table:table-cell office:value-type="float" office:value="9.7508728504181" calcext:value-type="float">
            <text:p>9,7508728504181</text:p>
          </table:table-cell>
          <table:table-cell office:value-type="float" office:value="3.1690901517868" calcext:value-type="float">
            <text:p>3,1690901517868</text:p>
          </table:table-cell>
          <table:table-cell office:value-type="float" office:value="-52.114125269993" calcext:value-type="float">
            <text:p>-52,11412526999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84</text:p>
          </table:table-cell>
          <table:table-cell office:value-type="float" office:value="-1.5776190161705" calcext:value-type="float">
            <text:p>-1,5776190161705</text:p>
          </table:table-cell>
          <table:table-cell office:value-type="float" office:value="5.4920423030853" calcext:value-type="float">
            <text:p>5,4920423030853</text:p>
          </table:table-cell>
          <table:table-cell office:value-type="float" office:value="77.537359705397" calcext:value-type="float">
            <text:p>77,53735970539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95</text:p>
          </table:table-cell>
          <table:table-cell office:value-type="float" office:value="1.4593814313412" calcext:value-type="float">
            <text:p>1,4593814313412</text:p>
          </table:table-cell>
          <table:table-cell office:value-type="float" office:value="4.8851647973061" calcext:value-type="float">
            <text:p>4,8851647973061</text:p>
          </table:table-cell>
          <table:table-cell office:value-type="float" office:value="-105.18891872114" calcext:value-type="float">
            <text:p>-105,1889187211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06</text:p>
          </table:table-cell>
          <table:table-cell office:value-type="float" office:value="1.0480934381485" calcext:value-type="float">
            <text:p>1,0480934381485</text:p>
          </table:table-cell>
          <table:table-cell office:value-type="float" office:value="6.8407154083252" calcext:value-type="float">
            <text:p>6,8407154083252</text:p>
          </table:table-cell>
          <table:table-cell office:value-type="float" office:value="-117.12302675672" calcext:value-type="float">
            <text:p>-117,1230267567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17</text:p>
          </table:table-cell>
          <table:table-cell office:value-type="float" office:value="4.109725356102" calcext:value-type="float">
            <text:p>4,109725356102</text:p>
          </table:table-cell>
          <table:table-cell office:value-type="float" office:value="4.0095081925392" calcext:value-type="float">
            <text:p>4,0095081925392</text:p>
          </table:table-cell>
          <table:table-cell office:value-type="float" office:value="37.064745927313" calcext:value-type="float">
            <text:p>37,0647459273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28</text:p>
          </table:table-cell>
          <table:table-cell office:value-type="float" office:value="8.8566732406616" calcext:value-type="float">
            <text:p>8,8566732406616</text:p>
          </table:table-cell>
          <table:table-cell office:value-type="float" office:value="3.8318756222725" calcext:value-type="float">
            <text:p>3,8318756222725</text:p>
          </table:table-cell>
          <table:table-cell office:value-type="float" office:value="-155.43865246378" calcext:value-type="float">
            <text:p>-155,4386524637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39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3.3232086896896" calcext:value-type="float">
            <text:p>3,3232086896896</text:p>
          </table:table-cell>
          <table:table-cell office:value-type="float" office:value="-169.53709474794" calcext:value-type="float">
            <text:p>-169,5370947479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50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8.7307852506638" calcext:value-type="float">
            <text:p>8,7307852506638</text:p>
          </table:table-cell>
          <table:table-cell office:value-type="float" office:value="-152.98561685404" calcext:value-type="float">
            <text:p>-152,985616854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61</text:p>
          </table:table-cell>
          <table:table-cell office:value-type="float" office:value="-0.21292289718986" calcext:value-type="float">
            <text:p>-0,21292289718986</text:p>
          </table:table-cell>
          <table:table-cell office:value-type="float" office:value="4.7185596823692" calcext:value-type="float">
            <text:p>4,7185596823692</text:p>
          </table:table-cell>
          <table:table-cell office:value-type="float" office:value="-138.95773887634" calcext:value-type="float">
            <text:p>-138,9577388763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72</text:p>
          </table:table-cell>
          <table:table-cell office:value-type="float" office:value="-1.6110572218895" calcext:value-type="float">
            <text:p>-1,6110572218895</text:p>
          </table:table-cell>
          <table:table-cell office:value-type="float" office:value="8.8868176937103" calcext:value-type="float">
            <text:p>8,8868176937103</text:p>
          </table:table-cell>
          <table:table-cell office:value-type="float" office:value="69.815502045261" calcext:value-type="float">
            <text:p>69,8155020452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83</text:p>
          </table:table-cell>
          <table:table-cell office:value-type="float" office:value="-1.0313554853201" calcext:value-type="float">
            <text:p>-1,0313554853201</text:p>
          </table:table-cell>
          <table:table-cell office:value-type="float" office:value="7.2305595874786" calcext:value-type="float">
            <text:p>7,2305595874786</text:p>
          </table:table-cell>
          <table:table-cell office:value-type="float" office:value="9.243358662174" calcext:value-type="float">
            <text:p>9,24335866217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94</text:p>
          </table:table-cell>
          <table:table-cell office:value-type="float" office:value="2.7767446637154" calcext:value-type="float">
            <text:p>2,7767446637154</text:p>
          </table:table-cell>
          <table:table-cell office:value-type="float" office:value="4.4382676482201" calcext:value-type="float">
            <text:p>4,4382676482201</text:p>
          </table:table-cell>
          <table:table-cell office:value-type="float" office:value="113.58804611643" calcext:value-type="float">
            <text:p>113,5880461164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05</text:p>
          </table:table-cell>
          <table:table-cell office:value-type="float" office:value="5.779128074646" calcext:value-type="float">
            <text:p>5,779128074646</text:p>
          </table:table-cell>
          <table:table-cell office:value-type="float" office:value="8.4345769882202" calcext:value-type="float">
            <text:p>8,4345769882202</text:p>
          </table:table-cell>
          <table:table-cell office:value-type="float" office:value="147.80259132385" calcext:value-type="float">
            <text:p>147,802591323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16</text:p>
          </table:table-cell>
          <table:table-cell office:value-type="float" office:value="7.1560603380203" calcext:value-type="float">
            <text:p>7,1560603380203</text:p>
          </table:table-cell>
          <table:table-cell office:value-type="float" office:value="5.6010442972183" calcext:value-type="float">
            <text:p>5,6010442972183</text:p>
          </table:table-cell>
          <table:table-cell office:value-type="float" office:value="-160.60467586396" calcext:value-type="float">
            <text:p>-160,604675863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27</text:p>
          </table:table-cell>
          <table:table-cell office:value-type="float" office:value="8.9802885055542" calcext:value-type="float">
            <text:p>8,9802885055542</text:p>
          </table:table-cell>
          <table:table-cell office:value-type="float" office:value="8.291991353035" calcext:value-type="float">
            <text:p>8,291991353035</text:p>
          </table:table-cell>
          <table:table-cell office:value-type="float" office:value="-53.70265928803" calcext:value-type="float">
            <text:p>-53,702659288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38</text:p>
          </table:table-cell>
          <table:table-cell office:value-type="float" office:value="-1.5836010873318" calcext:value-type="float">
            <text:p>-1,5836010873318</text:p>
          </table:table-cell>
          <table:table-cell office:value-type="float" office:value="8.6119478940964" calcext:value-type="float">
            <text:p>8,6119478940964</text:p>
          </table:table-cell>
          <table:table-cell office:value-type="float" office:value="-0.06938358593827" calcext:value-type="float">
            <text:p>-0,0693835859382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49</text:p>
          </table:table-cell>
          <table:table-cell office:value-type="float" office:value="-0.16529511660337" calcext:value-type="float">
            <text:p>-0,16529511660337</text:p>
          </table:table-cell>
          <table:table-cell office:value-type="float" office:value="7.0791757106781" calcext:value-type="float">
            <text:p>7,0791757106781</text:p>
          </table:table-cell>
          <table:table-cell office:value-type="float" office:value="134.64131628632" calcext:value-type="float">
            <text:p>134,6413162863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60</text:p>
          </table:table-cell>
          <table:table-cell office:value-type="float" office:value="2.5123411417007" calcext:value-type="float">
            <text:p>2,5123411417007</text:p>
          </table:table-cell>
          <table:table-cell office:value-type="float" office:value="5.9614324569702" calcext:value-type="float">
            <text:p>5,9614324569702</text:p>
          </table:table-cell>
          <table:table-cell office:value-type="float" office:value="162.83304827988" calcext:value-type="float">
            <text:p>162,8330482798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71</text:p>
          </table:table-cell>
          <table:table-cell office:value-type="float" office:value="-0.31805839389563" calcext:value-type="float">
            <text:p>-0,31805839389563</text:p>
          </table:table-cell>
          <table:table-cell office:value-type="float" office:value="7.9193806648254" calcext:value-type="float">
            <text:p>7,9193806648254</text:p>
          </table:table-cell>
          <table:table-cell office:value-type="float" office:value="119.59993915193" calcext:value-type="float">
            <text:p>119,5999391519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82</text:p>
          </table:table-cell>
          <table:table-cell office:value-type="float" office:value="-0.82987017929554" calcext:value-type="float">
            <text:p>-0,82987017929554</text:p>
          </table:table-cell>
          <table:table-cell office:value-type="float" office:value="8.6233913898468" calcext:value-type="float">
            <text:p>8,6233913898468</text:p>
          </table:table-cell>
          <table:table-cell office:value-type="float" office:value="154.59141609775" calcext:value-type="float">
            <text:p>154,5914160977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893</text:p>
          </table:table-cell>
          <table:table-cell office:value-type="float" office:value="7.060312628746" calcext:value-type="float">
            <text:p>7,060312628746</text:p>
          </table:table-cell>
          <table:table-cell office:value-type="float" office:value="9.2360240221024" calcext:value-type="float">
            <text:p>9,2360240221024</text:p>
          </table:table-cell>
          <table:table-cell office:value-type="float" office:value="172.59596107872" calcext:value-type="float">
            <text:p>172,5959610787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04</text:p>
          </table:table-cell>
          <table:table-cell office:value-type="float" office:value="8.5044002532959" calcext:value-type="float">
            <text:p>8,5044002532959</text:p>
          </table:table-cell>
          <table:table-cell office:value-type="float" office:value="7.5758105516434" calcext:value-type="float">
            <text:p>7,5758105516434</text:p>
          </table:table-cell>
          <table:table-cell office:value-type="float" office:value="138.57956448938" calcext:value-type="float">
            <text:p>138,579564489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15</text:p>
          </table:table-cell>
          <table:table-cell office:value-type="float" office:value="0.95598131418228" calcext:value-type="float">
            <text:p>0,95598131418228</text:p>
          </table:table-cell>
          <table:table-cell office:value-type="float" office:value="11.084994077682" calcext:value-type="float">
            <text:p>11,084994077682</text:p>
          </table:table-cell>
          <table:table-cell office:value-type="float" office:value="-100.66901042963" calcext:value-type="float">
            <text:p>-100,669010429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26</text:p>
          </table:table-cell>
          <table:table-cell office:value-type="float" office:value="3.7939947843552" calcext:value-type="float">
            <text:p>3,7939947843552</text:p>
          </table:table-cell>
          <table:table-cell office:value-type="float" office:value="9.6649205684662" calcext:value-type="float">
            <text:p>9,6649205684662</text:p>
          </table:table-cell>
          <table:table-cell office:value-type="float" office:value="-157.77980749774" calcext:value-type="float">
            <text:p>-157,7798074977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37</text:p>
          </table:table-cell>
          <table:table-cell office:value-type="float" office:value="2.7869737148285" calcext:value-type="float">
            <text:p>2,7869737148285</text:p>
          </table:table-cell>
          <table:table-cell office:value-type="float" office:value="9.8682260513306" calcext:value-type="float">
            <text:p>9,8682260513306</text:p>
          </table:table-cell>
          <table:table-cell office:value-type="float" office:value="51.568232524167" calcext:value-type="float">
            <text:p>51,5682325241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48</text:p>
          </table:table-cell>
          <table:table-cell office:value-type="float" office:value="4.7579902410507" calcext:value-type="float">
            <text:p>4,7579902410507</text:p>
          </table:table-cell>
          <table:table-cell office:value-type="float" office:value="10.49795627594" calcext:value-type="float">
            <text:p>10,49795627594</text:p>
          </table:table-cell>
          <table:table-cell office:value-type="float" office:value="149.02511827505" calcext:value-type="float">
            <text:p>149,025118275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59</text:p>
          </table:table-cell>
          <table:table-cell office:value-type="float" office:value="7.4052911996841" calcext:value-type="float">
            <text:p>7,4052911996841</text:p>
          </table:table-cell>
          <table:table-cell office:value-type="float" office:value="11.03475689888" calcext:value-type="float">
            <text:p>11,03475689888</text:p>
          </table:table-cell>
          <table:table-cell office:value-type="float" office:value="1.9882350543122" calcext:value-type="float">
            <text:p>1,98823505431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70</text:p>
          </table:table-cell>
          <table:table-cell office:value-type="float" office:value="4.6962451934814" calcext:value-type="float">
            <text:p>4,6962451934814</text:p>
          </table:table-cell>
          <table:table-cell office:value-type="float" office:value="4.1751632094383" calcext:value-type="float">
            <text:p>4,1751632094383</text:p>
          </table:table-cell>
          <table:table-cell office:value-type="float" office:value="17.023801234118" calcext:value-type="float">
            <text:p>17,0238012341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81</text:p>
          </table:table-cell>
          <table:table-cell office:value-type="float" office:value="8.3298569917679" calcext:value-type="float">
            <text:p>8,3298569917679</text:p>
          </table:table-cell>
          <table:table-cell office:value-type="float" office:value="10.649343729019" calcext:value-type="float">
            <text:p>10,649343729019</text:p>
          </table:table-cell>
          <table:table-cell office:value-type="float" office:value="124.14681987398" calcext:value-type="float">
            <text:p>124,146819873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92</text:p>
          </table:table-cell>
          <table:table-cell office:value-type="float" office:value="1.0088305175304" calcext:value-type="float">
            <text:p>1,0088305175304</text:p>
          </table:table-cell>
          <table:table-cell office:value-type="float" office:value="8.2588642835617" calcext:value-type="float">
            <text:p>8,2588642835617</text:p>
          </table:table-cell>
          <table:table-cell office:value-type="float" office:value="-48.523170173548" calcext:value-type="float">
            <text:p>-48,52317017354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003</text:p>
          </table:table-cell>
          <table:table-cell office:value-type="float" office:value="3.9394399523735" calcext:value-type="float">
            <text:p>3,9394399523735</text:p>
          </table:table-cell>
          <table:table-cell office:value-type="float" office:value="9.0779101848602" calcext:value-type="float">
            <text:p>9,0779101848602</text:p>
          </table:table-cell>
          <table:table-cell office:value-type="float" office:value="-137.64170021009" calcext:value-type="float">
            <text:p>-137,6417002100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4.334000647068" calcext:value-type="float">
            <text:p>4,334000647068</text:p>
          </table:table-cell>
          <table:table-cell office:value-type="float" office:value="-0.58500993996859" calcext:value-type="float">
            <text:p>-0,58500993996859</text:p>
          </table:table-cell>
          <table:table-cell office:value-type="float" office:value="133.51741262302" calcext:value-type="float">
            <text:p>133,5174126230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464</text:p>
          </table:table-cell>
          <table:table-cell office:value-type="float" office:value="6.1909514665604" calcext:value-type="float">
            <text:p>6,1909514665604</text:p>
          </table:table-cell>
          <table:table-cell office:value-type="float" office:value="-0.5850088596344" calcext:value-type="float">
            <text:p>-0,5850088596344</text:p>
          </table:table-cell>
          <table:table-cell office:value-type="float" office:value="167.33891341337" calcext:value-type="float">
            <text:p>167,3389134133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475</text:p>
          </table:table-cell>
          <table:table-cell office:value-type="float" office:value="1.7614597082138" calcext:value-type="float">
            <text:p>1,7614597082138</text:p>
          </table:table-cell>
          <table:table-cell office:value-type="float" office:value="-0.5850176140666" calcext:value-type="float">
            <text:p>-0,5850176140666</text:p>
          </table:table-cell>
          <table:table-cell office:value-type="float" office:value="48.684970588441" calcext:value-type="float">
            <text:p>48,6849705884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486</text:p>
          </table:table-cell>
          <table:table-cell office:value-type="float" office:value="1.6460520029068" calcext:value-type="float">
            <text:p>1,6460520029068</text:p>
          </table:table-cell>
          <table:table-cell office:value-type="float" office:value="0.78602388501167" calcext:value-type="float">
            <text:p>0,78602388501167</text:p>
          </table:table-cell>
          <table:table-cell office:value-type="float" office:value="125.71325727329" calcext:value-type="float">
            <text:p>125,7132572732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497</text:p>
          </table:table-cell>
          <table:table-cell office:value-type="float" office:value="9.3613749742508" calcext:value-type="float">
            <text:p>9,3613749742508</text:p>
          </table:table-cell>
          <table:table-cell office:value-type="float" office:value="0.3817368298769" calcext:value-type="float">
            <text:p>0,3817368298769</text:p>
          </table:table-cell>
          <table:table-cell office:value-type="float" office:value="-140.11559213043" calcext:value-type="float">
            <text:p>-140,115592130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08</text:p>
          </table:table-cell>
          <table:table-cell office:value-type="float" office:value="9.9108678102493" calcext:value-type="float">
            <text:p>9,9108678102493</text:p>
          </table:table-cell>
          <table:table-cell office:value-type="float" office:value="0.89109741151333" calcext:value-type="float">
            <text:p>0,89109741151333</text:p>
          </table:table-cell>
          <table:table-cell office:value-type="float" office:value="-93.582996896877" calcext:value-type="float">
            <text:p>-93,58299689687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19</text:p>
          </table:table-cell>
          <table:table-cell office:value-type="float" office:value="8.8040763139725" calcext:value-type="float">
            <text:p>8,8040763139725</text:p>
          </table:table-cell>
          <table:table-cell office:value-type="float" office:value="-0.1384318433702" calcext:value-type="float">
            <text:p>-0,1384318433702</text:p>
          </table:table-cell>
          <table:table-cell office:value-type="float" office:value="71.14617156375" calcext:value-type="float">
            <text:p>71,146171563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30</text:p>
          </table:table-cell>
          <table:table-cell office:value-type="float" office:value="-0.7256418466568" calcext:value-type="float">
            <text:p>-0,7256418466568</text:p>
          </table:table-cell>
          <table:table-cell office:value-type="float" office:value="-0.22928116843104" calcext:value-type="float">
            <text:p>-0,22928116843104</text:p>
          </table:table-cell>
          <table:table-cell office:value-type="float" office:value="64.412528542197" calcext:value-type="float">
            <text:p>64,4125285421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41</text:p>
          </table:table-cell>
          <table:table-cell office:value-type="float" office:value="0.062190359458327" calcext:value-type="float">
            <text:p>0,062190359458327</text:p>
          </table:table-cell>
          <table:table-cell office:value-type="float" office:value="3.6529988050461" calcext:value-type="float">
            <text:p>3,6529988050461</text:p>
          </table:table-cell>
          <table:table-cell office:value-type="float" office:value="-103.21469671407" calcext:value-type="float">
            <text:p>-103,2146967140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52</text:p>
          </table:table-cell>
          <table:table-cell office:value-type="float" office:value="4.6511077880859" calcext:value-type="float">
            <text:p>4,6511077880859</text:p>
          </table:table-cell>
          <table:table-cell office:value-type="float" office:value="0.75578108429909" calcext:value-type="float">
            <text:p>0,75578108429909</text:p>
          </table:table-cell>
          <table:table-cell office:value-type="float" office:value="-178.97251153448" calcext:value-type="float">
            <text:p>-178,9725115344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63</text:p>
          </table:table-cell>
          <table:table-cell office:value-type="float" office:value="2.8751230239868" calcext:value-type="float">
            <text:p>2,8751230239868</text:p>
          </table:table-cell>
          <table:table-cell office:value-type="float" office:value="2.3362502455711" calcext:value-type="float">
            <text:p>2,3362502455711</text:p>
          </table:table-cell>
          <table:table-cell office:value-type="float" office:value="143.08111075383" calcext:value-type="float">
            <text:p>143,081110753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74</text:p>
          </table:table-cell>
          <table:table-cell office:value-type="float" office:value="5.4906535148621" calcext:value-type="float">
            <text:p>5,4906535148621</text:p>
          </table:table-cell>
          <table:table-cell office:value-type="float" office:value="-0.35904295742512" calcext:value-type="float">
            <text:p>-0,35904295742512</text:p>
          </table:table-cell>
          <table:table-cell office:value-type="float" office:value="105.57667389038" calcext:value-type="float">
            <text:p>105,5766738903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85</text:p>
          </table:table-cell>
          <table:table-cell office:value-type="float" office:value="9.5999479293823" calcext:value-type="float">
            <text:p>9,5999479293823</text:p>
          </table:table-cell>
          <table:table-cell office:value-type="float" office:value="1.0008752346039" calcext:value-type="float">
            <text:p>1,0008752346039</text:p>
          </table:table-cell>
          <table:table-cell office:value-type="float" office:value="-171.4706633501" calcext:value-type="float">
            <text:p>-171,470663350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96</text:p>
          </table:table-cell>
          <table:table-cell office:value-type="float" office:value="9.9506962299347" calcext:value-type="float">
            <text:p>9,9506962299347</text:p>
          </table:table-cell>
          <table:table-cell office:value-type="float" office:value="7.5213277339935" calcext:value-type="float">
            <text:p>7,5213277339935</text:p>
          </table:table-cell>
          <table:table-cell office:value-type="float" office:value="-62.129493731602" calcext:value-type="float">
            <text:p>-62,12949373160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07</text:p>
          </table:table-cell>
          <table:table-cell office:value-type="float" office:value="0.37032283842564" calcext:value-type="float">
            <text:p>0,37032283842564</text:p>
          </table:table-cell>
          <table:table-cell office:value-type="float" office:value="4.7666582465172" calcext:value-type="float">
            <text:p>4,7666582465172</text:p>
          </table:table-cell>
          <table:table-cell office:value-type="float" office:value="10.595763469957" calcext:value-type="float">
            <text:p>10,59576346995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18</text:p>
          </table:table-cell>
          <table:table-cell office:value-type="float" office:value="1.1798653751612" calcext:value-type="float">
            <text:p>1,1798653751612</text:p>
          </table:table-cell>
          <table:table-cell office:value-type="float" office:value="-0.57187765836716" calcext:value-type="float">
            <text:p>-0,57187765836716</text:p>
          </table:table-cell>
          <table:table-cell office:value-type="float" office:value="142.56303781157" calcext:value-type="float">
            <text:p>142,563037811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29</text:p>
          </table:table-cell>
          <table:table-cell office:value-type="float" office:value="1.0141710191965" calcext:value-type="float">
            <text:p>1,0141710191965</text:p>
          </table:table-cell>
          <table:table-cell office:value-type="float" office:value="3.40067923069" calcext:value-type="float">
            <text:p>3,40067923069</text:p>
          </table:table-cell>
          <table:table-cell office:value-type="float" office:value="-82.147718235186" calcext:value-type="float">
            <text:p>-82,14771823518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40</text:p>
          </table:table-cell>
          <table:table-cell office:value-type="float" office:value="6.9942265748978" calcext:value-type="float">
            <text:p>6,9942265748978</text:p>
          </table:table-cell>
          <table:table-cell office:value-type="float" office:value="3.7978464365005" calcext:value-type="float">
            <text:p>3,7978464365005</text:p>
          </table:table-cell>
          <table:table-cell office:value-type="float" office:value="-63.273590841111" calcext:value-type="float">
            <text:p>-63,2735908411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51</text:p>
          </table:table-cell>
          <table:table-cell office:value-type="float" office:value="7.2079074382782" calcext:value-type="float">
            <text:p>7,2079074382782</text:p>
          </table:table-cell>
          <table:table-cell office:value-type="float" office:value="2.1268448233604" calcext:value-type="float">
            <text:p>2,1268448233604</text:p>
          </table:table-cell>
          <table:table-cell office:value-type="float" office:value="-116.4288368954" calcext:value-type="float">
            <text:p>-116,428836895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62</text:p>
          </table:table-cell>
          <table:table-cell office:value-type="float" office:value="3.1984743475914" calcext:value-type="float">
            <text:p>3,1984743475914</text:p>
          </table:table-cell>
          <table:table-cell office:value-type="float" office:value="3.1435808539391" calcext:value-type="float">
            <text:p>3,1435808539391</text:p>
          </table:table-cell>
          <table:table-cell office:value-type="float" office:value="-69.068918562239" calcext:value-type="float">
            <text:p>-69,06891856223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73</text:p>
          </table:table-cell>
          <table:table-cell office:value-type="float" office:value="9.7217237949371" calcext:value-type="float">
            <text:p>9,7217237949371</text:p>
          </table:table-cell>
          <table:table-cell office:value-type="float" office:value="3.3789432048798" calcext:value-type="float">
            <text:p>3,3789432048798</text:p>
          </table:table-cell>
          <table:table-cell office:value-type="float" office:value="-68.724099238207" calcext:value-type="float">
            <text:p>-68,72409923820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84</text:p>
          </table:table-cell>
          <table:table-cell office:value-type="float" office:value="-1.4873032271862" calcext:value-type="float">
            <text:p>-1,4873032271862</text:p>
          </table:table-cell>
          <table:table-cell office:value-type="float" office:value="5.2353346347809" calcext:value-type="float">
            <text:p>5,2353346347809</text:p>
          </table:table-cell>
          <table:table-cell office:value-type="float" office:value="115.63860686721" calcext:value-type="float">
            <text:p>115,638606867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95</text:p>
          </table:table-cell>
          <table:table-cell office:value-type="float" office:value="1.2759664654732" calcext:value-type="float">
            <text:p>1,2759664654732</text:p>
          </table:table-cell>
          <table:table-cell office:value-type="float" office:value="5.0513410568237" calcext:value-type="float">
            <text:p>5,0513410568237</text:p>
          </table:table-cell>
          <table:table-cell office:value-type="float" office:value="-32.122282085905" calcext:value-type="float">
            <text:p>-32,12228208590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06</text:p>
          </table:table-cell>
          <table:table-cell office:value-type="float" office:value="1.2283847481012" calcext:value-type="float">
            <text:p>1,2283847481012</text:p>
          </table:table-cell>
          <table:table-cell office:value-type="float" office:value="7.1947091817856" calcext:value-type="float">
            <text:p>7,1947091817856</text:p>
          </table:table-cell>
          <table:table-cell office:value-type="float" office:value="-117.10713167859" calcext:value-type="float">
            <text:p>-117,1071316785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17</text:p>
          </table:table-cell>
          <table:table-cell office:value-type="float" office:value="3.8072735071182" calcext:value-type="float">
            <text:p>3,8072735071182</text:p>
          </table:table-cell>
          <table:table-cell office:value-type="float" office:value="3.7641972303391" calcext:value-type="float">
            <text:p>3,7641972303391</text:p>
          </table:table-cell>
          <table:table-cell office:value-type="float" office:value="39.791472778199" calcext:value-type="float">
            <text:p>39,79147277819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28</text:p>
          </table:table-cell>
          <table:table-cell office:value-type="float" office:value="9.1651439666748" calcext:value-type="float">
            <text:p>9,1651439666748</text:p>
          </table:table-cell>
          <table:table-cell office:value-type="float" office:value="4.0240168571472" calcext:value-type="float">
            <text:p>4,0240168571472</text:p>
          </table:table-cell>
          <table:table-cell office:value-type="float" office:value="-145.98110830708" calcext:value-type="float">
            <text:p>-145,9811083070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39</text:p>
          </table:table-cell>
          <table:table-cell office:value-type="float" office:value="10.025794506073" calcext:value-type="float">
            <text:p>10,025794506073</text:p>
          </table:table-cell>
          <table:table-cell office:value-type="float" office:value="3.5492664575577" calcext:value-type="float">
            <text:p>3,5492664575577</text:p>
          </table:table-cell>
          <table:table-cell office:value-type="float" office:value="-80.388633308897" calcext:value-type="float">
            <text:p>-80,38863330889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50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8.9394199848175" calcext:value-type="float">
            <text:p>8,9394199848175</text:p>
          </table:table-cell>
          <table:table-cell office:value-type="float" office:value="-166.65296493822" calcext:value-type="float">
            <text:p>-166,652964938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61</text:p>
          </table:table-cell>
          <table:table-cell office:value-type="float" office:value="0.033510942012072" calcext:value-type="float">
            <text:p>0,033510942012072</text:p>
          </table:table-cell>
          <table:table-cell office:value-type="float" office:value="4.7375494241714" calcext:value-type="float">
            <text:p>4,7375494241714</text:p>
          </table:table-cell>
          <table:table-cell office:value-type="float" office:value="162.68590605183" calcext:value-type="float">
            <text:p>162,6859060518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72</text:p>
          </table:table-cell>
          <table:table-cell office:value-type="float" office:value="-1.6022522747517" calcext:value-type="float">
            <text:p>-1,6022522747517</text:p>
          </table:table-cell>
          <table:table-cell office:value-type="float" office:value="8.830943107605" calcext:value-type="float">
            <text:p>8,830943107605</text:p>
          </table:table-cell>
          <table:table-cell office:value-type="float" office:value="77.741371598213" calcext:value-type="float">
            <text:p>77,74137159821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83</text:p>
          </table:table-cell>
          <table:table-cell office:value-type="float" office:value="-1.4250215888023" calcext:value-type="float">
            <text:p>-1,4250215888023</text:p>
          </table:table-cell>
          <table:table-cell office:value-type="float" office:value="7.1671181917191" calcext:value-type="float">
            <text:p>7,1671181917191</text:p>
          </table:table-cell>
          <table:table-cell office:value-type="float" office:value="9.2624134508667" calcext:value-type="float">
            <text:p>9,262413450866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94</text:p>
          </table:table-cell>
          <table:table-cell office:value-type="float" office:value="2.9399675130844" calcext:value-type="float">
            <text:p>2,9399675130844</text:p>
          </table:table-cell>
          <table:table-cell office:value-type="float" office:value="4.2089682817459" calcext:value-type="float">
            <text:p>4,2089682817459</text:p>
          </table:table-cell>
          <table:table-cell office:value-type="float" office:value="128.10630707224" calcext:value-type="float">
            <text:p>128,1063070722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05</text:p>
          </table:table-cell>
          <table:table-cell office:value-type="float" office:value="5.9413373470306" calcext:value-type="float">
            <text:p>5,9413373470306</text:p>
          </table:table-cell>
          <table:table-cell office:value-type="float" office:value="8.1577813625336" calcext:value-type="float">
            <text:p>8,1577813625336</text:p>
          </table:table-cell>
          <table:table-cell office:value-type="float" office:value="113.29037900184" calcext:value-type="float">
            <text:p>113,290379001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16</text:p>
          </table:table-cell>
          <table:table-cell office:value-type="float" office:value="7.3201757669449" calcext:value-type="float">
            <text:p>7,3201757669449</text:p>
          </table:table-cell>
          <table:table-cell office:value-type="float" office:value="5.7208770513535" calcext:value-type="float">
            <text:p>5,7208770513535</text:p>
          </table:table-cell>
          <table:table-cell office:value-type="float" office:value="-143.816685221" calcext:value-type="float">
            <text:p>-143,8166852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27</text:p>
          </table:table-cell>
          <table:table-cell office:value-type="float" office:value="8.701730966568" calcext:value-type="float">
            <text:p>8,701730966568</text:p>
          </table:table-cell>
          <table:table-cell office:value-type="float" office:value="8.5038834810257" calcext:value-type="float">
            <text:p>8,5038834810257</text:p>
          </table:table-cell>
          <table:table-cell office:value-type="float" office:value="-32.401464167674" calcext:value-type="float">
            <text:p>-32,4014641676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38</text:p>
          </table:table-cell>
          <table:table-cell office:value-type="float" office:value="-1.5850035846233" calcext:value-type="float">
            <text:p>-1,5850035846233</text:p>
          </table:table-cell>
          <table:table-cell office:value-type="float" office:value="8.530021905899" calcext:value-type="float">
            <text:p>8,530021905899</text:p>
          </table:table-cell>
          <table:table-cell office:value-type="float" office:value="-11.819839097892" calcext:value-type="float">
            <text:p>-11,81983909789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49</text:p>
          </table:table-cell>
          <table:table-cell office:value-type="float" office:value="0.11320021934807" calcext:value-type="float">
            <text:p>0,11320021934807</text:p>
          </table:table-cell>
          <table:table-cell office:value-type="float" office:value="6.7961066961288" calcext:value-type="float">
            <text:p>6,7961066961288</text:p>
          </table:table-cell>
          <table:table-cell office:value-type="float" office:value="134.59648751909" calcext:value-type="float">
            <text:p>134,5964875190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60</text:p>
          </table:table-cell>
          <table:table-cell office:value-type="float" office:value="2.8637713193893" calcext:value-type="float">
            <text:p>2,8637713193893</text:p>
          </table:table-cell>
          <table:table-cell office:value-type="float" office:value="5.8486437797546" calcext:value-type="float">
            <text:p>5,8486437797546</text:p>
          </table:table-cell>
          <table:table-cell office:value-type="float" office:value="161.95090561156" calcext:value-type="float">
            <text:p>161,9509056115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71</text:p>
          </table:table-cell>
          <table:table-cell office:value-type="float" office:value="-0.046996725723147" calcext:value-type="float">
            <text:p>-0,046996725723147</text:p>
          </table:table-cell>
          <table:table-cell office:value-type="float" office:value="7.7115345001221" calcext:value-type="float">
            <text:p>7,7115345001221</text:p>
          </table:table-cell>
          <table:table-cell office:value-type="float" office:value="145.86566056416" calcext:value-type="float">
            <text:p>145,865660564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82</text:p>
          </table:table-cell>
          <table:table-cell office:value-type="float" office:value="-0.59673227369785" calcext:value-type="float">
            <text:p>-0,59673227369785</text:p>
          </table:table-cell>
          <table:table-cell office:value-type="float" office:value="8.8017684221268" calcext:value-type="float">
            <text:p>8,8017684221268</text:p>
          </table:table-cell>
          <table:table-cell office:value-type="float" office:value="-146.45610189742" calcext:value-type="float">
            <text:p>-146,456101897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893</text:p>
          </table:table-cell>
          <table:table-cell office:value-type="float" office:value="7.3411220312119" calcext:value-type="float">
            <text:p>7,3411220312119</text:p>
          </table:table-cell>
          <table:table-cell office:value-type="float" office:value="9.2043554782867" calcext:value-type="float">
            <text:p>9,2043554782867</text:p>
          </table:table-cell>
          <table:table-cell office:value-type="float" office:value="173.85857424159" calcext:value-type="float">
            <text:p>173,8585742415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04</text:p>
          </table:table-cell>
          <table:table-cell office:value-type="float" office:value="8.8005065917969" calcext:value-type="float">
            <text:p>8,8005065917969</text:p>
          </table:table-cell>
          <table:table-cell office:value-type="float" office:value="7.3320305347443" calcext:value-type="float">
            <text:p>7,3320305347443</text:p>
          </table:table-cell>
          <table:table-cell office:value-type="float" office:value="144.26863573159" calcext:value-type="float">
            <text:p>144,268635731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15</text:p>
          </table:table-cell>
          <table:table-cell office:value-type="float" office:value="0.9088110178709" calcext:value-type="float">
            <text:p>0,9088110178709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62.109375455577" calcext:value-type="float">
            <text:p>-62,1093754555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26</text:p>
          </table:table-cell>
          <table:table-cell office:value-type="float" office:value="3.7392622232437" calcext:value-type="float">
            <text:p>3,7392622232437</text:p>
          </table:table-cell>
          <table:table-cell office:value-type="float" office:value="9.8797386884689" calcext:value-type="float">
            <text:p>9,8797386884689</text:p>
          </table:table-cell>
          <table:table-cell office:value-type="float" office:value="-67.024856615978" calcext:value-type="float">
            <text:p>-67,02485661597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37</text:p>
          </table:table-cell>
          <table:table-cell office:value-type="float" office:value="2.5383308529854" calcext:value-type="float">
            <text:p>2,5383308529854</text:p>
          </table:table-cell>
          <table:table-cell office:value-type="float" office:value="9.6591585874557" calcext:value-type="float">
            <text:p>9,6591585874557</text:p>
          </table:table-cell>
          <table:table-cell office:value-type="float" office:value="37.068999876642" calcext:value-type="float">
            <text:p>37,06899987664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48</text:p>
          </table:table-cell>
          <table:table-cell office:value-type="float" office:value="5.0983393192291" calcext:value-type="float">
            <text:p>5,0983393192291</text:p>
          </table:table-cell>
          <table:table-cell office:value-type="float" office:value="10.293169021606" calcext:value-type="float">
            <text:p>10,293169021606</text:p>
          </table:table-cell>
          <table:table-cell office:value-type="float" office:value="149.00329158564" calcext:value-type="float">
            <text:p>149,003291585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59</text:p>
          </table:table-cell>
          <table:table-cell office:value-type="float" office:value="7.0067006349564" calcext:value-type="float">
            <text:p>7,0067006349564</text:p>
          </table:table-cell>
          <table:table-cell office:value-type="float" office:value="11.021012067795" calcext:value-type="float">
            <text:p>11,021012067795</text:p>
          </table:table-cell>
          <table:table-cell office:value-type="float" office:value="1.9363727491752" calcext:value-type="float">
            <text:p>1,936372749175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70</text:p>
          </table:table-cell>
          <table:table-cell office:value-type="float" office:value="4.3512791395187" calcext:value-type="float">
            <text:p>4,3512791395187</text:p>
          </table:table-cell>
          <table:table-cell office:value-type="float" office:value="4.1794389486313" calcext:value-type="float">
            <text:p>4,1794389486313</text:p>
          </table:table-cell>
          <table:table-cell office:value-type="float" office:value="-6.0449871382896" calcext:value-type="float">
            <text:p>-6,044987138289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81</text:p>
          </table:table-cell>
          <table:table-cell office:value-type="float" office:value="8.5525047779083" calcext:value-type="float">
            <text:p>8,5525047779083</text:p>
          </table:table-cell>
          <table:table-cell office:value-type="float" office:value="10.320204496384" calcext:value-type="float">
            <text:p>10,320204496384</text:p>
          </table:table-cell>
          <table:table-cell office:value-type="float" office:value="124.17032764216" calcext:value-type="float">
            <text:p>124,170327642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92</text:p>
          </table:table-cell>
          <table:table-cell office:value-type="float" office:value="0.74440635740757" calcext:value-type="float">
            <text:p>0,74440635740757</text:p>
          </table:table-cell>
          <table:table-cell office:value-type="float" office:value="8.373955488205" calcext:value-type="float">
            <text:p>8,373955488205</text:p>
          </table:table-cell>
          <table:table-cell office:value-type="float" office:value="-18.619274827325" calcext:value-type="float">
            <text:p>-18,61927482732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003</text:p>
          </table:table-cell>
          <table:table-cell office:value-type="float" office:value="4.1107216477394" calcext:value-type="float">
            <text:p>4,1107216477394</text:p>
          </table:table-cell>
          <table:table-cell office:value-type="float" office:value="8.9371764659882" calcext:value-type="float">
            <text:p>8,9371764659882</text:p>
          </table:table-cell>
          <table:table-cell office:value-type="float" office:value="131.8143158202" calcext:value-type="float">
            <text:p>131,81431582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4.5889168977737" calcext:value-type="float">
            <text:p>4,5889168977737</text:p>
          </table:table-cell>
          <table:table-cell office:value-type="float" office:value="-0.58501403778791" calcext:value-type="float">
            <text:p>-0,58501403778791</text:p>
          </table:table-cell>
          <table:table-cell office:value-type="float" office:value="119.3256499661" calcext:value-type="float">
            <text:p>119,325649966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464</text:p>
          </table:table-cell>
          <table:table-cell office:value-type="float" office:value="6.4688682556152" calcext:value-type="float">
            <text:p>6,4688682556152</text:p>
          </table:table-cell>
          <table:table-cell office:value-type="float" office:value="-0.58383606374264" calcext:value-type="float">
            <text:p>-0,58383606374264</text:p>
          </table:table-cell>
          <table:table-cell office:value-type="float" office:value="179.04985482526" calcext:value-type="float">
            <text:p>179,0498548252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475</text:p>
          </table:table-cell>
          <table:table-cell office:value-type="float" office:value="1.6591539978981" calcext:value-type="float">
            <text:p>1,6591539978981</text:p>
          </table:table-cell>
          <table:table-cell office:value-type="float" office:value="-0.58949090540409" calcext:value-type="float">
            <text:p>-0,58949090540409</text:p>
          </table:table-cell>
          <table:table-cell office:value-type="float" office:value="58.910419227211" calcext:value-type="float">
            <text:p>58,9104192272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486</text:p>
          </table:table-cell>
          <table:table-cell office:value-type="float" office:value="1.7798759043217" calcext:value-type="float">
            <text:p>1,7798759043217</text:p>
          </table:table-cell>
          <table:table-cell office:value-type="float" office:value="0.53935468196869" calcext:value-type="float">
            <text:p>0,53935468196869</text:p>
          </table:table-cell>
          <table:table-cell office:value-type="float" office:value="117.06118219218" calcext:value-type="float">
            <text:p>117,061182192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497</text:p>
          </table:table-cell>
          <table:table-cell office:value-type="float" office:value="9.2439448833466" calcext:value-type="float">
            <text:p>9,2439448833466</text:p>
          </table:table-cell>
          <table:table-cell office:value-type="float" office:value="0.57058654725552" calcext:value-type="float">
            <text:p>0,57058654725552</text:p>
          </table:table-cell>
          <table:table-cell office:value-type="float" office:value="-49.361351948635" calcext:value-type="float">
            <text:p>-49,3613519486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08</text:p>
          </table:table-cell>
          <table:table-cell office:value-type="float" office:value="9.834691286087" calcext:value-type="float">
            <text:p>9,834691286087</text:p>
          </table:table-cell>
          <table:table-cell office:value-type="float" office:value="0.88772282004356" calcext:value-type="float">
            <text:p>0,88772282004356</text:p>
          </table:table-cell>
          <table:table-cell office:value-type="float" office:value="-1.3822939270621" calcext:value-type="float">
            <text:p>-1,382293927062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19</text:p>
          </table:table-cell>
          <table:table-cell office:value-type="float" office:value="8.5869657993317" calcext:value-type="float">
            <text:p>8,5869657993317</text:p>
          </table:table-cell>
          <table:table-cell office:value-type="float" office:value="-0.096841547638178" calcext:value-type="float">
            <text:p>-0,096841547638178</text:p>
          </table:table-cell>
          <table:table-cell office:value-type="float" office:value="-19.636787047052" calcext:value-type="float">
            <text:p>-19,63678704705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30</text:p>
          </table:table-cell>
          <table:table-cell office:value-type="float" office:value="-0.61533950269222" calcext:value-type="float">
            <text:p>-0,61533950269222</text:p>
          </table:table-cell>
          <table:table-cell office:value-type="float" office:value="-0.36074638366699" calcext:value-type="float">
            <text:p>-0,36074638366699</text:p>
          </table:table-cell>
          <table:table-cell office:value-type="float" office:value="68.09900444784" calcext:value-type="float">
            <text:p>68,099004447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41</text:p>
          </table:table-cell>
          <table:table-cell office:value-type="float" office:value="0.093661323189735" calcext:value-type="float">
            <text:p>0,093661323189735</text:p>
          </table:table-cell>
          <table:table-cell office:value-type="float" office:value="3.9606600999832" calcext:value-type="float">
            <text:p>3,9606600999832</text:p>
          </table:table-cell>
          <table:table-cell office:value-type="float" office:value="-84.551872721144" calcext:value-type="float">
            <text:p>-84,55187272114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52</text:p>
          </table:table-cell>
          <table:table-cell office:value-type="float" office:value="5.0086832046509" calcext:value-type="float">
            <text:p>5,0086832046509</text:p>
          </table:table-cell>
          <table:table-cell office:value-type="float" office:value="0.72577014565468" calcext:value-type="float">
            <text:p>0,72577014565468</text:p>
          </table:table-cell>
          <table:table-cell office:value-type="float" office:value="172.97000793894" calcext:value-type="float">
            <text:p>172,9700079389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63</text:p>
          </table:table-cell>
          <table:table-cell office:value-type="float" office:value="3.202913403511" calcext:value-type="float">
            <text:p>3,202913403511</text:p>
          </table:table-cell>
          <table:table-cell office:value-type="float" office:value="2.1786415576935" calcext:value-type="float">
            <text:p>2,1786415576935</text:p>
          </table:table-cell>
          <table:table-cell office:value-type="float" office:value="157.96450748565" calcext:value-type="float">
            <text:p>157,9645074856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74</text:p>
          </table:table-cell>
          <table:table-cell office:value-type="float" office:value="5.6609904766083" calcext:value-type="float">
            <text:p>5,6609904766083</text:p>
          </table:table-cell>
          <table:table-cell office:value-type="float" office:value="-0.58501310646534" calcext:value-type="float">
            <text:p>-0,58501310646534</text:p>
          </table:table-cell>
          <table:table-cell office:value-type="float" office:value="115.91355208379" calcext:value-type="float">
            <text:p>115,9135520837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85</text:p>
          </table:table-cell>
          <table:table-cell office:value-type="float" office:value="9.5135432481766" calcext:value-type="float">
            <text:p>9,5135432481766</text:p>
          </table:table-cell>
          <table:table-cell office:value-type="float" office:value="0.82777306437492" calcext:value-type="float">
            <text:p>0,82777306437492</text:p>
          </table:table-cell>
          <table:table-cell office:value-type="float" office:value="101.20902623341" calcext:value-type="float">
            <text:p>101,2090262334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96</text:p>
          </table:table-cell>
          <table:table-cell office:value-type="float" office:value="9.7907716035843" calcext:value-type="float">
            <text:p>9,7907716035843</text:p>
          </table:table-cell>
          <table:table-cell office:value-type="float" office:value="7.6532036066055" calcext:value-type="float">
            <text:p>7,6532036066055</text:p>
          </table:table-cell>
          <table:table-cell office:value-type="float" office:value="-38.090005801741" calcext:value-type="float">
            <text:p>-38,0900058017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07</text:p>
          </table:table-cell>
          <table:table-cell office:value-type="float" office:value="0.31737051904202" calcext:value-type="float">
            <text:p>0,31737051904202</text:p>
          </table:table-cell>
          <table:table-cell office:value-type="float" office:value="4.9364906549454" calcext:value-type="float">
            <text:p>4,9364906549454</text:p>
          </table:table-cell>
          <table:table-cell office:value-type="float" office:value="-73.184452239116" calcext:value-type="float">
            <text:p>-73,18445223911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18</text:p>
          </table:table-cell>
          <table:table-cell office:value-type="float" office:value="1.3663583993912" calcext:value-type="float">
            <text:p>1,3663583993912</text:p>
          </table:table-cell>
          <table:table-cell office:value-type="float" office:value="-0.58485615998507" calcext:value-type="float">
            <text:p>-0,58485615998507</text:p>
          </table:table-cell>
          <table:table-cell office:value-type="float" office:value="-163.88171341768" calcext:value-type="float">
            <text:p>-163,881713417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29</text:p>
          </table:table-cell>
          <table:table-cell office:value-type="float" office:value="0.93941226601601" calcext:value-type="float">
            <text:p>0,93941226601601</text:p>
          </table:table-cell>
          <table:table-cell office:value-type="float" office:value="3.576292693615" calcext:value-type="float">
            <text:p>3,576292693615</text:p>
          </table:table-cell>
          <table:table-cell office:value-type="float" office:value="-66.734323835677" calcext:value-type="float">
            <text:p>-66,73432383567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40</text:p>
          </table:table-cell>
          <table:table-cell office:value-type="float" office:value="6.8143737316132" calcext:value-type="float">
            <text:p>6,8143737316132</text:p>
          </table:table-cell>
          <table:table-cell office:value-type="float" office:value="4.026537835598" calcext:value-type="float">
            <text:p>4,026537835598</text:p>
          </table:table-cell>
          <table:table-cell office:value-type="float" office:value="-49.20609134018" calcext:value-type="float">
            <text:p>-49,206091340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51</text:p>
          </table:table-cell>
          <table:table-cell office:value-type="float" office:value="7.2136515378952" calcext:value-type="float">
            <text:p>7,2136515378952</text:p>
          </table:table-cell>
          <table:table-cell office:value-type="float" office:value="2.3199275135994" calcext:value-type="float">
            <text:p>2,3199275135994</text:p>
          </table:table-cell>
          <table:table-cell office:value-type="float" office:value="-90.744351885121" calcext:value-type="float">
            <text:p>-90,74435188512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62</text:p>
          </table:table-cell>
          <table:table-cell office:value-type="float" office:value="3.0680155754089" calcext:value-type="float">
            <text:p>3,0680155754089</text:p>
          </table:table-cell>
          <table:table-cell office:value-type="float" office:value="3.3548536896706" calcext:value-type="float">
            <text:p>3,3548536896706</text:p>
          </table:table-cell>
          <table:table-cell office:value-type="float" office:value="-36.412319939607" calcext:value-type="float">
            <text:p>-36,41231993960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73</text:p>
          </table:table-cell>
          <table:table-cell office:value-type="float" office:value="9.5056045055389" calcext:value-type="float">
            <text:p>9,5056045055389</text:p>
          </table:table-cell>
          <table:table-cell office:value-type="float" office:value="3.3284971117973" calcext:value-type="float">
            <text:p>3,3284971117973</text:p>
          </table:table-cell>
          <table:table-cell office:value-type="float" office:value="22.062387246235" calcext:value-type="float">
            <text:p>22,06238724623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84</text:p>
          </table:table-cell>
          <table:table-cell office:value-type="float" office:value="-1.2574554979801" calcext:value-type="float">
            <text:p>-1,2574554979801</text:p>
          </table:table-cell>
          <table:table-cell office:value-type="float" office:value="5.08924305439" calcext:value-type="float">
            <text:p>5,08924305439</text:p>
          </table:table-cell>
          <table:table-cell office:value-type="float" office:value="153.74740521619" calcext:value-type="float">
            <text:p>153,7474052161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95</text:p>
          </table:table-cell>
          <table:table-cell office:value-type="float" office:value="1.0639594495296" calcext:value-type="float">
            <text:p>1,0639594495296</text:p>
          </table:table-cell>
          <table:table-cell office:value-type="float" office:value="4.9245315790176" calcext:value-type="float">
            <text:p>4,9245315790176</text:p>
          </table:table-cell>
          <table:table-cell office:value-type="float" office:value="40.894578216941" calcext:value-type="float">
            <text:p>40,8945782169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06</text:p>
          </table:table-cell>
          <table:table-cell office:value-type="float" office:value="1.4364175498486" calcext:value-type="float">
            <text:p>1,4364175498486</text:p>
          </table:table-cell>
          <table:table-cell office:value-type="float" office:value="7.5093376636505" calcext:value-type="float">
            <text:p>7,5093376636505</text:p>
          </table:table-cell>
          <table:table-cell office:value-type="float" office:value="-126.31977135968" calcext:value-type="float">
            <text:p>-126,319771359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17</text:p>
          </table:table-cell>
          <table:table-cell office:value-type="float" office:value="3.5481417179108" calcext:value-type="float">
            <text:p>3,5481417179108</text:p>
          </table:table-cell>
          <table:table-cell office:value-type="float" office:value="3.6791771650314" calcext:value-type="float">
            <text:p>3,6791771650314</text:p>
          </table:table-cell>
          <table:table-cell office:value-type="float" office:value="-5.4030499545632" calcext:value-type="float">
            <text:p>-5,403049954563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28</text:p>
          </table:table-cell>
          <table:table-cell office:value-type="float" office:value="9.4384050369263" calcext:value-type="float">
            <text:p>9,4384050369263</text:p>
          </table:table-cell>
          <table:table-cell office:value-type="float" office:value="4.2642989754677" calcext:value-type="float">
            <text:p>4,2642989754677</text:p>
          </table:table-cell>
          <table:table-cell office:value-type="float" office:value="-136.4753595583" calcext:value-type="float">
            <text:p>-136,475359558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39</text:p>
          </table:table-cell>
          <table:table-cell office:value-type="float" office:value="9.8037022352219" calcext:value-type="float">
            <text:p>9,8037022352219</text:p>
          </table:table-cell>
          <table:table-cell office:value-type="float" office:value="3.5435652732849" calcext:value-type="float">
            <text:p>3,5435652732849</text:p>
          </table:table-cell>
          <table:table-cell office:value-type="float" office:value="10.338021121967" calcext:value-type="float">
            <text:p>10,33802112196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50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9.0105694532394" calcext:value-type="float">
            <text:p>9,0105694532394</text:p>
          </table:table-cell>
          <table:table-cell office:value-type="float" office:value="171.03980149433" calcext:value-type="float">
            <text:p>171,039801494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61</text:p>
          </table:table-cell>
          <table:table-cell office:value-type="float" office:value="-0.022250264883041" calcext:value-type="float">
            <text:p>-0,022250264883041</text:p>
          </table:table-cell>
          <table:table-cell office:value-type="float" office:value="4.5391005277634" calcext:value-type="float">
            <text:p>4,5391005277634</text:p>
          </table:table-cell>
          <table:table-cell office:value-type="float" office:value="77.713497125419" calcext:value-type="float">
            <text:p>77,71349712541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72</text:p>
          </table:table-cell>
          <table:table-cell office:value-type="float" office:value="-1.6000193357468" calcext:value-type="float">
            <text:p>-1,6000193357468</text:p>
          </table:table-cell>
          <table:table-cell office:value-type="float" office:value="8.7973242998123" calcext:value-type="float">
            <text:p>8,7973242998123</text:p>
          </table:table-cell>
          <table:table-cell office:value-type="float" office:value="75.188202463138" calcext:value-type="float">
            <text:p>75,1882024631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83</text:p>
          </table:table-cell>
          <table:table-cell office:value-type="float" office:value="-1.5850055217743" calcext:value-type="float">
            <text:p>-1,5850055217743</text:p>
          </table:table-cell>
          <table:table-cell office:value-type="float" office:value="7.0680421590805" calcext:value-type="float">
            <text:p>7,0680421590805</text:p>
          </table:table-cell>
          <table:table-cell office:value-type="float" office:value="12.368689961494" calcext:value-type="float">
            <text:p>12,36868996149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94</text:p>
          </table:table-cell>
          <table:table-cell office:value-type="float" office:value="3.1558480858803" calcext:value-type="float">
            <text:p>3,1558480858803</text:p>
          </table:table-cell>
          <table:table-cell office:value-type="float" office:value="4.0474146604538" calcext:value-type="float">
            <text:p>4,0474146604538</text:p>
          </table:table-cell>
          <table:table-cell office:value-type="float" office:value="151.74716749009" calcext:value-type="float">
            <text:p>151,7471674900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05</text:p>
          </table:table-cell>
          <table:table-cell office:value-type="float" office:value="5.917677283287" calcext:value-type="float">
            <text:p>5,917677283287</text:p>
          </table:table-cell>
          <table:table-cell office:value-type="float" office:value="7.8381878137589" calcext:value-type="float">
            <text:p>7,8381878137589</text:p>
          </table:table-cell>
          <table:table-cell office:value-type="float" office:value="77.973312633053" calcext:value-type="float">
            <text:p>77,9733126330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16</text:p>
          </table:table-cell>
          <table:table-cell office:value-type="float" office:value="7.4474078416824" calcext:value-type="float">
            <text:p>7,4474078416824</text:p>
          </table:table-cell>
          <table:table-cell office:value-type="float" office:value="5.8908838033676" calcext:value-type="float">
            <text:p>5,8908838033676</text:p>
          </table:table-cell>
          <table:table-cell office:value-type="float" office:value="-124.7599626043" calcext:value-type="float">
            <text:p>-124,75996260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27</text:p>
          </table:table-cell>
          <table:table-cell office:value-type="float" office:value="8.3768045902252" calcext:value-type="float">
            <text:p>8,3768045902252</text:p>
          </table:table-cell>
          <table:table-cell office:value-type="float" office:value="8.6085164546967" calcext:value-type="float">
            <text:p>8,6085164546967</text:p>
          </table:table-cell>
          <table:table-cell office:value-type="float" office:value="-15.349468987459" calcext:value-type="float">
            <text:p>-15,3494689874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38</text:p>
          </table:table-cell>
          <table:table-cell office:value-type="float" office:value="-1.586492806673" calcext:value-type="float">
            <text:p>-1,586492806673</text:p>
          </table:table-cell>
          <table:table-cell office:value-type="float" office:value="8.5171586275101" calcext:value-type="float">
            <text:p>8,5171586275101</text:p>
          </table:table-cell>
          <table:table-cell office:value-type="float" office:value="-22.897637383953" calcext:value-type="float">
            <text:p>-22,89763738395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49</text:p>
          </table:table-cell>
          <table:table-cell office:value-type="float" office:value="0.34695103764534" calcext:value-type="float">
            <text:p>0,34695103764534</text:p>
          </table:table-cell>
          <table:table-cell office:value-type="float" office:value="6.5146553516388" calcext:value-type="float">
            <text:p>6,5146553516388</text:p>
          </table:table-cell>
          <table:table-cell office:value-type="float" office:value="121.49142611558" calcext:value-type="float">
            <text:p>121,4914261155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60</text:p>
          </table:table-cell>
          <table:table-cell office:value-type="float" office:value="3.2103806734085" calcext:value-type="float">
            <text:p>3,2103806734085</text:p>
          </table:table-cell>
          <table:table-cell office:value-type="float" office:value="5.7308059930801" calcext:value-type="float">
            <text:p>5,7308059930801</text:p>
          </table:table-cell>
          <table:table-cell office:value-type="float" office:value="161.08413866371" calcext:value-type="float">
            <text:p>161,0841386637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71</text:p>
          </table:table-cell>
          <table:table-cell office:value-type="float" office:value="0.28644671663642" calcext:value-type="float">
            <text:p>0,28644671663642</text:p>
          </table:table-cell>
          <table:table-cell office:value-type="float" office:value="7.602191567421" calcext:value-type="float">
            <text:p>7,602191567421</text:p>
          </table:table-cell>
          <table:table-cell office:value-type="float" office:value="166.74106439967" calcext:value-type="float">
            <text:p>166,741064399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82</text:p>
          </table:table-cell>
          <table:table-cell office:value-type="float" office:value="-0.26532009243965" calcext:value-type="float">
            <text:p>-0,26532009243965</text:p>
          </table:table-cell>
          <table:table-cell office:value-type="float" office:value="9.0212821960449" calcext:value-type="float">
            <text:p>9,0212821960449</text:p>
          </table:table-cell>
          <table:table-cell office:value-type="float" office:value="-146.46674872963" calcext:value-type="float">
            <text:p>-146,466748729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893</text:p>
          </table:table-cell>
          <table:table-cell office:value-type="float" office:value="7.6220238208771" calcext:value-type="float">
            <text:p>7,6220238208771</text:p>
          </table:table-cell>
          <table:table-cell office:value-type="float" office:value="9.1789418458939" calcext:value-type="float">
            <text:p>9,1789418458939</text:p>
          </table:table-cell>
          <table:table-cell office:value-type="float" office:value="175.15583402792" calcext:value-type="float">
            <text:p>175,1558340279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04</text:p>
          </table:table-cell>
          <table:table-cell office:value-type="float" office:value="9.1301566362381" calcext:value-type="float">
            <text:p>9,1301566362381</text:p>
          </table:table-cell>
          <table:table-cell office:value-type="float" office:value="7.218012213707" calcext:value-type="float">
            <text:p>7,218012213707</text:p>
          </table:table-cell>
          <table:table-cell office:value-type="float" office:value="165.98986820051" calcext:value-type="float">
            <text:p>165,989868200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15</text:p>
          </table:table-cell>
          <table:table-cell office:value-type="float" office:value="0.70738099515438" calcext:value-type="float">
            <text:p>0,70738099515438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8.930465742281" calcext:value-type="float">
            <text:p>-18,9304657422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26</text:p>
          </table:table-cell>
          <table:table-cell office:value-type="float" office:value="3.4331655502319" calcext:value-type="float">
            <text:p>3,4331655502319</text:p>
          </table:table-cell>
          <table:table-cell office:value-type="float" office:value="9.9685698747635" calcext:value-type="float">
            <text:p>9,9685698747635</text:p>
          </table:table-cell>
          <table:table-cell office:value-type="float" office:value="-21.652388534728" calcext:value-type="float">
            <text:p>-21,6523885347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37</text:p>
          </table:table-cell>
          <table:table-cell office:value-type="float" office:value="2.2446861863136" calcext:value-type="float">
            <text:p>2,2446861863136</text:p>
          </table:table-cell>
          <table:table-cell office:value-type="float" office:value="9.5187342166901" calcext:value-type="float">
            <text:p>9,5187342166901</text:p>
          </table:table-cell>
          <table:table-cell office:value-type="float" office:value="22.619791281451" calcext:value-type="float">
            <text:p>22,6197912814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48</text:p>
          </table:table-cell>
          <table:table-cell office:value-type="float" office:value="5.4386502504349" calcext:value-type="float">
            <text:p>5,4386502504349</text:p>
          </table:table-cell>
          <table:table-cell office:value-type="float" office:value="10.088142156601" calcext:value-type="float">
            <text:p>10,088142156601</text:p>
          </table:table-cell>
          <table:table-cell office:value-type="float" office:value="148.96023956833" calcext:value-type="float">
            <text:p>148,960239568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59</text:p>
          </table:table-cell>
          <table:table-cell office:value-type="float" office:value="6.6816598176956" calcext:value-type="float">
            <text:p>6,6816598176956</text:p>
          </table:table-cell>
          <table:table-cell office:value-type="float" office:value="11.082817316055" calcext:value-type="float">
            <text:p>11,082817316055</text:p>
          </table:table-cell>
          <table:table-cell office:value-type="float" office:value="-25.159947431771" calcext:value-type="float">
            <text:p>-25,1599474317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70</text:p>
          </table:table-cell>
          <table:table-cell office:value-type="float" office:value="4.0364009141922" calcext:value-type="float">
            <text:p>4,0364009141922</text:p>
          </table:table-cell>
          <table:table-cell office:value-type="float" office:value="4.3185067176819" calcext:value-type="float">
            <text:p>4,3185067176819</text:p>
          </table:table-cell>
          <table:table-cell office:value-type="float" office:value="-29.146215718263" calcext:value-type="float">
            <text:p>-29,1462157182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81</text:p>
          </table:table-cell>
          <table:table-cell office:value-type="float" office:value="8.7518608570099" calcext:value-type="float">
            <text:p>8,7518608570099</text:p>
          </table:table-cell>
          <table:table-cell office:value-type="float" office:value="9.9957638978958" calcext:value-type="float">
            <text:p>9,9957638978958</text:p>
          </table:table-cell>
          <table:table-cell office:value-type="float" office:value="119.30881184377" calcext:value-type="float">
            <text:p>119,308811843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92</text:p>
          </table:table-cell>
          <table:table-cell office:value-type="float" office:value="0.41222047060728" calcext:value-type="float">
            <text:p>0,41222047060728</text:p>
          </table:table-cell>
          <table:table-cell office:value-type="float" office:value="8.465496301651" calcext:value-type="float">
            <text:p>8,465496301651</text:p>
          </table:table-cell>
          <table:table-cell office:value-type="float" office:value="-14.565672844079" calcext:value-type="float">
            <text:p>-14,56567284407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003</text:p>
          </table:table-cell>
          <table:table-cell office:value-type="float" office:value="4.062565267086" calcext:value-type="float">
            <text:p>4,062565267086</text:p>
          </table:table-cell>
          <table:table-cell office:value-type="float" office:value="8.6219537258148" calcext:value-type="float">
            <text:p>8,6219537258148</text:p>
          </table:table-cell>
          <table:table-cell office:value-type="float" office:value="86.589169350399" calcext:value-type="float">
            <text:p>86,5891693503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5cm" svg:x="20.43cm" svg:y="0.637cm">
            <draw:object draw:notify-on-update-of-ranges="analyse.C1:analyse.C1 analyse.C2:analyse.C50 analyse.E1:analyse.E1 analyse.E2:analyse.E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9.4" calcext:value-type="float">
            <text:p>49,4</text:p>
          </table:table-cell>
          <table:table-cell office:value-type="float" office:value="49.52" calcext:value-type="float">
            <text:p>4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9.375" calcext:value-type="float">
            <text:p>49,375</text:p>
          </table:table-cell>
          <table:table-cell office:value-type="float" office:value="49.3076923076923" calcext:value-type="float">
            <text:p>49,307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9.1666666666667" calcext:value-type="float">
            <text:p>49,16666666666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.875" calcext:value-type="float">
            <text:p>48,875</text:p>
          </table:table-cell>
          <table:table-cell office:value-type="float" office:value="48.8461538461539" calcext:value-type="float">
            <text:p>48,846153846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8.8260869565217" calcext:value-type="float">
            <text:p>48,8260869565217</text:p>
          </table:table-cell>
          <table:table-cell office:value-type="float" office:value="48.5555555555556" calcext:value-type="float">
            <text:p>48,555555555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.6666666666667" calcext:value-type="float">
            <text:p>48,6666666666667</text:p>
          </table:table-cell>
          <table:table-cell office:value-type="float" office:value="48.3846153846154" calcext:value-type="float">
            <text:p>48,3846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.6666666666667" calcext:value-type="float">
            <text:p>48,6666666666667</text:p>
          </table:table-cell>
          <table:table-cell office:value-type="float" office:value="48.2692307692308" calcext:value-type="float">
            <text:p>48,269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8.5217391304348" calcext:value-type="float">
            <text:p>48,521739130434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8.3478260869565" calcext:value-type="float">
            <text:p>48,347826086956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8.2727272727273" calcext:value-type="float">
            <text:p>48,2727272727273</text:p>
          </table:table-cell>
          <table:table-cell office:value-type="float" office:value="47.8214285714286" calcext:value-type="float">
            <text:p>47,8214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8.1363636363636" calcext:value-type="float">
            <text:p>48,1363636363636</text:p>
          </table:table-cell>
          <table:table-cell office:value-type="float" office:value="47.7142857142857" calcext:value-type="float">
            <text:p>47,7142857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8.0909090909091" calcext:value-type="float">
            <text:p>48,0909090909091</text:p>
          </table:table-cell>
          <table:table-cell office:value-type="float" office:value="47.7142857142857" calcext:value-type="float">
            <text:p>47,7142857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7.5862068965517" calcext:value-type="float">
            <text:p>47,5862068965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7.8" calcext:value-type="float">
            <text:p>47,8</text:p>
          </table:table-cell>
          <table:table-cell office:value-type="float" office:value="47.5333333333333" calcext:value-type="float">
            <text:p>47,5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7.8" calcext:value-type="float">
            <text:p>47,8</text:p>
          </table:table-cell>
          <table:table-cell office:value-type="float" office:value="47.3666666666667" calcext:value-type="float">
            <text:p>47,3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7.6666666666667" calcext:value-type="float">
            <text:p>47,6666666666667</text:p>
          </table:table-cell>
          <table:table-cell office:value-type="float" office:value="47.2068965517241" calcext:value-type="float">
            <text:p>47,2068965517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7.3" calcext:value-type="float">
            <text:p>47,3</text:p>
          </table:table-cell>
          <table:table-cell office:value-type="float" office:value="47.1666666666667" calcext:value-type="float">
            <text:p>47,1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7.2" calcext:value-type="float">
            <text:p>47,2</text:p>
          </table:table-cell>
          <table:table-cell office:value-type="float" office:value="47.1" calcext:value-type="float">
            <text:p>47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85" calcext:value-type="float">
            <text:p>46,85</text:p>
          </table:table-cell>
          <table:table-cell office:value-type="float" office:value="46.9" calcext:value-type="float">
            <text:p>46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9" calcext:value-type="float">
            <text:p>46,9</text:p>
          </table:table-cell>
          <table:table-cell office:value-type="float" office:value="46.7" calcext:value-type="float">
            <text:p>46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9" calcext:value-type="float">
            <text:p>46,9</text:p>
          </table:table-cell>
          <table:table-cell office:value-type="float" office:value="46.5666666666667" calcext:value-type="float">
            <text:p>46,5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9" calcext:value-type="float">
            <text:p>46,9</text:p>
          </table:table-cell>
          <table:table-cell office:value-type="float" office:value="46.5" calcext:value-type="float">
            <text:p>46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85" calcext:value-type="float">
            <text:p>46,85</text:p>
          </table:table-cell>
          <table:table-cell office:value-type="float" office:value="46.4" calcext:value-type="float">
            <text:p>46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8" calcext:value-type="float">
            <text:p>46,8</text:p>
          </table:table-cell>
          <table:table-cell office:value-type="float" office:value="46.3333333333333" calcext:value-type="float">
            <text:p>46,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8" calcext:value-type="float">
            <text:p>46,8</text:p>
          </table:table-cell>
          <table:table-cell office:value-type="float" office:value="46.3333333333333" calcext:value-type="float">
            <text:p>46,3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8" calcext:value-type="float">
            <text:p>46,8</text:p>
          </table:table-cell>
          <table:table-cell office:value-type="float" office:value="46.2" calcext:value-type="float">
            <text:p>46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6.5714285714286" calcext:value-type="float">
            <text:p>46,5714285714286</text:p>
          </table:table-cell>
          <table:table-cell office:value-type="float" office:value="46.1724137931034" calcext:value-type="float">
            <text:p>46,172413793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6.4285714285714" calcext:value-type="float">
            <text:p>46,4285714285714</text:p>
          </table:table-cell>
          <table:table-cell office:value-type="float" office:value="46.1724137931034" calcext:value-type="float">
            <text:p>46,172413793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,15</text:p>
          </table:table-cell>
          <table:table-cell office:value-type="float" office:value="46.1" calcext:value-type="float">
            <text:p>46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,15</text:p>
          </table:table-cell>
          <table:table-cell office:value-type="float" office:value="46.1" calcext:value-type="float">
            <text:p>46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,15</text:p>
          </table:table-cell>
          <table:table-cell office:value-type="float" office:value="46.0666666666667" calcext:value-type="float">
            <text:p>46,0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,15</text:p>
          </table:table-cell>
          <table:table-cell office:value-type="float" office:value="46.0666666666667" calcext:value-type="float">
            <text:p>46,0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,15</text:p>
          </table:table-cell>
          <table:table-cell office:value-type="float" office:value="45.9333333333333" calcext:value-type="float">
            <text:p>45,9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,15</text:p>
          </table:table-cell>
          <table:table-cell office:value-type="float" office:value="45.8666666666667" calcext:value-type="float">
            <text:p>45,8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.15" calcext:value-type="float">
            <text:p>46,15</text:p>
          </table:table-cell>
          <table:table-cell office:value-type="float" office:value="45.8666666666667" calcext:value-type="float">
            <text:p>45,8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6.1904761904762" calcext:value-type="float">
            <text:p>46,1904761904762</text:p>
          </table:table-cell>
          <table:table-cell office:value-type="float" office:value="45.7241379310345" calcext:value-type="float">
            <text:p>45,7241379310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6.0952380952381" calcext:value-type="float">
            <text:p>46,0952380952381</text:p>
          </table:table-cell>
          <table:table-cell office:value-type="float" office:value="45.5862068965517" calcext:value-type="float">
            <text:p>45,5862068965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5.3666666666667" calcext:value-type="float">
            <text:p>45,3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9" calcext:value-type="float">
            <text:p>45,9</text:p>
          </table:table-cell>
          <table:table-cell office:value-type="float" office:value="45.3666666666667" calcext:value-type="float">
            <text:p>45,3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85" calcext:value-type="float">
            <text:p>45,85</text:p>
          </table:table-cell>
          <table:table-cell office:value-type="float" office:value="45.3" calcext:value-type="float">
            <text:p>45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85" calcext:value-type="float">
            <text:p>45,85</text:p>
          </table:table-cell>
          <table:table-cell office:value-type="float" office:value="45.2333333333333" calcext:value-type="float">
            <text:p>45,2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85" calcext:value-type="float">
            <text:p>45,85</text:p>
          </table:table-cell>
          <table:table-cell office:value-type="float" office:value="45.2333333333333" calcext:value-type="float">
            <text:p>45,2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85" calcext:value-type="float">
            <text:p>45,85</text:p>
          </table:table-cell>
          <table:table-cell office:value-type="float" office:value="45.2" calcext:value-type="float">
            <text:p>45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85" calcext:value-type="float">
            <text:p>45,85</text:p>
          </table:table-cell>
          <table:table-cell office:value-type="float" office:value="45.1666666666667" calcext:value-type="float">
            <text:p>45,1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85" calcext:value-type="float">
            <text:p>45,85</text:p>
          </table:table-cell>
          <table:table-cell office:value-type="float" office:value="45.1" calcext:value-type="float">
            <text:p>45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5.75" calcext:value-type="float">
            <text:p>45,75</text:p>
          </table:table-cell>
          <table:table-cell office:value-type="float" office:value="45.1" calcext:value-type="float">
            <text:p>45,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09:39:56.037796</meta:creation-date>
    <dc:date>2023-04-14T09:40:40.907000000</dc:date>
    <meta:generator>LibreOffice/7.4.2.3$Windows_X86_64 LibreOffice_project/382eef1f22670f7f4118c8c2dd222ec7ad009daf</meta:generator>
    <meta:editing-cycles>2</meta:editing-cycles>
    <meta:editing-duration>PT39S</meta:editing-duration>
    <meta:document-statistic meta:table-count="2" meta:cell-count="20808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analyse.C1:analyse.C50 analyse.E1:analyse.E50" chart:data-source-has-labels="row" svg:x="0.319cm" svg:y="0.18cm" svg:width="12.508cm" svg:height="8.646cm">
          <chart:coordinate-region svg:x="0.94cm" svg:y="0.379cm" svg:width="11.747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0" chart:label-cell-address="analyse.C1:analyse.C1" chart:class="chart:line">
            <chart:data-point chart:repeated="49"/>
          </chart:series>
          <chart:series chart:style-name="ch7" chart:values-cell-range-address="analyse.E2:analyse.E50" chart:label-cell-address="analyse.E1:analyse.E1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analyse.C2:analyse.C50</svg:desc>
                </draw:g>
              </table:table-cell>
              <table:table-cell office:value-type="float" office:value="26">
                <text:p>26</text:p>
                <draw:g>
                  <svg:desc>analyse.E2:analyse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